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军队的JSC Shakhtar Directio Rusian炮击Kalledar，想知道Novoukrainka Andes and Gold ...</text:span>
</text:h>
      <text:p text:style-name="P4">
作者: liveuamap (Language: en)</text:p>
      <text:p text:style-name="P4">
时间: 2023-05-01T-57:59:00</text:p>
      <text:p text:style-name="P4">
地点: Donetsk (Latitude:47.79298 Longtitude:36.98324)</text:p>
      <text:p text:style-name="P4">
视频: []</text:p>
      <text:p text:style-name="P4">
图片: []</text:p>
      <text:p text:style-name="P4">
标签: ["Russia"]</text:p>
      <text:p text:style-name="P4">
Id: 22559727</text:p>
      <!--METADATA-->
      <text:p text:style-name="P4">
在沙克塔克(Shakhtarske)指示俄罗斯军队炮击了Vuhledar，Prechystivka，Novoukrayinka和Zolota Nyva，乌克兰武装部队的总参谋</text:p>
      <text:p text:style-name="P4">
新闻集链接：<text:a xlink:type="simple" xlink:href="https://liveuamap.com/en/2023/1-may-at-shakhtarske-direction-russian-army-shelled-vuhledar" text:style-name="Internet_20_link" text:visited-style-name="Visited_20_Internet_20_Link">
https://liveuamap.com/en/2023/1-may-at-shakhtarske-direction-direction-russian-army-shelled-vuhledar</text:a>
</text:p>
      <text:p text:style-name="P4">
News Source: <text:a xlink:type="simple" xlink:href="https://t.me/lumsrc/4654" text:style-name="Internet_20_link" text:visited-style-name="Visited_20_Internet_20_Link">
https://t.me/lumsrc/4654</text:a>
</text:p>
      <!--NEWS-->
      <text:h text:style-name="P10" text:outline-level="1">
<text:span text:style-name="T4">
Chernihivska Oblast（22:12）。 红色警报：空中威胁。 警笛声。 立即掩盖！</text:span>
</text:h>
      <text:p text:style-name="P4">
作者: liveuamap (Language: en)</text:p>
      <text:p text:style-name="P4">
时间: 2023-05-01T16:13:00</text:p>
      <text:p text:style-name="P4">
地点: Chernihivska Oblast (Latitude:51.33272 Longtitude:32.00121)</text:p>
      <text:p text:style-name="P4">
视频: []</text:p>
      <text:p text:style-name="P4">
图片: []</text:p>
      <text:p text:style-name="P4">
标签: ["Europe", "Central and Eastern Europe"]</text:p>
      <text:p text:style-name="P4">
Id: 22559851</text:p>
      <!--METADATA-->
      <text:p text:style-name="P4">
切尔尼希夫地区(22:12). Red Alert: aerial threat. Sirens sounding. Takecover now!</text:p>
      <text:p text:style-name="P4">
News Collection Link: <text:a xlink:type="simple" xlink:href="https://liveuamap.com/en/2023/01-may-chernihivska-oblast2212-red-alert-aerig" text:style-name="Internet_20_link" text:visited-style-name="Visited_20_Internet_20_Link">
https://liveuamap.com/en/2023/01-may-chernihivska-oblast2212-red-alert-aerig</text:a>
</text:p>
      <text:p text:style-name="P4">
News Source: <text:a xlink:type="simple" xlink:href="https://t.me/suspilnechernihiv/18152" text:style-name="Internet_20_link" text:visited-style-name="Visited_20_Internet_20_Link">
https://t.me/suspilnechernihiv/18152</text:a>
</text:p>
      <!--NEWS-->
      <text:h text:style-name="P10" text:outline-level="1">
<text:span text:style-name="T4">
Donetsk Oblast（23:35）。 红色警报：空中威胁。 警笛声。 立即掩盖！</text:span>
</text:h>
      <text:p text:style-name="P4">
作者: liveuamap (Language: en)</text:p>
      <text:p text:style-name="P4">
时间: 2023-05-01T17:35:00</text:p>
      <text:p text:style-name="P4">
地点: Donetsk Oblast (Latitude:48.72796 Longtitude:37.57739)</text:p>
      <text:p text:style-name="P4">
视频: []</text:p>
      <text:p text:style-name="P4">
图片: []</text:p>
      <text:p text:style-name="P4">
标签: ["Europe", "Central and Eastern Europe"]</text:p>
      <text:p text:style-name="P4">
Id: 22559853</text:p>
      <!--METADATA-->
      <text:p text:style-name="P4">
Donetsk Oblast(23:35). Red Alert: aerial threat. Sirens sounding. Take covernow!</text:p>
      <text:p text:style-name="P4">
News Collection Link: <text:a xlink:type="simple" xlink:href="https://liveuamap.com/en/2023/01-may-donetsk-oblast2335-red-alert-aerial-thg" text:style-name="Internet_20_link" text:visited-style-name="Visited_20_Internet_20_Link">
https://liveuamap.com/en/2023/01-may-donetsk-oblast2335-red-alert-aerial-thg</text:a>
</text:p>
      <text:p text:style-name="P4">
News Source: <text:a xlink:type="simple" xlink:href="https://t.me/air_alert_ua/44180" text:style-name="Internet_20_link" text:visited-style-name="Visited_20_Internet_20_Link">
https://t.me/air_alert_ua/44180</text:a>
</text:p>
      <!--NEWS-->
      <text:h text:style-name="P10" text:outline-level="1">
<text:span text:style-name="T4">
哈尔基夫地区Harkyiv的Poltavska地区（23：ZAP）。 红色警报：空中威胁。 Siren Sundin ...</text:span>
</text:h>
      <text:p text:style-name="P4">
作者: liveuamap (Language: en)</text:p>
      <text:p text:style-name="P4">
时间: 2023-05-01T17:37:00</text:p>
      <text:p text:style-name="P4">
地点: Poltavska Oblast (Latitude:49.47655 Longtitude:33.81963)</text:p>
      <text:p text:style-name="P4">
视频: []</text:p>
      <text:p text:style-name="P4">
图片: []</text:p>
      <text:p text:style-name="P4">
标签: ["Europe", "Central and Eastern Europe"]</text:p>
      <text:p text:style-name="P4">
Id: 22559854</text:p>
      <!--METADATA-->
      <text:p text:style-name="P4">
帕尔塔瓦地区，哈尔基夫地区(23:37). Red Alert: aerial threat.Sirens sounding. Take cover now!</text:p>
      <text:p text:style-name="P4">
News Collection Link: <text:a xlink:type="simple" xlink:href="https://liveuamap.com/en/2023/01-may-poltavska-oblast-kharkiv-kharkivska-obg" text:style-name="Internet_20_link" text:visited-style-name="Visited_20_Internet_20_Link">
https://liveuamap.com/en/2023/01-may-poltavska-oblast-kharkiv-kharkivska-obg</text:a>
</text:p>
      <text:p text:style-name="P4">
News Source: <text:a xlink:type="simple" xlink:href="https://t.me/air_alert_ua/44182" text:style-name="Internet_20_link" text:visited-style-name="Visited_20_Internet_20_Link">
https://t.me/air_alert_ua/44182</text:a>
</text:p>
      <!--NEWS-->
      <text:h text:style-name="P10" text:outline-level="1">
<text:span text:style-name="T4">
Donetsk Oblast（00:59）。 红色警报：空中威胁。 警笛声。 立即掩盖！</text:span>
</text:h>
      <text:p text:style-name="P4">
作者: liveuamap (Language: en)</text:p>
      <text:p text:style-name="P4">
时间: 2023-05-01T19:00:00</text:p>
      <text:p text:style-name="P4">
地点: Donetsk Oblast (Latitude:48.72632 Longtitude:37.57688)</text:p>
      <text:p text:style-name="P4">
视频: []</text:p>
      <text:p text:style-name="P4">
图片: []</text:p>
      <text:p text:style-name="P4">
标签: ["Europe", "Central and Eastern Europe"]</text:p>
      <text:p text:style-name="P4">
Id: 22559855</text:p>
      <!--METADATA-->
      <text:p text:style-name="P4">
Donetsk Oblast(00:59). Red Alert: aerial threat. Sirens sounding. Take covernow!</text:p>
      <text:p text:style-name="P4">
News Collection Link: <text:a xlink:type="simple" xlink:href="https://liveuamap.com/en/2023/01-may-donetsk-oblast0059-red-alert-aerial-thg" text:style-name="Internet_20_link" text:visited-style-name="Visited_20_Internet_20_Link">
https://liveuamap.com/en/2023/01-may-donetsk-oblast0059-red-alert-aerial-thg</text:a>
</text:p>
      <text:p text:style-name="P4">
News Source: <text:a xlink:type="simple" xlink:href="https://t.me/air_alert_ua/44186" text:style-name="Internet_20_link" text:visited-style-name="Visited_20_Internet_20_Link">
https://t.me/air_alert_ua/44186</text:a>
</text:p>
      <!--NEWS-->
      <text:h text:style-name="P10" text:outline-level="1">
<text:span text:style-name="T4">
Chernihivska Oblast，Sumska Oblast（02:59）。 红色警报：空中威胁。 警笛声。 带有CO ...</text:span>
</text:h>
      <text:p text:style-name="P4">
作者: liveuamap (Language: en)</text:p>
      <text:p text:style-name="P4">
时间: 2023-05-01T21:00:00</text:p>
      <text:p text:style-name="P4">
地点: Chernihivska Oblast (Latitude:51.33333000 Longtitude:32.00000000)</text:p>
      <text:p text:style-name="P4">
视频: []</text:p>
      <text:p text:style-name="P4">
图片: []</text:p>
      <text:p text:style-name="P4">
标签: ["Europe", "Central and Eastern Europe"]</text:p>
      <text:p text:style-name="P4">
Id: 22559856</text:p>
      <!--METADATA-->
      <text:p text:style-name="P4">
Chernihiv地区，Sumy地区(02:59). Red Alert: aerial threat. Sirenssounding. Take cover now!</text:p>
      <text:p text:style-name="P4">
News Collection Link: <text:a xlink:type="simple" xlink:href="https://liveuamap.com/en/2023/02-may-chernihivska-oblast-sumska-oblast0259-g" text:style-name="Internet_20_link" text:visited-style-name="Visited_20_Internet_20_Link">
https://liveuamap.com/en/2023/02-may-chernihivska-oblast-sumska-oblast0259-g</text:a>
</text:p>
      <text:p text:style-name="P4">
News Source: <text:a xlink:type="simple" xlink:href="https://t.me/air_alert_ua/44189" text:style-name="Internet_20_link" text:visited-style-name="Visited_20_Internet_20_Link">
https://t.me/air_alert_ua/44189</text:a>
</text:p>
      <!--NEWS-->
      <text:h text:style-name="P10" text:outline-level="1">
<text:span text:style-name="T4">
Donetsk Oblast（04:00）。 红色警报：空中威胁。 警笛声。 立即掩盖！</text:span>
</text:h>
      <text:p text:style-name="P4">
作者: liveuamap (Language: en)</text:p>
      <text:p text:style-name="P4">
时间: 2023-05-01T22:01:00</text:p>
      <text:p text:style-name="P4">
地点: Donetsk Oblast (Latitude:48.72775 Longtitude:37.57895)</text:p>
      <text:p text:style-name="P4">
视频: []</text:p>
      <text:p text:style-name="P4">
图片: []</text:p>
      <text:p text:style-name="P4">
标签: ["Europe", "Central and Eastern Europe"]</text:p>
      <text:p text:style-name="P4">
Id: 22559858</text:p>
      <!--METADATA-->
      <text:p text:style-name="P4">
Donetsk Oblast(04:00). Red Alert: aerial threat. Sirens sounding. Take covernow!</text:p>
      <text:p text:style-name="P4">
News Collection Link: <text:a xlink:type="simple" xlink:href="https://liveuamap.com/en/2023/02-may-donetsk-oblast0400-red-alert-aerial-thg" text:style-name="Internet_20_link" text:visited-style-name="Visited_20_Internet_20_Link">
https://liveuamap.com/en/2023/02-may-donetsk-oblast0400-red-alert-aerial-thg</text:a>
</text:p>
      <text:p text:style-name="P4">
News Source: <text:a xlink:type="simple" xlink:href="https://t.me/air_alert_ua/44192" text:style-name="Internet_20_link" text:visited-style-name="Visited_20_Internet_20_Link">
https://t.me/air_alert_ua/44192</text:a>
</text:p>
      <!--NEWS-->
      <text:h text:style-name="P10" text:outline-level="1">
<text:span text:style-name="T4">
Donetsk Oblast（05:35）。 红色警报：空中威胁。 警笛声。 立即掩盖！</text:span>
</text:h>
      <text:p text:style-name="P4">
作者: liveuamap (Language: en)</text:p>
      <text:p text:style-name="P4">
时间: 2023-05-01T23:36:00</text:p>
      <text:p text:style-name="P4">
地点: Donetsk Oblast (Latitude:48.72793 Longtitude:37.57807)</text:p>
      <text:p text:style-name="P4">
视频: []</text:p>
      <text:p text:style-name="P4">
图片: []</text:p>
      <text:p text:style-name="P4">
标签: ["Europe", "Central and Eastern Europe"]</text:p>
      <text:p text:style-name="P4">
Id: 22559859</text:p>
      <!--METADATA-->
      <text:p text:style-name="P4">
Donetsk Oblast(05:35). Red Alert: aerial threat. Sirens sounding. Take covernow!</text:p>
      <text:p text:style-name="P4">
News Collection Link: <text:a xlink:type="simple" xlink:href="https://liveuamap.com/en/2023/02-may-donetsk-oblast0535-red-alert-aerial-thg" text:style-name="Internet_20_link" text:visited-style-name="Visited_20_Internet_20_Link">
https://liveuamap.com/en/2023/02-may-donetsk-oblast0535-red-alert-aerial-thg</text:a>
</text:p>
      <text:p text:style-name="P4">
News Source: <text:a xlink:type="simple" xlink:href="https://t.me/air_alert_ua/44195" text:style-name="Internet_20_link" text:visited-style-name="Visited_20_Internet_20_Link">
https://t.me/air_alert_ua/44195</text:a>
</text:p>
      <!--NEWS-->
      <text:h text:style-name="P10" text:outline-level="1">
<text:span text:style-name="T4">
Kharkiv，Kharkivska Oblast（05:36）。 红色警报：空中威胁。 警笛声。 立即掩盖！</text:span>
</text:h>
      <text:p text:style-name="P4">
作者: liveuamap (Language: en)</text:p>
      <text:p text:style-name="P4">
时间: 2023-05-01T23:38:00</text:p>
      <text:p text:style-name="P4">
地点: Kharkiv (Latitude:49.9802 Longtitude:36.25333)</text:p>
      <text:p text:style-name="P4">
视频: []</text:p>
      <text:p text:style-name="P4">
图片: []</text:p>
      <text:p text:style-name="P4">
标签: ["Europe", "Central and Eastern Europe"]</text:p>
      <text:p text:style-name="P4">
Id: 22559860</text:p>
      <!--METADATA-->
      <text:p text:style-name="P4">
哈尔基夫(Kharkiv)，哈尔基夫地区(05:36). Red Alert: aerial threat. Sirens sounding.Take cover now!</text:p>
      <text:p text:style-name="P4">
News Collection Link: <text:a xlink:type="simple" xlink:href="https://liveuamap.com/en/2023/02-may-kharkiv-kharkivska-oblast0536-red-alerg" text:style-name="Internet_20_link" text:visited-style-name="Visited_20_Internet_20_Link">
https://liveuamap.com/en/2023/02-may-kharkiv-kharkivska-oblast0536-red-alerg</text:a>
</text:p>
      <text:p text:style-name="P4">
News Source: <text:a xlink:type="simple" xlink:href="https://t.me/air_alert_ua/44196" text:style-name="Internet_20_link" text:visited-style-name="Visited_20_Internet_20_Link">
https://t.me/air_alert_ua/44196</text:a>
</text:p>
      <!--NEWS-->
      <text:h text:style-name="P10" text:outline-level="1">
<text:span text:style-name="T4">
陆军伊利亚·科夫顿（Ilya Kovtun）在体操阶段赢得了两个“黄金”</text:span>
</text:h>
      <text:p text:style-name="P4">
作者: ['АРМІЯINFORM']</text:p>
      <text:p text:style-name="P4">
时间: 2023-05-01T35:00:00-04:00</text:p>
      <text:p text:style-name="P4">
描述: 由ZS乌克兰人Illya Kovtun代表的乌克兰人赢得了Etapi的两个Gold Nagrodies ...与乌克兰2022年的战争，与乌克兰的最新新闻，今天与乌克兰2022年的新闻战争，乌克兰和乌克兰之间的战争将是一场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6173b20fe7c9c074274621.jpg" text:style-name="Internet_20_link" text:visited-style-name="Visited_20_Internet_20_Link">
6173b20fe7c9c074274621.jpg</text:a>
']</text:p>
      <text:p text:style-name="P4">
标签: ['АРМІЙСЬКИЙ СПОРТ', 'ІЛЛЯ КОВТУН', 'СПОРТИВНА ГІМНАСТИКА']</text:p>
      <text:p text:style-name="P4">
类别: News</text:p>
      <!--METADATA-->
      <text:p text:style-name="P4">
<draw:frame draw:style-name="fr1" draw:name="Image2" text:anchor-type="as-char" svg:width="6.9236in" svg:height="4.617176in" draw:z-index="0">
<draw:image xlink:href="../Images/AРМІЯINFORM/2023-05-01T35-00-00-04-00/6173b20fe7c9c074274621.jpg" xlink:type="simple" xlink:show="embed" xlink:actuate="onLoad" draw:mime-type="image/jpeg"/>
</draw:frame>
乌克兰，乌克兰武装部队的代表伊利亚·科夫滕(Ilya Kovtun)在开罗获得了世界体操杯的两个金奖。</text:p>
      <text:p text:style-name="P4">
关于它<text:a xlink:type="simple" xlink:href="https%3A%2F%2Fwww.facebook.com%2Folympicua%2Fposts%2Fpfbid02VxFL2rfrsncTLepjVFcX6qrNRYyHAxw9mdJaPSDT2fyMjLU8M3fLabTUsXYRvh9ol&amp;show_text=true&amp;width=500" text:style-name="Internet_20_link" text:visited-style-name="Visited_20_Internet_20_Link">
报告</text:a>
乌克兰国家奥林匹克委员会。</text:p>
      <text:p text:style-name="P4">
Ilya Kovtun在横杆演习中获得了金奖(14.100分)并在平行条上(14.830分).</text:p>
      <text:p text:style-name="P4">
Раніше Ілля переміг у фіналі вільних вправ та здобув «бронзу» у вправах кінь-махи.</text:p>
      <text:p text:style-name="P4">
News Source: <text:a xlink:type="simple" xlink:href="https://armyinform.com.ua/2023/05/01/armiyecz-illya-kovtun-zavoyuvav-dva-zolota-na-etapi-ks-zi-sportyvnoyi-gimnastyky/" text:style-name="Internet_20_link" text:visited-style-name="Visited_20_Internet_20_Link">
https://armyinform.com.ua/2023/05/01/armiyecz-illya-kovtun-zavoyuvav-dva-zolota-na-etapi-ks-zi-sportyvnoyi-gimnastyky/</text:a>
</text:p>
      <!--NEWS-->
      <text:h text:style-name="P10" text:outline-level="1">
<text:span text:style-name="T4">
在赫尔森地区，在大规模炮击的情况下准备撤离人的方式</text:span>
</text:h>
      <text:p text:style-name="P4">
作者: ['АРМІЯINFORM']</text:p>
      <text:p text:style-name="P4">
时间: 2023-05-01T36:00:00-04:00</text:p>
      <text:p text:style-name="P4">
描述: Rosiyani时代的遗迹扔了霍森地区。 通过Mystsev的TSE，Vlad Virichil ...与乌克兰2022年的战争，与乌克兰的最新新闻战争，今天与乌克兰2022年的新闻战争，乌克兰和俄罗斯之间以及乌克兰在2022年与乌克兰的战争将发生战争是否是，或者是，无论是与否。</text:p>
      <text:p text:style-name="P4">
图片: ['<text:a xlink:type="simple" xlink:href="https://armyinform.com.ua/wp-content/uploads/2023/04/179028-1_large.jpg" text:style-name="Internet_20_link" text:visited-style-name="Visited_20_Internet_20_Link">
179028-1_large.jpg</text:a>
']</text:p>
      <text:p text:style-name="P4">
标签: ['ВОРОЖІ ОБСТРІЛИ', 'ХЕРСОНЩИНА']</text:p>
      <text:p text:style-name="P4">
类别: News</text:p>
      <!--METADATA-->
      <text:p text:style-name="P4">
<draw:frame draw:style-name="fr1" draw:name="Image3" text:anchor-type="as-char" svg:width="6.9236in" svg:height="4.615733in" draw:z-index="0">
<draw:image xlink:href="../Images/AРМІЯINFORM/2023-05-01T36-00-00-04-00/179028-1_large.jpg" xlink:type="simple" xlink:show="embed" xlink:actuate="onLoad" draw:mime-type="image/jpeg"/>
</draw:frame>
最近几天，俄罗斯人加强了赫森地区的炮击。 因此，地方当局已针对平民采取了其他安全措施。 特别是，在大规模炮击的情况下，在撤离之前进行锻炼。</text:p>
      <text:p text:style-name="P4">
关于它<text:a xlink:type="simple" xlink:href="https://minre.gov.ua/2023/04/30/vlada-hersonshhyny-vzhyvaye-dodatkovyh-zahodiv-bezpeky-shhodo-czyvilnogo-naselennya/" text:style-name="Internet_20_link" text:visited-style-name="Visited_20_Internet_20_Link">
报告</text:a>
重返社会部。</text:p>
      <text:p text:style-name="P4">
从定居点，人们的当地居住以及为他们提供药物和食物的顺序的安全运输途径。</text:p>
      <text:p text:style-name="P4">
此外，政府汇编了无法到达收集地点的低驾驶居民的清单。 以及生活在碰撞线上的大家庭。</text:p>
      <text:p text:style-name="P4">
News Source: <text:a xlink:type="simple" xlink:href="https://armyinform.com.ua/2023/05/01/na-hersonshhyni-gotuyut-shlyahy-evakuacziyi-lyudej-na-vypadok-masovanogo-obstrilu/" text:style-name="Internet_20_link" text:visited-style-name="Visited_20_Internet_20_Link">
https://armyinform.com.ua/2023/05/01/na-hersonshhyni-gotuyut-shlyahy-evakuacziyi-lyudej-na-vypadok-masovanogo-obstrilu/</text:a>
</text:p>
      <!--NEWS-->
      <text:h text:style-name="P10" text:outline-level="1">
<text:span text:style-name="T4">
捷克总统给俄罗斯人留言了军事装备</text:span>
</text:h>
      <text:p text:style-name="P4">
作者: ['АРМІЯINFORM']</text:p>
      <text:p text:style-name="P4">
时间: 2023-05-01T37:00:00-04:00</text:p>
      <text:p text:style-name="P4">
描述: 捷克彼得·帕维尔（Peter Pavel Pavel）总统在乌克兰的布罗尼·维克斯科沃（Broni Viexkovo）在乌克兰的真实面前...与乌克兰2022年的战争，与乌克兰的最新新闻，今天与乌克兰2022年的新闻战争，今天与乌克兰的新闻战争，乌克兰和俄罗斯之间的战争将在乌克兰和俄罗斯之间发生战争，与2022年的战争，乌克兰是否会在不久</text:p>
      <text:p text:style-name="P4">
图片: ['<text:a xlink:type="simple" xlink:href="https://armyinform.com.ua/wp-content/uploads/2023/04/fu5oadewaaqdih9-1.jpg" text:style-name="Internet_20_link" text:visited-style-name="Visited_20_Internet_20_Link">
fu5oadewaaqdih9-1.jpg</text:a>
']</text:p>
      <text:p text:style-name="P4">
标签: ['ПЕТР ПАВЕЛ', 'ЧЕХІЯ']</text:p>
      <text:p text:style-name="P4">
类别: News</text:p>
      <!--METADATA-->
      <text:p text:style-name="P4">
<draw:frame draw:style-name="fr1" draw:name="Image4" text:anchor-type="as-char" svg:width="6.9236in" svg:height="6.9236in" draw:z-index="0">
<draw:image xlink:href="../Images/AРМІЯINFORM/2023-05-01T37-00-00-04-00/fu5oadewaaqdih9-1.jpg" xlink:type="simple" xlink:show="embed" xlink:actuate="onLoad" draw:mime-type="image/jpeg"/>
</draw:frame>
在访问乌克兰期间，捷克共和国捷克总统对武装部队的武装部队铭文，敦促离开乌克兰。</text:p>
      <text:p text:style-name="P4">
关于这个<text:a xlink:type="simple" xlink:href="https://twitter.com/prezidentpavel/status/1652344338406416385" text:style-name="Internet_20_link" text:visited-style-name="Visited_20_Internet_20_Link">
被引用</text:a>
在他的Twitter中。</text:p>
      <text:p text:style-name="P4">
“俄罗斯，回家，”彼得·保罗写道。</text:p>
      <text:p text:style-name="P4">
捷克共和国的总统指出，当您的单位在前面，您想和他一起去时，他对这种感觉很熟悉，想领导并成为榜样。</text:p>
      <text:p text:style-name="P4">
“作为一名指挥官，我一直和我的士兵在一起。 现在这不再是迈罗尔。 我来这里为他们加油。 我们与你同在。 您将报仇Zaporizhny，您将捍卫自由。 俄罗斯，回家，”总统写道。</text:p>
      <text:p text:style-name="P4">
据报道，彼得·保罗(Peter Paul)与斯洛伐克同事祖萨纳·查普托瓦(Zuzana Chaputova)一起访问了乌克兰，在此期间，他们访问了基辅，布达(Bucha)，鲍迪(Borodyanka)。</text:p>
      <text:p text:style-name="P4">
News Source: <text:a xlink:type="simple" xlink:href="https://armyinform.com.ua/2023/05/01/prezydent-chehiyi-zalyshyv-poslannya-rosiyanam-na-vijskovij-tehniczi/" text:style-name="Internet_20_link" text:visited-style-name="Visited_20_Internet_20_Link">
https://armyinform.com.ua/2023/05/01/prezydent-chehiyi-zalyshyv-poslannya-rosiyanam-na-vijskovij-tehniczi/</text:a>
</text:p>
      <!--NEWS-->
      <text:h text:style-name="P10" text:outline-level="1">
<text:span text:style-name="T4">
乌克兰敦促世界加快没收俄罗斯资产</text:span>
</text:h>
      <text:p text:style-name="P4">
作者: ['АРМІЯINFORM']</text:p>
      <text:p text:style-name="P4">
时间: 2023-05-01T38:00:00-04:00</text:p>
      <text:p text:style-name="P4">
描述: 乌克兰的克里科夫·斯维托夫·斯维尔诺塔（Klikov Svitov Svylnota）在伊兹霍伦坦街（Izholentani St.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630_360_1682858776-642.jpeg" text:style-name="Internet_20_link" text:visited-style-name="Visited_20_Internet_20_Link">
630_360_1682858776-642.jpeg</text:a>
']</text:p>
      <text:p text:style-name="P4">
标签: ['КРАХ РОСІЙСЬКОЇ ЕКОНОМІКИ']</text:p>
      <text:p text:style-name="P4">
类别: News</text:p>
      <!--METADATA-->
      <text:p text:style-name="P4">
<draw:frame draw:style-name="fr1" draw:name="Image5" text:anchor-type="as-char" svg:width="6.9236in" svg:height="3.956343in" draw:z-index="0">
<draw:image xlink:href="../Images/AРМІЯINFORM/2023-05-01T38-00-00-04-00/630_360_1682858776-642.jpeg" xlink:type="simple" xlink:show="embed" xlink:actuate="onLoad" draw:mime-type="image/jpeg"/>
</draw:frame>
乌克兰呼吁全球社区专注于增加国家在俄罗斯的实施，并加快没收俄罗斯资产的机制，以便将其集中在我们国家的恢复上。</text:p>
      <text:p text:style-name="P4">
关于它<text:a xlink:type="simple" xlink:href="http://mof.gov.ua/uk/news/the_aggressor_must_compensate_ukraine_for_its_losses_the_process_of_confiscation_of_russian_assets_should_be_accelerated_sergii_marchenko_during_an_informal_meeting_of_eu_ministers_of_economy_and_finance-3982" text:style-name="Internet_20_link" text:visited-style-name="Visited_20_Internet_20_Link">
报告</text:a>
乌克兰塞吉·马尔钦科与欧盟国家经济和金融部长的财政部长会议之后，财政新闻部服务部(ecofin)在瑞典在欧盟理事会担任总统的背景下在斯德哥尔摩举行的。</text:p>
      <text:p text:style-name="P4">
“乌克兰一直在一年中遇到的困难的规模是前所未有的普遍历史。 尽管如此，由于乌克兰人的凝聚力，政府政府的审慎政策和国际支持的重量，我们还是成功地抵抗了战争的震惊。 如今，我们的金融体系比一年前的状态更好，经济逐渐更新。” Sergey Marchenko说。</text:p>
      <text:p text:style-name="P4">
News Source: <text:a xlink:type="simple" xlink:href="https://armyinform.com.ua/2023/05/01/ukrayina-zaklykala-svit-pryshvydshyty-konfiskacziyu-rosijskyh-aktyviv/" text:style-name="Internet_20_link" text:visited-style-name="Visited_20_Internet_20_Link">
https://armyinform.com.ua/2023/05/01/ukrayina-zaklykala-svit-pryshvydshyty-konfiskacziyu-rosijskyh-aktyviv/</text:a>
</text:p>
      <!--NEWS-->
      <text:h text:style-name="P10" text:outline-level="1">
<text:span text:style-name="T4">
乌克兰和日本已经同意数字化转型领域的合作</text:span>
</text:h>
      <text:p text:style-name="P4">
作者: ['АРМІЯINFORM']</text:p>
      <text:p text:style-name="P4">
时间: 2023-05-01T39:00:00-04:00</text:p>
      <text:p text:style-name="P4">
描述: Minzifra拥有日语数字化的迷你，与乌克兰2022年的战争，与乌克兰的战争，与乌克兰2022年的最新消息，将是乌克兰和俄罗斯之间的最新战争，以及乌克兰与乌克兰的战争时。是，是否在不久的将来与乌克兰进行战争，今天与乌克兰的战争，今天的乌克兰新闻</text:p>
      <text:p text:style-name="P4">
图片: ['<text:a xlink:type="simple" xlink:href="https://armyinform.com.ua/wp-content/uploads/2023/04/6blrmqeq-scaled.jpeg" text:style-name="Internet_20_link" text:visited-style-name="Visited_20_Internet_20_Link">
6blrmqeq-scaled.jpeg</text:a>
']</text:p>
      <text:p text:style-name="P4">
标签: ['МЕМОРАНДУМ', 'УКРАЇНА', 'ЦИФРОВА ТРАНСФОРМАЦІЯ ДЛЯ УКРАЇНИ', 'ЯПОНІЯ']</text:p>
      <text:p text:style-name="P4">
类别: News</text:p>
      <!--METADATA-->
      <text:p text:style-name="P4">
<draw:frame draw:style-name="fr1" draw:name="Image6" text:anchor-type="as-char" svg:width="6.9236in" svg:height="4.615733in" draw:z-index="0">
<draw:image xlink:href="../Images/AРМІЯINFORM/2023-05-01T39-00-00-04-00/6blrmqeq-scaled.jpeg" xlink:type="simple" xlink:show="embed" xlink:actuate="onLoad" draw:mime-type="image/jpeg"/>
</draw:frame>
内政部，国家秘书处和日本数字化部首次结束了一份轻率的备忘录，这将是国家在国家 /地区进行有力的数字工作的开始。</text:p>
      <text:p text:style-name="P4">
关于它<text:a xlink:type="simple" xlink:href="https://thedigital.gov.ua/news/pochatok-potuzhnoi-tsifrovoi-spivpratsi-mintsifra-derzhspetszvyazku-ta-ministerstvo-tsifrovizatsii-yaponii-pidpisali-memorandum" text:style-name="Internet_20_link" text:visited-style-name="Visited_20_Internet_20_Link">
报告</text:a>
乌克兰数字化转型部。</text:p>
      <text:p text:style-name="P4">
该文件签署在创新的在线会议，教育，科学和技术的发展 - 乌克兰Chayl Fedorov与日本数字化部长塔罗·科诺(Taro Kono)的数字化转型部长塔罗·科诺(Taro Kono)在东京副瓦莱里·伊恩(Valery Ionan)的工作访问期间。</text:p>
      <text:p text:style-name="P4">
“日本政府现在专注于改善国家服务领域。 因此，一个半年前，数字化部出现在那里。 在乌克兰，这一过程已经进行了3年以上，我们建立了最方便的数字状态，尽管战争面临挑战，但我们仍推出新的服务。 我坚信日本 - 乌克兰关系具有巨大的潜力，因为乌克兰人之间数字案件的交换将对双方都有用。”米哈伊尔·费多罗夫(Mikhail Fedorov)说。</text:p>
      <text:p text:style-name="P4">
在备忘录中，日本将帮助乌克兰发展创新以捕捉网络防御。 如今，乌克兰不仅在前面，而且在网络空间中拒绝了敌人。 日本的技术决策将有助于加强乌克兰数字边界并保护对象关键基础设施的信息系统。 同样在会议期间，部长们同意了IT行业发展和电子政务发展的交流实践。</text:p>
      <text:p text:style-name="P4">
News Source: <text:a xlink:type="simple" xlink:href="https://armyinform.com.ua/2023/05/01/ukrayina-ta-yaponiya-domovylys-pro-spivpraczyu-u-sferi-czyfrovoyi-transformacziyi/" text:style-name="Internet_20_link" text:visited-style-name="Visited_20_Internet_20_Link">
https://armyinform.com.ua/2023/05/01/ukrayina-ta-yaponiya-domovylys-pro-spivpraczyu-u-sferi-czyfrovoyi-transformacziyi/</text:a>
</text:p>
      <!--NEWS-->
      <text:h text:style-name="P10" text:outline-level="1">
<text:span text:style-name="T4">
专门针对Bakhmut的壁画出现在Irpen</text:span>
</text:h>
      <text:p text:style-name="P4">
作者: ['АРМІЯINFORM']</text:p>
      <text:p text:style-name="P4">
时间: 2023-05-01T40:00:00-04:00</text:p>
      <text:p text:style-name="P4">
描述: 在Kyivshchini Vidbulo Vidkritte壁画的Misti Irpin上，与Bakhmut相关。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1682874003-940-e1682878507221.jpg" text:style-name="Internet_20_link" text:visited-style-name="Visited_20_Internet_20_Link">
1682874003-940-e1682878507221.jpg</text:a>
', '<text:a xlink:type="simple" xlink:href="https://armyinform.com.ua/wp-content/uploads/2023/04/1682873997-730-150x150.jpg" text:style-name="Internet_20_link" text:visited-style-name="Visited_20_Internet_20_Link">
1682873997-730-150x150.jpg</text:a>
', '<text:a xlink:type="simple" xlink:href="https://armyinform.com.ua/wp-content/uploads/2023/04/1682873984-742-150x150.jpg" text:style-name="Internet_20_link" text:visited-style-name="Visited_20_Internet_20_Link">
1682873984-742-150x150.jpg</text:a>
']</text:p>
      <text:p text:style-name="P4">
标签: ['БАХМУТ', 'ІРПІНЬ', 'КИЇВЩИНА', 'МУРАЛ', 'ОЛЕКСАНДР МАРКУШИН']</text:p>
      <text:p text:style-name="P4">
类别: News</text:p>
      <!--METADATA-->
      <text:p text:style-name="P4">
<draw:frame draw:style-name="fr1" draw:name="Image7" text:anchor-type="as-char" svg:width="6.9236in" svg:height="5.060871in" draw:z-index="0">
<draw:image xlink:href="../Images/AРМІЯINFORM/2023-05-01T40-00-00-04-00/1682874003-940-e1682878507221.jpg" xlink:type="simple" xlink:show="embed" xlink:actuate="onLoad" draw:mime-type="image/jpeg"/>
</draw:frame>
在基辅地区的欧丁市，发生了专门针对巴赫穆特的壁画。</text:p>
      <text:p text:style-name="P4">
关于它<text:a xlink:type="simple" xlink:href="http://t.me/s/markushyn" text:style-name="Internet_20_link" text:visited-style-name="Visited_20_Internet_20_Link">
报告</text:a>
电报市长Irpen Alexandercushin。</text:p>
      <text:p text:style-name="P4">
壁画描绘了一包传奇的“ Artmsoli”，被称为“ Irpin Tabakhmut-勇敢的人的城市”。 壁画还带有铭文“ Bakhmut，Irpin Zama”。</text:p>
      <text:p text:style-name="P4">
<text:a xlink:type="simple" xlink:href="https://armyinform.com.ua/wp-content/uploads/2023/04/1682873997-730.jpg" text:style-name="Internet_20_link" text:visited-style-name="Visited_20_Internet_20_Link">
!(Images/AРМІЯINFORM/2023-05-01T40-00-00-04-00/1682873997-730-150x150.jpg)</text:a>
</text:p>
      <text:p text:style-name="P4">
<text:a xlink:type="simple" xlink:href="https://armyinform.com.ua/wp-content/uploads/2023/04/1682873984-742.jpg" text:style-name="Internet_20_link" text:visited-style-name="Visited_20_Internet_20_Link">
<draw:frame draw:style-name="fr1" draw:name="Image8" text:anchor-type="as-char" svg:width="6.9236in" svg:height="6.9236in" draw:z-index="0">
<draw:image xlink:href="../Images/AРМІЯINFORM/2023-05-01T40-00-00-04-00/1682873984-742-150x150.jpg" xlink:type="simple" xlink:show="embed" xlink:actuate="onLoad" draw:mime-type="image/jpeg"/>
</draw:frame>
</text:a>
这些壁画是根据乌克兰摇滚音乐家和苏沃洛夫作曲家的主动性创作的，苏沃洛夫的家乡是巴赫穆特。</text:p>
      <text:p text:style-name="P4">
壁画的作者是乌克兰艺术家伊万·舒尔金(Ivan Shulgin)。</text:p>
      <text:p text:style-name="P4">
News Source: <text:a xlink:type="simple" xlink:href="https://armyinform.com.ua/2023/05/01/v-irpeni-z%ca%bcyavyvsya-mural-prysvyachenyj-bahmutu/" text:style-name="Internet_20_link" text:visited-style-name="Visited_20_Internet_20_Link">
https://armyinform.com.ua/2023/05/01/v-irpeni-z%ca%bcyavyvsya-mural-prysvyachenyj-bahmutu/</text:a>
</text:p>
      <!--NEWS-->
      <text:h text:style-name="P10" text:outline-level="1">
<text:span text:style-name="T4">
重返社会部向IDP提供了有关如何不成为欺诈者的受害者的建议</text:span>
</text:h>
      <text:p text:style-name="P4">
作者: ['АРМІЯINFORM']</text:p>
      <text:p text:style-name="P4">
时间: 2023-05-01T41:00:00-04:00</text:p>
      <text:p text:style-name="P4">
描述: Znov在Merelogram-channels的社会形式中活跃于Shakhra，Yaki nistobito ...与乌克兰2022年的战争，与乌克兰的最新新闻，今天与乌克兰的新闻战争，今天与乌克兰2022年最后一次战争，乌克兰和俄罗斯与俄罗斯和俄罗斯和俄罗斯与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042a4ae4b170f441150bec8a073bb06c.jpg" text:style-name="Internet_20_link" text:visited-style-name="Visited_20_Internet_20_Link">
042a4ae4b170f441150bec8a073bb06c.jpg</text:a>
']</text:p>
      <text:p text:style-name="P4">
标签: ['ІНФОРМАЦІЙНА БЕЗПЕКА', 'МІНРЕІНТЕГРАЦІЇ']</text:p>
      <text:p text:style-name="P4">
类别: News</text:p>
      <!--METADATA-->
      <text:p text:style-name="P4">
<draw:frame draw:style-name="fr1" draw:name="Image9" text:anchor-type="as-char" svg:width="6.9236in" svg:height="4.624965in" draw:z-index="0">
<draw:image xlink:href="../Images/AРМІЯINFORM/2023-05-01T41-00-00-04-00/042a4ae4b170f441150bec8a073bb06c.jpg" xlink:type="simple" xlink:show="embed" xlink:actuate="onLoad" draw:mime-type="image/jpeg"/>
</draw:frame>
在社交网络和电报频道中，欺诈者重新巩固了欺诈者，他们有害于国际组织的内部流离失所者提供帮助。</text:p>
      <text:p text:style-name="P4">
关于它<text:a xlink:type="simple" xlink:href="https://minre.gov.ua/2023/04/30/informaczijna-bezpeka-dlya-vpo-yak-ne-staty-zhertvamy-shahrayiv/" text:style-name="Internet_20_link" text:visited-style-name="Visited_20_Internet_20_Link">
报告</text:a>
重返社会部。</text:p>
      <text:p text:style-name="P4">
骗局还创建了类似于接口的社会支付站点的网络钓鱼网站，特别是支持，欧盟援助，各种慈善资金计划。</text:p>
      <text:p text:style-name="P4">
我们再次提醒，关于从国际捐助者那里获得援助的所有信息都专门发布在Tamzhzhnaya组织的官方遗址上。</text:p>
      <text:p text:style-name="P4">
官方资源可能会询问问卷和银行帐号。 但是国际捐助者永远不会要求提供儿童卡中的数据。 因此，在任何情况下，您都不会向您的卡提供银行卡号，CVV代码和PIN。</text:p>
      <text:p text:style-name="P4">
按数字向国家警察报告欺诈性案件：102。</text:p>
      <text:p text:style-name="P4">
News Source: <text:a xlink:type="simple" xlink:href="https://armyinform.com.ua/2023/05/01/u-minreintegracziyi-daly-porady-vpo-yak-ne-staty-zhertvamy-shahrayiv/" text:style-name="Internet_20_link" text:visited-style-name="Visited_20_Internet_20_Link">
https://armyinform.com.ua/2023/05/01/u-minreintegracziyi-daly-porady-vpo-yak-ne-staty-zhertvamy-shahrayiv/</text:a>
</text:p>
      <!--NEWS-->
      <text:h text:style-name="P10" text:outline-level="1">
<text:span text:style-name="T4">
在武装部队的总人员中，在波兰展示了医生的军事演习的照片</text:span>
</text:h>
      <text:p text:style-name="P4">
作者: ['АРМІЯINFORM']</text:p>
      <text:p text:style-name="P4">
时间: 2023-05-01T42:00:00-04:00</text:p>
      <text:p text:style-name="P4">
描述: 在ZSU的总参谋部，他们向Nadavati展示了ZSU的YAK医生将制定框架的框架...与乌克兰2022年的战争，与乌克兰的战争是今天的最新消息，这是与乌克兰的新闻，这是与乌克兰2022的新闻。今天的最后一次是，乌克兰与俄罗斯之间的战争以及2022年的战争，乌克兰是否会在不久的将来与乌克兰发生战争，他们说，与乌克兰的战争，乌克兰的新闻是战争今天，乌克兰新闻在乌克兰媒体的俄罗斯人</text:p>
      <text:p text:style-name="P4">
图片: ['<text:a xlink:type="simple" xlink:href="https://armyinform.com.ua/wp-content/uploads/2023/04/343762220_163262103349085_3111066683019730636_n.jpg" text:style-name="Internet_20_link" text:visited-style-name="Visited_20_Internet_20_Link">
343762220_163262103349085_3111066683019730636_n.jpg</text:a>
', '<text:a xlink:type="simple" xlink:href="https://armyinform.com.ua/wp-content/uploads/2023/04/343604372_940076573861633_6050282218100472061_n-150x150.jpg" text:style-name="Internet_20_link" text:visited-style-name="Visited_20_Internet_20_Link">
343604372_940076573861633_6050282218100472061_n-150x150.jpg</text:a>
', '<text:a xlink:type="simple" xlink:href="https://armyinform.com.ua/wp-content/uploads/2023/04/343846841_1400565330483607_2895960371837916210_n-150x150.jpg" text:style-name="Internet_20_link" text:visited-style-name="Visited_20_Internet_20_Link">
343846841_1400565330483607_2895960371837916210_n-150x150.jpg</text:a>
', '<text:a xlink:type="simple" xlink:href="https://armyinform.com.ua/wp-content/uploads/2023/04/343936028_575308287756166_3342168513526102421_n-150x150.jpg" text:style-name="Internet_20_link" text:visited-style-name="Visited_20_Internet_20_Link">
343936028_575308287756166_3342168513526102421_n-150x150.jpg</text:a>
']</text:p>
      <text:p text:style-name="P4">
标签: ['ВІЙСЬКОВІ МЕДИКИ', 'ПОЛЬЩА']</text:p>
      <text:p text:style-name="P4">
类别: News</text:p>
      <!--METADATA-->
      <text:p text:style-name="P4">
<draw:frame draw:style-name="fr1" draw:name="Image10" text:anchor-type="as-char" svg:width="6.9236in" svg:height="5.723095in" draw:z-index="0">
<draw:image xlink:href="../Images/AРМІЯINFORM/2023-05-01T42-00-00-04-00/343762220_163262103349085_3111066683019730636_n.jpg" xlink:type="simple" xlink:show="embed" xlink:actuate="onLoad" draw:mime-type="image/jpeg"/>
</draw:frame>
武装部队的总人员展示了武装部队如何学习协助加拿大统一武装部队在波兰的受伤框架。</text:p>
      <text:p text:style-name="P4">
关于它<text:a xlink:type="simple" xlink:href="https://www.facebook.com/GeneralStaff.ua/posts/pfbid02NPYssWG5mzKBjk9otwmhMp4PqnB9WSEf3fvSqr6vkE2FJrT9xwECKutSjNuSXFWDl" text:style-name="Internet_20_link" text:visited-style-name="Visited_20_Internet_20_Link">
报告</text:a>
武装部队的总人员。</text:p>
      <text:p text:style-name="P4">
“加拿大武装部队的军人按照“在敌对行动条件下对伤者的战术援助”对乌克兰的医学部队以及大不列颠武装部队的军事人员进行培训。 “  - 消息读取。</text:p>
      <text:p text:style-name="P4">
国防部感谢其外国同事对他的tadoid的支持。</text:p>
      <text:p text:style-name="P4">
<text:a xlink:type="simple" xlink:href="https://armyinform.com.ua/wp-content/uploads/2023/04/343604372_940076573861633_6050282218100472061_n.jpg" text:style-name="Internet_20_link" text:visited-style-name="Visited_20_Internet_20_Link">
!(Images/AРМІЯINFORM/2023-05-01T42-00-00-04-00/343604372_940076573861633_6050282218100472061_n-150x150.jpg)</text:a>
</text:p>
      <text:p text:style-name="P4">
<text:a xlink:type="simple" xlink:href="https://armyinform.com.ua/wp-content/uploads/2023/04/343846841_1400565330483607_2895960371837916210_n.jpg" text:style-name="Internet_20_link" text:visited-style-name="Visited_20_Internet_20_Link">
<draw:frame draw:style-name="fr1" draw:name="Image11" text:anchor-type="as-char" svg:width="6.9236in" svg:height="6.9236in" draw:z-index="0">
<draw:image xlink:href="../Images/AРМІЯINFORM/2023-05-01T42-00-00-04-00/343846841_1400565330483607_2895960371837916210_n-150x150.jpg" xlink:type="simple" xlink:show="embed" xlink:actuate="onLoad" draw:mime-type="image/jpeg"/>
</draw:frame>
</text:a>
</text:p>
      <text:p text:style-name="P4">
<text:a xlink:type="simple" xlink:href="https://armyinform.com.ua/wp-content/uploads/2023/04/343936028_575308287756166_3342168513526102421_n.jpg" text:style-name="Internet_20_link" text:visited-style-name="Visited_20_Internet_20_Link">
<draw:frame draw:style-name="fr1" draw:name="Image12" text:anchor-type="as-char" svg:width="6.9236in" svg:height="6.9236in" draw:z-index="0">
<draw:image xlink:href="../Images/AРМІЯINFORM/2023-05-01T42-00-00-04-00/343936028_575308287756166_3342168513526102421_n-150x150.jpg" xlink:type="simple" xlink:show="embed" xlink:actuate="onLoad" draw:mime-type="image/jpeg"/>
</draw:frame>
</text:a>
</text:p>
      <text:p text:style-name="P4">
News Source: <text:a xlink:type="simple" xlink:href="https://armyinform.com.ua/2023/05/01/u-genshtabi-zsu-pokazaly-foto-vijskovyh-navchan-medykiv-zsu-u-polshhi/" text:style-name="Internet_20_link" text:visited-style-name="Visited_20_Internet_20_Link">
https://armyinform.com.ua/2023/05/01/u-genshtabi-zsu-pokazaly-foto-vijskovyh-navchan-medykiv-zsu-u-polshhi/</text:a>
</text:p>
      <!--NEWS-->
      <text:h text:style-name="P10" text:outline-level="1">
<text:span text:style-name="T4">
白天，敌人造成了25次空袭，从RSZV造成了45次炮击</text:span>
</text:h>
      <text:p text:style-name="P4">
作者: ['АРМІЯINFORM']</text:p>
      <text:p text:style-name="P4">
时间: 2023-05-01T43:00:00-04:00</text:p>
      <text:p text:style-name="P4">
描述: 敌人已经通过了第27届Avisiyni Shock的对手，这是一个健康的45个坚持...与乌克兰2022的战争，与乌克兰的战争是今天的最新消息，这是与乌克兰2022年的新闻战争，这是今天的最后一场新闻。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5/271417_occupant34_gettyimages_new_960x380_0.jpg" text:style-name="Internet_20_link" text:visited-style-name="Visited_20_Internet_20_Link">
271417_occupant34_gettyimages_new_960x380_0.jpg</text:a>
']</text:p>
      <text:p text:style-name="P4">
标签: ['ГЕНЕРАЛЬНИЙ ШТАБ ЗС УКРАЇНИ', 'ОПЕРАТИВНА ІНФОРМАЦІЯ']</text:p>
      <text:p text:style-name="P4">
类别: News</text:p>
      <!--METADATA-->
      <text:p text:style-name="P4">
<draw:frame draw:style-name="fr1" draw:name="Image13" text:anchor-type="as-char" svg:width="6.9236in" svg:height="3.606042in" draw:z-index="0">
<draw:image xlink:href="../Images/AРМІЯINFORM/2023-05-01T43-00-00-04-00/271417_occupant34_gettyimages_new_960x380_0.jpg" xlink:type="simple" xlink:show="embed" xlink:actuate="onLoad" draw:mime-type="image/jpeg"/>
</draw:frame>
**🔥i</text:p>
      <text:p text:style-name="P4">
最后一天，敌人击中了27架飞机，并在我们部队的位置和居住的捐款进行了45架反应性射击消防系统的炮击。</text:p>
      <text:p text:style-name="P4">
关于这个<text:a xlink:type="simple" xlink:href="https%3A%2F%2Fwww.facebook.com%2FGeneralStaff.ua%2Fposts%2Fpfbid0pyeYq6RFYzrqTw79jiokE4qdtQWvuWh6NrSuLYnJ7NVRhDiPECZB5YTKhoeMtK6l&amp;show_text=true&amp;width=500" text:style-name="Internet_20_link" text:visited-style-name="Visited_20_Internet_20_Link">
被引用</text:a>
在武装部队总参谋部的运营信息中。</text:p>
      <text:p text:style-name="P4">
炮击死亡，平民受伤。</text:p>
      <text:p text:style-name="P4">
俄罗斯联邦继续采用恐怖策略。 此外，他在Kramatorsk，Konstantinovka和Pavlograd的城市中击中了5 -ratio。</text:p>
      <text:p text:style-name="P4">
武装部队的总人员指出，整个乌克兰的导弹和航空罢工的可能性仍然很高。</text:p>
      <text:p text:style-name="P4">
News Source: <text:a xlink:type="simple" xlink:href="https://armyinform.com.ua/2023/05/01/za-dobu-vorog-zavdav-25-aviaudariv-zdijsnyv-45-obstriliv-z-rszv/" text:style-name="Internet_20_link" text:visited-style-name="Visited_20_Internet_20_Link">
https://armyinform.com.ua/2023/05/01/za-dobu-vorog-zavdav-25-aviaudariv-zdijsnyv-45-obstriliv-z-rszv/</text:a>
</text:p>
      <!--NEWS-->
      <text:h text:style-name="P10" text:outline-level="1">
<text:span text:style-name="T4">
空军摧毁了在乌克兰释放的18枚有翼导弹中的15枚</text:span>
</text:h>
      <text:p text:style-name="P4">
作者: ['АРМІЯINFORM']</text:p>
      <text:p text:style-name="P4">
时间: 2023-05-01T44:00:00-04:00</text:p>
      <text:p text:style-name="P4">
描述: Uonch 1，被监禁的防御罪的伤害，15枚是18导弹，Yaki RF ...与乌克兰2022年的战争，与乌克兰的最新新闻，今天与乌克兰的新闻，乌克兰2022年上次与乌克兰进行战争，乌克兰和俄罗斯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5/photo_5368847371158538761_y-e1682915567400.jpg" text:style-name="Internet_20_link" text:visited-style-name="Visited_20_Internet_20_Link">
photo_5368847371158538761_y-e1682915567400.jpg</text:a>
']</text:p>
      <text:p text:style-name="P4">
标签: ['ВАЛЕРІЙ ЗАЛУЖНИЙ', 'ГОЛОВНОКОМАНДУВАЧ ЗБРОЙНИХ СИЛ УКРАЇНИ', 'ППО', 'РАКЕТНА АТАКА']</text:p>
      <text:p text:style-name="P4">
类别: News</text:p>
      <!--METADATA-->
      <text:p text:style-name="P4">
<draw:frame draw:style-name="fr1" draw:name="Image14" text:anchor-type="as-char" svg:width="6.9236in" svg:height="5.243986in" draw:z-index="0">
<draw:image xlink:href="../Images/AРМІЯINFORM/2023-05-01T44-00-00-04-00/photo_5368847371158538761_y-e1682915567400.jpg" xlink:type="simple" xlink:show="embed" xlink:actuate="onLoad" draw:mime-type="image/jpeg"/>
</draw:frame>
5月1日，5月1日，空中国防军摧毁了俄罗斯联邦在乌克兰释放的18枚有翼导弹中的15枚。</text:p>
      <text:p text:style-name="P4">
关于它<text:a xlink:type="simple" xlink:href="https://t.me/CinCAFU/489" text:style-name="Internet_20_link" text:visited-style-name="Visited_20_Internet_20_Link">
报告</text:a>
乌克兰将军Waleriy Zaluzhny的武装部队武装部队总司令。</text:p>
      <text:p text:style-name="P4">
“大约在02:30，俄罗斯入侵者从Olenagogorsk District攻击了飞机战略航空95的乌克兰(穆尔曼斯克地区)来自里海的TADVOH TU-160。</text:p>
      <text:p text:style-name="P4">
总共释放了18枚有翼的空中导弹X-101/X-555。</text:p>
      <text:p text:style-name="P4">
15!”  - 说他的帖子。</text:p>
      <text:p text:style-name="P4">
News Source: <text:a xlink:type="simple" xlink:href="https://armyinform.com.ua/2023/05/01/syly-ppo-znyshhyly-15-iz-18-krylatyh-raket-vypushhenyh-po-ukrayini/" text:style-name="Internet_20_link" text:visited-style-name="Visited_20_Internet_20_Link">
https://armyinform.com.ua/2023/05/01/syly-ppo-znyshhyly-15-iz-18-krylatyh-raket-vypushhenyh-po-ukrayini/</text:a>
</text:p>
      <!--NEWS-->
      <text:h text:style-name="P10" text:outline-level="1">
<text:span text:style-name="T4">
占领者正准备在战斗中扔新的招募囚犯</text:span>
</text:h>
      <text:p text:style-name="P4">
作者: ['АРМІЯINFORM']</text:p>
      <text:p text:style-name="P4">
时间: 2023-05-01T45:00:00-04:00</text:p>
      <text:p text:style-name="P4">
描述: 敌人是纳玛尼（Namaagni），要为拉胡诺克（Rahunok）发挥自己的力量...与乌克兰2022年的战争，与乌克兰的战争是今天的最新消息，《与乌克兰2022年的新闻战》是今天的最后一场新闻，乌克兰之间是否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18_main-v1674191265.jpg" text:style-name="Internet_20_link" text:visited-style-name="Visited_20_Internet_20_Link">
18_main-v1674191265.jpg</text:a>
']</text:p>
      <text:p text:style-name="P4">
标签: ['ГЕНЕРАЛЬНИЙ ШТАБ ЗС УКРАЇНИ', 'ДУТА ВЕЛИЧ РОСАРМІЇ', 'ОПЕРАТИВНА ІНФОРМАЦІЯ']</text:p>
      <text:p text:style-name="P4">
类别: News</text:p>
      <!--METADATA-->
      <text:p text:style-name="P4">
<draw:frame draw:style-name="fr1" draw:name="Image15" text:anchor-type="as-char" svg:width="6.9236in" svg:height="4.61903in" draw:z-index="0">
<draw:image xlink:href="../Images/AРМІЯINFORM/2023-05-01T45-00-00-04-00/18_main-v1674191265.jpg" xlink:type="simple" xlink:show="embed" xlink:actuate="onLoad" draw:mime-type="image/jpeg"/>
</draw:frame>
<text:span text:style-name="T4">
🔥俄罗斯完成的情况</text:span>
</text:p>
      <text:p text:style-name="P4">
敌人继续以牺牲人为代价来补充损失。</text:p>
      <text:p text:style-name="P4">
关于这个<text:a xlink:type="simple" xlink:href="https%3A%2F%2Fwww.facebook.com%2FGeneralStaff.ua%2Fposts%2Fpfbid0pyeYq6RFYzrqTw79jiokE4qdtQWvuWh6NrSuLYnJ7NVRhDiPECZB5YTKhoeMtK6l&amp;show_text=true&amp;width=500" text:style-name="Internet_20_link" text:visited-style-name="Visited_20_Internet_20_Link">
被引用</text:a>
在武装部队总参谋部的运营信息中。</text:p>
      <text:p text:style-name="P4">
因此，瓦格纳·佩克斯(Wagner Pecs)出版的大约400人的到来最近被注意到贝迪安斯克(Berdyansk)地区Zaporozhye地区的占领者的一个野营营地之一。</text:p>
      <text:p text:style-name="P4">
预计在卢甘斯克地区将有类似的补充。 众所周知，计划在多达200人市附近的垃圾填埋场之一的计划做准备。</text:p>
      <text:p text:style-name="P4">
准备工作将需要数周。 指挥官公司的工作人员将确保保护这一特遣队的保护，并在任何试图逃脱或不服从的尝试中均被命令打开失败的失败。</text:p>
      <text:p text:style-name="P4">
News Source: <text:a xlink:type="simple" xlink:href="https://armyinform.com.ua/2023/05/01/okupanty-gotuyutsya-kynuty-v-bij-novu-partiyu-zaverbovanyh-uvyaznenyh-osib/" text:style-name="Internet_20_link" text:visited-style-name="Visited_20_Internet_20_Link">
https://armyinform.com.ua/2023/05/01/okupanty-gotuyutsya-kynuty-v-bij-novu-partiyu-zaverbovanyh-uvyaznenyh-osib/</text:a>
</text:p>
      <!--NEWS-->
      <text:h text:style-name="P10" text:outline-level="1">
<text:span text:style-name="T4">
自大规模侵略开始以来，3700 Rosarmia坦克摧毁了国防军</text:span>
</text:h>
      <text:p text:style-name="P4">
作者: ['АРМІЯINFORM']</text:p>
      <text:p text:style-name="P4">
时间: 2023-05-01T46:00:00-04:00</text:p>
      <text:p text:style-name="P4">
描述: Zagalni Boyov，将敌人于02.24.22至01/01/23 Orintovo成为：...与乌克兰2022的战争，与乌克兰与乌克兰的最新消息，今天与乌克兰的新闻战争，今天与乌克兰2022年的新闻战争，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41629843-597d-4ebb-8396-52bfe9ee66d9-scaled.jpg" text:style-name="Internet_20_link" text:visited-style-name="Visited_20_Internet_20_Link">
41629843-597d-4ebb-8396-52bfe9ee66d9-scaled.jpg</text:a>
']</text:p>
      <text:p text:style-name="P4">
标签: ['STOPRUSSIA', 'ВТОРГНЕННЯ РФ', 'ВТРАТИ ВОРОГА', 'ГШ ЗСУ']</text:p>
      <text:p text:style-name="P4">
类别: News</text:p>
      <!--METADATA-->
      <text:p text:style-name="P4">
<draw:frame draw:style-name="fr1" draw:name="Image16" text:anchor-type="as-char" svg:width="6.9236in" svg:height="6.987066in" draw:z-index="0">
<draw:image xlink:href="../Images/AРМІЯINFORM/2023-05-01T46-00-00-04-00/41629843-597d-4ebb-8396-52bfe9ee66d9-scaled.jpg" xlink:type="simple" xlink:show="embed" xlink:actuate="onLoad" draw:mime-type="image/jpeg"/>
</draw:frame>
从24.02.22到01.05.23的敌人的总损失将定向：</text:p>
      <text:p text:style-name="P4">
<text:span text:style-name="T4">
<text:span text:style-name="T5">
人员 -  </text:span>
* 190960(+450)被淘汰的人</text:span>
<text:span text:style-name="T5">
坦克 -  </text:span>
<text:span text:style-name="T5">
 3700(+1)</text:span>
<text:span text:style-name="T4">
战斗装甲车 -  </text:span>
 7192(+3)<text:span text:style-name="T4">
<text:span text:style-name="T5">
炮兵系统 -  </text:span>
<text:span text:style-name="T5">
 2921(+7)</text:span>
 </text:span>
 rszv- <text:span text:style-name="T4">
 544(0)</text:span>
<text:span text:style-name="T5">
防空 -  </text:span>
<text:span text:style-name="T5">
 295(0)</text:span>
<text:span text:style-name="T4">
飞机 -  </text:span>
 308(0)<text:span text:style-name="T4">
<text:span text:style-name="T5">
直升机 -  </text:span>
* 294(0)</text:span>
<text:span text:style-name="T5">
无人机手术战术水平 -  </text:span>
<text:span text:style-name="T5">
 2476(+1)</text:span>
<text:span text:style-name="T4">
有翼的导弹 -  </text:span>
 932(0)<text:span text:style-name="T4">
<text:span text:style-name="T5">
船 /船 -  </text:span>
* 18(0)</text:span>
<text:span text:style-name="T5">
汽车设备和坦克 -  </text:span>
<text:span text:style-name="T5">
 5845(+3)</text:span>
<text:span text:style-name="T4">
特殊技术 -  </text:span>
 359(+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1.05.23。</text:p>
      <text:p text:style-name="P4">
News Source: <text:a xlink:type="simple" xlink:href="https://armyinform.com.ua/2023/05/01/3700-tankiv-rosarmiyi-znyshhyly-syly-oborony-z-pochatku-shyrokomasshtabnoyi-agresiyi/" text:style-name="Internet_20_link" text:visited-style-name="Visited_20_Internet_20_Link">
https://armyinform.com.ua/2023/05/01/3700-tankiv-rosarmiyi-znyshhyly-syly-oborony-z-pochatku-shyrokomasshtabnoyi-agresiyi/</text:a>
</text:p>
      <!--NEWS-->
      <text:h text:style-name="P10" text:outline-level="1">
<text:span text:style-name="T4">
入侵者将所有资源都投入到巴赫穆特（Bakhmut），但这座城市没有占用 - 亚历山大·西尔斯基（Alexander Sirsky）</text:span>
</text:h>
      <text:p text:style-name="P4">
作者: ['АРМІЯINFORM']</text:p>
      <text:p text:style-name="P4">
时间: 2023-05-01T47:00:00-04:00</text:p>
      <text:p text:style-name="P4">
描述: Scidary ugro-Wicheck上校Oleksandr Sirskoy Vchora的指挥官，30岁...与乌克兰2022年的战争，与乌克兰的最新新闻战争，今天与乌克兰的新闻，今天与乌克兰的新闻战争，今天将在乌克兰和俄罗斯之间发生战争与乌克兰的战争将是不久的</text:p>
      <text:p text:style-name="P4">
图片: ['<text:a xlink:type="simple" xlink:href="https://armyinform.com.ua/wp-content/uploads/2023/05/1cd3cb13-5783-474a-98c4-78ddd5827d9a.jpg" text:style-name="Internet_20_link" text:visited-style-name="Visited_20_Internet_20_Link">
1cd3cb13-5783-474a-98c4-78ddd5827d9a.jpg</text:a>
', '<text:a xlink:type="simple" xlink:href="https://armyinform.com.ua/wp-content/uploads/2023/05/14d52f78-e4be-4357-b0b6-54f1879ed80a-150x150.jpg" text:style-name="Internet_20_link" text:visited-style-name="Visited_20_Internet_20_Link">
14d52f78-e4be-4357-b0b6-54f1879ed80a-150x150.jpg</text:a>
', '<text:a xlink:type="simple" xlink:href="https://armyinform.com.ua/wp-content/uploads/2023/05/3bab7a0b-d136-4f57-958e-358f46c00510-150x150.jpg" text:style-name="Internet_20_link" text:visited-style-name="Visited_20_Internet_20_Link">
3bab7a0b-d136-4f57-958e-358f46c00510-150x150.jpg</text:a>
']</text:p>
      <text:p text:style-name="P4">
标签: ['STOPRUSSIA', 'АГРЕСІЯ РФ', 'БАХМУТ', 'ВТОРГНЕННЯ РФ', 'ЛИМАНСЬКИЙ НАПРЯМОК', 'ОЛЕКСАНДР СИРСЬКИЙ']</text:p>
      <text:p text:style-name="P4">
类别: News</text:p>
      <!--METADATA-->
      <text:p text:style-name="P4">
<draw:frame draw:style-name="fr1" draw:name="Image17" text:anchor-type="as-char" svg:width="6.9236in" svg:height="4.32725in" draw:z-index="0">
<draw:image xlink:href="../Images/AРМІЯINFORM/2023-05-01T47-00-00-04-00/1cd3cb13-5783-474a-98c4-78ddd5827d9a.jpg" xlink:type="simple" xlink:show="embed" xlink:actuate="onLoad" draw:mime-type="image/jpeg"/>
</draw:frame>
东部部队的指挥官亚历山大·西尔斯基上校在敌对行动领域的多个方向上工作。</text:p>
      <text:p text:style-name="P4">
关于它<text:a xlink:type="simple" xlink:href="https://t.me/militarymediacenter/1818" text:style-name="Internet_20_link" text:visited-style-name="Visited_20_Internet_20_Link">
告知</text:a>
军事媒体中心。</text:p>
      <text:p text:style-name="P4">
在利马方向上，**亚历山大·西尔斯基(Alexander Sirsky)上校指出，我们的后卫在几天内击退了无数次攻击。</text:p>
      <text:p text:style-name="P4">
“敌人占领我们立场的尝试失败了。 敌人遭受了损失，被10名敌军俘虏。”他说。</text:p>
      <text:p text:style-name="P4">
东部部队的指挥官还报告说，在<text:span text:style-name="T4">
巴赫穆特方向上的激烈战斗</text:span>
：“敌人进行了许多攻击，试图调和我们在多个方向上对我们的立场的辩护。 但是，由于要塞的捍卫者的勇气稳定，敌人的行动失败了。”</text:p>
      <text:p text:style-name="P4">
根据亚历山大·塞尔斯基(Alexander Sirsky)上校的说法，为了前进，历史悠久的努力，没有任何事情。</text:p>
      <text:p text:style-name="P4">
“尽管遭受了巨大损失，瓦格纳的新袭击团体，其他私人公司的战斗机，伞兵不断急于战斗。 但是不可能将这座城市带到控制下。 情况非常困难。 同时，敌人在城市的某些人身上被抵抗，并留下了一些职位。”</text:p>
      <text:p text:style-name="P4">
<text:a xlink:type="simple" xlink:href="https://armyinform.com.ua/wp-content/uploads/2023/05/14d52f78-e4be-4357-b0b6-54f1879ed80a.jpg" text:style-name="Internet_20_link" text:visited-style-name="Visited_20_Internet_20_Link">
!(Images/AРМІЯINFORM/2023-05-01T47-00-00-04-00/14d52f78-e4be-4357-b0b6-54f1879ed80a-150x150.jpg)</text:a>
</text:p>
      <text:p text:style-name="P4">
<text:a xlink:type="simple" xlink:href="https://armyinform.com.ua/wp-content/uploads/2023/05/3bab7a0b-d136-4f57-958e-358f46c00510.jpg" text:style-name="Internet_20_link" text:visited-style-name="Visited_20_Internet_20_Link">
<draw:frame draw:style-name="fr1" draw:name="Image18" text:anchor-type="as-char" svg:width="6.9236in" svg:height="6.9236in" draw:z-index="0">
<draw:image xlink:href="../Images/AРМІЯINFORM/2023-05-01T47-00-00-04-00/3bab7a0b-d136-4f57-958e-358f46c00510-150x150.jpg" xlink:type="simple" xlink:show="embed" xlink:actuate="onLoad" draw:mime-type="image/jpeg"/>
</draw:frame>
</text:a>
巴赫穆特(Bakhmut)的捍卫者在战斗中被杰出，指挥官颁发了奖项和宝贵的礼物。</text:p>
      <text:p text:style-name="P4">
News Source: <text:a xlink:type="simple" xlink:href="https://armyinform.com.ua/2023/05/01/zagarbnyky-kydayut-na-bahmut-vsi-svoyi-resursy-ale-misto-ne-vzyaty-oleksandr-syrskyj/" text:style-name="Internet_20_link" text:visited-style-name="Visited_20_Internet_20_Link">
https://armyinform.com.ua/2023/05/01/zagarbnyky-kydayut-na-bahmut-vsi-svoyi-resursy-ale-misto-ne-vzyaty-oleksandr-syrskyj/</text:a>
</text:p>
      <!--NEWS-->
      <text:h text:style-name="P10" text:outline-level="1">
<text:span text:style-name="T4">
国防军的航空在敌人的位置上击中了四杆，并摧毁了UABL“ Orlan-10”</text:span>
</text:h>
      <text:p text:style-name="P4">
作者: ['АРМІЯINFORM']</text:p>
      <text:p text:style-name="P4">
时间: 2023-05-01T48:00:00-04:00</text:p>
      <text:p text:style-name="P4">
描述: avisaatsy的卫冕部队为永久的卫冕部队，乔蒂里（Chotiri）在Zoservznnya的地区袭击了Chotiri ...与乌克兰2022年的战争，与乌克兰与乌克兰的最新消息，今天与乌克兰2022年的新闻战争，今天将在乌克兰和俄罗斯之间发生战争与乌克兰的战争将是不久的</text:p>
      <text:p text:style-name="P4">
图片: ['<text:a xlink:type="simple" xlink:href="https://armyinform.com.ua/wp-content/uploads/2023/05/344716659_133572549699360_4090853789205641792_n.jpg" text:style-name="Internet_20_link" text:visited-style-name="Visited_20_Internet_20_Link">
344716659_133572549699360_4090853789205641792_n.jpg</text:a>
']</text:p>
      <text:p text:style-name="P4">
标签: ['БПЛА', 'ВТРАТИ ВОРОГА', 'ГЕНЕРАЛЬНИЙ ШТАБ ЗС УКРАЇНИ', 'ОПЕРАТИВНА ІНФОРМАЦІЯ', 'ОРЛАН-10', 'ХРОНІКА ОБОРОНИ']</text:p>
      <text:p text:style-name="P4">
类别: News</text:p>
      <!--METADATA-->
      <text:p text:style-name="P4">
<draw:frame draw:style-name="fr1" draw:name="Image19" text:anchor-type="as-char" svg:width="6.9236in" svg:height="4.608521in" draw:z-index="0">
<draw:image xlink:href="../Images/AРМІЯINFORM/2023-05-01T48-00-00-04-00/344716659_133572549699360_4090853789205641792_n.jpg" xlink:type="simple" xlink:show="embed" xlink:actuate="onLoad" draw:mime-type="image/jpeg"/>
</draw:frame>
<text:span text:style-name="T4">
🔥俄罗斯入侵的情况</text:span>
</text:p>
      <text:p text:style-name="P4">
在过去的24小时内，国防军的航空袭击了敌人人员的四杆。 敌人的侦察类型“ Orlan-10”也被拍摄。</text:p>
      <text:p text:style-name="P4">
关于这个<text:a xlink:type="simple" xlink:href="https%3A%2F%2Fwww.facebook.com%2FGeneralStaff.ua%2Fposts%2Fpfbid0pyeYq6RFYzrqTw79jiokE4qdtQWvuWh6NrSuLYnJ7NVRhDiPECZB5YTKhoeMtK6l&amp;show_text=true&amp;width=500" text:style-name="Internet_20_link" text:visited-style-name="Visited_20_Internet_20_Link">
被引用</text:a>
在武装部队总参谋部的运营信息中。</text:p>
      <text:p text:style-name="P4">
火箭部队和炮兵的单位袭击了五个领域的生命力，弹药组成，敌方炮兵集中的两个领域以及俄罗斯入侵者的界限中心。</text:p>
      <text:h text:style-name="P10" text:outline-level="1">
<text:span text:style-name="T4">
</text:span>
</text:h>
      <text:h text:style-name="P10" text:outline-level="1">
<text:span text:style-name="T4">
</text:span>
</text:h>
      <text:p text:style-name="P4">
News Source: <text:a xlink:type="simple" xlink:href="https://armyinform.com.ua/2023/05/01/aviacziya-syl-oborony-zavdala-chotyry-udary-po-pozycziyah-voroga-ta-znyshhyla-bpla-orlan-10/" text:style-name="Internet_20_link" text:visited-style-name="Visited_20_Internet_20_Link">
https://armyinform.com.ua/2023/05/01/aviacziya-syl-oborony-zavdala-chotyry-udary-po-pozycziyah-voroga-ta-znyshhyla-bpla-orlan-10/</text:a>
</text:p>
      <!--NEWS-->
      <text:h text:style-name="P10" text:outline-level="1">
<text:span text:style-name="T4">
在乌克兰，假肢的行业需要认真的改革-Mikhail Tsymbalyuk</text:span>
</text:h>
      <text:p text:style-name="P4">
作者: ['АРМІЯINFORM']</text:p>
      <text:p text:style-name="P4">
时间: 2023-05-01T81:00:00-04:00</text:p>
      <text:p text:style-name="P4">
描述: Opzy Delka Tyesyach Gromyan乌克兰人要证明是假肢的，Yaki是更简单的瓦罗 - 准备...与乌克兰2022年的战争，与乌克兰与乌克兰的最新新闻，今天与乌克兰的新闻战争，今天与乌克兰2022年上次与乌克兰的新闻战争，将在乌克兰和俄罗斯和俄罗斯和俄罗斯和俄罗斯之间以及俄罗斯和俄罗斯之间发生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1663321078-8001.jpeg" text:style-name="Internet_20_link" text:visited-style-name="Visited_20_Internet_20_Link">
1663321078-8001.jpeg</text:a>
']</text:p>
      <text:p text:style-name="P4">
标签: ['ВТОРГНЕННЯ РФ', 'ПРОТЕЗУВАННЯ', 'СОЦЗАХИСТ ПІД ЧАС ВІЙНИ']</text:p>
      <text:p text:style-name="P4">
类别: News</text:p>
      <!--METADATA-->
      <text:p text:style-name="P4">
<draw:frame draw:style-name="fr1" draw:name="Image20" text:anchor-type="as-char" svg:width="6.9236in" svg:height="4.615733in" draw:z-index="0">
<draw:image xlink:href="../Images/AРМІЯINFORM/2023-05-01T81-00-00-04-00/1663321078-8001.jpeg" xlink:type="simple" xlink:show="embed" xlink:actuate="onLoad" draw:mime-type="image/jpeg"/>
</draw:frame>
照片：乌克林福姆</text:p>
      <text:p text:style-name="P4">
目前，乌克兰的数千名公民期望易于准备和为国内专家提供服务的假肢。 根据现行法律，乌克兰的所有假肢都是免费的。 这对于那些怀疑今天是否值得建立假体的公民非常重要。 在这里，答案应该是明确的 - 值得。</text:p>
      <ul>
        <li>
假肢的舞会需要认真的改革，因为它已被释放到后台，乌克兰的几个重要条件已关闭：Kyiv，Lviv，Ternopil，Cherkasy。 目前的州计划在2023年计划更多的预算基金，因为预计乌克兰的几名公民，尤其是军人的公民将被定位 -  <text:a xlink:type="simple" xlink:href="https://www.youtube.com/watch" text:style-name="Internet_20_link" text:visited-style-name="Visited_20_Internet_20_Link">
注明</text:a>
乌克兰社会保护权利权利米卡利洛·蒂斯玛利克(Mykhailo Tsymbalyuk)社会政策的Verkhovna Rada的第一任副主席。</li>
      </ul>
      <text:p text:style-name="P4">
<text:span text:style-name="T4">
今年在州预算的假肢预算中，有超过3.56亿(去年</text:span>
 <text:span text:style-name="T4">
  - 比UAH 2400万). Загалом у 2023 на реабілітаціювійськових заплановано понад 2,5 млрд грн. Окрім протезів, кошти підуть напротезно-ортопедичні вироби, спеціальні засоби для самообслуговування тазасоби для пересування.</text:span>
</text:p>
      <text:p text:style-name="P4">
Михайло Цимбалюк наголосив на необхідності розвитку саме вітчизняної галузіпротезування, зокрема, що нам потрібні добре підготовлені лікарі та бригадиреабілітологів, здатні місяцями працювати над відновленням людини післявстановлення протеза.</text:p>
      <text:p text:style-name="P4">
— Коли ми звертаємося по допомогу до міжнародних партнерів, громадяни Українимають кілька місяців перебувати за кордоном з метою протезування. Ба більше, умайбутньому протези потребують обслуговування, а якщо протез встановлений закордоном, то громадянину доведеться виїжджати туди, витрачати кошти і час, —пояснив він.</text:p>
      <text:p text:style-name="P4">
Однозначно більш доцільно встановлювати протез, освоювати його та проходитиреабілітаційний курс у вітчизняних центрах протезування, вважає МихайлоЦимбалюк. В Україні працюють як державні, так і приватні реабілітаційніцентри, тож можна проаналізувати пропозиції і обрати — послуги з протезуваннябезкоштовні.</text:p>
      <text:p text:style-name="P4">
假肢的问题之一是在需要假肢和政府机构之间的沟通中进行了官僚主义。</text:p>
      <ul>
        <li>
实际上，存在一个问题，因为当一个人失去肢体时，它在心理上是抗药性的，因此重要的是，地方政府，社会政策部的监管结构不在等待公民或公民进行交谈。 Mykolacibalyuk对他们自己做了相应的工作。  - 人们必须知道要去哪里而不是浪费时间，因为从假体开始的恢复期持续三到六个月。 这是一个艰难的过程，开始越多，未来的康复就越复杂。</li>
      </ul>
      <text:p text:style-name="P4">
我们将提醒，有受伤证书的服务员(即使尚未发出残疾)，无论截肢数量多少，有权免费接收假体。</text:p>
      <text:p text:style-name="P4">
国家假肢程序目前非常复杂，它提供了系列。 据她说，动作算法如下：</text:p>
      <text:p text:style-name="P4">
首先，受伤的人必须自己选择假肢企业，如果您从未遇到过它，就很难使用：不仅评估技术的可能性，提供适当的人员和企业的诚实，提供假肢服务。</text:p>
      <text:p text:style-name="P4">
其次，在选择承包商之后，签署了与假肢企业的合同，并且就其部分而言，它缔结了有关社会政策部的协议。</text:p>
      <text:p text:style-name="P4">
在现有问题中，最常见的是假肢延迟。 通常，这可能是由于以下事实：在收到预算之前，企业才开始工作。 另一方面，如果企业没有足够的生产能力，那么假体的生产期限也可以延迟。 因此，您不应尽快延迟并寻求假肢。</text:p>
      <text:p text:style-name="P4">
<text:span text:style-name="T5">
准备的Lesia Medvedenko</text:span>
</text:p>
      <text:p text:style-name="P4">
News Source: <text:a xlink:type="simple" xlink:href="https://armyinform.com.ua/2023/05/01/v-ukrayini-galuz-vyrobnycztva-proteziv-potrebuye-serjoznogo-reformuvannya-myhajlo-czymbalyuk/" text:style-name="Internet_20_link" text:visited-style-name="Visited_20_Internet_20_Link">
https://armyinform.com.ua/2023/05/01/v-ukrayini-galuz-vyrobnycztva-proteziv-potrebuye-serjoznogo-reformuvannya-myhajlo-czymbalyuk/</text:a>
</text:p>
      <!--NEWS-->
      <text:h text:style-name="P10" text:outline-level="1">
<text:span text:style-name="T4">
每次打击，俄罗斯入侵者都会收到我们的回应 - 乌克兰的总统上诉</text:span>
</text:h>
      <text:p text:style-name="P4">
作者: ['АРМІЯINFORM']</text:p>
      <text:p text:style-name="P4">
时间: 2023-05-01T96:00:00-04:00</text:p>
      <text:p text:style-name="P4">
描述: tsey Soninglov i New Tizhenya，第一次结束了Nradi Zima Rivnyas的管理...与乌克兰2022年的战争，与乌克兰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c5cc8868197ae413e5e2e4ee9f864933_1679599781_extra_large.png" text:style-name="Internet_20_link" text:visited-style-name="Visited_20_Internet_20_Link">
c5cc8868197ae413e5e2e4ee9f864933_1679599781_extra_large.png</text:a>
']</text:p>
      <text:p text:style-name="P4">
标签: ['STOPRUSSIA', 'АГРЕСІЯ РФ', 'ВТОРГНЕННЯ РФ', 'ОФІС ПРЕЗИДЕНТА УКРАЇНИ']</text:p>
      <text:p text:style-name="P4">
类别: News</text:p>
      <!--METADATA-->
      <text:p text:style-name="P4">
<draw:frame draw:style-name="fr1" draw:name="Image21" text:anchor-type="as-char" svg:width="6.9236in" svg:height="3.859907in" draw:z-index="0">
<draw:image xlink:href="../Images/AРМІЯINFORM/2023-05-01T96-00-00-04-00/c5cc8868197ae413e5e2e4ee9f864933_1679599781_extra_large.png" xlink:type="simple" xlink:show="embed" xlink:actuate="onLoad" draw:mime-type="image/png"/>
</draw:frame>
乌克兰Volodymyr Zelenskyy总裁</text:p>
      <text:p text:style-name="P4">
本周一和新的一周始于与各级政府和保护的每小时会议。 政府，部长，办公室。 由SBU的负责人，秘书处的负责人和外国情报服务部负责人报告。</text:p>
      <text:p text:style-name="P4">
第一个问题是俄罗斯打击的后果，包括导弹。 直到过去，从午夜到早上的七点，俄罗斯火箭队设法降低了。 但不幸的是，不是每个人。 不是所有的人。 我们积极与合作伙伴合作，以更加可靠地辩护。</text:p>
      <text:p text:style-name="P4">
他们在早晨会见了敌人在不久的将来的可能行为的情况下讨论了我们的防守步骤。</text:p>
      <text:p text:style-name="P4">
单独 - 我们士兵的武器和炮弹问题。 同样，仍在占领的领土和对俄罗斯的反应。 占领者在我们的土地上没有机会!敌人只是破坏。</text:p>
      <text:p text:style-name="P4">
今天只是一个例子。 Chernihiv地区是Lizunivka村，是北部地区，靠近州边界。 在那里，俄罗斯航空被一所仍然仍然是乌克兰学校摧毁了……不幸的是，这一打击夺走了一个少年的生命 - 一个2009年出生的人... 14岁!他就在学校附近。 我的泥泞和亲人!</text:p>
      <text:p text:style-name="P4">
Dnipropetrovsk区域的Pavlograd。 恐怖分子火箭夺走了两个人的生活，非常年轻的人……我对家人的慰问!40多人 - 妇女，儿童，男性 - 受伤和受伤后得到了帮助。</text:p>
      <text:p text:style-name="P4">
对于每个这样的影响，俄罗斯入侵者都会收到我们的答案。 我感谢我们每天和每天晚上提供它的战士。 保护我们的立场，反映俄罗斯攻击，帮助他们的消防兄弟，他们处于位置，并最大程度地摧毁了占领者。 乌克兰的理解力越多，乌克兰的共同支持就越多，俄罗斯邪恶就越建立。</text:p>
      <text:p text:style-name="P4">
资料来源：<text:a xlink:type="simple" xlink:href="https://www.president.gov.ua/news/na-kozhen-udar-rosijski-okupanti-otrimayut-nashu-vidpovid-zv-82581" text:style-name="Internet_20_link" text:visited-style-name="Visited_20_Internet_20_Link">
总统办公室</text:a>
</text:p>
      <text:p text:style-name="P4">
News Source: <text:a xlink:type="simple" xlink:href="https://armyinform.com.ua/2023/05/01/na-kozhen-udar-rosijski-okupanty-otrymayut-nashu-vidpovid-zvernennya-prezydenta-ukrayiny/" text:style-name="Internet_20_link" text:visited-style-name="Visited_20_Internet_20_Link">
https://armyinform.com.ua/2023/05/01/na-kozhen-udar-rosijski-okupanty-otrymayut-nashu-vidpovid-zvernennya-prezydenta-ukrayiny/</text:a>
</text:p>
      <!--NEWS-->
      <text:h text:style-name="P10" text:outline-level="1">
<text:span text:style-name="T4">
乌克兰和加拿大正在准备长期的防御合作计划</text:span>
</text:h>
      <text:p text:style-name="P4">
作者: ['АРМІЯINFORM']</text:p>
      <text:p text:style-name="P4">
时间: 2023-05-01T97:00:00-04:00</text:p>
      <text:p text:style-name="P4">
描述: 关于乌克兰总统，PID PID是他晚上的小时。 “我是一个人……与乌克兰2022年的战争，与乌克兰的战争是今天的最新消息，与乌克兰2022年战争的消息是今天的最后一场新闻，乌克兰与俄罗斯之间以及何时，乌克兰和俄罗斯之间的战争会发生。 2022年与乌克兰与乌克兰的战争都将是，无论是否会发生，无论是否会发生，无论是否会发生，在不久的将来都会与乌克兰进行战争，这是与乌克兰的战争，今天的乌克兰新闻，乌克兰的新闻，乌克兰媒体在俄罗斯的乌克兰新闻</text:p>
      <text:p text:style-name="P4">
图片: ['<text:a xlink:type="simple" xlink:href="https://armyinform.com.ua/wp-content/uploads/2023/02/3a10bcd047158c000decd0cba0cfea31_1677528765_extra_large.jpeg" text:style-name="Internet_20_link" text:visited-style-name="Visited_20_Internet_20_Link">
3a10bcd047158c000decd0cba0cfea31_1677528765_extra_large.jpeg</text:a>
']</text:p>
      <text:p text:style-name="P4">
标签: ['STOPRUSSIA', 'АГРЕСІЯ РФ', 'ВОЛОДИМИР ЗЕЛЕНСЬКИЙ', 'ВТОРГНЕННЯ РФ']</text:p>
      <text:p text:style-name="P4">
类别: News</text:p>
      <!--METADATA-->
      <text:p text:style-name="P4">
<draw:frame draw:style-name="fr1" draw:name="Image22" text:anchor-type="as-char" svg:width="6.9236in" svg:height="4.088277in" draw:z-index="0">
<draw:image xlink:href="../Images/AРМІЯINFORM/2023-05-01T97-00-00-04-00/3a10bcd047158c000decd0cba0cfea31_1677528765_extra_large.jpeg" xlink:type="simple" xlink:show="embed" xlink:actuate="onLoad" draw:mime-type="image/jpeg"/>
</draw:frame>
乌克兰Volodymyr Zelenskyy总裁</text:p>
      <text:p text:style-name="P4">
关于它，乌克兰总统<text:a xlink:type="simple" xlink:href="https://www.president.gov.ua/news/na-kozhen-udar-rosijski-okupanti-otrimayut-nashu-vidpovid-zv-82581" text:style-name="Internet_20_link" text:visited-style-name="Visited_20_Internet_20_Link">
报告</text:a>
在晚上的地址。</text:p>
      <text:p text:style-name="P4">
“我感谢我们所有的合作伙伴，他们认为乌克兰和世界的共同任务如下：恐怖分子国家的明显失败以及塔维欧洲乌克兰的公正和平。 今天，他举行了几次关于我们的联合国外交工作的会议，即接近这种和平 - 公平，这是占领者的失败的结果，” Volodymyr Zelenskyy说。</text:p>
      <text:p text:style-name="P4">
国家元首今天举行了几次电话会谈。</text:p>
      <ul>
        <li>
感谢加拿大，他个人是特鲁多(Trudeau)的总理，以不断得到国家的支持。 我们正在准备一项长期防守合作的计划，与加拿大和加拿大。 这非常重要：加拿大已经开始没收俄罗斯资产。 对于世界上所有人来说，这是一个很好的例子。 乌克兰总统说，他们还讨论了制裁立场和我们的政治互动。</li>
      </ul>
      <text:p text:style-name="P4">
今天，国家元首也与新西兰Hipkins总理进行了交谈。 他感谢保护国际法和新西兰诺西特的原则，以准备我们的士兵。</text:p>
      <text:p text:style-name="P4">
News Source: <text:a xlink:type="simple" xlink:href="https://armyinform.com.ua/2023/05/01/mizh-ukrayinoyu-i-kanadoyu-gotuyetsya-programa-dovgotryvaloyi-mizhnarodnoyi-spivpraczi/" text:style-name="Internet_20_link" text:visited-style-name="Visited_20_Internet_20_Link">
https://armyinform.com.ua/2023/05/01/mizh-ukrayinoyu-i-kanadoyu-gotuyetsya-programa-dovgotryvaloyi-mizhnarodnoyi-spivpraczi/</text:a>
</text:p>
      <!--NEWS-->
      <text:h text:style-name="P10" text:outline-level="1">
<text:span text:style-name="T4">
军事作家论坛将在利维夫举行</text:span>
</text:h>
      <text:p text:style-name="P4">
作者: ['Микола Блонар']</text:p>
      <text:p text:style-name="P4">
时间: 2023-05-01T98:00:00-04:00</text:p>
      <text:p text:style-name="P4">
描述: 同样，LVIVSHCHINI VIDBUNS上的4-6次受伤 - 所有-Ukrainian论坛Vissikovikh ...与乌克兰2022年的战争，与乌克兰的最新消息，今天与乌克兰的新闻，今天与乌克兰2022年的《新闻战》，乌克兰和俄罗斯和俄罗斯之间的战争将会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forum_vijskovyh_pysmennykiv.jpeg" text:style-name="Internet_20_link" text:visited-style-name="Visited_20_Internet_20_Link">
forum_vijskovyh_pysmennykiv.jpeg</text:a>
']</text:p>
      <text:p text:style-name="P4">
标签: ['ПИСЬМЕННИКИ', 'ФОРУМ']</text:p>
      <text:p text:style-name="P4">
类别: News</text:p>
      <!--METADATA-->
      <text:p text:style-name="P4">
<draw:frame draw:style-name="fr1" draw:name="Image23" text:anchor-type="as-char" svg:width="6.9236in" svg:height="5.798515in" draw:z-index="0">
<draw:image xlink:href="../Images/AРМІЯINFORM/2023-05-01T98-00-00-04-00/forum_vijskovyh_pysmennykiv.jpeg" xlink:type="simple" xlink:show="embed" xlink:actuate="onLoad" draw:mime-type="image/jpeg"/>
</draw:frame>
在5月4日至6日，所有 - 乌克兰军事作家论坛将在利维夫地区举行。 它将团结起作者，包括现任乌克兰军人，志愿者，平民和军事记者，乌克兰武装部队军事部门的代表，以及乌克兰作家，他们在大规模入侵的后果，拿着手臂保护。</text:p>
      <text:p text:style-name="P4">
论坛将在第五次举行。 它的目的是有机会分享俄罗斯联邦爆发以及与游客进行非正式沟通的法规爆发的经验。</text:p>
      <text:p text:style-name="P4">
位置将是LVIV和定居点文化的机构。</text:p>
      <text:p text:style-name="P4">
该计划提供书籍演示文稿，与法规，学生的非正式沟通以及参与慈善行动。</text:p>
      <text:p text:style-name="P4">
顺便说一句，论坛的组织者是LVIV青年图书馆伊万尼丘克(Ivanichuk)，塔利希(Tarelihi)的文化系，利维夫地区军事管理。</text:p>
      <text:p text:style-name="P4">
您可以以离线和在线格式加入活动(视频翻译)在<text:a xlink:type="simple" xlink:href="https://www.facebook.com/militarywritersforum/" text:style-name="Internet_20_link" text:visited-style-name="Visited_20_Internet_20_Link">
页</text:a>
论坛。</text:p>
      <text:p text:style-name="P4">
News Source: <text:a xlink:type="simple" xlink:href="https://armyinform.com.ua/2023/05/01/u-lvovi-vidbudetsya-forum-vijskovyh-pysmennykiv/" text:style-name="Internet_20_link" text:visited-style-name="Visited_20_Internet_20_Link">
https://armyinform.com.ua/2023/05/01/u-lvovi-vidbudetsya-forum-vijskovyh-pysmennykiv/</text:a>
</text:p>
      <!--NEWS-->
      <text:h text:style-name="P10" text:outline-level="1">
<text:span text:style-name="T4">
外交部回应了DPA关于乌克兰成员国成员资格的疑问的发表</text:span>
</text:h>
      <text:p text:style-name="P4">
作者: Ukrinform (Person)</text:p>
      <text:p text:style-name="P4">
出版商: Укринформ (Organization)</text:p>
      <text:p text:style-name="P4">
出版时间: 2023-05-02T-111:41:00+03:00</text:p>
      <text:p text:style-name="P4">
修改时间: 2023-05-02T18:41:00+03:00</text:p>
      <text:p text:style-name="P4">
描述: 乌克兰对北约的加入 - 为了联盟本身的利益，反对这一点的论点是一系列虚假的判断，这些判断早已失去了相关性。  - 乌克林。</text:p>
      <text:p text:style-name="P4">
图片: ["<text:a xlink:type="simple" xlink:href="https://static.ukrinform.com/photos/2020_11/thumb_files/630_360_1606038592-463.jpg" text:style-name="Internet_20_link" text:visited-style-name="Visited_20_Internet_20_Link">
630_360_16060...</text:a>
"]</text:p>
      <text:p text:style-name="P4">
标签: ['МЗС', 'НАТО', 'Україна', 'dpa ']</text:p>
      <text:p text:style-name="P4">
类型: Article</text:p>
      <!--METADATA-->
      <text:p text:style-name="P4">
<draw:frame draw:style-name="fr1" draw:name="Image24" text:anchor-type="as-char" svg:width="6.9236in" svg:height="3.956343in" draw:z-index="0">
<draw:image xlink:href="../Images/yкринформ/2023-05-02T-111-41-00-03-00/630_360_1606038592-463.jpg" xlink:type="simple" xlink:show="embed" xlink:actuate="onLoad" draw:mime-type="image/jpeg"/>
</draw:frame>
乌克兰加入北约 - 出于联盟本身的利益，反对该判决的争论是对虚假判决的监禁，这些判决长期以来失去了相关性。</text:p>
      <text:p text:style-name="P4">
这是在外交部发言人Oleg Nikolenko的Facebook上所述的，以回应德国新闻机构的自然科学(DPA).</text:p>
      <text:p text:style-name="P4">
Він нагадав, що у контексті підготовки до саміту <text:a xlink:type="simple" xlink:href="https://www.ukrinform.ua/tag-nato" text:style-name="Internet_20_link" text:visited-style-name="Visited_20_Internet_20_Link">
</text:a>
在维尔纽斯(Vilnius)，德国记者指的是未命名的对话者，声称vnato会员资格的步骤可以分散在“对乌克兰更重要的支持”中的注意力。 除了DPA，北约的新义务还可以促使俄罗斯进行积极的战争。 此外，该机构得出结论，只有在乌克兰在打击俄罗斯侵略方面取得成功之后，才有可能取得的进展。</text:p>
      <text:p text:style-name="P4">
Nikolenko说：“这些论点是一系列虚假的判断，这些判断早已失去了意义。”</text:p>
      <text:p text:style-name="P4">
他说，战斗确实很重要，但是乌克兰已经在防御俄罗斯侵略方面取得了成功。</text:p>
      <text:p text:style-name="P4">
“在2022年2月，怀疑论者给乌克兰72小时和乐观主义者 - 一周。乌克兰捍卫者和捍卫者的英雄主义以及国际支持，乌克兰不仅受到打击，而且还取得了成功的占领领土的运营。 将乌克兰军队称为欧洲最强大的军队不会夸大。 外交部发言人现在正在为VEVRO  - 大西洋安全做出最大的贡献。</text:p>
      <text:p text:style-name="P4">
此外，他指出，早些时候，我们已经听到了关于维护可能“挑衅”俄罗斯新挑衅的步骤的论点。 在这种情况下，尼古伦科(Nikolenko)引用了库勒布(Kulebu)的大臣，他强调说：“唯一引起俄罗斯的东西就是cen缩。” 取而代之的是，促进乌克兰进入纳托夫的道路将消除其侵略性，并预测外交部外交部。</text:p>
      <text:p text:style-name="P4">
他还认为，俄罗斯入侵者目前对乌克兰对乌克兰的支持并不矛盾，但相反，乌克兰在北约获得收购的过程。</text:p>
      <text:p text:style-name="P4">
“欧洲 - 大西洋安全的未来在乌克兰战场上得到了解决，北约的入门状态将保证所有联盟的战略安全。乌克兰不是问题，而是北约的优势。 因此，在回应匿名消息来源的计算时，我们强调乌克兰加入了联盟本身的北约 - 温特拉萨，并敦促合作伙伴表现出领导才能。”尼古伦科强调。他补充说，外交部长杜米特罗·库莱巴(Dmytro Kuleba)明确定义了乌克兰的期望：在乌克兰维尔纽斯(Vilnius)的一次峰会上，乌克兰预计将获得盟友的承诺，这将确定我们进入北约加入的道路。</text:p>
      <text:p text:style-name="P4">
外交部发言人总结说：“早已提出了这样的步骤的时间。”</text:p>
      <text:p text:style-name="P4">
据报道，德国新闻社(DPA)关于北约，北约成员(例如美国和德国)最近明确表示，他们不想采取任何范围，从2008年起北约宣布超出了北约的宣言。</text:p>
      <text:p text:style-name="P4">
News Source: <text:a xlink:type="simple" xlink:href="https://www.ukrinform.ua/rubric-polytics/3703776-u-mzs-vidreaguvali-na-publikaciu-dpa-pro-sumnivi-sodo-clenstva-ukraini-v-nato.html" text:style-name="Internet_20_link" text:visited-style-name="Visited_20_Internet_20_Link">
https://www.ukrinform.ua/rubric-polytics/3703776-u-mzs-vidreaguvali-na-publikaciu-dpa-pro-sumnivi-sodo-clenstva-ukraini-v-nato.html</text:a>
</text:p>
      <!--NEWS-->
      <text:h text:style-name="P10" text:outline-level="1">
<text:span text:style-name="T4">
Poltavska Oblast（14:32）。 红色警报：空中威胁。 警笛声。 立即掩盖！</text:span>
</text:h>
      <text:p text:style-name="P4">
作者: liveuamap (Language: en)</text:p>
      <text:p text:style-name="P4">
时间: 2023-05-02T-11:33:00</text:p>
      <text:p text:style-name="P4">
地点: Poltavska Oblast (Latitude:49.47618 Longtitude:33.81785)</text:p>
      <text:p text:style-name="P4">
视频: []</text:p>
      <text:p text:style-name="P4">
图片: []</text:p>
      <text:p text:style-name="P4">
标签: ["Europe", "Central and Eastern Europe"]</text:p>
      <text:p text:style-name="P4">
Id: 22559974</text:p>
      <!--METADATA-->
      <text:p text:style-name="P4">
poltava(14:32). Red Alert: aerial threat. Sirens sounding. Take covernow!</text:p>
      <text:p text:style-name="P4">
News Collection Link: <text:a xlink:type="simple" xlink:href="https://liveuamap.com/en/2023/02-may-poltavska-oblast1432-red-alert-aerial-g" text:style-name="Internet_20_link" text:visited-style-name="Visited_20_Internet_20_Link">
https://liveuamap.com/en/2023/02-may-poltavska-oblast1432-red-alert-aerial-g</text:a>
</text:p>
      <text:p text:style-name="P4">
News Source: <text:a xlink:type="simple" xlink:href="https://t.me/suspilnepoltava/10984" text:style-name="Internet_20_link" text:visited-style-name="Visited_20_Internet_20_Link">
https://t.me/suspilnepoltava/10984</text:a>
</text:p>
      <!--NEWS-->
      <text:h text:style-name="P10" text:outline-level="1">
<text:span text:style-name="T4">
费多洛夫 - 关于梅利托波的早晨爆炸：合作者受伤</text:span>
</text:h>
      <text:p text:style-name="P4">
作者: Ukrinform (Person)</text:p>
      <text:p text:style-name="P4">
出版商: Укринформ (Organization)</text:p>
      <text:p text:style-name="P4">
出版时间: 2023-05-02T-162:34:00+03:00</text:p>
      <text:p text:style-name="P4">
修改时间: 2023-05-02T16:34:00+03:00</text:p>
      <text:p text:style-name="P4">
描述: 今天早上，一名与敌人合作的警官在梅利托波（Melitopol）受伤。  - 乌克林。</text:p>
      <text:p text:style-name="P4">
图片: ["<text:a xlink:type="simple" xlink:href="https://static.ukrinform.com/photos/2023_03/thumb_files/630_360_1678792923-194.jpg" text:style-name="Internet_20_link" text:visited-style-name="Visited_20_Internet_20_Link">
630_360_16787...</text:a>
"]</text:p>
      <text:p text:style-name="P4">
标签: ['Мелітополь', 'Вибух', 'Колаборант', 'Федоров']</text:p>
      <text:p text:style-name="P4">
类型: Article</text:p>
      <!--METADATA-->
      <text:p text:style-name="P4">
<draw:frame draw:style-name="fr1" draw:name="Image25" text:anchor-type="as-char" svg:width="6.9236in" svg:height="3.956343in" draw:z-index="0">
<draw:image xlink:href="../Images/yкринформ/2023-05-02T-162-34-00-03-00/630_360_1678792923-194.jpg" xlink:type="simple" xlink:show="embed" xlink:actuate="onLoad" draw:mime-type="image/jpeg"/>
</draw:frame>
今天，一名与敌人一起出去的警察在梅利托波的爆炸中受伤。</text:p>
      <text:p text:style-name="P4">
关于<text:a xlink:type="simple" xlink:href="https://t.me/ivan_fedorov_melitopol/1850" text:style-name="Internet_20_link" text:visited-style-name="Visited_20_Internet_20_Link">
</text:a>
乌克林福姆报道说，梅利托波尔·伊万·费多罗夫(Melitopol Ivan Fedorov)的城市主席报道。</text:p>
      <text:p text:style-name="P4">
“根据早晨指定的数据<text:a xlink:type="simple" xlink:href="https://www.ukrinform.ua/tag-vibuh" text:style-name="Internet_20_link" text:visited-style-name="Visited_20_Internet_20_Link">
</text:a>
邮政上写着。</text:p>
      <text:p text:style-name="P4">
他补充说，明天早上叛徒将在医院找到。</text:p>
      <text:p text:style-name="P4">
梅利托波(Melitopol)的早晨爆炸并不是太强大了，费多罗夫(Fedorov)强调，只有个人城市才听到。</text:p>
      <text:p text:style-name="P4">
<text:span text:style-name="T4">
另请阅读：</text:span>
 <text:a xlink:type="simple" xlink:href="https://www.ukrinform.ua/rubric-ato/3702904-v-melitopoli-prolunav-vibuh-v-goteli-u-akomu-bazuvalis-okupanti-andrusenko.html" text:style-name="Internet_20_link" text:visited-style-name="Visited_20_Internet_20_Link">
<text:span text:style-name="T4">
 melitopoli </text:span>
</text:a>
当时，费多罗夫在国家电话上说，“唯一的新闻”“唯一的新闻”总部和俄罗斯陆军其余人员的地方被清算在托克马克。 在米哈伊利夫卡(Mikhailivka)也很大声，根据费多夫(Fedorov)的说法，注意到了一群入侵者。</text:p>
      <text:p text:style-name="P4">
News Source: <text:a xlink:type="simple" xlink:href="https://www.ukrinform.ua/rubric-regions/3703693-fedorov-pro-rankovij-vibuh-u-melitopoli-postrazdav-kolaborant.html" text:style-name="Internet_20_link" text:visited-style-name="Visited_20_Internet_20_Link">
https://www.ukrinform.ua/rubric-regions/3703693-fedorov-pro-rankovij-vibuh-u-melitopoli-postrazdav-kolaborant.html</text:a>
</text:p>
      <!--NEWS-->
      <text:h text:style-name="P10" text:outline-level="1">
<text:span text:style-name="T4">
APL：与Zinchenko的“阿森纳”击败了“切尔西”</text:span>
</text:h>
      <text:p text:style-name="P4">
作者: Ukrinform (Person)</text:p>
      <text:p text:style-name="P4">
出版商: Укринформ (Organization)</text:p>
      <text:p text:style-name="P4">
出版时间: 2023-05-02T-18:57:00+03:00</text:p>
      <text:p text:style-name="P4">
修改时间: 2023-05-02T23:57:00+03:00</text:p>
      <text:p text:style-name="P4">
描述: 英超联赛（APL）的足球锦标赛第34轮比赛。  - 乌克林。</text:p>
      <text:p text:style-name="P4">
图片: ["<text:a xlink:type="simple" xlink:href="https://static.ukrinform.com/photos/2023_05/thumb_files/630_360_1683061044-641.jpg" text:style-name="Internet_20_link" text:visited-style-name="Visited_20_Internet_20_Link">
630_360_16830...</text:a>
"]</text:p>
      <text:p text:style-name="P4">
标签: ['Арсенал', 'Челсі', 'Футбол', 'Зінченко', 'АПЛ']</text:p>
      <text:p text:style-name="P4">
类型: Article</text:p>
      <!--METADATA-->
      <text:p text:style-name="P4">
<draw:frame draw:style-name="fr1" draw:name="Image26" text:anchor-type="as-char" svg:width="6.9236in" svg:height="3.956343in" draw:z-index="0">
<draw:image xlink:href="../Images/yкринформ/2023-05-02T-18-57-00-03-00/630_360_1683061044-641.jpg" xlink:type="simple" xlink:show="embed" xlink:actuate="onLoad" draw:mime-type="image/jpeg"/>
</draw:frame>
旺利乌斯超级联赛(超级联赛)第34轮足球学者的比赛正在进行中。</text:p>
      <text:p text:style-name="P4">
乌克林福姆报道，在伦敦的家庭竞技场“酋长国山炎”的阿森纳迫使切尔西屈服-3：1，打断了他的4场比赛，没有胜利。</text:p>
      <text:p text:style-name="P4">
组成18和31分钟的马丁·埃德戈尔(Martin Edegor)和加布里埃尔·扎祖斯(Gabriel Zhazus)由业主的所有者出名。(34). У складі гостей авторомголу став Чуквунонсо Мадуеке (65)乌克兰的后卫Oleksandr Zinchenko在阿森纳开始时出去，在第73分钟让苏格兰Cyran Tirney让位。</text:p>
      <text:p text:style-name="P4">
切尔西前锋米哈伊尔·穆德里克(Mikhail Mudryk)反过来取代了英格兰·拉基姆·斯特林(Rakhim Sterling)攻击者的第71分钟。</text:p>
      <text:p text:style-name="P4">
<text:span text:style-name="T4">
另请阅读：</text:span>
 <text:a xlink:type="simple" xlink:href="https://www.ukrinform.ua/rubric-sports/3703380-apl-everton-z-mikolenkom-unik-porazki-u-lesteri.html" text:style-name="Internet_20_link" text:visited-style-name="Visited_20_Internet_20_Link">
<text:span text:style-name="T4">
 apl </text:span>
</text:a>
在阿森纳的资产中 -  78分在积分榜上恢复了领导者。 第二个是“曼城”(76)，少两场比赛。 5月3日，“当地人”将由伦敦西海举办。</text:p>
      <text:p text:style-name="P4">
照片：法新社。</text:p>
      <text:p text:style-name="P4">
News Source: <text:a xlink:type="simple" xlink:href="https://www.ukrinform.ua/rubric-sports/3703884-apl-arsenal-iz-zincenkom-peregrav-celsi-mudrika.html" text:style-name="Internet_20_link" text:visited-style-name="Visited_20_Internet_20_Link">
https://www.ukrinform.ua/rubric-sports/3703884-apl-arsenal-iz-zincenkom-peregrav-celsi-mudrika.html</text:a>
</text:p>
      <!--NEWS-->
      <text:h text:style-name="P10" text:outline-level="1">
<text:span text:style-name="T4">
Dnipro，Dnipropetrovska Oblast（12:30）。 红色警报：空中威胁。 警笛声。 掩护...</text:span>
</text:h>
      <text:p text:style-name="P4">
作者: liveuamap (Language: en)</text:p>
      <text:p text:style-name="P4">
时间: 2023-05-02T-20:31:00</text:p>
      <text:p text:style-name="P4">
地点: Dnipro (Latitude:48.45930000 Longtitude:35.03865000)</text:p>
      <text:p text:style-name="P4">
视频: []</text:p>
      <text:p text:style-name="P4">
图片: []</text:p>
      <text:p text:style-name="P4">
标签: ["Europe", "Central and Eastern Europe"]</text:p>
      <text:p text:style-name="P4">
Id: 22559966</text:p>
      <!--METADATA-->
      <text:p text:style-name="P4">
dnipro，dnipropetrovsk区域(12:30). Red Alert: aerial threat. Sirenssounding. Take cover now!</text:p>
      <text:p text:style-name="P4">
News Collection Link: <text:a xlink:type="simple" xlink:href="https://liveuamap.com/en/2023/02-may-dnipro-dnipropetrovska-oblast1230-red-g" text:style-name="Internet_20_link" text:visited-style-name="Visited_20_Internet_20_Link">
https://liveuamap.com/en/2023/02-may-dnipro-dnipropetrovska-oblast1230-red-g</text:a>
</text:p>
      <text:p text:style-name="P4">
News Source: <text:a xlink:type="simple" xlink:href="https://t.me/suspilnednipro/14968" text:style-name="Internet_20_link" text:visited-style-name="Visited_20_Internet_20_Link">
https://t.me/suspilnednipro/14968</text:a>
</text:p>
      <!--NEWS-->
      <text:h text:style-name="P10" text:outline-level="1">
<text:span text:style-name="T4">
伊尔马克会见了乌克兰和外国记者</text:span>
</text:h>
      <text:p text:style-name="P4">
作者: Ukrinform (Person)</text:p>
      <text:p text:style-name="P4">
出版商: Укринформ (Organization)</text:p>
      <text:p text:style-name="P4">
出版时间: 2023-05-02T-20:52:00+03:00</text:p>
      <text:p text:style-name="P4">
修改时间: 2023-05-02T23:52:00+03:00</text:p>
      <text:p text:style-name="P4">
描述: 总统办公室负责人安德里·伊尔马克（Andriy Yermak）会见了乌克兰和外国媒体的代表。  - 乌克林。</text:p>
      <text:p text:style-name="P4">
图片: ["<text:a xlink:type="simple" xlink:href="https://static.ukrinform.com/photos/2023_05/thumb_files/630_360_1683060645-674.jpeg" text:style-name="Internet_20_link" text:visited-style-name="Visited_20_Internet_20_Link">
630_360_16830...</text:a>
", "<text:a xlink:type="simple" xlink:href="https://static.ukrinform.com/photos/2023_05/1683060645-425.jpeg" text:style-name="Internet_20_link" text:visited-style-name="Visited_20_Internet_20_Link">
1683060645-42...</text:a>
", "<text:a xlink:type="simple" xlink:href="https://static.ukrinform.com/photos/2023_05/1683060645-818.jpeg" text:style-name="Internet_20_link" text:visited-style-name="Visited_20_Internet_20_Link">
1683060645-81...</text:a>
"]</text:p>
      <text:p text:style-name="P4">
标签: ['ЗМІ', 'Журналіст', 'Єрмак', 'Офіс Президента', 'Жовква']</text:p>
      <text:p text:style-name="P4">
类型: Article</text:p>
      <!--METADATA-->
      <text:p text:style-name="P4">
<draw:frame draw:style-name="fr1" draw:name="Image27" text:anchor-type="as-char" svg:width="6.9236in" svg:height="3.956343in" draw:z-index="0">
<draw:image xlink:href="../Images/yкринформ/2023-05-02T-20-52-00-03-00/630_360_1683060645-674.jpeg" xlink:type="simple" xlink:show="embed" xlink:actuate="onLoad" draw:mime-type="image/jpeg"/>
</draw:frame>
总统主管Andriy Yermak会见了乌克兰和外国媒体的代表。</text:p>
      <text:p text:style-name="P4">
该活动还由Op Igor Zhovkva的副主管参加，并报告了乌克林福姆。(https://www.president.gov.ua/news/mi-hochemo-otrimati-politichnij-signal-yakij-uzhe-sogodni-ch-82597)。</text:p>
      <text:p text:style-name="P4">
关键主题是讨论战略安全问题，例如与乌克兰加入北约的国际合作伙伴，中级安全保证，对我们的州的军事技术和人道主义支持，等等。</text:p>
      <text:p text:style-name="P4">
根据耶尔马克(Yermak)的说法，乌克兰预计，北约有明确的信号在维尔纽斯峰会上为自己的成员提供支持。 同时，他指出了在整个期间提供有效的安全保证的重要性，该期间在整个集成之前。</text:p>
      <text:p text:style-name="P4">
<draw:frame draw:style-name="fr1" draw:name="Image28" text:anchor-type="as-char" svg:width="6.9236in" svg:height="4.604691in" draw:z-index="0">
<draw:image xlink:href="../Images/yкринформ/2023-05-02T-20-52-00-03-00/1683060645-425.jpeg" xlink:type="simple" xlink:show="embed" xlink:actuate="onLoad" draw:mime-type="image/jpeg"/>
</draw:frame>
“我们看到了使这些保证真正保证的机会，他们必须在[]中发挥乌克兰的产出。(https://www.ukrinform.ua/tag-nato)。 我们还希望保持一个政治信号，该信号将显然可以巩固乌克兰今天的未来，并且将没有回程。 OPE说，只会有时间问题。</text:p>
      <text:p text:style-name="P4">
他补充说，乌克兰正在竭尽全力，单独工作，并找到适当的论点来消除我们国家加入联盟的任何非替代杂志。</text:p>
      <text:p text:style-name="P4">
<draw:frame draw:style-name="fr1" draw:name="Image29" text:anchor-type="as-char" svg:width="6.9236in" svg:height="4.604691in" draw:z-index="0">
<draw:image xlink:href="../Images/yкринформ/2023-05-02T-20-52-00-03-00/1683060645-818.jpeg" xlink:type="simple" xlink:show="embed" xlink:actuate="onLoad" draw:mime-type="image/jpeg"/>
</draw:frame>
如前所述，对话的一个重要话题也进一步增加了对俄罗斯的经济压力。 最近提出的McFola-Makasancial Plan 2.0组提供了一系列措施，这些措施将能够影响侵略国并降低其军事潜力。 在这种情况下，它主要是关于吸引七国集团国家。</text:p>
      <text:p text:style-name="P4">
总统办公室的负责人也向全球南方的对话以及他们参与实施乌克兰式的方形方面表示希望，由弗拉基米尔·泽伦斯基(Vladimir Zelensky)总统提出。</text:p>
      <text:p text:style-name="P4">
<text:span text:style-name="T4">
另请阅读：</text:span>
 <text:a xlink:type="simple" xlink:href="https://www.ukrinform.ua/rubric-polytics/3703660-ukraina-v-nato-e-najkrasim-sposobom-svidse-zaversiti-vijnu-ermak.html" text:style-name="Internet_20_link" text:visited-style-name="Visited_20_Internet_20_Link">
<text:span text:style-name="T4">
 ermak </text:span>
</text:a>
会议还讨论了谷物协议的实施。 特别注意乌克兰人被囚禁的解放。_foto：op _</text:p>
      <text:p text:style-name="P4">
News Source: <text:a xlink:type="simple" xlink:href="https://www.ukrinform.ua/rubric-polytics/3703883-ermak-zustrivsa-z-ukrainskimi-j-inozemnimi-zurnalistami.html" text:style-name="Internet_20_link" text:visited-style-name="Visited_20_Internet_20_Link">
https://www.ukrinform.ua/rubric-polytics/3703883-ermak-zustrivsa-z-ukrainskimi-j-inozemnimi-zurnalistami.html</text:a>
</text:p>
      <!--NEWS-->
      <text:h text:style-name="P10" text:outline-level="1">
<text:span text:style-name="T4">
普京，卢卡申科和其他独裁者没有被邀请参加查尔斯三世的加冕典礼 - 媒体</text:span>
</text:h>
      <text:p text:style-name="P4">
作者: Ukrinform (Person)</text:p>
      <text:p text:style-name="P4">
出版商: Укринформ (Organization)</text:p>
      <text:p text:style-name="P4">
出版时间: 2023-05-02T-22:34:00+03:00</text:p>
      <text:p text:style-name="P4">
修改时间: 2023-05-02T23:34:00+03:00</text:p>
      <text:p text:style-name="P4">
描述: 英国和北爱尔兰的英国没有邀请几个国家领导人的查尔斯三世的加冕典礼，这些仪式由包括俄罗斯和白俄罗斯在内的专制和独裁政权主导。  - 乌克林。</text:p>
      <text:p text:style-name="P4">
图片: ["<text:a xlink:type="simple" xlink:href="https://static.ukrinform.com/photos/2023_05/thumb_files/630_360_1683059723-687.png" text:style-name="Internet_20_link" text:visited-style-name="Visited_20_Internet_20_Link">
630_360_16830...</text:a>
"]</text:p>
      <text:p text:style-name="P4">
标签: ['Британія', 'лукашенко', 'путін', 'Чарльз ІІІ', 'Коронація']</text:p>
      <text:p text:style-name="P4">
类型: Article</text:p>
      <!--METADATA-->
      <text:p text:style-name="P4">
<draw:frame draw:style-name="fr1" draw:name="Image30" text:anchor-type="as-char" svg:width="6.9236in" svg:height="3.956343in" draw:z-index="0">
<draw:image xlink:href="../Images/yкринформ/2023-05-02T-22-34-00-03-00/630_360_1683059723-687.png" xlink:type="simple" xlink:show="embed" xlink:actuate="onLoad" draw:mime-type="image/png"/>
</draw:frame>
英国和北爱尔兰并未邀请查尔斯三世仪式前往几个州的领导人，这些州由包括俄罗斯和白俄罗斯在内的专制主义政权主导。</text:p>
      <text:p text:style-name="P4">
关于它报告<text:a xlink:type="simple" xlink:href="http://www.reuters.com/world/russia-belarus-iran-myanmar-not-invited-king-charles-coronation-uk-source-2023-05-02/" text:style-name="Internet_20_link" text:visited-style-name="Visited_20_Internet_20_Link">
</text:a>
乌克林福姆报道，意识到知识渊博的来源。</text:p>
      <text:p text:style-name="P4">
该出版物说：“英国尚未向查尔斯国王加冕典礼主持人，白俄罗斯，伊朗，缅甸，叙利亚，阿富汗和委内瑞拉发出邀请。”</text:p>
      <text:p text:style-name="P4">
同时，邀请了英国与英国建立完全外交关系的国家元​​首，以及伊萨莫尔地区财产的代表。</text:p>
      <text:p text:style-name="P4">
还可以澄清的是，邀请是通过高级列出的[]发送的(https://www.ukrinform.ua/tag-diplomati)朝鲜和尼加拉瓜将是这些州的负责人。</text:p>
      <text:p text:style-name="P4">
<text:span text:style-name="T4">
另请阅读：</text:span>
 <text:a xlink:type="simple" xlink:href="https://www.ukrinform.ua/rubric-world/3696686-u-koronacii-carlza-iii-vizmut-ucast-sist-tisac-vijskovosluzbovciv.html" text:style-name="Internet_20_link" text:visited-style-name="Visited_20_Internet_20_Link">
<text:span text:style-name="T4">
皇冠</text:span>
</text:a>
正如乌克林福姆报道的外交大臣<text:a xlink:type="simple" xlink:href="http://www.ukrinform.ua/rubric-polytics/3703568-ukrainu-na-koronacii-carlza-iii-predstavlatime-delegacia-visokogo-rivna-kuleba.html" text:style-name="Internet_20_link" text:visited-style-name="Visited_20_Internet_20_Link">
</text:a>
在查尔斯三世的加冕典礼上将提出一个备受尊敬的乌克兰代表团。</text:p>
      <text:p text:style-name="P4">
庄严的仪式定于5月6日星期六在伦敦的威斯敏斯特能力上举行。</text:p>
      <text:p text:style-name="P4">
News Source: <text:a xlink:type="simple" xlink:href="https://www.ukrinform.ua/rubric-world/3703882-putina-lukasenka-ta-insih-diktatoriv-ne-zaprosili-na-koronaciu-carlza-iii-zmi.html" text:style-name="Internet_20_link" text:visited-style-name="Visited_20_Internet_20_Link">
https://www.ukrinform.ua/rubric-world/3703882-putina-lukasenka-ta-insih-diktatoriv-ne-zaprosili-na-koronaciu-carlza-iii-zmi.html</text:a>
</text:p>
      <!--NEWS-->
      <text:h text:style-name="P10" text:outline-level="1">
<text:span text:style-name="T4">
总统授予63名军事</text:span>
</text:h>
      <text:p text:style-name="P4">
作者: Ukrinform (Person)</text:p>
      <text:p text:style-name="P4">
出版商: Укринформ (Organization)</text:p>
      <text:p text:style-name="P4">
出版时间: 2023-05-02T-24:15:00+03:00</text:p>
      <text:p text:style-name="P4">
修改时间: 2023-05-02T23:15:00+03:00</text:p>
      <text:p text:style-name="P4">
描述: 沃迪米尔总统Zelenskyy庆祝了63名乌克兰州立奖的捍卫者。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Нагорода', 'Військові', 'Зеленський']</text:p>
      <text:p text:style-name="P4">
类型: Article</text:p>
      <!--METADATA-->
      <text:p text:style-name="P4">
<draw:frame draw:style-name="fr1" draw:name="Image31" text:anchor-type="as-char" svg:width="6.9236in" svg:height="3.956343in" draw:z-index="0">
<draw:image xlink:href="../Images/yкринформ/2023-05-02T-24-15-00-03-00/630_360_1671115306-366.jpeg" xlink:type="simple" xlink:show="embed" xlink:actuate="onLoad" draw:mime-type="image/jpeg"/>
</draw:frame>
沃迪米尔总统Zelenskyy庆祝了63名乌克兰州立奖的捍卫者。</text:p>
      <text:p text:style-name="P4">
根据乌克林福姆的说法，相应的法令<text:a xlink:type="simple" xlink:href="https://www.president.gov.ua/documents/2602023-46661" text:style-name="Internet_20_link" text:visited-style-name="Visited_20_Internet_20_Link">
</text:a>
张贴在州现场。</text:p>
      <text:p text:style-name="P4">
根据该文件，为个人勇气，乌克兰的国家保护和领土完整是在军事义务的无私表现[]中揭示的<text:a xlink:type="simple" xlink:href="https://www.ukrinform.ua/tag-nagoroda" text:style-name="Internet_20_link" text:visited-style-name="Visited_20_Internet_20_Link">
</text:a>
乌克兰军事服役的勇气和奖牌。</text:p>
      <text:p text:style-name="P4">
<text:span text:style-name="T4">
另请阅读：</text:span>
 <text:a xlink:type="simple" xlink:href="https://www.ukrinform.ua/rubric-society/3702747-prezident-nagorodiv-pocesnou-vidznakou-za-muznist-ta-vidvagu-tri-prikordonni-zagoni.html" text:style-name="Internet_20_link" text:visited-style-name="Visited_20_Internet_20_Link">
<text:span text:style-name="T4">
授予</text:span>
</text:a>
如报道<text:a xlink:type="simple" xlink:href="https://www.ukrinform.ua/rubric-ato/3703566-zelenskij-nagorodiv-292-bijciv-189-z-nih-posmertno.html" text:style-name="Internet_20_link" text:visited-style-name="Visited_20_Internet_20_Link">
</text:a>
，从5月1日起，总统授予了292名军人，其中189名 - 死后。</text:p>
      <text:p text:style-name="P4">
_foto：op _</text:p>
      <text:p text:style-name="P4">
News Source: <text:a xlink:type="simple" xlink:href="https://www.ukrinform.ua/rubric-ato/3703877-prezident-nagorodiv-63-vijskovih.html" text:style-name="Internet_20_link" text:visited-style-name="Visited_20_Internet_20_Link">
https://www.ukrinform.ua/rubric-ato/3703877-prezident-nagorodiv-63-vijskovih.html</text:a>
</text:p>
      <!--NEWS-->
      <text:h text:style-name="P10" text:outline-level="1">
<text:span text:style-name="T4">
五角大楼证实他将继续协助乌克兰</text:span>
</text:h>
      <text:p text:style-name="P4">
作者: Ukrinform (Person)</text:p>
      <text:p text:style-name="P4">
出版商: Укринформ (Organization)</text:p>
      <text:p text:style-name="P4">
出版时间: 2023-05-02T-26:01:00+03:00</text:p>
      <text:p text:style-name="P4">
修改时间: 2023-05-02T23:01:00+03:00</text:p>
      <text:p text:style-name="P4">
描述: 美国打算将新的军事援助分配给乌克兰，并不断与我国的领导人联系，以确定武装部队最相关的需求。  - 乌克林。</text:p>
      <text:p text:style-name="P4">
图片: ["<text:a xlink:type="simple" xlink:href="https://static.ukrinform.com/photos/2016_07/thumb_files/630_360_1467320804-6747.jpg" text:style-name="Internet_20_link" text:visited-style-name="Visited_20_Internet_20_Link">
630_360_14673...</text:a>
"]</text:p>
      <text:p text:style-name="P4">
标签: ['Пентагон', 'США', 'Зброя', 'допомога', 'Війна з росією']</text:p>
      <text:p text:style-name="P4">
类型: Article</text:p>
      <!--METADATA-->
      <text:p text:style-name="P4">
<draw:frame draw:style-name="fr1" draw:name="Image32" text:anchor-type="as-char" svg:width="6.9236in" svg:height="3.956343in" draw:z-index="0">
<draw:image xlink:href="../Images/yкринформ/2023-05-02T-26-01-00-03-00/630_360_1467320804-6747.jpg" xlink:type="simple" xlink:show="embed" xlink:actuate="onLoad" draw:mime-type="image/jpeg"/>
</draw:frame>
美国打算将新的军事援助分配给乌克兰，并干扰与我国的领导人不断接触，以确定武装部队最相关的需求。</text:p>
      <text:p text:style-name="P4">
乌克林福姆通讯员据报道，五角大楼发言人帕特里克·赖德将军在一份简报中指出，这是在此简报上所说的。</text:p>
      <text:p text:style-name="P4">
美国国防机构对乌克兰武装部队的准备措施回答：“我们将继续在安全领域支持乌克兰的安全领域。”</text:p>
      <text:p text:style-name="P4">
莱德指出，他不会在过程的细节上，但没有指定何时宣布下一批。 但是，将军指出<text:a xlink:type="simple" xlink:href="https://www.ukrinform.ua/tag-ssa" text:style-name="Internet_20_link" text:visited-style-name="Visited_20_Internet_20_Link">
</text:a>
从一开始，他们与乌克兰领导人以及盟友和合作伙伴紧密合作，以确定乌克兰需要什么来保护主权并返回占领者：商店。</text:p>
      <text:p text:style-name="P4">
<text:span text:style-name="T4">
另请阅读：</text:span>
 <text:a xlink:type="simple" xlink:href="https://www.ukrinform.ua/rubric-ato/3701774-zbroa-dla-ukraini-stati-cogo-tizna-obgovorat-z-partnerami-priskorenna-postacan.html" text:style-name="Internet_20_link" text:visited-style-name="Visited_20_Internet_20_Link">
</text:a>
正如乌克林福姆(Ukrinform(http://www.ukrinform.ua/rubric-ato/3703379-bilij-dim-anonsuvav-novij-paket-vijskovoi-dopomogi-ukraini.html)。 他还报告说，美国已经授予了几乎100％的军事援助的授予。</text:p>
      <text:p text:style-name="P4">
News Source: <text:a xlink:type="simple" xlink:href="https://www.ukrinform.ua/rubric-ato/3703876-pentagon-pidtverdiv-so-prodovzit-nadavati-dopomogu-ukraini.html" text:style-name="Internet_20_link" text:visited-style-name="Visited_20_Internet_20_Link">
https://www.ukrinform.ua/rubric-ato/3703876-pentagon-pidtverdiv-so-prodovzit-nadavati-dopomogu-ukraini.html</text:a>
</text:p>
      <!--NEWS-->
      <text:h text:style-name="P10" text:outline-level="1">
<text:span text:style-name="T4">
俄罗斯军队在赫尔森地区开了两个定居点，死亡和受伤</text:span>
</text:h>
      <text:p text:style-name="P4">
作者: Ukrinform (Person)</text:p>
      <text:p text:style-name="P4">
出版商: Укринформ (Organization)</text:p>
      <text:p text:style-name="P4">
出版时间: 2023-05-02T-29:43:00+03:00</text:p>
      <text:p text:style-name="P4">
修改时间: 2023-05-02T22:43:00+03:00</text:p>
      <text:p text:style-name="P4">
描述: 5月2日晚上，俄罗斯入侵者袭击了哥萨克和​​德尼普罗夫斯克·赫森地区的村庄。  - 乌克林。</text:p>
      <text:p text:style-name="P4">
图片: ["<text:a xlink:type="simple" xlink:href="https://static.ukrinform.com/photos/2023_04/thumb_files/630_360_1680878030-989.jpg" text:style-name="Internet_20_link" text:visited-style-name="Visited_20_Internet_20_Link">
630_360_16808...</text:a>
"]</text:p>
      <text:p text:style-name="P4">
标签: ['Херсонщина', 'Обстріл', 'Поранені', 'Загибель', 'Війна з росією']</text:p>
      <text:p text:style-name="P4">
类型: Article</text:p>
      <!--METADATA-->
      <text:p text:style-name="P4">
<draw:frame draw:style-name="fr1" draw:name="Image33" text:anchor-type="as-char" svg:width="6.9236in" svg:height="3.956343in" draw:z-index="0">
<draw:image xlink:href="../Images/yкринформ/2023-05-02T-29-43-00-03-00/630_360_1680878030-989.jpg" xlink:type="simple" xlink:show="embed" xlink:actuate="onLoad" draw:mime-type="image/jpeg"/>
</draw:frame>
5月2日晚上，俄罗斯夜晚在5月2日的哥萨克和德尼普罗夫斯科埃奇森地区袭击。</text:p>
      <text:p text:style-name="P4">
乌克林福姆(Ukrinform(http://t.me/khersonskaODA/5531)。</text:p>
      <text:p text:style-name="P4">
根据OVA的说法，一名66岁的男子因敌对的外壳而在Kozatkoye Novokakhovsky社区的村庄被杀。</text:p>
      <text:p text:style-name="P4">
由于俄罗斯炮兵在Dniep​​er Belozersk <text:a xlink:type="simple" xlink:href="https://www.ukrinform.ua/tag-tergromada" text:style-name="Internet_20_link" text:visited-style-name="Visited_20_Internet_20_Link">
</text:a>
一名78岁的妇女受伤。后果在严重的情况下住院。</text:p>
      <text:p text:style-name="P4">
正如乌克林福姆报道的那样，5月2日晚上，俄罗斯的赫尔森地区<text:a xlink:type="simple" xlink:href="http://www.ukrinform.ua/rubric-ato/3703773-rosiani-obstrilali-selo-na-hersonsini-poranenij-pidlitok.html" text:style-name="Internet_20_link" text:visited-style-name="Visited_20_Internet_20_Link">
</text:a>
Beryslav社区，伤害了这名少年。</text:p>
      <text:p text:style-name="P4">
较早的入侵者<text:a xlink:type="simple" xlink:href="http://www.ukrinform.ua/rubric-ato/3703627-na-hersonsini-kilkist-zagiblih-cerez-vorozij-obstril-zrosla-do-troh-ludej.html" text:style-name="Internet_20_link" text:visited-style-name="Visited_20_Internet_20_Link">
</text:a>
遭受敌意的袭击，该地区的三名居民被杀，又暴露了五人。</text:p>
      <text:p text:style-name="P4">
News Source: <text:a xlink:type="simple" xlink:href="https://www.ukrinform.ua/rubric-ato/3703873-vijska-rf-obstrilali-dva-selisa-na-hersonsini-e-zagiblij-i-poranena.html" text:style-name="Internet_20_link" text:visited-style-name="Visited_20_Internet_20_Link">
https://www.ukrinform.ua/rubric-ato/3703873-vijska-rf-obstrilali-dva-selisa-na-hersonsini-e-zagiblij-i-poranena.html</text:a>
</text:p>
      <!--NEWS-->
      <text:h text:style-name="P10" text:outline-level="1">
<text:span text:style-name="T4">
白宫：我们很高兴听到演讲者麦卡锡的话来支持乌克兰</text:span>
</text:h>
      <text:p text:style-name="P4">
作者: Ukrinform (Person)</text:p>
      <text:p text:style-name="P4">
出版商: Укринформ (Organization)</text:p>
      <text:p text:style-name="P4">
出版时间: 2023-05-02T-31:35:00+03:00</text:p>
      <text:p text:style-name="P4">
修改时间: 2023-05-02T22:35:00+03:00</text:p>
      <text:p text:style-name="P4">
描述: 贝登政府欢迎共和党众议院凯文·麦卡锡（Kevin McCarthy）的议长，他需要对乌克兰进行更多的大规模支持。  - 乌克林。</text:p>
      <text:p text:style-name="P4">
图片: ["<text:a xlink:type="simple" xlink:href="https://static.ukrinform.com/photos/2023_05/thumb_files/630_360_1683037313-390.jpg" text:style-name="Internet_20_link" text:visited-style-name="Visited_20_Internet_20_Link">
630_360_16830...</text:a>
"]</text:p>
      <text:p text:style-name="P4">
标签: ['Конгрес США', 'Білий дім', 'Війна з росією']</text:p>
      <text:p text:style-name="P4">
类型: Article</text:p>
      <!--METADATA-->
      <text:p text:style-name="P4">
<draw:frame draw:style-name="fr1" draw:name="Image34" text:anchor-type="as-char" svg:width="6.9236in" svg:height="3.956343in" draw:z-index="0">
<draw:image xlink:href="../Images/yкринформ/2023-05-02T-31-35-00-03-00/630_360_1683037313-390.jpg" xlink:type="simple" xlink:show="embed" xlink:actuate="onLoad" draw:mime-type="image/jpeg"/>
</draw:frame>
贝登政府欢迎共和党人梅克温·麦卡锡(Mekewin McCarthy)的议长，他需要对乌克兰进行更多的大规模支持。</text:p>
      <text:p text:style-name="P4">
因此，乌克利福通讯员报告说，国会下议院的发言人是国会下议院的讲话。</text:p>
      <text:p text:style-name="P4">
“我们很高兴听到发言人麦卡锡同意继续乌克兰的支持至关重要。 很高兴听到他拒绝了由俄罗斯州媒体分发的宣传，”她说。</text:p>
      <text:p text:style-name="P4">
白宫代表提醒，最后一年贝登总统联合了世界，以支持反对俄罗斯侵略的乌克兰。 和广泛的两党支持<text:a xlink:type="simple" xlink:href="https://www.ukrinform.ua/tag-kongres-ssa" text:style-name="Internet_20_link" text:visited-style-name="Visited_20_Internet_20_Link">
</text:a>
，这是至关重要的。</text:p>
      <text:p text:style-name="P4">
让·普里尔(Jean Prier)强调说：“重要的是，这一点必须继续下去，我们绝对很高兴从麦卡锡的春天听到这一点。”</text:p>
      <text:p text:style-name="P4">
<text:span text:style-name="T4">
另请阅读：</text:span>
 <text:a xlink:type="simple" xlink:href="https://www.ukrinform.ua/rubric-ato/3703379-bilij-dim-anonsuvav-novij-paket-vijskovoi-dopomogi-ukraini.html" text:style-name="Internet_20_link" text:visited-style-name="Visited_20_Internet_20_Link">
<text:span text:style-name="T4">
白色</text:span>
 <text:span text:style-name="T4">
 </text:span>
 home **</text:a>
正如乌克林福姆报道的那样，前一天，在访问以色列的前一天，美国的发言人拯救了共和党人凯文·麦卡锡(Kevin McCarthy)，以回应俄罗斯新闻记者一词<text:a xlink:type="simple" xlink:href="http://www.ukrinform.ua/rubric-polytics/3703722-spiker-palati-predstavnikiv-ssa-zaklikav-rosiu-piti-z-ukraini.html" text:style-name="Internet_20_link" text:visited-style-name="Visited_20_Internet_20_Link">
</text:a>
麦卡锡还谴责莫斯科“谋杀(乌克兰 - 编辑。)儿童»Tadystani来自共和党的一些成员，他们在美国向乌克兰提供进一步的援助。</text:p>
      <text:p text:style-name="P4">
_foto：汤姆·威廉姆斯/CQ-Rall Call，Inc，通过Getty Images _</text:p>
      <text:p text:style-name="P4">
News Source: <text:a xlink:type="simple" xlink:href="https://www.ukrinform.ua/rubric-polytics/3703872-bilij-dim-mi-radi-pocuti-vid-spikera-makkarti-slova-na-pidtrimku-ukraini.html" text:style-name="Internet_20_link" text:visited-style-name="Visited_20_Internet_20_Link">
https://www.ukrinform.ua/rubric-polytics/3703872-bilij-dim-mi-radi-pocuti-vid-spikera-makkarti-slova-na-pidtrimku-ukraini.html</text:a>
</text:p>
      <!--NEWS-->
      <text:h text:style-name="P10" text:outline-level="1">
<text:span text:style-name="T4">
西甲：巴塞罗那最少击败奥萨森</text:span>
</text:h>
      <text:p text:style-name="P4">
作者: Ukrinform (Person)</text:p>
      <text:p text:style-name="P4">
出版商: Укринформ (Organization)</text:p>
      <text:p text:style-name="P4">
出版时间: 2023-05-02T-33:32:28+03:00</text:p>
      <text:p text:style-name="P4">
修改时间: 2023-05-02T22:32:28+03:00</text:p>
      <text:p text:style-name="P4">
描述: 巴塞罗那球员在西班牙冠军的精英赛第33轮中击败了奥萨苏尼。  - 乌克林。</text:p>
      <text:p text:style-name="P4">
图片: ["<text:a xlink:type="simple" xlink:href="https://static.ukrinform.com/photos/2023_05/thumb_files/630_360_1683055842-158.jpg" text:style-name="Internet_20_link" text:visited-style-name="Visited_20_Internet_20_Link">
630_360_16830...</text:a>
"]</text:p>
      <text:p text:style-name="P4">
标签: ['Барселона', 'Футбол']</text:p>
      <text:p text:style-name="P4">
类型: Article</text:p>
      <!--METADATA-->
      <text:p text:style-name="P4">
<draw:frame draw:style-name="fr1" draw:name="Image35" text:anchor-type="as-char" svg:width="6.9236in" svg:height="3.956343in" draw:z-index="0">
<draw:image xlink:href="../Images/yкринформ/2023-05-02T-33-32-28-03-00/630_360_1683055842-158.jpg" xlink:type="simple" xlink:show="embed" xlink:actuate="onLoad" draw:mime-type="image/jpeg"/>
</draw:frame>
在西班牙冠军的精英功能障碍的第33轮中，巴塞罗那球员击败了奥萨斯尼。</text:p>
      <text:p text:style-name="P4">
据报道，在巴塞罗那诺坎普营地的战斗以1：0的成绩结束，以1：0的成绩结束。</text:p>
      <text:p text:style-name="P4">
加泰罗尼亚人的成功被带到了科霍迪·阿尔巴(Khordi Alba)的后卫，后者在第85分钟得到了法国德正的协助。</text:p>
      <text:p text:style-name="P4">
在第27分钟，霍格·埃兰多(Horge Errando)被撤职后，客人留在少数派中(延迟对手).</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a>
巴塞罗那得到82分，并继续在拉利加的积分榜上领先。 第二个是“真实的”(68). «Вершкові» сьогодні на Reale Arena у Сан-Себастьяні зустрічаються з місцевим «Реал Сосьєдадом» (58)Primera的位置是什么。 第三位由马德里竞技队保留(66)卡迪斯明天将与谁反对。</text:p>
      <text:p text:style-name="P4">
照片：法新社。</text:p>
      <text:p text:style-name="P4">
News Source: <text:a xlink:type="simple" xlink:href="https://www.ukrinform.ua/rubric-sports/3703871-la-liga-barselona-u-bilsosti-minimalno-obigrala-osasunu.html" text:style-name="Internet_20_link" text:visited-style-name="Visited_20_Internet_20_Link">
https://www.ukrinform.ua/rubric-sports/3703871-la-liga-barselona-u-bilsosti-minimalno-obigrala-osasunu.html</text:a>
</text:p>
      <!--NEWS-->
      <text:h text:style-name="P10" text:outline-level="1">
<text:span text:style-name="T4">
敌人向苏米地区和切尔尼希夫地区的另外四个定居点开了炮兵和迫击炮。</text:span>
</text:h>
      <text:p text:style-name="P4">
作者: Ukrinform (Person)</text:p>
      <text:p text:style-name="P4">
出版商: Укринформ (Organization)</text:p>
      <text:p text:style-name="P4">
出版时间: 2023-05-02T-35:23:00+03:00</text:p>
      <text:p text:style-name="P4">
修改时间: 2023-05-02T22:23:00+03:00</text:p>
      <text:p text:style-name="P4">
描述: 下午，俄罗斯军队于5月2日向炮兵和迫击炮射击，切尔尼希夫和苏米地区的四个定居点总共进行了40多次命中。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36" text:anchor-type="as-char" svg:width="6.9236in" svg:height="3.956343in" draw:z-index="0">
<draw:image xlink:href="../Images/yкринформ/2023-05-02T-35-23-00-03-00/630_360_1667124180-530.jpg" xlink:type="simple" xlink:show="embed" xlink:actuate="onLoad" draw:mime-type="image/jpeg"/>
</draw:frame>
下午，卢斯基卡(Ruskivska)于5月2日从5月2日起，从切尼夫(Chernihiv)和苏米(Sumy)地区的炮兵和迫击炮定居点开除，总共进行了40次命中。</text:p>
      <text:p text:style-name="P4">
根据乌克林福姆的说法，[<text:a xlink:type="simple" xlink:href="https://t.me/ok_pivnich1/2248" text:style-name="Internet_20_link" text:visited-style-name="Visited_20_Internet_20_Link">
</text:a>
。</text:p>
      <text:p text:style-name="P4">
特别是，从15:25到15:45八<text:a xlink:type="simple" xlink:href="https://www.ukrinform.ua/tag-obstril" text:style-name="Internet_20_link" text:visited-style-name="Visited_20_Internet_20_Link">
</text:a>
，可能是从Zalivniy Chernyhiv地区的弹簧大炮。</text:p>
      <text:p text:style-name="P4">
从16:50到17:10在同一定居点的地区，有超过八分之八，可能带有相同的武器。 敌对的炮击陷入了农场建筑和一间住宅。</text:p>
      <text:p text:style-name="P4">
根据命令，房屋被大火摧毁。 受害者的信息来了。</text:p>
      <text:p text:style-name="P4">
从15:05到16:05在Znob-Trubchevsk Sumy地区的地区，这是16次命中的入侵者，也许也来自枪管炮兵。</text:p>
      <text:p text:style-name="P4">
<text:span text:style-name="T4">
另请阅读：</text:span>
 <text:a xlink:type="simple" xlink:href="https://www.ukrinform.ua/rubric-ato/3703614-zagarbniki-vdarili-z-artilerii-po-prikordonnomu-mistu-na-sumsini.html" text:style-name="Internet_20_link" text:visited-style-name="Visited_20_Internet_20_Link">
<text:span text:style-name="T4">
 sumshchyn </text:span>
</text:a>
从20:35到20:40，该地区的两次命中率可能是相同的武器，从20:05到20：35-7击中，可能是Shalyigin地区的Mortar120 mm口径。</text:p>
      <text:p text:style-name="P4">
没有关于当地群体损失或对平民基础设施损失的信息。</text:p>
      <text:p text:style-name="P4">
如报道<text:a xlink:type="simple" xlink:href="https://www.ukrinform.ua/rubric-ato/3703437-rosijska-armia-vnoci-ta-zranku-obstriluvala-prikordonna-cernigivsini-j-sumsini.html" text:style-name="Internet_20_link" text:visited-style-name="Visited_20_Internet_20_Link">
</text:a>
，5月2日，俄罗斯军队袭击了Semenivka，Mountain，Krasny Khutir，Buda-Vorobiivskaya，Mykolaivka，建筑和Sumy地区的定居点。</text:p>
      <text:p text:style-name="P4">
News Source: <text:a xlink:type="simple" xlink:href="https://www.ukrinform.ua/rubric-ato/3703869-vorog-obstrilav-z-artilerii-ta-minometiv-se-cotiri-naseleni-punkti-sumsini-i-cernigivsini.html" text:style-name="Internet_20_link" text:visited-style-name="Visited_20_Internet_20_Link">
https://www.ukrinform.ua/rubric-ato/3703869-vorog-obstrilav-z-artilerii-ta-minometiv-se-cotiri-naseleni-punkti-sumsini-i-cernigivsini.html</text:a>
</text:p>
      <!--NEWS-->
      <text:h text:style-name="P10" text:outline-level="1">
<text:span text:style-name="T4">
摩尔多瓦的表情被指控犯有机场特许权</text:span>
</text:h>
      <text:p text:style-name="P4">
作者: Ukrinform (Person)</text:p>
      <text:p text:style-name="P4">
出版商: Укринформ (Organization)</text:p>
      <text:p text:style-name="P4">
出版时间: 2023-05-02T-37:18:00+03:00</text:p>
      <text:p text:style-name="P4">
修改时间: 2023-05-02T22:18:00+03:00</text:p>
      <text:p text:style-name="P4">
描述: 摩尔多瓦·尤里·莱恩克（Moldova Yuri Lyanke）的前总理被指控通过特许经营权滥用权力，该特许权将对该国的主要机场的控制权转移到了移民的商人。  - 乌克林。</text:p>
      <text:p text:style-name="P4">
图片: ["<text:a xlink:type="simple" xlink:href="https://static.ukrinform.com/photos/2023_05/thumb_files/630_360_1683055078-567.jpg" text:style-name="Internet_20_link" text:visited-style-name="Visited_20_Internet_20_Link">
630_360_16830...</text:a>
"]</text:p>
      <text:p text:style-name="P4">
标签: ['Аеропорт', 'Молдова', "Прем'єр", 'Концесія']</text:p>
      <text:p text:style-name="P4">
类型: Article</text:p>
      <!--METADATA-->
      <text:p text:style-name="P4">
<draw:frame draw:style-name="fr1" draw:name="Image37" text:anchor-type="as-char" svg:width="6.9236in" svg:height="3.956343in" draw:z-index="0">
<draw:image xlink:href="../Images/yкринформ/2023-05-02T-37-18-00-03-00/630_360_1683055078-567.jpg" xlink:type="simple" xlink:show="embed" xlink:actuate="onLoad" draw:mime-type="image/jpeg"/>
</draw:frame>
摩尔多瓦·尤里·莱恩克(Moldova Yuri Lyanke)的前总理通过特许权被指控犯有当局的指控，后者转移了对该国移民的主要移民的控制权。</text:p>
      <text:p text:style-name="P4">
正如乌克林福姆报道的那样，它报告了<text:a xlink:type="simple" xlink:href="https://www.reuters.com/world/europe/moldovan-ex-prime-minister-charged-over-airport-concession-2023-05-02/" text:style-name="Internet_20_link" text:visited-style-name="Visited_20_Internet_20_Link">
</text:a>
。</text:p>
      <text:p text:style-name="P4">
反腐败检察官办公室的负责人Veronica Dagalin <text:a xlink:type="simple" xlink:href="https://www.ukrinform.ua/tag-moldova" text:style-name="Internet_20_link" text:visited-style-name="Visited_20_Internet_20_Link">
</text:a>
，她说，前经济部长和其他六名前官员也提出了类似的刑事案件，她说，该案件被转移到法院。</text:p>
      <text:p text:style-name="P4">
她在奇西诺摩尔多瓦首都新闻发布会上说：“所有被告都不认识自己有罪。”</text:p>
      <text:p text:style-name="P4">
As it was reported, the 2013 concession was controlled by the Kishinovsky International Airport for a 49-year-old term of a company related to Ibiznesman's politician Ilan Shorom, who fled Moldova in 2019 after the election of the Sandu President.</text:p>
      <text:p text:style-name="P4">
<text:span text:style-name="T4">
另请阅读：</text:span>
 <text:a xlink:type="simple" xlink:href="https://www.ukrinform.ua/rubric-world/3703021-u-moldovi-zatrimali-vicegolovu-prorosijskoi-partii-sor-tauber.html" text:style-name="Internet_20_link" text:visited-style-name="Visited_20_Internet_20_Link">
</text:a>
去年11月，上诉法院裁定该管制应返回州。</text:p>
      <text:p text:style-name="P4">
News Source: <text:a xlink:type="simple" xlink:href="https://www.ukrinform.ua/rubric-world/3703868-ekspremeru-moldovi-visunuli-zvinuvacenna-cerez-koncesiu-aeroportu.html" text:style-name="Internet_20_link" text:visited-style-name="Visited_20_Internet_20_Link">
https://www.ukrinform.ua/rubric-world/3703868-ekspremeru-moldovi-visunuli-zvinuvacenna-cerez-koncesiu-aeroportu.html</text:a>
</text:p>
      <!--NEWS-->
      <text:h text:style-name="P10" text:outline-level="1">
<text:span text:style-name="T4">
欧洲委员会明天将提出生产乌克兰弹药的法案</text:span>
</text:h>
      <text:p text:style-name="P4">
作者: Ukrinform (Person)</text:p>
      <text:p text:style-name="P4">
出版商: Укринформ (Organization)</text:p>
      <text:p text:style-name="P4">
出版时间: 2023-05-02T-39:14:00+03:00</text:p>
      <text:p text:style-name="P4">
修改时间: 2023-05-02T22:14:00+03:00</text:p>
      <text:p text:style-name="P4">
描述: 欧洲委员会打算明天批准一份旨在加速炮兵弹药生产的文件，以快速回应乌克兰的需求并填补欧盟国家的武器库。  - 乌克林。</text:p>
      <text:p text:style-name="P4">
图片: ["<text:a xlink:type="simple" xlink:href="https://static.ukrinform.com/photos/2023_04/thumb_files/630_360_1682729651-392.jpg" text:style-name="Internet_20_link" text:visited-style-name="Visited_20_Internet_20_Link">
630_360_16827...</text:a>
"]</text:p>
      <text:p text:style-name="P4">
标签: ['Єврокомісія', 'Боєприпаси', 'Фон дер Ляєн', 'Війна з росією']</text:p>
      <text:p text:style-name="P4">
类型: Article</text:p>
      <!--METADATA-->
      <text:p text:style-name="P4">
<draw:frame draw:style-name="fr1" draw:name="Image38" text:anchor-type="as-char" svg:width="6.9236in" svg:height="3.949857in" draw:z-index="0">
<draw:image xlink:href="../Images/yкринформ/2023-05-02T-39-14-00-03-00/630_360_1682729651-392.jpg" xlink:type="simple" xlink:show="embed" xlink:actuate="onLoad" draw:mime-type="image/jpeg"/>
</draw:frame>
欧盟委员会打算明天采用一份文件，以加速炮兵弹药的生产，以快速回应乌克兰的需求并填补欧盟国家的武器库。</text:p>
      <text:p text:style-name="P4">
正如乌克林福姆报道的那样，关于<text:a xlink:type="simple" xlink:href="http://twitter.com/vonderleyen/status/1653435924875825155" text:style-name="Internet_20_link" text:visited-style-name="Visited_20_Internet_20_Link">
</text:a>
Ursula der Lyen报道了欧洲委员会主席。</text:p>
      <text:p text:style-name="P4">
“我很高兴与布拉格捷克共和国帕维尔的总统会面。 感谢捷克共和国对乌克兰的稳定支持。 我们紧急增加了弹药的生产，顺序和交付。 这就是为什么欧盟委员会将提出该法案以支持弹药生产的原因。” EC负责人写道。</text:p>
      <text:p text:style-name="Quotations">

<text:p text:style-name="P4">
很高兴与[&gt;
]见面(https://twitter.com/prezidentpavel?ref_src=twsrc%5Etfw)在布拉格。 &gt;
&gt;
我感谢他对乌克兰的坚定支持。 &gt;
&gt;
我们需要紧急加强生产，采购，交付&gt;
弹药。 &gt;
&gt;
这就是为什么<text:a xlink:type="simple" xlink:href="https://twitter.com/EU_Commission" text:style-name="Internet_20_link" text:visited-style-name="Visited_20_Internet_20_Link">
</text:a>
&gt;
明天将介绍该法案以支持弹药生产。 <text:a xlink:type="simple" xlink:href="https://t.co/irJzLKIIog" text:style-name="Internet_20_link" text:visited-style-name="Visited_20_Internet_20_Link">
&gt;
</text:a>
&gt;
&gt;
  -  Ursula von der Leyen(@vonderleyen) <text:a xlink:type="simple" xlink:href="https://twitter.com/vonderleyen/status/1653435924875825155" text:style-name="Internet_20_link" text:visited-style-name="Visited_20_Internet_20_Link">
&gt;
 </text:a>
据报道，欧盟国家同意提供一项政治决定，全年为乌克兰百万富翁提供支持，以支持我国自卫反对俄罗斯侵略的能力。</text:p>

</text:p>
      <text:p text:style-name="P4">
<text:span text:style-name="T4">
另请阅读：</text:span>
 <text:a xlink:type="simple" xlink:href="https://www.ukrinform.ua/rubric-ato/3703387-u-serpni-ukraina-pocne-otrimuvati-boepripasi-do-ustanovok-gepard-solc.html" text:style-name="Internet_20_link" text:visited-style-name="Visited_20_Internet_20_Link">
<text:span text:style-name="T4">
弹药</text:span>
</text:a>
这样的决定的实施涉及三种方式的组合。</text:p>
      <text:p text:style-name="P4">
首先是分配10亿欧元以赔偿国家<text:a xlink:type="simple" xlink:href="https://www.ukrinform.ua/tag-evrosouz" text:style-name="Internet_20_link" text:visited-style-name="Visited_20_Internet_20_Link">
</text:a>
Zarmy仓库已经可用的弹药的供应。 第二个是将另外10亿欧元用于联合意愿弹药，该弹药将用于补充乌克兰成员的武器库，并继续为乌克兰提供供应。 第三种方式为欧洲国防工业的能力提高了有望提高，以应对欧盟及其国家在俄罗斯对乌克兰的激进战争而在欧盟及其国家之前出现的安全和国防挑战。</text:p>
      <text:p text:style-name="P4">
News Source: <text:a xlink:type="simple" xlink:href="https://www.ukrinform.ua/rubric-ato/3703867-evrokomisia-zavtra-predstavit-akt-z-pidtrimki-virobnictva-boepripasiv-dla-ukraini.html" text:style-name="Internet_20_link" text:visited-style-name="Visited_20_Internet_20_Link">
https://www.ukrinform.ua/rubric-ato/3703867-evrokomisia-zavtra-predstavit-akt-z-pidtrimki-virobnictva-boepripasiv-dla-ukraini.html</text:a>
</text:p>
      <!--NEWS-->
      <text:h text:style-name="P10" text:outline-level="1">
<text:span text:style-name="T4">
网络空间以及战场上的俄罗斯联邦试图攻击平民基础设施 - 国家安全服务</text:span>
</text:h>
      <text:p text:style-name="P4">
作者: Ukrinform (Person)</text:p>
      <text:p text:style-name="P4">
出版商: Укринформ (Organization)</text:p>
      <text:p text:style-name="P4">
出版时间: 2023-05-02T-41:10:00+03:00</text:p>
      <text:p text:style-name="P4">
修改时间: 2023-05-02T22:10:00+03:00</text:p>
      <text:p text:style-name="P4">
描述: 乌克兰证书的政府响应团队-UA监视了80多个黑客团体的活动，其中大多数是俄罗斯联邦的团体，而90％的成员是俄罗斯军队。  - 乌克林。</text:p>
      <text:p text:style-name="P4">
图片: ["<text:a xlink:type="simple" xlink:href="https://static.ukrinform.com/photos/2022_09/thumb_files/630_360_1662202935-829.jpg" text:style-name="Internet_20_link" text:visited-style-name="Visited_20_Internet_20_Link">
630_360_16622...</text:a>
"]</text:p>
      <text:p text:style-name="P4">
标签: ['Інфраструктура', 'Кібератака', 'Хакери', 'Війна з росією']</text:p>
      <text:p text:style-name="P4">
类型: Article</text:p>
      <!--METADATA-->
      <text:p text:style-name="P4">
<draw:frame draw:style-name="fr1" draw:name="Image39" text:anchor-type="as-char" svg:width="6.9236in" svg:height="3.956343in" draw:z-index="0">
<draw:image xlink:href="../Images/yкринформ/2023-05-02T-41-10-00-03-00/630_360_1662202935-829.jpg" xlink:type="simple" xlink:show="embed" xlink:actuate="onLoad" draw:mime-type="image/jpeg"/>
</draw:frame>
政府对乌克兰证书 - 乌瓦克克(Uavacece)活动的计算机紧急情况的指挥官超过80个黑客团体，其中大多数是俄罗斯联邦的乌格鲁(Ugrue)，其成员中有90％是俄罗斯人。</text:p>
      <text:p text:style-name="P4">
乌克林福姆报道，国家秘书处发言人弗拉基米尔·康德拉沙夫(Vladimir Kondrashov)在Eviritelvagraphon“统一新闻”中说。</text:p>
      <text:p text:style-name="P4">
“攻击从何而来？ CERT-UA的政府响应小组紧急紧急紧急紧急紧急紧急情况，该紧急紧急紧急紧急情况通过防止，检测和反应[]来手动防止<text:a xlink:type="simple" xlink:href="https://www.ukrinform.ua/tag-kiberataka" text:style-name="Internet_20_link" text:visited-style-name="Visited_20_Internet_20_Link">
</text:a>
，网络含量，监控80多个组的活动，其中大多数是俄罗斯联邦的黑客 - 邦，而这类黑客团体中有90％是俄罗斯军队。 也就是说，我们看到网络空间中的俄罗斯与传统战场上的策略相同，也就是说，是攻击平民基础设施的策略。”他说。</text:p>
      <text:p text:style-name="P4">
昆德拉舍夫指出，在今年的头四个月中，只有手工制作的团队证书被反映并处理了700个网络林德，其中三分之一是对当局的攻击。 是的，他指出，有151次袭击和网络犯，其中54次是当局。 这是对安全和国防部队的攻击的2.5倍。</text:p>
      <text:p text:style-name="P4">
国家安全局还告知4月会自动感受到2400万个网络攻击，其中2300万扫描。</text:p>
      <text:p text:style-name="P4">
康德拉沙夫强调，尽管特定部门的攻击数量有所减少，但这些攻击及其强度的系统，复杂性仍然很高，主要目标是民事基础设施，商业机构，当局和每个公民。</text:p>
      <text:p text:style-name="P4">
他还强调，在大多数情况下，他们的战略目标没有达到。</text:p>
      <text:p text:style-name="P4">
国家安全局说：“我们的系统正在运行的一个例子，是我们稳定的一个例子和反对敌人的能力。”</text:p>
      <text:p text:style-name="P4">
<text:span text:style-name="T4">
另请阅读：</text:span>
 <text:a xlink:type="simple" xlink:href="https://www.ukrinform.ua/rubric-technology/3702479-derzspeczvazku-poperedzae-pro-kiberataku-fejkovimi-onovlennami-operacijnoi-sistemi.html" text:style-name="Internet_20_link" text:visited-style-name="Visited_20_Internet_20_Link">
</text:a>
同时，康德拉沙夫(Kondrashov)补充说，乌克兰的可持续性得到了国际伙伴关系的确保。如报道<text:a xlink:type="simple" xlink:href="https://www.ukrinform.ua/rubric-technology/3691554-kabmin-zatverdiv-poradok-reaguvanna-na-kiberincidenti-ta-kiberataki.html" text:style-name="Internet_20_link" text:visited-style-name="Visited_20_Internet_20_Link">
</text:a>
，部长的内阁批准了对网络收入和网络攻击的响应顺序。</text:p>
      <text:p text:style-name="P4">
News Source: <text:a xlink:type="simple" xlink:href="https://www.ukrinform.ua/rubric-technology/3703865-rf-u-kiberprostori-ak-i-na-poli-bou-namagaetsa-atakuvati-civilnu-infrastrukturu-derzspeczvazku.html" text:style-name="Internet_20_link" text:visited-style-name="Visited_20_Internet_20_Link">
https://www.ukrinform.ua/rubric-technology/3703865-rf-u-kiberprostori-ak-i-na-poli-bou-namagaetsa-atakuvati-civilnu-infrastrukturu-derzspeczvazku.html</text:a>
</text:p>
      <!--NEWS-->
      <text:h text:style-name="P10" text:outline-level="1">
<text:span text:style-name="T4">
在布莱恩斯克地区，两天内第二次炸毁了轨道 - 货运火车从轨道上降落</text:span>
</text:h>
      <text:p text:style-name="P4">
作者: Ukrinform (Person)</text:p>
      <text:p text:style-name="P4">
出版商: Укринформ (Organization)</text:p>
      <text:p text:style-name="P4">
出版时间: 2023-05-02T-43:03:00+03:00</text:p>
      <text:p text:style-name="P4">
修改时间: 2023-05-02T22:03:00+03:00</text:p>
      <text:p text:style-name="P4">
描述: 俄罗斯联邦布莱恩斯克地区的州长亚历山大·博戈马兹（Alexander Bogomaz）表示，爆炸装置在Snezhetskaya车站附近起作用，导致机车和货车。  - 乌克林。</text:p>
      <text:p text:style-name="P4">
图片: ["<text:a xlink:type="simple" xlink:href="https://static.ukrinform.com/photos/2018_05/thumb_files/630_360_1525342645-9660.jpg" text:style-name="Internet_20_link" text:visited-style-name="Visited_20_Internet_20_Link">
630_360_15253...</text:a>
"]</text:p>
      <text:p text:style-name="P4">
标签: ['Вибух', 'Залізниця', 'росія']</text:p>
      <text:p text:style-name="P4">
类型: Article</text:p>
      <!--METADATA-->
      <text:p text:style-name="P4">
<draw:frame draw:style-name="fr1" draw:name="Image40" text:anchor-type="as-char" svg:width="6.9236in" svg:height="3.956343in" draw:z-index="0">
<draw:image xlink:href="../Images/yкринформ/2023-05-02T-43-03-00-03-00/630_360_1525342645-9660.jpg" xlink:type="simple" xlink:show="embed" xlink:actuate="onLoad" draw:mime-type="image/jpeg"/>
</draw:frame>
俄罗斯联邦布莱恩斯克地区的州长亚历山大·博戈马兹(Alexander Bogomaz)表示，爆炸装置在车站附近有效，导致铁路和货车。</text:p>
      <text:p text:style-name="P4">
这在[]中报道了(https://t.me/avbogomaz/2476)，报道乌克林福姆。</text:p>
      <text:p text:style-name="P4">
“在火车站的区域，Snezhetska的爆炸装置是一种未指定的爆炸装置。 没有受害者。 由于铁轨的事件降临了<text:a xlink:type="simple" xlink:href="https://www.ukrinform.ua/tag-potag" text:style-name="Internet_20_link" text:visited-style-name="Visited_20_Internet_20_Link">
</text:a>
还有几辆货车的货物仓库。 所有手术服务当场工作。” Bogomaz写道。</text:p>
      <text:p text:style-name="P4">
之后 <text:a xlink:type="simple" xlink:href="https://t.me/rbc_news/73226" text:style-name="Internet_20_link" text:visited-style-name="Visited_20_Internet_20_Link">
</text:a>
澄清了该信息 - 事故发生是Snezhetskaya-白色海岸，导致20辆轨道。 该火车站上的机芯被悬挂。 据报道，没有开放式燃烧​​，但是两个火群以及火和两辆恢复性火车被送往现场。</text:p>
      <text:p text:style-name="P4">
<text:span text:style-name="T4">
另请阅读：</text:span>
 <text:a xlink:type="simple" xlink:href="https://www.ukrinform.ua/rubric-crimea/3703859-na-bazi-zagarbnikiv-poblizu-simferopola-stavsa-vibuh-zmi.html" text:style-name="Internet_20_link" text:visited-style-name="Visited_20_Internet_20_Link">
<text:span text:style-name="T4">
爆炸</text:span>
</text:a>
正如周一报道的那样，根据爆炸后的初步数据，在干燥的干燥轨道上，在布莱恩斯克地区的轨道上，<text:a xlink:type="simple" xlink:href="https://www.ukrinform.ua/rubric-world/3703058-u-rf-zijsov-z-rejok-poizd-iz-naftoproduktami-jmovirno-cerez-pidriv-kolii.html" text:style-name="Internet_20_link" text:visited-style-name="Visited_20_Internet_20_Link">
</text:a>
。 它装有非生产和木材。 大约8辆货车被倾覆。 大火是由于大火而发生的。</text:p>
      <text:p text:style-name="P4">
News Source: <text:a xlink:type="simple" xlink:href="https://www.ukrinform.ua/rubric-world/3703863-u-branskij-oblasti-vdruge-za-dvi-dobi-pidirvali-zaliznicni-kolii-z-rejok-zijsov-vantaznij-potag.html" text:style-name="Internet_20_link" text:visited-style-name="Visited_20_Internet_20_Link">
https://www.ukrinform.ua/rubric-world/3703863-u-branskij-oblasti-vdruge-za-dvi-dobi-pidirvali-zaliznicni-kolii-z-rejok-zijsov-vantaznij-potag.html</text:a>
</text:p>
      <!--NEWS-->
      <text:h text:style-name="P10" text:outline-level="1">
<text:span text:style-name="T4">
居民可以拿俄罗斯护照来保持生命 - 达尼洛夫</text:span>
</text:h>
      <text:p text:style-name="P4">
作者: Ukrinform (Person)</text:p>
      <text:p text:style-name="P4">
出版商: Укринформ (Organization)</text:p>
      <text:p text:style-name="P4">
出版时间: 2023-05-02T-46:59:00+03:00</text:p>
      <text:p text:style-name="P4">
修改时间: 2023-05-02T21:59:00+03:00</text:p>
      <text:p text:style-name="P4">
描述: NSDC秘书Alexei Danilov建议临时领土的居民拿起俄罗斯护照，以避免对生命的危险。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Окупація', 'Паспорт', 'Данілов', 'Війна з росією', 'Єдині новини']</text:p>
      <text:p text:style-name="P4">
类型: Article</text:p>
      <!--METADATA-->
      <text:p text:style-name="P4">
<draw:frame draw:style-name="fr1" draw:name="Image41" text:anchor-type="as-char" svg:width="6.9236in" svg:height="3.956343in" draw:z-index="0">
<draw:image xlink:href="../Images/yкринформ/2023-05-02T-46-59-00-03-00/630_360_1680783783-785.jpg" xlink:type="simple" xlink:show="embed" xlink:actuate="onLoad" draw:mime-type="image/jpeg"/>
</draw:frame>
秘书的Oleksiy Danilov建议临时捕获领土的居民，兄弟会护照，以避免对生命的危险。</text:p>
      <text:p text:style-name="P4">
Danilov报道说，这是关于唯一新闻的广播。</text:p>
      <text:p text:style-name="P4">
“对于一个人来说，最有价值的事情是她的生活。 而且，如果危险受到威胁，如果您能够谋生，那么一个人应该为自己做出艰难的决定，但在任何情况下都必须生存。”他强调。</text:p>
      <text:p text:style-name="P4">
根据NSDC秘书的说法，这不是乌克兰公民的内gui，他们发现自己在领土上，并且非常需要国家发展。</text:p>
      <text:p text:style-name="P4">
同时 <text:a xlink:type="simple" xlink:href="https://www.ukrinform.ua/tag-danilov" text:style-name="Internet_20_link" text:visited-style-name="Visited_20_Internet_20_Link">
</text:a>
他警告说，与与占领者一起工作的人有所不同，他帮助他们并表演他们的脸：“我们将能够在解放我们的领土后准确地理解 - 在某些生活环境中。”</text:p>
      <text:p text:style-name="P4">
<text:span text:style-name="T4">
另请阅读：</text:span>
 <text:a xlink:type="simple" xlink:href="https://www.ukrinform.ua/rubric-ato/3699915-rosia-rozdae-svoi-pasporti-na-okupovanih-teritoriah-sob-pokazati-vtorgnenna-ak-uspih-rozvidka-britanii.html" text:style-name="Internet_20_link" text:visited-style-name="Visited_20_Internet_20_Link">
<text:span text:style-name="T4">
护照</text:span>
</text:a>
正如乌克林福姆报道的那样，Verkhovna Rada的人权Dmitrylubinets的专员说，正在to的乌克兰人保存生命的保护<text:a xlink:type="simple" xlink:href="http://www.ukrinform.ua/rubric-society/3702838-lubinec-radit-ukraincam-na-okupovanih-teritoriah-brati-pasport-rf-zaradi-zberezenna-zitta.html" text:style-name="Internet_20_link" text:visited-style-name="Visited_20_Internet_20_Link">
</text:a>
或以任何方式离开此类领土。</text:p>
      <text:p text:style-name="P4">
反过来，Viceremier-临时占领领土的重返社会部长Irina Vereshchuk建议俄罗斯护照的居民从那里离开。</text:p>
      <text:p text:style-name="P4">
News Source: <text:a xlink:type="simple" xlink:href="https://www.ukrinform.ua/rubric-society/3703864-ziteli-tot-mozut-brati-rosijski-pasporti-abi-zberegti-sobi-zitta-danilov.html" text:style-name="Internet_20_link" text:visited-style-name="Visited_20_Internet_20_Link">
https://www.ukrinform.ua/rubric-society/3703864-ziteli-tot-mozut-brati-rosijski-pasporti-abi-zberegti-sobi-zitta-danilov.html</text:a>
</text:p>
      <!--NEWS-->
      <text:h text:style-name="P10" text:outline-level="1">
<text:span text:style-name="T4">
BP在第一读中采用了有关广告市场改革的法案</text:span>
</text:h>
      <text:p text:style-name="P4">
作者: Ukrinform (Person)</text:p>
      <text:p text:style-name="P4">
出版商: Укринформ (Organization)</text:p>
      <text:p text:style-name="P4">
出版时间: 2023-05-02T-48:53:00+03:00</text:p>
      <text:p text:style-name="P4">
修改时间: 2023-05-02T21:53:00+03:00</text:p>
      <text:p text:style-name="P4">
描述: Verkhovna Rada在第一读法案中获得了批准，该法案在乌克兰国家立法中实施了欧盟在视听广告领域的某些规定。  - 乌克林。</text:p>
      <text:p text:style-name="P4">
图片: ["<text:a xlink:type="simple" xlink:href="https://static.ukrinform.com/photos/2019_12/thumb_files/630_360_1576709528-502.jpg" text:style-name="Internet_20_link" text:visited-style-name="Visited_20_Internet_20_Link">
630_360_15767...</text:a>
"]</text:p>
      <text:p text:style-name="P4">
标签: ['Реклама', 'Ткаченко', 'Законопроєкт', 'Верховна Рада']</text:p>
      <text:p text:style-name="P4">
类型: Article</text:p>
      <!--METADATA-->
      <text:p text:style-name="P4">
<draw:frame draw:style-name="fr1" draw:name="Image42" text:anchor-type="as-char" svg:width="6.9236in" svg:height="3.956343in" draw:z-index="0">
<draw:image xlink:href="../Images/yкринформ/2023-05-02T-48-53-00-03-00/630_360_1576709528-502.jpg" xlink:type="simple" xlink:show="embed" xlink:actuate="onLoad" draw:mime-type="image/jpeg"/>
</draw:frame>
Verkhovnarad在第一读法案中采用了，该法案在Visevisal广告领域中实施了欧盟收购的某些规定，成为乌克兰的民族名称。</text:p>
      <text:p text:style-name="P4">
关于这位文化和信息政策部长Oleksandr Tkachenko将通知<text:a xlink:type="simple" xlink:href="https://t.me/otkachenkokyiv/3495" text:style-name="Internet_20_link" text:visited-style-name="Visited_20_Internet_20_Link">
</text:a>
，报道乌克林福姆。</text:p>
      <text:p text:style-name="P4">
“今天，Verkhovna Rada批准了320票的宪法多数欧洲的主要融合之一<text:a xlink:type="simple" xlink:href="https://www.ukrinform.ua/tag-zakon" text:style-name="Internet_20_link" text:visited-style-name="Visited_20_Internet_20_Link">
</text:a>
第9206号，乌克兰欧盟收购广告。”部长说。</text:p>
      <text:p text:style-name="P4">
根据Tkachenko的说法，该文件是对“ Promadia”法律的补充，在整个采用后，它将弥合欧盟在乌克兰的视听服务的所有要求。</text:p>
      <text:p text:style-name="P4">
该法案特别规定了“产品plaus”的术语和法规的引入，建立了广告被认为是从属于乌克兰管辖权的标准，禁止乌克兰侵略者居民的任何广告以及禁止广告歧视和/或图像的禁令。</text:p>
      <text:p text:style-name="P4">
关键规定还允许在社交广告中展示武器，简化中断规则(除了SES和纪录片)，新闻节目和儿童计划(每30分钟不超过一次)智能音频和视听媒体的广告配额增加到20％，该广告的时间间隔从6:00到18:00，从18:00到24:00。</text:p>
      <text:p text:style-name="P4">
<text:span text:style-name="T4">
另请阅读：</text:span>
 <text:a xlink:type="simple" xlink:href="https://www.ukrinform.ua/rubric-ato/3696776-youtube-dozvolae-rozmisuvati-video-aki-reklamuut-pvk-vagner-sunday-times.html" text:style-name="Internet_20_link" text:visited-style-name="Visited_20_Internet_20_Link">
<text:span text:style-name="T4">
广告</text:span>
</text:a>
除其他事项外，广告代码范​​围内的自我调节和共同调节(规则)创建和传播广告，包括酒精饮料，以减少其对儿童的影响。</text:p>
      <text:p text:style-name="P4">
Mkip Head补充说：“我感谢国会议员在乌克兰欧洲未来之前对优势的重要法律的团结和决定性的支持。”</text:p>
      <text:p text:style-name="P4">
据报道，采用广告法是欧洲委员会的七个博士建议之一，乌克兰必须实现这一目标才能加入欧盟。</text:p>
      <text:p text:style-name="P4">
News Source: <text:a xlink:type="simple" xlink:href="https://www.ukrinform.ua/rubric-society/3703861-vr-u-persomu-citanni-uhvalila-zakonoproekt-pro-reformu-na-rinku-reklami.html" text:style-name="Internet_20_link" text:visited-style-name="Visited_20_Internet_20_Link">
https://www.ukrinform.ua/rubric-society/3703861-vr-u-persomu-citanni-uhvalila-zakonoproekt-pro-reformu-na-rinku-reklami.html</text:a>
</text:p>
      <!--NEWS-->
      <text:h text:style-name="P10" text:outline-level="1">
<text:span text:style-name="T4">
根据辛菲波尔附近的入侵者，发生了爆炸 - 媒体</text:span>
</text:h>
      <text:p text:style-name="P4">
作者: Ukrinform (Person)</text:p>
      <text:p text:style-name="P4">
出版商: Укринформ (Organization)</text:p>
      <text:p text:style-name="P4">
出版时间: 2023-05-02T-50:40:00+03:00</text:p>
      <text:p text:style-name="P4">
修改时间: 2023-05-02T21:40:00+03:00</text:p>
      <text:p text:style-name="P4">
描述: 在边防部队附近的边防部队的前训练基地发生了爆炸。  - 乌克林。</text:p>
      <text:p text:style-name="P4">
图片: ["<text:a xlink:type="simple" xlink:href="https://static.ukrinform.com/photos/2022_12/thumb_files/630_360_1669987737-966.jpg" text:style-name="Internet_20_link" text:visited-style-name="Visited_20_Internet_20_Link">
630_360_16699...</text:a>
", "<text:a xlink:type="simple" xlink:href="https://static.ukrinform.com/photos/2023_05/1683052682-121.jpg" text:style-name="Internet_20_link" text:visited-style-name="Visited_20_Internet_20_Link">
1683052682-12...</text:a>
", "<text:a xlink:type="simple" xlink:href="https://static.ukrinform.com/photos/2023_05/1683052682-905.jpg" text:style-name="Internet_20_link" text:visited-style-name="Visited_20_Internet_20_Link">
1683052682-90...</text:a>
"]</text:p>
      <text:p text:style-name="P4">
标签: ['Крим', 'Прикордонники', 'Вибух', 'Російські військові']</text:p>
      <text:p text:style-name="P4">
类型: Article</text:p>
      <!--METADATA-->
      <text:p text:style-name="P4">
<draw:frame draw:style-name="fr1" draw:name="Image43" text:anchor-type="as-char" svg:width="6.9236in" svg:height="3.956343in" draw:z-index="0">
<draw:image xlink:href="../Images/yкринформ/2023-05-02T-50-40-00-03-00/630_360_1669987737-966.jpg" xlink:type="simple" xlink:show="embed" xlink:actuate="onLoad" draw:mime-type="image/jpeg"/>
</draw:frame>
被占领的辛菲洛尔机场附近的边防部队的周围训练基地发生了爆炸。</text:p>
      <text:p text:style-name="P4">
关于它在[]中报告(http://t.me/radiosvoboda/40221)电台自由，据报道乌克林福姆报道。</text:p>
      <text:p text:style-name="P4">
“根据已发表的照片，您可以在爆炸的地方Geolok：它是距离辛弗罗尔机场几公里的贾巴纳克·比恩(Jabanak Beam)地区的贾巴纳克·比恩(Jabanak Beam)地区的传说和训练基地，”  - 据报道。</text:p>
      <text:p text:style-name="P4">
<draw:frame draw:style-name="fr1" draw:name="Image44" text:anchor-type="as-char" svg:width="6.9236in" svg:height="7.152931in" draw:z-index="0">
<draw:image xlink:href="../Images/yкринформ/2023-05-02T-50-40-00-03-00/1683052682-121.jpg" xlink:type="simple" xlink:show="embed" xlink:actuate="onLoad" draw:mime-type="image/jpeg"/>
</draw:frame>
最初，俄罗斯电报频道写了有关声音的文章<text:a xlink:type="simple" xlink:href="https://www.ukrinform.ua/tag-vibuh" text:style-name="Internet_20_link" text:visited-style-name="Visited_20_Internet_20_Link">
</text:a>
在塞瓦斯托波尔。 但是自由无线电肯定，这是关于纳夫罗洛尔郡俄罗斯边境军队的基地。</text:p>
      <text:p text:style-name="P4">
<draw:frame draw:style-name="fr1" draw:name="Image45" text:anchor-type="as-char" svg:width="6.9236in" svg:height="3.883237in" draw:z-index="0">
<draw:image xlink:href="../Images/yкринформ/2023-05-02T-50-40-00-03-00/1683052682-905.jpg" xlink:type="simple" xlink:show="embed" xlink:actuate="onLoad" draw:mime-type="image/jpeg"/>
</draw:frame>
<text:span text:style-name="T4">
另请阅读：</text:span>
 <text:a xlink:type="simple" xlink:href="https://www.ukrinform.ua/rubric-ato/3702904-v-melitopoli-prolunav-vibuh-v-goteli-u-akomu-bazuvalis-okupanti-andrusenko.html" text:style-name="Internet_20_link" text:visited-style-name="Visited_20_Internet_20_Link">
<text:span text:style-name="T4">
 melitopo </text:span>
</text:a>
作为 <text:a xlink:type="simple" xlink:href="http://www.ukrinform.ua/rubric-crimea/3703652-vid-pocatku-roku-v-okupovanomu-krimu-zafiksuvali-ponad-30-vibuhiv-eksperti.html" text:style-name="Internet_20_link" text:visited-style-name="Visited_20_Internet_20_Link">
 </text:a>
，从2023年初开始，克里米亚暂时记录了不同地区的30多次爆炸。</text:p>
      <text:p text:style-name="P4">
News Source: <text:a xlink:type="simple" xlink:href="https://www.ukrinform.ua/rubric-crimea/3703859-na-bazi-zagarbnikiv-poblizu-simferopola-stavsa-vibuh-zmi.html" text:style-name="Internet_20_link" text:visited-style-name="Visited_20_Internet_20_Link">
https://www.ukrinform.ua/rubric-crimea/3703859-na-bazi-zagarbnikiv-poblizu-simferopola-stavsa-vibuh-zmi.html</text:a>
</text:p>
      <!--NEWS-->
      <text:h text:style-name="P10" text:outline-level="1">
<text:span text:style-name="T4">
维也纳将在乌克兰维也纳电影院展示有关乌克兰俄罗斯犯罪的纪录片</text:span>
</text:h>
      <text:p text:style-name="P4">
作者: Ukrinform (Person)</text:p>
      <text:p text:style-name="P4">
出版商: Укринформ (Organization)</text:p>
      <text:p text:style-name="P4">
出版时间: 2023-05-02T-52:39:00+03:00</text:p>
      <text:p text:style-name="P4">
修改时间: 2023-05-02T21:39:00+03:00</text:p>
      <text:p text:style-name="P4">
描述: Schikaneler Kino Vienna电影院将于周三在俄罗斯战争罪中特别展示乌克兰纪录片。  - 乌克林。</text:p>
      <text:p text:style-name="P4">
图片: ["<text:a xlink:type="simple" xlink:href="https://static.ukrinform.com/photos/2021_08/thumb_files/630_360_1630171870-547.jpeg" text:style-name="Internet_20_link" text:visited-style-name="Visited_20_Internet_20_Link">
630_360_16301...</text:a>
"]</text:p>
      <text:p text:style-name="P4">
标签: ['Відень', 'Кінотеатр', 'Документальне кіно', 'Війна з росією']</text:p>
      <text:p text:style-name="P4">
类型: Article</text:p>
      <!--METADATA-->
      <text:p text:style-name="P4">
<draw:frame draw:style-name="fr1" draw:name="Image46" text:anchor-type="as-char" svg:width="6.9236in" svg:height="3.956343in" draw:z-index="0">
<draw:image xlink:href="../Images/yкринформ/2023-05-02T-52-39-00-03-00/630_360_1630171870-547.jpeg" xlink:type="simple" xlink:show="embed" xlink:actuate="onLoad" draw:mime-type="image/jpeg"/>
</draw:frame>
Schikaneler Kino Cinema将于周三举办有关俄罗斯战争罪的特别节目纪录片。</text:p>
      <text:p text:style-name="P4">
正如乌克林福姆报道的那样，据报道<text:a xlink:type="simple" xlink:href="https://www.iwm.at/documenting-ukraine/news/ukrainian-documentaries-at-schikaneder-kino" text:style-name="Internet_20_link" text:visited-style-name="Visited_20_Internet_20_Link">
</text:a>
奥地利科学研究所(IWM).</text:p>
      <text:p text:style-name="P4">
"3 травня о 20:15 Інститут наук про людину (IWM)和“乌克兰证明”项目(计算项目：乌克兰作证)将展示一部特别的节目纪录片<text:a xlink:type="simple" xlink:href="https://www.ukrinform.ua/tag-kino" text:style-name="Internet_20_link" text:visited-style-name="Visited_20_Internet_20_Link">
</text:a>
在Schikaneler Kino Cinema与这个人类世界 - 国际纪录片《人权电影节》合作的俄罗斯战争罪。”</text:p>
      <text:p text:style-name="P4">
观众将能够在电影院看到以下磁带：</text:p>
      <text:p text:style-name="P4">
“Chernihiv。03.03.2022”  - 在俄罗斯轰炸之后，当地人季刊说，他们是如何生存并失去了附近的。</text:p>
      <text:p text:style-name="P4">
“我一生中最糟糕的日子。浆果”  - 在一个小村庄里，俄罗斯军队被囚禁在贾比的浆果的一个学校地下室中。</text:p>
      <text:p text:style-name="P4">
“ KramatorskStation。Katya”是一个12岁女孩的故事，她在唐内茨克地区的Kramatorsk火车站的俄罗斯导弹炮击中失去了母亲。</text:p>
      <text:p text:style-name="P4">
“我的爸爸”是一部电影，讲述了三个被驱逐到俄罗斯的玛丽波尔的孩子几乎没有被俄罗斯家庭收养的逃脱。</text:p>
      <text:p text:style-name="P4">
医院医院 - 关于医院在尼古拉地区Snihurivka俄罗斯占领条件下的工作的录音带。</text:p>
      <text:p text:style-name="P4">
“失落的天堂。维克多·玛尼亚克(Victor Marunyak)”  - 被占领的村庄帕拉·兹伯里夫卡(Stara Zburiivka Nakherson)地区的负责人维克多·玛丽尼亚克(Viktor Marunyak)向俄罗斯囚禁中的酷刑讲述，此后他被迫离开。</text:p>
      <text:p text:style-name="P4">
<text:span text:style-name="T4">
另请阅读：</text:span>
 <text:a xlink:type="simple" xlink:href="https://www.ukrinform.ua/rubric-culture/3702362-film-evrodonbas-pokazut-na-najbilsomu-u-pivnicnij-americi-festivali-dokumentalnogo-kino.html" text:style-name="Internet_20_link" text:visited-style-name="Visited_20_Internet_20_Link">
<text:span text:style-name="T4">
纪录片</text:span>
</text:a>
演出结束后，将与乌克兰记者和作家，估算项目的共同创始人纳塔利亚·汉尼克(Natalia Humeniuk)进行讨论，他专门研究冲突。</text:p>
      <text:p text:style-name="P4">
正如乌克林福姆报道的那样，乌克兰导演爱丽丝·科瓦伦科(Alice Kovalenko)的电影“我们不会成为”在Crossing Europe Filmfestival Linz Vavstival获得了奖项。</text:p>
      <text:p text:style-name="P4">
<text:span text:style-name="T5">
foto：credo</text:span>
</text:p>
      <text:p text:style-name="P4">
News Source: <text:a xlink:type="simple" xlink:href="https://www.ukrinform.ua/rubric-culture/3703856-u-kinoteatri-vidna-pokazut-dokumentalni-filmi-pro-voenni-zlocini-rf-v-ukraini.html" text:style-name="Internet_20_link" text:visited-style-name="Visited_20_Internet_20_Link">
https://www.ukrinform.ua/rubric-culture/3703856-u-kinoteatri-vidna-pokazut-dokumentalni-filmi-pro-voenni-zlocini-rf-v-ukraini.html</text:a>
</text:p>
      <!--NEWS-->
      <text:h text:style-name="P10" text:outline-level="1">
<text:span text:style-name="T4">
乌克兰足球英超联赛第24轮的比赛将于5月3-4日举行</text:span>
</text:h>
      <text:p text:style-name="P4">
作者: Ukrinform (Person)</text:p>
      <text:p text:style-name="P4">
出版商: Укринформ (Organization)</text:p>
      <text:p text:style-name="P4">
出版时间: 2023-05-02T-54:37:00+03:00</text:p>
      <text:p text:style-name="P4">
修改时间: 2023-05-02T21:37:00+03:00</text:p>
      <text:p text:style-name="P4">
描述: 5月3日至4日，乌克兰在英超联赛球队（UPL）中获得足球冠军，将举办下一轮第24轮的管道。  - 乌克林。</text:p>
      <text:p text:style-name="P4">
图片: ["<text:a xlink:type="simple" xlink:href="https://static.ukrinform.com/photos/2017_12/thumb_files/630_360_1513842861-1324.jpg" text:style-name="Internet_20_link" text:visited-style-name="Visited_20_Internet_20_Link">
630_360_15138...</text:a>
"]</text:p>
      <text:p text:style-name="P4">
标签: ['Футбол', "Прем'єр-ліга"]</text:p>
      <text:p text:style-name="P4">
类型: Article</text:p>
      <!--METADATA-->
      <text:p text:style-name="P4">
<draw:frame draw:style-name="fr1" draw:name="Image47" text:anchor-type="as-char" svg:width="6.9236in" svg:height="3.956343in" draw:z-index="0">
<draw:image xlink:href="../Images/yкринформ/2023-05-02T-54-37-00-03-00/630_360_1513842861-1324.jpg" xlink:type="simple" xlink:show="embed" xlink:actuate="onLoad" draw:mime-type="image/jpeg"/>
</draw:frame>
英超球队中的乌克兰足球学校(UPL)5月3日至4日，下一个第24轮的管道将通过。</text:p>
      <text:p text:style-name="P4">
据报道，乌克林福姆报道，第一个13.00的比赛将开始比赛，塔萨卡尔路径“矿山”，“ dnipro-1”和哈尔基夫“金属主义者”之间的顿涅茨克“沙克塔尔”之间的比赛。</text:p>
      <text:p text:style-name="P4">
5月3日，星期三，利沃夫和亚历山大也将参加(14.00)，卢甘斯克“ Zorya”和Rivne“ Veres”(15.00)，敖德萨·切尔诺曼(Odessa Chernomorets)和科瓦利维斯基(Kovalivsky Kolos)(15.00).</text:p>
      <text:p text:style-name="P4">
Програму туру в четвер, 4 травня, завершать поєдинки «Інгульця» із Петрового зкриворізьким «Кривбасом» (13.00)，Kharkiv Metalist 1925与LVIV运动(13.00)，Poltava Vorskla与Dynamo Kyiv(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Shakhtar领先UPL积分榜，其中有56分(23场比赛后)，下一个-dnipro -1-41(22)，Zorya -49(23)，«dynamo»-44(23)，亚历山大-34(22)，克里夫巴斯-31(23)，Vorskla -30(23)，“巨像” -30(23)...</text:p>
      <text:p text:style-name="P4">
News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在东部阵线上，敌人将努力集中在俘虏巴赫穆特和马林卡 - 国防部</text:span>
</text:h>
      <text:p text:style-name="P4">
作者: Ukrinform (Person)</text:p>
      <text:p text:style-name="P4">
出版商: Укринформ (Organization)</text:p>
      <text:p text:style-name="P4">
出版时间: 2023-05-02T-56:33:00+03:00</text:p>
      <text:p text:style-name="P4">
修改时间: 2023-05-02T21:33:00+03:00</text:p>
      <text:p text:style-name="P4">
描述: 敌人在巴赫穆特（Bakhmut）和马林卡（Marinka）捕获这些定居点附近集中精力。  - 乌克林。</text:p>
      <text:p text:style-name="P4">
图片: ["<text:a xlink:type="simple" xlink:href="https://static.ukrinform.com/photos/2022_08/thumb_files/630_360_1659680502-569.jpg" text:style-name="Internet_20_link" text:visited-style-name="Visited_20_Internet_20_Link">
630_360_16596...</text:a>
"]</text:p>
      <text:p text:style-name="P4">
标签: ['Бахмут', "Мар'їнка", 'Війна з росією', 'Ганна Маляр', 'Єдині новини']</text:p>
      <text:p text:style-name="P4">
类型: Article</text:p>
      <!--METADATA-->
      <text:p text:style-name="P4">
<draw:frame draw:style-name="fr1" draw:name="Image48" text:anchor-type="as-char" svg:width="6.9236in" svg:height="3.956343in" draw:z-index="0">
<draw:image xlink:href="../Images/yкринформ/2023-05-02T-56-33-00-03-00/630_360_1659680502-569.jpg" xlink:type="simple" xlink:show="embed" xlink:actuate="onLoad" draw:mime-type="image/jpeg"/>
</draw:frame>
敌人将其基本努力集中在巴赫穆特(Bakhmut)和马林卡(Marinka)附近，以捕获这些定居点。</text:p>
      <text:p text:style-name="P4">
在国家电话“统一新闻”的播放中，乌克林福姆向乌克兰安娜·马里亚尔国防部长的拉兹托尔报道了<text:a xlink:type="simple" xlink:href="https://armyinform.com.ua/2023/05/02/na-shidnomu-fronti-vorog-konczentruye-osnovni-zusyllya-na-zahoplenni-bahmuta-ta-maryinky-ganna-malyar/" text:style-name="Internet_20_link" text:visited-style-name="Visited_20_Internet_20_Link">
</text:a>
。</text:p>
      <text:p text:style-name="P4">
根据她的说法，在这方面，乌克兰国防军的力量应该对此做出回应，并且为了回应，他们的主要力量集中在这个行业上，以阻止敌人，而不允许他意识到自己的计划。</text:p>
      <text:p text:style-name="P4">
“现在有非常激烈的战斗。如果您分析纳扎拉兹的状况，主要重点(https://www.ukrinform.ua/tag-rosijski-vijskovi)制作的是捕获多层建筑物和结构。 通过这种方式，他们试图破坏我们的立场。 敌人在叙利亚时期使用了这种战术。 他不能以另一种方式战斗，因为在街头战斗中发射。”画家说。</text:p>
      <text:p text:style-name="P4">
乌克兰国防部副部长还指出，除了采取成功的行动外，乌克兰国防部队还对进攻进行了攻击。</text:p>
      <text:p text:style-name="P4">
“一般而言，战争是一种持续的运动和动态。因此，谈论那里的某些结果，当然，我们失去了一些职位。因此，我们有一些立场，我们会推动敌人。我们一直在控制我们的居民，“画家强调。</text:p>
      <text:p text:style-name="P4">
<text:span text:style-name="T4">
另请阅读：</text:span>
 <text:a xlink:type="simple" xlink:href="https://www.ukrinform.ua/rubric-ato/3703807-na-limanskokupanskomu-napramku-vorog-die-obaclivise-i-ne-jde-na-sturm-cerevatij.html" text:style-name="Internet_20_link" text:visited-style-name="Visited_20_Internet_20_Link">
<text:span text:style-name="T4">
樱桃</text:span>
</text:a>
如报道<text:a xlink:type="simple" xlink:href="https://www.ukrinform.ua/rubric-ato/3703794-vorog-nastupae-na-cotiroh-napramkah-najzapeklisi-boi-za-bahmut-i-marinku.html" text:style-name="Internet_20_link" text:visited-style-name="Visited_20_Internet_20_Link">
</text:a>
，在巴赫穆特(Bakhmut)的方向上，俄罗斯军队继续采取进攻行动。 Bakhmut的战斗正在进行中。</text:p>
      <text:p text:style-name="P4">
News Source: <text:a xlink:type="simple" xlink:href="https://www.ukrinform.ua/rubric-ato/3703854-na-shidnomu-fronti-vorog-koncentrue-zusilla-na-zahoplenni-bahmuta-ta-marinki-minoboroni.html" text:style-name="Internet_20_link" text:visited-style-name="Visited_20_Internet_20_Link">
https://www.ukrinform.ua/rubric-ato/3703854-na-shidnomu-fronti-vorog-koncentrue-zusilla-na-zahoplenni-bahmuta-ta-marinki-minoboroni.html</text:a>
</text:p>
      <!--NEWS-->
      <text:h text:style-name="P10" text:outline-level="1">
<text:span text:style-name="T4">
理事会通过了有关高等教育质量保证的法律</text:span>
</text:h>
      <text:p text:style-name="P4">
作者: Ukrinform (Person)</text:p>
      <text:p text:style-name="P4">
出版商: Укринформ (Organization)</text:p>
      <text:p text:style-name="P4">
出版时间: 2023-05-02T-58:28:00+03:00</text:p>
      <text:p text:style-name="P4">
修改时间: 2023-05-02T21:28:00+03:00</text:p>
      <text:p text:style-name="P4">
描述: Verkhovna Rada已批准对一些法律的更改，以提高高等教育质量保证的机制。  - 乌克林。</text:p>
      <text:p text:style-name="P4">
图片: ["<text:a xlink:type="simple" xlink:href="https://static.ukrinform.com/photos/2023_01/thumb_files/630_360_1673282829-815.jpeg" text:style-name="Internet_20_link" text:visited-style-name="Visited_20_Internet_20_Link">
630_360_16732...</text:a>
"]</text:p>
      <text:p text:style-name="P4">
标签: ['Закон', 'Верховна Рада', 'Освіта у вишах України ']</text:p>
      <text:p text:style-name="P4">
类型: Article</text:p>
      <!--METADATA-->
      <text:p text:style-name="P4">
<draw:frame draw:style-name="fr1" draw:name="Image49" text:anchor-type="as-char" svg:width="6.9236in" svg:height="3.956343in" draw:z-index="0">
<draw:image xlink:href="../Images/yкринформ/2023-05-02T-58-28-00-03-00/630_360_1673282829-815.jpeg" xlink:type="simple" xlink:show="embed" xlink:actuate="onLoad" draw:mime-type="image/jpeg"/>
</draw:frame>
Verkhovnarad采用了一些法律的更改，以提高高等教育质量的机制。</text:p>
      <text:p text:style-name="P4">
来自议会派系“声音”的国会议员Yaroslav Zheleznya在[]中报道(http://t.me/yzheleznyak/3988)，报道乌克林福姆。</text:p>
      <text:p text:style-name="P4">
他规定，为了采用《关于乌克兰一些关于高等教育质量保证的法律修正案的法律》。( <text:a xlink:type="simple" xlink:href="http://itd.rada.gov.ua/billInfo/Bills/Card/40579" text:style-name="Internet_20_link" text:visited-style-name="Visited_20_Internet_20_Link">
</text:a>
 )277代表投票。</text:p>
      <text:p text:style-name="P4">
法律的目的是提高高等教育质量保证的机制。</text:p>
      <text:p text:style-name="P4">
该文件修改了乌克兰“高等教育”，“教育”，“预防腐败”，“公务员”的法律。</text:p>
      <text:p text:style-name="P4">
此外，阐明了国家高等教育质量机构组成的组成的程序，并确定了该机构的结构。特别是，它必须满足欧洲的要求，尤其是在欧洲的要求中，尤其是在上诉室的功能。</text:p>
      <text:p text:style-name="P4">
<text:span text:style-name="T4">
另请阅读：</text:span>
 <text:a xlink:type="simple" xlink:href="https://www.ukrinform.ua/rubric-polytics/3703822-rada-uhvalila-zakon-pro-sluzbu-v-organah-miscevogo-samovraduvanna.html" text:style-name="Internet_20_link" text:visited-style-name="Visited_20_Internet_20_Link">
</text:a>
该法律还规定了邮政监视的引入 - 机构的评估，该评估已决定认证，执行建议和/或遵守符合认证和/或遵守认证和/或遵守认证的标准和/或遵守规定最大标准。</text:p>
      <text:p text:style-name="P4">
预计法律提供的更改将通过对当前立法的规定进行系统的改革，以提高提供高等教育质量的机制，并考虑到该领域最佳欧洲实践的基本方面教育与科学。</text:p>
      <text:p text:style-name="P4">
_foto：op _</text:p>
      <text:p text:style-name="P4">
News Source: <text:a xlink:type="simple" xlink:href="https://www.ukrinform.ua/rubric-society/3703852-rada-uhvalila-zakon-sodo-zabezpecenna-akosti-visoi-osviti.html" text:style-name="Internet_20_link" text:visited-style-name="Visited_20_Internet_20_Link">
https://www.ukrinform.ua/rubric-society/3703852-rada-uhvalila-zakon-sodo-zabezpecenna-akosti-visoi-osviti.html</text:a>
</text:p>
      <!--NEWS-->
      <text:h text:style-name="P10" text:outline-level="1">
<text:span text:style-name="T4">
在乌干达，一名士兵杀死了一名部长，该部长守卫</text:span>
</text:h>
      <text:p text:style-name="P4">
作者: Ukrinform (Person)</text:p>
      <text:p text:style-name="P4">
出版商: Укринформ (Organization)</text:p>
      <text:p text:style-name="P4">
出版时间: 2023-05-02T-60:19:00+03:00</text:p>
      <text:p text:style-name="P4">
修改时间: 2023-05-02T21:19:00+03:00</text:p>
      <text:p text:style-name="P4">
描述: 乌干达国民军的士兵射杀了他守卫的高级官员。  - 乌克林。</text:p>
      <text:p text:style-name="P4">
图片: ["<text:a xlink:type="simple" xlink:href="https://static.ukrinform.com/photos/2023_05/thumb_files/630_360_1683051433-851.jpg" text:style-name="Internet_20_link" text:visited-style-name="Visited_20_Internet_20_Link">
630_360_16830...</text:a>
"]</text:p>
      <text:p text:style-name="P4">
标签: ['Військові', 'Вбивство', 'Уганда', 'охорона']</text:p>
      <text:p text:style-name="P4">
类型: Article</text:p>
      <!--METADATA-->
      <text:p text:style-name="P4">
<draw:frame draw:style-name="fr1" draw:name="Image50" text:anchor-type="as-char" svg:width="6.9236in" svg:height="3.956343in" draw:z-index="0">
<draw:image xlink:href="../Images/yкринформ/2023-05-02T-60-19-00-03-00/630_360_1683051433-851.jpg" xlink:type="simple" xlink:show="embed" xlink:actuate="onLoad" draw:mime-type="image/jpeg"/>
</draw:frame>
士兵国民军射击了他守卫的一名高级士兵。</text:p>
      <text:p text:style-name="P4">
正如乌克林福姆报道的那样，它报告了<text:a xlink:type="simple" xlink:href="https://www.bbc.com/news/world-africa-65454213" text:style-name="Internet_20_link" text:visited-style-name="Visited_20_Internet_20_Link">
</text:a>
。</text:p>
      <text:p text:style-name="P4">
退休上校，性别兼劳工部长查尔斯·奥科洛·安戈尔(Charles Ocello Angol)是<text:a xlink:type="simple" xlink:href="https://www.ukrinform.ua/tag-vbivstvo" text:style-name="Internet_20_link" text:visited-style-name="Visited_20_Internet_20_Link">
</text:a>
星期二早上在你家。</text:p>
      <text:p text:style-name="P4">
目前尚不清楚士兵和上校的纠纷是。 尚未确立个性的萨莫尔特(Samoldat)自杀了。</text:p>
      <text:p text:style-name="P4">
根据其中一位目击者的说法，在指示武器，士兵并在空中开火之前。 场景中的第一批消息表明，几个人可能会受伤。</text:p>
      <text:p text:style-name="P4">
安哥尔上校是一名高级政府官员，此前曾担任国防部副部长。</text:p>
      <text:p text:style-name="P4">
<text:span text:style-name="T4">
另请阅读：</text:span>
 <text:a xlink:type="simple" xlink:href="https://www.ukrinform.ua/rubric-world/3703734-lider-kenijskogo-kultu-postav-pered-sudom-cerez-smert-100-sektantiv.html" text:style-name="Internet_20_link" text:visited-style-name="Visited_20_Internet_20_Link">
<text:span text:style-name="T4">
 </text:span>
 <text:span text:style-name="T4">
 </text:span>
 <text:span text:style-name="T4">
法院</text:span>
</text:a>
乌干达议会议长在早上会议上的简短申请中证实了安格尔上校的死亡。</text:p>
      <text:p text:style-name="P4">
如报道<text:a xlink:type="simple" xlink:href="https://www.ukrinform.ua/rubric-world/3702070-u-burkinafaso-vnaslidok-napadu-na-vijskovij-zagin-zaginuli-33-soldati.html" text:style-name="Internet_20_link" text:visited-style-name="Visited_20_Internet_20_Link">
</text:a>
33名士兵在军事哨所的一个军事哨所被杀。</text:p>
      <text:p text:style-name="P4">
<text:span text:style-name="T5">
foto：alamy</text:span>
</text:p>
      <text:p text:style-name="P4">
News Source: <text:a xlink:type="simple" xlink:href="https://www.ukrinform.ua/rubric-world/3703848-v-ugandi-soldat-ubiv-ministra-akogo-ohoronav.html" text:style-name="Internet_20_link" text:visited-style-name="Visited_20_Internet_20_Link">
https://www.ukrinform.ua/rubric-world/3703848-v-ugandi-soldat-ubiv-ministra-akogo-ohoronav.html</text:a>
</text:p>
      <!--NEWS-->
      <text:h text:style-name="P10" text:outline-level="1">
<text:span text:style-name="T4">
在西班牙，卡通“ Mavka。 森林歌曲»卷起了超过321 500欧元的第一周</text:span>
</text:h>
      <text:p text:style-name="P4">
作者: Ukrinform (Person)</text:p>
      <text:p text:style-name="P4">
出版商: Укринформ (Organization)</text:p>
      <text:p text:style-name="P4">
出版时间: 2023-05-02T-62:14:00+03:00</text:p>
      <text:p text:style-name="P4">
修改时间: 2023-05-02T21:14:00+03:00</text:p>
      <text:p text:style-name="P4">
描述: 在西班牙，乌克兰卡通“马夫卡”。 电影租赁的第一周收集了321 684欧元的森林歌曲”，该动画被包括在西班牙最成功的西班牙租赁电影中的前五名中。  - 乌克林。</text:p>
      <text:p text:style-name="P4">
图片: ["<text:a xlink:type="simple" xlink:href="https://static.ukrinform.com/photos/2023_02/thumb_files/630_360_1677507670-869.jpg" text:style-name="Internet_20_link" text:visited-style-name="Visited_20_Internet_20_Link">
630_360_16775...</text:a>
", "<text:a xlink:type="simple" xlink:href="https://static.ukrinform.com/photos/2023_05/1683051154-733.jpg" text:style-name="Internet_20_link" text:visited-style-name="Visited_20_Internet_20_Link">
1683051154-73...</text:a>
"]</text:p>
      <text:p text:style-name="P4">
标签: ['Іспанія', 'Кіно', 'Леся Українка', 'Мультфільм']</text:p>
      <text:p text:style-name="P4">
类型: Article</text:p>
      <!--METADATA-->
      <text:p text:style-name="P4">
<draw:frame draw:style-name="fr1" draw:name="Image51" text:anchor-type="as-char" svg:width="6.9236in" svg:height="3.956343in" draw:z-index="0">
<draw:image xlink:href="../Images/yкринформ/2023-05-02T-62-14-00-03-00/630_360_1677507670-869.jpg" xlink:type="simple" xlink:show="embed" xlink:actuate="onLoad" draw:mime-type="image/jpeg"/>
</draw:frame>
在西班牙，乌克兰卡通“马夫卡”。 森林歌曲”在第一周，电影租赁321 684欧元，该动画被包括在周末最成功的电影租赁电影中。</text:p>
      <text:p text:style-name="P4">
根据乌克兰的乌克兰国家，乌克兰国家机构在<text:a xlink:type="simple" xlink:href="https://www.facebook.com/ukrainefilmagency/posts/pfbid02rxNthtGFb3QY9dYsmejJS7dbWW76wzcZ1JV6Us21rvX8auBdFXbCK2BNntGbu3Vel" text:style-name="Internet_20_link" text:visited-style-name="Visited_20_Internet_20_Link">
</text:a>
.</text:p>
      <text:p text:style-name="P4">
<draw:frame draw:style-name="fr1" draw:name="Image52" text:anchor-type="as-char" svg:width="6.9236in" svg:height="6.9236in" draw:z-index="0">
<draw:image xlink:href="../Images/yкринформ/2023-05-02T-62-14-00-03-00/1683051154-733.jpg" xlink:type="simple" xlink:show="embed" xlink:actuate="onLoad" draw:mime-type="image/jpeg"/>
</draw:frame>
“在西班牙的Mavka电影院的第一周<text:a xlink:type="simple" xlink:href="https://www.ukrinform.ua/tag-kino" text:style-name="Internet_20_link" text:visited-style-name="Visited_20_Internet_20_Link">
</text:a>
购买了50票064张门票，Casserolers赚了321欧元684欧元。由于这些结果，“ Mavka”在周末又是西班牙租金的前五部成功的五部电影，因此获得了新的释放的第二位置，从而获得了新的发行。第一个时间 -  fatum和odgli。</text:p>
      <text:p text:style-name="P4">
动画电影是在乌克兰国家机构的支持下制作的，美国国际发展机构(美国国际开发署乌克兰 - 美国国际开发署乌克兰).</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Як повідомляв Укрінформ, анімаційна <text:a xlink:type="simple" xlink:href="https://www.ukrinform.ua/rubric-culture/3700669-multfilm-mavka-lisova-pisna-pokazut-ukrainskou-na-velikih-ekranah-ssa-i-kanadi.html" text:style-name="Internet_20_link" text:visited-style-name="Visited_20_Internet_20_Link">
 </text:a>
5月，将是乌克兰在加拿大Sesat的大银幕上。</text:p>
      <text:p text:style-name="P4">
<text:span text:style-name="T5">
foto：usfa.gov.ua</text:span>
</text:p>
      <text:p text:style-name="P4">
News Source: <text:a xlink:type="simple" xlink:href="https://www.ukrinform.ua/rubric-culture/3703846-v-ispanii-multfilm-mavka-lisova-pisna-za-persij-tizden-prokatu-zibrav-ponad-3215-tisaci.html" text:style-name="Internet_20_link" text:visited-style-name="Visited_20_Internet_20_Link">
https://www.ukrinform.ua/rubric-culture/3703846-v-ispanii-multfilm-mavka-lisova-pisna-za-persij-tizden-prokatu-zibrav-ponad-3215-tisaci.html</text:a>
</text:p>
      <!--NEWS-->
      <text:h text:style-name="P10" text:outline-level="1">
<text:span text:style-name="T4">
Zelensky：会有许多谈判和国际活动将加强我们的防御</text:span>
</text:h>
      <text:p text:style-name="P4">
作者: Ukrinform (Person)</text:p>
      <text:p text:style-name="P4">
出版商: Укринформ (Organization)</text:p>
      <text:p text:style-name="P4">
出版时间: 2023-05-02T-64:11:00+03:00</text:p>
      <text:p text:style-name="P4">
修改时间: 2023-05-02T21:11:00+03:00</text:p>
      <text:p text:style-name="P4">
描述: Volodymyr Zelensky表示，May和接下来的几个月将是乌克兰在国际飞机上的活跃时期。  - 乌克林。</text:p>
      <text:p text:style-name="P4">
图片: ["<text:a xlink:type="simple" xlink:href="https://static.ukrinform.com/photos/2023_04/thumb_files/630_360_1682522773-211.jpeg" text:style-name="Internet_20_link" text:visited-style-name="Visited_20_Internet_20_Link">
630_360_16825...</text:a>
"]</text:p>
      <text:p text:style-name="P4">
标签: ['Переговори', 'Україна', 'Зеленський', 'Війна з росією']</text:p>
      <text:p text:style-name="P4">
类型: Article</text:p>
      <!--METADATA-->
      <text:p text:style-name="P4">
<draw:frame draw:style-name="fr1" draw:name="Image53" text:anchor-type="as-char" svg:width="6.9236in" svg:height="3.956343in" draw:z-index="0">
<draw:image xlink:href="../Images/yкринформ/2023-05-02T-64-11-00-03-00/630_360_1682522773-211.jpeg" xlink:type="simple" xlink:show="embed" xlink:actuate="onLoad" draw:mime-type="image/jpeg"/>
</draw:frame>
Volodymyr Zelensky表示，May和接下来的几个月将是乌克兰在国际飞机上的活跃时期。</text:p>
      <text:p text:style-name="P4">
乌克兰总统在<text:a xlink:type="simple" xlink:href="https://www.youtube.com/watch" text:style-name="Internet_20_link" text:visited-style-name="Visited_20_Internet_20_Link">
</text:a>
，报道乌克林福姆</text:p>
      <text:p text:style-name="P4">
他说：“五月和接下来的几个月，乌克兰在国际飞机上将非常活跃。将进行许多谈判，国际措施将采取我们的辩护。我们正在努力。”</text:p>
      <text:p text:style-name="P4">
<text:span text:style-name="T5">
viso：<text:a xlink:type="simple" xlink:href="https://t.me/OP_UA/9387" text:style-name="Internet_20_link" text:visited-style-name="Visited_20_Internet_20_Link">
</text:a>
</text:span>
</text:p>
      <text:p text:style-name="P4">
总统还说，他曾与演讲者会见葡萄牙议会代表团。</text:p>
      <text:p text:style-name="P4">
“他感谢我们的国家和人民的支持。谈话的主题是一个发芽，但最主要的是使我们团结起来……这是所有欧洲人的安全，稳定，因此，这是越来越多的欧洲和欧洲 - 大西洋社区的发展和加强。我们在7月在维尔纽斯举行的合作伙伴峰会，北约峰会等待着什么，”(https://www.ukrinform.ua/tag-zelenskij)。</text:p>
      <text:p text:style-name="P4">
<text:span text:style-name="T4">
另请阅读：</text:span>
 <text:a xlink:type="simple" xlink:href="https://www.ukrinform.ua/rubric-ato/3703827-ukraina-gotue-velikij-sankcijnij-paket-dla-rf-zelenskij.html" text:style-name="Internet_20_link" text:visited-style-name="Visited_20_Internet_20_Link">
<text:span text:style-name="T4">
 Zelensky </text:span>
</text:a>
此外，今天与非洲联盟主席，科莫罗斯主席进行了对话。</text:p>
      <text:p text:style-name="P4">
“重要的对话和重要的共同理解。他感谢对焦点的支持，尤其是在联合国。被邀请加入和平公式的实现，并保证乌克兰准备可靠地保证粮食安全。我们正在竭尽所能为了消除对敌人对我们的人民和我们所有伴侣的侵略的任何伤害，”国家元首宣布。</text:p>
      <text:p text:style-name="P4">
据报道，Volodymyr Zelenskyy感谢葡萄牙的安全支持，包括豹子2。他希望他希望该国政府能够做出必要的决定，以增强在最前沿的乌克兰捍卫者的恢复。</text:p>
      <text:p text:style-name="P4">
_foto：op _</text:p>
      <text:p text:style-name="P4">
News Source: <text:a xlink:type="simple" xlink:href="https://www.ukrinform.ua/rubric-polytics/3703847-zelenskij-bude-bagato-peregovoriv-i-miznarodnih-zahodiv-aki-posilat-nasu-oboronu.html" text:style-name="Internet_20_link" text:visited-style-name="Visited_20_Internet_20_Link">
https://www.ukrinform.ua/rubric-polytics/3703847-zelenskij-bude-bagato-peregovoriv-i-miznarodnih-zahodiv-aki-posilat-nasu-oboronu.html</text:a>
</text:p>
      <!--NEWS-->
      <text:h text:style-name="P10" text:outline-level="1">
<text:span text:style-name="T4">
Epiphanius看不到可能与UOC MP关联的点</text:span>
</text:h>
      <text:p text:style-name="P4">
作者: Ukrinform (Person)</text:p>
      <text:p text:style-name="P4">
出版商: Укринформ (Organization)</text:p>
      <text:p text:style-name="P4">
出版时间: 2023-05-02T-66:04:03+03:00</text:p>
      <text:p text:style-name="P4">
修改时间: 2023-05-02T21:04:03+03:00</text:p>
      <text:p text:style-name="P4">
描述: 乌克兰大都会Epiphanius东正教教堂的负责人没有看到与UOC -MP代表合并的意义。  - 乌克林。</text:p>
      <text:p text:style-name="P4">
图片: ["<text:a xlink:type="simple" xlink:href="https://static.ukrinform.com/photos/2023_01/thumb_files/630_360_1673007223-146.jpeg" text:style-name="Internet_20_link" text:visited-style-name="Visited_20_Internet_20_Link">
630_360_16730...</text:a>
"]</text:p>
      <text:p text:style-name="P4">
标签: ['УПЦ МП', 'Агресія РФ', 'росія', 'РПЦ', 'Епіфаній', 'Православна церква України']</text:p>
      <text:p text:style-name="P4">
类型: Article</text:p>
      <!--METADATA-->
      <text:p text:style-name="P4">
<draw:frame draw:style-name="fr1" draw:name="Image54" text:anchor-type="as-char" svg:width="6.9236in" svg:height="3.956343in" draw:z-index="0">
<draw:image xlink:href="../Images/yкринформ/2023-05-02T-66-04-03-03-00/630_360_1673007223-146.jpeg" xlink:type="simple" xlink:show="embed" xlink:actuate="onLoad" draw:mime-type="image/jpeg"/>
</draw:frame>
乌克兰大都会Epiphanius东正教教堂的负责人没有看到与UOC -MP代表相关的含义。</text:p>
      <text:p text:style-name="P4">
Epiphanius在一次采访中说<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报道乌克林福姆。</text:p>
      <text:p text:style-name="P4">
“谈论可能与那些将其从中脱颖而出的人谈论可能的关联是没有意义的，因为它具有绝对独特的价值观和优先事项。从这个意义上讲，没有意义。我们不需要我们等级的合作者，他们讨厌所有人-Ukrainian或那些甚至是由俄罗斯侵略造成的恐怖的人，他们没有睁开眼睛，也没有成为重新评估莫斯科父权制的逗留的动力。与此同时，我们敞开了对于那些真诚地为上帝和他们的乌克兰人民服务的人来说，而不仅仅是掩盖了法利赛人，而是各种毫无意义的理由“俄罗斯措施”， - 说<text:a xlink:type="simple" xlink:href="https://www.ukrinform.ua/tag-epifanij" text:style-name="Internet_20_link" text:visited-style-name="Visited_20_Internet_20_Link">
</text:a>
。</text:p>
      <text:p text:style-name="P4">
他还指出，基辅拉夫拉(Kiev Lavra)等神社的回归取决于​​当局的决心。</text:p>
      <text:p text:style-name="P4">
<text:span text:style-name="T4">
另请阅读：</text:span>
 <text:a xlink:type="simple" xlink:href="https://www.ukrinform.ua/rubric-society/3690008-viselenna-upc-mp-iz-kievopecerskoi-lavri-moze-trivati-misacami-ekspert.html" text:style-name="Internet_20_link" text:visited-style-name="Visited_20_Internet_20_Link">
</text:a>
“这些神社也属于乌克兰和乌克兰人民。但是，他们仍然更喜欢使用那些真正不喜欢这个人的人。因为我们的语言和文化不喜欢知道，也不想知道我们的真实历史与克里姆林宫的一致性享有我们的陈述和教会独立的权利。这些人何时以及如何以及如何停止在我们的神社上寄生，取决于乌克兰当局及其在这个真正重要的国家中的决心。”</text:p>
      <text:p text:style-name="P4">
<text:span text:style-name="T4">
另请阅读：</text:span>
 <text:a xlink:type="simple" xlink:href="https://www.ukrinform.ua/rubric-society/3703838-tkacenko-anonsuvav-robotu-komisii-mkip-u-pocaivskij-lavri.html" text:style-name="Internet_20_link" text:visited-style-name="Visited_20_Internet_20_Link">
<text:span text:style-name="T4">
 tkachenko </text:span>
</text:a>
正如乌克林福姆报道的<text:a xlink:type="simple" xlink:href="https://www.ukrinform.ua/rubric-society/3703824-pcu-viznacitsa-z-perehodom-na-novij-kalendar-u-travni-epifanij.html" text:style-name="Internet_20_link" text:visited-style-name="Visited_20_Internet_20_Link">
</text:a>
随着五月份的新日历过渡。  照片：顿悟，Facebook</text:p>
      <text:p text:style-name="P4">
News Source: <text:a xlink:type="simple" xlink:href="https://www.ukrinform.ua/rubric-society/3703841-epifanij-ne-bacit-sensu-v-mozlivomu-obednanni-z-upc-mp.html" text:style-name="Internet_20_link" text:visited-style-name="Visited_20_Internet_20_Link">
https://www.ukrinform.ua/rubric-society/3703841-epifanij-ne-bacit-sensu-v-mozlivomu-obednanni-z-upc-mp.html</text:a>
</text:p>
      <!--NEWS-->
      <text:h text:style-name="P10" text:outline-level="1">
<text:span text:style-name="T4">
Tkachenko宣布了MKIP委员会在Pochaiv Lavra的工作</text:span>
</text:h>
      <text:p text:style-name="P4">
作者: Ukrinform (Person)</text:p>
      <text:p text:style-name="P4">
出版商: Укринформ (Organization)</text:p>
      <text:p text:style-name="P4">
出版时间: 2023-05-02T-69:57:04+03:00</text:p>
      <text:p text:style-name="P4">
修改时间: 2023-05-02T20:57:04+03:00</text:p>
      <text:p text:style-name="P4">
描述: 文化和信息政策政策审计委员会将很快开始检查包括Pochaiv Lavra在内的Kremenetsky Reserve的工作。  - 乌克林。</text:p>
      <text:p text:style-name="P4">
图片: ["<text:a xlink:type="simple" xlink:href="https://static.ukrinform.com/photos/2023_03/thumb_files/630_360_1677827870-133.jpg" text:style-name="Internet_20_link" text:visited-style-name="Visited_20_Internet_20_Link">
630_360_16778...</text:a>
"]</text:p>
      <text:p text:style-name="P4">
标签: ['Ткаченко', 'УПЦ МП', 'Почаївська Лавра', 'МКІП ']</text:p>
      <text:p text:style-name="P4">
类型: Article</text:p>
      <!--METADATA-->
      <text:p text:style-name="P4">
<draw:frame draw:style-name="fr1" draw:name="Image55" text:anchor-type="as-char" svg:width="6.9236in" svg:height="3.956343in" draw:z-index="0">
<draw:image xlink:href="../Images/yкринформ/2023-05-02T-69-57-04-03-00/630_360_1677827870-133.jpg" xlink:type="simple" xlink:show="embed" xlink:actuate="onLoad" draw:mime-type="image/jpeg"/>
</draw:frame>
文化和信息政策政策审计委员会由克雷梅内茨基保护区(Kremenetsky Reserve)(包括Pochaiv Lalavra)居住。</text:p>
      <text:p text:style-name="P4">
文化和信息政策部长亚历山大·特卡肯科夫(Alexander Tkachenkov)的“统一新闻”的广播告诉了这一点。</text:p>
      <text:p text:style-name="P4">
“我们假设矿业学校的审计委员会将在不久的将来开始，以检查Kremenetsky Reserve和Pochaiv Lavra的工作。此后，我们将准备告知您其他信息。”(https://www.ukrinform.ua/tag-tkacenko)。</text:p>
      <text:p text:style-name="P4">
<text:span text:style-name="T4">
另请阅读：</text:span>
 <text:a xlink:type="simple" xlink:href="https://www.ukrinform.ua/rubric-society/3703699-komisia-mkip-peredala-u-koristuvanna-16-korpusiv-kievopecerskoi-lavri-u-zadovilnomu-stani.html" text:style-name="Internet_20_link" text:visited-style-name="Visited_20_Internet_20_Link">
<text:span text:style-name="T4">
 lavra </text:span>
</text:a>
同时，部长提醒MKIP委员会继续对基辅 - 佩奇斯克·拉夫拉(Kiev-Pechersk Lavra)领土的对象进行调查，以将其归还给国家管理层。</text:p>
      <text:p text:style-name="P4">
根据Tkachenko的说法，此过程从UOC修道院的理解的角度起到了改善(MP).</text:p>
      <text:p text:style-name="P4">
<text:span text:style-name="T4">
Читайте також:</text:span>
 <text:a xlink:type="simple" xlink:href="https://www.ukrinform.ua/rubric-society/3702042-ogolosili-pidozru-poslusniku-pocaivskoi-lavri-akij-vipravdovuvav-rosijsku-agresiu.html" text:style-name="Internet_20_link" text:visited-style-name="Visited_20_Internet_20_Link">
 </text:a>
根据乌克林福姆的说法，国家预备役“基夫 - 佩奇斯克·拉维拉”宣布终止租赁与莫斯科的乌克兰东正教教堂，从2023年3月29日开始，但长期以来，不知名的人从内部和内部和内部和内部和劳雷尔店关闭了。阻碍了委员会的开始。</text:p>
      <text:p text:style-name="P4">
4月29日，MKIP接受与转让委员会主席国家医疗保护区“ Kyiv-Pechersk Lavra” Maryana Tominin告知委员会<text:a xlink:type="simple" xlink:href="https://www.ukrinform.ua/rubric-society/3702506-komisia-mkip-obstezila-11-iz-79-korpusiv-na-teritorii-kievopecerskoi-lavri.html" text:style-name="Internet_20_link" text:visited-style-name="Visited_20_Internet_20_Link">
</text:a>
在Lavra领土上。</text:p>
      <text:p text:style-name="P4">
<text:span text:style-name="T5">
foto：wikipedia</text:span>
</text:p>
      <text:p text:style-name="P4">
News Source: <text:a xlink:type="simple" xlink:href="https://www.ukrinform.ua/rubric-society/3703838-tkacenko-anonsuvav-robotu-komisii-mkip-u-pocaivskij-lavri.html" text:style-name="Internet_20_link" text:visited-style-name="Visited_20_Internet_20_Link">
https://www.ukrinform.ua/rubric-society/3703838-tkacenko-anonsuvav-robotu-komisii-mkip-u-pocaivskij-lavri.html</text:a>
</text:p>
      <!--NEWS-->
      <text:h text:style-name="P10" text:outline-level="1">
<text:span text:style-name="T4">
Blinken解释了美国如何指中国“维持和平”的前景</text:span>
</text:h>
      <text:p text:style-name="P4">
作者: Ukrinform (Person)</text:p>
      <text:p text:style-name="P4">
出版商: Укринформ (Organization)</text:p>
      <text:p text:style-name="P4">
出版时间: 2023-05-02T-96:20:16+03:00</text:p>
      <text:p text:style-name="P4">
修改时间: 2023-05-02T19:20:16+03:00</text:p>
      <text:p text:style-name="P4">
描述: 美国开放了中国为促进乌克兰和平的努力，但所有倡议都应基于恢复基本原则的恢复 - 领土完整，主权和乌克兰国家的独立性。  - 乌克林。</text:p>
      <text:p text:style-name="P4">
图片: ["<text:a xlink:type="simple" xlink:href="https://static.ukrinform.com/photos/2023_01/thumb_files/630_360_1674007118-313.jpg" text:style-name="Internet_20_link" text:visited-style-name="Visited_20_Internet_20_Link">
630_360_16740...</text:a>
"]</text:p>
      <text:p text:style-name="P4">
标签: ['Китай', 'Україна', 'Блінкен', 'Війна з росією']</text:p>
      <text:p text:style-name="P4">
类型: Article</text:p>
      <!--METADATA-->
      <text:p text:style-name="P4">
<draw:frame draw:style-name="fr1" draw:name="Image56" text:anchor-type="as-char" svg:width="6.9236in" svg:height="3.956343in" draw:z-index="0">
<draw:image xlink:href="../Images/yкринформ/2023-05-02T-96-20-16-03-00/630_360_1674007118-313.jpg" xlink:type="simple" xlink:show="embed" xlink:actuate="onLoad" draw:mime-type="image/jpeg"/>
</draw:frame>
中国为促进乌克兰和平的努力，但所有倡议都应基于恢复乌克兰国家领土完整，主权和独立性的基本原则。</text:p>
      <text:p text:style-name="P4">
对这个 <text:a xlink:type="simple" xlink:href="https://www.state.gov/secretary-antony-j-blinken-with-ben-hall-of-fox-news/" text:style-name="Internet_20_link" text:visited-style-name="Visited_20_Internet_20_Link">
 </text:a>
乌克林福姆报道，在接受美国国务卿阿托尼布林肯的福克斯新闻采访时。</text:p>
      <text:p text:style-name="P4">
美国外交官负责人说：“我们向促进和平的任何国家开放。”(https://www.ukrinform.ua/tag-kitaj)成为维和人员。</text:p>
      <text:p text:style-name="P4">
Blinken说，应从此过程的核心考虑某些方法。</text:p>
      <text:p text:style-name="P4">
<text:span text:style-name="T4">
另请阅读：</text:span>
 <text:a xlink:type="simple" xlink:href="https://www.ukrinform.ua/rubric-polytics/3703759-ssa-pragnut-abi-kitaj-zmusiv-rosiu-pripiniti-vijnu-posol.html" text:style-name="Internet_20_link" text:visited-style-name="Visited_20_Internet_20_Link">
<text:span text:style-name="T4">
中国</text:span>
</text:a>
美国科学部长说：“首先，这一切始于认识到它从根本上交付给纳卡塔 - 这是乌克兰的领土完整，主权和独立性，这就是为什么任何和平协议都必须基于它的原因。” 。</text:p>
      <text:p text:style-name="P4">
他说，此外，非常重要的是，每个参与和平抢劫的人都直接与乌克兰一方交流，这是这种侵略的受害者。</text:p>
      <text:p text:style-name="P4">
<text:span text:style-name="T4">
另请阅读：</text:span>
 <text:a xlink:type="simple" xlink:href="https://www.ukrinform.ua/rubric-world/3703349-kitaj-pidtrimav-rezoluciu-genasamblei-oon-aka-mistit-zgadku-pro-rosijsku-agresiu.html" text:style-name="Internet_20_link" text:visited-style-name="Visited_20_Internet_20_Link">
<text:span text:style-name="T4">
中国</text:span>
</text:a>
正如乌克林福姆报道的那样，4月26日，乌克兰沃迪米尔·泽伦斯基(Ukraine Volodymyr Zelensky)总裁与中国Czinpin的负责人通过了每小时的电话交谈。 根据乌克兰外交部的结果<text:a xlink:type="simple" xlink:href="https://www.ukrinform.ua/rubric-polytics/3702742-v-mzs-ukraini-ne-viklucaut-poserednictva-pekina-u-pripinenni-vijni.html" text:style-name="Internet_20_link" text:visited-style-name="Visited_20_Internet_20_Link">
</text:a>
在俄罗斯对乌克兰的战争结束时。</text:p>
      <text:p text:style-name="P4">
News Source: <text:a xlink:type="simple" xlink:href="https://www.ukrinform.ua/rubric-polytics/3703800-blinken-poasniv-ak-ssa-stavlatsa-do-perspektiv-mirotvorstva-kitau-v-ukraini.html" text:style-name="Internet_20_link" text:visited-style-name="Visited_20_Internet_20_Link">
https://www.ukrinform.ua/rubric-polytics/3703800-blinken-poasniv-ak-ssa-stavlatsa-do-perspektiv-mirotvorstva-kitau-v-ukraini.html</text:a>
</text:p>
      <!--NEWS-->
      <text:h text:style-name="P10" text:outline-level="1">
<text:span text:style-name="T4">
俄罗斯军队昨天深夜炮击了尼科波尔</text:span>
</text:h>
      <text:p text:style-name="P4">
作者: liveuamap (Language: en)</text:p>
      <text:p text:style-name="P4">
时间: 2023-05-02T01:39:00</text:p>
      <text:p text:style-name="P4">
地点: Zaporizhia (Latitude:47.56471 Longtitude:34.39322)</text:p>
      <text:p text:style-name="P4">
视频: []</text:p>
      <text:p text:style-name="P4">
图片: []</text:p>
      <text:p text:style-name="P4">
标签: []</text:p>
      <text:p text:style-name="P4">
Id: 22559861</text:p>
      <!--METADATA-->
      <text:p text:style-name="P4">
俄罗斯军队昨天深夜炮击了尼科波尔</text:p>
      <text:p text:style-name="P4">
新闻集链接：<text:a xlink:type="simple" xlink:href="https://liveuamap.com/en/2023/2-may-russian-army-shelled-nikopol-late-evening-yesterday" text:style-name="Internet_20_link" text:visited-style-name="Visited_20_Internet_20_Link">
https://liveuamap.com/en/2023/2-may-russian-army-shelled-nikopol-late-evening-yesterday</text:a>
</text:p>
      <text:p text:style-name="P4">
News Source: <text:a xlink:type="simple" xlink:href="https://t.me/hyevuy_dnepr/51336" text:style-name="Internet_20_link" text:visited-style-name="Visited_20_Internet_20_Link">
https://t.me/hyevuy_dnepr/51336</text:a>
</text:p>
      <!--NEWS-->
      <text:h text:style-name="P10" text:outline-level="1">
<text:span text:style-name="T4">
Zaporizka Oblast（09:30）。 红色警报：空中威胁。 警笛声。 立即掩盖！</text:span>
</text:h>
      <text:p text:style-name="P4">
作者: liveuamap (Language: en)</text:p>
      <text:p text:style-name="P4">
时间: 2023-05-02T03:32:00</text:p>
      <text:p text:style-name="P4">
地点: Zaporizka Oblast (Latitude:47.611701 Longtitude:35.764011)</text:p>
      <text:p text:style-name="P4">
视频: []</text:p>
      <text:p text:style-name="P4">
图片: []</text:p>
      <text:p text:style-name="P4">
标签: ["Europe", "Central and Eastern Europe"]</text:p>
      <text:p text:style-name="P4">
Id: 22559905</text:p>
      <!--METADATA-->
      <text:p text:style-name="P4">
Zaporizhzhia地区(09:30). Red Alert: aerial threat. Sirens sounding. Take covernow!</text:p>
      <text:p text:style-name="P4">
News Collection Link: <text:a xlink:type="simple" xlink:href="https://liveuamap.com/en/2023/02-may-zaporizka-oblast0930-red-alert-aerial-g" text:style-name="Internet_20_link" text:visited-style-name="Visited_20_Internet_20_Link">
https://liveuamap.com/en/2023/02-may-zaporizka-oblast0930-red-alert-aerial-g</text:a>
</text:p>
      <text:p text:style-name="P4">
News Source: <text:a xlink:type="simple" xlink:href="https://t.me/air_alert_ua/44203" text:style-name="Internet_20_link" text:visited-style-name="Visited_20_Internet_20_Link">
https://t.me/air_alert_ua/44203</text:a>
</text:p>
      <!--NEWS-->
      <text:h text:style-name="P10" text:outline-level="1">
<text:span text:style-name="T4">
Sumska Oblast，Chernihivska Oblast（09:37）。 红色警报：空中威胁。 警笛声。 带有CO ...</text:span>
</text:h>
      <text:p text:style-name="P4">
作者: liveuamap (Language: en)</text:p>
      <text:p text:style-name="P4">
时间: 2023-05-02T03:38:00</text:p>
      <text:p text:style-name="P4">
地点: Sumska Oblast (Latitude:50.99972 Longtitude:33.99914)</text:p>
      <text:p text:style-name="P4">
视频: []</text:p>
      <text:p text:style-name="P4">
图片: []</text:p>
      <text:p text:style-name="P4">
标签: ["Europe", "Central and Eastern Europe"]</text:p>
      <text:p text:style-name="P4">
Id: 22559920</text:p>
      <!--METADATA-->
      <text:p text:style-name="P4">
Chernihiv地区Sumy地区(09:37). Red Alert: aerial threat. Sirenssounding. Take cover now!</text:p>
      <text:p text:style-name="P4">
News Collection Link: <text:a xlink:type="simple" xlink:href="https://liveuamap.com/en/2023/02-may-sumska-oblast-chernihivska-oblast0937-g" text:style-name="Internet_20_link" text:visited-style-name="Visited_20_Internet_20_Link">
https://liveuamap.com/en/2023/02-may-sumska-oblast-chernihivska-oblast0937-g</text:a>
</text:p>
      <text:p text:style-name="P4">
News Source: <text:a xlink:type="simple" xlink:href="https://t.me/air_alert_ua/44205" text:style-name="Internet_20_link" text:visited-style-name="Visited_20_Internet_20_Link">
https://t.me/air_alert_ua/44205</text:a>
</text:p>
      <!--NEWS-->
      <text:h text:style-name="P10" text:outline-level="1">
<text:span text:style-name="T4">
Kherson，Khersonska Oblast（09:48）。 红色警报：空中威胁。 警笛声。 立即掩盖！</text:span>
</text:h>
      <text:p text:style-name="P4">
作者: liveuamap (Language: en)</text:p>
      <text:p text:style-name="P4">
时间: 2023-05-02T03:53:00</text:p>
      <text:p text:style-name="P4">
地点: Kherson (Latitude:46.65638 Longtitude:32.61808)</text:p>
      <text:p text:style-name="P4">
视频: []</text:p>
      <text:p text:style-name="P4">
图片: []</text:p>
      <text:p text:style-name="P4">
标签: ["Europe", "Central and Eastern Europe"]</text:p>
      <text:p text:style-name="P4">
Id: 22559948</text:p>
      <!--METADATA-->
      <text:p text:style-name="P4">
赫尔森，赫森地区(09:48). Red Alert: aerial threat. Sirens sounding.Take cover now!</text:p>
      <text:p text:style-name="P4">
News Collection Link: <text:a xlink:type="simple" xlink:href="https://liveuamap.com/en/2023/02-may-kherson-khersonska-oblast0948-red-alerg" text:style-name="Internet_20_link" text:visited-style-name="Visited_20_Internet_20_Link">
https://liveuamap.com/en/2023/02-may-kherson-khersonska-oblast0948-red-alerg</text:a>
</text:p>
      <text:p text:style-name="P4">
News Source: <text:a xlink:type="simple" xlink:href="https://t.me/air_alert_ua/44206" text:style-name="Internet_20_link" text:visited-style-name="Visited_20_Internet_20_Link">
https://t.me/air_alert_ua/44206</text:a>
</text:p>
      <!--NEWS-->
      <text:h text:style-name="P10" text:outline-level="1">
<text:span text:style-name="T4">
3个俄罗斯军人因从无人机从SUS的无人机掉落而受伤的俄罗斯军人。</text:span>
</text:h>
      <text:p text:style-name="P4">
作者: liveuamap (Language: en)</text:p>
      <text:p text:style-name="P4">
时间: 2023-05-02T04:02:19</text:p>
      <text:p text:style-name="P4">
地点: Bryansk,Bryanskaya oblast' (Latitude:52.73959 Longtitude:33.38496)</text:p>
      <text:p text:style-name="P4">
视频: []</text:p>
      <text:p text:style-name="P4">
图片: ["<text:a xlink:type="simple" xlink:href="https://liveuamap.com/pics/2023/05/02/22559951_0.png" text:style-name="Internet_20_link" text:visited-style-name="Visited_20_Internet_20_Link">
22559951_0.png</text:a>
"]</text:p>
      <text:p text:style-name="P4">
标签: ["Russia", "Central and Eastern Europe"]</text:p>
      <text:p text:style-name="P4">
Id: 22559951</text:p>
      <!--METADATA-->
      <text:p text:style-name="P4">
3俄罗斯军人因从克里莫夫地区的苏沙尼村庄的无人机爆炸而受伤的俄罗斯军人受伤，布里安斯克地区的pochepskdistrict的估值</text:p>
      <text:p text:style-name="P4">
<draw:frame draw:style-name="fr1" draw:name="Image57" text:anchor-type="as-char" svg:width="6.9236in" svg:height="6.070455in" draw:z-index="0">
<draw:image xlink:href="../Images/liveuamap/2023-05-02T04-02-19/22559951_0.png" xlink:type="simple" xlink:show="embed" xlink:actuate="onLoad" draw:mime-type="image/png"/>
</draw:frame>
新闻集链接：<text:a xlink:type="simple" xlink:href="https://liveuamap.com/en/2023/2-may-3-russian-servicemen-wounded-as-result-of-explosion" text:style-name="Internet_20_link" text:visited-style-name="Visited_20_Internet_20_Link">
https://liveuamap.com/en/2023/2-may-3-russian-servicemen-wounded-as-result-of-explosion</text:a>
</text:p>
      <text:p text:style-name="P4">
News Source: <text:a xlink:type="simple" xlink:href="https://twitter.com/olehbatkovych/status/1653302664518590467" text:style-name="Internet_20_link" text:visited-style-name="Visited_20_Internet_20_Link">
https://twitter.com/olehbatkovych/status/1653302664518590467</text:a>
</text:p>
      <!--NEWS-->
      <text:h text:style-name="P10" text:outline-level="1">
<text:span text:style-name="T4">
俄罗斯军队在Kramatorsk进行了导弹罢工</text:span>
</text:h>
      <text:p text:style-name="P4">
作者: liveuamap (Language: en)</text:p>
      <text:p text:style-name="P4">
时间: 2023-05-02T04:08:34</text:p>
      <text:p text:style-name="P4">
地点: Donetsk Oblast (Latitude:48.73649 Longtitude:37.57702)</text:p>
      <text:p text:style-name="P4">
视频: []</text:p>
      <text:p text:style-name="P4">
图片: ["<text:a xlink:type="simple" xlink:href="https://liveuamap.com/pics/2023/05/02/22559954_0.jpg" text:style-name="Internet_20_link" text:visited-style-name="Visited_20_Internet_20_Link">
22559954_0.jpg</text:a>
", "<text:a xlink:type="simple" xlink:href="https://liveuamap.com/pics/2023/05/02/22559954_1.jpg" text:style-name="Internet_20_link" text:visited-style-name="Visited_20_Internet_20_Link">
22559954_1.jpg</text:a>
", "<text:a xlink:type="simple" xlink:href="https://liveuamap.com/pics/2023/05/02/22559954_2.jpg" text:style-name="Internet_20_link" text:visited-style-name="Visited_20_Internet_20_Link">
22559954_2.jpg</text:a>
", "<text:a xlink:type="simple" xlink:href="https://liveuamap.com/pics/2023/05/02/22559954_3.jpg" text:style-name="Internet_20_link" text:visited-style-name="Visited_20_Internet_20_Link">
22559954_3.jpg</text:a>
", "<text:a xlink:type="simple" xlink:href="https://liveuamap.com/pics/2023/05/02/22559954_4.jpg" text:style-name="Internet_20_link" text:visited-style-name="Visited_20_Internet_20_Link">
22559954_4.jpg</text:a>
"]</text:p>
      <text:p text:style-name="P4">
标签: ["Europe"]</text:p>
      <text:p text:style-name="P4">
Id: 22559954</text:p>
      <!--METADATA-->
      <text:p text:style-name="P4">
俄罗斯军队在Kramatorsk进行了导弹罢工</text:p>
      <text:p text:style-name="P4">
<draw:frame draw:style-name="fr1" draw:name="Image58" text:anchor-type="as-char" svg:width="6.9236in" svg:height="9.231467in" draw:z-index="0">
<draw:image xlink:href="../Images/liveuamap/2023-05-02T04-08-34/22559954_0.jpg" xlink:type="simple" xlink:show="embed" xlink:actuate="onLoad" draw:mime-type="image/jpeg"/>
</draw:frame>
<draw:frame draw:style-name="fr1" draw:name="Image59" text:anchor-type="as-char" svg:width="6.9236in" svg:height="9.231467in" draw:z-index="0">
<draw:image xlink:href="../Images/liveuamap/2023-05-02T04-08-34/22559954_1.jpg" xlink:type="simple" xlink:show="embed" xlink:actuate="onLoad" draw:mime-type="image/jpeg"/>
</draw:frame>
<draw:frame draw:style-name="fr1" draw:name="Image60" text:anchor-type="as-char" svg:width="6.9236in" svg:height="9.231467in" draw:z-index="0">
<draw:image xlink:href="../Images/liveuamap/2023-05-02T04-08-34/22559954_2.jpg" xlink:type="simple" xlink:show="embed" xlink:actuate="onLoad" draw:mime-type="image/jpeg"/>
</draw:frame>
<draw:frame draw:style-name="fr1" draw:name="Image61" text:anchor-type="as-char" svg:width="6.9236in" svg:height="9.231467in" draw:z-index="0">
<draw:image xlink:href="../Images/liveuamap/2023-05-02T04-08-34/22559954_3.jpg" xlink:type="simple" xlink:show="embed" xlink:actuate="onLoad" draw:mime-type="image/jpeg"/>
</draw:frame>
<draw:frame draw:style-name="fr1" draw:name="Image62" text:anchor-type="as-char" svg:width="6.9236in" svg:height="9.231467in" draw:z-index="0">
<draw:image xlink:href="../Images/liveuamap/2023-05-02T04-08-34/22559954_4.jpg" xlink:type="simple" xlink:show="embed" xlink:actuate="onLoad" draw:mime-type="image/jpeg"/>
</draw:frame>
新闻集链接：<text:a xlink:type="simple" xlink:href="https://liveuamap.com/en/2023/2-may-russian-army-conducted-missile-strike-at-kramatorsk" text:style-name="Internet_20_link" text:visited-style-name="Visited_20_Internet_20_Link">
https://liveuamap.com/en/2023/2-may-russian-army-conducted-missile-missile-strike-at-kramatorsk</text:a>
</text:p>
      <text:p text:style-name="P4">
News Source: <text:a xlink:type="simple" xlink:href="https://t.me/pavlokyrylenko_donoda/7775" text:style-name="Internet_20_link" text:visited-style-name="Visited_20_Internet_20_Link">
https://t.me/pavlokyrylenko_donoda/7775</text:a>
</text:p>
      <!--NEWS-->
      <text:h text:style-name="P10" text:outline-level="1">
<text:span text:style-name="T4">
Sumy地区，Poltava地区，Zaporizhzhya地区，顿涅茨克地区（12:31）。 红色ALRT：空中T ...</text:span>
</text:h>
      <text:p text:style-name="P4">
作者: liveuamap (Language: en)</text:p>
      <text:p text:style-name="P4">
时间: 2023-05-02T06:31:00</text:p>
      <text:p text:style-name="P4">
地点: Sumska Oblast (Latitude:51.00000000 Longtitude:34.00000000)</text:p>
      <text:p text:style-name="P4">
视频: []</text:p>
      <text:p text:style-name="P4">
图片: []</text:p>
      <text:p text:style-name="P4">
标签: ["Europe", "Central and Eastern Europe"]</text:p>
      <text:p text:style-name="P4">
Id: 22559967</text:p>
      <!--METADATA-->
      <text:p text:style-name="P4">
Sumy地区，Poltava地区，Zaporizhzhya地区，顿涅茨克地区(12:31). RedAlert: aerial threat. Sirens sounding. Take cover now!</text:p>
      <text:p text:style-name="P4">
News Collection Link: <text:a xlink:type="simple" xlink:href="https://liveuamap.com/en/2023/02-may-sumska-oblast-poltavska-oblast-zaporizg" text:style-name="Internet_20_link" text:visited-style-name="Visited_20_Internet_20_Link">
https://liveuamap.com/en/2023/02-may-sumska-oblast-poltavska-oblast-zaporizg</text:a>
</text:p>
      <text:p text:style-name="P4">
News Source: <text:a xlink:type="simple" xlink:href="https://t.me/air_alert_ua/44216" text:style-name="Internet_20_link" text:visited-style-name="Visited_20_Internet_20_Link">
https://t.me/air_alert_ua/44216</text:a>
</text:p>
      <!--NEWS-->
      <text:h text:style-name="P10" text:outline-level="1">
<text:span text:style-name="T4">
哈尔基夫·哈尔基夫斯卡（Kharkivska Oblast）（12:31）。 红色警报：空中威胁。 警笛声。 立即掩盖！</text:span>
</text:h>
      <text:p text:style-name="P4">
作者: liveuamap (Language: en)</text:p>
      <text:p text:style-name="P4">
时间: 2023-05-02T06:32:00</text:p>
      <text:p text:style-name="P4">
地点: Kharkiv (Latitude:49.9812 Longtitude:36.25223)</text:p>
      <text:p text:style-name="P4">
视频: []</text:p>
      <text:p text:style-name="P4">
图片: []</text:p>
      <text:p text:style-name="P4">
标签: ["Europe", "Central and Eastern Europe"]</text:p>
      <text:p text:style-name="P4">
Id: 22559968</text:p>
      <!--METADATA-->
      <text:p text:style-name="P4">
哈尔基夫(Kharkiv)，哈尔基夫地区(12:31). Red Alert: aerial threat. Sirens sounding.Take cover now!</text:p>
      <text:p text:style-name="P4">
News Collection Link: <text:a xlink:type="simple" xlink:href="https://liveuamap.com/en/2023/02-may-kharkiv-kharkivska-oblast1231-red-alerg" text:style-name="Internet_20_link" text:visited-style-name="Visited_20_Internet_20_Link">
https://liveuamap.com/en/2023/02-may-kharkiv-kharkivska-oblast1231-red-alerg</text:a>
</text:p>
      <text:p text:style-name="P4">
News Source: <text:a xlink:type="simple" xlink:href="https://t.me/suspilnekharkiv/24431" text:style-name="Internet_20_link" text:visited-style-name="Visited_20_Internet_20_Link">
https://t.me/suspilnekharkiv/24431</text:a>
</text:p>
      <!--NEWS-->
      <text:h text:style-name="P10" text:outline-level="1">
<text:span text:style-name="T4">
1人丧生，4人受伤，是由于霍尔森地区Bilozerka社区炮击的结果</text:span>
</text:h>
      <text:p text:style-name="P4">
作者: liveuamap (Language: en)</text:p>
      <text:p text:style-name="P4">
时间: 2023-05-02T06:39:20</text:p>
      <text:p text:style-name="P4">
地点: Kherson (Latitude:46.62421 Longtitude:32.43851)</text:p>
      <text:p text:style-name="P4">
视频: []</text:p>
      <text:p text:style-name="P4">
图片: []</text:p>
      <text:p text:style-name="P4">
标签: ["Europe", "Central and Eastern Europe"]</text:p>
      <text:p text:style-name="P4">
Id: 22559969</text:p>
      <!--METADATA-->
      <text:p text:style-name="P4">
1人丧生，4人受伤，是由于kherson地区的Bilozerka社区炮击而受伤</text:p>
      <text:p text:style-name="P4">
新闻集链接：<text:a xlink:type="simple" xlink:href="https://liveuamap.com/en/2023/2-may-1-person-killed-4-wounded-as-result-of-shelling-in" text:style-name="Internet_20_link" text:visited-style-name="Visited_20_Internet_20_Link">
https://liveuamap.com/en/2023/2-may-1-person-kill-kill-4-wounded-as-result-shelling-in</text:a>
</text:p>
      <text:p text:style-name="P4">
News Source: <text:a xlink:type="simple" xlink:href="https://t.me/channel24_ua/86665" text:style-name="Internet_20_link" text:visited-style-name="Visited_20_Internet_20_Link">
https://t.me/channel24_ua/86665</text:a>
</text:p>
      <!--NEWS-->
      <text:h text:style-name="P10" text:outline-level="1">
<text:span text:style-name="T4">
Zaporizhzhia地区的职业警察副指挥官因爆炸而受伤...</text:span>
</text:h>
      <text:p text:style-name="P4">
作者: liveuamap (Language: en)</text:p>
      <text:p text:style-name="P4">
时间: 2023-05-02T07:55:09</text:p>
      <text:p text:style-name="P4">
地点: Melitopol',Zaporizhia Oblast (Latitude:46.85655 Longtitude:35.37014)</text:p>
      <text:p text:style-name="P4">
视频: []</text:p>
      <text:p text:style-name="P4">
图片: []</text:p>
      <text:p text:style-name="P4">
标签: []</text:p>
      <text:p text:style-name="P4">
Id: 22559972</text:p>
      <!--METADATA-->
      <text:p text:style-name="P4">
Zaporizhzhia地区的职业警察副指挥官在Melitopol中受伤</text:p>
      <text:p text:style-name="P4">
新闻集链接：<text:a xlink:type="simple" xlink:href="https://liveuamap.com/en/2023/2-may-deputy-commander-of-occupational-police-in-zaporizhzhia" text:style-name="Internet_20_link" text:visited-style-name="Visited_20_Internet_20_Link">
https://liveuamap.com/en/2023/2-may-deputy-commander-commander-of-cupational-police-police-in-zaporizhzhia</text:a>
</text:p>
      <text:p text:style-name="P4">
News Source: <text:a xlink:type="simple" xlink:href="https://t.me/rusbrief/113602" text:style-name="Internet_20_link" text:visited-style-name="Visited_20_Internet_20_Link">
https://t.me/rusbrief/113602</text:a>
</text:p>
      <!--NEWS-->
      <text:h text:style-name="P10" text:outline-level="1">
<text:span text:style-name="T4">
Zaporizka Oblast（14:32）。 红色警报：空中威胁。 警笛声。 立即掩盖！</text:span>
</text:h>
      <text:p text:style-name="P4">
作者: liveuamap (Language: en)</text:p>
      <text:p text:style-name="P4">
时间: 2023-05-02T08:32:00</text:p>
      <text:p text:style-name="P4">
地点: Zaporizka Oblast (Latitude:47.611311 Longtitude:35.765721)</text:p>
      <text:p text:style-name="P4">
视频: []</text:p>
      <text:p text:style-name="P4">
图片: []</text:p>
      <text:p text:style-name="P4">
标签: ["Europe", "Central and Eastern Europe"]</text:p>
      <text:p text:style-name="P4">
Id: 22559973</text:p>
      <!--METADATA-->
      <text:p text:style-name="P4">
Zaporizhzhia地区(14:32). Red Alert: aerial threat. Sirens sounding. Take covernow!</text:p>
      <text:p text:style-name="P4">
News Collection Link: <text:a xlink:type="simple" xlink:href="https://liveuamap.com/en/2023/02-may-zaporizka-oblast1432-red-alert-aerial-g" text:style-name="Internet_20_link" text:visited-style-name="Visited_20_Internet_20_Link">
https://liveuamap.com/en/2023/02-may-zaporizka-oblast1432-red-alert-aerial-g</text:a>
</text:p>
      <text:p text:style-name="P4">
News Source: <text:a xlink:type="simple" xlink:href="https://t.me/suspilnezaporizhzhya/12533" text:style-name="Internet_20_link" text:visited-style-name="Visited_20_Internet_20_Link">
https://t.me/suspilnezaporizhzhya/12533</text:a>
</text:p>
      <!--NEWS-->
      <text:h text:style-name="P10" text:outline-level="1">
<text:span text:style-name="T4">
Dnipro，Dnipropetrovska Oblast（14:31）。 红色警报：空中威胁。 警笛声。 掩护...</text:span>
</text:h>
      <text:p text:style-name="P4">
作者: liveuamap (Language: en)</text:p>
      <text:p text:style-name="P4">
时间: 2023-05-02T08:33:00</text:p>
      <text:p text:style-name="P4">
地点: Dnipro (Latitude:48.4597 Longtitude:35.03937)</text:p>
      <text:p text:style-name="P4">
视频: []</text:p>
      <text:p text:style-name="P4">
图片: []</text:p>
      <text:p text:style-name="P4">
标签: ["Europe", "Central and Eastern Europe"]</text:p>
      <text:p text:style-name="P4">
Id: 22559975</text:p>
      <!--METADATA-->
      <text:p text:style-name="P4">
dnipro，dnipropetrovsk区域(14:31). Red Alert: aerial threat. Sirenssounding. Take cover now!</text:p>
      <text:p text:style-name="P4">
News Collection Link: <text:a xlink:type="simple" xlink:href="https://liveuamap.com/en/2023/02-may-dnipro-dnipropetrovska-oblast1431-red-g" text:style-name="Internet_20_link" text:visited-style-name="Visited_20_Internet_20_Link">
https://liveuamap.com/en/2023/02-may-dnipro-dnipropetrovska-oblast1431-red-g</text:a>
</text:p>
      <text:p text:style-name="P4">
News Source: <text:a xlink:type="simple" xlink:href="https://t.me/suspilnednipro/14971" text:style-name="Internet_20_link" text:visited-style-name="Visited_20_Internet_20_Link">
https://t.me/suspilnednipro/14971</text:a>
</text:p>
      <!--NEWS-->
      <text:h text:style-name="P10" text:outline-level="1">
<text:span text:style-name="T4">
Kirovohrad地区，Mykolaiv，Mykolaiv地区，Kherson，Kherson地区（14：ZZ）。 红色和...</text:span>
</text:h>
      <text:p text:style-name="P4">
作者: liveuamap (Language: en)</text:p>
      <text:p text:style-name="P4">
时间: 2023-05-02T08:34:00</text:p>
      <text:p text:style-name="P4">
地点: Kirovohradska Oblast (Latitude:48.50000000 Longtitude:32.00000000)</text:p>
      <text:p text:style-name="P4">
视频: []</text:p>
      <text:p text:style-name="P4">
图片: []</text:p>
      <text:p text:style-name="P4">
标签: ["Europe", "Central and Eastern Europe"]</text:p>
      <text:p text:style-name="P4">
Id: 22559976</text:p>
      <!--METADATA-->
      <text:p text:style-name="P4">
Kirovohrad地区，Mykolaiv，Mykolaiv地区，Kherson，Khersonska地区(14:33). Red Alert: aerial threat. Sirens sounding. Take cover now!</text:p>
      <text:p text:style-name="P4">
News Collection Link: <text:a xlink:type="simple" xlink:href="https://liveuamap.com/en/2023/02-may-kirovohradska-oblast-mykolaiv-mykolayig" text:style-name="Internet_20_link" text:visited-style-name="Visited_20_Internet_20_Link">
https://liveuamap.com/en/2023/02-may-kirovohradska-oblast-mykolaiv-mykolayig</text:a>
</text:p>
      <text:p text:style-name="P4">
News Source: <text:a xlink:type="simple" xlink:href="https://t.me/air_alert_ua/44229" text:style-name="Internet_20_link" text:visited-style-name="Visited_20_Internet_20_Link">
https://t.me/air_alert_ua/44229</text:a>
</text:p>
      <!--NEWS-->
      <text:h text:style-name="P10" text:outline-level="1">
<text:span text:style-name="T4">
俄罗斯飞机在维勒滕斯克村附近的岛上丢下了2枚带领炸弹，杀死了3枚，...</text:span>
</text:h>
      <text:p text:style-name="P4">
作者: liveuamap (Language: en)</text:p>
      <text:p text:style-name="P4">
时间: 2023-05-02T08:39:59</text:p>
      <text:p text:style-name="P4">
地点: Ukraine (Latitude:46.56133 Longtitude:32.3935)</text:p>
      <text:p text:style-name="P4">
视频: []</text:p>
      <text:p text:style-name="P4">
图片: []</text:p>
      <text:p text:style-name="P4">
标签: ["Europe", "Central and Eastern Europe"]</text:p>
      <text:p text:style-name="P4">
Id: 22559977</text:p>
      <!--METADATA-->
      <text:p text:style-name="P4">
俄罗斯飞机在维尔特滕斯开发仪岛附近的岛上丢下了2枚导向炸弹，杀死了3枚，受伤5</text:p>
      <text:p text:style-name="P4">
新闻集链接：<text:a xlink:type="simple" xlink:href="https://liveuamap.com/en/2023/2-may-russian-airplanes-dropped-2-guided-bombs-at-the-island" text:style-name="Internet_20_link" text:visited-style-name="Visited_20_Internet_20_Link">
https://liveuamap.com/en/2023/2-may-russian-airplanes-dropped-2--------------------------- bombs-at-t-the-island</text:a>
</text:p>
      <text:p text:style-name="P4">
News Source: <text:a xlink:type="simple" xlink:href="https://t.me/babel/31796" text:style-name="Internet_20_link" text:visited-style-name="Visited_20_Internet_20_Link">
https://t.me/babel/31796</text:a>
</text:p>
      <!--NEWS-->
      <text:h text:style-name="P10" text:outline-level="1">
<text:span text:style-name="T4">
Zaporizhzhia报告了爆炸</text:span>
</text:h>
      <text:p text:style-name="P4">
作者: liveuamap (Language: en)</text:p>
      <text:p text:style-name="P4">
时间: 2023-05-02T08:41:20</text:p>
      <text:p text:style-name="P4">
地点: Zaporizhzhia (Latitude:47.83574 Longtitude:35.09668)</text:p>
      <text:p text:style-name="P4">
视频: []</text:p>
      <text:p text:style-name="P4">
图片: []</text:p>
      <text:p text:style-name="P4">
标签: ["Europe", "Central and Eastern Europe"]</text:p>
      <text:p text:style-name="P4">
Id: 22559978</text:p>
      <!--METADATA-->
      <text:p text:style-name="P4">
Zaporizhzhia报告了爆炸</text:p>
      <text:p text:style-name="P4">
新闻集链接：<text:a xlink:type="simple" xlink:href="https://liveuamap.com/en/2023/2-may-explosions-were-reported-in-zaporizhzhia" text:style-name="Internet_20_link" text:visited-style-name="Visited_20_Internet_20_Link">
https://liveuamap.com/en/2023/2-may-explosions-were-reported-in-zaporizhzhia</text:a>
</text:p>
      <text:p text:style-name="P4">
News Source: <text:a xlink:type="simple" xlink:href="https://t.me/suspilnezaporizhzhya/12532" text:style-name="Internet_20_link" text:visited-style-name="Visited_20_Internet_20_Link">
https://t.me/suspilnezaporizhzhya/12532</text:a>
</text:p>
      <!--NEWS-->
      <text:h text:style-name="P10" text:outline-level="1">
<text:span text:style-name="T4">
防空活动在西南克里米亚活跃</text:span>
</text:h>
      <text:p text:style-name="P4">
作者: liveuamap (Language: en)</text:p>
      <text:p text:style-name="P4">
时间: 2023-05-02T08:49:55</text:p>
      <text:p text:style-name="P4">
地点: Crimea (Latitude:44.8388 Longtitude:33.55873)</text:p>
      <text:p text:style-name="P4">
视频: []</text:p>
      <text:p text:style-name="P4">
图片: ["<text:a xlink:type="simple" xlink:href="https://liveuamap.com/pics/2023/05/02/22559984_0.jpg" text:style-name="Internet_20_link" text:visited-style-name="Visited_20_Internet_20_Link">
22559984_0.jpg</text:a>
"]</text:p>
      <text:p text:style-name="P4">
标签: ["Europe", "Central and Eastern Europe"]</text:p>
      <text:p text:style-name="P4">
Id: 22559984</text:p>
      <!--METADATA-->
      <text:p text:style-name="P4">
防空活动在西南克里米亚活跃</text:p>
      <text:p text:style-name="P4">
<draw:frame draw:style-name="fr1" draw:name="Image63" text:anchor-type="as-char" svg:width="6.9236in" svg:height="6.9236in" draw:z-index="0">
<draw:image xlink:href="../Images/liveuamap/2023-05-02T08-49-55/22559984_0.jpg" xlink:type="simple" xlink:show="embed" xlink:actuate="onLoad" draw:mime-type="image/jpeg"/>
</draw:frame>
新闻集链接：<text:a xlink:type="simple" xlink:href="https://liveuamap.com/en/2023/2-may-air-defense-is-active-in-southwestern-crimea" text:style-name="Internet_20_link" text:visited-style-name="Visited_20_Internet_20_Link">
https://liveuamap.com/en/2023/2-may-air-defense-is-as--active-in-southwestern-crimea</text:a>
</text:p>
      <text:p text:style-name="P4">
News Source: <text:a xlink:type="simple" xlink:href="https://t.me/huyovy_kharkiv/108012" text:style-name="Internet_20_link" text:visited-style-name="Visited_20_Internet_20_Link">
https://t.me/huyovy_kharkiv/108012</text:a>
</text:p>
      <!--NEWS-->
      <text:h text:style-name="P10" text:outline-level="1">
<text:span text:style-name="T4">
乌克兰议会再增加戒严和一般动员90天</text:span>
</text:h>
      <text:p text:style-name="P4">
作者: liveuamap (Language: en)</text:p>
      <text:p text:style-name="P4">
时间: 2023-05-02T09:04:04</text:p>
      <text:p text:style-name="P4">
地点: Kyiv, Kyiv city (Latitude:50.4458 Longtitude:30.5373)</text:p>
      <text:p text:style-name="P4">
视频: []</text:p>
      <text:p text:style-name="P4">
图片: []</text:p>
      <text:p text:style-name="P4">
标签: ["Europe", "Central and Eastern Europe"]</text:p>
      <text:p text:style-name="P4">
Id: 22559985</text:p>
      <!--METADATA-->
      <text:p text:style-name="P4">
乌克兰议会再延长戒严和一般动员，再进行90天</text:p>
      <text:p text:style-name="P4">
新闻收集链接：<text:a xlink:type="simple" xlink:href="https://liveuamap.com/en/2023/2-may-ukrainian-parliament-extended-martial-law-and-general" text:style-name="Internet_20_link" text:visited-style-name="Visited_20_Internet_20_Link">
https://liveuamap.com/en/2023/2-may-ukrainian-parliament-parliament-extended-martial-law-and-general</text:a>
</text:p>
      <text:p text:style-name="P4">
News Source: <text:a xlink:type="simple" xlink:href="https://t.me/ukrinform_news/97788" text:style-name="Internet_20_link" text:visited-style-name="Visited_20_Internet_20_Link">
https://t.me/ukrinform_news/97788</text:a>
</text:p>
      <!--NEWS-->
      <text:h text:style-name="P10" text:outline-level="1">
<text:span text:style-name="T4">
Donetsk Oblast，Zaporizka Oblast（15:41）。 红色警报：空中威胁。 警笛声。 去湾...</text:span>
</text:h>
      <text:p text:style-name="P4">
作者: liveuamap (Language: en)</text:p>
      <text:p text:style-name="P4">
时间: 2023-05-02T09:41:00</text:p>
      <text:p text:style-name="P4">
地点: Donetsk Oblast (Latitude:48.72807 Longtitude:37.57828)</text:p>
      <text:p text:style-name="P4">
视频: []</text:p>
      <text:p text:style-name="P4">
图片: []</text:p>
      <text:p text:style-name="P4">
标签: ["Europe", "Central and Eastern Europe"]</text:p>
      <text:p text:style-name="P4">
Id: 22559986</text:p>
      <!--METADATA-->
      <text:p text:style-name="P4">
Zaporizhzhia地区Donetsk地区(15:41). Red Alert: aerial threat. Sirenssounding. Take cover now!</text:p>
      <text:p text:style-name="P4">
News Collection Link: <text:a xlink:type="simple" xlink:href="https://liveuamap.com/en/2023/02-may-donetsk-oblast-zaporizka-oblast1541-reg" text:style-name="Internet_20_link" text:visited-style-name="Visited_20_Internet_20_Link">
https://liveuamap.com/en/2023/02-may-donetsk-oblast-zaporizka-oblast1541-reg</text:a>
</text:p>
      <text:p text:style-name="P4">
News Source: <text:a xlink:type="simple" xlink:href="https://t.me/air_alert_ua/44239" text:style-name="Internet_20_link" text:visited-style-name="Visited_20_Internet_20_Link">
https://t.me/air_alert_ua/44239</text:a>
</text:p>
      <!--NEWS-->
      <text:h text:style-name="P10" text:outline-level="1">
<text:span text:style-name="T4">
根据火车的职业当局的说法，塞瓦斯托波尔报告了爆炸。</text:span>
</text:h>
      <text:p text:style-name="P4">
作者: liveuamap (Language: en)</text:p>
      <text:p text:style-name="P4">
时间: 2023-05-02T12:54:53</text:p>
      <text:p text:style-name="P4">
地点: Sevastopol (Latitude:44.76937 Longtitude:33.59756)</text:p>
      <text:p text:style-name="P4">
视频: []</text:p>
      <text:p text:style-name="P4">
图片: ["<text:a xlink:type="simple" xlink:href="https://liveuamap.com/pics/2023/05/02/22560045_0.jpg" text:style-name="Internet_20_link" text:visited-style-name="Visited_20_Internet_20_Link">
22560045_0.jpg</text:a>
"]</text:p>
      <text:p text:style-name="P4">
标签: ["Europe", "Central and Eastern Europe"]</text:p>
      <text:p text:style-name="P4">
Id: 22560045</text:p>
      <!--METADATA-->
      <text:p text:style-name="P4">
根据职业当局的培训，在塞瓦斯托波尔报告了爆炸事件。</text:p>
      <text:p text:style-name="P4">
<draw:frame draw:style-name="fr1" draw:name="Image64" text:anchor-type="as-char" svg:width="6.9236in" svg:height="9.231467in" draw:z-index="0">
<draw:image xlink:href="../Images/liveuamap/2023-05-02T12-54-53/22560045_0.jpg" xlink:type="simple" xlink:show="embed" xlink:actuate="onLoad" draw:mime-type="image/jpeg"/>
</draw:frame>
新闻集链接：<text:a xlink:type="simple" xlink:href="https://liveuamap.com/en/2023/2-may-explosions-were-reported-in-sevastopol-according-to" text:style-name="Internet_20_link" text:visited-style-name="Visited_20_Internet_20_Link">
https://liveuamap.com/en/2023/2-may-explosions-were-reported-in-sevastopol-according-to-</text:a>
</text:p>
      <text:p text:style-name="P4">
News Source: <text:a xlink:type="simple" xlink:href="https://t.me/Tsaplienko/30948" text:style-name="Internet_20_link" text:visited-style-name="Visited_20_Internet_20_Link">
https://t.me/Tsaplienko/30948</text:a>
</text:p>
      <!--NEWS-->
      <text:h text:style-name="P10" text:outline-level="1">
<text:span text:style-name="T4">
俄罗斯军队今天4次炮击尼科波尔区</text:span>
</text:h>
      <text:p text:style-name="P4">
作者: liveuamap (Language: en)</text:p>
      <text:p text:style-name="P4">
时间: 2023-05-02T13:06:34</text:p>
      <text:p text:style-name="P4">
地点: Marhanets (Latitude:47.64596 Longtitude:34.64264)</text:p>
      <text:p text:style-name="P4">
视频: []</text:p>
      <text:p text:style-name="P4">
图片: ["<text:a xlink:type="simple" xlink:href="https://liveuamap.com/pics/2023/05/02/22560051_0.jpg" text:style-name="Internet_20_link" text:visited-style-name="Visited_20_Internet_20_Link">
22560051_0.jpg</text:a>
"]</text:p>
      <text:p text:style-name="P4">
标签: ["Europe", "Central and Eastern Europe"]</text:p>
      <text:p text:style-name="P4">
Id: 22560051</text:p>
      <!--METADATA-->
      <text:p text:style-name="P4">
俄罗斯军队今天4次炮击尼科波尔区</text:p>
      <text:p text:style-name="P4">
<draw:frame draw:style-name="fr1" draw:name="Image65" text:anchor-type="as-char" svg:width="6.9236in" svg:height="5.772552in" draw:z-index="0">
<draw:image xlink:href="../Images/liveuamap/2023-05-02T13-06-34/22560051_0.jpg" xlink:type="simple" xlink:show="embed" xlink:actuate="onLoad" draw:mime-type="image/jpeg"/>
</draw:frame>
新闻集链接：<text:a xlink:type="simple" xlink:href="https://liveuamap.com/en/2023/2-may-russian-army-shelled-nikopol-district-4-times-today" text:style-name="Internet_20_link" text:visited-style-name="Visited_20_Internet_20_Link">
https://liveuamap.com/en/2023/2-may-russian-army-shelled-nikopol-district-4-times-today</text:a>
</text:p>
      <text:p text:style-name="P4">
News Source: <text:a xlink:type="simple" xlink:href="https://t.me/hyevuy_dnepr/51387" text:style-name="Internet_20_link" text:visited-style-name="Visited_20_Internet_20_Link">
https://t.me/hyevuy_dnepr/51387</text:a>
</text:p>
      <!--NEWS-->
      <text:h text:style-name="P10" text:outline-level="1">
<text:span text:style-name="T4">
货运列车在俄罗斯的布莱恩斯克地区出轨</text:span>
</text:h>
      <text:p text:style-name="P4">
作者: liveuamap (Language: en)</text:p>
      <text:p text:style-name="P4">
时间: 2023-05-02T14:17:52</text:p>
      <text:p text:style-name="P4">
地点: Briansk (Latitude:53.21353 Longtitude:34.50377)</text:p>
      <text:p text:style-name="P4">
视频: []</text:p>
      <text:p text:style-name="P4">
图片: ["<text:a xlink:type="simple" xlink:href="https://liveuamap.com/pics/2023/05/02/22560070_0.jpg" text:style-name="Internet_20_link" text:visited-style-name="Visited_20_Internet_20_Link">
22560070_0.jpg</text:a>
"]</text:p>
      <text:p text:style-name="P4">
标签: ["Russia"]</text:p>
      <text:p text:style-name="P4">
Id: 22560070</text:p>
      <!--METADATA-->
      <text:p text:style-name="P4">
货运列车在俄罗斯的布莱恩斯克地区脱轨  <draw:frame draw:style-name="fr1" draw:name="Image66" text:anchor-type="as-char" svg:width="6.9236in" svg:height="9.768748in" draw:z-index="0">
<draw:image xlink:href="../Images/liveuamap/2023-05-02T14-17-52/22560070_0.jpg" xlink:type="simple" xlink:show="embed" xlink:actuate="onLoad" draw:mime-type="image/jpeg"/>
</draw:frame>
新闻集链接：<text:a xlink:type="simple" xlink:href="https://liveuamap.com/en/2023/2-may-freight-train-derailed-in-briansk-region-of-russia" text:style-name="Internet_20_link" text:visited-style-name="Visited_20_Internet_20_Link">
https://liveuamap.com/en/2023/2-may-freight-train-drain-drain-derailed-in-briansk-regiansk-regians-forsia of-Russia</text:a>
</text:p>
      <text:p text:style-name="P4">
News Source: <text:a xlink:type="simple" xlink:href="https://t.me/ENews112/13685" text:style-name="Internet_20_link" text:visited-style-name="Visited_20_Internet_20_Link">
https://t.me/ENews112/13685</text:a>
</text:p>
      <!--NEWS-->
      <text:h text:style-name="P10" text:outline-level="1">
<text:span text:style-name="T4">
Chernihivska Oblast，Sumska Oblast（20:51）。 红色警报：空中威胁。 警笛声。 带有CO ...</text:span>
</text:h>
      <text:p text:style-name="P4">
作者: liveuamap (Language: en)</text:p>
      <text:p text:style-name="P4">
时间: 2023-05-02T14:53:00</text:p>
      <text:p text:style-name="P4">
地点: Chernihivska Oblast (Latitude:51.33288 Longtitude:32.0009)</text:p>
      <text:p text:style-name="P4">
视频: []</text:p>
      <text:p text:style-name="P4">
图片: []</text:p>
      <text:p text:style-name="P4">
标签: ["Europe", "Central and Eastern Europe"]</text:p>
      <text:p text:style-name="P4">
Id: 22560077</text:p>
      <!--METADATA-->
      <text:p text:style-name="P4">
Chernihiv地区，Sumy地区(20:51). Red Alert: aerial threat. Sirenssounding. Take cover now!</text:p>
      <text:p text:style-name="P4">
News Collection Link: <text:a xlink:type="simple" xlink:href="https://liveuamap.com/en/2023/02-may-chernihivska-oblast-sumska-oblast2051-g" text:style-name="Internet_20_link" text:visited-style-name="Visited_20_Internet_20_Link">
https://liveuamap.com/en/2023/02-may-chernihivska-oblast-sumska-oblast2051-g</text:a>
</text:p>
      <text:p text:style-name="P4">
News Source: <text:a xlink:type="simple" xlink:href="https://t.me/air_alert_ua/44247" text:style-name="Internet_20_link" text:visited-style-name="Visited_20_Internet_20_Link">
https://t.me/air_alert_ua/44247</text:a>
</text:p>
      <!--NEWS-->
      <text:h text:style-name="P10" text:outline-level="1">
<text:span text:style-name="T4">
Zaporizka Oblast（21:27）。 红色警报：空中威胁。 警笛声。 立即掩盖！</text:span>
</text:h>
      <text:p text:style-name="P4">
作者: liveuamap (Language: en)</text:p>
      <text:p text:style-name="P4">
时间: 2023-05-02T15:28:00</text:p>
      <text:p text:style-name="P4">
地点: Zaporizka Oblast (Latitude:47.612021 Longtitude:35.765261)</text:p>
      <text:p text:style-name="P4">
视频: []</text:p>
      <text:p text:style-name="P4">
图片: []</text:p>
      <text:p text:style-name="P4">
标签: ["Europe", "Central and Eastern Europe"]</text:p>
      <text:p text:style-name="P4">
Id: 22560080</text:p>
      <!--METADATA-->
      <text:p text:style-name="P4">
Zaporizhzhia地区(21:27). Red Alert: aerial threat. Sirens sounding. Take covernow!</text:p>
      <text:p text:style-name="P4">
News Collection Link: <text:a xlink:type="simple" xlink:href="https://liveuamap.com/en/2023/02-may-zaporizka-oblast2127-red-alert-aerial-g" text:style-name="Internet_20_link" text:visited-style-name="Visited_20_Internet_20_Link">
https://liveuamap.com/en/2023/02-may-zaporizka-oblast2127-red-alert-aerial-g</text:a>
</text:p>
      <text:p text:style-name="P4">
News Source: <text:a xlink:type="simple" xlink:href="https://t.me/air_alert_ua/44249" text:style-name="Internet_20_link" text:visited-style-name="Visited_20_Internet_20_Link">
https://t.me/air_alert_ua/44249</text:a>
</text:p>
      <!--NEWS-->
      <text:h text:style-name="P10" text:outline-level="1">
<text:span text:style-name="T4">
Dnipro，Dnipropetrovska Oblast（21:47）。 红色警报：空中威胁。 警笛声。 掩护...</text:span>
</text:h>
      <text:p text:style-name="P4">
作者: liveuamap (Language: en)</text:p>
      <text:p text:style-name="P4">
时间: 2023-05-02T15:47:00</text:p>
      <text:p text:style-name="P4">
地点: Dnipro (Latitude:48.45877 Longtitude:35.038)</text:p>
      <text:p text:style-name="P4">
视频: []</text:p>
      <text:p text:style-name="P4">
图片: []</text:p>
      <text:p text:style-name="P4">
标签: ["Europe", "Central and Eastern Europe"]</text:p>
      <text:p text:style-name="P4">
Id: 22560081</text:p>
      <!--METADATA-->
      <text:p text:style-name="P4">
dnipro，dnipropetrovsk区域(21:47). Red Alert: aerial threat. Sirenssounding. Take cover now!</text:p>
      <text:p text:style-name="P4">
News Collection Link: <text:a xlink:type="simple" xlink:href="https://liveuamap.com/en/2023/02-may-dnipro-dnipropetrovska-oblast2147-red-g" text:style-name="Internet_20_link" text:visited-style-name="Visited_20_Internet_20_Link">
https://liveuamap.com/en/2023/02-may-dnipro-dnipropetrovska-oblast2147-red-g</text:a>
</text:p>
      <text:p text:style-name="P4">
News Source: <text:a xlink:type="simple" xlink:href="https://t.me/suspilnednipro/14986" text:style-name="Internet_20_link" text:visited-style-name="Visited_20_Internet_20_Link">
https://t.me/suspilnednipro/14986</text:a>
</text:p>
      <!--NEWS-->
      <text:h text:style-name="P10" text:outline-level="1">
<text:span text:style-name="T4">
Chernihivska Oblast（21:48）。 红色警报：空中威胁。 警笛声。 立即掩盖！</text:span>
</text:h>
      <text:p text:style-name="P4">
作者: liveuamap (Language: en)</text:p>
      <text:p text:style-name="P4">
时间: 2023-05-02T15:49:00</text:p>
      <text:p text:style-name="P4">
地点: Chernihivska Oblast (Latitude:51.33419 Longtitude:31.99989)</text:p>
      <text:p text:style-name="P4">
视频: []</text:p>
      <text:p text:style-name="P4">
图片: []</text:p>
      <text:p text:style-name="P4">
标签: ["Europe", "Central and Eastern Europe"]</text:p>
      <text:p text:style-name="P4">
Id: 22560082</text:p>
      <!--METADATA-->
      <text:p text:style-name="P4">
切尔尼希夫地区(21:48). Red Alert: aerial threat. Sirens sounding. Takecover now!</text:p>
      <text:p text:style-name="P4">
News Collection Link: <text:a xlink:type="simple" xlink:href="https://liveuamap.com/en/2023/02-may-chernihivska-oblast2148-red-alert-aerig" text:style-name="Internet_20_link" text:visited-style-name="Visited_20_Internet_20_Link">
https://liveuamap.com/en/2023/02-may-chernihivska-oblast2148-red-alert-aerig</text:a>
</text:p>
      <text:p text:style-name="P4">
News Source: <text:a xlink:type="simple" xlink:href="https://t.me/suspilnechernihiv/18195" text:style-name="Internet_20_link" text:visited-style-name="Visited_20_Internet_20_Link">
https://t.me/suspilnechernihiv/18195</text:a>
</text:p>
      <!--NEWS-->
      <text:h text:style-name="P10" text:outline-level="1">
<text:span text:style-name="T4">
Donetsk Oblast（21:54）。 红色警报：空中威胁。 警笛声。 立即掩盖！</text:span>
</text:h>
      <text:p text:style-name="P4">
作者: liveuamap (Language: en)</text:p>
      <text:p text:style-name="P4">
时间: 2023-05-02T15:56:00</text:p>
      <text:p text:style-name="P4">
地点: Donetsk Oblast (Latitude:48.72744 Longtitude:37.5781)</text:p>
      <text:p text:style-name="P4">
视频: []</text:p>
      <text:p text:style-name="P4">
图片: []</text:p>
      <text:p text:style-name="P4">
标签: ["Europe", "Central and Eastern Europe"]</text:p>
      <text:p text:style-name="P4">
Id: 22560083</text:p>
      <!--METADATA-->
      <text:p text:style-name="P4">
Donetsk Oblast(21:54). Red Alert: aerial threat. Sirens sounding. Take covernow!</text:p>
      <text:p text:style-name="P4">
News Collection Link: <text:a xlink:type="simple" xlink:href="https://liveuamap.com/en/2023/02-may-donetsk-oblast2154-red-alert-aerial-thg" text:style-name="Internet_20_link" text:visited-style-name="Visited_20_Internet_20_Link">
https://liveuamap.com/en/2023/02-may-donetsk-oblast2154-red-alert-aerial-thg</text:a>
</text:p>
      <text:p text:style-name="P4">
News Source: <text:a xlink:type="simple" xlink:href="https://t.me/air_alert_ua/44252" text:style-name="Internet_20_link" text:visited-style-name="Visited_20_Internet_20_Link">
https://t.me/air_alert_ua/44252</text:a>
</text:p>
      <!--NEWS-->
      <text:h text:style-name="P10" text:outline-level="1">
<text:span text:style-name="T4">
1人因在赫尔森地区的新卡科夫卡社区Kozatske炮击而丧生</text:span>
</text:h>
      <text:p text:style-name="P4">
作者: liveuamap (Language: en)</text:p>
      <text:p text:style-name="P4">
时间: 2023-05-02T16:07:34</text:p>
      <text:p text:style-name="P4">
地点: Nova Kakhovka, Khersons'ka oblast (Latitude:46.78525 Longtitude:33.33509)</text:p>
      <text:p text:style-name="P4">
视频: []</text:p>
      <text:p text:style-name="P4">
图片: []</text:p>
      <text:p text:style-name="P4">
标签: ["Europe", "Central and Eastern Europe"]</text:p>
      <text:p text:style-name="P4">
Id: 22560085</text:p>
      <!--METADATA-->
      <text:p text:style-name="P4">
1人因炮击而丧生</text:p>
      <text:p text:style-name="P4">
新闻集链接：[https://liveuamap.com/en/2023/2-may-1-person-kill-kill-kill-as-result-oult-shelling-in-kozatske-j--------(https://liveuamap.com/en/2023/2-may-1-person-killed-as-result-of-shelling-in-kozatske-of)</text:p>
      <text:p text:style-name="P4">
News Source: <text:a xlink:type="simple" xlink:href="https://t.me/suspilnenews/20358" text:style-name="Internet_20_link" text:visited-style-name="Visited_20_Internet_20_Link">
https://t.me/suspilnenews/20358</text:a>
</text:p>
      <!--NEWS-->
      <text:h text:style-name="P10" text:outline-level="1">
<text:span text:style-name="T4">
赫森报道了爆炸</text:span>
</text:h>
      <text:p text:style-name="P4">
作者: liveuamap (Language: en)</text:p>
      <text:p text:style-name="P4">
时间: 2023-05-02T16:08:18</text:p>
      <text:p text:style-name="P4">
地点: Kherson (Latitude:46.65226 Longtitude:32.57978)</text:p>
      <text:p text:style-name="P4">
视频: []</text:p>
      <text:p text:style-name="P4">
图片: []</text:p>
      <text:p text:style-name="P4">
标签: ["Europe", "Central and Eastern Europe"]</text:p>
      <text:p text:style-name="P4">
Id: 22560086</text:p>
      <!--METADATA-->
      <text:p text:style-name="P4">
赫森报道了爆炸</text:p>
      <text:p text:style-name="P4">
新闻集链接：<text:a xlink:type="simple" xlink:href="https://liveuamap.com/en/2023/2-may-explosions-were-reported-in-kherson-" text:style-name="Internet_20_link" text:visited-style-name="Visited_20_Internet_20_Link">
https://liveuamap.com/en/2023/2-may-explosions-were-reported-in-in-kherson-</text:a>
</text:p>
      <text:p text:style-name="P4">
News Source: <text:a xlink:type="simple" xlink:href="https://t.me/suspilnenews/20359" text:style-name="Internet_20_link" text:visited-style-name="Visited_20_Internet_20_Link">
https://t.me/suspilnenews/20359</text:a>
</text:p>
      <!--NEWS-->
      <text:h text:style-name="P10" text:outline-level="1">
<text:span text:style-name="T4">
在哈尔基夫地区报道的炮击</text:span>
</text:h>
      <text:p text:style-name="P4">
作者: liveuamap (Language: en)</text:p>
      <text:p text:style-name="P4">
时间: 2023-05-02T16:09:22</text:p>
      <text:p text:style-name="P4">
地点: Kharkiv (Latitude:50.07829 Longtitude:36.33762)</text:p>
      <text:p text:style-name="P4">
视频: []</text:p>
      <text:p text:style-name="P4">
图片: []</text:p>
      <text:p text:style-name="P4">
标签: []</text:p>
      <text:p text:style-name="P4">
Id: 22560087</text:p>
      <!--METADATA-->
      <text:p text:style-name="P4">
在哈尔基夫地区报道的炮击</text:p>
      <text:p text:style-name="P4">
新闻集链接：<text:a xlink:type="simple" xlink:href="https://liveuamap.com/en/2023/2-may-shelling-reported-in-kharkiv-region-" text:style-name="Internet_20_link" text:visited-style-name="Visited_20_Internet_20_Link">
https://liveuamap.com/en/2023/2-may-shelling-reported-in-in-kharkiv-region-</text:a>
</text:p>
      <text:p text:style-name="P4">
News Source: <text:a xlink:type="simple" xlink:href="https://t.me/kharkivlife/60296" text:style-name="Internet_20_link" text:visited-style-name="Visited_20_Internet_20_Link">
https://t.me/kharkivlife/60296</text:a>
</text:p>
      <!--NEWS-->
      <text:h text:style-name="P10" text:outline-level="1">
<text:span text:style-name="T4">
NAPC揭示了非法丰富人民代理人的迹象</text:span>
</text:h>
      <text:p text:style-name="P4">
作者: Ukrinform (Person)</text:p>
      <text:p text:style-name="P4">
出版商: Укринформ (Organization)</text:p>
      <text:p text:style-name="P4">
出版时间: 2023-05-02T16:23:00+03:00</text:p>
      <text:p text:style-name="P4">
修改时间: 2023-05-02T16:23:00+03:00</text:p>
      <text:p text:style-name="P4">
描述: 国家预防腐败机构揭示了非法丰富人民副手玛格丽塔·斯科尔（Margarita Schol）的迹象。  - 乌克林。</text:p>
      <text:p text:style-name="P4">
图片: ["<text:a xlink:type="simple" xlink:href="https://static.ukrinform.com/photos/2023_05/thumb_files/630_360_1683033695-350.jpg" text:style-name="Internet_20_link" text:visited-style-name="Visited_20_Internet_20_Link">
630_360_16830...</text:a>
"]</text:p>
      <text:p text:style-name="P4">
标签: ['Депутат', 'Е-декларації', 'НАЗК']</text:p>
      <text:p text:style-name="P4">
类型: Article</text:p>
      <!--METADATA-->
      <text:p text:style-name="P4">
<draw:frame draw:style-name="fr1" draw:name="Image67" text:anchor-type="as-char" svg:width="6.9236in" svg:height="3.956343in" draw:z-index="0">
<draw:image xlink:href="../Images/yкринформ/2023-05-02T16-23-00-03-00/630_360_1683033695-350.jpg" xlink:type="simple" xlink:show="embed" xlink:actuate="onLoad" draw:mime-type="image/jpeg"/>
</draw:frame>
国家预防腐败机构揭示了非法丰富人民副手玛格丽塔·斯科尔(Margarita Schol)的迹象，为此，较高的反腐败法院在不可靠的宣布后关闭了刑事诉讼。</text:p>
      <text:p text:style-name="P4">
关于IT报告乌克林福姆，参考<text:a xlink:type="simple" xlink:href="https://nazk.gov.ua/uk/novyny/nazk-vyyavylo-oznaky-kryminalnogo-pravoporushennya-v-diyah-narodnoyi-deputatky/" text:style-name="Internet_20_link" text:visited-style-name="Visited_20_Internet_20_Link">
</text:a>
。</text:p>
      <text:p text:style-name="P4">
“人民副副委员会主席，在他的[]]中，Verkhovna Rada Rada Rada委员会基本分支机构的发展委员会主席<text:a xlink:type="simple" xlink:href="https://www.ukrinform.ua/tag-edeklaracii" text:style-name="Internet_20_link" text:visited-style-name="Visited_20_Internet_20_Link">
</text:a>
在2020年，她表示561 349 UAH的货币资产，她在议会两年的收入为824 999 UAH。 但是，在这段时间里，它在第三方的帮助下以10 466 820 UAH获得了资产。”</text:p>
      <text:p text:style-name="P4">
根据NAPC的说法，它尤其是基辅的一间公寓，价值100万871 000 UAH； 生产的BMWMM760LI 2021价值300万80万UAH； 丰田陆地巡洋舰2002019，2000万54 680千UAH； 本田雅阁2012年价值31万580 UAH； Lexus GX 460 2019年发行价值100万UAH； 雷克萨斯RX 350 2014年，价值100万430 5.60千UAH。</text:p>
      <text:p text:style-name="P4">
该机构补充说：“尽管副手试图带走对丈夫正式离婚的非法充实的怀疑，但纳普克公司在公寓中建立了他们共同住所的事实，以及对汽车的共同使用。”</text:p>
      <text:p text:style-name="P4">
根据NAPC的说法，在2021年购买了所罗门斯基地区的一间公寓，由她的前夫的父亲拥有，由她的前丈夫和他的亲密人士付出了动力。 资产的价值超过其收入。</text:p>
      <text:p text:style-name="P4">
考虑到上述所有事实，NAPC通过刑事罪行的迹象和通过玛格丽塔(Margarita)进行刑事犯罪调查的迹象将材料发送到检察官办公室，以将信息输入ERDRZ办公室向刑事责任责任。</text:p>
      <text:p text:style-name="P4">
<text:span text:style-name="T4">
另请阅读：</text:span>
 <text:a xlink:type="simple" xlink:href="https://www.ukrinform.ua/rubric-polytics/3696843-nazk-z-berezna-napravlae-zapiti-sodo-perevirki-partiam-aki-otrimuut-finansuvanna-z-budzetu.html" text:style-name="Internet_20_link" text:visited-style-name="Visited_20_Internet_20_Link">
<text:span text:style-name="T4">
 NAPC </text:span>
</text:a>
上周，WACS在限制期限的届满时宣布虚假信息时，宣布虚假信息，关闭了Domargaritari SHL的刑事诉讼。2022年12月22日，她被告知怀疑，由于代理人没有出现在调查行动的挑战上，因此被通缉。</text:p>
      <text:p text:style-name="P4">
News Source: <text:a xlink:type="simple" xlink:href="https://www.ukrinform.ua/rubric-society/3703688-nazk-viavilo-oznaki-nezakonnogo-zbagacenna-narodnoi-deputatki-sol.html" text:style-name="Internet_20_link" text:visited-style-name="Visited_20_Internet_20_Link">
https://www.ukrinform.ua/rubric-society/3703688-nazk-viavilo-oznaki-nezakonnogo-zbagacenna-narodnoi-deputatki-sol.html</text:a>
</text:p>
      <!--NEWS-->
      <text:h text:style-name="P10" text:outline-level="1">
<text:span text:style-name="T4">
军事纪念公墓将在布罗瓦斯基的前景上 - 理事会批准了法律</text:span>
</text:h>
      <text:p text:style-name="P4">
作者: Ukrinform (Person)</text:p>
      <text:p text:style-name="P4">
出版商: Укринформ (Organization)</text:p>
      <text:p text:style-name="P4">
出版时间: 2023-05-02T16:27:20+03:00</text:p>
      <text:p text:style-name="P4">
修改时间: 2023-05-02T16:27:20+03:00</text:p>
      <text:p text:style-name="P4">
描述: Verkhovna Rada采用了“关于确保国家军事纪念公墓在基夫市的位置的修正案”（第9240号）。  - 乌克林。</text:p>
      <text:p text:style-name="P4">
图片: ["<text:a xlink:type="simple" xlink:href="https://static.ukrinform.com/photos/2021_12/thumb_files/630_360_1639650370-236.jpg" text:style-name="Internet_20_link" text:visited-style-name="Visited_20_Internet_20_Link">
630_360_16396...</text:a>
"]</text:p>
      <text:p text:style-name="P4">
标签: ['Закон', 'Верховна Рада', 'Військові', 'Кладовище', 'Київ', 'Війна з росією']</text:p>
      <text:p text:style-name="P4">
类型: Article</text:p>
      <!--METADATA-->
      <text:p text:style-name="P4">
<draw:frame draw:style-name="fr1" draw:name="Image68" text:anchor-type="as-char" svg:width="6.9236in" svg:height="3.956343in" draw:z-index="0">
<draw:image xlink:href="../Images/yкринформ/2023-05-02T16-27-20-03-00/630_360_1639650370-236.jpg" xlink:type="simple" xlink:show="embed" xlink:actuate="onLoad" draw:mime-type="image/jpeg"/>
</draw:frame>
Verkhovnarad采用了“关于确保基辅纪念纪念公墓的修正案的修正案”(№9240).</text:p>
      <text:p text:style-name="P4">
Про це народний депутат із парламентської фракції "Голос" Ярослав Железнякповідомив у <text:a xlink:type="simple" xlink:href="https://t.me/yzheleznyak/3991" text:style-name="Internet_20_link" text:visited-style-name="Visited_20_Internet_20_Link">
 </text:a>
，报道乌克林福姆。</text:p>
      <text:p text:style-name="P4">
他指出，《相关立法法》的采用得到了322名议员的支持。</text:p>
      <text:p text:style-name="P4">
该法律规定了国家和公共财产土地目的的转移和变化，以安置基约夫市Udniprovsky地区布罗瓦斯基的前景； 改变土地目的以安置纪念公墓的可能性，而没有国家拥有的文件和议会批准； 未经部长内阁批准，将土地拆除以安置墓地的可能性；在没有向土地所有者和土地用户赔偿的情况下，扣押了森林土地以扣押森林土地来建造和运营森林土地； 乌克兰英雄命名公墓的可能性，自2014年以来，他们被授予了金星的命令，以及乌克兰独立的杰出战士在赫克斯托利塔(Khkhstolita)的杰出战斗人员的重新审理。</text:p>
      <text:p text:style-name="P4">
该文件的文字还指出，纪念公墓的投影将在不获得城市规划条件和土地限制的情况下进行。 禁止删除，更改目标目的或随后的土地或部分土地的转移。</text:p>
      <text:p text:style-name="P4">
乌克兰退伍军人部确定了国家军事纪念任务的接待和建设和负责维护和保护的客户。</text:p>
      <text:p text:style-name="P4">
<text:span text:style-name="T4">
另请阅读：</text:span>
 <text:a xlink:type="simple" xlink:href="https://www.ukrinform.ua/rubric-society/3699934-ukraina-stvoruvatime-memorial-zahisnikam-za-zrazkom-arlingtonskogo-cvintara-u-ssa-laputina.html" text:style-name="Internet_20_link" text:visited-style-name="Visited_20_Internet_20_Link">
<text:span text:style-name="T4">
纪念</text:span>
</text:a>
据报道，据报道，2022年5月31日，Verkhovna Rada批准了乌克兰法律“关于乌克兰某些国家法律的修正案<text:a xlink:type="simple" xlink:href="https://www.ukrinform.ua/tag-vijskovi" text:style-name="Internet_20_link" text:visited-style-name="Visited_20_Internet_20_Link">
</text:a>
纪念公墓”，国家军事纪念平台的概念及其法律地位的特殊性被阐明了。</text:p>
      <text:p text:style-name="P4">
News Source: <text:a xlink:type="simple" xlink:href="https://www.ukrinform.ua/rubric-society/3703689-vijskove-memorialne-kladovise-bude-na-brovarskomu-prospekti-rada-uhvalila-zakon.html" text:style-name="Internet_20_link" text:visited-style-name="Visited_20_Internet_20_Link">
https://www.ukrinform.ua/rubric-society/3703689-vijskove-memorialne-kladovise-bude-na-brovarskomu-prospekti-rada-uhvalila-zakon.html</text:a>
</text:p>
      <!--NEWS-->
      <text:h text:style-name="P10" text:outline-level="1">
<text:span text:style-name="T4">
在白俄罗斯，军人人数减少到2800年 - 边防部队</text:span>
</text:h>
      <text:p text:style-name="P4">
作者: Ukrinform (Person)</text:p>
      <text:p text:style-name="P4">
出版商: Укринформ (Organization)</text:p>
      <text:p text:style-name="P4">
出版时间: 2023-05-02T16:28:00+03:00</text:p>
      <text:p text:style-name="P4">
修改时间: 2023-05-02T16:28:00+03:00</text:p>
      <text:p text:style-name="P4">
描述: 在白俄罗斯，情报没有记录俄罗斯军队的震惊分组。 RB的领土被用作准备俄罗斯军队的平台。  - 乌克林。</text:p>
      <text:p text:style-name="P4">
图片: ["<text:a xlink:type="simple" xlink:href="https://static.ukrinform.com/photos/2022_05/thumb_files/630_360_1653320888-103.jpg" text:style-name="Internet_20_link" text:visited-style-name="Visited_20_Internet_20_Link">
630_360_16533...</text:a>
"]</text:p>
      <text:p text:style-name="P4">
标签: ['білорусь', 'Прикордонники', 'Війна з росією', 'Єдині новини']</text:p>
      <text:p text:style-name="P4">
类型: Article</text:p>
      <!--METADATA-->
      <text:p text:style-name="P4">
<draw:frame draw:style-name="fr1" draw:name="Image69" text:anchor-type="as-char" svg:width="6.9236in" svg:height="3.956343in" draw:z-index="0">
<draw:image xlink:href="../Images/yкринформ/2023-05-02T16-28-00-03-00/630_360_1653320888-103.jpg" xlink:type="simple" xlink:show="embed" xlink:actuate="onLoad" draw:mime-type="image/jpeg"/>
</draw:frame>
白俄罗斯情报的得分没有记录俄罗斯军队的震惊分组。 RB的领土被用作准备俄罗斯军队的平台。</text:p>
      <text:p text:style-name="P4">
乌克林福姆报道，乌克兰Andriydemchenko州税务局发言人在Televahorphone“ Unified News”的播放中告知了这一点。</text:p>
      <text:p text:style-name="P4">
“在白俄罗斯没有俄罗斯军队的震惊分组。在这一刻，俄罗斯联邦的力量比几个月前的丑闻要小得多。 发言人说：“情报记录了他们的俄罗斯联邦大约10-11万名军人，届时大约是2,000 800名军队，他们正在RB垃圾填埋场准备培训。”</text:p>
      <text:p text:style-name="P4">
Demchenko解释说，在白俄罗斯做准备后，他们将被扔进<text:a xlink:type="simple" xlink:href="https://www.ukrinform.ua/tag-rosia" text:style-name="Internet_20_link" text:visited-style-name="Visited_20_Internet_20_Link">
</text:a>
为了加强在乌克兰以东进行全面战斗的团体。</text:p>
      <text:p text:style-name="P4">
<text:span text:style-name="T4">
另请阅读：</text:span>
 <text:a xlink:type="simple" xlink:href="https://www.ukrinform.ua/rubric-ato/3699864-zagrozi-povtornogo-nastupu-rosian-iz-bilorusi-zaraz-nemae-budanov.html" text:style-name="Internet_20_link" text:visited-style-name="Visited_20_Internet_20_Link">
</text:a>
正如乌克林福姆(Ukrinform)所报道的那样，自称为白俄罗斯·奥尔克斯鲁卡申科(Belarus Oleksrlukashenko)的总统召集了一次关于“安全和保护国家边界措施的局部问题”的会议，指的是所谓的边境上现有挑衅和“ saboteurs”的渗透。</text:p>
      <text:p text:style-name="P4">
News Source: <text:a xlink:type="simple" xlink:href="https://www.ukrinform.ua/rubric-ato/3703690-u-bilorusi-kilkist-vijskovih-rf-zmensilasa-do-2800-prikordonniki.html" text:style-name="Internet_20_link" text:visited-style-name="Visited_20_Internet_20_Link">
https://www.ukrinform.ua/rubric-ato/3703690-u-bilorusi-kilkist-vijskovih-rf-zmensilasa-do-2800-prikordonniki.html</text:a>
</text:p>
      <!--NEWS-->
      <text:h text:style-name="P10" text:outline-level="1">
<text:span text:style-name="T4">
理事会认为俄罗斯的政治政权是“轻率的”</text:span>
</text:h>
      <text:p text:style-name="P4">
作者: Ukrinform (Person)</text:p>
      <text:p text:style-name="P4">
出版商: Укринформ (Organization)</text:p>
      <text:p text:style-name="P4">
出版时间: 2023-05-02T16:34:00+03:00</text:p>
      <text:p text:style-name="P4">
修改时间: 2023-05-02T16:34:00+03:00</text:p>
      <text:p text:style-name="P4">
描述: 乌克兰的Verkhovna Rada谴责Rashism是俄罗斯联邦国家政策的基本意识形态。  - 乌克林。</text:p>
      <text:p text:style-name="P4">
图片: ["<text:a xlink:type="simple" xlink:href="https://static.ukrinform.com/photos/2019_10/thumb_files/630_360_1570013236-899.jpg" text:style-name="Internet_20_link" text:visited-style-name="Visited_20_Internet_20_Link">
630_360_15700...</text:a>
"]</text:p>
      <text:p text:style-name="P4">
标签: ['путін', 'росія', 'Верховна Рада', 'Війна з росією']</text:p>
      <text:p text:style-name="P4">
类型: Article</text:p>
      <!--METADATA-->
      <text:p text:style-name="P4">
<draw:frame draw:style-name="fr1" draw:name="Image70" text:anchor-type="as-char" svg:width="6.9236in" svg:height="3.956343in" draw:z-index="0">
<draw:image xlink:href="../Images/yкринформ/2023-05-02T16-34-00-03-00/630_360_1570013236-899.jpg" xlink:type="simple" xlink:show="embed" xlink:actuate="onLoad" draw:mime-type="image/jpeg"/>
</draw:frame>
乌克兰的Verkhovnarad谴责了轻率的俄罗斯联邦政策意识形态。</text:p>
      <text:p text:style-name="P4">
关于收养<text:a xlink:type="simple" xlink:href="http://itd.rada.gov.ua/billInfo/Bills/Card/41531" text:style-name="Internet_20_link" text:visited-style-name="Visited_20_Internet_20_Link">
</text:a>
关于俄罗斯轻率意识形态联合会的政治政权的“关于乌克兰的陈述”，谴责轻率的原则和实践(№9101)在 <text:a xlink:type="simple" xlink:href="http://t.me/yzheleznyak/3988" text:style-name="Internet_20_link" text:visited-style-name="Visited_20_Internet_20_Link">
</text:a>
乌克林福姆报道说，语音派系的国会议员雅罗斯拉夫·泽莱兹尼亚克报道。</text:p>
      <text:p text:style-name="P4">
Verkhovna Rada谴责了基于俄罗斯联邦国家政策的意识形态和实践。</text:p>
      <text:p text:style-name="P4">
乌克兰议会向联合国组织，欧洲议会，欧洲议会议会议会，欧安组织议会议会，议会议会<text:a xlink:type="simple" xlink:href="https://www.ukrinform.ua/tag-nato" text:style-name="Internet_20_link" text:visited-style-name="Visited_20_Internet_20_Link">
</text:a>
，外国政府和议会支持对意识形态，政治和轻率的做法的谴责。</text:p>
      <text:p text:style-name="P4">
BP还谴责了普京总统俄罗斯纳粹极权政权，该政权以轻率的意识形态为犯罪，并呼吁国际社会加入对当前政治政治时期的认可 - 对乌克兰的武装侵略，是对乌克兰的武装侵略，是对乌克兰的种族灭绝乌克兰纳罗德。</text:p>
      <text:p text:style-name="P4">
<text:span text:style-name="T4">
另请阅读：</text:span>
 <text:a xlink:type="simple" xlink:href="https://www.ukrinform.ua/rubric-polytics/3695935-ak-i-comu-agresivna-rosijska-idearasizm-dozili-do-xxi-stolitta.html" text:style-name="Internet_20_link" text:visited-style-name="Visited_20_Internet_20_Link">
</text:a>
此外，乌克兰议会呼吁国际社会采取措施，以保持俄罗斯参考联合会的军事政治领导层，以抗议乌克兰和乌克兰人民犯罪，战争犯罪，危害人类犯罪和犯罪种族灭绝。</text:p>
      <text:p text:style-name="P4">
同时 <text:a xlink:type="simple" xlink:href="https://www.ukrinform.ua/tag-verhovna-rada" text:style-name="Internet_20_link" text:visited-style-name="Visited_20_Internet_20_Link">
</text:a>
他呼吁国家世界呼吁努力克服俄罗斯联邦现有政治制度构成的威胁，即拉希斯主义的意识形态的意识形态。</text:p>
      <text:p text:style-name="P4">
<text:span text:style-name="T4">
另请阅读：</text:span>
 <text:a xlink:type="simple" xlink:href="https://www.ukrinform.ua/rubric-ato/3700712-prezident-kozen-proav-teroru-rf-dodatkovi-argumenti-so-vse-mae-zaversitis-u-tribunali.html" text:style-name="Internet_20_link" text:visited-style-name="Visited_20_Internet_20_Link">
</text:a>
</text:p>
      <text:p text:style-name="P4">
News Source: <text:a xlink:type="simple" xlink:href="https://www.ukrinform.ua/rubric-polytics/3703692-rada-zvernulas-do-svitu-iz-zaklikom-zasuditi-rasizm-ta-viznati-rf-derzavouteroristom.html" text:style-name="Internet_20_link" text:visited-style-name="Visited_20_Internet_20_Link">
https://www.ukrinform.ua/rubric-polytics/3703692-rada-zvernulas-do-svitu-iz-zaklikom-zasuditi-rasizm-ta-viznati-rf-derzavouteroristom.html</text:a>
</text:p>
      <!--NEWS-->
      <text:h text:style-name="P10" text:outline-level="1">
<text:span text:style-name="T4">
OP指定了霍森地区炮击的后果：俄罗斯人放下了两个安全气囊，三人死亡</text:span>
</text:h>
      <text:p text:style-name="P4">
作者: Ukrinform (Person)</text:p>
      <text:p text:style-name="P4">
出版商: Укринформ (Organization)</text:p>
      <text:p text:style-name="P4">
出版时间: 2023-05-02T16:37:42+03:00</text:p>
      <text:p text:style-name="P4">
修改时间: 2023-05-02T16:37:42+03:00</text:p>
      <text:p text:style-name="P4">
描述: 俄罗斯军队在巨人赫森地区村附近倾倒了两架由控制的航空飞机，造成三人丧生，又有5人受伤。  - 乌克林。</text:p>
      <text:p text:style-name="P4">
图片: ["<text:a xlink:type="simple" xlink:href="https://static.ukrinform.com/photos/2022_09/thumb_files/630_360_1663073594-382.jpg" text:style-name="Internet_20_link" text:visited-style-name="Visited_20_Internet_20_Link">
630_360_16630...</text:a>
"]</text:p>
      <text:p text:style-name="P4">
标签: ['Херсонщина', 'Обстріл', 'Російські військові', 'Єрмак', 'Офіс Президента', 'Бомба', 'Війна з росією']</text:p>
      <text:p text:style-name="P4">
类型: Article</text:p>
      <!--METADATA-->
      <text:p text:style-name="P4">
<draw:frame draw:style-name="fr1" draw:name="Image71" text:anchor-type="as-char" svg:width="6.9236in" svg:height="3.956343in" draw:z-index="0">
<draw:image xlink:href="../Images/yкринформ/2023-05-02T16-37-42-03-00/630_360_1663073594-382.jpg" xlink:type="simple" xlink:show="embed" xlink:actuate="onLoad" draw:mime-type="image/jpeg"/>
</draw:frame>
俄罗斯军队倾倒在巨人霍森地区附近的岛上，有两个管理的Avaabombs，造成3人丧生，另外5人受伤。</text:p>
      <text:p text:style-name="P4">
总统办公室Andriy Ermak在[]中报道了这一点。(https://t.me/ermaka2022/2551)传输乌克林。</text:p>
      <text:p text:style-name="P4">
“ <text:a xlink:type="simple" xlink:href="https://www.ukrinform.ua/tag-hersonsina" text:style-name="Internet_20_link" text:visited-style-name="Visited_20_Internet_20_Link">
</text:a>
。 俄罗斯人带着两架托管飞机的巨人村跌落到岛上。 袭击的结果是，俄罗斯人被八人分心：三人被杀，五人受伤。 恐怖分子，”耶尔马克说。</text:p>
      <text:p text:style-name="P4">
<text:span text:style-name="T4">
另请阅读：</text:span>
 <text:a xlink:type="simple" xlink:href="https://www.ukrinform.ua/rubric-ato/3703614-zagarbniki-vdarili-z-artilerii-po-prikordonnomu-mistu-na-sumsini.html" text:style-name="Internet_20_link" text:visited-style-name="Visited_20_Internet_20_Link">
</text:a>
据报道，5月2日，俄罗斯军队<text:a xlink:type="simple" xlink:href="https://www.ukrinform.ua/rubric-ato/3703627-na-hersonsini-kilkist-zagiblih-cerez-vorozij-obstril-zrosla-do-troh-ludej.html" text:style-name="Internet_20_link" text:visited-style-name="Visited_20_Internet_20_Link">
</text:a>
以及Belozersk社区中的几个村庄。</text:p>
      <text:p text:style-name="P4">
News Source: <text:a xlink:type="simple" xlink:href="https://www.ukrinform.ua/rubric-ato/3703696-v-op-utocnili-naslidki-obstrilu-hersonsini-rosiani-skinuli-dvi-aviabombi-troe-zagiblih.html" text:style-name="Internet_20_link" text:visited-style-name="Visited_20_Internet_20_Link">
https://www.ukrinform.ua/rubric-ato/3703696-v-op-utocnili-naslidki-obstrilu-hersonsini-rosiani-skinuli-dvi-aviabombi-troe-zagiblih.html</text:a>
</text:p>
      <!--NEWS-->
      <text:h text:style-name="P10" text:outline-level="1">
<text:span text:style-name="T4">
八名俄罗斯人不允许与柔道一起参加2023年世界杯</text:span>
</text:h>
      <text:p text:style-name="P4">
作者: Ukrinform (Person)</text:p>
      <text:p text:style-name="P4">
出版商: Укринформ (Organization)</text:p>
      <text:p text:style-name="P4">
出版时间: 2023-05-02T16:39:00+03:00</text:p>
      <text:p text:style-name="P4">
修改时间: 2023-05-02T16:39:00+03:00</text:p>
      <text:p text:style-name="P4">
描述: 由于俄罗斯和白俄罗斯的犹太人参与，乌克兰抵制了比赛。  - 乌克林。</text:p>
      <text:p text:style-name="P4">
图片: ["<text:a xlink:type="simple" xlink:href="https://static.ukrinform.com/photos/2023_05/thumb_files/630_360_1683034637-539.jpg" text:style-name="Internet_20_link" text:visited-style-name="Visited_20_Internet_20_Link">
630_360_16830...</text:a>
"]</text:p>
      <text:p text:style-name="P4">
标签: ['Дзюдо']</text:p>
      <text:p text:style-name="P4">
类型: Article</text:p>
      <!--METADATA-->
      <text:p text:style-name="P4">
<draw:frame draw:style-name="fr1" draw:name="Image72" text:anchor-type="as-char" svg:width="6.9236in" svg:height="3.956343in" draw:z-index="0">
<draw:image xlink:href="../Images/yкринформ/2023-05-02T16-39-00-03-00/630_360_1683034637-539.jpg" xlink:type="simple" xlink:show="embed" xlink:actuate="onLoad" draw:mime-type="image/jpeg"/>
</draw:frame>
乌克兰是一场比赛，因为俄罗斯和白俄罗斯的犹太人参与。</text:p>
      <text:p text:style-name="P4">
国际柔道联合会证实了来自俄罗斯和白俄罗世界世界杯的运动员的参与，但代表团的八名成员不允许参加比赛 - 陈述 - (https://www.ijf.org/news/show/international-judo-federation-allows-neutral-individual-athletes-from-russia-and-belarus-to-compete-in-world-judo-championships-in-doha-2023)乌克林福姆报道，在IJF官方网站上。</text:p>
      <text:p text:style-name="P4">
“柔道国际联合会执行委员会投票赞成俄罗斯和白俄罗斯的许可运动员，在2023年以个人中立运动员的身份参加了世界锦标赛。 执行委员会收到了拟议的参与者的清单，并指示对运动员和代表进行独立验证，以确保他们在专业活动中以及社交网络中没有进行运动。 只有在俄罗斯国家队联邦培训体育中心工作的运动员，以及未获得有关支持俄罗斯入侵乌克兰的信息的运动员，可以参加2023年柔道的柔道冠军。 经过彻底的调查，在执行委员会投票后，参与者排除了八名代表团成员。 该决定是根据规则，IJF的政策和诚实游戏原则做出的。”  - 在国际柔道联合会的一封信中说。</text:p>
      <text:p text:style-name="P4">
由于俄罗斯和白俄罗斯的运动员被承认，乌克兰国家队被迫<text:a xlink:type="simple" xlink:href="https://www.ukrinform.ua/rubric-sports/3702758-ukraina-bojkotuvatime-cempionat-svitu-z-dzudo-cerez-dopusk-atletiv-rosii-ta-bilorusi.html" text:style-name="Internet_20_link" text:visited-style-name="Visited_20_Internet_20_Link">
</text:a>
您在世界杯上的申请。</text:p>
      <text:p text:style-name="P4">
柔道世界锦标赛将于5月7日至5月13日举行。 除了奖牌外，运动员还将争取将要获得奥运会评级的积分 - 它将决定每个体重类别中游戏-2024的选择。</text:p>
      <text:p text:style-name="P4">
<text:span text:style-name="T4">
另请阅读：</text:span>
 <text:a xlink:type="simple" xlink:href="https://www.ukrinform.ua/rubric-sports/3702563-miznarodna-federacia-dzudo-dopustila-rosian-ta-bilorusiv-do-miznarodnih-zmagan.html" text:style-name="Internet_20_link" text:visited-style-name="Visited_20_Internet_20_Link">
<text:span text:style-name="T4">
柔道</text:span>
</text:a>
正如乌克林福姆(Ukrinform)报道的国际柔道联合会(IJF)允许在俄罗斯和白俄罗斯的班级下在其主持下的国际比赛的中立旗帜下表演。</text:p>
      <text:p text:style-name="P4">
照片：Getty图像</text:p>
      <text:p text:style-name="P4">
News Source: <text:a xlink:type="simple" xlink:href="https://www.ukrinform.ua/rubric-sports/3703697-vismoh-rosian-ne-dopustili-do-ucasti-na-cs2023-z-dzudo.html" text:style-name="Internet_20_link" text:visited-style-name="Visited_20_Internet_20_Link">
https://www.ukrinform.ua/rubric-sports/3703697-vismoh-rosian-ne-dopustili-do-ucasti-na-cs2023-z-dzudo.html</text:a>
</text:p>
      <!--NEWS-->
      <text:h text:style-name="P10" text:outline-level="1">
<text:span text:style-name="T4">
MKIP委员会以令人满意的状态交出了16座基辅 - 佩奇斯克Lavra的建筑物</text:span>
</text:h>
      <text:p text:style-name="P4">
作者: Ukrinform (Person)</text:p>
      <text:p text:style-name="P4">
出版商: Укринформ (Organization)</text:p>
      <text:p text:style-name="P4">
出版时间: 2023-05-02T16:44:00+03:00</text:p>
      <text:p text:style-name="P4">
修改时间: 2023-05-02T16:44:00+03:00</text:p>
      <text:p text:style-name="P4">
描述: 文化和信息政策部委员会已将16栋建筑物转移到了状况良好的基夫 - 佩奇克·拉夫拉国家保护区。  - 乌克林。</text:p>
      <text:p text:style-name="P4">
图片: ["<text:a xlink:type="simple" xlink:href="https://static.ukrinform.com/photos/2022_02/thumb_files/630_360_1643734509-658.jpg" text:style-name="Internet_20_link" text:visited-style-name="Visited_20_Internet_20_Link">
630_360_16437...</text:a>
"]</text:p>
      <text:p text:style-name="P4">
标签: ['Заповідник', 'Київська Лавра', 'МКІП ']</text:p>
      <text:p text:style-name="P4">
类型: Article</text:p>
      <!--METADATA-->
      <text:p text:style-name="P4">
<draw:frame draw:style-name="fr1" draw:name="Image73" text:anchor-type="as-char" svg:width="6.9236in" svg:height="3.956343in" draw:z-index="0">
<draw:image xlink:href="../Images/yкринформ/2023-05-02T16-44-00-03-00/630_360_1643734509-658.jpg" xlink:type="simple" xlink:show="embed" xlink:actuate="onLoad" draw:mime-type="image/jpeg"/>
</draw:frame>
文化和信息政策部委员会已将16座建筑物转移到了基督教徒 - 佩拉维拉(Kyiv-Pechersk Lavra)，后者处于令人满意的状态。</text:p>
      <text:p text:style-name="P4">
关于它报告<text:a xlink:type="simple" xlink:href="https://mkip.gov.ua/news/9078.html" text:style-name="Internet_20_link" text:visited-style-name="Visited_20_Internet_20_Link">
</text:a>
，报道乌克林福姆。</text:p>
      <text:p text:style-name="P4">
“在2023年5月1日至2日，国家储备金州主要管理委员会” <text:a xlink:type="simple" xlink:href="https://www.ukrinform.ua/tag-kiivska-lavra" text:style-name="Internet_20_link" text:visited-style-name="Visited_20_Internet_20_Link">
</text:a>
»她交给了16栋建筑物，以使用该储备。 这些是国家和地方重要性的纪念碑。</text:p>
      <text:p text:style-name="P4">
其中：热情好客的院子(第55军)，家居(军团第60军)，圣母玛利亚教堂的医院医院所有悲伤的喜悦(军团第68军)，热情好客的院子的牢房(军团第69军)，热情好客的院子的牢房(第58军)，热情好客的院子的牢房(军团第71军)，庭院的酒店门户(第71-A号军团)以及这样的情况：第72、72-A，74-A，77、77-A，77-B，111、113,251(画廊结构的复合物，从远到远处的洞穴，墙壁的挡土墙，Debosketa固定墙的圆形墙，医院与教堂，水).</text:p>
      <text:p text:style-name="P4">
<text:span text:style-name="T4">
Читайте також:</text:span>
 <text:a xlink:type="simple" xlink:href="https://www.ukrinform.ua/rubric-kyiv/3698593-iz-dverej-xviii-stolitta-u-kievopecerskij-lavri-ohoronci-zrobili-misen-dla-noziv.html" text:style-name="Internet_20_link" text:visited-style-name="Visited_20_Internet_20_Link">
 <text:span text:style-name="T4">
мішень</text:span>
 </text:a>
如图所述，修道院的代表为委员会提供了访问权。 照片和视频固定是在检查和接待处进行储备的。 前提是倡导。</text:p>
      <text:p text:style-name="P4">
根据乌克林福姆的说法，国家预备役“基夫 - 佩奇斯克·拉维拉”宣布终止租赁与莫斯科的乌克兰东正教教堂，从2023年3月29日开始，但长期以来，不知名的人从内部和内部和内部和内部和劳雷尔店关闭了。阻碍了委员会的开始。</text:p>
      <text:p text:style-name="P4">
News Source: <text:a xlink:type="simple" xlink:href="https://www.ukrinform.ua/rubric-society/3703699-komisia-mkip-peredala-u-koristuvanna-16-korpusiv-kievopecerskoi-lavri-u-zadovilnomu-stani.html" text:style-name="Internet_20_link" text:visited-style-name="Visited_20_Internet_20_Link">
https://www.ukrinform.ua/rubric-society/3703699-komisia-mkip-peredala-u-koristuvanna-16-korpusiv-kievopecerskoi-lavri-u-zadovilnomu-stani.html</text:a>
</text:p>
      <!--NEWS-->
      <text:h text:style-name="P10" text:outline-level="1">
<text:span text:style-name="T4">
LEROS宣布，最高法院裁定Verkhovna Rada从会议中撤职的裁决</text:span>
</text:h>
      <text:p text:style-name="P4">
作者: Ukrinform (Person)</text:p>
      <text:p text:style-name="P4">
出版商: Укринформ (Organization)</text:p>
      <text:p text:style-name="P4">
出版时间: 2023-05-02T16:47:00+03:00</text:p>
      <text:p text:style-name="P4">
修改时间: 2023-05-02T16:47:00+03:00</text:p>
      <text:p text:style-name="P4">
描述: 最高法院宣布违法的是Verkhovna Rada从全体会议中删除人民副geo leros的决定。  - 乌克林。</text:p>
      <text:p text:style-name="P4">
图片: ["<text:a xlink:type="simple" xlink:href="https://static.ukrinform.com/photos/2020_05/thumb_files/630_360_1590656538-9432.jpeg" text:style-name="Internet_20_link" text:visited-style-name="Visited_20_Internet_20_Link">
630_360_15906...</text:a>
"]</text:p>
      <text:p text:style-name="P4">
标签: ['Верховний Суд', 'Верховна Рада', 'Гео Лерос']</text:p>
      <text:p text:style-name="P4">
类型: Article</text:p>
      <!--METADATA-->
      <text:p text:style-name="P4">
<draw:frame draw:style-name="fr1" draw:name="Image74" text:anchor-type="as-char" svg:width="6.9236in" svg:height="3.956343in" draw:z-index="0">
<draw:image xlink:href="../Images/yкринформ/2023-05-02T16-47-00-03-00/630_360_1590656538-9432.jpeg" xlink:type="simple" xlink:show="embed" xlink:actuate="onLoad" draw:mime-type="image/jpeg"/>
</draw:frame>
最高法院认为，撤职人民副geo leros是对Verkhovna Rada违法的。</text:p>
      <text:p text:style-name="P4">
LEROS在[]中报告了这一点(https://t.me/GeoLeros/873)传输乌克林。</text:p>
      <text:p text:style-name="P4">
“我今天在[]赢得了法院(https://www.ukrinform.ua/tag-verhovna-rada)代理人写道，参加一年的全体会议中的非法撤职。</text:p>
      <text:p text:style-name="P4">
正如Leros所补充的那样：“让任何投票支持我的非法部分的人感到羞耻。 很快在工作中见。”</text:p>
      <text:p text:style-name="P4">
正如乌克林福姆报道的，2023年2月23日<text:a xlink:type="simple" xlink:href="https://www.ukrinform.ua/rubric-polytics/3674165-lerosa-vidstoronili-do-kinca-roku-vid-ucasti-u-zasidannah-radi.html" text:style-name="Internet_20_link" text:visited-style-name="Visited_20_Internet_20_Link">
</text:a>
决定删除<text:a xlink:type="simple" xlink:href="https://www.ukrinform.ua/rubric-polytics/3674165-lerosa-vidstoronili-do-kinca-roku-vid-ucasti-u-zasidannah-radi.html" text:style-name="Internet_20_link" text:visited-style-name="Visited_20_Internet_20_Link">
</text:a>
到今年年底，非事实人民代表参加全体会议。</text:p>
      <text:p text:style-name="P4">
<text:span text:style-name="T4">
另请阅读：</text:span>
 <text:a xlink:type="simple" xlink:href="https://www.ukrinform.ua/rubric-society/3703688-nazk-viavilo-oznaki-nezakonnogo-zbagacenna-narodnoi-deputatki-sol.html" text:style-name="Internet_20_link" text:visited-style-name="Visited_20_Internet_20_Link">
<text:span text:style-name="T4">
 MP </text:span>
</text:a>
勒罗斯声称，由于对总统安德里·伊尔马克(Andriy Yermak)办公室负责人的批评，他被撤职。</text:p>
      <text:p text:style-name="P4">
Geo Leros从“人民的仆人”去了Verkhovna Rada，但在2020年9月，“人民的仆人”派系<text:a xlink:type="simple" xlink:href="https://www.ukrinform.ua/rubric-polytics/3091684-za-viklucenna-lerosa-pidpisalisa-blizko-dvohsot-slug-narodu-getmancev.html" text:style-name="Internet_20_link" text:visited-style-name="Visited_20_Internet_20_Link">
</text:a>
从其组成。</text:p>
      <text:p text:style-name="P4">
在此之前，在议会的讲话中，他批评Zelensky的总统，指控违反选举承诺。</text:p>
      <text:p text:style-name="P4">
News Source: <text:a xlink:type="simple" xlink:href="https://www.ukrinform.ua/rubric-polytics/3703701-leros-zaavlae-so-verhovnij-sud-viznav-nezakonnim-risenna-vr-pro-vidstoronenna-vid-zasidan.html" text:style-name="Internet_20_link" text:visited-style-name="Visited_20_Internet_20_Link">
https://www.ukrinform.ua/rubric-polytics/3703701-leros-zaavlae-so-verhovnij-sud-viznav-nezakonnim-risenna-vr-pro-vidstoronenna-vid-zasidan.html</text:a>
</text:p>
      <!--NEWS-->
      <text:h text:style-name="P10" text:outline-level="1">
<text:span text:style-name="T4">
足球青年队将在奥地利举行一次聚会</text:span>
</text:h>
      <text:p text:style-name="P4">
作者: Ukrinform (Person)</text:p>
      <text:p text:style-name="P4">
出版商: Укринформ (Organization)</text:p>
      <text:p text:style-name="P4">
出版时间: 2023-05-02T16:52:00+03:00</text:p>
      <text:p text:style-name="P4">
修改时间: 2023-05-02T16:52:00+03:00</text:p>
      <text:p text:style-name="P4">
描述: 该系列的开始是6月8日。  - 乌克林。</text:p>
      <text:p text:style-name="P4">
图片: ["<text:a xlink:type="simple" xlink:href="https://static.ukrinform.com/photos/2023_05/thumb_files/630_360_1683035385-967.jpg" text:style-name="Internet_20_link" text:visited-style-name="Visited_20_Internet_20_Link">
630_360_16830...</text:a>
"]</text:p>
      <text:p text:style-name="P4">
标签: ['Футбол']</text:p>
      <text:p text:style-name="P4">
类型: Article</text:p>
      <!--METADATA-->
      <text:p text:style-name="P4">
<draw:frame draw:style-name="fr1" draw:name="Image75" text:anchor-type="as-char" svg:width="6.9236in" svg:height="3.956343in" draw:z-index="0">
<draw:image xlink:href="../Images/yкринформ/2023-05-02T16-52-00-03-00/630_360_1683035385-967.jpg" xlink:type="simple" xlink:show="embed" xlink:actuate="onLoad" draw:mime-type="image/jpeg"/>
</draw:frame>
该系列的开始是6月8日。</text:p>
      <text:p text:style-name="P4">
鲁斯兰·罗丹(Ruslan Rotan)的训练团队在2023欧元的最后一部分之前(U-21)它将在奥地利举行，估计的收藏开始日期 -  6月8日，<text:a xlink:type="simple" xlink:href="https://t.me/tatotake_ua/1707" text:style-name="Internet_20_link" text:visited-style-name="Visited_20_Internet_20_Link">
</text:a>
Dadotax，据报道乌克林福姆。</text:p>
      <text:p text:style-name="P4">
U-21国家队在2023年Euro-2023中与罗马尼亚，克罗地亚和西班牙一起比赛。 欧洲青年锦标赛的季后赛将在每个四重奏中的德温最佳球队中发布。</text:p>
      <text:p text:style-name="P4">
乌克兰将与克罗地亚同伴进行小组锦标赛的第一场比赛。</text:p>
      <text:p text:style-name="P4">
<text:span text:style-name="T4">
另请阅读：</text:span>
 <text:a xlink:type="simple" xlink:href="https://www.ukrinform.ua/rubric-sports/3688246-ukrainska-molodizka-postupilasa-futbolistam-italii-u-kontrolnomu-matci.html" text:style-name="Internet_20_link" text:visited-style-name="Visited_20_Internet_20_Link">
</text:a>
正如乌克林福姆报道的那样，三月，乌克兰U-21国家队在一场控制比赛中让位给意大利的同伴(1：3).</text:p>
      <text:p text:style-name="P4">
Фото: uaf.ua</text:p>
      <text:p text:style-name="P4">
News Source: <text:a xlink:type="simple" xlink:href="https://www.ukrinform.ua/rubric-sports/3703703-molodizna-zbirna-ukraini-z-futbolu-provede-zbir-v-avstrii.html" text:style-name="Internet_20_link" text:visited-style-name="Visited_20_Internet_20_Link">
https://www.ukrinform.ua/rubric-sports/3703703-molodizna-zbirna-ukraini-z-futbolu-provede-zbir-v-avstrii.html</text:a>
</text:p>
      <!--NEWS-->
      <text:h text:style-name="P10" text:outline-level="1">
<text:span text:style-name="T4">
BP呼吁世界对“ Rosatom”施加制裁</text:span>
</text:h>
      <text:p text:style-name="P4">
作者: Ukrinform (Person)</text:p>
      <text:p text:style-name="P4">
出版商: Укринформ (Organization)</text:p>
      <text:p text:style-name="P4">
出版时间: 2023-05-02T17:00:00+03:00</text:p>
      <text:p text:style-name="P4">
修改时间: 2023-05-02T17:00:00+03:00</text:p>
      <text:p text:style-name="P4">
描述: 乌克兰的Verkhovna Rada呼吁所有外国，欧洲议会和国际原子能局的议会对俄罗斯国有国民对原子能的制裁实施制裁。  - 乌克林。</text:p>
      <text:p text:style-name="P4">
图片: ["<text:a xlink:type="simple" xlink:href="https://static.ukrinform.com/photos/2023_04/thumb_files/630_360_1682685211-525.jpg" text:style-name="Internet_20_link" text:visited-style-name="Visited_20_Internet_20_Link">
630_360_16826...</text:a>
"]</text:p>
      <text:p text:style-name="P4">
标签: ['Антиросійські санкції', 'Верховна Рада', 'Росатом', 'Атомна енергетика']</text:p>
      <text:p text:style-name="P4">
类型: Article</text:p>
      <!--METADATA-->
      <text:p text:style-name="P4">
<draw:frame draw:style-name="fr1" draw:name="Image76" text:anchor-type="as-char" svg:width="6.9236in" svg:height="3.956343in" draw:z-index="0">
<draw:image xlink:href="../Images/yкринформ/2023-05-02T17-00-00-03-00/630_360_1682685211-525.jpg" xlink:type="simple" xlink:show="embed" xlink:actuate="onLoad" draw:mime-type="image/jpeg"/>
</draw:frame>
乌克兰的Verkhovnarad呼吁所有外国的议会，国际原子能局的欧洲议会对俄罗斯国家拥有的核能公司实施制裁。</text:p>
      <text:p text:style-name="P4">
关于采用相关决议<text:a xlink:type="simple" xlink:href="https://itd.rada.gov.ua/billInfo/Bills/Card/41413" text:style-name="Internet_20_link" text:visited-style-name="Visited_20_Internet_20_Link">
</text:a>
报道了<text:a xlink:type="simple" xlink:href="https://t.me/yzheleznyak/3988" text:style-name="Internet_20_link" text:visited-style-name="Visited_20_Internet_20_Link">
</text:a>
据报道，来自语音派系的MP Yaroslavzhelesnyak报道了乌克林福姆。</text:p>
      <text:p text:style-name="P4">
据他说，该决议的通过得到了298名议员的支持。</text:p>
      <text:p text:style-name="P4">
特别是，Verkhovna Rada试图采取措施，以阻止俄罗斯在核领域的合作<text:a xlink:type="simple" xlink:href="https://www.ukrinform.ua/tag-energetika" text:style-name="Internet_20_link" text:visited-style-name="Visited_20_Internet_20_Link">
</text:a>
……相反，在核工业中，在球体能源中找到替代商品和服务的供应商。 乌克兰议会还呼吁借助制裁制度，采取了“罗斯托姆”及其下属所犯下的适当改编的违规行为。</text:p>
      <text:p text:style-name="P4">
<text:span text:style-name="T4">
另请阅读：</text:span>
 <text:a xlink:type="simple" xlink:href="https://www.ukrinform.ua/rubric-polytics/3700849-mzs-u-ricnicu-cornobilskoi-avarii-zaklikalo-svit-do-posilenna-sankcij-proti-rosatomu.html" text:style-name="Internet_20_link" text:visited-style-name="Visited_20_Internet_20_Link">
<text:span text:style-name="T4">
 by rosatom </text:span>
</text:a>
同时，Verkhovna RadA向国际社会呼吁国际社会，要求在未来几年内开发工作组以制定特定目标，旨在减少与俄罗斯联邦和州立公司与Rosatom Antomic Energy的合作，以及附属的自然人。</text:p>
      <text:p text:style-name="P4">
据报道，4月12日，美国国务院对俄罗斯联邦辩护部门的多个结构以及支持俄罗斯针对乌克兰的战争的组织提出了限制，包括“罗斯托姆”。</text:p>
      <text:p text:style-name="P4">
News Source: <text:a xlink:type="simple" xlink:href="https://www.ukrinform.ua/rubric-economy/3703705-vr-zaklikae-svit-zaprovaditi-sankcii-proti-rosatomu.html" text:style-name="Internet_20_link" text:visited-style-name="Visited_20_Internet_20_Link">
https://www.ukrinform.ua/rubric-economy/3703705-vr-zaklikae-svit-zaprovaditi-sankcii-proti-rosatomu.html</text:a>
</text:p>
      <!--NEWS-->
      <text:h text:style-name="P10" text:outline-level="1">
<text:span text:style-name="T4">
军事委员会的工作将改变什么 - 理事会已批准了两项法律</text:span>
</text:h>
      <text:p text:style-name="P4">
作者: Ukrinform (Person)</text:p>
      <text:p text:style-name="P4">
出版商: Укринформ (Organization)</text:p>
      <text:p text:style-name="P4">
出版时间: 2023-05-02T17:03:00+03:00</text:p>
      <text:p text:style-name="P4">
修改时间: 2023-05-02T17:03:00+03:00</text:p>
      <text:p text:style-name="P4">
描述: Verkhovna Rada通过了两项法律，以改善军事医疗委员会的活动。  - 乌克林。</text:p>
      <text:p text:style-name="P4">
图片: ["<text:a xlink:type="simple" xlink:href="https://static.ukrinform.com/photos/2023_01/thumb_files/630_360_1675107920-435.jpg" text:style-name="Internet_20_link" text:visited-style-name="Visited_20_Internet_20_Link">
630_360_16751...</text:a>
"]</text:p>
      <text:p text:style-name="P4">
标签: ['Медицина', 'Верховна Рада', 'Військові', 'Війна з росією', 'ВЛК']</text:p>
      <text:p text:style-name="P4">
类型: Article</text:p>
      <!--METADATA-->
      <text:p text:style-name="P4">
<draw:frame draw:style-name="fr1" draw:name="Image77" text:anchor-type="as-char" svg:width="6.9236in" svg:height="3.956343in" draw:z-index="0">
<draw:image xlink:href="../Images/yкринформ/2023-05-02T17-03-00-03-00/630_360_1675107920-435.jpg" xlink:type="simple" xlink:show="embed" xlink:actuate="onLoad" draw:mime-type="image/jpeg"/>
</draw:frame>
Verkhovnarad采用了两项法律来改善军事和医疗委员会的活动。</text:p>
      <text:p text:style-name="P4">
来自议会派系“声音”的国会议员Yaroslav Zheleznya在[]中报道(https://t.me/yzheleznyak/3990)，报道乌克林福姆。</text:p>
      <text:p text:style-name="P4">
这是关于乌克兰医疗保健基础第70条的修正案的立法行为(关于军事医疗委员会的工作)” ( <text:a xlink:type="simple" xlink:href="https://itd.rada.gov.ua/billInfo/Bills/Card/41659" text:style-name="Internet_20_link" text:visited-style-name="Visited_20_Internet_20_Link">
 </text:a>
 )并“导致乌克兰武装部队内部服务法规，以改善文件和待遇的注册问题<text:a xlink:type="simple" xlink:href="https://www.ukrinform.ua/tag-vijskovi" text:style-name="Internet_20_link" text:visited-style-name="Visited_20_Internet_20_Link">
</text:a>
在戒严行动中”( <text:a xlink:type="simple" xlink:href="https://itd.rada.gov.ua/billInfo/Bills/Card/41665" text:style-name="Internet_20_link" text:visited-style-name="Visited_20_Internet_20_Link">
</text:a>
 ).</text:p>
      <text:p text:style-name="P4">
Так, документ №9154 передбачає, що військово-лікарські комісії зможутьстворюватися не тільки при територіальних центрах комплектування та соціальноїпідтримки і закладах охорони здоров'я сектору безпеки та оборони, а ще й придержавних і комунальних закладах охорони здоров’я.</text:p>
      <text:p text:style-name="P4">
Своєю чергою закон №9158 пропонує внести зміни до Статуту внутрішньої службиЗбройних сил України. Відповідні зміни передбачають уточнення обов’язківначальника медичної служби бригади.</text:p>
      <text:p text:style-name="P4">
<text:span text:style-name="T4">
Читайте також:</text:span>
 <text:a xlink:type="simple" xlink:href="https://www.ukrinform.ua/rubric-ato/3702550-u-minoboroni-perevirili-robotu-vlk-u-rajonah-bojovih-dij.html" text:style-name="Internet_20_link" text:visited-style-name="Visited_20_Internet_20_Link">
 <text:span text:style-name="T4">
ВЛК</text:span>
 </text:a>
还确定了发行军事单位的损害证书的理由(伤口，受伤，伤害) - 进行服务或特别调查或没有此类调查(根据指挥官的报告).</text:p>
      <text:p text:style-name="P4">
Окрім того, запроваджується механізм направлення медичних та інших документівдо військового закладу охорони здоров’я або територіального центрукомплектування і соціальної підтримки, а також до військової частинитериторіальним центром комплектування та соціальної підтримки.</text:p>
      <text:p text:style-name="P4">
Водночас встановлюється норма для військовослужбовців, які відповідно довисновку ВЛК мають право на відпустку для лікування у зв'язку з хворобою абовизнані непридатними до військової служби, щодо можливості направлятися упорядку, встановленому Міністерством оборони України, територіальним центромкомплектування та соціальної підтримки, до місця проведення відпустки або дляоформлення документів на звільнення.</text:p>
      <text:p text:style-name="P4">
<text:span text:style-name="T4">
Читайте також:</text:span>
 <text:a xlink:type="simple" xlink:href="https://www.ukrinform.ua/rubric-ato/3703675-rada-prodovzila-voennij-stan-ta-zagalnu-mobilizaciu-se-na-90-dib.html" text:style-name="Internet_20_link" text:visited-style-name="Visited_20_Internet_20_Link">
 </text:a>
</text:p>
      <text:p text:style-name="P4">
乌克兰制定了通过军事医疗委员会的过程数字化计划。 它的改革将全年继续。</text:p>
      <text:p text:style-name="P4">
News Source: <text:a xlink:type="simple" xlink:href="https://www.ukrinform.ua/rubric-society/3703706-so-zminitsa-u-roboti-vijskovolikarskih-komisij-rada-uhvalila-dva-zakoni.html" text:style-name="Internet_20_link" text:visited-style-name="Visited_20_Internet_20_Link">
https://www.ukrinform.ua/rubric-society/3703706-so-zminitsa-u-roboti-vijskovolikarskih-komisij-rada-uhvalila-dva-zakoni.html</text:a>
</text:p>
      <!--NEWS-->
      <text:h text:style-name="P10" text:outline-level="1">
<text:span text:style-name="T4">
Emeruga在西方方向的16个检查站发射 -  Shmigal</text:span>
</text:h>
      <text:p text:style-name="P4">
作者: Ukrinform (Person)</text:p>
      <text:p text:style-name="P4">
出版商: Укринформ (Organization)</text:p>
      <text:p text:style-name="P4">
出版时间: 2023-05-02T17:07:00+03:00</text:p>
      <text:p text:style-name="P4">
修改时间: 2023-05-02T17:07:00+03:00</text:p>
      <text:p text:style-name="P4">
描述: 政府在ECHERG边境穿越系统的16个过境点上发射，在两个检查站成功进行了测试。  - 乌克林。</text:p>
      <text:p text:style-name="P4">
图片: ["<text:a xlink:type="simple" xlink:href="https://static.ukrinform.com/photos/2023_02/thumb_files/630_360_1676995305-131.jpg" text:style-name="Internet_20_link" text:visited-style-name="Visited_20_Internet_20_Link">
630_360_16769...</text:a>
"]</text:p>
      <text:p text:style-name="P4">
标签: ['Кабмін', 'Кордон', 'Шмигаль', 'Електронна черга']</text:p>
      <text:p text:style-name="P4">
类型: Article</text:p>
      <!--METADATA-->
      <text:p text:style-name="P4">
<draw:frame draw:style-name="fr1" draw:name="Image78" text:anchor-type="as-char" svg:width="6.9236in" svg:height="3.956343in" draw:z-index="0">
<draw:image xlink:href="../Images/yкринформ/2023-05-02T17-07-00-03-00/630_360_1676995305-131.jpg" xlink:type="simple" xlink:show="embed" xlink:actuate="onLoad" draw:mime-type="image/jpeg"/>
</draw:frame>
政府在西方方向上提出了16分，ECHERG边界的电子交叉系统已成功进行了两分测试。</text:p>
      <text:p text:style-name="P4">
关于这位乌克兰丹尼斯·史密斯(Denis Shmigal)总理<text:a xlink:type="simple" xlink:href="https://t.me/Denys_Smyhal/5148" text:style-name="Internet_20_link" text:visited-style-name="Visited_20_Internet_20_Link">
</text:a>
在一次政府会议上，乌克林福姆报道。</text:p>
      <text:p text:style-name="P4">
“我们以西方方向的16个检查站启动了一个系统的电子系统。 自去年年底以来，它已成功进行了两分测试。 现在，所有越过边境的货运司机都可以接触到Emerga。” Shmigal说。</text:p>
      <text:p text:style-name="P4">
视频： <text:a xlink:type="simple" xlink:href="https://t.me/Denys_Smyhal/5148" text:style-name="Internet_20_link" text:visited-style-name="Visited_20_Internet_20_Link">
</text:a>
据他说，在通过应用程序进行注册后，用户收到了有关他在队列中的状态，晋升，收到点之前的到达时间的消息。</text:p>
      <text:p text:style-name="P4">
“乌克兰人的优势是：一种简单的行动算法，用户的最低限度努力，节省了时间。 业务的优势：减少简单的业务流程，透明度和所有人的相同规则的损失。 国家的优势：简化运输，消除物理；</text:p>
      <text:p text:style-name="P4">
<text:span text:style-name="T4">
另请阅读：</text:span>
 <text:a xlink:type="simple" xlink:href="https://www.ukrinform.ua/rubric-technology/3688487-v-ukraini-zapustili-zastosunok-ecerga-dla-vodiiv-aki-peretinaut-pp-agodindorogusk.html" text:style-name="Internet_20_link" text:visited-style-name="Visited_20_Internet_20_Link">
<text:span text:style-name="T4">
 energa </text:span>
</text:a>
Schmigal坚信Echerga将成为各种运输的通用系统。 政府强调说：“从下周开始，从八月开始，从七月开始，从八月开始使用驾驶员 - 纳沙特汽车的所有者 - 使边境过境尽可能快，方便。”</text:p>
      <text:p text:style-name="P4">
据报道，2022年12月在检查站“ Yagodin -dorogosk”检查站发射了交叉路口的电子队列<text:a xlink:type="simple" xlink:href="https://www.ukrinform.ua/tag-kordon" text:style-name="Internet_20_link" text:visited-style-name="Visited_20_Internet_20_Link">
</text:a>
. Вона була розроблена спеціально для українського ПП і враховує особливостіукраїнської нормативно-правової бази.</text:p>
      <text:p text:style-name="P4">
News Source: <text:a xlink:type="simple" xlink:href="https://www.ukrinform.ua/rubric-economy/3703719-ecergu-zapuskaut-na-16-punktah-propusku-v-zahidnomu-napramku-smigal.html" text:style-name="Internet_20_link" text:visited-style-name="Visited_20_Internet_20_Link">
https://www.ukrinform.ua/rubric-economy/3703719-ecergu-zapuskaut-na-16-punktah-propusku-v-zahidnomu-napramku-smigal.html</text:a>
</text:p>
      <!--NEWS-->
      <text:h text:style-name="P10" text:outline-level="1">
<text:span text:style-name="T4">
由于熊死亡的指控</text:span>
</text:h>
      <text:p text:style-name="P4">
作者: Ukrinform (Person)</text:p>
      <text:p text:style-name="P4">
出版商: Укринформ (Organization)</text:p>
      <text:p text:style-name="P4">
出版时间: 2023-05-02T17:07:42+03:00</text:p>
      <text:p text:style-name="P4">
修改时间: 2023-05-02T17:07:42+03:00</text:p>
      <text:p text:style-name="P4">
描述: 乌克兰国家边境部队的CHOP边境小队将由该出版物的作者承担，据称是边境警卫参与野生动物（Bear）死亡。  - 乌克林。</text:p>
      <text:p text:style-name="P4">
图片: ["<text:a xlink:type="simple" xlink:href="https://static.ukrinform.com/photos/2020_02/thumb_files/630_360_1582135276-970.jpg" text:style-name="Internet_20_link" text:visited-style-name="Visited_20_Internet_20_Link">
630_360_15821...</text:a>
", "<text:a xlink:type="simple" xlink:href="https://static.ukrinform.com/photos/2023_05/1683035997-324.jpg" text:style-name="Internet_20_link" text:visited-style-name="Visited_20_Internet_20_Link">
1683035997-32...</text:a>
", "<text:a xlink:type="simple" xlink:href="https://static.ukrinform.com/photos/2023_05/1683035997-270.jpg" text:style-name="Internet_20_link" text:visited-style-name="Visited_20_Internet_20_Link">
1683035997-27...</text:a>
", "<text:a xlink:type="simple" xlink:href="https://static.ukrinform.com/photos/2023_05/1683036042-414.jpg" text:style-name="Internet_20_link" text:visited-style-name="Visited_20_Internet_20_Link">
1683036042-41...</text:a>
", "<text:a xlink:type="simple" xlink:href="https://static.ukrinform.com/photos/2023_05/1683036042-836.jpg" text:style-name="Internet_20_link" text:visited-style-name="Visited_20_Internet_20_Link">
1683036042-83...</text:a>
"]</text:p>
      <text:p text:style-name="P4">
标签: ['Прикордонники', 'Суд', 'Тварини', 'Загибель']</text:p>
      <text:p text:style-name="P4">
类型: Article</text:p>
      <!--METADATA-->
      <text:p text:style-name="P4">
<draw:frame draw:style-name="fr1" draw:name="Image79" text:anchor-type="as-char" svg:width="6.9236in" svg:height="3.956343in" draw:z-index="0">
<draw:image xlink:href="../Images/yкринформ/2023-05-02T17-07-42-03-00/630_360_1582135276-970.jpg" xlink:type="simple" xlink:show="embed" xlink:actuate="onLoad" draw:mime-type="image/jpeg"/>
</draw:frame>
乌克兰国家边防部警卫队的CHOP边境小队将借(熊).</text:p>
      <text:p text:style-name="P4">
Про це йдеться у заяві <text:a xlink:type="simple" xlink:href="http://www.facebook.com/zahidnuy.kordon/posts/pfbid0LGahAzcDYR62xGU1P9cfTaixN8ScAs26KmCbuZaALr85CgxeMgfDUMhCUJBTixrol" text:style-name="Internet_20_link" text:visited-style-name="Visited_20_Internet_20_Link">
</text:a>
，在Facebook上出版，报道乌克林福姆。</text:p>
      <text:p text:style-name="P4">
该邮报报道：“ CHOP边境支队将对该出版物的作者提起诉讼。”</text:p>
      <text:p text:style-name="P4">
SPSU再次强调，代表国家公园的边境警卫在野生动物死亡中的指控(熊)-笔记。 共同的信息仅是关于真实确认的假设和推测。</text:p>
      <text:p text:style-name="P4">
“ 5月1日，一名兽医，一名兽医和邮政的作者被召唤到边境单位“ kamyanitsa”的地区，在那里，边境警卫在那里有熊的尸体。 执法人员确定了广泛的照片中描绘的位置，并对该地点进行了检查。” DPSU补充说。</text:p>
      <text:p text:style-name="P4">
<draw:frame draw:style-name="fr1" draw:name="Image80" text:anchor-type="as-char" svg:width="6.9236in" svg:height="4.615733in" draw:z-index="0">
<draw:image xlink:href="../Images/yкринформ/2023-05-02T17-07-42-03-00/1683035997-324.jpg" xlink:type="simple" xlink:show="embed" xlink:actuate="onLoad" draw:mime-type="image/jpeg"/>
</draw:frame>
</text:p>
      <text:p text:style-name="P4">
<draw:frame draw:style-name="fr1" draw:name="Image81" text:anchor-type="as-char" svg:width="6.9236in" svg:height="4.615733in" draw:z-index="0">
<draw:image xlink:href="../Images/yкринформ/2023-05-02T17-07-42-03-00/1683035997-270.jpg" xlink:type="simple" xlink:show="embed" xlink:actuate="onLoad" draw:mime-type="image/jpeg"/>
</draw:frame>
还可以证实该组织的委员会行为证实了动物的死亡 - 雄性熊而不是熊，是由于自然原因而导致的。 该法案是由跨电视地区Uzhgorod州消费者服务的代表签署的Kamianitsky Forestry，Transcarpathian猎人和渔民“ Lisovnik”的杰格(Jeger)负责人，以及对Uzhgorod Forestry的思想。</text:p>
      <text:p text:style-name="P4">
<draw:frame draw:style-name="fr1" draw:name="Image82" text:anchor-type="as-char" svg:width="5.625in" svg:height="10.0in" draw:z-index="0">
<draw:image xlink:href="../Images/yкринформ/2023-05-02T17-07-42-03-00/1683036042-414.jpg" xlink:type="simple" xlink:show="embed" xlink:actuate="onLoad" draw:mime-type="image/jpeg"/>
</draw:frame>
</text:p>
      <text:p text:style-name="P4">
<draw:frame draw:style-name="fr1" draw:name="Image83" text:anchor-type="as-char" svg:width="5.625in" svg:height="10.0in" draw:z-index="0">
<draw:image xlink:href="../Images/yкринформ/2023-05-02T17-07-42-03-00/1683036042-836.jpg" xlink:type="simple" xlink:show="embed" xlink:actuate="onLoad" draw:mime-type="image/jpeg"/>
</draw:frame>
涉及适当的专家后，将进行动物身体的挖掘。</text:p>
      <text:p text:style-name="P4">
此外，SPSU指出，从发现动物尸体的地方到“ Stuzhitsa”部门的边防部队填补了熊的距离，约60公里。</text:p>
      <text:p text:style-name="P4">
<text:span text:style-name="T4">
另请阅读：</text:span>
 <text:a xlink:type="simple" xlink:href="https://www.ukrinform.ua/rubric-regions/3694346-v-odesi-lebedam-varvarski-pidrizali-krila-zoozahisniki-ratuut-tvarin.html" text:style-name="Internet_20_link" text:visited-style-name="Visited_20_Internet_20_Link">
<text:span text:style-name="T4">
 zoos </text:span>
</text:a>
SPSU强调了死熊的死熊在州边境保护期间发现了带有常规武器和永久会计弹药的情况。乌克兰国家边境服务公司提议环境和动物园免疫组织，以找出案件中的所有情况，因为边境警卫并未采取那些被指控并感谢真相的行动。</text:p>
      <text:p text:style-name="P4">
<text:span text:style-name="T4">
另请阅读：</text:span>
 <text:a xlink:type="simple" xlink:href="https://www.ukrinform.ua/rubric-regions/3697847-zoozahisniki-zvernulisa-do-policii-cerez-skandalnu-zjomku-z-morskimi-kotikami-v-odesi.html" text:style-name="Internet_20_link" text:visited-style-name="Visited_20_Internet_20_Link">
<text:span text:style-name="T4">
 zoos </text:span>
</text:a>
据报道，乌赞斯基公园(Uzhansky Park)弗拉迪斯拉夫·卡梅茨(Vladislav Kamenz)的国家保护部负责人在Facebook上发表了一篇文章，并在死熊附近的边防部队人员的照片上发表了照片。</text:p>
      <text:p text:style-name="P4">
据乌合邦国家公园称，他们有理由相信，由于乌克兰官员由乌克兰官员组织的非法狩猎而被摧毁。</text:p>
      <text:p text:style-name="P4">
4月16日，在前Veliko Berezny区的领土上发现了一只熊，该地区被击倒到Domashin村。 他被移交给乌赞斯基国家公园的雇员，而这些雇员又被转移到熊“ Synevyr”康复的康复中心。 康复后，承诺将熊加固到野外。</text:p>
      <text:p text:style-name="P4">
News Source: <text:a xlink:type="simple" xlink:href="https://www.ukrinform.ua/rubric-regions/3703708-copskij-prikordonnij-zagin-pozivatimetsa-cerez-zvinuvacenna-u-smerti-vedmeda.html" text:style-name="Internet_20_link" text:visited-style-name="Visited_20_Internet_20_Link">
https://www.ukrinform.ua/rubric-regions/3703708-copskij-prikordonnij-zagin-pozivatimetsa-cerez-zvinuvacenna-u-smerti-vedmeda.html</text:a>
</text:p>
      <!--NEWS-->
      <text:h text:style-name="P10" text:outline-level="1">
<text:span text:style-name="T4">
在慕尼黑，有一个献给乌克兰的活动和帮助它的人</text:span>
</text:h>
      <text:p text:style-name="P4">
作者: Ukrinform (Person)</text:p>
      <text:p text:style-name="P4">
出版商: Укринформ (Organization)</text:p>
      <text:p text:style-name="P4">
出版时间: 2023-05-02T17:11:00+03:00</text:p>
      <text:p text:style-name="P4">
修改时间: 2023-05-02T17:11:00+03:00</text:p>
      <text:p text:style-name="P4">
描述: 在巴伐利亚家庭，劳工和社会政策部的支持下，德国慕尼黑举行了一项活动，致力于乌克兰和在业余时间继续协助的活动。  - 乌克林。</text:p>
      <text:p text:style-name="P4">
图片: ["<text:a xlink:type="simple" xlink:href="https://static.ukrinform.com/photos/2023_05/thumb_files/630_360_1683034360-317.jpg" text:style-name="Internet_20_link" text:visited-style-name="Visited_20_Internet_20_Link">
630_360_16830...</text:a>
", "<text:a xlink:type="simple" xlink:href="https://static.ukrinform.com/photos/2023_05/1683034393-329.jpg" text:style-name="Internet_20_link" text:visited-style-name="Visited_20_Internet_20_Link">
1683034393-32...</text:a>
", "<text:a xlink:type="simple" xlink:href="https://static.ukrinform.com/photos/2023_05/1683034393-394.jpg" text:style-name="Internet_20_link" text:visited-style-name="Visited_20_Internet_20_Link">
1683034393-39...</text:a>
", "<text:a xlink:type="simple" xlink:href="https://static.ukrinform.com/photos/2023_05/1683034393-807.jpg" text:style-name="Internet_20_link" text:visited-style-name="Visited_20_Internet_20_Link">
1683034393-80...</text:a>
"]</text:p>
      <text:p text:style-name="P4">
标签: ['Діаспора', 'Консульство', 'Мюнхен', 'Німеччина']</text:p>
      <text:p text:style-name="P4">
类型: Article</text:p>
      <!--METADATA-->
      <text:p text:style-name="P4">
<draw:frame draw:style-name="fr1" draw:name="Image84" text:anchor-type="as-char" svg:width="6.9236in" svg:height="3.956343in" draw:z-index="0">
<draw:image xlink:href="../Images/yкринформ/2023-05-02T17-11-00-03-00/630_360_1683034360-317.jpg" xlink:type="simple" xlink:show="embed" xlink:actuate="onLoad" draw:mime-type="image/jpeg"/>
</draw:frame>
巴伐利亚大学家庭和社会政策部家庭，劳工和社会政策部的巴伐利亚部举行了一项活动，献给了乌克兰和人们在奢华时期继续协助它的人们。</text:p>
      <text:p text:style-name="P4">
正如乌克林福姆报道的那样，据说<text:a xlink:type="simple" xlink:href="https://www.facebook.com/UKRinMunich/posts/pfbid0oSzdEAg6R8DwNZyDDc1a2cErjM8t5NUeei4WPukoeQ22R2fZYzLDaCD1JpDhjnKl" text:style-name="Internet_20_link" text:visited-style-name="Visited_20_Internet_20_Link">
</text:a>
慕尼黑乌克兰领事馆。</text:p>
      <text:p text:style-name="P4">
<draw:frame draw:style-name="fr1" draw:name="Image85" text:anchor-type="as-char" svg:width="6.9236in" svg:height="9.231467in" draw:z-index="0">
<draw:image xlink:href="../Images/yкринформ/2023-05-02T17-11-00-03-00/1683034393-329.jpg" xlink:type="simple" xlink:show="embed" xlink:actuate="onLoad" draw:mime-type="image/jpeg"/>
</draw:frame>
活动的庄严部分始于家庭，工作和社会政策的问候语，乌尔克，塔尼尔领事尤里·雅尔米尔卡的围巾。</text:p>
      <text:p text:style-name="P4">
<draw:frame draw:style-name="fr1" draw:name="Image86" text:anchor-type="as-char" svg:width="6.9236in" svg:height="9.231467in" draw:z-index="0">
<draw:image xlink:href="../Images/yкринформ/2023-05-02T17-11-00-03-00/1683034393-394.jpg" xlink:type="simple" xlink:show="embed" xlink:actuate="onLoad" draw:mime-type="image/jpeg"/>
</draw:frame>
Yarmilko先生在讲话中表示感谢巴伐利亚政府和活动的客人，以表彰他们对乌克兰的荣誉任务和无条件的支持，并对乌克兰的胜利充满信心。</text:p>
      <text:p text:style-name="P4">
<draw:frame draw:style-name="fr1" draw:name="Image87" text:anchor-type="as-char" svg:width="6.9236in" svg:height="9.231467in" draw:z-index="0">
<draw:image xlink:href="../Images/yкринформ/2023-05-02T17-11-00-03-00/1683034393-807.jpg" xlink:type="simple" xlink:show="embed" xlink:actuate="onLoad" draw:mime-type="image/jpeg"/>
</draw:frame>
领事馆补充说，音乐伴奏是由当地的古尔克和居住在耶夫根尼·索博尔夫斯卡亚的乌克兰歌手提供的。</text:p>
      <text:p text:style-name="P4">
回想一下慕尼黑的慈善机构(https://www.ukrinform.ua/rubric-diaspora/3682653-blagodijna-organizacia-z-munhena-peredala-tri-avtomobili-dla-ukrainskih-medbrigad.html)乌克兰医疗旅的三辆汽车。</text:p>
      <text:p text:style-name="P4">
_foto：München / facebook的Generalkonsulat der ucraine</text:p>
      <text:p text:style-name="P4">
News Source: <text:a xlink:type="simple" xlink:href="https://www.ukrinform.ua/rubric-diaspora/3703694-u-munheni-vidbuvsa-zahid-prisvacenij-ukraini-ta-ludam-aki-ij-dopomagaut.html" text:style-name="Internet_20_link" text:visited-style-name="Visited_20_Internet_20_Link">
https://www.ukrinform.ua/rubric-diaspora/3703694-u-munheni-vidbuvsa-zahid-prisvacenij-ukraini-ta-ludam-aki-ij-dopomagaut.html</text:a>
</text:p>
      <!--NEWS-->
      <text:h text:style-name="P10" text:outline-level="1">
<text:span text:style-name="T4">
教育的卓越是切尔尼希夫理工学院的第一个副校长</text:span>
</text:h>
      <text:p text:style-name="P4">
作者: Ukrinform (Person)</text:p>
      <text:p text:style-name="P4">
出版商: Укринформ (Organization)</text:p>
      <text:p text:style-name="P4">
出版时间: 2023-05-02T17:11:10+03:00</text:p>
      <text:p text:style-name="P4">
修改时间: 2023-05-02T17:11:10+03:00</text:p>
      <text:p text:style-name="P4">
描述: 乌克兰Sergiy Shkarlet的前教育与科学部长被任命为Chernihiv大学理工大学。  - 乌克林。</text:p>
      <text:p text:style-name="P4">
图片: ["<text:a xlink:type="simple" xlink:href="https://static.ukrinform.com/photos/2021_09/thumb_files/630_360_1630480234-5881.jpeg" text:style-name="Internet_20_link" text:visited-style-name="Visited_20_Internet_20_Link">
630_360_16304...</text:a>
"]</text:p>
      <text:p text:style-name="P4">
标签: ['Освіта', 'Чернігів', 'Шкарлет', 'Університет']</text:p>
      <text:p text:style-name="P4">
类型: Article</text:p>
      <!--METADATA-->
      <text:p text:style-name="P4">
<draw:frame draw:style-name="fr1" draw:name="Image88" text:anchor-type="as-char" svg:width="6.9236in" svg:height="3.956343in" draw:z-index="0">
<draw:image xlink:href="../Images/yкринформ/2023-05-02T17-11-10-03-00/630_360_1630480234-5881.jpeg" xlink:type="simple" xlink:show="embed" xlink:actuate="onLoad" draw:mime-type="image/jpeg"/>
</draw:frame>
乌克兰Sergiy Shkarlet的前教育与科学部长被任命为Chernihiv大学理工大学。</text:p>
      <text:p text:style-name="P4">
关于它报告<text:a xlink:type="simple" xlink:href="https://suspilne.media/463220-kolisnij-ministr-osviti-sergij-skarlet-stav-persim-prorektorom-cernigivskoi-politehniki/" text:style-name="Internet_20_link" text:visited-style-name="Visited_20_Internet_20_Link">
</text:a>
，报道乌克林福姆。</text:p>
      <text:p text:style-name="P4">
“ 2023年5月1日，乌克兰Sergiy Zozarlet的卓越教育和科学被任命为国立大学“ Chernihiv Polytechnics”的第一位副校长，这是消息所写的。</text:p>
      <text:p text:style-name="P4">
Sergius <text:a xlink:type="simple" xlink:href="https://www.ukrinform.ua/tag-skarlet" text:style-name="Internet_20_link" text:visited-style-name="Visited_20_Internet_20_Link">
</text:a>
2020年12月17日被任命为教育部长。 这个决定是在Verkhovna Rada的一次会议上做出的。 当时，最低代表们投票-226。</text:p>
      <text:p text:style-name="P4">
<text:span text:style-name="T4">
另请阅读：</text:span>
 <text:a xlink:type="simple" xlink:href="https://www.ukrinform.ua/rubric-society/3702234-v-universitetah-vidna-projsla-vistavka-nevidani-diplomi-pro-zagiblih-ukrainskih-studentiv.html" text:style-name="Internet_20_link" text:visited-style-name="Visited_20_Internet_20_Link">
<text:span text:style-name="T4">
大学</text:span>
</text:a>
2023年3月20日，Verkhovna Rada投票赞成教育和科学部长Sergei Shkarlet的辞职。 在任命教育部任命之前，他曾担任Chernyhiv State Technology University的校长。</text:p>
      <text:p text:style-name="P4">
News Source: <text:a xlink:type="simple" xlink:href="https://www.ukrinform.ua/rubric-regions/3703714-eksministr-osviti-skarlet-stav-persim-prorektorom-cernigivskoi-politehniki.html" text:style-name="Internet_20_link" text:visited-style-name="Visited_20_Internet_20_Link">
https://www.ukrinform.ua/rubric-regions/3703714-eksministr-osviti-skarlet-stav-persim-prorektorom-cernigivskoi-politehniki.html</text:a>
</text:p>
      <!--NEWS-->
      <text:h text:style-name="P10" text:outline-level="1">
<text:span text:style-name="T4">
SBU阻止了伊朗发动机进行军用运输飞机</text:span>
</text:h>
      <text:p text:style-name="P4">
作者: Ukrinform (Person)</text:p>
      <text:p text:style-name="P4">
出版商: Укринформ (Organization)</text:p>
      <text:p text:style-name="P4">
出版时间: 2023-05-02T17:13:36+03:00</text:p>
      <text:p text:style-name="P4">
修改时间: 2023-05-02T17:13:36+03:00</text:p>
      <text:p text:style-name="P4">
描述: 安全局阻止了试图从乌克兰的航空部门出口部门的非法出口。  - 乌克林。</text:p>
      <text:p text:style-name="P4">
图片: ["<text:a xlink:type="simple" xlink:href="https://static.ukrinform.com/photos/2018_01/thumb_files/630_360_1516183389-5454.jpg" text:style-name="Internet_20_link" text:visited-style-name="Visited_20_Internet_20_Link">
630_360_15161...</text:a>
", "<text:a xlink:type="simple" xlink:href="https://static.ukrinform.com/photos/2023_05/1683036643-286.jpg" text:style-name="Internet_20_link" text:visited-style-name="Visited_20_Internet_20_Link">
1683036643-28...</text:a>
", "<text:a xlink:type="simple" xlink:href="https://static.ukrinform.com/photos/2023_05/1683036643-649.jpg" text:style-name="Internet_20_link" text:visited-style-name="Visited_20_Internet_20_Link">
1683036643-64...</text:a>
"]</text:p>
      <text:p text:style-name="P4">
标签: ['Авіа', 'Дніпро', 'Іран', 'СБУ', 'Двигун']</text:p>
      <text:p text:style-name="P4">
类型: Article</text:p>
      <!--METADATA-->
      <text:p text:style-name="P4">
<draw:frame draw:style-name="fr1" draw:name="Image89" text:anchor-type="as-char" svg:width="6.9236in" svg:height="3.956343in" draw:z-index="0">
<draw:image xlink:href="../Images/yкринформ/2023-05-02T17-13-36-03-00/630_360_1516183389-5454.jpg" xlink:type="simple" xlink:show="embed" xlink:actuate="onLoad" draw:mime-type="image/jpeg"/>
</draw:frame>
服务安全阻止了试图在乌克兰以外的非法出口，并在受国家出口控制的情况下使用航空综合体。</text:p>
      <text:p text:style-name="P4">
正如Ukrinform报道的那样，SBU在[]中报告(http://t.me/SBUkr/8158)。</text:p>
      <text:p text:style-name="P4">
特别是，注意到，在DNIEPER的复杂措施中，两名企业家暴露了，试图非法运送两辆涡轮增压D-36 D-36出售给伊朗。</text:p>
      <text:p text:style-name="P4">
<draw:frame draw:style-name="fr1" draw:name="Image90" text:anchor-type="as-char" svg:width="6.9236in" svg:height="4.615733in" draw:z-index="0">
<draw:image xlink:href="../Images/yкринформ/2023-05-02T17-13-36-03-00/1683036643-286.jpg" xlink:type="simple" xlink:show="embed" xlink:actuate="onLoad" draw:mime-type="image/jpeg"/>
</draw:frame>
</text:p>
      <text:p text:style-name="P4">
<draw:frame draw:style-name="fr1" draw:name="Image91" text:anchor-type="as-char" svg:width="6.9236in" svg:height="4.615733in" draw:z-index="0">
<draw:image xlink:href="../Images/yкринформ/2023-05-02T17-13-36-03-00/1683036643-649.jpg" xlink:type="simple" xlink:show="embed" xlink:actuate="onLoad" draw:mime-type="image/jpeg"/>
</draw:frame>
已经确定，计划以40万美元的价格将乌克兰产品出售给外国人。</text:p>
      <text:p text:style-name="P4">
“客户”计划使用纳粹传输飞机AN-74的适当高科技设备。</text:p>
      <text:p text:style-name="P4">
为了掩盖犯罪活动，攻击者希望以主要气体的幌子拿出乌克兰的飞机发动机。 关于货运声明的信息不正确。</text:p>
      <text:p text:style-name="P4">
SBU的工作人员及时暴露了设备并将其封锁。</text:p>
      <text:p text:style-name="P4">
<text:span text:style-name="T4">
另请阅读：</text:span>
 <text:a xlink:type="simple" xlink:href="https://www.ukrinform.ua/rubric-society/3700489-sbu-zatrimala-rosijskih-agentiv-odin-z-nih-zaklikav-udariti-satanou-po-krainah-zahodu.html" text:style-name="Internet_20_link" text:visited-style-name="Visited_20_Internet_20_Link">
<text:span text:style-name="T4">
 sbu </text:span>
</text:a>
根据调查，该计划的组织者是DNIEPER公司的两个所有者，该公司专门从事货运运输到中东和非洲国家。</text:p>
      <text:p text:style-name="P4">
根据运营信息，他们试图非法出口国外的发动机以前是在一家国家拥有的企业清算期间被盗的。</text:p>
      <text:p text:style-name="P4">
经销商计划对这些单位进行“化妆品”维修，并在其工作文件中进行进一步销售。</text:p>
      <text:p text:style-name="P4">
攻击者将空中生产保留在企业领土上的机库中。 执法人员在相关人员的工作地点搜查中发现了Sametam。</text:p>
      <text:p text:style-name="P4">
<text:span text:style-name="T4">
另请阅读：</text:span>
 <text:a xlink:type="simple" xlink:href="https://www.ukrinform.ua/rubric-regions/3703385-sbu-likviduvala-proksicentr-cerez-akij-rosia-provodila-informacijni-specoperacii.html" text:style-name="Internet_20_link" text:visited-style-name="Visited_20_Internet_20_Link">
<text:span text:style-name="T4">
 sbu </text:span>
</text:a>
发动机被拆除以进行检查。 之后，将解决他们转移到乌克兰国防和工业综合体的需求的问题。<text:span text:style-name="T4">
另请阅读：</text:span>
 <text:a xlink:type="simple" xlink:href="https://www.ukrinform.ua/rubric-society/3703640-sbu-vikrila-dilkiv-aki-profinansuvali-bojovikiv-dnr-bils-ak-na-50-miljoniv.html" text:style-name="Internet_20_link" text:visited-style-name="Visited_20_Internet_20_Link">
<text:span text:style-name="T4">
 sbu </text:span>
</text:a>
据报道，俄罗斯使用的伊朗无人机在反乌克兰战争中使用，该战争是通过被盗的西方技术设计的。</text:p>
      <text:p text:style-name="P4">
News Source: <text:a xlink:type="simple" xlink:href="https://www.ukrinform.ua/rubric-society/3703716-sbu-zapobigla-vivezennu-v-iran-dviguniv-do-vijskovotransportnih-litakiv.html" text:style-name="Internet_20_link" text:visited-style-name="Visited_20_Internet_20_Link">
https://www.ukrinform.ua/rubric-society/3703716-sbu-zapobigla-vivezennu-v-iran-dviguniv-do-vijskovotransportnih-litakiv.html</text:a>
</text:p>
      <!--NEWS-->
      <text:h text:style-name="P10" text:outline-level="1">
<text:span text:style-name="T4">
塞尔维亚和科索沃领导人更新谈判以使欧盟建立关系正常</text:span>
</text:h>
      <text:p text:style-name="P4">
作者: Ukrinform (Person)</text:p>
      <text:p text:style-name="P4">
出版商: Укринформ (Organization)</text:p>
      <text:p text:style-name="P4">
出版时间: 2023-05-02T17:17:00+03:00</text:p>
      <text:p text:style-name="P4">
修改时间: 2023-05-02T17:17:00+03:00</text:p>
      <text:p text:style-name="P4">
描述: 塞尔维亚总统亚历山大·沃基奇（Alexander Vuchich）和科索沃政府主任库尔蒂（Kurty）今天将在布鲁塞尔（Brussels）开会，继续就实施欧盟支持关系正常化计划的计划进行谈判。  - 乌克林。</text:p>
      <text:p text:style-name="P4">
图片: ["<text:a xlink:type="simple" xlink:href="https://static.ukrinform.com/photos/2023_03/thumb_files/630_360_1679189864-102.jpg" text:style-name="Internet_20_link" text:visited-style-name="Visited_20_Internet_20_Link">
630_360_16791...</text:a>
"]</text:p>
      <text:p text:style-name="P4">
标签: ['Євросоюз', 'Косово', 'Переговори', 'Сербія']</text:p>
      <text:p text:style-name="P4">
类型: Article</text:p>
      <!--METADATA-->
      <text:p text:style-name="P4">
<draw:frame draw:style-name="fr1" draw:name="Image92" text:anchor-type="as-char" svg:width="6.9236in" svg:height="3.956343in" draw:z-index="0">
<draw:image xlink:href="../Images/yкринформ/2023-05-02T17-17-00-03-00/630_360_1679189864-102.jpg" xlink:type="simple" xlink:show="embed" xlink:actuate="onLoad" draw:mime-type="image/jpeg"/>
</draw:frame>
总统亚历山大·沃基奇(Alexander Vuchich)和科索沃政府主任库尔蒂(Kurty)现在将在布鲁塞尔(Brussels)开会，继续就实施Emplan支持的Emplann就关系正常化的实施进行谈判。</text:p>
      <text:p text:style-name="P4">
正如乌克林福姆报道的那样，它报告了<text:a xlink:type="simple" xlink:href="https://apnews.com/article/kosovo-serbia-war-eu-talks-normalize-ties-f74676933896a44e085051ede58da25b" text:style-name="Internet_20_link" text:visited-style-name="Visited_20_Internet_20_Link">
</text:a>
欧盟Josep Borrel的高级代表在高级交叉总统[]举行了一次会议(https://www.ukrinform.ua/tag-serbia)Alexander Vuchich Tapremier-Minister Kosovo Albin Kurty。</text:p>
      <text:p text:style-name="P4">
预计双方将批准关于失踪人员的共同声明，并讨论宪章与塞尔维亚多数派在科索沃建立联系的第一个项目，这是敌人的两个微妙的问题。</text:p>
      <text:p text:style-name="P4">
这次会议是在2月举行的会议之后举行的，当时欧盟赞助的欧盟的两位领导人均已批准克服多年来的政治危机，以及马其顿北部的三月峰会，贝尔格莱德·普赖斯蒂娜(Belgrade Prystina)在那里曾在这里享有。如何实施计划。</text:p>
      <text:p text:style-name="P4">
莫斯拉夫·莱卡克(Miroslav Laichak)是贝尔(Borrel)在贝尔格莱德(Belgrade)和普林斯坦(Pryshtyn)之间进行谈判中的代表，他说，今天的会议是“果断的一步，以避免任何会使气氛恶化的行动”。</text:p>
      <text:p text:style-name="P4">
值得注意的是，在与欧盟援助的12年谈判中，两国之间达成的一些协议已经得到了应用。</text:p>
      <text:p text:style-name="P4">
布鲁塞尔和华盛顿经常干预，以规范贝尔格莱德和欧文的强烈情况，尤其是在乌克兰的俄罗斯tin剂之后的最后一年。</text:p>
      <text:p text:style-name="P4">
<text:span text:style-name="T4">
另请阅读：</text:span>
 <text:a xlink:type="simple" xlink:href="https://www.ukrinform.ua/rubric-world/3684571-vucic-za-normalni-vidnosini-z-kosovom-ale-ugodi-pidpisuvati-ne-bude.html" text:style-name="Internet_20_link" text:visited-style-name="Visited_20_Internet_20_Link">
<text:span text:style-name="T4">
 Vuchich </text:span>
</text:a>
贝尔格莱德坚持认为，Pyshtyn必须从2013年就在科索沃北部建立市政当局协会的协议执行该协议，那里大多数人都是塞族人。 这种结构将在地方一级协调教育，医疗保健，土地管理和经济发展的工作。但是科索沃的宪法法院认为这一计划违宪，认为它不包括其他族裔群体的代表。</text:p>
      <text:p text:style-name="P4">
塞尔维亚说，在考虑市政当局协会披露之前，谈判的进展是不可能的。</text:p>
      <text:p text:style-name="P4">
<text:span text:style-name="T5">
foto：Twitter / Josep Borrell Fontelles</text:span>
</text:p>
      <text:p text:style-name="P4">
News Source: <text:a xlink:type="simple" xlink:href="https://www.ukrinform.ua/rubric-world/3703717-lideri-serbii-ta-kosova-ponovluut-peregovori-sodo-normalizacii-vidnosin-za-pidtrimki-es.html" text:style-name="Internet_20_link" text:visited-style-name="Visited_20_Internet_20_Link">
https://www.ukrinform.ua/rubric-world/3703717-lideri-serbii-ta-kosova-ponovluut-peregovori-sodo-normalizacii-vidnosin-za-pidtrimki-es.html</text:a>
</text:p>
      <!--NEWS-->
      <text:h text:style-name="P10" text:outline-level="1">
<text:span text:style-name="T4">
政府改善了单个数字系统管理系统</text:span>
</text:h>
      <text:p text:style-name="P4">
作者: Ukrinform (Person)</text:p>
      <text:p text:style-name="P4">
出版商: Укринформ (Organization)</text:p>
      <text:p text:style-name="P4">
出版时间: 2023-05-02T17:20:00+03:00</text:p>
      <text:p text:style-name="P4">
修改时间: 2023-05-02T17:20:00+03:00</text:p>
      <text:p text:style-name="P4">
描述: 部长的内阁做出了决定，将改善统一的重建过程数字系统。  - 乌克林。</text:p>
      <text:p text:style-name="P4">
图片: ["<text:a xlink:type="simple" xlink:href="https://static.ukrinform.com/photos/2023_05/thumb_files/630_360_1683037893-677.jpg" text:style-name="Internet_20_link" text:visited-style-name="Visited_20_Internet_20_Link">
630_360_16830...</text:a>
"]</text:p>
      <text:p text:style-name="P4">
标签: ['Будівництво', 'Уряд', 'Шмигаль', 'Відбудова']</text:p>
      <text:p text:style-name="P4">
类型: Article</text:p>
      <!--METADATA-->
      <text:p text:style-name="P4">
<draw:frame draw:style-name="fr1" draw:name="Image93" text:anchor-type="as-char" svg:width="6.9236in" svg:height="3.956343in" draw:z-index="0">
<draw:image xlink:href="../Images/yкринформ/2023-05-02T17-20-00-03-00/630_360_1683037893-677.jpg" xlink:type="simple" xlink:show="embed" xlink:actuate="onLoad" draw:mime-type="image/jpeg"/>
</draw:frame>
内阁部长制定了一个解决方案，将改善重建过程的统一数字管理系统。</text:p>
      <text:p text:style-name="P4">
总理丹尼斯·施米加尔(Denis Shmigal)说<text:a xlink:type="simple" xlink:href="https://t.me/Denys_Smyhal/5148" text:style-name="Internet_20_link" text:visited-style-name="Visited_20_Internet_20_Link">
</text:a>
，报道乌克林福姆。</text:p>
      <text:p text:style-name="P4">
“今天，我们还为消毒作用做出了另一个重要的解决方案。我们改善了单个数字流程管理系统<text:a xlink:type="simple" xlink:href="https://www.ukrinform.ua/tag-budivnictvo" text:style-name="Internet_20_link" text:visited-style-name="Visited_20_Internet_20_Link">
</text:a>
。 这个实验项目是针对目标的，” Shmigal说。</text:p>
      <text:p text:style-name="P4">
据他介绍，第一个目标是加速重建，以加强其含义。 第二个是确保流程的透明度并增加公民和外国伴侣的信任。 第三个是更有效地吸引调查。</text:p>
      <text:p text:style-name="P4">
“目前，我们不仅将该项目传播到基础设施，还将该项目传播给房地产的建设。 该项目将由社区发展部基础设施协调。 我们更新注册程序，”总理强调。</text:p>
      <text:p text:style-name="P4">
<text:span text:style-name="T4">
另请阅读：</text:span>
 <text:a xlink:type="simple" xlink:href="https://www.ukrinform.ua/rubric-vidbudova/3702511-povoenna-vidbudova-mae-zdijsnuvatisa-za-onovlenimi-budivelnimi-standartami-sulak.html" text:style-name="Internet_20_link" text:visited-style-name="Visited_20_Internet_20_Link">
<text:span text:style-name="T4">
重建</text:span>
</text:a>
据他介绍，政府决议改善并自动化了职能权利登记册。 州注册商和企业家被释放，以收到可移动财产负担者的州登记册。 “单个窗口”的日常原则获得建立已建筑物所有权的国家注册的权利。</text:p>
      <text:p text:style-name="P4">
据报道，计划开发和改进10种新的数字工具，以透明乌克兰重建过程。</text:p>
      <text:p text:style-name="P4">
<text:span text:style-name="T5">
foto：Denis Shmigal / Telegram</text:span>
</text:p>
      <text:p text:style-name="P4">
News Source: <text:a xlink:type="simple" xlink:href="https://www.ukrinform.ua/rubric-vidbudova/3703730-urad-udoskonalue-edinu-cifrovu-sistemu-upravlinna-procesom-vidbudovi.html" text:style-name="Internet_20_link" text:visited-style-name="Visited_20_Internet_20_Link">
https://www.ukrinform.ua/rubric-vidbudova/3703730-urad-udoskonalue-edinu-cifrovu-sistemu-upravlinna-procesom-vidbudovi.html</text:a>
</text:p>
      <!--NEWS-->
      <text:h text:style-name="P10" text:outline-level="1">
<text:span text:style-name="T4">
理事会在戒严令时通过了有关终止航行的法律</text:span>
</text:h>
      <text:p text:style-name="P4">
作者: Ukrinform (Person)</text:p>
      <text:p text:style-name="P4">
出版商: Укринформ (Organization)</text:p>
      <text:p text:style-name="P4">
出版时间: 2023-05-02T17:23:00+03:00</text:p>
      <text:p text:style-name="P4">
修改时间: 2023-05-02T17:23:00+03:00</text:p>
      <text:p text:style-name="P4">
描述: Verkhovna Rada批准了一项法律，该法律将使导航管理在戒严或紧急状态期间暂时终止导航。  - 乌克林。</text:p>
      <text:p text:style-name="P4">
图片: ["<text:a xlink:type="simple" xlink:href="https://static.ukrinform.com/photos/2019_12/thumb_files/630_360_1576709528-502.jpg" text:style-name="Internet_20_link" text:visited-style-name="Visited_20_Internet_20_Link">
630_360_15767...</text:a>
"]</text:p>
      <text:p text:style-name="P4">
标签: ['Воєнний стан', 'Верховна Рада', 'Судноплавство']</text:p>
      <text:p text:style-name="P4">
类型: Article</text:p>
      <!--METADATA-->
      <text:p text:style-name="P4">
<draw:frame draw:style-name="fr1" draw:name="Image94" text:anchor-type="as-char" svg:width="6.9236in" svg:height="3.956343in" draw:z-index="0">
<draw:image xlink:href="../Images/yкринформ/2023-05-02T17-23-00-03-00/630_360_1576709528-502.jpg" xlink:type="simple" xlink:show="embed" xlink:actuate="onLoad" draw:mime-type="image/jpeg"/>
</draw:frame>
Verkhovnarad通过了一项法律，该法律将允许导航管理在戒严或紧急状态期间暂时删除导航。</text:p>
      <text:p text:style-name="P4">
第7651号法案得到了261 MP的支持，乌克林福利斯参考<text:a xlink:type="simple" xlink:href="https://t.me/yzheleznyak/3988" text:style-name="Internet_20_link" text:visited-style-name="Visited_20_Internet_20_Link">
</text:a>
议会Yaroslavlzelznyak。</text:p>
      <text:p text:style-name="P4">
根据解释性的说明，当前的立法规定，内部水道上的交叉点是一年的，并确定可能建立导航中断的案件的警惕清单，而小巷在某些部分暂时终止导航。水道。</text:p>
      <text:p text:style-name="P4">
同时，此列表未考虑[]期间的导航问题(https://www.ukrinform.ua/tag-voennij-stan)。 该文件消除了这一差距，允许管理导航暂时停止由于接近将出现敌对行动或引入紧急状态的领土而导致的危险物品的导航。</text:p>
      <text:p text:style-name="P4">
<text:span text:style-name="T4">
另请阅读：</text:span>
 <text:a xlink:type="simple" xlink:href="https://www.ukrinform.ua/rubric-regions/3700680-na-hersonsini-civilnim-povnistu-zaboronili-koristuvatisa-plavzasobami-ova.html" text:style-name="Internet_20_link" text:visited-style-name="Visited_20_Internet_20_Link">
</text:a>
据报道，与美国国际开发署合作的恢复，导航管理，莫里奇服务，实施了Molyzers文凭领域的改革。 它设想创建新的水手登记册，数字化和为水手服务的自动化。</text:p>
      <text:p text:style-name="P4">
News Source: <text:a xlink:type="simple" xlink:href="https://www.ukrinform.ua/rubric-economy/3703720-rada-uhvalila-zakon-pro-pripinenna-sudnoplavstva-na-cas-voennogo-stanu.html" text:style-name="Internet_20_link" text:visited-style-name="Visited_20_Internet_20_Link">
https://www.ukrinform.ua/rubric-economy/3703720-rada-uhvalila-zakon-pro-pripinenna-sudnoplavstva-na-cas-voennogo-stanu.html</text:a>
</text:p>
      <!--NEWS-->
      <text:h text:style-name="P10" text:outline-level="1">
<text:span text:style-name="T4">
美国众议院议长敦促俄罗斯离开乌克兰</text:span>
</text:h>
      <text:p text:style-name="P4">
作者: Ukrinform (Person)</text:p>
      <text:p text:style-name="P4">
出版商: Укринформ (Organization)</text:p>
      <text:p text:style-name="P4">
出版时间: 2023-05-02T17:25:37+03:00</text:p>
      <text:p text:style-name="P4">
修改时间: 2023-05-02T17:25:37+03:00</text:p>
      <text:p text:style-name="P4">
描述: 国会大会议长凯文·麦卡锡（Kevin McCarthy）提倡乌克兰的进一步支持，并表示俄罗斯应该离开乌克兰。  - 乌克林。</text:p>
      <text:p text:style-name="P4">
图片: ["<text:a xlink:type="simple" xlink:href="https://static.ukrinform.com/photos/2023_05/thumb_files/630_360_1683037255-689.jpg" text:style-name="Internet_20_link" text:visited-style-name="Visited_20_Internet_20_Link">
630_360_16830...</text:a>
"]</text:p>
      <text:p text:style-name="P4">
标签: ['Ізраїль', 'Україна', 'Агресія РФ', 'Конгрес США']</text:p>
      <text:p text:style-name="P4">
类型: Article</text:p>
      <!--METADATA-->
      <text:p text:style-name="P4">
<draw:frame draw:style-name="fr1" draw:name="Image95" text:anchor-type="as-char" svg:width="6.9236in" svg:height="3.956343in" draw:z-index="0">
<draw:image xlink:href="../Images/yкринформ/2023-05-02T17-25-37-03-00/630_360_1683037255-689.jpg" xlink:type="simple" xlink:show="embed" xlink:actuate="onLoad" draw:mime-type="image/jpeg"/>
</draw:frame>
美国国会大会提倡乌克兰的进一步支持，并表示俄罗斯应该离开乌克兰。</text:p>
      <text:p text:style-name="P4">
乌克利福姆报道，麦卡锡在以色列说了这一点，他在第一批外国面纱中以众议院的发言人来到了，并引用了[]。(https://www.golosameriki.com/a/house-speaker-says-/7074835.html) <text:a xlink:type="simple" xlink:href="https://www.golosameriki.com/a/house-speaker-says-/7074835.html" text:style-name="Internet_20_link" text:visited-style-name="Visited_20_Internet_20_Link">
</text:a>
 <text:a xlink:type="simple" xlink:href="https://www.golosameriki.com/a/house-speaker-says-/7074835.html" text:style-name="Internet_20_link" text:visited-style-name="Visited_20_Internet_20_Link">
</text:a>
值得注意的是，麦卡锡谴责莫斯科“谋杀(乌克兰 - 编辑。)儿童”和距共和党的一些成员的距离，这是[(https://www.ukrinform.ua/tag-kongres-ssa)反映俄罗斯的启发性。</text:p>
      <text:p text:style-name="P4">
他强烈强调自己对乌克兰的支持，并拒绝了他不考虑在基辅的军事和财政援助的离开的假设。</text:p>
      <text:p text:style-name="P4">
<text:span text:style-name="T4">
另请阅读：</text:span>
 <text:a xlink:type="simple" xlink:href="https://www.ukrinform.ua/rubric-polytics/3702636-pelosi-vpevnena-so-obidvi-partii-kongresu-ssa-pidtrimuvatimut-ukrainu-do-peremogi.html" text:style-name="Internet_20_link" text:visited-style-name="Visited_20_Internet_20_Link">
</text:a>
“我投票支持乌克兰。 我支持乌克兰的援助，”马克卡蒂回答了俄罗斯记者的问题。</text:p>
      <text:p text:style-name="P4">
“我不支持你的国家(RF- ed。)由乌克兰制成。 我不谋杀孩子。 您必须离开。”演讲者继续说道。</text:p>
      <text:p text:style-name="P4">
他补充说，美国将继续支持乌克兰，因为“世界其他地方将视情况而定。”</text:p>
      <text:p text:style-name="P4">
麦卡锡(McCarthy)以两项美国法律代表团为首，来到耶路撒冷。 这是他作为新发言人的出国旅行，他是25年来第一个在众议院演讲的人。</text:p>
      <text:p text:style-name="P4">
<text:span text:style-name="T4">
另请阅读：</text:span>
 <text:a xlink:type="simple" xlink:href="https://www.ukrinform.ua/rubric-ato/3702239-vazlivi-rezolucii-pare-ta-kongresu-ssa-svit-vpevnenij-u-nasij-peremozi.html" text:style-name="Internet_20_link" text:visited-style-name="Visited_20_Internet_20_Link">
</text:a>
国会将很快考虑向乌克兰寻求大力援助的请求，麦卡锡将需要指导共和党政策行走，特别是考虑到唐纳德·特朗普的支持者的立场，这反对外国支出来抵消普京在乌克兰的侵略。_outh：ting shen/bloomberg/getty Images _</text:p>
      <text:p text:style-name="P4">
News Source: <text:a xlink:type="simple" xlink:href="https://www.ukrinform.ua/rubric-polytics/3703722-spiker-palati-predstavnikiv-ssa-zaklikav-rosiu-piti-z-ukraini.html" text:style-name="Internet_20_link" text:visited-style-name="Visited_20_Internet_20_Link">
https://www.ukrinform.ua/rubric-polytics/3703722-spiker-palati-predstavnikiv-ssa-zaklikav-rosiu-piti-z-ukraini.html</text:a>
</text:p>
      <!--NEWS-->
      <text:h text:style-name="P10" text:outline-level="1">
<text:span text:style-name="T4">
Blokhin收到了乌克兰足球传奇的命令</text:span>
</text:h>
      <text:p text:style-name="P4">
作者: Ukrinform (Person)</text:p>
      <text:p text:style-name="P4">
出版商: Укринформ (Organization)</text:p>
      <text:p text:style-name="P4">
出版时间: 2023-05-02T17:28:00+03:00</text:p>
      <text:p text:style-name="P4">
修改时间: 2023-05-02T17:28:00+03:00</text:p>
      <text:p text:style-name="P4">
描述: Blokhin现在是UAF国家团队委员会和UAF职业足球战略发展委员会的共同主席。  - 乌克林。</text:p>
      <text:p text:style-name="P4">
图片: ["<text:a xlink:type="simple" xlink:href="https://static.ukrinform.com/photos/2023_05/thumb_files/630_360_1683037651-643.jpg" text:style-name="Internet_20_link" text:visited-style-name="Visited_20_Internet_20_Link">
630_360_16830...</text:a>
"]</text:p>
      <text:p text:style-name="P4">
标签: ['Блохін', 'Футбол']</text:p>
      <text:p text:style-name="P4">
类型: Article</text:p>
      <!--METADATA-->
      <text:p text:style-name="P4">
<draw:frame draw:style-name="fr1" draw:name="Image96" text:anchor-type="as-char" svg:width="6.9236in" svg:height="3.956343in" draw:z-index="0">
<draw:image xlink:href="../Images/yкринформ/2023-05-02T17-28-00-03-00/630_360_1683037651-643.jpg" xlink:type="simple" xlink:show="embed" xlink:actuate="onLoad" draw:mime-type="image/jpeg"/>
</draw:frame>
Blochinzaraz担任UAF国家队委员会和职业足球UAF的Radistratatigic开发委员会主席。</text:p>
      <text:p text:style-name="P4">
在全乌克兰足球节和对乌克兰足球发展的历史贡献之际，金球1975年的冠军和乌克兰奥尔·布洛金(Oleg Blokhin)从安德里·帕维尔卡(Andriy Pavelka)手中获得的“乌克兰足球的传奇”，[] <text:a xlink:type="simple" xlink:href="https://uaf.ua/article/48149" text:style-name="Internet_20_link" text:visited-style-name="Visited_20_Internet_20_Link">
</text:a>
乌克林福姆报道，乌克兰足球协会的新闻服务。</text:p>
      <text:p text:style-name="P4">
“我感谢乌克兰足球协会和安德里·帕维尔卡(Andriy Pavelka)认识到我的工作的高度赞赏!足球依靠世代的交流及其依恋，这是对年轻人和非常年轻的比赛的激励。我写下了我代表乌克兰足球学校的事实，即在国际最高国际上荣耀乌克兰足球的可能性级别。也感谢UAF及其领导能力，有机会继续在我们的足球发展方面开展工作。 对于我的国家，这对我来说对我来说尤其有价值。”</text:p>
      <text:p text:style-name="P4">
<text:span text:style-name="T4">
另请阅读：</text:span>
 <text:a xlink:type="simple" xlink:href="https://www.ukrinform.ua/rubric-sports/3703633-zinoca-zbirna-ukraina-z-futbolu-diznalasa-supernic-u-lizi-nacij-uefa.html" text:style-name="Internet_20_link" text:visited-style-name="Visited_20_Internet_20_Link">
<text:span text:style-name="T4">
女性</text:span>
</text:a>
正如乌克林福姆报道的那样，乌克兰国家女子妇女团队在欧洲联盟历史上的第一场联盟锦标赛中得知了竞争对手的名字。</text:p>
      <text:p text:style-name="P4">
照片：uaf.ua</text:p>
      <text:p text:style-name="P4">
News Source: <text:a xlink:type="simple" xlink:href="https://www.ukrinform.ua/rubric-sports/3703725-blohin-otrimav-orden-legenda-ukrainskogo-futbolu.html" text:style-name="Internet_20_link" text:visited-style-name="Visited_20_Internet_20_Link">
https://www.ukrinform.ua/rubric-sports/3703725-blohin-otrimav-orden-legenda-ukrainskogo-futbolu.html</text:a>
</text:p>
      <!--NEWS-->
      <text:h text:style-name="P10" text:outline-level="1">
<text:span text:style-name="T4">
政府启动公司化程序</text:span>
</text:h>
      <text:p text:style-name="P4">
作者: Ukrinform (Person)</text:p>
      <text:p text:style-name="P4">
出版商: Укринформ (Organization)</text:p>
      <text:p text:style-name="P4">
出版时间: 2023-05-02T17:28:37+03:00</text:p>
      <text:p text:style-name="P4">
修改时间: 2023-05-02T17:28:37+03:00</text:p>
      <text:p text:style-name="P4">
描述: 部长的内阁决定启动能源的公司化程序。  - 乌克林。</text:p>
      <text:p text:style-name="P4">
图片: ["<text:a xlink:type="simple" xlink:href="https://static.ukrinform.com/photos/2020_05/thumb_files/630_360_1589906244-994.jpg" text:style-name="Internet_20_link" text:visited-style-name="Visited_20_Internet_20_Link">
630_360_15899...</text:a>
"]</text:p>
      <text:p text:style-name="P4">
标签: ['Енергоатом', 'Уряд', 'Шмигаль']</text:p>
      <text:p text:style-name="P4">
类型: Article</text:p>
      <!--METADATA-->
      <text:p text:style-name="P4">
<draw:frame draw:style-name="fr1" draw:name="Image97" text:anchor-type="as-char" svg:width="6.9236in" svg:height="3.956343in" draw:z-index="0">
<draw:image xlink:href="../Images/yкринформ/2023-05-02T17-28-37-03-00/630_360_1589906244-994.jpg" xlink:type="simple" xlink:show="embed" xlink:actuate="onLoad" draw:mime-type="image/jpeg"/>
</draw:frame>
部长的内阁决定启动能源的公司化程序。</text:p>
      <text:p text:style-name="P4">
关于这位总理丹尼斯·施米加尔<text:a xlink:type="simple" xlink:href="http://t.me/Denys_Smyhal/5148" text:style-name="Internet_20_link" text:visited-style-name="Visited_20_Internet_20_Link">
</text:a>
乌克林福姆报道，政府政府。</text:p>
      <text:p text:style-name="P4">
“今天的政府决定是启动公司化程序。 结果，我们将提高管理效率，在新项目的情况下，我们将吸引更多资金，从而加强我们的能源独立性。”(https://www.ukrinform.ua/tag-smigal)。</text:p>
      <text:p text:style-name="P4">
据他说，议会议会通过议会通过的法律执行部长内阁成员。 总理说：“ Energoatom是欧洲最大的运营商之一，该公司在战略上对国家的能源安全至关重要。我们将其带入国际公司治理标准。”</text:p>
      <text:p text:style-name="P4">
同时，他保证，将保留企业股份的100％。</text:p>
      <text:p text:style-name="P4">
<text:span text:style-name="T4">
另请阅读：</text:span>
 <text:a xlink:type="simple" xlink:href="https://www.ukrinform.ua/rubric-economy/3701432-prozorroprodazi-povnistu-zaversili-proces-korporatizacii.html" text:style-name="Internet_20_link" text:visited-style-name="Visited_20_Internet_20_Link">
<text:span text:style-name="T4">
 COPURATIATION </text:span>
</text:a>
据报道，3月23日生效<text:a xlink:type="simple" xlink:href="https://www.ukrinform.ua/rubric-economy/3686028-zakon-pro-" text:style-name="Internet_20_link" text:visited-style-name="Visited_20_Internet_20_Link">
</text:a>
SE“ nnegc“ energoatom”公司。</text:p>
      <text:p text:style-name="P4">
Energoatom是四个核电站的运营商 -  Zaporizhhya，Rivne，South Ukrainian和Khmelnitsky，该电厂可在15座电力单位上运营(13 VVER-1000和两个单位-VVER-440)总共13 835兆瓦)此外，该公司包括Talashalitskaya HPP(453 MW)，Oleksandrivska水力发电站(25 MW)以及在切尔诺贝利区的集中储存废物燃料。</text:p>
      <text:p text:style-name="P4">
News Source: <text:a xlink:type="simple" xlink:href="https://www.ukrinform.ua/rubric-economy/3703726-urad-zapuskae-proceduru-korporatizacii-energoatomu.html" text:style-name="Internet_20_link" text:visited-style-name="Visited_20_Internet_20_Link">
https://www.ukrinform.ua/rubric-economy/3703726-urad-zapuskae-proceduru-korporatizacii-energoatomu.html</text:a>
</text:p>
      <!--NEWS-->
      <text:h text:style-name="P10" text:outline-level="1">
<text:span text:style-name="T4">
在Nikolaev地区，开发了1700套公寓的房屋项目</text:span>
</text:h>
      <text:p text:style-name="P4">
作者: Ukrinform (Person)</text:p>
      <text:p text:style-name="P4">
出版商: Укринформ (Organization)</text:p>
      <text:p text:style-name="P4">
出版时间: 2023-05-02T17:29:00+03:00</text:p>
      <text:p text:style-name="P4">
修改时间: 2023-05-02T17:29:00+03:00</text:p>
      <text:p text:style-name="P4">
描述: 在Mykolaiv地区，开发了一座26层建筑的项目，该项目为内部流离失所者（IDP）设计了1700多个公寓。  - 乌克林。</text:p>
      <text:p text:style-name="P4">
图片: ["<text:a xlink:type="simple" xlink:href="https://static.ukrinform.com/photos/2021_04/thumb_files/630_360_1617369105-115.jpg" text:style-name="Internet_20_link" text:visited-style-name="Visited_20_Internet_20_Link">
630_360_16173...</text:a>
"]</text:p>
      <text:p text:style-name="P4">
标签: ['Будинок профспілок', 'Миколаївщина', 'Житло', 'Відбудова']</text:p>
      <text:p text:style-name="P4">
类型: Article</text:p>
      <!--METADATA-->
      <text:p text:style-name="P4">
<draw:frame draw:style-name="fr1" draw:name="Image98" text:anchor-type="as-char" svg:width="6.9236in" svg:height="3.956343in" draw:z-index="0">
<draw:image xlink:href="../Images/yкринформ/2023-05-02T17-29-00-03-00/630_360_1617369105-115.jpg" xlink:type="simple" xlink:show="embed" xlink:actuate="onLoad" draw:mime-type="image/jpeg"/>
</draw:frame>
Naikolaevshchina开发了一个26层建筑的项目，旨在更多(VPO).</text:p>
      <text:p text:style-name="P4">
Про це сказав заступник голови Миколаївської ОВА Олександр Трайтлі під часконференції Офісу омбудсмена стосовно роботи з ВПО, передає кореспондентУкрінформу.</text:p>
      <text:p text:style-name="P4">
«Ми поставили перед собою амбітну ціль – створили проєкт на <text:a xlink:type="simple" xlink:href="https://www.ukrinform.ua/tag-budivnictvo" text:style-name="Internet_20_link" text:visited-style-name="Visited_20_Internet_20_Link">
</text:a>
在Pervomaisk中，有26个截面可容纳1,700多套IDP。 我邀请所有捐助者，国际机构加入并帮助我们实施该项目。” Truitley说。</text:p>
      <text:p text:style-name="P4">
他还指出，住房问题非常相关。该地区的许多居民因炮击而失去了自己的场所，炮击已经持续了将近一年。 因此，今天，有些人将暂时安置在欧洲委员会收到的涉水房屋中，那里有您不需要舒适的生活所需的一切。</text:p>
      <text:p text:style-name="P4">
OVA副主席说：“由于战争而被留下的人和没有住房的人，他们将期待这些房屋，直到自己的住房从头开始翻新。”</text:p>
      <text:p text:style-name="P4">
<text:span text:style-name="T4">
另请阅读：</text:span>
 <text:a xlink:type="simple" xlink:href="https://www.ukrinform.ua/rubric-vidbudova/3703612-mikolaiv-otrimav-tri-kilometri-novih-polietilenovih-trub-vid-danii.html" text:style-name="Internet_20_link" text:visited-style-name="Visited_20_Internet_20_Link">
<text:span text:style-name="T4">
 Nikolaev </text:span>
</text:a>
据报道，自战士开始以来，俄罗斯入侵者的俄罗斯入侵者已有107万座房屋。</text:p>
      <text:p text:style-name="P4">
News Source: <text:a xlink:type="simple" xlink:href="https://www.ukrinform.ua/rubric-vidbudova/3703665-na-mikolaivsini-rozrobili-proekt-budinku-na-1700-kvartir-dla-pereselenciv.html" text:style-name="Internet_20_link" text:visited-style-name="Visited_20_Internet_20_Link">
https://www.ukrinform.ua/rubric-vidbudova/3703665-na-mikolaivsini-rozrobili-proekt-budinku-na-1700-kvartir-dla-pereselenciv.html</text:a>
</text:p>
      <!--NEWS-->
      <text:h text:style-name="P10" text:outline-level="1">
<text:span text:style-name="T4">
卢克·莫德里奇（Luke Modrich）拒绝了该提议“ al-Drag”</text:span>
</text:h>
      <text:p text:style-name="P4">
作者: Ukrinform (Person)</text:p>
      <text:p text:style-name="P4">
出版商: Укринформ (Organization)</text:p>
      <text:p text:style-name="P4">
出版时间: 2023-05-02T17:33:00+03:00</text:p>
      <text:p text:style-name="P4">
修改时间: 2023-05-02T17:33:00+03:00</text:p>
      <text:p text:style-name="P4">
描述: 足球运动员希望与Real继续合同。  - 乌克林。</text:p>
      <text:p text:style-name="P4">
图片: ["<text:a xlink:type="simple" xlink:href="https://static.ukrinform.com/photos/2023_05/thumb_files/630_360_1683037914-735.jpg" text:style-name="Internet_20_link" text:visited-style-name="Visited_20_Internet_20_Link">
630_360_16830...</text:a>
"]</text:p>
      <text:p text:style-name="P4">
标签: ['Футбол', 'Реал Мадрид', 'Лука Модрич']</text:p>
      <text:p text:style-name="P4">
类型: Article</text:p>
      <!--METADATA-->
      <text:p text:style-name="P4">
<draw:frame draw:style-name="fr1" draw:name="Image99" text:anchor-type="as-char" svg:width="6.9236in" svg:height="3.956343in" draw:z-index="0">
<draw:image xlink:href="../Images/yкринформ/2023-05-02T17-33-00-03-00/630_360_1683037914-735.jpg" xlink:type="simple" xlink:show="embed" xlink:actuate="onLoad" draw:mime-type="image/jpeg"/>
</draw:frame>
足球运动员继续与皇家马德里签订合同。</text:p>
      <text:p text:style-name="P4">
皇马莫德里奇皇家马德里拒绝了另一项建议“ al-zakra”，<text:a xlink:type="simple" xlink:href="https://twitter.com/RudyGaletti/status/1653369255268687879" text:style-name="Internet_20_link" text:visited-style-name="Visited_20_Internet_20_Link">
</text:a>
鲁迪格蒂记者，乌克林福姆报道。</text:p>
      <text:p text:style-name="P4">
早些时候，阿拉伯俱乐部已经为他提供了过渡。</text:p>
      <text:p text:style-name="P4">
马德里俱乐部克里斯蒂亚诺·罗纳尔多(Cristiano Ronaldo)的前球员曾为al-Zakr演出。</text:p>
      <text:p text:style-name="P4">
消息人士称，克罗地亚公司不打算离开欧洲。 他想与Real继续合同。 目前的交易在本赛季结束时有效。</text:p>
      <text:p text:style-name="P4">
这位37岁的足球运动员本赛季为皇马花了44场比赛。 它有6个头和6个助攻。</text:p>
      <text:p text:style-name="P4">
<text:span text:style-name="T4">
另请阅读：</text:span>
 <text:a xlink:type="simple" xlink:href="https://www.ukrinform.ua/rubric-sports/3697683-lc-real-madrid-i-milan-projsli-do-cvertfinalu-zmagan.html" text:style-name="Internet_20_link" text:visited-style-name="Visited_20_Internet_20_Link">
<text:span text:style-name="T4">
真实</text:span>
 <text:span text:style-name="T4">
 </text:span>
 MADRID **</text:a>
正如乌克林福姆报道的那样，皇家马德里在洛杉矶联赛中排名第二，在冠军队的半决赛中，卡洛·阿奇洛蒂(Karlo Ancholotti)将与曼城一起比赛。</text:p>
      <text:p text:style-name="P4">
照片：Getty图像</text:p>
      <text:p text:style-name="P4">
News Source: <text:a xlink:type="simple" xlink:href="https://www.ukrinform.ua/rubric-sports/3703729-modric-vidhiliv-propoziciu-alnasra.html" text:style-name="Internet_20_link" text:visited-style-name="Visited_20_Internet_20_Link">
https://www.ukrinform.ua/rubric-sports/3703729-modric-vidhiliv-propoziciu-alnasra.html</text:a>
</text:p>
      <!--NEWS-->
      <text:h text:style-name="P10" text:outline-level="1">
<text:span text:style-name="T4">
乌克兰与波兰推出了现代化的电力线</text:span>
</text:h>
      <text:p text:style-name="P4">
作者: Ukrinform (Person)</text:p>
      <text:p text:style-name="P4">
出版商: Укринформ (Organization)</text:p>
      <text:p text:style-name="P4">
出版时间: 2023-05-02T17:35:00+03:00</text:p>
      <text:p text:style-name="P4">
修改时间: 2023-05-02T17:35:00+03:00</text:p>
      <text:p text:style-name="P4">
描述: 乌克兰和波兰已经发起了州际传输线。 该线已经通过了为期三天的测试期。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Електроенергія', 'Польща', 'Уряд', 'Шмигаль']</text:p>
      <text:p text:style-name="P4">
类型: Article</text:p>
      <!--METADATA-->
      <text:p text:style-name="P4">
<draw:frame draw:style-name="fr1" draw:name="Image100" text:anchor-type="as-char" svg:width="6.9236in" svg:height="3.956343in" draw:z-index="0">
<draw:image xlink:href="../Images/yкринформ/2023-05-02T17-35-00-03-00/630_360_1675414663-980.jpg" xlink:type="simple" xlink:show="embed" xlink:actuate="onLoad" draw:mime-type="image/jpeg"/>
</draw:frame>
Tapolshchi的乌克兰推出了州际传输线。 该线已经成功通过了为期三天的测试期。</text:p>
      <text:p text:style-name="P4">
乌克兰福姆(Ukrinform(http://t.me/Denys_Smyhal/5148)政府5月2日。</text:p>
      <text:p text:style-name="P4">
“在现代化之后，关节和波兰的传输线开始运行。 BPPSE的Ukrenergo专家及其波兰同事迅速进行了所有工作。 欧洲合作伙伴提供了大约一千个设备。 该线路自4月27日起一直在运行。 她已经成功通过了测试期，”他说<text:a xlink:type="simple" xlink:href="https://www.ukrinform.ua/tag-smigal" text:style-name="Internet_20_link" text:visited-style-name="Visited_20_Internet_20_Link">
</text:a>
.</text:p>
      <text:p text:style-name="P4">
<text:span text:style-name="T4">
Читайте також:</text:span>
 <text:a xlink:type="simple" xlink:href="https://www.ukrinform.ua/rubric-vidbudova/3699441-ukraina-otrimala-vid-polsi-majze-15-tisaci-tonn-obladnanna-vidnovlenna-infrastrukturi.html" text:style-name="Internet_20_link" text:visited-style-name="Visited_20_Internet_20_Link">
 </text:a>
据他介绍，另一个强大的互连器增加了出口进口。 乌克兰通过出售电力，积累了资源，以在新供应季节与能源的核对。 如果需要，乌克兰会激活进口物，以从邻居那里获得急诊护理。</text:p>
      <text:p text:style-name="P4">
“乌克兰向欧盟的运动不仅是野心，而且是具体的结果。 我们成功地与欧盟建立了部门整合。 现在，我们正在制定一条重要的途径，以结合我们的电力系统。” Shmigal补充说。</text:p>
      <text:p text:style-name="P4">
“该项目的总成本为UAH 3.5亿。 此外，我们的波兰合作伙伴免费提供了低通设备。”(https://t.me/Ukrenergo/2066)NEC“ ukrenergo”。</text:p>
      <text:p text:style-name="P4">
值得注意的是，该线的总长度达到了近400公里，其中70％以上经过乌克兰领土。 该线通过乌克兰能量对象之一的开放分配设备连接到主能网络。</text:p>
      <text:p text:style-name="P4">
“大部分工作是在该节点中进行的，因此乌克兰能源系统产生的电力可以转换为400 kV的欧洲电压并转移到欧洲。 在战争期间，有125名专家在乌克兰一侧建设该地点五个月。” Ukrenergo补充说。</text:p>
      <text:p text:style-name="P4">
<text:span text:style-name="T4">
另请阅读：</text:span>
 <text:a xlink:type="simple" xlink:href="https://www.ukrinform.ua/rubric-economy/3700811-ukraina-i-dania-uklali-ugodu-pro-rozsirenna-spivpraci-u-galuzi-vitrovoi-generacii.html" text:style-name="Internet_20_link" text:visited-style-name="Visited_20_Internet_20_Link">
</text:a>
</text:p>
      <text:p text:style-name="P4">
Energoatom正在准备开设该航空公司，该航空公司通过波兰连接乌克兰和欧洲电力系统通过波兰。</text:p>
      <text:p text:style-name="P4">
News Source: <text:a xlink:type="simple" xlink:href="https://www.ukrinform.ua/rubric-economy/3703731-ukraina-zapustila-modernizovanu-liniu-elektroperedaci-z-polseu.html" text:style-name="Internet_20_link" text:visited-style-name="Visited_20_Internet_20_Link">
https://www.ukrinform.ua/rubric-economy/3703731-ukraina-zapustila-modernizovanu-liniu-elektroperedaci-z-polseu.html</text:a>
</text:p>
      <!--NEWS-->
      <text:h text:style-name="P10" text:outline-level="1">
<text:span text:style-name="T4">
Kherson OVA开始开发该地区复杂恢复的项目</text:span>
</text:h>
      <text:p text:style-name="P4">
作者: Ukrinform (Person)</text:p>
      <text:p text:style-name="P4">
出版商: Укринформ (Organization)</text:p>
      <text:p text:style-name="P4">
出版时间: 2023-05-02T17:38:52+03:00</text:p>
      <text:p text:style-name="P4">
修改时间: 2023-05-02T17:38:52+03:00</text:p>
      <text:p text:style-name="P4">
描述: Kherson OVA宣布开发该地区的全面恢复项目。  - 乌克林。</text:p>
      <text:p text:style-name="P4">
图片: ["<text:a xlink:type="simple" xlink:href="https://static.ukrinform.com/photos/2022_06/thumb_files/630_360_1655495952-558.jpg" text:style-name="Internet_20_link" text:visited-style-name="Visited_20_Internet_20_Link">
630_360_16554...</text:a>
"]</text:p>
      <text:p text:style-name="P4">
标签: ['Херсонщина', 'Відбудова']</text:p>
      <text:p text:style-name="P4">
类型: Article</text:p>
      <!--METADATA-->
      <text:p text:style-name="P4">
<draw:frame draw:style-name="fr1" draw:name="Image101" text:anchor-type="as-char" svg:width="6.9236in" svg:height="3.956343in" draw:z-index="0">
<draw:image xlink:href="../Images/yкринформ/2023-05-02T17-38-52-03-00/630_360_1655495952-558.jpg" xlink:type="simple" xlink:show="embed" xlink:actuate="onLoad" draw:mime-type="image/jpeg"/>
</draw:frame>
Khersonkova宣布了该地区全面更新项目的开发。</text:p>
      <text:p text:style-name="P4">
Kherson OVA在[]中报告了这一点(https://www.facebook.com/photo?fbid=607834418045058&amp;set=a.290749189753584)，报道乌克林福姆。</text:p>
      <text:p text:style-name="P4">
“ Kherson OVA宣布开发复杂恢复计划<text:a xlink:type="simple" xlink:href="https://www.ukrinform.ua/tag-hersonsina" text:style-name="Internet_20_link" text:visited-style-name="Visited_20_Internet_20_Link">
</text:a>
在直到2027年的这段时间里，”消息写道。</text:p>
      <text:p text:style-name="P4">
如<text:a xlink:type="simple" xlink:href="https://khoda.gov.ua/rozporjadzhennja-pro-rozroblennja-pro%D1%94ktu-programi-kompleksnogo%C2%A0v%D1%96dnovlennja-hersonshhini-na-per%D1%96od-do%C2%A02027-roku" text:style-name="Internet_20_link" text:visited-style-name="Visited_20_Internet_20_Link">
</text:a>
，根据2023年5月2日的首席区域军事行政命令，批准了工作组的组成部分，并开始收到公众的提议，就该计划的诉讼程序。</text:p>
      <text:p text:style-name="P4">
值得注意的是，提案被要求在2023年6月1日之前通过电子邮件地址ofupr.arhitektura@ukr.net发送给区域政府的组合和建筑部。</text:p>
      <text:p text:style-name="P4">
<text:span text:style-name="T4">
另请阅读：</text:span>
 <text:a xlink:type="simple" xlink:href="https://www.ukrinform.ua/rubric-vidbudova/3701094-smigal-pro-konferenciu-u-rimi-maemo-spilnu-zacikavlenist-v-realizacii-proektiv-vidbudovi.html" text:style-name="Internet_20_link" text:visited-style-name="Visited_20_Internet_20_Link">
<text:span text:style-name="T4">
罗马</text:span>
</text:a>
未记录或考虑匿名建议。</text:p>
      <text:p text:style-name="P4">
如报道，<text:a xlink:type="simple" xlink:href="https://www.ukrinform.ua/rubric-vidbudova/3698349-hersonsina-akim-bude-region-pisla-povnoi-jogo-deokupacii.html" text:style-name="Internet_20_link" text:visited-style-name="Visited_20_Internet_20_Link">
</text:a>
关于未来的地区，在其完整的占领之后，有一些发型和方法可以解决它们。</text:p>
      <text:p text:style-name="P4">
News Source: <text:a xlink:type="simple" xlink:href="https://www.ukrinform.ua/rubric-vidbudova/3703733-hersonska-ova-pocinae-rozroblati-proekt-kompleksnogo-vidnovlenna-oblasti.html" text:style-name="Internet_20_link" text:visited-style-name="Visited_20_Internet_20_Link">
https://www.ukrinform.ua/rubric-vidbudova/3703733-hersonska-ova-pocinae-rozroblati-proekt-kompleksnogo-vidnovlenna-oblasti.html</text:a>
</text:p>
      <!--NEWS-->
      <text:h text:style-name="P10" text:outline-level="1">
<text:span text:style-name="T4">
肯尼亚的邪教领袖在法院死亡100份额</text:span>
</text:h>
      <text:p text:style-name="P4">
作者: Ukrinform (Person)</text:p>
      <text:p text:style-name="P4">
出版商: Укринформ (Organization)</text:p>
      <text:p text:style-name="P4">
出版时间: 2023-05-02T17:39:00+03:00</text:p>
      <text:p text:style-name="P4">
修改时间: 2023-05-02T17:39:00+03:00</text:p>
      <text:p text:style-name="P4">
描述: 肯尼亚邪教组织的领导人被指控命令他的追随者饿死，于5月2日星期二在法庭上置于法庭上。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Голод', 'Кенія', 'Суд', 'Вбивство']</text:p>
      <text:p text:style-name="P4">
类型: Article</text:p>
      <!--METADATA-->
      <text:p text:style-name="P4">
<draw:frame draw:style-name="fr1" draw:name="Image102" text:anchor-type="as-char" svg:width="6.9236in" svg:height="3.956343in" draw:z-index="0">
<draw:image xlink:href="../Images/yкринформ/2023-05-02T17-39-00-03-00/630_360_1494432026-9526.jpg" xlink:type="simple" xlink:show="embed" xlink:actuate="onLoad" draw:mime-type="image/jpeg"/>
</draw:frame>
邪教领袖被指控命令他的娱乐活动被饿死，并于周二2日在法庭上放置。</text:p>
      <text:p text:style-name="P4">
正如乌克林福姆报道的那样，它报告了<text:a xlink:type="simple" xlink:href="https://www.reuters.com/world/africa/kenyan-cult-leader-appears-court-after-more-than-100-followers-die-2023-05-02/" text:style-name="Internet_20_link" text:visited-style-name="Visited_20_Internet_20_Link">
</text:a>
。</text:p>
      <text:p text:style-name="P4">
肯尼亚当局宣布，死者是由50岁的保罗·麦肯齐(Paul McKenzi)领导的国际多布拉尔教堂的成员。 该人说，世界末日将于4月15日举行，并命令他的追随者自杀<text:a xlink:type="simple" xlink:href="https://www.ukrinform.ua/tag-goloduvanna" text:style-name="Internet_20_link" text:visited-style-name="Visited_20_Internet_20_Link">
</text:a>
让第一个到达天堂。</text:p>
      <text:p text:style-name="P4">
公共电视台显示，麦肯齐出现在马林迪沿海城市的一个法庭上，该城市的一半小时乘车从利苏沙卡查尔(Lisushakachal)开车，那里发现了教派成员的大规模埋葬。</text:p>
      <text:p text:style-name="P4">
<text:span text:style-name="T4">
另请阅读：</text:span>
 <text:a xlink:type="simple" xlink:href="https://www.ukrinform.ua/rubric-world/3701759-kilkist-zertv-kultu-v-kenii-zrosla-do-103-zatrimali-se-odnogo-pastora.html" text:style-name="Internet_20_link" text:visited-style-name="Visited_20_Internet_20_Link">
<text:span text:style-name="T4">
 kenia </text:span>
</text:a>
肯尼亚媒体报道说，马林迪法院已将此案转移到了更大的蒙巴斯港口。</text:p>
      <text:p text:style-name="P4">
如报道<text:a xlink:type="simple" xlink:href="https://www.ukrinform.ua/rubric-world/3703364-sprava-kenijskih-sektantiv-diti-pomirali-vid-golodu-ta-udusenna.html" text:style-name="Internet_20_link" text:visited-style-name="Visited_20_Internet_20_Link">
</text:a>
，肯尼亚病理学家在与肯尼亚宗教邪教案有关的儿童身体开放中得出了第一个结论。</text:p>
      <text:p text:style-name="P4">
News Source: <text:a xlink:type="simple" xlink:href="https://www.ukrinform.ua/rubric-world/3703734-lider-kenijskogo-kultu-postav-pered-sudom-cerez-smert-100-sektantiv.html" text:style-name="Internet_20_link" text:visited-style-name="Visited_20_Internet_20_Link">
https://www.ukrinform.ua/rubric-world/3703734-lider-kenijskogo-kultu-postav-pered-sudom-cerez-smert-100-sektantiv.html</text:a>
</text:p>
      <!--NEWS-->
      <text:h text:style-name="P10" text:outline-level="1">
<text:span text:style-name="T4">
以色列指出，加沙地区已经在其领土上释放了22枚火箭 - 有受害者</text:span>
</text:h>
      <text:p text:style-name="P4">
作者: Ukrinform (Person)</text:p>
      <text:p text:style-name="P4">
出版商: Укринформ (Organization)</text:p>
      <text:p text:style-name="P4">
出版时间: 2023-05-02T17:45:00+03:00</text:p>
      <text:p text:style-name="P4">
修改时间: 2023-05-02T17:45:00+03:00</text:p>
      <text:p text:style-name="P4">
描述: 以色列国防军（沙特哈尔）指出，巴勒斯坦人在以色列的加沙地区发射了22枚火箭。  - 乌克林。</text:p>
      <text:p text:style-name="P4">
图片: ["<text:a xlink:type="simple" xlink:href="https://static.ukrinform.com/photos/2020_07/thumb_files/630_360_1594004564-485.jpg" text:style-name="Internet_20_link" text:visited-style-name="Visited_20_Internet_20_Link">
630_360_15940...</text:a>
"]</text:p>
      <text:p text:style-name="P4">
标签: ['Ізраїль', 'Обстріл', 'Сектор Гази', 'ППО']</text:p>
      <text:p text:style-name="P4">
类型: Article</text:p>
      <!--METADATA-->
      <text:p text:style-name="P4">
<draw:frame draw:style-name="fr1" draw:name="Image103" text:anchor-type="as-char" svg:width="6.9236in" svg:height="3.956343in" draw:z-index="0">
<draw:image xlink:href="../Images/yкринформ/2023-05-02T17-45-00-03-00/630_360_1594004564-485.jpg" xlink:type="simple" xlink:show="embed" xlink:actuate="onLoad" draw:mime-type="image/jpeg"/>
</draw:frame>
以色列国防军(优雅的)它指出，巴勒斯坦人在以色列上发动了22个加沙行业火箭。</text:p>
      <text:p text:style-name="P4">
关于它报告<text:a xlink:type="simple" xlink:href="https://www.timesofisrael.com/liveblog-may-2-2023/" text:style-name="Internet_20_link" text:visited-style-name="Visited_20_Internet_20_Link">
</text:a>
，报道乌克林福姆。</text:p>
      <text:p text:style-name="P4">
沙塔尔指出，在22 []中(https://www.ukrinform.ua/tag-raketa)四个被铁穹顶防空系统困住了，16个掉落在空地。</text:p>
      <text:p text:style-name="P4">
根据救护车服务麦格·戴维·阿多姆(Magen David Adom)的说法，其中一枚火箭在西德罗特市的建筑工地中，因此一个人严重受伤。 另外两名工人接待了Lightwell。 这三名受害者在阿什克隆住院。</text:p>
      <text:p text:style-name="P4">
<text:span text:style-name="T4">
另请阅读：</text:span>
 <text:a xlink:type="simple" xlink:href="https://www.ukrinform.ua/rubric-world/3703651-izrail-zavdav-udaru-po-sirii-zaginuv-vijskovij-reuters.html" text:style-name="Internet_20_link" text:visited-style-name="Visited_20_Internet_20_Link">
<text:span text:style-name="T4">
以色列</text:span>
</text:a>
据乌克林福姆报道，2月，以色列和巴勒斯坦在约旦进行了进一步的暴力。</text:p>
      <text:p text:style-name="P4">
News Source: <text:a xlink:type="simple" xlink:href="https://www.ukrinform.ua/rubric-world/3703737-izrail-zaavlae-so-sektor-gazi-vipustiv-po-jogo-teritorii-22-raketi-e-postrazdali.html" text:style-name="Internet_20_link" text:visited-style-name="Visited_20_Internet_20_Link">
https://www.ukrinform.ua/rubric-world/3703737-izrail-zaavlae-so-sektor-gazi-vipustiv-po-jogo-teritorii-22-raketi-e-postrazdali.html</text:a>
</text:p>
      <!--NEWS-->
      <text:h text:style-name="P10" text:outline-level="1">
<text:span text:style-name="T4">
理事会支持有关受控外国公司税收的法律</text:span>
</text:h>
      <text:p text:style-name="P4">
作者: Ukrinform (Person)</text:p>
      <text:p text:style-name="P4">
出版商: Укринформ (Organization)</text:p>
      <text:p text:style-name="P4">
出版时间: 2023-05-02T17:45:21+03:00</text:p>
      <text:p text:style-name="P4">
修改时间: 2023-05-02T17:45:21+03:00</text:p>
      <text:p text:style-name="P4">
描述: Verkhovna RadA在第一读第8137号法案中批准，该法案旨在改善受控外国公司税收的程序。  - 乌克林。</text:p>
      <text:p text:style-name="P4">
图片: ["<text:a xlink:type="simple" xlink:href="https://static.ukrinform.com/photos/2020_07/thumb_files/630_360_1595421032-112.jpg" text:style-name="Internet_20_link" text:visited-style-name="Visited_20_Internet_20_Link">
630_360_15954...</text:a>
"]</text:p>
      <text:p text:style-name="P4">
标签: ['Бізнес', 'Податки', 'Законопроєкт', 'Верховна Рада']</text:p>
      <text:p text:style-name="P4">
类型: Article</text:p>
      <!--METADATA-->
      <text:p text:style-name="P4">
<draw:frame draw:style-name="fr1" draw:name="Image104" text:anchor-type="as-char" svg:width="6.9236in" svg:height="3.956343in" draw:z-index="0">
<draw:image xlink:href="../Images/yкринформ/2023-05-02T17-45-21-03-00/630_360_1595421032-112.jpg" xlink:type="simple" xlink:show="embed" xlink:actuate="onLoad" draw:mime-type="image/jpeg"/>
</draw:frame>
Verkhovnarad在第一读第8137号法案中采用了，该法案旨在改善受控外国公司税收的程序。</text:p>
      <text:p text:style-name="P4">
关于它报告了乌克林福姆，并链接到网站<text:a xlink:type="simple" xlink:href="https://itd.rada.gov.ua/billInfo/Bills/Card/40683" text:style-name="Internet_20_link" text:visited-style-name="Visited_20_Internet_20_Link">
</text:a>
。</text:p>
      <text:p text:style-name="P4">
对乌克兰税法的修订的“采用法案”，同时改善受控外国公司的税收”将允许对受控外国公司的信息披露的程序进行更简单和完美的信息，这最终将确保最佳余额在公共利益和私人利益之间”。</text:p>
      <text:p text:style-name="P4">
该文件对《税法》进行了修改，该税法为税收提供了向受控外国公司提交报告期内其净收入税款的机会，以及报告后的明年税收报告。</text:p>
      <text:p text:style-name="P4">
还规定了纳税人可以在哪种情况下以及在哪些情况下发送有关外国公司的请求，以及根据与此类公司符合税务管理的纪录片外纪录片检查的理由。</text:p>
      <text:p text:style-name="P4">
减少和<text:a xlink:type="simple" xlink:href="https://www.ukrinform.ua/tag-straf" text:style-name="Internet_20_link" text:visited-style-name="Visited_20_Internet_20_Link">
</text:a>
为了延迟提交有关在外国法律实体中获得股份的报告，非养护法律实体的形成，或者是在外国法律实体的实际控制开始时或股份疏远的开始外国法律实体或对其实际控制的终止。</text:p>
      <text:p text:style-name="P4">
此外，简化了计算外国管制公司调整后的净收入的程序，并取消了针对此类外国公司转让定价的相关文件的需要。</text:p>
      <text:p text:style-name="P4">
<text:span text:style-name="T4">
另请阅读：</text:span>
 <text:a xlink:type="simple" xlink:href="https://www.ukrinform.ua/rubric-economy/3703343-zmensenna-podatkiv-negativno-vplivatime-na-dovgostrokove-ekonomicne-zrostanna-ukraini-mvf.html" text:style-name="Internet_20_link" text:visited-style-name="Visited_20_Internet_20_Link">
<text:span text:style-name="T4">
 imf </text:span>
</text:a>
据报道，该法案第8137号法案于2022年在议会中注册。对业务及其采用的信念很重要，因为在2023年5月1日，该是时候向DPS提交有关受控外国公司的报告了。 在这部分公司没有时间为新要求做准备(于2020年通过，但仅在2022年才生效)立法。对于未能提交受控外国公司的报告-268 400 UAH，对受控运营的关注 -  CIK收入的3％或调整后的25％ 684 000 UAH。</text:p>
      <text:p text:style-name="P4">
News Source: <text:a xlink:type="simple" xlink:href="https://www.ukrinform.ua/rubric-economy/3703738-rada-pidtrimala-zakonoproekt-pro-opodatkuvanna-kontrolovanih-inozemnih-kompanij.html" text:style-name="Internet_20_link" text:visited-style-name="Visited_20_Internet_20_Link">
https://www.ukrinform.ua/rubric-economy/3703738-rada-pidtrimala-zakonoproekt-pro-opodatkuvanna-kontrolovanih-inozemnih-kompanij.html</text:a>
</text:p>
      <!--NEWS-->
      <text:h text:style-name="P10" text:outline-level="1">
<text:span text:style-name="T4">
在小探手的能力中，否认舞者指挥官的死亡</text:span>
</text:h>
      <text:p text:style-name="P4">
作者: Ukrinform (Person)</text:p>
      <text:p text:style-name="P4">
出版商: Укринформ (Organization)</text:p>
      <text:p text:style-name="P4">
出版时间: 2023-05-02T17:46:37+03:00</text:p>
      <text:p text:style-name="P4">
修改时间: 2023-05-02T17:46:37+03:00</text:p>
      <text:p text:style-name="P4">
描述: 关于巴赫穆特（Bakhmut）武装部队伊戈尔舞者武装部队指挥官所谓的死亡的信息是假的。  - 乌克林。</text:p>
      <text:p text:style-name="P4">
图片: ["<text:a xlink:type="simple" xlink:href="https://static.ukrinform.com/photos/2023_05/thumb_files/630_360_1683038652-189.jpg" text:style-name="Internet_20_link" text:visited-style-name="Visited_20_Internet_20_Link">
630_360_16830...</text:a>
"]</text:p>
      <text:p text:style-name="P4">
标签: ['Бахмут', 'Фейк', 'Пригожин', 'Тероборона', 'Війна з росією']</text:p>
      <text:p text:style-name="P4">
类型: Article</text:p>
      <!--METADATA-->
      <text:p text:style-name="P4">
<draw:frame draw:style-name="fr1" draw:name="Image105" text:anchor-type="as-char" svg:width="6.9236in" svg:height="3.956343in" draw:z-index="0">
<draw:image xlink:href="../Images/yкринформ/2023-05-02T17-46-37-03-00/630_360_1683038652-189.jpg" xlink:type="simple" xlink:show="embed" xlink:actuate="onLoad" draw:mime-type="image/jpeg"/>
</draw:frame>
关于伊戈尔武装部队武装部队武装部队涉嫌死亡的信息是一名假舞者。</text:p>
      <text:p text:style-name="P4">
乌克林福姆(Ukrinform(http://suspilne.media/462710-433-den-povnomasstabnoi-vijni-rosii-proti-ukraini-tekstovij-onlajn/?anchor=live_1683034852&amp;utm_source=copylink&amp;utm_medium=ps)。</text:p>
      <text:p text:style-name="P4">
“我们正式驳斥了此声明。我们不对任何单击[]发表评论(https://www.ukrinform.ua/tag-propaganda)。 所有人都活着健康，”泽林斯基说。</text:p>
      <text:p text:style-name="P4">
<text:span text:style-name="T4">
另请阅读：</text:span>
 <text:a xlink:type="simple" xlink:href="https://www.ukrinform.ua/rubric-ato/3703276-zaavi-prigozina-pro-nestacu-resursiv-mozut-buti-vorozou-ipso-ekspert.html" text:style-name="Internet_20_link" text:visited-style-name="Visited_20_Internet_20_Link">
<text:span text:style-name="T4">
 podgin </text:span>
</text:a>
据报道，Yevgeny Prigogine撰写了较早的敌对出版物，该出版物是由Yevgeny Prigogine的“ Wagnerivtsi”负责人撰写的，后者摧毁了Bakhmut的一辆汽车，该赛车可能是“可能是” Troy Igor Tanttur的权力的指挥官。</text:p>
      <text:p text:style-name="P4">
News Source: <text:a xlink:type="simple" xlink:href="https://www.ukrinform.ua/rubric-ato/3703740-u-silah-teroboroni-sprostuvali-zagibel-komanduvaca-tancuri.html" text:style-name="Internet_20_link" text:visited-style-name="Visited_20_Internet_20_Link">
https://www.ukrinform.ua/rubric-ato/3703740-u-silah-teroboroni-sprostuvali-zagibel-komanduvaca-tancuri.html</text:a>
</text:p>
      <!--NEWS-->
      <text:h text:style-name="P10" text:outline-level="1">
<text:span text:style-name="T4">
在Irpen开设了一个重建的警察局</text:span>
</text:h>
      <text:p text:style-name="P4">
作者: Ukrinform (Person)</text:p>
      <text:p text:style-name="P4">
出版商: Укринформ (Organization)</text:p>
      <text:p text:style-name="P4">
出版时间: 2023-05-02T17:48:00+03:00</text:p>
      <text:p text:style-name="P4">
修改时间: 2023-05-02T17:48:00+03:00</text:p>
      <text:p text:style-name="P4">
描述: 在基辅地区的欧彭（Irpen）周二开放了俄罗斯警察局联合会大炮炮击之后。  - 乌克林。</text:p>
      <text:p text:style-name="P4">
图片: ["<text:a xlink:type="simple" xlink:href="https://static.ukrinform.com/photos/2023_05/thumb_files/630_360_1683038866-860.jpg" text:style-name="Internet_20_link" text:visited-style-name="Visited_20_Internet_20_Link">
630_360_16830...</text:a>
"]</text:p>
      <text:p text:style-name="P4">
标签: ['Ірпінь', 'Обстріл', 'Поліція', 'Відбудова']</text:p>
      <text:p text:style-name="P4">
类型: Article</text:p>
      <!--METADATA-->
      <text:p text:style-name="P4">
<draw:frame draw:style-name="fr1" draw:name="Image106" text:anchor-type="as-char" svg:width="6.9236in" svg:height="3.956343in" draw:z-index="0">
<draw:image xlink:href="../Images/yкринформ/2023-05-02T17-48-00-03-00/630_360_1683038866-860.jpg" xlink:type="simple" xlink:show="embed" xlink:actuate="onLoad" draw:mime-type="image/jpeg"/>
</draw:frame>
在星期二，在俄罗斯俄罗斯联合会的武装炮击中，在伊尔替尼基夫地区开放。</text:p>
      <text:p text:style-name="P4">
关于<text:a xlink:type="simple" xlink:href="https://www.facebook.com/ivan.vyhivskyi.npu/posts/pfbid02aCxJf9twk5jHN96ZDLA1YmUNyMXUK2Zx5VwiwkEWFJEMysjaUPKzF417Hnk5QKjEl" text:style-name="Internet_20_link" text:visited-style-name="Visited_20_Internet_20_Link">
</text:a>
告知SO称为 乌克兰国家警察局长(NPU)伊万·维戈夫斯基(Ivan Vygovsky)，据报道。</text:p>
      <text:p text:style-name="P4">
“今天在欧文(Irpen)，我们为敌方部门的重建和恢复的邮政部门开放<text:a xlink:type="simple" xlink:href="https://www.ukrinform.ua/tag-policia" text:style-name="Internet_20_link" text:visited-style-name="Visited_20_Internet_20_Link">
</text:a>
。 一年多以前，这个地方变成了一个可靠的庇护所 - 执法人员被占领了一周，一周以上捍卫了大约一百名躲在警察破折号中的当地居民，”他说。</text:p>
      <text:p text:style-name="P4">
Vygovsky告知，在公民撤离期间，他们被杀害，包括拥抱。 特别是，一名地区官员，一名警察谢尔盖·布利兹尼克(Sergey Bliznyuk)和在布恰(Bucha)在欧丁(Irpin)被杀，以及基夫地区尤里切布(Yuriychab)警察队长的经营者。</text:p>
      <text:p text:style-name="P4">
他们被授予乌克兰沃迪米尔·扎瓦戈(Zelensky Zavago)主席的法令，并通过III学位的勇气授予英雄主义。(死后).</text:p>
      <text:p text:style-name="P4">
“Цей відділ поліції – перший з часу повномасштабного вторгнення відбудованийта відремонтований поліцейський відділ. Він є символом повернення донормального життя всієї громади”, - уточнив глава Нацполіції України.</text:p>
      <text:p text:style-name="P4">
<text:span text:style-name="T4">
Читайте також:</text:span>
 <text:a xlink:type="simple" xlink:href="https://www.ukrinform.ua/rubric-regions/3699319-v-irpeni-startuvala-akcia-1-miljon-derev-zitta.html" text:style-name="Internet_20_link" text:visited-style-name="Visited_20_Internet_20_Link">
 <text:span text:style-name="T4">
Ірпені</text:span>
 </text:a>
他保证，他们肯定会返回并恢复每个乌克兰城市的执法人员的存在。</text:p>
      <text:p text:style-name="P4">
反过来在国家警察的媒体服务中<text:a xlink:type="simple" xlink:href="https://twitter.com/NPU_GOV_UA/status/1653363774005424128" text:style-name="Internet_20_link" text:visited-style-name="Visited_20_Internet_20_Link">
</text:a>
同时，这给了死者的警察布利兹尼克的记忆开放。</text:p>
      <text:p text:style-name="Quotations">

<text:p text:style-name="P4">
与此同时，死者的记忆开放，然后是警察&gt;
 Sergey Bliznyuk。 <text:a xlink:type="simple" xlink:href="https://t.co/yAxR5wCAls" text:style-name="Internet_20_link" text:visited-style-name="Visited_20_Internet_20_Link">
</text:a>
&gt;
&gt;
  - 乌克兰国家警察(@ngu_gov_ua) <text:a xlink:type="simple" xlink:href="https://twitter.com/NPU_GOV_UA/status/1653363774005424128" text:style-name="Internet_20_link" text:visited-style-name="Visited_20_Internet_20_Link">
&gt;
 </text:a>
据报道，4月10日，基辅地区的负责人安德里·尼比托夫(Andriy Nybitov)告知，在鲍罗迪卡(Borodyanka)的一个新警察局的预测是为牺牲了美国商人霍华德·巴菲特(Howard Buffett)而建造的，已经完成。</text:p>

</text:p>
      <text:p text:style-name="P4">
<text:span text:style-name="T5">
foto：Ivan Vygovsky / Facebook</text:span>
</text:p>
      <text:p text:style-name="P4">
News Source: <text:a xlink:type="simple" xlink:href="https://www.ukrinform.ua/rubric-vidbudova/3703741-v-irpeni-vidkrili-vidbudovanij-pisla-vorozih-artobstriliv-viddil-policii.html" text:style-name="Internet_20_link" text:visited-style-name="Visited_20_Internet_20_Link">
https://www.ukrinform.ua/rubric-vidbudova/3703741-v-irpeni-vidkrili-vidbudovanij-pisla-vorozih-artobstriliv-viddil-policii.html</text:a>
</text:p>
      <!--NEWS-->
      <text:h text:style-name="P10" text:outline-level="1">
<text:span text:style-name="T4">
Dovzhenko-Center对Derzhkino的主张：法院开始审理此案</text:span>
</text:h>
      <text:p text:style-name="P4">
作者: Ukrinform (Person)</text:p>
      <text:p text:style-name="P4">
出版商: Укринформ (Organization)</text:p>
      <text:p text:style-name="P4">
出版时间: 2023-05-02T17:51:00+03:00</text:p>
      <text:p text:style-name="P4">
修改时间: 2023-05-02T17:51:00+03:00</text:p>
      <text:p text:style-name="P4">
描述: 5月2日，基辅经济法院举行了第一次关于Dovzhenko-Center对国家电影机构的主张的会议。  - 乌克林。</text:p>
      <text:p text:style-name="P4">
图片: ["<text:a xlink:type="simple" xlink:href="https://static.ukrinform.com/photos/2023_05/thumb_files/630_360_1683038681-8117.jpeg" text:style-name="Internet_20_link" text:visited-style-name="Visited_20_Internet_20_Link">
630_360_16830...</text:a>
", "<text:a xlink:type="simple" xlink:href="https://static.ukrinform.com/photos/2023_05/thumb_files/630_360_1683038681-1002.jpeg" text:style-name="Internet_20_link" text:visited-style-name="Visited_20_Internet_20_Link">
630_360_16830...</text:a>
", "<text:a xlink:type="simple" xlink:href="https://static.ukrinform.com/photos/2023_05/thumb_files/630_360_1683038681-3728.jpeg" text:style-name="Internet_20_link" text:visited-style-name="Visited_20_Internet_20_Link">
630_360_16830...</text:a>
", "<text:a xlink:type="simple" xlink:href="https://static.ukrinform.com/photos/2023_05/thumb_files/630_360_1683038681-2384.jpeg" text:style-name="Internet_20_link" text:visited-style-name="Visited_20_Internet_20_Link">
630_360_16830...</text:a>
", "<text:a xlink:type="simple" xlink:href="https://static.ukrinform.com/photos/2023_05/thumb_files/630_360_1683038681-1142.jpeg" text:style-name="Internet_20_link" text:visited-style-name="Visited_20_Internet_20_Link">
630_360_16830...</text:a>
", "<text:a xlink:type="simple" xlink:href="https://static.ukrinform.com/photos/2023_05/thumb_files/630_360_1683038681-3047.jpeg" text:style-name="Internet_20_link" text:visited-style-name="Visited_20_Internet_20_Link">
630_360_16830...</text:a>
", "<text:a xlink:type="simple" xlink:href="https://static.ukrinform.com/photos/2023_05/thumb_files/630_360_1683038682-2197.jpeg" text:style-name="Internet_20_link" text:visited-style-name="Visited_20_Internet_20_Link">
630_360_16830...</text:a>
", "<text:a xlink:type="simple" xlink:href="https://static.ukrinform.com/photos/2023_05/thumb_files/630_360_1683038682-3905.jpeg" text:style-name="Internet_20_link" text:visited-style-name="Visited_20_Internet_20_Link">
630_360_16830...</text:a>
", "<text:a xlink:type="simple" xlink:href="https://static.ukrinform.com/photos/2023_05/thumb_files/630_360_1683038682-2595.jpeg" text:style-name="Internet_20_link" text:visited-style-name="Visited_20_Internet_20_Link">
630_360_16830...</text:a>
"]</text:p>
      <text:p text:style-name="P4">
标签: ['Позов', 'Суд', 'Держкіно', 'Довженко-центр']</text:p>
      <text:p text:style-name="P4">
类型: Article</text:p>
      <!--METADATA-->
      <text:p text:style-name="P4">
<draw:frame draw:style-name="fr1" draw:name="Image107" text:anchor-type="as-char" svg:width="6.9236in" svg:height="3.956343in" draw:z-index="0">
<draw:image xlink:href="../Images/yкринформ/2023-05-02T17-51-00-03-00/630_360_1683038681-8117.jpeg" xlink:type="simple" xlink:show="embed" xlink:actuate="onLoad" draw:mime-type="image/jpeg"/>
</draw:frame>
5月2日，基辅经济法院举行了第一次关于Dovzhenko-Center对国家电影机构的主张的会议。</text:p>
      <text:p text:style-name="P4">
这是乌克利福通讯员的报道。</text:p>
      <text:p text:style-name="P4">
Dovzhenko-Center要求取消该机构的“重组”。</text:p>
      <text:p text:style-name="P4">
法院在会议期间听取了双方的立场。 随后，他休息了5月4日12.00的会议。 在下次会议上，听到了文化和信息政策部的代表，以及达Zhenko-中心的埃琳娜·贡查鲁克(Elena Goncharuk)的负责人。</text:p>
      <text:p text:style-name="P4">
<draw:frame draw:style-name="fr1" draw:name="Image108" text:anchor-type="as-char" svg:width="6.9236in" svg:height="3.956343in" draw:z-index="0">
<draw:image xlink:href="../Images/yкринформ/2023-05-02T17-51-00-03-00/630_360_1683038681-1002.jpeg" xlink:type="simple" xlink:show="embed" xlink:actuate="onLoad" draw:mime-type="image/jpeg"/>
</draw:frame>
法院对Derzhkino / Photo的Dovzhenko-Center听证会：Ruslananyuk，Ukrinform <text:a xlink:type="simple" xlink:href="https://static.ukrinform.com/photos/2023_05/1683038681-1002.jpeg" text:style-name="Internet_20_link" text:visited-style-name="Visited_20_Internet_20_Link">
<draw:frame draw:style-name="fr1" draw:name="Image109" text:anchor-type="as-char" svg:width="6.9236in" svg:height="3.956343in" draw:z-index="0">
<draw:image xlink:href="../Images/yкринформ/2023-05-02T17-51-00-03-00/630_360_1683038681-1002.jpeg" xlink:type="simple" xlink:show="embed" xlink:actuate="onLoad" draw:mime-type="image/jpeg"/>
</draw:frame>
</text:a>
 <text:a xlink:type="simple" xlink:href="https://static.ukrinform.com/photos/2023_05/1683038681-3728.jpeg" text:style-name="Internet_20_link" text:visited-style-name="Visited_20_Internet_20_Link">
<draw:frame draw:style-name="fr1" draw:name="Image110" text:anchor-type="as-char" svg:width="6.9236in" svg:height="3.956343in" draw:z-index="0">
<draw:image xlink:href="../Images/yкринформ/2023-05-02T17-51-00-03-00/630_360_1683038681-3728.jpeg" xlink:type="simple" xlink:show="embed" xlink:actuate="onLoad" draw:mime-type="image/jpeg"/>
</draw:frame>
</text:a>
 <text:a xlink:type="simple" xlink:href="https://static.ukrinform.com/photos/2023_05/1683038681-2384.jpeg" text:style-name="Internet_20_link" text:visited-style-name="Visited_20_Internet_20_Link">
<draw:frame draw:style-name="fr1" draw:name="Image111" text:anchor-type="as-char" svg:width="6.9236in" svg:height="3.956343in" draw:z-index="0">
<draw:image xlink:href="../Images/yкринформ/2023-05-02T17-51-00-03-00/630_360_1683038681-2384.jpeg" xlink:type="simple" xlink:show="embed" xlink:actuate="onLoad" draw:mime-type="image/jpeg"/>
</draw:frame>
</text:a>
 <text:a xlink:type="simple" xlink:href="https://static.ukrinform.com/photos/2023_05/1683038681-8117.jpeg" text:style-name="Internet_20_link" text:visited-style-name="Visited_20_Internet_20_Link">
<draw:frame draw:style-name="fr1" draw:name="Image112" text:anchor-type="as-char" svg:width="6.9236in" svg:height="3.956343in" draw:z-index="0">
<draw:image xlink:href="../Images/yкринформ/2023-05-02T17-51-00-03-00/630_360_1683038681-8117.jpeg" xlink:type="simple" xlink:show="embed" xlink:actuate="onLoad" draw:mime-type="image/jpeg"/>
</draw:frame>
</text:a>
 <text:a xlink:type="simple" xlink:href="https://static.ukrinform.com/photos/2023_05/1683038681-1142.jpeg" text:style-name="Internet_20_link" text:visited-style-name="Visited_20_Internet_20_Link">
<draw:frame draw:style-name="fr1" draw:name="Image113" text:anchor-type="as-char" svg:width="6.9236in" svg:height="3.956343in" draw:z-index="0">
<draw:image xlink:href="../Images/yкринформ/2023-05-02T17-51-00-03-00/630_360_1683038681-1142.jpeg" xlink:type="simple" xlink:show="embed" xlink:actuate="onLoad" draw:mime-type="image/jpeg"/>
</draw:frame>
</text:a>
 <text:a xlink:type="simple" xlink:href="https://static.ukrinform.com/photos/2023_05/1683038681-3047.jpeg" text:style-name="Internet_20_link" text:visited-style-name="Visited_20_Internet_20_Link">
<draw:frame draw:style-name="fr1" draw:name="Image114" text:anchor-type="as-char" svg:width="6.9236in" svg:height="3.956343in" draw:z-index="0">
<draw:image xlink:href="../Images/yкринформ/2023-05-02T17-51-00-03-00/630_360_1683038681-3047.jpeg" xlink:type="simple" xlink:show="embed" xlink:actuate="onLoad" draw:mime-type="image/jpeg"/>
</draw:frame>
</text:a>
 <text:a xlink:type="simple" xlink:href="https://static.ukrinform.com/photos/2023_05/1683038682-2197.jpeg" text:style-name="Internet_20_link" text:visited-style-name="Visited_20_Internet_20_Link">
<draw:frame draw:style-name="fr1" draw:name="Image115" text:anchor-type="as-char" svg:width="6.9236in" svg:height="3.956343in" draw:z-index="0">
<draw:image xlink:href="../Images/yкринформ/2023-05-02T17-51-00-03-00/630_360_1683038682-2197.jpeg" xlink:type="simple" xlink:show="embed" xlink:actuate="onLoad" draw:mime-type="image/jpeg"/>
</draw:frame>
</text:a>
 <text:a xlink:type="simple" xlink:href="https://static.ukrinform.com/photos/2023_05/1683038682-3905.jpeg" text:style-name="Internet_20_link" text:visited-style-name="Visited_20_Internet_20_Link">
<draw:frame draw:style-name="fr1" draw:name="Image116" text:anchor-type="as-char" svg:width="6.9236in" svg:height="3.956343in" draw:z-index="0">
<draw:image xlink:href="../Images/yкринформ/2023-05-02T17-51-00-03-00/630_360_1683038682-3905.jpeg" xlink:type="simple" xlink:show="embed" xlink:actuate="onLoad" draw:mime-type="image/jpeg"/>
</draw:frame>
</text:a>
 <text:a xlink:type="simple" xlink:href="https://static.ukrinform.com/photos/2023_05/1683038682-2595.jpeg" text:style-name="Internet_20_link" text:visited-style-name="Visited_20_Internet_20_Link">
<draw:frame draw:style-name="fr1" draw:name="Image117" text:anchor-type="as-char" svg:width="6.9236in" svg:height="3.956343in" draw:z-index="0">
<draw:image xlink:href="../Images/yкринформ/2023-05-02T17-51-00-03-00/630_360_1683038682-2595.jpeg" xlink:type="simple" xlink:show="embed" xlink:actuate="onLoad" draw:mime-type="image/jpeg"/>
</draw:frame>
</text:a>
正如乌克林福姆(Ukrinform)报道的，2022年8月<text:a xlink:type="simple" xlink:href="https://www.ukrinform.ua/tag-derzkino" text:style-name="Internet_20_link" text:visited-style-name="Visited_20_Internet_20_Link">
</text:a>
发布了关于Dovzhenko-Center重组的命令，根据该命令，必须将Dovzhenko-Center收藏和财产的电影的电影转移到“乌克兰电影摄影科学中心”的国家机构。</text:p>
      <text:p text:style-name="P4">
<text:span text:style-name="T4">
另请阅读：</text:span>
 <text:a xlink:type="simple" xlink:href="https://www.ukrinform.ua/rubric-culture/3673176-derzkino-ne-pidpisalo-kontrakt-z-obranou-kerivniceu-dovzenkocentru.html" text:style-name="Internet_20_link" text:visited-style-name="Visited_20_Internet_20_Link">
<text:span text:style-name="T4">
 dovzhenko </text:span>
 <text:span text:style-name="T4">
中心</text:span>
</text:a>
</text:p>
      <text:p text:style-name="P4">
News Source: <text:a xlink:type="simple" xlink:href="https://www.ukrinform.ua/rubric-culture/3703745-pozov-dovzenkocentru-do-derzkino-sud-pocav-rozglad-spravi.html" text:style-name="Internet_20_link" text:visited-style-name="Visited_20_Internet_20_Link">
https://www.ukrinform.ua/rubric-culture/3703745-pozov-dovzenkocentru-do-derzkino-sud-pocav-rozglad-spravi.html</text:a>
</text:p>
      <!--NEWS-->
      <text:h text:style-name="P10" text:outline-level="1">
<text:span text:style-name="T4">
一周内，在乌克兰记录了将近8.9万例冠状病毒</text:span>
</text:h>
      <text:p text:style-name="P4">
作者: Ukrinform (Person)</text:p>
      <text:p text:style-name="P4">
出版商: Укринформ (Organization)</text:p>
      <text:p text:style-name="P4">
出版时间: 2023-05-02T17:53:00+03:00</text:p>
      <text:p text:style-name="P4">
修改时间: 2023-05-02T17:53:00+03:00</text:p>
      <text:p text:style-name="P4">
描述: 上周，乌克兰记录了将近8.9万例Covid-19。  - 乌克林。</text:p>
      <text:p text:style-name="P4">
图片: ["<text:a xlink:type="simple" xlink:href="https://static.ukrinform.com/photos/2020_04/thumb_files/630_360_1586260833-500.jpg" text:style-name="Internet_20_link" text:visited-style-name="Visited_20_Internet_20_Link">
630_360_15862...</text:a>
"]</text:p>
      <text:p text:style-name="P4">
标签: ['МОЗ', 'Україна', 'Хвороба', 'Коронавірус']</text:p>
      <text:p text:style-name="P4">
类型: Article</text:p>
      <!--METADATA-->
      <text:p text:style-name="P4">
<draw:frame draw:style-name="fr1" draw:name="Image118" text:anchor-type="as-char" svg:width="6.9236in" svg:height="3.956343in" draw:z-index="0">
<draw:image xlink:href="../Images/yкринформ/2023-05-02T17-53-00-03-00/630_360_1586260833-500.jpg" xlink:type="simple" xlink:show="embed" xlink:actuate="onLoad" draw:mime-type="image/jpeg"/>
</draw:frame>
上周，乌克兰记录了将近8.9万例Covid-19案件。</text:p>
      <text:p text:style-name="P4">
关于它报告<text:a xlink:type="simple" xlink:href="https://moz.gov.ua/article/news/zahvorjuvanist-na-covid-19-znizhuetsja-prote-schotizhnja-vid-nogo-vmirae-majzhe-100-ljudej-%e2%80%93-moz" text:style-name="Internet_20_link" text:visited-style-name="Visited_20_Internet_20_Link">
</text:a>
，报道乌克林福姆。</text:p>
      <text:p text:style-name="P4">
“在上周(4月21日至27日期)与上周相比，注册下降的数量减少了18％，降低了8898。 其中有1546例<text:a xlink:type="simple" xlink:href="https://www.ukrinform.ua/tag-koronavirus" text:style-name="Internet_20_link" text:visited-style-name="Visited_20_Internet_20_Link">
</text:a>
\  - 在孩子中，”  - 消息读取。</text:p>
      <text:p text:style-name="P4">
在一周内进行了超过11055万项研究。 2735人为医疗机构住院。</text:p>
      <text:p text:style-name="P4">
同时，根据卫生部的说法，由于CCOVID-19：82的并发症，人们继续死亡，上周记录了此类案件。 大多数死者是60岁以上。 他们有发展后库的风险最高。</text:p>
      <text:p text:style-name="P4">
该部强调，疫苗接种仍然是保护自己免受严重疾病的最佳方法。 在乌克兰，可以为19岁的Covid疫苗接种5岁的成年人和儿童。</text:p>
      <text:p text:style-name="P4">
18岁以上的人应接受基本的疫苗接种课程，以针对詹森疫苗或两剂的冠状动脉疫苗或辉瑞疫苗进行基本的疫苗接种。疫苗接种。 第一次助推器分裂后的4个月，您可以做第二次。</text:p>
      <text:p text:style-name="P4">
<text:span text:style-name="T4">
另请阅读：</text:span>
 <text:a xlink:type="simple" xlink:href="https://www.ukrinform.ua/rubric-society/3700567-v-ukraini-prodovzili-karantin-cerez-covid19-do-lipna.html" text:style-name="Internet_20_link" text:visited-style-name="Visited_20_Internet_20_Link">
</text:a>
现在，根据卫生部的说法，疫苗接种率不足以形成针对COVID-19的集体免疫。 超过1,630万乌克兰人接受了至少一剂的首发运动。 乌克兰近1550万人接受了两剂疫苗。 截至23.04.2023，超过1,230万人没有收到第一个助推器剂量，也就没有得到全部保护。</text:p>
      <text:p text:style-name="P4">
根据乌克林福姆的说法，据卫生部称，乌克兰约有800万休闲时间可在乌克兰获得。 现在有四种类型的疫苗：由Johnson&amp;Johnson制造的单剂量Janssen，辉瑞生产的碎屑繁殖疫苗 - 婴儿和成人形式，Coronavac疫苗中国生产。</text:p>
      <text:p text:style-name="P4">
News Source: <text:a xlink:type="simple" xlink:href="https://www.ukrinform.ua/rubric-society/3703746-v-ukraini-za-tizden-zafiksuvali-majze-89-tisaci-novih-vipadkiv-koronavirusu.html" text:style-name="Internet_20_link" text:visited-style-name="Visited_20_Internet_20_Link">
https://www.ukrinform.ua/rubric-society/3703746-v-ukraini-za-tizden-zafiksuvali-majze-89-tisaci-novih-vipadkiv-koronavirusu.html</text:a>
</text:p>
      <!--NEWS-->
      <text:h text:style-name="P10" text:outline-level="1">
<text:span text:style-name="T4">
乌克兰来自另一个CIS协议</text:span>
</text:h>
      <text:p text:style-name="P4">
作者: Ukrinform (Person)</text:p>
      <text:p text:style-name="P4">
出版商: Укринформ (Organization)</text:p>
      <text:p text:style-name="P4">
出版时间: 2023-05-02T17:56:26+03:00</text:p>
      <text:p text:style-name="P4">
修改时间: 2023-05-02T17:56:26+03:00</text:p>
      <text:p text:style-name="P4">
描述: 部长的内阁决定在反对犯罪的斗争中从乌克兰从统一的合作协议中撤出。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СНД', 'Транспорт', 'Угода']</text:p>
      <text:p text:style-name="P4">
类型: Article</text:p>
      <!--METADATA-->
      <text:p text:style-name="P4">
<draw:frame draw:style-name="fr1" draw:name="Image119" text:anchor-type="as-char" svg:width="6.9236in" svg:height="3.956343in" draw:z-index="0">
<draw:image xlink:href="../Images/yкринформ/2023-05-02T17-56-26-03-00/630_360_1659708198-453.jpg" xlink:type="simple" xlink:show="embed" xlink:actuate="onLoad" draw:mime-type="image/jpeg"/>
</draw:frame>
部长的内阁决定从乌克兰从统一成员国的合作协议中撤出在反对犯罪的斗争中。</text:p>
      <text:p text:style-name="P4">
这是在[]中报道的(https://www.ukrinform.ua/rubric-polytics/3651363-ukraina-vijsla-se-z-dvoh-ugod-snd.html)报道说，乌克林福姆报道说，卡布明的永久代表在Verkhovna Rada Taras Melnychuk中。</text:p>
      <text:p text:style-name="P4">
“乌克兰已从《独立国家主管合作协议》中获释，以打击<text:a xlink:type="simple" xlink:href="https://www.ukrinform.ua/tag-transport" text:style-name="Internet_20_link" text:visited-style-name="Visited_20_Internet_20_Link">
</text:a>
»， -  Melnychuk写道。</text:p>
      <text:p text:style-name="P4">
该协议于2004年9月15日在阿斯塔纳签署。</text:p>
      <text:p text:style-name="P4">
<text:span text:style-name="T4">
另请阅读：</text:span>
 <text:a xlink:type="simple" xlink:href="https://www.ukrinform.ua/rubric-polytics/3694103-ukraina-vijsla-z-protokolu-snd-pro-spilni-antiteroristicni-zahodi.html" text:style-name="Internet_20_link" text:visited-style-name="Visited_20_Internet_20_Link">
<text:span text:style-name="T4">
 cis </text:span>
</text:a>
据乌克林福姆(Ukrinform)报道，早期的乌克兰来自两项CIS协议 - 从《精神障碍转移公约》，《强制治疗》和《解决与经济活动参与有关的争议的程序》的协议中。</text:p>
      <text:p text:style-name="P4">
News Source: <text:a xlink:type="simple" xlink:href="https://www.ukrinform.ua/rubric-polytics/3703748-ukraina-vijsla-se-z-odniei-ugodi-snd.html" text:style-name="Internet_20_link" text:visited-style-name="Visited_20_Internet_20_Link">
https://www.ukrinform.ua/rubric-polytics/3703748-ukraina-vijsla-se-z-odniei-ugodi-snd.html</text:a>
</text:p>
      <!--NEWS-->
      <text:h text:style-name="P10" text:outline-level="1">
<text:span text:style-name="T4">
在Zaporozhye，乌克兰战斗机摧毁了敌人的无人机</text:span>
</text:h>
      <text:p text:style-name="P4">
作者: Ukrinform (Person)</text:p>
      <text:p text:style-name="P4">
出版商: Укринформ (Organization)</text:p>
      <text:p text:style-name="P4">
出版时间: 2023-05-02T17:58:00+03:00</text:p>
      <text:p text:style-name="P4">
修改时间: 2023-05-02T17:58:00+03:00</text:p>
      <text:p text:style-name="P4">
描述: 在Zaporozhye地区，乌克兰的反射导弹团摧毁了俄罗斯无人飞机。  - 乌克林。</text:p>
      <text:p text:style-name="P4">
图片: ["<text:a xlink:type="simple" xlink:href="https://static.ukrinform.com/photos/2017_12/thumb_files/630_360_1514550897-3853.jpg" text:style-name="Internet_20_link" text:visited-style-name="Visited_20_Internet_20_Link">
630_360_15145...</text:a>
"]</text:p>
      <text:p text:style-name="P4">
标签: ['Безпілотник', 'ЗСУ', 'Запоріжжя', 'Війна з росією']</text:p>
      <text:p text:style-name="P4">
类型: Article</text:p>
      <!--METADATA-->
      <text:p text:style-name="P4">
<draw:frame draw:style-name="fr1" draw:name="Image120" text:anchor-type="as-char" svg:width="6.9236in" svg:height="3.956343in" draw:z-index="0">
<draw:image xlink:href="../Images/yкринформ/2023-05-02T17-58-00-03-00/630_360_1514550897-3853.jpg" xlink:type="simple" xlink:show="embed" xlink:actuate="onLoad" draw:mime-type="image/jpeg"/>
</draw:frame>
乌克兰反式导弹团被俄罗斯反空运导弹团摧毁。</text:p>
      <text:p text:style-name="P4">
根据乌克林福姆的说法，东风司令部报告了<text:a xlink:type="simple" xlink:href="https://www.facebook.com/pvkshid/posts/pfbid037xg2GwkFmVWybtESz7ckPpjXQJmthBBXksBRKAwWBxWEBW7SKXGaN57bmhiWGWpwl" text:style-name="Internet_20_link" text:visited-style-name="Visited_20_Internet_20_Link">
</text:a>
.</text:p>
      <text:p text:style-name="P4">
“В Запорізькій області підрозділом Нікопольського зенітного ракетного полкузнищено ворожий <text:a xlink:type="simple" xlink:href="https://www.ukrinform.ua/tag-bezpilotnik" text:style-name="Internet_20_link" text:visited-style-name="Visited_20_Internet_20_Link">
 </text:a>
，可能是奥兰。”消息写道。</text:p>
      <text:p text:style-name="P4">
<text:span text:style-name="T4">
另请阅读：</text:span>
 <text:a xlink:type="simple" xlink:href="https://www.ukrinform.ua/rubric-ato/3703291-na-doneccini-prikordonniki-zbili-rosijskij-bezpilotnik-postrilom-z-antidronovoi-rusnici.html" text:style-name="Internet_20_link" text:visited-style-name="Visited_20_Internet_20_Link">
<text:span text:style-name="T4">
无人机</text:span>
</text:a>
如报道<text:a xlink:type="simple" xlink:href="https://www.ukrinform.ua/rubric-ato/3703416-ukrainski-zahisniki-znisili-vze-191-420-rosian.html" text:style-name="Internet_20_link" text:visited-style-name="Visited_20_Internet_20_Link">
</text:a>
，从2022年5月24日至2023年5月2日，乌克兰国防军清算了191,000 420俄罗斯侵略者，过去几天有460人。</text:p>
      <text:p text:style-name="P4">
News Source: <text:a xlink:type="simple" xlink:href="https://www.ukrinform.ua/rubric-ato/3703750-na-zaporizzi-ukrainski-bijci-znisili-vorozij-bezpilotnik.html" text:style-name="Internet_20_link" text:visited-style-name="Visited_20_Internet_20_Link">
https://www.ukrinform.ua/rubric-ato/3703750-na-zaporizzi-ukrainski-bijci-znisili-vorozij-bezpilotnik.html</text:a>
</text:p>
      <!--NEWS-->
      <text:h text:style-name="P10" text:outline-level="1">
<text:span text:style-name="T4">
在唐巴斯（Donbass），由于俄罗斯护照拒绝 - 人权活动家</text:span>
</text:h>
      <text:p text:style-name="P4">
作者: Ukrinform (Person)</text:p>
      <text:p text:style-name="P4">
出版商: Укринформ (Organization)</text:p>
      <text:p text:style-name="P4">
出版时间: 2023-05-02T18:03:49+03:00</text:p>
      <text:p text:style-name="P4">
修改时间: 2023-05-02T18:03:49+03:00</text:p>
      <text:p text:style-name="P4">
描述: 在乌克兰暂时占领的领土上，正在进行强迫认证的俄罗斯认证和拒绝乌克兰囚犯公民身份。  - 乌克林。</text:p>
      <text:p text:style-name="P4">
图片: ["<text:a xlink:type="simple" xlink:href="https://static.ukrinform.com/photos/2018_08/thumb_files/630_360_1534342460-3207.jpg" text:style-name="Internet_20_link" text:visited-style-name="Visited_20_Internet_20_Link">
630_360_15343...</text:a>
"]</text:p>
      <text:p text:style-name="P4">
标签: ['Донеччина', 'Луганщина', "В'язниця", 'Паспортизація Донбасу', 'Війна з росією']</text:p>
      <text:p text:style-name="P4">
类型: Article</text:p>
      <!--METADATA-->
      <text:p text:style-name="P4">
<draw:frame draw:style-name="fr1" draw:name="Image121" text:anchor-type="as-char" svg:width="6.9236in" svg:height="3.956343in" draw:z-index="0">
<draw:image xlink:href="../Images/yкринформ/2023-05-02T18-03-49-03-00/630_360_1534342460-3207.jpg" xlink:type="simple" xlink:show="embed" xlink:actuate="onLoad" draw:mime-type="image/jpeg"/>
</draw:frame>
俄罗斯执法和乌克兰公民身份的遗弃过程正在经历乌克兰的占领领土。</text:p>
      <text:p text:style-name="P4">
这是由东部人权组织在[]的(https://www.facebook.com/EAST.HR.GROUP7/posts/pfbid02Lb9SnE1jwCuKLJBJWpLBnVr4iVBFAHNY46KPBtZWd99pz9v4ZpPQj92Y8fQvZjfBl)，报道乌克林福姆。</text:p>
      <text:p text:style-name="P4">
“在乌克兰被占领领土的监禁中，俄罗斯的强迫认证仍在继续。 对于那些拒绝接受的囚犯<text:a xlink:type="simple" xlink:href="https://www.ukrinform.ua/tag-pasport" text:style-name="Internet_20_link" text:visited-style-name="Visited_20_Internet_20_Link">
</text:a>
俄罗斯并放弃了乌克兰公民身份，以囚犯的囚徒形式受到惩罚。</text:p>
      <text:p text:style-name="P4">
但是，人们指出的是，许多囚犯拒绝获得护照，因为他们害怕根据俄罗斯法律和惩罚增加的刑罚修改。</text:p>
      <text:p text:style-name="P4">
<text:span text:style-name="T4">
另请阅读：</text:span>
 <text:a xlink:type="simple" xlink:href="https://www.ukrinform.ua/rubric-regions/3700009-na-hersonsini-zagarbniki-pogrozuut-zalisiti-bez-medposlug-ludej-aki-ne-otrimali-pasportiv-rf.html" text:style-name="Internet_20_link" text:visited-style-name="Visited_20_Internet_20_Link">
</text:a>
“目前，众所周知，在卢甘斯克地区镇压卢甘斯克地区的占领地区中，将183名囚犯应用于vshizo，”  - 在LNG中补充道。”</text:p>
      <text:p text:style-name="P4">
正如乌克林福姆报道的那样，俄罗斯沃迪米尔·普京的军事犯罪嫌疑人签署了一项法令，即<text:a xlink:type="simple" xlink:href="https://www.ukrinform.ua/rubric-ato/3701757-putin-pidpisav-ukaz-so-dozvolae-deportuvati-ukrainciv-z-timcasovo-okupovanih-teritorij.html" text:style-name="Internet_20_link" text:visited-style-name="Visited_20_Internet_20_Link">
</text:a>
谁没有接受俄罗斯联邦的公民身份。 该法令规定，乌克兰公民或dnr“护照”的所有者，“ lnr”应该成为俄罗斯的公民，或宣布他们不想这样做。 从2024年7月1日起选择第二种选择的人将被视为外国人，因此可以被驱逐出境。</text:p>
      <text:p text:style-name="P4">
News Source: <text:a xlink:type="simple" xlink:href="https://www.ukrinform.ua/rubric-society/3703751-na-donbasi-majze-200-uvaznenih-pomistili-v-sizo-cerez-vidmovu-vid-pasportiv-rf-pravozahisniki.html" text:style-name="Internet_20_link" text:visited-style-name="Visited_20_Internet_20_Link">
https://www.ukrinform.ua/rubric-society/3703751-na-donbasi-majze-200-uvaznenih-pomistili-v-sizo-cerez-vidmovu-vid-pasportiv-rf-pravozahisniki.html</text:a>
</text:p>
      <!--NEWS-->
      <text:h text:style-name="P10" text:outline-level="1">
<text:span text:style-name="T4">
政府在利维夫地区创建了山谷Stryi工业园</text:span>
</text:h>
      <text:p text:style-name="P4">
作者: Ukrinform (Person)</text:p>
      <text:p text:style-name="P4">
出版商: Укринформ (Organization)</text:p>
      <text:p text:style-name="P4">
出版时间: 2023-05-02T18:04:00+03:00</text:p>
      <text:p text:style-name="P4">
修改时间: 2023-05-02T18:04:00+03:00</text:p>
      <text:p text:style-name="P4">
描述: 部长的内阁在利维夫地区组成了工业园区的“斯特里谷”。  - 乌克林。</text:p>
      <text:p text:style-name="P4">
图片: ["<text:a xlink:type="simple" xlink:href="https://static.ukrinform.com/photos/2023_05/thumb_files/630_360_1683039717-170.jpg" text:style-name="Internet_20_link" text:visited-style-name="Visited_20_Internet_20_Link">
630_360_16830...</text:a>
"]</text:p>
      <text:p text:style-name="P4">
标签: ['Економіка', 'Львівщина', 'Уряд', 'Індустріальні парки']</text:p>
      <text:p text:style-name="P4">
类型: Article</text:p>
      <!--METADATA-->
      <text:p text:style-name="P4">
<draw:frame draw:style-name="fr1" draw:name="Image122" text:anchor-type="as-char" svg:width="6.9236in" svg:height="3.956343in" draw:z-index="0">
<draw:image xlink:href="../Images/yкринформ/2023-05-02T18-04-00-03-00/630_360_1683039717-170.jpg" xlink:type="simple" xlink:show="embed" xlink:actuate="onLoad" draw:mime-type="image/jpeg"/>
</draw:frame>
内阁部长在利维夫地区组建了工业园区的“史特里谷”。</text:p>
      <text:p text:style-name="P4">
乌克兰丹尼斯·施米加尔(Denis Shmigal)总理说<text:a xlink:type="simple" xlink:href="https://t.me/Denys_Smyhal/5148" text:style-name="Internet_20_link" text:visited-style-name="Visited_20_Internet_20_Link">
</text:a>
，报道乌克林福姆。</text:p>
      <text:p text:style-name="P4">
“今天，我们创建了另一个工业公园 -  []的Stryi Valley(https://www.ukrinform.ua/tag-lvivsina)。 我们预计将创建约700个工作场所，并为该地区的处理开发。 特别是，在食品工业，木工，机械工程中，” Shmigal说。</text:p>
      <text:p text:style-name="P4">
据他说，政府在全面的业务支持方面始终如一。</text:p>
      <text:p text:style-name="P4">
<text:span text:style-name="T4">
另请阅读：</text:span>
 <text:a xlink:type="simple" xlink:href="https://www.ukrinform.ua/rubric-economy/3674771-urad-shvaliv-strategiu-rozvitku-industrialnih-parkiv-do-2030-roku.html" text:style-name="Internet_20_link" text:visited-style-name="Visited_20_Internet_20_Link">
<text:span text:style-name="T4">
工业</text:span>
 <text:span text:style-name="T4">
 park </text:span>
</text:a>
根据乌克林福姆的报道，在2022年底，部长的内阁批准了在LVIV和Ternopil地区开设两个工业公园的批准。</text:p>
      <text:p text:style-name="P4">
<text:span text:style-name="T5">
foto：Denis Shmigal / Telegram</text:span>
</text:p>
      <text:p text:style-name="P4">
News Source: <text:a xlink:type="simple" xlink:href="https://www.ukrinform.ua/rubric-economy/3703752-urad-stvoriv-industrialnij-park-dolina-strij-na-lvivsini.html" text:style-name="Internet_20_link" text:visited-style-name="Visited_20_Internet_20_Link">
https://www.ukrinform.ua/rubric-economy/3703752-urad-stvoriv-industrialnij-park-dolina-strij-na-lvivsini.html</text:a>
</text:p>
      <!--NEWS-->
      <text:h text:style-name="P10" text:outline-level="1">
<text:span text:style-name="T4">
乌克兰到拉脱维亚的新大使开始了工作</text:span>
</text:h>
      <text:p text:style-name="P4">
作者: Ukrinform (Person)</text:p>
      <text:p text:style-name="P4">
出版商: Укринформ (Organization)</text:p>
      <text:p text:style-name="P4">
出版时间: 2023-05-02T18:07:58+03:00</text:p>
      <text:p text:style-name="P4">
修改时间: 2023-05-02T18:07:58+03:00</text:p>
      <text:p text:style-name="P4">
描述: 周二，拉脱维亚总统接受了新的乌克兰Anatoly Kutsevol的证书证书，这意味着外交官在此职位上的正式开始。  - 乌克林。</text:p>
      <text:p text:style-name="P4">
图片: ["<text:a xlink:type="simple" xlink:href="https://static.ukrinform.com/photos/2023_05/thumb_files/630_360_1683039803-2963.jpeg" text:style-name="Internet_20_link" text:visited-style-name="Visited_20_Internet_20_Link">
630_360_16830...</text:a>
", "<text:a xlink:type="simple" xlink:href="https://static.ukrinform.com/photos/2023_05/thumb_files/630_360_1683039803-1287.jpeg" text:style-name="Internet_20_link" text:visited-style-name="Visited_20_Internet_20_Link">
630_360_16830...</text:a>
", "<text:a xlink:type="simple" xlink:href="https://static.ukrinform.com/photos/2023_05/thumb_files/630_360_1683039803-1626.jpeg" text:style-name="Internet_20_link" text:visited-style-name="Visited_20_Internet_20_Link">
630_360_16830...</text:a>
", "<text:a xlink:type="simple" xlink:href="https://static.ukrinform.com/photos/2023_05/thumb_files/630_360_1683039803-8779.jpeg" text:style-name="Internet_20_link" text:visited-style-name="Visited_20_Internet_20_Link">
630_360_16830...</text:a>
", "<text:a xlink:type="simple" xlink:href="https://static.ukrinform.com/photos/2023_05/thumb_files/630_360_1683039803-5281.jpeg" text:style-name="Internet_20_link" text:visited-style-name="Visited_20_Internet_20_Link">
630_360_16830...</text:a>
", "<text:a xlink:type="simple" xlink:href="https://static.ukrinform.com/photos/2023_05/thumb_files/630_360_1683039803-5225.jpeg" text:style-name="Internet_20_link" text:visited-style-name="Visited_20_Internet_20_Link">
630_360_16830...</text:a>
", "<text:a xlink:type="simple" xlink:href="https://static.ukrinform.com/photos/2023_05/thumb_files/630_360_1683039804-8150.jpeg" text:style-name="Internet_20_link" text:visited-style-name="Visited_20_Internet_20_Link">
630_360_16830...</text:a>
"]</text:p>
      <text:p text:style-name="P4">
标签: ['Латвія', 'Посол']</text:p>
      <text:p text:style-name="P4">
类型: Article</text:p>
      <!--METADATA-->
      <text:p text:style-name="P4">
<draw:frame draw:style-name="fr1" draw:name="Image123" text:anchor-type="as-char" svg:width="6.9236in" svg:height="3.956343in" draw:z-index="0">
<draw:image xlink:href="../Images/yкринформ/2023-05-02T18-07-58-03-00/630_360_1683039803-2963.jpeg" xlink:type="simple" xlink:show="embed" xlink:actuate="onLoad" draw:mime-type="image/jpeg"/>
</draw:frame>
周二，拉脱维亚总统接受了新大使Anatoly Kutsevol的证书证书，这意味着国家外交官的正式开始。</text:p>
      <text:p text:style-name="P4">
关于它报告了<text:a xlink:type="simple" xlink:href="http://www.president.lv/lv/jaunums/valsts-prezidents-akredite-arvalstu-vestniekus-latvija-18" text:style-name="Internet_20_link" text:visited-style-name="Visited_20_Internet_20_Link">
</text:a>
到总统新闻服务。</text:p>
      <text:p text:style-name="P4">
<draw:frame draw:style-name="fr1" draw:name="Image124" text:anchor-type="as-char" svg:width="6.9236in" svg:height="3.956343in" draw:z-index="0">
<draw:image xlink:href="../Images/yкринформ/2023-05-02T18-07-58-03-00/630_360_1683039803-1287.jpeg" xlink:type="simple" xlink:show="embed" xlink:actuate="onLoad" draw:mime-type="image/jpeg"/>
</draw:frame>
乌克兰到拉脱维亚的新大使开始了他的作品 /照片：IlmārsZnotiņš，Valsts prezidenta kanceleja <text:a xlink:type="simple" xlink:href="https://static.ukrinform.com/photos/2023_05/1683039803-1287.jpeg" text:style-name="Internet_20_link" text:visited-style-name="Visited_20_Internet_20_Link">
<draw:frame draw:style-name="fr1" draw:name="Image125" text:anchor-type="as-char" svg:width="6.9236in" svg:height="3.956343in" draw:z-index="0">
<draw:image xlink:href="../Images/yкринформ/2023-05-02T18-07-58-03-00/630_360_1683039803-1287.jpeg" xlink:type="simple" xlink:show="embed" xlink:actuate="onLoad" draw:mime-type="image/jpeg"/>
</draw:frame>
</text:a>
 <text:a xlink:type="simple" xlink:href="https://static.ukrinform.com/photos/2023_05/1683039803-1626.jpeg" text:style-name="Internet_20_link" text:visited-style-name="Visited_20_Internet_20_Link">
<draw:frame draw:style-name="fr1" draw:name="Image126" text:anchor-type="as-char" svg:width="6.9236in" svg:height="3.956343in" draw:z-index="0">
<draw:image xlink:href="../Images/yкринформ/2023-05-02T18-07-58-03-00/630_360_1683039803-1626.jpeg" xlink:type="simple" xlink:show="embed" xlink:actuate="onLoad" draw:mime-type="image/jpeg"/>
</draw:frame>
</text:a>
 <text:a xlink:type="simple" xlink:href="https://static.ukrinform.com/photos/2023_05/1683039803-8779.jpeg" text:style-name="Internet_20_link" text:visited-style-name="Visited_20_Internet_20_Link">
<draw:frame draw:style-name="fr1" draw:name="Image127" text:anchor-type="as-char" svg:width="6.9236in" svg:height="3.956343in" draw:z-index="0">
<draw:image xlink:href="../Images/yкринформ/2023-05-02T18-07-58-03-00/630_360_1683039803-8779.jpeg" xlink:type="simple" xlink:show="embed" xlink:actuate="onLoad" draw:mime-type="image/jpeg"/>
</draw:frame>
</text:a>
 <text:a xlink:type="simple" xlink:href="https://static.ukrinform.com/photos/2023_05/1683039803-5281.jpeg" text:style-name="Internet_20_link" text:visited-style-name="Visited_20_Internet_20_Link">
<draw:frame draw:style-name="fr1" draw:name="Image128" text:anchor-type="as-char" svg:width="6.9236in" svg:height="3.956343in" draw:z-index="0">
<draw:image xlink:href="../Images/yкринформ/2023-05-02T18-07-58-03-00/630_360_1683039803-5281.jpeg" xlink:type="simple" xlink:show="embed" xlink:actuate="onLoad" draw:mime-type="image/jpeg"/>
</draw:frame>
</text:a>
 <text:a xlink:type="simple" xlink:href="https://static.ukrinform.com/photos/2023_05/1683039803-2963.jpeg" text:style-name="Internet_20_link" text:visited-style-name="Visited_20_Internet_20_Link">
<draw:frame draw:style-name="fr1" draw:name="Image129" text:anchor-type="as-char" svg:width="6.9236in" svg:height="3.956343in" draw:z-index="0">
<draw:image xlink:href="../Images/yкринформ/2023-05-02T18-07-58-03-00/630_360_1683039803-2963.jpeg" xlink:type="simple" xlink:show="embed" xlink:actuate="onLoad" draw:mime-type="image/jpeg"/>
</draw:frame>
</text:a>
 <text:a xlink:type="simple" xlink:href="https://static.ukrinform.com/photos/2023_05/1683039803-5225.jpeg" text:style-name="Internet_20_link" text:visited-style-name="Visited_20_Internet_20_Link">
<draw:frame draw:style-name="fr1" draw:name="Image130" text:anchor-type="as-char" svg:width="6.9236in" svg:height="3.956343in" draw:z-index="0">
<draw:image xlink:href="../Images/yкринформ/2023-05-02T18-07-58-03-00/630_360_1683039803-5225.jpeg" xlink:type="simple" xlink:show="embed" xlink:actuate="onLoad" draw:mime-type="image/jpeg"/>
</draw:frame>
</text:a>
 <text:a xlink:type="simple" xlink:href="https://static.ukrinform.com/photos/2023_05/1683039804-8150.jpeg" text:style-name="Internet_20_link" text:visited-style-name="Visited_20_Internet_20_Link">
<draw:frame draw:style-name="fr1" draw:name="Image131" text:anchor-type="as-char" svg:width="6.9236in" svg:height="3.956343in" draw:z-index="0">
<draw:image xlink:href="../Images/yкринформ/2023-05-02T18-07-58-03-00/630_360_1683039804-8150.jpeg" xlink:type="simple" xlink:show="embed" xlink:actuate="onLoad" draw:mime-type="image/jpeg"/>
</draw:frame>
</text:a>
此外，新闻服务已发布<text:a xlink:type="simple" xlink:href="http://www.youtube.com/watch" text:style-name="Internet_20_link" text:visited-style-name="Visited_20_Internet_20_Link">
</text:a>
Sepamonia信徒的介绍。</text:p>
      <text:p text:style-name="P4">
反过来，乌克兰在拉脱维亚的大使馆<text:a xlink:type="simple" xlink:href="http://www.facebook.com/UKRinLatvia/posts/625186476308076" text:style-name="Internet_20_link" text:visited-style-name="Visited_20_Internet_20_Link">
</text:a>
仪式结束后，库特塞沃尔·埃利维图斯(Kutsevol Ilevitus)讨论了广泛的主题。 尤其是，乌克兰的当前局势与武装部队在前线的反官方行动的准备有关。 在这种情况下，大使强调了继续向乌克兰提供武器和弹药以解放所有俄罗斯占领乌克兰领土的重要性。</text:p>
      <text:p text:style-name="P4">
“阿纳托利·库特沃尔(Anatoly Kutsevol)感谢拉脱维亚方面的支持，乌克兰的欧盟会员资格和北约会员资格支持，以及拉脱维亚参与乌克兰俄罗斯军事犯罪的调查，”大使馆读到。<text:span text:style-name="T4">
另请阅读：</text:span>
 <text:a xlink:type="simple" xlink:href="https://www.ukrinform.ua/rubric-polytics/3702009-venediktova-stala-poslom-u-lihtenstejni-za-sumisnictvom.html" text:style-name="Internet_20_link" text:visited-style-name="Visited_20_Internet_20_Link">
<text:span text:style-name="T4">
 Venediktova </text:span>
</text:a>
乌克兰大使表示感谢在拉脱维亚对乌克兰军方的培训，以及对拉脱维亚受伤的乌克兰捍卫者的收养和康复。</text:p>
      <text:p text:style-name="P4">
此外，当事方讨论了合作，作为实施乌克兰“和平公式”的一部分，以及出口乌克兰农业生产所需的运输走廊。</text:p>
      <text:p text:style-name="P4">
<text:span text:style-name="T4">
另请阅读：</text:span>
 <text:a xlink:type="simple" xlink:href="https://www.ukrinform.ua/rubric-society/3703683-posol-nimeccini-zustrilasa-z-glavou-ugkc-svatoslavom.html" text:style-name="Internet_20_link" text:visited-style-name="Visited_20_Internet_20_Link">
<text:span text:style-name="T4">
大使</text:span>
</text:a>
正如乌克兰富特(Ukrinform)报道的那样，乌克兰沃迪米尔·泽伦斯基(Ukraine Volodymyr Zelensky)总统于2022年12月任命了阿纳托利·库特索沃(Anatoly Kutsevol)，并任命了新的拉脱维亚大使。 在此之前，库特沃尔(Kutsevol)担任乌克兰部长内阁副秘书。</text:p>
      <text:p text:style-name="P4">
自2019年以来，在他之前，乌克兰在里加的外交任务一直由Oleksandr Mishchenko领导。</text:p>
      <text:p text:style-name="P4">
News Source: <text:a xlink:type="simple" xlink:href="https://www.ukrinform.ua/rubric-polytics/3703754-novij-posol-ukraini-v-latvii-rozpocav-svou-robotu.html" text:style-name="Internet_20_link" text:visited-style-name="Visited_20_Internet_20_Link">
https://www.ukrinform.ua/rubric-polytics/3703754-novij-posol-ukraini-v-latvii-rozpocav-svou-robotu.html</text:a>
</text:p>
      <!--NEWS-->
      <text:h text:style-name="P10" text:outline-level="1">
<text:span text:style-name="T4">
边境警卫在巴赫穆特（Bakhmut）击退了袭击，俄罗斯人遭受了损失</text:span>
</text:h>
      <text:p text:style-name="P4">
作者: Ukrinform (Person)</text:p>
      <text:p text:style-name="P4">
出版商: Укринформ (Organization)</text:p>
      <text:p text:style-name="P4">
出版时间: 2023-05-02T18:14:00+03:00</text:p>
      <text:p text:style-name="P4">
修改时间: 2023-05-02T18:14:00+03:00</text:p>
      <text:p text:style-name="P4">
描述: 在巴赫穆特（Bakhmut），乌克兰国家边境部队的顿涅茨克地区战斗人员阻止了俄罗斯入侵者改变战术地位，并反映了对据点的另一次敌人袭击。  - 乌克林。</text:p>
      <text:p text:style-name="P4">
图片: ["<text:a xlink:type="simple" xlink:href="https://static.ukrinform.com/photos/2023_04/thumb_files/630_360_1681308262-366.jpeg" text:style-name="Internet_20_link" text:visited-style-name="Visited_20_Internet_20_Link">
630_360_16813...</text:a>
"]</text:p>
      <text:p text:style-name="P4">
标签: ['Бахмут', 'Прикордонники', 'Війна з росією']</text:p>
      <text:p text:style-name="P4">
类型: Article</text:p>
      <!--METADATA-->
      <text:p text:style-name="P4">
<draw:frame draw:style-name="fr1" draw:name="Image132" text:anchor-type="as-char" svg:width="6.9236in" svg:height="3.956343in" draw:z-index="0">
<draw:image xlink:href="../Images/yкринформ/2023-05-02T18-14-00-03-00/630_360_1681308262-366.jpeg" xlink:type="simple" xlink:show="embed" xlink:actuate="onLoad" draw:mime-type="image/jpeg"/>
</draw:frame>
在巴赫穆特尼茨基地区，扎地迪罗西侵略者的乌克兰国家边防部后卫仪式的战斗人员改变了战术地位，并反映了对据点的另一种敌意。</text:p>
      <text:p text:style-name="P4">
正如乌克林福姆报道的那样，乌克兰州的州税务服务局在[]中报道了(http://t.me/DPSUkr/10960)。</text:p>
      <text:p text:style-name="P4">
因此，在俄罗斯步兵企图的企图中，在步枪战斗中迈向国防边防部后卫的立场迫使入侵者离开。</text:p>
      <text:p text:style-name="P4">
在附近的季度，涉及枪击<text:a xlink:type="simple" xlink:href="https://www.ukrinform.ua/tag-zbroa" text:style-name="Internet_20_link" text:visited-style-name="Visited_20_Internet_20_Link">
</text:a>
和手榴弹发射器，防守者击退了俄罗斯人对边防部队的袭击。</text:p>
      <text:p text:style-name="P4">
<text:span text:style-name="T4">
另请阅读：</text:span>
 <text:a xlink:type="simple" xlink:href="https://www.ukrinform.ua/rubric-ato/3703303-sturmuvati-zagarbnikiv-v-urbanizovanij-miscevosti-dosit-skladno-naev.html" text:style-name="Internet_20_link" text:visited-style-name="Visited_20_Internet_20_Link">
</text:a>
SSSU指出：“射击武器和手榴弹发射器迫使占领者丧失了维塔的损失。”</text:p>
      <text:p text:style-name="P4">
在另一个巴赫穆特国防部，边防部队击倒了两名俄罗斯非俄罗斯人。</text:p>
      <text:p text:style-name="P4">
<text:span text:style-name="T4">
另请阅读：</text:span>
 <text:a xlink:type="simple" xlink:href="https://www.ukrinform.ua/rubric-ato/3703424-sirskij-vidvidav-ukrainskih-bijciv-na-bahmutskomu-napramku.html" text:style-name="Internet_20_link" text:visited-style-name="Visited_20_Internet_20_Link">
<text:span text:style-name="T4">
 bakhmut </text:span>
</text:a>
正如乌克林福姆报道的<text:a xlink:type="simple" xlink:href="https://www.ukrinform.ua/rubric-ato/3703402-aviacia-sil-oboroni-znisila-tri-rosijski-zrk.html" text:style-name="Internet_20_link" text:visited-style-name="Visited_20_Internet_20_Link">
</text:a>
俄罗斯军队继续采取进攻行动。 Bakhmut的战斗正在进行中。  <text:span text:style-name="T5">
foto：dpsu</text:span>
</text:p>
      <text:p text:style-name="P4">
News Source: <text:a xlink:type="simple" xlink:href="https://www.ukrinform.ua/rubric-ato/3703758-prikordonniki-vidbili-ataku-u-bahmuti-rosiani-vidijsli-z-vtratami.html" text:style-name="Internet_20_link" text:visited-style-name="Visited_20_Internet_20_Link">
https://www.ukrinform.ua/rubric-ato/3703758-prikordonniki-vidbili-ataku-u-bahmuti-rosiani-vidijsli-z-vtratami.html</text:a>
</text:p>
      <!--NEWS-->
      <text:h text:style-name="P10" text:outline-level="1">
<text:span text:style-name="T4">
监察员的办公室被称为流离失所者定居点中最常见的违规行为</text:span>
</text:h>
      <text:p text:style-name="P4">
作者: Ukrinform (Person)</text:p>
      <text:p text:style-name="P4">
出版商: Укринформ (Organization)</text:p>
      <text:p text:style-name="P4">
出版时间: 2023-05-02T18:14:01+03:00</text:p>
      <text:p text:style-name="P4">
修改时间: 2023-05-02T18:14:01+03:00</text:p>
      <text:p text:style-name="P4">
描述: 在监测申诉专员在内部流离失所者的紧凑型定居办公室监测期间记录的最常见违规行为是缺乏个人空间以及不当卫生和卫生条件的问题。  - 乌克林。</text:p>
      <text:p text:style-name="P4">
图片: ["<text:a xlink:type="simple" xlink:href="https://static.ukrinform.com/photos/2018_05/thumb_files/630_360_1525774348-3351.jpg" text:style-name="Internet_20_link" text:visited-style-name="Visited_20_Internet_20_Link">
630_360_15257...</text:a>
"]</text:p>
      <text:p text:style-name="P4">
标签: ['Омбудсмен', 'Переселенці', 'Житло']</text:p>
      <text:p text:style-name="P4">
类型: Article</text:p>
      <!--METADATA-->
      <text:p text:style-name="P4">
<draw:frame draw:style-name="fr1" draw:name="Image133" text:anchor-type="as-char" svg:width="6.9236in" svg:height="3.956343in" draw:z-index="0">
<draw:image xlink:href="../Images/yкринформ/2023-05-02T18-14-01-03-00/630_360_1525774348-3351.jpg" xlink:type="simple" xlink:show="embed" xlink:actuate="onLoad" draw:mime-type="image/jpeg"/>
</draw:frame>
监测申诉专员对内部流离失所者的紧凑定居期间记录的最常见违规行为是个人空间和不当卫生和卫生条件的问题。</text:p>
      <text:p text:style-name="P4">
проце支¼CIT ї带。</text:p>
      <text:p text:style-name="P4">
根据她的说法，在本年度下半年，人权专员办公室正在监视约300个此类物品。</text:p>
      <text:p text:style-name="P4">
“存在一个缺乏个人空间的问题。我们看到我们在健身房的某些地方，体育综合体，有些人住在10-15人的房间里。这些是成年人，孩子，不同性别的公民，”她说。</text:p>
      <text:p text:style-name="P4">
<text:span text:style-name="T4">
另请阅读：</text:span>
 <text:a xlink:type="simple" xlink:href="https://www.ukrinform.ua/rubric-society/3703645-catbot-turbota-stvorenij-dla-pereselenciv-z-urahuvannam-identicnosti-pravozahisnik.html" text:style-name="Internet_20_link" text:visited-style-name="Visited_20_Internet_20_Link">
<text:span text:style-name="T4">
流离失所的人</text:span>
</text:a>
据她说，他们记录的另一个问题是妇女和儿童的数量缺乏。 特别是，这涉及儿童接受教育的机会。</text:p>
      <text:p text:style-name="P4">
此外，专员的代表指出，MKP中的卫生和卫生规格不当：无处不在的水和进行适当维修的机会。</text:p>
      <text:p text:style-name="P4">
Altunina表示，成型问题是一个问题，显然是所有紧凑型定居点的90％。</text:p>
      <text:p text:style-name="P4">
她说：“另一个问题是ICP对残疾人的需求的意义。下一个问题是未能遵守消防安全要求，尤其是几乎无所事事等。”</text:p>
      <text:p text:style-name="P4">
根据申诉专员办公室的说法，他们得出了一个令人失望的结论，该州呼吁人们离开居住地，将他们留在了临时占领的领土和积极战斗的领土上，并与他们独自留下来放置在ICP中的问题。</text:p>
      <text:p text:style-name="P4">
<text:span text:style-name="T4">
另请阅读：</text:span>
 <text:a xlink:type="simple" xlink:href="https://www.ukrinform.ua/rubric-society/3702985-pid-cas-voennogo-stanu-pereselenci-mozut-otrimuvati-medicnu-dopomogu-bez-deklaracii-lubinec.html" text:style-name="Internet_20_link" text:visited-style-name="Visited_20_Internet_20_Link">
<text:span text:style-name="T4">
流离失所的人</text:span>
</text:a>
Altunina指出，截至今天，该国还没有任何文件可以规范在此类地方的最低标准或任何留在人员的标准。正如乌克林福姆报道的，在乌克兰<text:a xlink:type="simple" xlink:href="https://www.ukrinform.ua/rubric-society/3700653-v-ukraini-stvorili-ponad-miljon-misc-dla-prozivanna-pereselenciv-zvit-tsk.html" text:style-name="Internet_20_link" text:visited-style-name="Visited_20_Internet_20_Link">
</text:a>
4 857 200国内流离失所者。 超过一百万的生活场所。</text:p>
      <text:p text:style-name="P4">
News Source: <text:a xlink:type="simple" xlink:href="https://www.ukrinform.ua/rubric-society/3703757-ofis-ombudsmena-nazvav-najposirenisi-porusenna-u-miscah-poselenna-pereselenciv.html" text:style-name="Internet_20_link" text:visited-style-name="Visited_20_Internet_20_Link">
https://www.ukrinform.ua/rubric-society/3703757-ofis-ombudsmena-nazvav-najposirenisi-porusenna-u-miscah-poselenna-pereselenciv.html</text:a>
</text:p>
      <!--NEWS-->
      <text:h text:style-name="P10" text:outline-level="1">
<text:span text:style-name="T4">
美国寻求中国迫使俄罗斯结束战争 - 大使</text:span>
</text:h>
      <text:p text:style-name="P4">
作者: Ukrinform (Person)</text:p>
      <text:p text:style-name="P4">
出版商: Укринформ (Organization)</text:p>
      <text:p text:style-name="P4">
出版时间: 2023-05-02T18:17:58+03:00</text:p>
      <text:p text:style-name="P4">
修改时间: 2023-05-02T18:17:58+03:00</text:p>
      <text:p text:style-name="P4">
描述: 中国应点击普京，以阻止乌克兰的任何战斗，带出其部队，乌克兰恢复了主权。  - 乌克林。</text:p>
      <text:p text:style-name="P4">
图片: ["<text:a xlink:type="simple" xlink:href="https://static.ukrinform.com/photos/2023_05/thumb_files/630_360_1683040627-428.jpg" text:style-name="Internet_20_link" text:visited-style-name="Visited_20_Internet_20_Link">
630_360_16830...</text:a>
"]</text:p>
      <text:p text:style-name="P4">
标签: ['Китай', 'США', 'Україна', 'Війна з росією']</text:p>
      <text:p text:style-name="P4">
类型: Article</text:p>
      <!--METADATA-->
      <text:p text:style-name="P4">
<draw:frame draw:style-name="fr1" draw:name="Image134" text:anchor-type="as-char" svg:width="6.9236in" svg:height="3.956343in" draw:z-index="0">
<draw:image xlink:href="../Images/yкринформ/2023-05-02T18-17-58-03-00/630_360_1683040627-428.jpg" xlink:type="simple" xlink:show="embed" xlink:actuate="onLoad" draw:mime-type="image/jpeg"/>
</draw:frame>
中国必须进入普京，以阻止乌克兰，离职部队的任何战斗，乌克兰恢复了其主权。</text:p>
      <text:p text:style-name="P4">
乌克林福姆自己的记者报道，美国大使尼古拉斯·伯恩斯(Nicholas Burns)周二在周二举行的华盛顿官方职位表达了这一立场。</text:p>
      <text:p text:style-name="P4">
美国大使说：“中国与俄罗斯保持着密切的关系，俄罗斯坚持的关系。”</text:p>
      <text:p text:style-name="P4">
他指出，中国的信息领域充满了俄罗斯叙事，他们说，乌克兰的战争对美国和北约有罪，这是荒谬的。 但是，用它的话说，战争问题是由一个人弗拉基米尔·普京(Vladimir Putin)造成的，文明社区试图捍卫联合国宪章中规定的原则。</text:p>
      <text:p text:style-name="P4">
<text:span text:style-name="T4">
另请阅读：</text:span>
 <text:a xlink:type="simple" xlink:href="https://www.ukrinform.ua/rubric-polytics/3703322-dla-kitau-bude-rozumnim-priednatisa-do-mirnogo-planu-zelenskogo-posol-britanii.html" text:style-name="Internet_20_link" text:visited-style-name="Visited_20_Internet_20_Link">
<text:span text:style-name="T4">
中国</text:span>
</text:a>
一位外交官说：“我们需要从中国那里看到的东西，以便他推动俄罗斯带来部队，以便乌克兰可以归还其整个领土并在这个词的各个方面完全成为主权。”</text:p>
      <text:p text:style-name="P4">
他解释说，俄罗斯应该停止轰炸和平的宿舍，学校，医院和住宅建筑。</text:p>
      <text:p text:style-name="P4">
此外，大使指出，美国希望与全球粮食安全领域的中国大厅合作，尤其是在残酷和俄罗斯联邦对乌克兰的法律侵略的背景下。 在这方面，他强调了对黑海谷物一致性延续的阐述，该协议尤其是向非洲和亚洲提供的食品供应，这些食品迫切需要它。</text:p>
      <text:p text:style-name="P4">
<text:span text:style-name="T4">
另请阅读：</text:span>
 <text:a xlink:type="simple" xlink:href="https://www.ukrinform.ua/rubric-polytics/3702742-v-mzs-ukraini-ne-viklucaut-poserednictva-pekina-u-pripinenni-vijni.html" text:style-name="Internet_20_link" text:visited-style-name="Visited_20_Internet_20_Link">
</text:a>
伯恩斯还称赞了领导人对话的事实<text:a xlink:type="simple" xlink:href="https://www.ukrinform.ua/tag-kitaj" text:style-name="Internet_20_link" text:visited-style-name="Visited_20_Internet_20_Link">
</text:a>
习近平与乌克兰总统。 美国在这方面说：“佛教徒已被提议维持纳迪 - 瓦利德总统泽伦斯基的接触数月。”</text:p>
      <text:p text:style-name="P4">
在这种情况下，他用“良好的第一步”称领导者最近的对话，但他指出，有必要等待这种情况进一​​步发展。</text:p>
      <text:p text:style-name="P4">
据报道，乌克兰沃迪米尔·泽伦斯基总统于4月26日举行<text:a xlink:type="simple" xlink:href="https://www.ukrinform.ua/rubric-polytics/3701129-rozmova-zelenskogo-ta-si-czinpina-detali.html" text:style-name="Internet_20_link" text:visited-style-name="Visited_20_Internet_20_Link">
</text:a>
</text:p>
      <text:p text:style-name="P4">
News Source: <text:a xlink:type="simple" xlink:href="https://www.ukrinform.ua/rubric-polytics/3703759-ssa-pragnut-abi-kitaj-zmusiv-rosiu-pripiniti-vijnu-posol.html" text:style-name="Internet_20_link" text:visited-style-name="Visited_20_Internet_20_Link">
https://www.ukrinform.ua/rubric-polytics/3703759-ssa-pragnut-abi-kitaj-zmusiv-rosiu-pripiniti-vijnu-posol.html</text:a>
</text:p>
      <!--NEWS-->
      <text:h text:style-name="P10" text:outline-level="1">
<text:span text:style-name="T4">
明年乌克兰可以进入Dwiitalia的起步阶段</text:span>
</text:h>
      <text:p text:style-name="P4">
作者: Ukrinform (Person)</text:p>
      <text:p text:style-name="P4">
出版商: Укринформ (Organization)</text:p>
      <text:p text:style-name="P4">
出版时间: 2023-05-02T18:20:00+03:00</text:p>
      <text:p text:style-name="P4">
修改时间: 2023-05-02T18:20:00+03:00</text:p>
      <text:p text:style-name="P4">
描述: 考虑到俄罗斯的全面入侵，如果没有任何威胁到乌克兰的参与者，这将发生。  - 乌克林。</text:p>
      <text:p text:style-name="P4">
图片: ["<text:a xlink:type="simple" xlink:href="https://static.ukrinform.com/photos/2023_05/thumb_files/630_360_1683040708-793.jpg" text:style-name="Internet_20_link" text:visited-style-name="Visited_20_Internet_20_Link">
630_360_16830...</text:a>
"]</text:p>
      <text:p text:style-name="P4">
标签: ['Велогонка']</text:p>
      <text:p text:style-name="P4">
类型: Article</text:p>
      <!--METADATA-->
      <text:p text:style-name="P4">
<draw:frame draw:style-name="fr1" draw:name="Image135" text:anchor-type="as-char" svg:width="6.9236in" svg:height="3.956343in" draw:z-index="0">
<draw:image xlink:href="../Images/yкринформ/2023-05-02T18-20-00-03-00/630_360_1683040708-793.jpg" xlink:type="simple" xlink:show="embed" xlink:actuate="onLoad" draw:mime-type="image/jpeg"/>
</draw:frame>
塞斯蒂安(Cestean)考虑到俄罗斯的全面入侵，没有什么威胁乌克兰的参与者。</text:p>
      <text:p text:style-name="P4">
这一说法是由意大利安东尼奥·塔亚尼(Antonio Tayani)在[]的(https://www.agenzianova.com/en/news/tajani-la-prossima-edizione-del-giro-ditalia-partira-dallucraina-se-la-situazione-lo-permettera/)Agenzianova，乌克林福姆报道。</text:p>
      <text:p text:style-name="P4">
“这将是对我们支持的国家的关注的迹象。 当然，应该有[必要的]条件，情况应为此做出贡献，”意大利外交部长。</text:p>
      <text:p text:style-name="P4">
Giro d'Italia开始在意大利以外14次。 2022年，她在匈牙利的首都 - 布达佩斯，并以维罗纳结束。</text:p>
      <text:p text:style-name="P4">
今年，比赛将于5月6日星期六在意大利Ortho开始。</text:p>
      <text:p text:style-name="P4">
总共有26名乌克兰人在Dyitalia历史上表演。 Sergei Gonchar通常从我们的假假goth到Giro -10次开始。 截至5月2日，乌克兰骑手尚未陈述Jiro Dyitalia-2023。</text:p>
      <text:p text:style-name="P4">
<text:span text:style-name="T4">
另请阅读：</text:span>
 <text:a xlink:type="simple" xlink:href="https://www.ukrinform.ua/rubric-sports/3631134-v-ukraini-zavivsa-drugij-velogonsik-u-svitovomu-turi.html" text:style-name="Internet_20_link" text:visited-style-name="Visited_20_Internet_20_Link">
</text:a>
据乌克林福姆报道，去年，澳大利亚人贾辛利(Jachindley)赢得了吉罗·德(Jiro D'Italia)，他倡导“ Bora-​​Hansgrohe”团队。</text:p>
      <text:p text:style-name="P4">
照片：Getty图像</text:p>
      <text:p text:style-name="P4">
News Source: <text:a xlink:type="simple" xlink:href="https://www.ukrinform.ua/rubric-sports/3703760-nastupnogo-roku-ukraina-moze-prijnati-startovij-etap-dziro-ditalia.html" text:style-name="Internet_20_link" text:visited-style-name="Visited_20_Internet_20_Link">
https://www.ukrinform.ua/rubric-sports/3703760-nastupnogo-roku-ukraina-moze-prijnati-startovij-etap-dziro-ditalia.html</text:a>
</text:p>
      <!--NEWS-->
      <text:h text:style-name="P10" text:outline-level="1">
<text:span text:style-name="T4">
政府已任命国家林业机构的临时负责人</text:span>
</text:h>
      <text:p text:style-name="P4">
作者: Ukrinform (Person)</text:p>
      <text:p text:style-name="P4">
出版商: Укринформ (Organization)</text:p>
      <text:p text:style-name="P4">
出版时间: 2023-05-02T18:23:02+03:00</text:p>
      <text:p text:style-name="P4">
修改时间: 2023-05-02T18:23:02+03:00</text:p>
      <text:p text:style-name="P4">
描述: 部长的内阁暂时将州森林资源局负责人的职责置于维克多·斯米尔（Viktor Smol），后者担任该机构副手的职位。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Кабмін', 'Призначення', 'Держлісагентство']</text:p>
      <text:p text:style-name="P4">
类型: Article</text:p>
      <!--METADATA-->
      <text:p text:style-name="P4">
<draw:frame draw:style-name="fr1" draw:name="Image136" text:anchor-type="as-char" svg:width="6.9236in" svg:height="3.956343in" draw:z-index="0">
<draw:image xlink:href="../Images/yкринформ/2023-05-02T18-23-02-03-00/630_360_1678738628-217.jpg" xlink:type="simple" xlink:show="embed" xlink:actuate="onLoad" draw:mime-type="image/jpeg"/>
</draw:frame>
通过他的法令，部长的内阁暂时将国家森林资源局负责人的职责置于维克多·斯科姆(Victor Skoml)，后者担任副机构的职位。</text:p>
      <text:p text:style-name="P4">
关于IT报告乌克林福姆，参考<text:a xlink:type="simple" xlink:href="https://t.me/uriad24/2366" text:style-name="Internet_20_link" text:visited-style-name="Visited_20_Internet_20_Link">
</text:a>
在线政府。</text:p>
      <text:p text:style-name="P4">
“在5月2日的会议上<text:a xlink:type="simple" xlink:href="https://www.ukrinform.ua/tag-kabmin" text:style-name="Internet_20_link" text:visited-style-name="Visited_20_Internet_20_Link">
</text:a>
破坏…关于维克多·史密尔(Victor Smol)国家机构局长的临时任务(上述数字开发，数字化和数字化机构的代理)”， - 证词阅读。</text:p>
      <text:p text:style-name="P4">
<text:span text:style-name="T4">
另请阅读：</text:span>
 <text:a xlink:type="simple" xlink:href="https://www.ukrinform.ua/rubric-economy/3702103-urad-zvilniv-golovu-derzlisagentstva-bolohovca-u-zvazku-z-perehodom-na-insu-posadu.html" text:style-name="Internet_20_link" text:visited-style-name="Visited_20_Internet_20_Link">
<text:span text:style-name="T4">
国家机构</text:span>
</text:a>
据报道，2023年2月1日，其CMU命令<text:a xlink:type="simple" xlink:href="https://www.ukrinform.ua/rubric-economy/3663483-urad-priznaciv-timcasovih-kerivnikiv-mitnoi-sluzbi-ta-derzprodspozivsluzbi.html" text:style-name="Internet_20_link" text:visited-style-name="Visited_20_Internet_20_Link">
</text:a>
根据该协议，乌克兰州森林资源局的第一任副局长发表。</text:p>
      <text:p text:style-name="P4">
News Source: <text:a xlink:type="simple" xlink:href="https://www.ukrinform.ua/rubric-economy/3703761-urad-priznaciv-timcasovogo-kerivnika-derzlisagentstva.html" text:style-name="Internet_20_link" text:visited-style-name="Visited_20_Internet_20_Link">
https://www.ukrinform.ua/rubric-economy/3703761-urad-priznaciv-timcasovogo-kerivnika-derzlisagentstva.html</text:a>
</text:p>
      <!--NEWS-->
      <text:h text:style-name="P10" text:outline-level="1">
<text:span text:style-name="T4">
理事会将建立一个工作委员会以通过军事付款解决局势</text:span>
</text:h>
      <text:p text:style-name="P4">
作者: Ukrinform (Person)</text:p>
      <text:p text:style-name="P4">
出版商: Укринформ (Organization)</text:p>
      <text:p text:style-name="P4">
出版时间: 2023-05-02T18:24:20+03:00</text:p>
      <text:p text:style-name="P4">
修改时间: 2023-05-02T18:24:20+03:00</text:p>
      <text:p text:style-name="P4">
描述: Verkhovna Rada将建立一个工作委员会，该委员会应通过向击退敌人的乌克兰军人付款来规范情况。  - 乌克林。</text:p>
      <text:p text:style-name="P4">
图片: ["<text:a xlink:type="simple" xlink:href="https://static.ukrinform.com/photos/2023_04/thumb_files/630_360_1682685211-525.jpg" text:style-name="Internet_20_link" text:visited-style-name="Visited_20_Internet_20_Link">
630_360_16826...</text:a>
"]</text:p>
      <text:p text:style-name="P4">
标签: ['Фінанси', 'Оборона', 'Гроші', 'Військові', 'Війна з росією']</text:p>
      <text:p text:style-name="P4">
类型: Article</text:p>
      <!--METADATA-->
      <text:p text:style-name="P4">
<draw:frame draw:style-name="fr1" draw:name="Image137" text:anchor-type="as-char" svg:width="6.9236in" svg:height="3.956343in" draw:z-index="0">
<draw:image xlink:href="../Images/yкринформ/2023-05-02T18-24-20-03-00/630_360_1682685211-525.jpg" xlink:type="simple" xlink:show="embed" xlink:actuate="onLoad" draw:mime-type="image/jpeg"/>
</draw:frame>
Verkhovna Rada将建立一个工作委员会，该委员会应与驱除敌人的乌克兰军人的习俗解决局势。</text:p>
      <text:p text:style-name="P4">
预算委员会塔拉斯·巴登科(Taras Batenko)的一位成员宣布了这一点，并报道了乌克林福姆(Ukrinform)的新闻服务<text:a xlink:type="simple" xlink:href="http://t.me/verkhovnaradaukrainy/49795" text:style-name="Internet_20_link" text:visited-style-name="Visited_20_Internet_20_Link">
</text:a>
.</text:p>
      <text:p text:style-name="P4">
«Ми отримали офіційний лист від головнокомандувача <text:a xlink:type="simple" xlink:href="https://www.ukrinform.ua/tag-zsu" text:style-name="Internet_20_link" text:visited-style-name="Visited_20_Internet_20_Link">
</text:a>
瓦莱里·扎卢兹尼(Valery Zaluzhny)要求处理这个问题，并通过创建一个工作组来完善它。 考虑到国家的细分，所有类别的军人都必须在权利上保持平等。 但是，军方的报酬仍然是优先事项。”代理人说。</text:p>
      <text:p text:style-name="P4">
他指出，乌克兰武装部队的融资正在不断增长，正在管理新的船员，需要额外的资金。 目前，财政年度为1万亿人口，纽约州赚取-1万亿亿卢比，这是一个不平衡。</text:p>
      <text:p text:style-name="P4">
“我们正在寻找以什么方式理解。 将会有一个工作委员会，在下一次全体会议上，将解决30,000个问题，并正确解决。” Batenko补充说。</text:p>
      <text:p text:style-name="P4">
<text:span text:style-name="T4">
另请阅读：</text:span>
 <text:a xlink:type="simple" xlink:href="https://www.ukrinform.ua/rubric-society/3700495-viplati-vijskovim-pid-cas-likuvanna-venislavskij-rozpoviv-pro-perspektivi-virisenna-pitanna.html" text:style-name="Internet_20_link" text:visited-style-name="Visited_20_Internet_20_Link">
</text:a>
据报道，4月10日，代表们支持额外的每月付款3万名Hryvnias。</text:p>
      <text:p text:style-name="P4">
News Source: <text:a xlink:type="simple" xlink:href="https://www.ukrinform.ua/rubric-society/3703762-u-radi-stvorat-robocu-komisiu-dla-vreguluvanna-situacii-z-viplatami-vijskovim.html" text:style-name="Internet_20_link" text:visited-style-name="Visited_20_Internet_20_Link">
https://www.ukrinform.ua/rubric-society/3703762-u-radi-stvorat-robocu-komisiu-dla-vreguluvanna-situacii-z-viplatami-vijskovim.html</text:a>
</text:p>
      <!--NEWS-->
      <text:h text:style-name="P10" text:outline-level="1">
<text:span text:style-name="T4">
政府扩大了有权享受临时住房的流离失所者名单</text:span>
</text:h>
      <text:p text:style-name="P4">
作者: Ukrinform (Person)</text:p>
      <text:p text:style-name="P4">
出版商: Укринформ (Organization)</text:p>
      <text:p text:style-name="P4">
出版时间: 2023-05-02T18:25:32+03:00</text:p>
      <text:p text:style-name="P4">
修改时间: 2023-05-02T18:25:32+03:00</text:p>
      <text:p text:style-name="P4">
描述: 部长的内阁补充了有权接收临时住房的内部流离失所者的类别清单。  - 乌克林。</text:p>
      <text:p text:style-name="P4">
图片: ["<text:a xlink:type="simple" xlink:href="https://static.ukrinform.com/photos/2023_03/thumb_files/630_360_1679771891-661.jpeg" text:style-name="Internet_20_link" text:visited-style-name="Visited_20_Internet_20_Link">
630_360_16797...</text:a>
"]</text:p>
      <text:p text:style-name="P4">
标签: ['Переселенці', 'Уряд', 'Житло']</text:p>
      <text:p text:style-name="P4">
类型: Article</text:p>
      <!--METADATA-->
      <text:p text:style-name="P4">
<draw:frame draw:style-name="fr1" draw:name="Image138" text:anchor-type="as-char" svg:width="6.9236in" svg:height="3.956343in" draw:z-index="0">
<draw:image xlink:href="../Images/yкринформ/2023-05-02T18-25-32-03-00/630_360_1679771891-661.jpeg" xlink:type="simple" xlink:show="embed" xlink:actuate="onLoad" draw:mime-type="image/jpeg"/>
</draw:frame>
部长的内阁补充了有权接受临时住房的内部流离失所者的类别清单。</text:p>
      <text:p text:style-name="P4">
乌克林福姆(Ukrinform(https://t.me/minre_ua/3230?fbclid=IwAR1H2kgIXt8W09rBZRZ_7IAR7tj9SfyrhFer_bvmaitzhMhy4v0O0rhuTyk).</text:p>
      <text:p text:style-name="P4">
“Сьогодні Кабмін схвалив зміни до Порядку формування фондів житла,призначеного для тимчасового проживання <text:a xlink:type="simple" xlink:href="https://www.ukrinform.ua/tag-pereselenci" text:style-name="Internet_20_link" text:visited-style-name="Visited_20_Internet_20_Link">
 </text:a>
。 该基金是由当地自政府机构组成的，”在消息中。</text:p>
      <text:p text:style-name="P4">
<text:span text:style-name="T4">
另请阅读：</text:span>
 <text:a xlink:type="simple" xlink:href="https://www.ukrinform.ua/rubric-vidbudova/3703665-na-mikolaivsini-rozrobili-proekt-budinku-na-1700-kvartir-dla-pereselenciv.html" text:style-name="Internet_20_link" text:visited-style-name="Visited_20_Internet_20_Link">
<text:span text:style-name="T4">
流离失所的人</text:span>
</text:a>
尤其是临时住宿场所将在企业雇员中提供一个内部流离失所的人，这些人员搬迁到安全地区。 还有 - 属于脆弱座位的IDP。</text:p>
      <text:p text:style-name="P4">
部长的内阁批准了有权获得临时住房的灭绝者的人口中处于弱势群体的人口。</text:p>
      <text:p text:style-name="P4">
<text:span text:style-name="T4">
另请阅读：</text:span>
 <text:a xlink:type="simple" xlink:href="https://www.ukrinform.ua/rubric-society/3703757-ofis-ombudsmena-nazvav-najposirenisi-porusenna-u-miscah-poselenna-pereselenciv.html" text:style-name="Internet_20_link" text:visited-style-name="Visited_20_Internet_20_Link">
<text:span text:style-name="T4">
流离失所的人</text:span>
</text:a>
尤其是脆弱的类别，包括残疾人，60岁的孤儿，被剥夺了独立教育孩子的父母护理和剥夺的人，以及为敌对行动的一顿饭，大型和低收入的服务的服务人员家属。</text:p>
      <text:p text:style-name="P4">
根据乌克林福姆的说法，政府改善了从危险地区撤离的国家援助的机制。</text:p>
      <text:p text:style-name="P4">
News Source: <text:a xlink:type="simple" xlink:href="https://www.ukrinform.ua/rubric-society/3703763-urad-rozsiriv-perelik-pereselenciv-aki-maut-pravo-na-timcasove-zitlo.html" text:style-name="Internet_20_link" text:visited-style-name="Visited_20_Internet_20_Link">
https://www.ukrinform.ua/rubric-society/3703763-urad-rozsiriv-perelik-pereselenciv-aki-maut-pravo-na-timcasove-zitlo.html</text:a>
</text:p>
      <!--NEWS-->
      <text:h text:style-name="P10" text:outline-level="1">
<text:span text:style-name="T4">
所有 - 俄罗斯田径联合会拒绝将Sevastopol和Crimea带到其构图</text:span>
</text:h>
      <text:p text:style-name="P4">
作者: Ukrinform (Person)</text:p>
      <text:p text:style-name="P4">
出版商: Укринформ (Organization)</text:p>
      <text:p text:style-name="P4">
出版时间: 2023-05-02T18:26:52+03:00</text:p>
      <text:p text:style-name="P4">
修改时间: 2023-05-02T18:26:52+03:00</text:p>
      <text:p text:style-name="P4">
描述: 这样做是为了能够恢复您在世界田径运动中的会员资格。  - 乌克林。</text:p>
      <text:p text:style-name="P4">
图片: ["<text:a xlink:type="simple" xlink:href="https://static.ukrinform.com/photos/2023_05/thumb_files/630_360_1683041128-199.jpg" text:style-name="Internet_20_link" text:visited-style-name="Visited_20_Internet_20_Link">
630_360_16830...</text:a>
"]</text:p>
      <text:p text:style-name="P4">
标签: ['Легка атлетика']</text:p>
      <text:p text:style-name="P4">
类型: Article</text:p>
      <!--METADATA-->
      <text:p text:style-name="P4">
<draw:frame draw:style-name="fr1" draw:name="Image139" text:anchor-type="as-char" svg:width="6.9236in" svg:height="3.956343in" draw:z-index="0">
<draw:image xlink:href="../Images/yкринформ/2023-05-02T18-26-52-03-00/630_360_1683041128-199.jpg" xlink:type="simple" xlink:show="embed" xlink:actuate="onLoad" draw:mime-type="image/jpeg"/>
</draw:frame>
粘贴以便能够恢复您的世界专业成员资格。</text:p>
      <text:p text:style-name="P4">
这样的 <text:a xlink:type="simple" xlink:href="https://sevastopol.su/news/vserossiyskaya-federaciya-legkoy-atletiki-otkazalas-prinimat-sevastopol-i-krym" text:style-name="Internet_20_link" text:visited-style-name="Visited_20_Internet_20_Link">
</text:a>
成为塞瓦斯托波尔照明联合会的主席(亚麻)乌克林福姆报道，伊戈尔·帕克林(Igor Paklin)。</text:p>
      <text:p text:style-name="P4">
“俄罗斯体育部已决定我们(轻型田径联盟)作为一个法人实体，我们将并行注册和工作，但没有确认所有俄罗斯联邦的会员资格。 由于运动员在没有这样的竞技场的情况下，因此很难谈论运动员的发展。 塞瓦斯托波尔不应该得到这种态度。 头海岸城市。 没有任何运动场所令人羞辱。”帕克林说。</text:p>
      <text:p text:style-name="P4">
<text:span text:style-name="T4">
另请阅读：</text:span>
 <text:a xlink:type="simple" xlink:href="https://www.ukrinform.ua/rubric-sports/3703697-vismoh-rosian-ne-dopustili-do-ucasti-na-cs2023-z-dzudo.html" text:style-name="Internet_20_link" text:visited-style-name="Visited_20_Internet_20_Link">
<text:span text:style-name="T4">
柔道</text:span>
</text:a>
据乌克林福姆报道，WFLU在2015年通过兴奋剂丑闻停止了世界田径运动。</text:p>
      <text:p text:style-name="P4">
照片：Getty图像</text:p>
      <text:p text:style-name="P4">
News Source: <text:a xlink:type="simple" xlink:href="https://www.ukrinform.ua/rubric-sports/3703764-vserosijska-federacia-legkoi-atletiki-vidmovilasa-prijmati-do-svogo-skladu-sevastopol-ta-krim.html" text:style-name="Internet_20_link" text:visited-style-name="Visited_20_Internet_20_Link">
https://www.ukrinform.ua/rubric-sports/3703764-vserosijska-federacia-legkoi-atletiki-vidmovilasa-prijmati-do-svogo-skladu-sevastopol-ta-krim.html</text:a>
</text:p>
      <!--NEWS-->
      <text:h text:style-name="P10" text:outline-level="1">
<text:span text:style-name="T4">
财政部：四个月内的国家预算赤字 - 近2530亿</text:span>
</text:h>
      <text:p text:style-name="P4">
作者: Ukrinform (Person)</text:p>
      <text:p text:style-name="P4">
出版商: Укринформ (Organization)</text:p>
      <text:p text:style-name="P4">
出版时间: 2023-05-02T18:30:40+03:00</text:p>
      <text:p text:style-name="P4">
修改时间: 2023-05-02T18:30:40+03:00</text:p>
      <text:p text:style-name="P4">
描述: 自年初以来，4月份，国家预算的一般基金获得了1628亿美元的UAH  -  uah 5516亿。 四个月内的预算赤字总计2.529亿。  - 乌克林。</text:p>
      <text:p text:style-name="P4">
图片: ["<text:a xlink:type="simple" xlink:href="https://static.ukrinform.com/photos/2018_10/thumb_files/630_360_1539178844-949.jpeg" text:style-name="Internet_20_link" text:visited-style-name="Visited_20_Internet_20_Link">
630_360_15391...</text:a>
"]</text:p>
      <text:p text:style-name="P4">
标签: ['Бюджет', 'Мінфін', 'Дефіцит']</text:p>
      <text:p text:style-name="P4">
类型: Article</text:p>
      <!--METADATA-->
      <text:p text:style-name="P4">
<draw:frame draw:style-name="fr1" draw:name="Image140" text:anchor-type="as-char" svg:width="6.9236in" svg:height="3.956343in" draw:z-index="0">
<draw:image xlink:href="../Images/yкринформ/2023-05-02T18-30-40-03-00/630_360_1539178844-949.jpeg" xlink:type="simple" xlink:show="embed" xlink:actuate="onLoad" draw:mime-type="image/jpeg"/>
</draw:frame>
自年初-5516亿UAH以来，国家预算的一般基金在Aprilido获得了1628亿美元的UAH。 四个月内的预算赤字总计2.529亿。</text:p>
      <text:p text:style-name="P4">
正如乌克林福姆报道的那样，它报告了<text:a xlink:type="simple" xlink:href="https://www.mof.gov.ua/uk/news/u_kvitni_do_zagalnogo_fondu_derzhavnogo_biudzhetu_nadiishlo_1628_mlrd_griven-3987" text:style-name="Internet_20_link" text:visited-style-name="Visited_20_Internet_20_Link">
</text:a>
报告中说：“根据国家财政部的运营数据，2023年4月，国家预算一年的一年获得了1628亿美元的UAH。”</text:p>
      <text:p text:style-name="P4">
值得注意的是，在由税务机关控制的付款中，主要收入是以：[]为代价的。(https://www.ukrinform.ua/tag-podatki)从进口商品增加到乌克兰海关供应的增值 - 乌阿251亿，乌克兰的增值税 -  uah 166亿(收获了280亿亿美元，回收了114亿)，个人所得税和军事费用 -  UAH 13.4.4th，消费税 -  UAH 99亿，使用租金 -  UAH 49亿，所得税 -  UAH 23亿UAH UAH 22亿。</text:p>
      <text:p text:style-name="P4">
在这种情况下，州税务服务的月收入清单为107.3％(+ 32亿UAH).</text:p>
      <text:p text:style-name="P4">
Надходження ЄСВ до Пенсійного фонду та фондів соціального страхування у квітністановили 37,9 млрд грн.</text:p>
      <text:p text:style-name="P4">
<text:span text:style-name="T4">
Читайте також:</text:span>
 <text:a xlink:type="simple" xlink:href="https://www.ukrinform.ua/rubric-economy/3703313-plan-po-nadhodzennu-podatkiv-do-budzetu-u-kvitni-perevikonali-na-7-getmancev.html" text:style-name="Internet_20_link" text:visited-style-name="Visited_20_Internet_20_Link">
 </text:a>
4月，乌克兰以国际援助的形式从美国获得了457亿美元的UAH(赠款). Одночасно 35,9 млрд грн надійшло до загального фонду державногобюджету від НБУ.</text:p>
      <text:p text:style-name="P4">
Загалом за оперативними даними Держказначейства за січень-квітень 2023 року дозагального фонду державного бюджету надійшло 551,6 млрд грн. В цілому, запідсумками перших чотирьох місяців поточного року, до загального іспеціального фондів державного бюджету надійшло 787,6 млрд грн податків,зборів та інших платежів. Надходження ЄСВ до Пенсійного фонду та фондівсоціального страхування склали 143,2 млрд грн.</text:p>
      <text:p text:style-name="P4">
За січень-квітень 2023 року касові видатки державного бюджету становили 1043,2 млрд грн, у тому числі загального фонду – 865,2 млрд грн, або 93,8% відрозпису звітного періоду.</text:p>
      <text:p text:style-name="P4">
<text:span text:style-name="T4">
Читайте також:</text:span>
 <text:a xlink:type="simple" xlink:href="https://www.ukrinform.ua/rubric-economy/3703312-povernenna-doplat-vijskovim-moze-zbilsiti-deficit-ukrainskogo-budzetu-mvf.html" text:style-name="Internet_20_link" text:visited-style-name="Visited_20_Internet_20_Link">
 <text:span text:style-name="T4">
МВФ</text:span>
 </text:a>
</text:p>
      <text:p text:style-name="P4">
据乌克林福姆(Ukrinform)报道，2022年UAH 1,4911亿美元是国家预算的一般基金。</text:p>
      <text:p text:style-name="P4">
News Source: <text:a xlink:type="simple" xlink:href="https://www.ukrinform.ua/rubric-economy/3703766-minfin-deficit-derzbudzetu-za-cotiri-misaci-majze-253-milardi.html" text:style-name="Internet_20_link" text:visited-style-name="Visited_20_Internet_20_Link">
https://www.ukrinform.ua/rubric-economy/3703766-minfin-deficit-derzbudzetu-za-cotiri-misaci-majze-253-milardi.html</text:a>
</text:p>
      <!--NEWS-->
      <text:h text:style-name="P10" text:outline-level="1">
<text:span text:style-name="T4">
现场乘法：在乌克兰已经调查了约7万公顷</text:span>
</text:h>
      <text:p text:style-name="P4">
作者: Ukrinform (Person)</text:p>
      <text:p text:style-name="P4">
出版商: Укринформ (Organization)</text:p>
      <text:p text:style-name="P4">
出版时间: 2023-05-02T18:31:00+03:00</text:p>
      <text:p text:style-name="P4">
修改时间: 2023-05-02T18:31:00+03:00</text:p>
      <text:p text:style-name="P4">
描述: 在乌克兰，在农业土地的人道主义矿产矿物质中已经进行了大约70,000公顷的调查。  - 乌克林。</text:p>
      <text:p text:style-name="P4">
图片: ["<text:a xlink:type="simple" xlink:href="https://static.ukrinform.com/photos/2023_04/thumb_files/630_360_1681825638-800.jpg" text:style-name="Internet_20_link" text:visited-style-name="Visited_20_Internet_20_Link">
630_360_16818...</text:a>
"]</text:p>
      <text:p text:style-name="P4">
标签: ['Розмінування', 'Сільське господарство', 'Земля', 'Єдині новини']</text:p>
      <text:p text:style-name="P4">
类型: Article</text:p>
      <!--METADATA-->
      <text:p text:style-name="P4">
<draw:frame draw:style-name="fr1" draw:name="Image141" text:anchor-type="as-char" svg:width="6.9236in" svg:height="3.956343in" draw:z-index="0">
<draw:image xlink:href="../Images/yкринформ/2023-05-02T18-31-00-03-00/630_360_1681825638-800.jpg" xlink:type="simple" xlink:show="embed" xlink:actuate="onLoad" draw:mime-type="image/jpeg"/>
</draw:frame>
在乌克兰，人道主义农业用地的局限性已经调查了7.0万公顷。</text:p>
      <text:p text:style-name="P4">
根据乌克兰通讯员的报道，乌克兰政策和乌克兰食品副部长在数字发展，数字化转型和数字化丹尼斯·巴什利克(Denis Bashlyk)在电视“ unincosta”中说。</text:p>
      <text:p text:style-name="P4">
“政府已提出了包括土地的矿工的重点农业<text:a xlink:type="simple" xlink:href="https://www.ukrinform.ua/tag-zemla" text:style-name="Internet_20_link" text:visited-style-name="Visited_20_Internet_20_Link">
</text:a>
”， - 副部长说。</text:p>
      <text:p text:style-name="P4">
Bashlyk指出，由于资源有限，乌克兰的农业土地毁灭过程被缓慢地淹没。 特别是，矿山的速度取决于该过程中涉及的袋数以及矿山工作所需的机器数量。</text:p>
      <text:p text:style-name="P4">
<text:span text:style-name="T4">
另请阅读：</text:span>
 <text:a xlink:type="simple" xlink:href="https://www.ukrinform.ua/rubric-vidbudova/3702054-urad-vidkrivae-specrahunok-dla-gumanitarnogo-rozminuvanna-smigal.html" text:style-name="Internet_20_link" text:visited-style-name="Visited_20_Internet_20_Link">
<text:span text:style-name="T4">
 Demining </text:span>
</text:a>
副部长解释说，乌克兰的农业用地处于三个阶段：非技术检查(检查地雷)，直接降低和质量控制。 然后给出了往来交换土地并可以耕种的对应关系。</text:p>
      <text:p text:style-name="P4">
他还补充说，农业尘世1公顷的价格取决于矿山和爆炸物的污染水平。 面包的地下室平均而言，脱落一公顷的成本从5,000到10万UAH不等。</text:p>
      <text:p text:style-name="P4">
<text:span text:style-name="T4">
另请阅读：</text:span>
 <text:a xlink:type="simple" xlink:href="https://www.ukrinform.ua/rubric-society/3700550-dsns-potrebue-sonajmense-60-masin-mehanizovanogo-rozminuvanna.html" text:style-name="Internet_20_link" text:visited-style-name="Visited_20_Internet_20_Link">
<text:span text:style-name="T4">
 Demining </text:span>
</text:a>
据乌克林福姆(Ukrinform)报道，对于人道主义的乌克兰人来说，乌克兰需要的专家比今天的工作要多。 乌克兰南部和东部最大的正方形土地。 在Kherson地区，有必要监视超过20.8万公顷的Kharkiv地区 - 近1.6万公顷，而Vomikolaiv  - 超过8.5万公顷。</text:p>
      <text:p text:style-name="P4">
News Source: <text:a xlink:type="simple" xlink:href="https://www.ukrinform.ua/rubric-economy/3703769-rozminuvanna-poliv-v-ukraini-obstezili-vze-blizko-70-tisac-gektariv.html" text:style-name="Internet_20_link" text:visited-style-name="Visited_20_Internet_20_Link">
https://www.ukrinform.ua/rubric-economy/3703769-rozminuvanna-poliv-v-ukraini-obstezili-vze-blizko-70-tisac-gektariv.html</text:a>
</text:p>
      <!--NEWS-->
      <text:h text:style-name="P10" text:outline-level="1">
<text:span text:style-name="T4">
俄罗斯人在赫尔森地区开了一个村庄，受伤的少年</text:span>
</text:h>
      <text:p text:style-name="P4">
作者: Ukrinform (Person)</text:p>
      <text:p text:style-name="P4">
出版商: Укринформ (Organization)</text:p>
      <text:p text:style-name="P4">
出版时间: 2023-05-02T18:38:32+03:00</text:p>
      <text:p text:style-name="P4">
修改时间: 2023-05-02T18:38:32+03:00</text:p>
      <text:p text:style-name="P4">
描述: 在赫尔森地区，敌人在贝斯拉夫社区的乌罗泽恩村开火，这是一个少年受伤的。  - 乌克林。</text:p>
      <text:p text:style-name="P4">
图片: ["<text:a xlink:type="simple" xlink:href="https://static.ukrinform.com/photos/2022_10/thumb_files/630_360_1666685096-575.jpg" text:style-name="Internet_20_link" text:visited-style-name="Visited_20_Internet_20_Link">
630_360_16666...</text:a>
"]</text:p>
      <text:p text:style-name="P4">
标签: ['Херсонщина', 'Поранені', 'Війна з росією']</text:p>
      <text:p text:style-name="P4">
类型: Article</text:p>
      <!--METADATA-->
      <text:p text:style-name="P4">
<draw:frame draw:style-name="fr1" draw:name="Image142" text:anchor-type="as-char" svg:width="6.9236in" svg:height="3.956343in" draw:z-index="0">
<draw:image xlink:href="../Images/yкринформ/2023-05-02T18-38-32-03-00/630_360_1666685096-575.jpg" xlink:type="simple" xlink:show="embed" xlink:actuate="onLoad" draw:mime-type="image/jpeg"/>
</draw:frame>
纳克森地区在受伤的少年贝斯拉夫(Beryslav Community)的乌罗泽恩(Urozhayne)村开火。</text:p>
      <text:p text:style-name="P4">
正如乌克林福姆报道的那样，它报告了<text:a xlink:type="simple" xlink:href="http://t.me/khersonskaODA/5529" text:style-name="Internet_20_link" text:visited-style-name="Visited_20_Internet_20_Link">
</text:a>
。</text:p>
      <text:p text:style-name="P4">
消息写道：“俄罗斯人被贝斯拉夫(Beryslav)社区向乌罗齐(Urozhayne)村开火 - 一个16岁的少年受伤。”</text:p>
      <text:p text:style-name="P4">
正如所指出的那样，受害人最近的医疗机构被送往乌克兰人。 现在，医生为他提供了必要的帮助，男孩的状况是善意。</text:p>
      <text:p text:style-name="P4">
<text:span text:style-name="T4">
另请阅读：</text:span>
 <text:a xlink:type="simple" xlink:href="https://www.ukrinform.ua/rubric-regions/3703512-raketnij-udar-po-pavlogradu-v-ova-rozpovili-pro-stan-poranenih-ditej.html" text:style-name="Internet_20_link" text:visited-style-name="Visited_20_Internet_20_Link">
</text:a>
作为 <text:a xlink:type="simple" xlink:href="https://www.ukrinform.ua/rubric-ato/3703696-v-op-utocnili-naslidki-obstrilu-hersonsini-rosiani-skinuli-dvi-aviabombi-troe-zagiblih.html" text:style-name="Internet_20_link" text:visited-style-name="Visited_20_Internet_20_Link">
 </text:a>
乌克林福姆，俄罗斯军队跌落到巨人村附近的岛上<text:a xlink:type="simple" xlink:href="https://www.ukrinform.ua/tag-hersonsina" text:style-name="Internet_20_link" text:visited-style-name="Visited_20_Internet_20_Link">
</text:a>
两架托管飞机，由于三人被杀，五人受伤。</text:p>
      <text:p text:style-name="P4">
<text:span text:style-name="T5">
照片说明性</text:span>
</text:p>
      <text:p text:style-name="P4">
News Source: <text:a xlink:type="simple" xlink:href="https://www.ukrinform.ua/rubric-ato/3703773-rosiani-obstrilali-selo-na-hersonsini-poranenij-pidlitok.html" text:style-name="Internet_20_link" text:visited-style-name="Visited_20_Internet_20_Link">
https://www.ukrinform.ua/rubric-ato/3703773-rosiani-obstrilali-selo-na-hersonsini-poranenij-pidlitok.html</text:a>
</text:p>
      <!--NEWS-->
      <text:h text:style-name="P10" text:outline-level="1">
<text:span text:style-name="T4">
在Kharkiv地区，两个机械师在野外死亡并死亡</text:span>
</text:h>
      <text:p text:style-name="P4">
作者: Ukrinform (Person)</text:p>
      <text:p text:style-name="P4">
出版商: Укринформ (Organization)</text:p>
      <text:p text:style-name="P4">
出版时间: 2023-05-02T18:41:00+03:00</text:p>
      <text:p text:style-name="P4">
修改时间: 2023-05-02T18:41:00+03:00</text:p>
      <text:p text:style-name="P4">
描述: 在哈尔基夫（Kharkiv），在农业工作期间在野外爆炸的两名男子因受伤而死亡。  - 乌克林。</text:p>
      <text:p text:style-name="P4">
图片: ["<text:a xlink:type="simple" xlink:href="https://static.ukrinform.com/photos/2023_02/thumb_files/630_360_1676281282-210.jpg" text:style-name="Internet_20_link" text:visited-style-name="Visited_20_Internet_20_Link">
630_360_16762...</text:a>
"]</text:p>
      <text:p text:style-name="P4">
标签: ['Міна', 'Харківщина', 'Війна з росією', 'Єдині новини']</text:p>
      <text:p text:style-name="P4">
类型: Article</text:p>
      <!--METADATA-->
      <text:p text:style-name="P4">
<draw:frame draw:style-name="fr1" draw:name="Image143" text:anchor-type="as-char" svg:width="6.9236in" svg:height="3.956343in" draw:z-index="0">
<draw:image xlink:href="../Images/yкринформ/2023-05-02T18-41-00-03-00/630_360_1676281282-210.jpg" xlink:type="simple" xlink:show="embed" xlink:actuate="onLoad" draw:mime-type="image/jpeg"/>
</draw:frame>
纳基夫希纳(Nakarkivshchyna)在定期工作中在野外爆炸的两名男子因受伤而死亡。</text:p>
      <text:p text:style-name="P4">
乌克林福姆报道，这是由哈尔基夫地区军事管理局负责人在国家电话“统一新闻”的空中报道的。</text:p>
      <text:p text:style-name="P4">
“今天，大约14:20在伊祖姆(Izyum)区，在韦尔比夫卡(Verbivka)和狼尤尔(Wolf Yules)之间，他们在农业机械上爆炸。</text:p>
      <text:p text:style-name="P4">
<text:span text:style-name="T4">
另请阅读：</text:span>
 <text:a xlink:type="simple" xlink:href="https://www.ukrinform.ua/rubric-regions/3697559-u-centri-balaklii-zinka-nastupila-na-minupelustku.html" text:style-name="Internet_20_link" text:visited-style-name="Visited_20_Internet_20_Link">
</text:a>
他指出，专家目前正在当场工作<text:a xlink:type="simple" xlink:href="https://www.ukrinform.ua/tag-dsns" text:style-name="Internet_20_link" text:visited-style-name="Visited_20_Internet_20_Link">
</text:a>
。</text:p>
      <text:p text:style-name="P4">
据他说，总的来说，该地区的矿山危险仍然很高。</text:p>
      <text:p text:style-name="P4">
“每天，SES的加强烟火单元在哈尔基夫地区的脱落方面工作。 这些作品涉及250多人和100多个单位。” OVA负责人说。</text:p>
      <text:p text:style-name="P4">
根据政府的说法，已经确定并处置了近66,000个生产对象。</text:p>
      <text:p text:style-name="P4">
“根据哈尔基夫地区紧急医疗援助区域中心的最新信息，今天在伊祖姆斯基地区被炸毁的2名39岁和47岁男子因受伤而被炸死。 不幸的是，医生无法挽救生命。”(https://t.me/synegubov/6102)。</text:p>
      <text:p text:style-name="P4">
<text:span text:style-name="T4">
另请阅读：</text:span>
 <text:a xlink:type="simple" xlink:href="https://www.ukrinform.ua/rubric-regions/3697357-na-hersonsini-traktorist-pidirvavsa-na-mini.html" text:style-name="Internet_20_link" text:visited-style-name="Visited_20_Internet_20_Link">
</text:a>
据报道，4月27日，大约下午4点，一辆服务车在村庄附近的一个反坦克迷你上爆炸。 哈尔基夫地区Dergachiv Gromance的Tokarivka(该和解在2022年9月对武装部队反击的全面入侵开始时被占领).У результаті вибуху загинув 54-річний водій. Інші чотири енергетики отрималитравми різного ступеню важкості.</text:p>
      <text:p text:style-name="P4">
<text:span text:style-name="T5">
Фото ілюстративне</text:span>
</text:p>
      <text:p text:style-name="P4">
News Source: <text:a xlink:type="simple" xlink:href="https://www.ukrinform.ua/rubric-regions/3703718-na-harkivsini-pidirvalisa-u-poli-dvoe-mehanizatoriv.html" text:style-name="Internet_20_link" text:visited-style-name="Visited_20_Internet_20_Link">
https://www.ukrinform.ua/rubric-regions/3703718-na-harkivsini-pidirvalisa-u-poli-dvoe-mehanizatoriv.html</text:a>
</text:p>
      <!--NEWS-->
      <text:h text:style-name="P10" text:outline-level="1">
<text:span text:style-name="T4">
乌克兰的女队已经确定了在金排球欧洲比赛中的扩展作品</text:span>
</text:h>
      <text:p text:style-name="P4">
作者: Ukrinform (Person)</text:p>
      <text:p text:style-name="P4">
出版商: Укринформ (Organization)</text:p>
      <text:p text:style-name="P4">
出版时间: 2023-05-02T18:42:27+03:00</text:p>
      <text:p text:style-name="P4">
修改时间: 2023-05-02T18:42:27+03:00</text:p>
      <text:p text:style-name="P4">
描述: 5月，预计全国一年的第一年将对国家队进行争吵。  - 乌克林。</text:p>
      <text:p text:style-name="P4">
图片: ["<text:a xlink:type="simple" xlink:href="https://static.ukrinform.com/photos/2023_05/thumb_files/630_360_1683042018-841.jpeg" text:style-name="Internet_20_link" text:visited-style-name="Visited_20_Internet_20_Link">
630_360_16830...</text:a>
"]</text:p>
      <text:p text:style-name="P4">
标签: ['Волейбол']</text:p>
      <text:p text:style-name="P4">
类型: Article</text:p>
      <!--METADATA-->
      <text:p text:style-name="P4">
<draw:frame draw:style-name="fr1" draw:name="Image144" text:anchor-type="as-char" svg:width="6.9236in" svg:height="3.956343in" draw:z-index="0">
<draw:image xlink:href="../Images/yкринформ/2023-05-02T18-42-27-03-00/630_360_1683042018-841.jpeg" xlink:type="simple" xlink:show="embed" xlink:actuate="onLoad" draw:mime-type="image/jpeg"/>
</draw:frame>
5月，该团队预计德国一年中的第一年。</text:p>
      <text:p text:style-name="P4">
乌克利福姆报道，在5月底，女子排球队将在5月下旬开始由黄金欧洲球队开始表演，在即将到来的比赛中，蓝色和黄色将在法国和匈牙利的C小组中开始。</text:p>
      <text:p text:style-name="P4">
伊万·佩特科夫(Ivan Petkov)的病房在周年纪念日结束时开始了切尔尼夫西(Chernivtsi)的培训费。 在比赛之前，国家队将与德国争夺一系列争吵(5月19日至20日)和斯洛伐克(5月22日至23日).</text:p>
      <text:p text:style-name="P4">
У зборі беруть участь 27 волейболісток, їх перелік наводить <text:a xlink:type="simple" xlink:href="https://www.volleyball.ua/news/8513-zhinocha-zbirna-ukrayini-rozpochala-pidgotovku-do-zolotoyi-evroligi" text:style-name="Internet_20_link" text:visited-style-name="Visited_20_Internet_20_Link">
</text:a>
排球。</text:p>
      <text:p text:style-name="P4">
<text:span text:style-name="T4">
乌克兰国家队的组成</text:span>
</text:p>
      <text:p text:style-name="P4">
<text:span text:style-name="T5">
boom</text:span>
：Daria Shargorodskaya，Kateryna Huseynova(两者都是“ Prometheus”)，Stanislav Parfyonov(«Alanta»)，维多利亚·奥利尼克(Victoria Oliynyk)(匈牙利的“ Bekeshchaba”);</text:p>
      <text:p text:style-name="P4">
<text:span text:style-name="T5">
liber</text:span>
：Crystina Nemtseva，Kateryna Vasilyeva(两者都是“ Prometheus”)，Alikalutsenko(«Alanta»)，Yana Prokopova(乌克兰U17);</text:p>
      <text:p text:style-name="P4">
_ Central Blocking _：Svetlana Dorsman，Ulyana Kotar，Kateryna Cherkashina，Anastasia Mayevskaya(所有 - “普罗米修斯”)，凯瑟琳·吉林斯卡亚(Catherine Zhilinskaya)(两者都是乌克兰U17)，Xenia Pugach(芬兰的“ LP Viesti”);</text:p>
      <text:p text:style-name="P4">
<text:span text:style-name="T5">
derace</text:span>
：Valery Yakushev(“恩人)，Oleksandrailenko，Yevgeny Hober，Darius Kaplanskaya，Maria Kaplanskaya(所有 - “普罗米修斯”)，玛格丽塔·吉科(Margarita Geiko)(乌克兰U17)，朱莉娅·迪尔(Julia Dimar)(法国的“斯特拉”);</text:p>
      <text:p text:style-name="P4">
<text:span text:style-name="T5">
digonal</text:span>
：安娜·阿蒂什克(Anna Artishuk)，维多利亚·丹查克(Victoria Danchak)(所有 - “普罗米修斯”)，Anastasia Kryduba(“奥普尔”，波兰)。金齐科夫(乌克兰U17).</text:p>
      <text:p text:style-name="P4">
До Фіналу чотирьох з трьох команд у групі C вийде найсильніша збірна.</text:p>
      <text:p text:style-name="P4">
<text:span text:style-name="T4">
Читайте також:</text:span>
 <text:a xlink:type="simple" xlink:href="https://www.ukrinform.ua/rubric-sports/3703504-zbirni-ukraini-z-volejbolu-zigraut-u-zolotij-evrolizi2023.html" text:style-name="Internet_20_link" text:visited-style-name="Visited_20_Internet_20_Link">
 <text:span text:style-name="T4">
волейбол</text:span>
 </text:a>
正如乌克林福姆报道的那样，乌克兰男子国家队也从5月下旬开始从戈德努里症开始。</text:p>
      <text:p text:style-name="P4">
照片：排球</text:p>
      <text:p text:style-name="P4">
News Source: <text:a xlink:type="simple" xlink:href="https://www.ukrinform.ua/rubric-sports/3703777-zinoca-zbirna-ukraini-viznacila-rozsirenij-sklad-na-matci-zolotoi-evroligi-z-volejbolu.html" text:style-name="Internet_20_link" text:visited-style-name="Visited_20_Internet_20_Link">
https://www.ukrinform.ua/rubric-sports/3703777-zinoca-zbirna-ukraini-viznacila-rozsirenij-sklad-na-matci-zolotoi-evroligi-z-volejbolu.html</text:a>
</text:p>
      <!--NEWS-->
      <text:h text:style-name="P10" text:outline-level="1">
<text:span text:style-name="T4">
在被占领的克里米亚，法院在逮捕人权活动家杰珀夫（Jepperov）的逮捕下离开</text:span>
</text:h>
      <text:p text:style-name="P4">
作者: Ukrinform (Person)</text:p>
      <text:p text:style-name="P4">
出版商: Укринформ (Organization)</text:p>
      <text:p text:style-name="P4">
出版时间: 2023-05-02T18:44:34+03:00</text:p>
      <text:p text:style-name="P4">
修改时间: 2023-05-02T18:44:34+03:00</text:p>
      <text:p text:style-name="P4">
描述: 克里米亚被占领的“最高法院”驳回了反对逮捕人权活动家的上诉。  - 乌克林。</text:p>
      <text:p text:style-name="P4">
图片: ["<text:a xlink:type="simple" xlink:href="https://static.ukrinform.com/photos/2016_12/thumb_files/630_360_1482405064-5439.jpg" text:style-name="Internet_20_link" text:visited-style-name="Visited_20_Internet_20_Link">
630_360_14824...</text:a>
"]</text:p>
      <text:p text:style-name="P4">
标签: ['Арешт', 'Кримські татари', 'Окупація Криму', 'Правозахисники', 'Суд', 'росія']</text:p>
      <text:p text:style-name="P4">
类型: Article</text:p>
      <!--METADATA-->
      <text:p text:style-name="P4">
<draw:frame draw:style-name="fr1" draw:name="Image145" text:anchor-type="as-char" svg:width="6.9236in" svg:height="3.956343in" draw:z-index="0">
<draw:image xlink:href="../Images/yкринформ/2023-05-02T18-44-34-03-00/630_360_1482405064-5439.jpg" xlink:type="simple" xlink:show="embed" xlink:actuate="onLoad" draw:mime-type="image/jpeg"/>
</draw:frame>
克里米亚的最高法院驳回了针对逮捕律师的上诉。</text:p>
      <text:p text:style-name="P4">
这是由人权项目的报告<text:a xlink:type="simple" xlink:href="https://crimean-process.org/verhovnyj-sud-kryma-ostavil-v-sile-arest-pravozashhitnika-abdureshita-dzhepparova/" text:style-name="Internet_20_link" text:visited-style-name="Visited_20_Internet_20_Link">
</text:a>
，报道乌克林福姆。</text:p>
      <text:p text:style-name="P4">
《邮报》写道：“法官玛丽娜·卡拉西(Marina Kalacei)决定在不满意的情况下离开投诉，逮捕而没有改变。”</text:p>
      <text:p text:style-name="P4">
据报道，尽管不可能关闭会议，但不允许学生进入法庭。</text:p>
      <text:p text:style-name="P4">
阿卜杜勒·希塔(Abdureshita Jepparov)也没有被送往法院，尽管辩方坚持最高的存在。 此外，法官在对证人的审讯中否认了捍卫者。</text:p>
      <text:p text:style-name="P4">
<text:span text:style-name="T4">
另请阅读：</text:span>
 <text:a xlink:type="simple" xlink:href="https://www.ukrinform.ua/rubric-crimea/3700888-dzemilev-krimskotatarskij-nacii-zagrozue-znisenna-akso-pivostriv-zalisitsa-pid-okupacieu.html" text:style-name="Internet_20_link" text:visited-style-name="Visited_20_Internet_20_Link">
</text:a>
据报道，4月26日，贝洛戈斯基地区“法院”被捕12天<text:a xlink:type="simple" xlink:href="https://www.ukrinform.ua/tag-krimski-tatari" text:style-name="Internet_20_link" text:visited-style-name="Visited_20_Internet_20_Link">
</text:a>
Abdureshita Jepparova是“警察关注的”。 在这之前 <text:a xlink:type="simple" xlink:href="https://www.ukrinform.ua/rubric-crimea/3700347-u-krimu-rosijski-siloviki-prijsli-z-obsukom-do-pravozahisnika-dzepparova.html" text:style-name="Internet_20_link" text:visited-style-name="Visited_20_Internet_20_Link">
 </text:a>
 <text:a xlink:type="simple" xlink:href="https://www.ukrinform.ua/rubric-crimea/3700347-u-krimu-rosijski-siloviki-prijsli-z-obsukom-do-pravozahisnika-dzepparova.html" text:style-name="Internet_20_link" text:visited-style-name="Visited_20_Internet_20_Link">
 </text:a>
在他在Belogirsk的家中进行了搜索。</text:p>
      <text:p text:style-name="P4">
News Source: <text:a xlink:type="simple" xlink:href="https://www.ukrinform.ua/rubric-crimea/3703778-v-okupovanomu-krimu-sud-zalisiv-pid-arestom-pravozahisnika-dzepparova.html" text:style-name="Internet_20_link" text:visited-style-name="Visited_20_Internet_20_Link">
https://www.ukrinform.ua/rubric-crimea/3703778-v-okupovanomu-krimu-sud-zalisiv-pid-arestom-pravozahisnika-dzepparova.html</text:a>
</text:p>
      <!--NEWS-->
      <text:h text:style-name="P10" text:outline-level="1">
<text:span text:style-name="T4">
乌克兰4月份将农产品的出口降低了三分之一</text:span>
</text:h>
      <text:p text:style-name="P4">
作者: Ukrinform (Person)</text:p>
      <text:p text:style-name="P4">
出版商: Укринформ (Organization)</text:p>
      <text:p text:style-name="P4">
出版时间: 2023-05-02T18:47:55+03:00</text:p>
      <text:p text:style-name="P4">
修改时间: 2023-05-02T18:47:55+03:00</text:p>
      <text:p text:style-name="P4">
描述: 2023年4月，乌克兰出口了530万吨农业产品，比今年3月少31％。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Експорт', 'Продукти', 'Аграрії', 'УКАБ']</text:p>
      <text:p text:style-name="P4">
类型: Article</text:p>
      <!--METADATA-->
      <text:p text:style-name="P4">
<draw:frame draw:style-name="fr1" draw:name="Image146" text:anchor-type="as-char" svg:width="6.9236in" svg:height="3.956343in" draw:z-index="0">
<draw:image xlink:href="../Images/yкринформ/2023-05-02T18-47-55-03-00/630_360_1676909362-870.jpg" xlink:type="simple" xlink:show="embed" xlink:actuate="onLoad" draw:mime-type="image/jpeg"/>
</draw:frame>
2023年4月，乌克兰出口了530万吨农业工业综合体，比今年3月少31％。</text:p>
      <text:p text:style-name="P4">
正如乌克林福姆报道的那样，它报告了<text:a xlink:type="simple" xlink:href="https://www.ucab.ua/ua/pres_sluzhba/novosti/za_kviten_misyats_eksport_ukrainskoi_agroproduktsii_skorotivsya_na_tretinu" text:style-name="Internet_20_link" text:visited-style-name="Visited_20_Internet_20_Link">
</text:a>
值得注意的是，四月份乌克兰农场运动的指标是过去8个月最糟糕的指标。</text:p>
      <text:p text:style-name="P4">
该协会补充说，上个月在几乎所有渠道上都观察到出口释放的实施问题。 特别是，最大的损害是由俄罗斯阶段的“谷物走廊”全部工作造成的，禁止进口所有农产品的进口和暂时禁止转运以及禁止进口某些类型的进口。住房，保加利亚和斯洛伐克的农业工业产品。</text:p>
      <text:p text:style-name="P4">
同时，并非所有4月发货的产品都设法物理地改变了边界，并且仍在队列中大量运输。</text:p>
      <text:p text:style-name="P4">
据报道，在2023年4月，除植物油以外的所有农产品的出口量下降。 在油料种子出口中观察到出口最大的出口量。</text:p>
      <text:p text:style-name="P4">
根据UKAB的说法，上个月乌克兰出口了390万吨谷物(玉米比例-59％，小麦-36％，大麦-5％) - 这比松散少31％。 油籽的出口下降了68％ - 高达216.6千吨(大豆份额–77％，向日葵种子-18％和菜籽-4％).</text:p>
      <text:p text:style-name="P4">
У квітні Україна <text:a xlink:type="simple" xlink:href="https://www.ukrinform.ua/tag-eksport" text:style-name="Internet_20_link" text:visited-style-name="Visited_20_Internet_20_Link">
 </text:a>
564.2,000种绳索油(葵花籽油的产品-96％，大豆-4％). Експорт олійминулого місяці зріс на 1%. Експорт макухи після вилучення рослинних олійскоротився на 42% – до 262,5 тис. т (葵花籽比例-89％，大豆-11％).</text:p>
      <text:p text:style-name="P4">
В асоціації вважають, що вирішення питання з відновленням експортних поставоку сусідні дружні країни дає підстави сподіватися, що наступного місяцяпоказники будуть кращі. Ще більше покращити ситуацію може налагодженняповноцінної роботи «зернового коридору». Це може бути досягнуто або за рахунокнормальної роботи російською стороною, або відновлення вільного судноплавства.</text:p>
      <text:p text:style-name="P4">
Як повідомляв Укрінформ, у квітні 2023 року Польща, Угорщина, Словаччина таБолгарія запровадили тимчасову заборону на імпорт зерна та інших видівсільськогосподарської продукції з України.</text:p>
      <text:p text:style-name="P4">
<text:span text:style-name="T4">
Читайте також:</text:span>
 <text:a xlink:type="simple" xlink:href="https://www.ukrinform.ua/rubric-economy/3703319-ukraina-eksportuvala-majze-416-miljona-tonn-zernovih.html" text:style-name="Internet_20_link" text:visited-style-name="Visited_20_Internet_20_Link">
 </text:a>
</text:p>
      <text:p text:style-name="P4">
此外，欧盟委员会将检查与其他类型的乌克兰农产品(包括家禽，牛奶和鸡蛋)进口有关市场可能违规行为的检查。</text:p>
      <text:p text:style-name="P4">
同时，4月，俄罗斯联邦破坏了“谷物走廊”的工作，这袭击了对乌克兰海港的船只的检查。</text:p>
      <text:p text:style-name="P4">
News Source: <text:a xlink:type="simple" xlink:href="https://www.ukrinform.ua/rubric-ato/3703780-ukraina-u-kvitni-na-tretinu-skorotila-eksport-agroprodukcii-ukab.html" text:style-name="Internet_20_link" text:visited-style-name="Visited_20_Internet_20_Link">
https://www.ukrinform.ua/rubric-ato/3703780-ukraina-u-kvitni-na-tretinu-skorotila-eksport-agroprodukcii-ukab.html</text:a>
</text:p>
      <!--NEWS-->
      <text:h text:style-name="P10" text:outline-level="1">
<text:span text:style-name="T4">
北约在维尔纽斯峰会上应为乌克兰提供安全保证-Moravetsky</text:span>
</text:h>
      <text:p text:style-name="P4">
作者: Ukrinform (Person)</text:p>
      <text:p text:style-name="P4">
出版商: Укринформ (Organization)</text:p>
      <text:p text:style-name="P4">
出版时间: 2023-05-02T18:48:27+03:00</text:p>
      <text:p text:style-name="P4">
修改时间: 2023-05-02T18:48:27+03:00</text:p>
      <text:p text:style-name="P4">
描述: 乌克兰在维尔纽斯的7月北约峰会上应提供尽可能强大的安全保证。  - 乌克林。</text:p>
      <text:p text:style-name="P4">
图片: ["<text:a xlink:type="simple" xlink:href="https://static.ukrinform.com/photos/2022_11/thumb_files/630_360_1668540078-906.jpg" text:style-name="Internet_20_link" text:visited-style-name="Visited_20_Internet_20_Link">
630_360_16685...</text:a>
"]</text:p>
      <text:p text:style-name="P4">
标签: ['Литва', 'Саміт НАТО', 'Війна з росією']</text:p>
      <text:p text:style-name="P4">
类型: Article</text:p>
      <!--METADATA-->
      <text:p text:style-name="P4">
<draw:frame draw:style-name="fr1" draw:name="Image147" text:anchor-type="as-char" svg:width="6.9236in" svg:height="3.956343in" draw:z-index="0">
<draw:image xlink:href="../Images/yкринформ/2023-05-02T18-48-27-03-00/630_360_1668540078-906.jpg" xlink:type="simple" xlink:show="embed" xlink:actuate="onLoad" draw:mime-type="image/jpeg"/>
</draw:frame>
维尔纽斯的北约北约峰会需要提供尽可能强大的安全保证。</text:p>
      <text:p text:style-name="P4">
乌克利芬通讯员报道，这是由波兰·马特努斯·摩拉维茨基(Poland Mateusz Moravetsky)的负责人在周二与立陶宛总理伊格里德·史蒙蒙特(Igrid Shimonite)的联合新闻发布会上指出的。</text:p>
      <text:p text:style-name="P4">
据波兰总理称，乌克兰军队在去年秋天对俄罗斯人的袭击的英勇反映后，乌克兰军队正在为进攻做准备，这是由城市的野蛮火箭袭击所遭受的。 ，平民和能量对象。</text:p>
      <text:p text:style-name="P4">
<text:span text:style-name="T4">
另请阅读：</text:span>
 <text:a xlink:type="simple" xlink:href="https://www.ukrinform.ua/rubric-polytics/3703571-risenna-pro-clenstvo-ukraini-v-nato-zalezit-vid-cotiroh-derzav-mzs.html" text:style-name="Internet_20_link" text:visited-style-name="Visited_20_Internet_20_Link">
</text:a>
正如摩拉维茨基强调的那样，俄罗斯的舆论与纳扎霍迪不同。</text:p>
      <text:p text:style-name="P4">
“自由世界受到各种因素的影响，乌克兰的支持可能比克里姆林宫的俄罗斯人的支持更长。 因此下一个峰会<text:a xlink:type="simple" xlink:href="https://www.ukrinform.ua/tag-nato" text:style-name="Internet_20_link" text:visited-style-name="Visited_20_Internet_20_Link">
</text:a>
在维尔纽斯(Vilnius)，在乌克兰的立场发展中，要获得尽可能多的安全保证的乌克兰主权保证，这将非常重要。”</text:p>
      <text:p text:style-name="P4">
他补充说，波兰和立陶宛在国际舞台上就此原因进行了非常密集的谈判，而没有与北约领导人或欧盟进行国际对话，而不会打破这个话题。</text:p>
      <text:p text:style-name="P4">
<text:span text:style-name="T4">
另请阅读：</text:span>
 <text:a xlink:type="simple" xlink:href="https://www.ukrinform.ua/rubric-polytics/3703660-ukraina-v-nato-e-najkrasim-sposobom-svidse-zaversiti-vijnu-ermak.html" text:style-name="Internet_20_link" text:visited-style-name="Visited_20_Internet_20_Link">
</text:a>
波兰政府负责人指出，俄罗斯宣传正试图影响波兰和立陶宛的局势，以改变西方社会的情绪。</text:p>
      <text:p text:style-name="P4">
据报道，北约峰会将于7月11日至12日在维尔纽斯举行。</text:p>
      <text:p text:style-name="P4">
News Source: <text:a xlink:type="simple" xlink:href="https://www.ukrinform.ua/rubric-polytics/3703782-nato-na-samiti-u-vilnusi-mae-nadati-ukraini-garantii-bezpeki-moraveckij.html" text:style-name="Internet_20_link" text:visited-style-name="Visited_20_Internet_20_Link">
https://www.ukrinform.ua/rubric-polytics/3703782-nato-na-samiti-u-vilnusi-mae-nadati-ukraini-garantii-bezpeki-moraveckij.html</text:a>
</text:p>
      <!--NEWS-->
      <text:h text:style-name="P10" text:outline-level="1">
<text:span text:style-name="T4">
丹麦将满足大约2.5亿美元的军事需求</text:span>
</text:h>
      <text:p text:style-name="P4">
作者: Ukrinform (Person)</text:p>
      <text:p text:style-name="P4">
出版商: Укринформ (Organization)</text:p>
      <text:p text:style-name="P4">
出版时间: 2023-05-02T18:50:00+03:00</text:p>
      <text:p text:style-name="P4">
修改时间: 2023-05-02T18:50:00+03:00</text:p>
      <text:p text:style-name="P4">
描述: 丹麦政府将为军事需求分配近2.5亿美元。  - 乌克林。</text:p>
      <text:p text:style-name="P4">
图片: ["<text:a xlink:type="simple" xlink:href="https://static.ukrinform.com/photos/2016_11/thumb_files/630_360_1480409511-5201.jpg" text:style-name="Internet_20_link" text:visited-style-name="Visited_20_Internet_20_Link">
630_360_14804...</text:a>
"]</text:p>
      <text:p text:style-name="P4">
标签: ['Данія', 'Україна', 'допомога', 'Війна з росією']</text:p>
      <text:p text:style-name="P4">
类型: Article</text:p>
      <!--METADATA-->
      <text:p text:style-name="P4">
<draw:frame draw:style-name="fr1" draw:name="Image148" text:anchor-type="as-char" svg:width="6.9236in" svg:height="3.956343in" draw:z-index="0">
<draw:image xlink:href="../Images/yкринформ/2023-05-02T18-50-00-03-00/630_360_1480409511-5201.jpg" xlink:type="simple" xlink:show="embed" xlink:actuate="onLoad" draw:mime-type="image/jpeg"/>
</draw:frame>
政府将为军事需求分配近2.5亿美元。</text:p>
      <text:p text:style-name="P4">
乌克林福姆报道，丹麦部长托尔斯·隆德·普尔森(Trols Lund Pulsen)报道了这一点，并参考了<text:a xlink:type="simple" xlink:href="https://www.reuters.com/world/europe/denmark-donate-250-million-ukraine-military-purposes-2023-05-02/" text:style-name="Internet_20_link" text:visited-style-name="Visited_20_Internet_20_Link">
</text:a>
 .</text:p>
      <text:p text:style-name="P4">
« <text:a xlink:type="simple" xlink:href="https://www.ukrinform.ua/tag-dania" text:style-name="Internet_20_link" text:visited-style-name="Visited_20_Internet_20_Link">
 </text:a>
向乌克兰捐赠17亿丹麦·西伦(2.4981亿美元)对于军事需求，周二国防防守防守的部长隆德·普尔克斯(Lund Pulxy)周二说。</text:p>
      <text:p text:style-name="P4">
他还指出，自2024年初以来，丹麦将减少他在伊拉克的军事表现，而是将他的军事发病率集中在波罗的海国家。</text:p>
      <text:p text:style-name="P4">
<text:span text:style-name="T4">
另请阅读：</text:span>
 <text:a xlink:type="simple" xlink:href="https://www.ukrinform.ua/rubric-vidbudova/3703264-dania-ta-kazahstan-persimi-zaavili-pro-gotovnist-vidnovluvati-infrastrukturu-mikolaivsini-kim.html" text:style-name="Internet_20_link" text:visited-style-name="Visited_20_Internet_20_Link">
<text:span text:style-name="T4">
丹麦</text:span>
</text:a>
正如乌克林福姆(Ukrinform(10.1亿美元)用于军事，平民商业援助向乌克兰。</text:p>
      <text:p text:style-name="P4">
News Source: <text:a xlink:type="simple" xlink:href="https://www.ukrinform.ua/rubric-ato/3703784-dania-vidilit-ukraini-blizko-250-miljoniv-na-vijskovi-potrebi.html" text:style-name="Internet_20_link" text:visited-style-name="Visited_20_Internet_20_Link">
https://www.ukrinform.ua/rubric-ato/3703784-dania-vidilit-ukraini-blizko-250-miljoniv-na-vijskovi-potrebi.html</text:a>
</text:p>
      <!--NEWS-->
      <text:h text:style-name="P10" text:outline-level="1">
<text:span text:style-name="T4">
乌克兰已终止叙利亚关于贸易，经济和技术合作协议</text:span>
</text:h>
      <text:p text:style-name="P4">
作者: Ukrinform (Person)</text:p>
      <text:p text:style-name="P4">
出版商: Укринформ (Organization)</text:p>
      <text:p text:style-name="P4">
出版时间: 2023-05-02T18:52:00+03:00</text:p>
      <text:p text:style-name="P4">
修改时间: 2023-05-02T18:52:00+03:00</text:p>
      <text:p text:style-name="P4">
描述: 2023年5月2日，Verkhovna Rada通过了一项法律，终止了乌克兰政府与叙利亚阿拉伯共和国政府在贸易，经济和技术合作之间的协议。  - 乌克林。</text:p>
      <text:p text:style-name="P4">
图片: ["<text:a xlink:type="simple" xlink:href="https://static.ukrinform.com/photos/2019_05/thumb_files/630_360_1559148328-156.jpg" text:style-name="Internet_20_link" text:visited-style-name="Visited_20_Internet_20_Link">
630_360_15591...</text:a>
"]</text:p>
      <text:p text:style-name="P4">
标签: ['Сирія', 'Закон', 'Угода', 'Верховна Рада']</text:p>
      <text:p text:style-name="P4">
类型: Article</text:p>
      <!--METADATA-->
      <text:p text:style-name="P4">
<draw:frame draw:style-name="fr1" draw:name="Image149" text:anchor-type="as-char" svg:width="6.9236in" svg:height="3.956343in" draw:z-index="0">
<draw:image xlink:href="../Images/yкринформ/2023-05-02T18-52-00-03-00/630_360_1559148328-156.jpg" xlink:type="simple" xlink:show="embed" xlink:actuate="onLoad" draw:mime-type="image/jpeg"/>
</draw:frame>
2023年5月2日，Verkhovnarad通过了一项法律，终止了政府与叙利亚阿拉伯共和国政府关于贸易，经济和技术合作的协议。</text:p>
      <text:p text:style-name="P4">
关于它报告乌克林福姆，参考新闻服务<text:a xlink:type="simple" xlink:href="http://www.rada.gov.ua/news/razom/236010.html" text:style-name="Internet_20_link" text:visited-style-name="Visited_20_Internet_20_Link">
</text:a>
。</text:p>
      <text:p text:style-name="P4">
“法律终止了乌克兰政府与政府之间的协议<text:a xlink:type="simple" xlink:href="https://www.ukrinform.ua/tag-siria" text:style-name="Internet_20_link" text:visited-style-name="Visited_20_Internet_20_Link">
</text:a>
 (月)关于贸易，经济和技术合作，并考虑到其相关性的丧失，将乌克兰的合同框架带入了国际关系的现代现实。”</text:p>
      <text:p text:style-name="P4">
<text:span text:style-name="T4">
另请阅读：</text:span>
 <text:a xlink:type="simple" xlink:href="https://www.ukrinform.ua/rubric-polytics/3694085-ukraina-rozirvala-ugodu-z-rosieu-pro-poradok-peretinu-kordonu.html" text:style-name="Internet_20_link" text:visited-style-name="Visited_20_Internet_20_Link">
<text:span text:style-name="T4">
破产</text:span>
</text:a>
该文件旨在保护乌克兰与SAR分解的国家利益，并支持俄罗斯联邦军事政治文化主义，以军事入侵乌克兰领土，并承认所谓的“独立”乌克兰顿涅茨克地区的暂时占领领土。</text:p>
      <text:p text:style-name="P4">
<text:span text:style-name="T4">
另请阅读：</text:span>
 <text:a xlink:type="simple" xlink:href="https://www.ukrinform.ua/rubric-technology/3694096-ukraina-rozirvala-ugodu-z-bilorussu-pro-spivpracu-v-galuzi-tehnicnogo-zahistu-informacii.html" text:style-name="Internet_20_link" text:visited-style-name="Visited_20_Internet_20_Link">
<text:span text:style-name="T4">
破产</text:span>
</text:a>
正如乌克林福姆报道的那样，2022年夏天，乌克兰终止了与叙利亚阿拉伯共和国的外交关系，并引入了该国认可“独立”和“ DNR”的贸易禁运。</text:p>
      <text:p text:style-name="P4">
News Source: <text:a xlink:type="simple" xlink:href="https://www.ukrinform.ua/rubric-economy/3703786-ukraina-rozirvala-z-sirieu-ugodu-pro-torgovelnu-ekonomicnu-i-tehnicnu-spivpracu.html" text:style-name="Internet_20_link" text:visited-style-name="Visited_20_Internet_20_Link">
https://www.ukrinform.ua/rubric-economy/3703786-ukraina-rozirvala-z-sirieu-ugodu-pro-torgovelnu-ekonomicnu-i-tehnicnu-spivpracu.html</text:a>
</text:p>
      <!--NEWS-->
      <text:h text:style-name="P10" text:outline-level="1">
<text:span text:style-name="T4">
道路恢复了LVIV的直接连接-Truskavets -Skhidnytsia</text:span>
</text:h>
      <text:p text:style-name="P4">
作者: Ukrinform (Person)</text:p>
      <text:p text:style-name="P4">
出版商: Укринформ (Organization)</text:p>
      <text:p text:style-name="P4">
出版时间: 2023-05-02T19:03:00+03:00</text:p>
      <text:p text:style-name="P4">
修改时间: 2023-05-02T19:03:00+03:00</text:p>
      <text:p text:style-name="P4">
描述: 国家基础设施的恢复和开发机构已恢复LVIV -Truskavets -Skhidnytsia的直接连接，在LVIV地区的T -14-02高速公路上安装了临时桥梁。  - 乌克林。</text:p>
      <text:p text:style-name="P4">
图片: ["<text:a xlink:type="simple" xlink:href="https://static.ukrinform.com/photos/2023_05/thumb_files/630_360_1683043177-157.jpg" text:style-name="Internet_20_link" text:visited-style-name="Visited_20_Internet_20_Link">
630_360_16830...</text:a>
"]</text:p>
      <text:p text:style-name="P4">
标签: ['Львів', 'Міст', 'Трускавець', 'Відбудова']</text:p>
      <text:p text:style-name="P4">
类型: Article</text:p>
      <!--METADATA-->
      <text:p text:style-name="P4">
<draw:frame draw:style-name="fr1" draw:name="Image150" text:anchor-type="as-char" svg:width="6.9236in" svg:height="3.956343in" draw:z-index="0">
<draw:image xlink:href="../Images/yкринформ/2023-05-02T19-03-00-03-00/630_360_1683043177-157.jpg" xlink:type="simple" xlink:show="embed" xlink:actuate="onLoad" draw:mime-type="image/jpeg"/>
</draw:frame>
国家基础设施恢复和开发的国家机构已恢复直接连接-Truskavets -Skhidnytsia，在LVIV地区安装了高速公路-14-02的临时桥梁。</text:p>
      <text:p text:style-name="P4">
这是由社区发展，领土和基础设施[]的报道(https://www.facebook.com/Ministry.for.restoration/posts/pfbid0od5ScPHKoomTwHhkhaCLoXwMHmWCYj8895opuJmsZ9hACh7YSxb8X2av7Z2RCDhPl)，报道乌克林福姆。</text:p>
      <text:p text:style-name="P4">
“穿过整个独裁河(Ranevichi村)的穿越，设法恢复了捷克共和国国家物质储备的管理。它作为人道主义援助提供了。 经过 <text:a xlink:type="simple" xlink:href="https://www.ukrinform.ua/tag-mist" text:style-name="Internet_20_link" text:visited-style-name="Visited_20_Internet_20_Link">
</text:a>
调整反向运动以调整两侧的交通信号灯。 允许乘客和货运运输。”消息写道。</text:p>
      <text:p text:style-name="P4">
该部坚信临时桥梁的恢复将使驾驶员可以更好地调整其路线，从Drohobych市的运输中卸载，并改善通往Balneological Resorts和Skhidnytsia的道路。</text:p>
      <text:p text:style-name="P4">
<text:span text:style-name="T4">
另请阅读：</text:span>
 <text:a xlink:type="simple" xlink:href="https://www.ukrinform.ua/rubric-vidbudova/3695842-na-cernigivsini-vidnovili-31-mist-iz-36-zrujnovanih-abo-poskodzenih.html" text:style-name="Internet_20_link" text:visited-style-name="Visited_20_Internet_20_Link">
<text:span text:style-name="T4">
还原</text:span>
 <text:span text:style-name="T4">
桥</text:span>
</text:a>
据报道，捷克共和国是乌克兰道路非正式支持的领导者。 该州是第一个发送临时金属桥以恢复受影响地区的组合的国家。 在2022年，捷克共和国为乌克兰提供了10多个过境点。</text:p>
      <text:p text:style-name="P4">
News Source: <text:a xlink:type="simple" xlink:href="https://www.ukrinform.ua/rubric-vidbudova/3703792-dorozniki-vidnovili-prame-spolucenna-lviv-truskavec-shidnica.html" text:style-name="Internet_20_link" text:visited-style-name="Visited_20_Internet_20_Link">
https://www.ukrinform.ua/rubric-vidbudova/3703792-dorozniki-vidnovili-prame-spolucenna-lviv-truskavec-shidnica.html</text:a>
</text:p>
      <!--NEWS-->
      <text:h text:style-name="P10" text:outline-level="1">
<text:span text:style-name="T4">
俄罗斯人开了切尼希夫地区的村庄，七所房屋被损坏</text:span>
</text:h>
      <text:p text:style-name="P4">
作者: Ukrinform (Person)</text:p>
      <text:p text:style-name="P4">
出版商: Укринформ (Organization)</text:p>
      <text:p text:style-name="P4">
出版时间: 2023-05-02T19:06:00+03:00</text:p>
      <text:p text:style-name="P4">
修改时间: 2023-05-02T19:06:00+03:00</text:p>
      <text:p text:style-name="P4">
描述: 由于对吉尔斯克村的炮击，切尼希夫的斯诺夫斯基市领土社区损害了七座住宅建筑和一座经济建筑。  - 乌克林。</text:p>
      <text:p text:style-name="P4">
图片: ["<text:a xlink:type="simple" xlink:href="https://static.ukrinform.com/photos/2023_05/thumb_files/630_360_1683043558-156.jpg" text:style-name="Internet_20_link" text:visited-style-name="Visited_20_Internet_20_Link">
630_360_16830...</text:a>
"]</text:p>
      <text:p text:style-name="P4">
标签: ['Обстріл', 'Чернігівщина', 'Війна з росією']</text:p>
      <text:p text:style-name="P4">
类型: Article</text:p>
      <!--METADATA-->
      <text:p text:style-name="P4">
<draw:frame draw:style-name="fr1" draw:name="Image151" text:anchor-type="as-char" svg:width="6.9236in" svg:height="3.956343in" draw:z-index="0">
<draw:image xlink:href="../Images/yкринформ/2023-05-02T19-06-00-03-00/630_360_1683043558-156.jpg" xlink:type="simple" xlink:show="embed" xlink:actuate="onLoad" draw:mime-type="image/jpeg"/>
</draw:frame>
下午，在切尼希夫地区的斯诺夫斯克市地区社区村庄损坏了七座住宅建筑和一座经济建筑。</text:p>
      <text:p text:style-name="P4">
这是在[]中报道的(https://www.facebook.com/100078258157812/posts/237883032163634/)乌克林福姆报道，Koriukivska RVA负责人Ivan Vashchenko报道。</text:p>
      <text:p text:style-name="P4">
“由于俄罗斯人NP的炮击 Snovsk City山区领土指南，于02.05.2023举行，七座住宅建筑物，一座经济建筑遭到破坏，其中一栋建筑物被摧毁，包括压倒性，由炮击，一所房屋，一栋经济建筑和一座经济建筑被摧毁，一座经济建筑被摧毁，”。</text:p>
      <text:p text:style-name="P4">
据他说，现在正在为Koryukiv Rem旅的恢复损坏的宪章计划进行工作。 RVA，市议会和救援人员8 DPRC的代表也是现场(Snovsk).</text:p>
      <text:p text:style-name="P4">
<text:span text:style-name="T4">
Читайте також:</text:span>
 <text:a xlink:type="simple" xlink:href="https://www.ukrinform.ua/rubric-ato/3703773-rosiani-obstrilali-selo-na-hersonsini-poranenij-pidlitok.html" text:style-name="Internet_20_link" text:visited-style-name="Visited_20_Internet_20_Link">
 <text:span text:style-name="T4">
обстріл</text:span>
 </text:a>
值得注意的是，人口是根据该地区更安全的地区的人们可能的临时诉讼进行的。</text:p>
      <text:p text:style-name="P4">
作为 <text:a xlink:type="simple" xlink:href="https://www.ukrinform.ua/rubric-ato/3703546-rosiani-zranku-zavdali-40-udariv-po-prikordonnu-cernigivsini.html" text:style-name="Internet_20_link" text:visited-style-name="Visited_20_Internet_20_Link">
 </text:a>
5月2日，乌克林福姆(Ukrinform)，鲁斯基夫斯卡(Ruskivska)，在切尔尼希夫边境(Chernihiv Border)发射了四次，40次。</text:p>
      <text:p text:style-name="P4">
<text:span text:style-name="T5">
foto：Vashchenko Ivan，Facebook</text:span>
</text:p>
      <text:p text:style-name="P4">
News Source: <text:a xlink:type="simple" xlink:href="https://www.ukrinform.ua/rubric-ato/3703793-rosiani-obstrilali-selo-na-cernigivsini-poskodzeni-sim-budinkiv.html" text:style-name="Internet_20_link" text:visited-style-name="Visited_20_Internet_20_Link">
https://www.ukrinform.ua/rubric-ato/3703793-rosiani-obstrilali-selo-na-cernigivsini-poskodzeni-sim-budinkiv.html</text:a>
</text:p>
      <!--NEWS-->
      <text:h text:style-name="P10" text:outline-level="1">
<text:span text:style-name="T4">
敌人有四个方向，是最激烈的战斗 - 对于巴赫穆特（Bakhmut）和马克（Marinka）</text:span>
</text:h>
      <text:p text:style-name="P4">
作者: Ukrinform (Person)</text:p>
      <text:p text:style-name="P4">
出版商: Укринформ (Organization)</text:p>
      <text:p text:style-name="P4">
出版时间: 2023-05-02T19:07:00+03:00</text:p>
      <text:p text:style-name="P4">
修改时间: 2023-05-02T19:07:00+03:00</text:p>
      <text:p text:style-name="P4">
描述: 俄罗斯军队继续在利马，巴赫穆特，阿夫迪夫和玛丽斯基进行进攻行动。 一天中指定的前部区域的防御单位反映了20多次攻击。  - 乌克林。</text:p>
      <text:p text:style-name="P4">
图片: ["<text:a xlink:type="simple" xlink:href="https://static.ukrinform.com/photos/2023_04/thumb_files/630_360_1682620469-597.jpg" text:style-name="Internet_20_link" text:visited-style-name="Visited_20_Internet_20_Link">
630_360_16826...</text:a>
"]</text:p>
      <text:p text:style-name="P4">
标签: ['Генштаб', 'ЗСУ', 'Війна з росією', '#stoprussia']</text:p>
      <text:p text:style-name="P4">
类型: Article</text:p>
      <!--METADATA-->
      <text:p text:style-name="P4">
<draw:frame draw:style-name="fr1" draw:name="Image152" text:anchor-type="as-char" svg:width="6.9236in" svg:height="3.956343in" draw:z-index="0">
<draw:image xlink:href="../Images/yкринформ/2023-05-02T19-07-00-03-00/630_360_1682620469-597.jpg" xlink:type="simple" xlink:show="embed" xlink:actuate="onLoad" draw:mime-type="image/jpeg"/>
</draw:frame>
RFPS部队是在莱曼(Lyman)，巴赫穆特(Bakhmut)，阿夫迪夫斯基(Avdiivsky)塔玛林(Tamarin)指示中的进攻行动。 国防军部队在前线的指定区域中反映了20多次攻击。</text:p>
      <text:p text:style-name="P4">
根据乌克兰的说法，乌克兰武装部队的总参谋部在[]中报道(https://www.facebook.com/GeneralStaff.ua/posts/pfbid0BLVLamnVCTA168MqaTmw67aD3boUy9DqSwR2jJ7zbzuUseacSmR9bhGuZ7j6WpSWl)截至5月2日18:00发布了及时信息。</text:p>
      <text:p text:style-name="P4">
总参谋部指出：“巴赫穆特(Bakhmut)和马林卡(Marinka)最激烈的战斗仍在继续，我们的战士一直保持不足。”</text:p>
      <text:p text:style-name="P4">
白天，乌克兰导弹和炮兵的单位被标点符号和12个俄罗斯入侵者活力集中的领域击中。四个弹药仓库，一种防空手段和敌人的另一个重要目标。</text:p>
      <text:p text:style-name="P4">
乌克兰国防军的航空公司对俄罗斯军队人员进行了五次打击。 乌克兰的防守也击败了另外三个不同类型的敌人。</text:p>
      <text:p text:style-name="P4">
白天，俄罗斯入侵者施加了三种火箭和30种航空危害，以及大约八个炮击系统的炮击，国防部队和定居点的位置。</text:p>
      <text:p text:style-name="P4">
由于下一次敌对袭击，他们在平民中受伤，私人住宅和其他平民基础设施被摧毁和损害。</text:p>
      <text:p text:style-name="P4">
<text:span text:style-name="T4">
另请阅读：</text:span>
 <text:a xlink:type="simple" xlink:href="https://www.ukrinform.ua/rubric-ato/3703603-v-umovah-dii-zahidnih-sankcij-rosiani-zminuut-taktiku-vedenna-vijni-ignat.html" text:style-name="Internet_20_link" text:visited-style-name="Visited_20_Internet_20_Link">
<text:span text:style-name="T4">
 ignati </text:span>
</text:a>
总参谋部警告说：整个俄罗斯人的火箭发射器的可能性仍然很高。</text:p>
      <text:p text:style-name="P4">
在<text:span text:style-name="T4">
 volynskyi </text:span>
和<text:span text:style-name="T4">
波利斯亚的指示</text:span>
未发现敌人进攻群体的迹象。 在白俄罗斯共和国的领土，进一步解释了俄罗斯联邦武装部队的指定部队。</text:p>
      <text:p text:style-name="P4">
在<text:span text:style-name="T4">
 siverskyi </text:span>
和<text:span text:style-name="T4">
 Slobozhansky的指示</text:span>
入侵者在与库尔斯克·伊贝尔戈罗德地区布莱恩斯克的边境地区保留了军事存在。</text:p>
      <text:p text:style-name="P4">
从炮兵和迫击炮中，俄罗斯人向Gasichivka，Yelina，Slshny，Karpovichi，Timonovich，Leonivka和Ants开火，以及兽医，Vilkhivka，Hatyshche，Vovchansk，Vovchansk和Pothonov Kharkiv地区。俄罗斯部队在<text:span text:style-name="T4">
的方向上</text:span>
俄罗斯军队比迪布罗娃(Dibrova)更不成功，来自炮兵，炮兵被Makiyivka，Lugansk地区，Bigorivka，Verkhnamyansky和有争议的Donetsk地区击败。</text:p>
      <text:p text:style-name="P4">
在<text:span text:style-name="T4">
 bakhmut方向</text:span>
敌人继续采取进攻行动。 巴赫穆特正在进行加权战。 白天，入侵者在伊万诺沃(Ivanovo)和预测方向上没有成功。</text:p>
      <text:p text:style-name="P4">
<text:span text:style-name="T4">
另请阅读：</text:span>
 <text:a xlink:type="simple" xlink:href="https://www.ukrinform.ua/rubric-ato/3703758-prikordonniki-vidbili-ataku-u-bahmuti-rosiani-vidijsli-z-vtratami.html" text:style-name="Internet_20_link" text:visited-style-name="Visited_20_Internet_20_Link">
<text:span text:style-name="T4">
 bakhmuti </text:span>
</text:a>
Vasyukivka，Orikhovo-Vasylivka，Novomarka，Grigorivka，Chrome，Bakhmut，Ivanivske，Yar，Konstantinovka，Prevether，Diliyivka和Southern Donetsk地区受到俄罗斯军队的伤害。</text:p>
      <text:p text:style-name="P4">
在<text:span text:style-name="T4">
 avdeevsky方向上</text:span>
俄罗斯人在佩雷沃马伊斯基(Perevomaysky)地区进行了不成功的进攻行动，在诺沃卡利诺诺沃(Novokalinovo)，阿夫迪夫卡(Avdiivka)，塞维尔(Severne)，托恩科(Severne)，托尼科(Tonenko)，卡洛夫卡(Karlovka)，netaylovo，netaylovo和pervomaisky donetsk地区。</text:p>
      <text:p text:style-name="P4">
在国防军当天，在<text:span text:style-name="T4">
马林斯基方向</text:span>
在Marinka地区击退了许多袭击。 Krasnogorivka，St. George，Marinka，Venta和Donetsk地区的Novomikhailivka是敌人。</text:p>
      <text:p text:style-name="P4">
在俄罗斯军队当前时代的<text:span text:style-name="T4">
开采方向上</text:span>
没有进行，而是在Novoukrainets和Prechistivtsidonetsk地区袭击。</text:p>
      <text:p text:style-name="P4">
在<text:span text:style-name="T4">
 Zaporizhzhia </text:span>
和<text:span text:style-name="T4">
 Kherson的指示</text:span>
俄罗斯军队继续采取国防行动，并开除与线路线接壤的定居点。 在白天的敌人打击下，总共有30多个村庄。</text:p>
      <text:p text:style-name="P4">
是的，来自俄罗斯<text:a xlink:type="simple" xlink:href="https://www.ukrinform.ua/tag-obstril" text:style-name="Internet_20_link" text:visited-style-name="Visited_20_Internet_20_Link">
</text:a>
特别是，Donetsk地区的Vremivka和Novosilka，Gulyaypole，Bilogir，Malatokmachka，Malatokmachka，Novodanilovka，Novoandriivka，Novoandriivka和Kamianske Zaporizhzhya地区，Nikopol Viv，Ivanivka，Ivanivka，Dniprovske和Kizomischherson地区。</text:p>
      <text:p text:style-name="P4">
在乌克兰暂时被俘虏的领土上，入侵者继续诉诸于乌克兰平民公民的多纳斯尼特盗窃案，并安排其维护。</text:p>
      <text:p text:style-name="P4">
特别是，一名酷刑俄罗斯恐怖分子安排在及时捕获的霍森地区的Chaplinka的警察局中。 据总参谋部称，现在有多达十名平民被非法拘留，其中包括敌人。正如乌克林福姆报道的俄罗斯军队<text:a xlink:type="simple" xlink:href="https://www.ukrinform.ua/rubric-ato/3703574-rosia-sodna-vipuskae-po-ukraini-majze-20-kerovanih-aviabomb-ignat.html" text:style-name="Internet_20_link" text:visited-style-name="Visited_20_Internet_20_Link">
</text:a>
摧毁乌克兰基础设施中的西方设备和对象。 根据空军的说法，武装部队每天生产近20架飞机。</text:p>
      <text:p text:style-name="P4">
News Source: <text:a xlink:type="simple" xlink:href="https://www.ukrinform.ua/rubric-ato/3703794-vorog-nastupae-na-cotiroh-napramkah-najzapeklisi-boi-za-bahmut-i-marinku.html" text:style-name="Internet_20_link" text:visited-style-name="Visited_20_Internet_20_Link">
https://www.ukrinform.ua/rubric-ato/3703794-vorog-nastupae-na-cotiroh-napramkah-najzapeklisi-boi-za-bahmut-i-marinku.html</text:a>
</text:p>
      <!--NEWS-->
      <text:h text:style-name="P10" text:outline-level="1">
<text:span text:style-name="T4">
Zelensky历史上第一次与Comomus群岛总统进行了交谈</text:span>
</text:h>
      <text:p text:style-name="P4">
作者: Ukrinform (Person)</text:p>
      <text:p text:style-name="P4">
出版商: Укринформ (Organization)</text:p>
      <text:p text:style-name="P4">
出版时间: 2023-05-02T19:12:00+03:00</text:p>
      <text:p text:style-name="P4">
修改时间: 2023-05-02T19:12:00+03:00</text:p>
      <text:p text:style-name="P4">
描述: 沃迪米尔·泽伦斯基（Volodymyr Zelensky）总统讨论了乌克兰群岛与非洲之间合作的发展，包括在粮食安全的背景下，并邀请加入乌克兰和平公式。  - 乌克林。</text:p>
      <text:p text:style-name="P4">
图片: ["<text:a xlink:type="simple" xlink:href="https://static.ukrinform.com/photos/2022_11/thumb_files/630_360_1668016045-783.jpeg" text:style-name="Internet_20_link" text:visited-style-name="Visited_20_Internet_20_Link">
630_360_16680...</text:a>
"]</text:p>
      <text:p text:style-name="P4">
标签: ['Африка', 'Україна', 'Зеленський', 'Коморські острови']</text:p>
      <text:p text:style-name="P4">
类型: Article</text:p>
      <!--METADATA-->
      <text:p text:style-name="P4">
<draw:frame draw:style-name="fr1" draw:name="Image153" text:anchor-type="as-char" svg:width="6.9236in" svg:height="3.956343in" draw:z-index="0">
<draw:image xlink:href="../Images/yкринформ/2023-05-02T19-12-00-03-00/630_360_1668016045-783.jpeg" xlink:type="simple" xlink:show="embed" xlink:actuate="onLoad" draw:mime-type="image/jpeg"/>
</draw:frame>
总统洛德米尔·泽伦斯基(Lordimir Zelensky)讨论了乌克兰和非洲之间科莫尔群岛发展的阿扎利·阿扎利(Azali Azali)，包括在粮食安全的背景下，并邀请加入乌克兰和平公式。</text:p>
      <text:p text:style-name="P4">
国家元首在[]中报告了这一点(https://twitter.com/ZelenskyyUa/status/1653423980944973825)，报道乌克林福姆。</text:p>
      <text:p text:style-name="P4">
“我很高兴成为与群岛共同总统阿马尼(Asumani)总统接触历史上的第一个。 He congratulated the colleague on the election of the head of the African Union.(https://www.ukrinform.ua/tag-afrika)就其而言，它准备成为世界粮食安全的逮捕令。 他感谢乌克兰在联合国和其他网站上的原则性和支持。 他邀请加入和平的公式。”泽伦斯基说。</text:p>
      <text:p text:style-name="P4">
<text:span text:style-name="T4">
另请阅读：</text:span>
 <text:a xlink:type="simple" xlink:href="https://www.ukrinform.ua/rubric-polytics/3702299-premer-aponii-perekonuvatime-kraini-afriki-vidijti-vid-nejtralnosti-sodo-agresii-rf-proti-ukraini.html" text:style-name="Internet_20_link" text:visited-style-name="Visited_20_Internet_20_Link">
<text:span text:style-name="T4">
非洲</text:span>
</text:a>
非洲联盟是一个政府间组织，由55个非洲国家组成。 该组织成立于2002年7月9日，是联合非洲经济共同体和非洲团结组织的继承人。</text:p>
      <text:p text:style-name="P4">
_foto：op _</text:p>
      <text:p text:style-name="P4">
News Source: <text:a xlink:type="simple" xlink:href="https://www.ukrinform.ua/rubric-polytics/3703796-zelenskij-uperse-v-istorii-pogovoriv-z-prezidentom-komorskih-ostroviv.html" text:style-name="Internet_20_link" text:visited-style-name="Visited_20_Internet_20_Link">
https://www.ukrinform.ua/rubric-polytics/3703796-zelenskij-uperse-v-istorii-pogovoriv-z-prezidentom-komorskih-ostroviv.html</text:a>
</text:p>
      <!--NEWS-->
      <text:h text:style-name="P10" text:outline-level="1">
<text:span text:style-name="T4">
迫切要求Zaporizhzhya NPP的职业领导</text:span>
</text:h>
      <text:p text:style-name="P4">
作者: Ukrinform (Person)</text:p>
      <text:p text:style-name="P4">
出版商: Укринформ (Organization)</text:p>
      <text:p text:style-name="P4">
出版时间: 2023-05-02T19:17:00+03:00</text:p>
      <text:p text:style-name="P4">
修改时间: 2023-05-02T19:17:00+03:00</text:p>
      <text:p text:style-name="P4">
描述: Zaporozhye NPP的占领领导人据称将俄罗斯人送往俄罗斯人，以取代乌克兰原子能。  - 乌克林。</text:p>
      <text:p text:style-name="P4">
图片: ["<text:a xlink:type="simple" xlink:href="https://static.ukrinform.com/photos/2022_08/thumb_files/630_360_1659601205-271.jpg" text:style-name="Internet_20_link" text:visited-style-name="Visited_20_Internet_20_Link">
630_360_16596...</text:a>
"]</text:p>
      <text:p text:style-name="P4">
标签: ['Окупація', 'Російські військові', 'Колаборант', 'Запорізька АЕС']</text:p>
      <text:p text:style-name="P4">
类型: Article</text:p>
      <!--METADATA-->
      <text:p text:style-name="P4">
<draw:frame draw:style-name="fr1" draw:name="Image154" text:anchor-type="as-char" svg:width="6.9236in" svg:height="3.956343in" draw:z-index="0">
<draw:image xlink:href="../Images/yкринформ/2023-05-02T19-17-00-03-00/630_360_1659601205-271.jpg" xlink:type="simple" xlink:show="embed" xlink:actuate="onLoad" draw:mime-type="image/jpeg"/>
</draw:frame>
占领 -  Zaporizhzhya NPP的饰物据称是从俄罗斯人出发的，寻求接替乌克兰原子能。</text:p>
      <text:p text:style-name="P4">
根据乌克林福姆的说法，Naek在[]中报告了Energoatom(https://t.me/energoatom_ua/12940)。</text:p>
      <text:p text:style-name="P4">
“目前，如此被称为Zaporizhhya Npps表示希望“放松”更靠近Kerch海峡的愿望，据称可以看到俄罗斯人。 但是，由于中间摘要的人员“领导者”的严重缺乏，因此他们不同意。 但是主要<text:a xlink:type="simple" xlink:href="https://www.ukrinform.ua/tag-kolaborant" text:style-name="Internet_20_link" text:visited-style-name="Visited_20_Internet_20_Link">
</text:a>
Yuriy Chernichuk车站已经从5月1日从Drimea Energodar拍摄。”</text:p>
      <text:p text:style-name="P4">
值得注意的是，占领者试图通过煽动屁股同意履行职责来找到自己“替代”。</text:p>
      <text:p text:style-name="P4">
<text:span text:style-name="T4">
另请阅读：</text:span>
 <text:a xlink:type="simple" xlink:href="https://www.ukrinform.ua/rubric-economy/3703621-glava-mzs-grecii-obgovorit-iz-gendirektorom-magate-situaciu-na-zaporizkij-aes.html" text:style-name="Internet_20_link" text:visited-style-name="Visited_20_Internet_20_Link">
<text:span text:style-name="T4">
 iaea </text:span>
</text:a>
“再次敦促Zaporozhye Station的勇敢雇员继续不与敌人签订任何合同，以免成为侵略者的直接手册，而不是破坏我们自己的未来，”  - 补充说，“ Energoatom”补充说。 。</text:p>
      <text:p text:style-name="P4">
据报道，Zaporizhzhya NPP的俄罗斯“管理”宣布专家宣布，与“ Rosatom”的合同已经有3000人工作，出于“安全原因”，一些工作人员被拒绝进入该站。</text:p>
      <text:p text:style-name="P4">
<text:span text:style-name="T5">
foto：energoatom</text:span>
</text:p>
      <text:p text:style-name="P4">
News Source: <text:a xlink:type="simple" xlink:href="https://www.ukrinform.ua/rubric-economy/3703798-okupacijne-kerivnictvo-zaporizkoi-aes-ekstreno-prositsa-u-vidpustki.html" text:style-name="Internet_20_link" text:visited-style-name="Visited_20_Internet_20_Link">
https://www.ukrinform.ua/rubric-economy/3703798-okupacijne-kerivnictvo-zaporizkoi-aes-ekstreno-prositsa-u-vidpustki.html</text:a>
</text:p>
      <!--NEWS-->
      <text:h text:style-name="P10" text:outline-level="1">
<text:span text:style-name="T4">
Snow Maidu进入了西班牙的ITF网球比赛的第二个圈</text:span>
</text:h>
      <text:p text:style-name="P4">
作者: Ukrinform (Person)</text:p>
      <text:p text:style-name="P4">
出版商: Укринформ (Organization)</text:p>
      <text:p text:style-name="P4">
出版时间: 2023-05-02T19:20:16+03:00</text:p>
      <text:p text:style-name="P4">
修改时间: 2023-05-02T19:20:16+03:00</text:p>
      <text:p text:style-name="P4">
描述: 乌克兰人达里亚·斯奈格尔（Darya Snigur）在西班牙托斯·德尔马（Toss del Mar）的国际网球联合会（ITF）的哈多维（Hardovy）锦标赛上发表演讲。  - 乌克林。</text:p>
      <text:p text:style-name="P4">
图片: ["<text:a xlink:type="simple" xlink:href="https://static.ukrinform.com/photos/2023_05/thumb_files/630_360_1683044380-899.jpg" text:style-name="Internet_20_link" text:visited-style-name="Visited_20_Internet_20_Link">
630_360_16830...</text:a>
"]</text:p>
      <text:p text:style-name="P4">
标签: ['Теніс']</text:p>
      <text:p text:style-name="P4">
类型: Article</text:p>
      <!--METADATA-->
      <text:p text:style-name="P4">
<draw:frame draw:style-name="fr1" draw:name="Image155" text:anchor-type="as-char" svg:width="6.9236in" svg:height="3.956343in" draw:z-index="0">
<draw:image xlink:href="../Images/yкринформ/2023-05-02T19-20-16-03-00/630_360_1683044380-899.jpg" xlink:type="simple" xlink:show="embed" xlink:actuate="onLoad" draw:mime-type="image/jpeg"/>
</draw:frame>
乌克兰达里亚·斯奈古尔(Darya Snigur)在国际网球联合会的哈迪维锦标赛上发表演讲(ITF)折腾(西班牙).</text:p>
      <text:p text:style-name="P4">
На старті змагань посіяна під першим номером Снігур у трьох сетах обігралаХелен Пеллікано з Мальти - 6:1, 4:6, 6:1, передає Укрінформ.</text:p>
      <text:p text:style-name="P4">
Путівку до чвертьфіналу Снігур зіграє з переможницею матчу між іспанкою ЛюсієюКортес Льоркою та румункою Аріною Васілеску.</text:p>
      <text:p text:style-name="P4">
<text:span text:style-name="T4">
Читайте також:</text:span>
 <text:a xlink:type="simple" xlink:href="https://www.ukrinform.ua/rubric-sports/3703604-elina-svitolina-podolala-perse-kolo-turniru-wta-125-u-francii.html" text:style-name="Internet_20_link" text:visited-style-name="Visited_20_Internet_20_Link">
 </text:a>
比赛将持续到5月7日。</text:p>
      <text:p text:style-name="P4">
照片：乌克兰的Getty Images/Global Images。</text:p>
      <text:p text:style-name="P4">
News Source: <text:a xlink:type="simple" xlink:href="https://www.ukrinform.ua/rubric-sports/3703799-snigur-probilasa-do-drugogo-kola-tenisnogo-turniru-itf-v-ispanii.html" text:style-name="Internet_20_link" text:visited-style-name="Visited_20_Internet_20_Link">
https://www.ukrinform.ua/rubric-sports/3703799-snigur-probilasa-do-drugogo-kola-tenisnogo-turniru-itf-v-ispanii.html</text:a>
</text:p>
      <!--NEWS-->
      <text:h text:style-name="P10" text:outline-level="1">
<text:span text:style-name="T4">
占领者对平民的最大打击</text:span>
</text:h>
      <text:p text:style-name="P4">
作者: Ukrinform (Person)</text:p>
      <text:p text:style-name="P4">
出版商: Укринформ (Organization)</text:p>
      <text:p text:style-name="P4">
出版时间: 2023-05-02T19:24:00+03:00</text:p>
      <text:p text:style-name="P4">
修改时间: 2023-05-02T19:24:00+03:00</text:p>
      <text:p text:style-name="P4">
描述: 我们开始在大战第二天在苏米（Sumy）的飓风幼儿园（Sumy）遭受敌人对平民的袭击。</text:p>
      <text:p text:style-name="P4">
图片: ["<text:a xlink:type="simple" xlink:href="https://static.ukrinform.com/photos/2023_05/thumb_files/630_360_1683024824-638.jpg" text:style-name="Internet_20_link" text:visited-style-name="Visited_20_Internet_20_Link">
630_360_16830...</text:a>
", "<text:a xlink:type="simple" xlink:href="https://static.ukrinform.com/photos/2023_05/1683024796-940.jpg" text:style-name="Internet_20_link" text:visited-style-name="Visited_20_Internet_20_Link">
1683024796-94...</text:a>
"]</text:p>
      <text:p text:style-name="P4">
标签: None</text:p>
      <text:p text:style-name="P4">
类型: Article</text:p>
      <!--METADATA-->
      <text:p text:style-name="P4">
<draw:frame draw:style-name="fr1" draw:name="Image156" text:anchor-type="as-char" svg:width="6.9236in" svg:height="3.956343in" draw:z-index="0">
<draw:image xlink:href="../Images/yкринформ/2023-05-02T19-24-00-03-00/630_360_1683024824-638.jpg" xlink:type="simple" xlink:show="embed" xlink:actuate="onLoad" draw:mime-type="image/jpeg"/>
</draw:frame>
大战第二天，敌人的顽强狂热始于Sumy的飓风幼儿园<draw:frame draw:style-name="fr1" draw:name="Image157" text:anchor-type="as-char" svg:width="1.910828in" svg:height="10.0in" draw:z-index="0">
<draw:image xlink:href="../Images/yкринформ/2023-05-02T19-24-00-03-00/1683024796-940.jpg" xlink:type="simple" xlink:show="embed" xlink:actuate="onLoad" draw:mime-type="image/jpeg"/>
</draw:frame>
根据媒体</text:p>
      <text:p text:style-name="P4">
News Source: <text:a xlink:type="simple" xlink:href="https://www.ukrinform.ua/rubric-ato/3703595-smertonosni-udari-zapodiani-ukraincam-vid-pocatku-velikoi-vijni.html" text:style-name="Internet_20_link" text:visited-style-name="Visited_20_Internet_20_Link">
https://www.ukrinform.ua/rubric-ato/3703595-smertonosni-udari-zapodiani-ukraincam-vid-pocatku-velikoi-vijni.html</text:a>
</text:p>
      <!--NEWS-->
      <text:h text:style-name="P10" text:outline-level="1">
<text:span text:style-name="T4">
切尼希夫地区从法国获得了四辆校车</text:span>
</text:h>
      <text:p text:style-name="P4">
作者: Ukrinform (Person)</text:p>
      <text:p text:style-name="P4">
出版商: Укринформ (Organization)</text:p>
      <text:p text:style-name="P4">
出版时间: 2023-05-02T19:26:00+03:00</text:p>
      <text:p text:style-name="P4">
修改时间: 2023-05-02T19:26:00+03:00</text:p>
      <text:p text:style-name="P4">
描述: 切尼希夫地区从法国政府获得了四辆校车，该巴士将为三个社区和爱国教育中心提供服务。  - 乌克林。</text:p>
      <text:p text:style-name="P4">
图片: ["<text:a xlink:type="simple" xlink:href="https://static.ukrinform.com/photos/2023_05/thumb_files/630_360_1683044363-6899.jpeg" text:style-name="Internet_20_link" text:visited-style-name="Visited_20_Internet_20_Link">
630_360_16830...</text:a>
", "<text:a xlink:type="simple" xlink:href="https://static.ukrinform.com/photos/2023_05/thumb_files/630_360_1683044363-5326.jpeg" text:style-name="Internet_20_link" text:visited-style-name="Visited_20_Internet_20_Link">
630_360_16830...</text:a>
", "<text:a xlink:type="simple" xlink:href="https://static.ukrinform.com/photos/2023_05/thumb_files/630_360_1683044363-5383.jpeg" text:style-name="Internet_20_link" text:visited-style-name="Visited_20_Internet_20_Link">
630_360_16830...</text:a>
", "<text:a xlink:type="simple" xlink:href="https://static.ukrinform.com/photos/2023_05/thumb_files/630_360_1683044363-7003.jpeg" text:style-name="Internet_20_link" text:visited-style-name="Visited_20_Internet_20_Link">
630_360_16830...</text:a>
", "<text:a xlink:type="simple" xlink:href="https://static.ukrinform.com/photos/2023_05/thumb_files/630_360_1683044363-5865.jpeg" text:style-name="Internet_20_link" text:visited-style-name="Visited_20_Internet_20_Link">
630_360_16830...</text:a>
", "<text:a xlink:type="simple" xlink:href="https://static.ukrinform.com/photos/2023_05/thumb_files/630_360_1683044364-2665.jpeg" text:style-name="Internet_20_link" text:visited-style-name="Visited_20_Internet_20_Link">
630_360_16830...</text:a>
", "<text:a xlink:type="simple" xlink:href="https://static.ukrinform.com/photos/2023_05/thumb_files/630_360_1683044364-5521.jpeg" text:style-name="Internet_20_link" text:visited-style-name="Visited_20_Internet_20_Link">
630_360_16830...</text:a>
", "<text:a xlink:type="simple" xlink:href="https://static.ukrinform.com/photos/2023_05/thumb_files/630_360_1683044364-3129.jpeg" text:style-name="Internet_20_link" text:visited-style-name="Visited_20_Internet_20_Link">
630_360_16830...</text:a>
", "<text:a xlink:type="simple" xlink:href="https://static.ukrinform.com/photos/2023_05/thumb_files/630_360_1683044364-6506.jpeg" text:style-name="Internet_20_link" text:visited-style-name="Visited_20_Internet_20_Link">
630_360_16830...</text:a>
"]</text:p>
      <text:p text:style-name="P4">
标签: ['Франція', 'Школа', 'Чернігівщина', 'Автобус']</text:p>
      <text:p text:style-name="P4">
类型: Article</text:p>
      <!--METADATA-->
      <text:p text:style-name="P4">
<draw:frame draw:style-name="fr1" draw:name="Image158" text:anchor-type="as-char" svg:width="6.9236in" svg:height="3.956343in" draw:z-index="0">
<draw:image xlink:href="../Images/yкринформ/2023-05-02T19-26-00-03-00/630_360_1683044363-6899.jpeg" xlink:type="simple" xlink:show="embed" xlink:actuate="onLoad" draw:mime-type="image/jpeg"/>
</draw:frame>
切尼希夫地区从法国政府获得了四辆校车，该巴士将为三个社区和一个爱国教育的中心提供服务。</text:p>
      <text:p text:style-name="P4">
关于它报告<text:a xlink:type="simple" xlink:href="https://cg.gov.ua/index.php" text:style-name="Internet_20_link" text:visited-style-name="Visited_20_Internet_20_Link">
</text:a>
，报道乌克林福姆。</text:p>
      <text:p text:style-name="P4">
今天，运输到三个社区-Bakhmatsk，Yablunovska Tapoponorsk。 其他 <text:a xlink:type="simple" xlink:href="https://www.ukrinform.ua/tag-avtobus" text:style-name="Internet_20_link" text:visited-style-name="Visited_20_Internet_20_Link">
 </text:a>
被任命为公共校外教育机构“国家爱国教育，旅游业和学生青年的地方研究中心”。</text:p>
      <text:p text:style-name="P4">
<draw:frame draw:style-name="fr1" draw:name="Image159" text:anchor-type="as-char" svg:width="6.9236in" svg:height="3.956343in" draw:z-index="0">
<draw:image xlink:href="../Images/yкринформ/2023-05-02T19-26-00-03-00/630_360_1683044363-5326.jpeg" xlink:type="simple" xlink:show="embed" xlink:actuate="onLoad" draw:mime-type="image/jpeg"/>
</draw:frame>
Chernihiv地区从法国 /照片获得了校车：CG.GOV.UA <text:a xlink:type="simple" xlink:href="https://static.ukrinform.com/photos/2023_05/1683044363-5326.jpeg" text:style-name="Internet_20_link" text:visited-style-name="Visited_20_Internet_20_Link">
<draw:frame draw:style-name="fr1" draw:name="Image160" text:anchor-type="as-char" svg:width="6.9236in" svg:height="3.956343in" draw:z-index="0">
<draw:image xlink:href="../Images/yкринформ/2023-05-02T19-26-00-03-00/630_360_1683044363-5326.jpeg" xlink:type="simple" xlink:show="embed" xlink:actuate="onLoad" draw:mime-type="image/jpeg"/>
</draw:frame>
</text:a>
 <text:a xlink:type="simple" xlink:href="https://static.ukrinform.com/photos/2023_05/1683044363-5383.jpeg" text:style-name="Internet_20_link" text:visited-style-name="Visited_20_Internet_20_Link">
<draw:frame draw:style-name="fr1" draw:name="Image161" text:anchor-type="as-char" svg:width="6.9236in" svg:height="3.956343in" draw:z-index="0">
<draw:image xlink:href="../Images/yкринформ/2023-05-02T19-26-00-03-00/630_360_1683044363-5383.jpeg" xlink:type="simple" xlink:show="embed" xlink:actuate="onLoad" draw:mime-type="image/jpeg"/>
</draw:frame>
</text:a>
 <text:a xlink:type="simple" xlink:href="https://static.ukrinform.com/photos/2023_05/1683044363-6899.jpeg" text:style-name="Internet_20_link" text:visited-style-name="Visited_20_Internet_20_Link">
<draw:frame draw:style-name="fr1" draw:name="Image162" text:anchor-type="as-char" svg:width="6.9236in" svg:height="3.956343in" draw:z-index="0">
<draw:image xlink:href="../Images/yкринформ/2023-05-02T19-26-00-03-00/630_360_1683044363-6899.jpeg" xlink:type="simple" xlink:show="embed" xlink:actuate="onLoad" draw:mime-type="image/jpeg"/>
</draw:frame>
</text:a>
 <text:a xlink:type="simple" xlink:href="https://static.ukrinform.com/photos/2023_05/1683044363-7003.jpeg" text:style-name="Internet_20_link" text:visited-style-name="Visited_20_Internet_20_Link">
<draw:frame draw:style-name="fr1" draw:name="Image163" text:anchor-type="as-char" svg:width="6.9236in" svg:height="3.956343in" draw:z-index="0">
<draw:image xlink:href="../Images/yкринформ/2023-05-02T19-26-00-03-00/630_360_1683044363-7003.jpeg" xlink:type="simple" xlink:show="embed" xlink:actuate="onLoad" draw:mime-type="image/jpeg"/>
</draw:frame>
</text:a>
 <text:a xlink:type="simple" xlink:href="https://static.ukrinform.com/photos/2023_05/1683044363-5865.jpeg" text:style-name="Internet_20_link" text:visited-style-name="Visited_20_Internet_20_Link">
<draw:frame draw:style-name="fr1" draw:name="Image164" text:anchor-type="as-char" svg:width="6.9236in" svg:height="3.956343in" draw:z-index="0">
<draw:image xlink:href="../Images/yкринформ/2023-05-02T19-26-00-03-00/630_360_1683044363-5865.jpeg" xlink:type="simple" xlink:show="embed" xlink:actuate="onLoad" draw:mime-type="image/jpeg"/>
</draw:frame>
</text:a>
 <text:a xlink:type="simple" xlink:href="https://static.ukrinform.com/photos/2023_05/1683044364-2665.jpeg" text:style-name="Internet_20_link" text:visited-style-name="Visited_20_Internet_20_Link">
<draw:frame draw:style-name="fr1" draw:name="Image165" text:anchor-type="as-char" svg:width="6.9236in" svg:height="3.956343in" draw:z-index="0">
<draw:image xlink:href="../Images/yкринформ/2023-05-02T19-26-00-03-00/630_360_1683044364-2665.jpeg" xlink:type="simple" xlink:show="embed" xlink:actuate="onLoad" draw:mime-type="image/jpeg"/>
</draw:frame>
</text:a>
 <text:a xlink:type="simple" xlink:href="https://static.ukrinform.com/photos/2023_05/1683044364-5521.jpeg" text:style-name="Internet_20_link" text:visited-style-name="Visited_20_Internet_20_Link">
<draw:frame draw:style-name="fr1" draw:name="Image166" text:anchor-type="as-char" svg:width="6.9236in" svg:height="3.956343in" draw:z-index="0">
<draw:image xlink:href="../Images/yкринформ/2023-05-02T19-26-00-03-00/630_360_1683044364-5521.jpeg" xlink:type="simple" xlink:show="embed" xlink:actuate="onLoad" draw:mime-type="image/jpeg"/>
</draw:frame>
</text:a>
 <text:a xlink:type="simple" xlink:href="https://static.ukrinform.com/photos/2023_05/1683044364-3129.jpeg" text:style-name="Internet_20_link" text:visited-style-name="Visited_20_Internet_20_Link">
<draw:frame draw:style-name="fr1" draw:name="Image167" text:anchor-type="as-char" svg:width="6.9236in" svg:height="3.956343in" draw:z-index="0">
<draw:image xlink:href="../Images/yкринформ/2023-05-02T19-26-00-03-00/630_360_1683044364-3129.jpeg" xlink:type="simple" xlink:show="embed" xlink:actuate="onLoad" draw:mime-type="image/jpeg"/>
</draw:frame>
</text:a>
 <text:a xlink:type="simple" xlink:href="https://static.ukrinform.com/photos/2023_05/1683044364-6506.jpeg" text:style-name="Internet_20_link" text:visited-style-name="Visited_20_Internet_20_Link">
<draw:frame draw:style-name="fr1" draw:name="Image168" text:anchor-type="as-char" svg:width="6.9236in" svg:height="3.956343in" draw:z-index="0">
<draw:image xlink:href="../Images/yкринформ/2023-05-02T19-26-00-03-00/630_360_1683044364-6506.jpeg" xlink:type="simple" xlink:show="embed" xlink:actuate="onLoad" draw:mime-type="image/jpeg"/>
</draw:frame>
</text:a>
“今年，我们第三次通过其他国家(包括今天的法国)政府提供的公共汽车作为慈善协助。 第一个供应是奥地利的注入，第二次是在PLIPDG慈善机构的协助下从波兰提供的。</text:p>
      <text:p text:style-name="P4">
值得注意的是，由于具有基础设施的大面积状况不佳，因此公共汽车公园的磨损非常重要。 也有拆除诉讼的损失。“我们很高兴每月一次，我们用新车补充社区的舰队，”  - 在钥匙时期，副局长Ova Zhanna Sherstyuk说。</text:p>
      <text:p text:style-name="P4">
正如活动期间强调的那样，为了更新舰队，货币的卸载，实施措施以优化切尔尼希夫地区一般中等教育机构网络，有必要再购买68个学校，学校和学校。</text:p>
      <text:p text:style-name="P4">
News Source: <text:a xlink:type="simple" xlink:href="https://www.ukrinform.ua/rubric-regions/3703801-cernigivsina-otrimala-cotiri-skilni-avtobusi-vid-francii.html" text:style-name="Internet_20_link" text:visited-style-name="Visited_20_Internet_20_Link">
https://www.ukrinform.ua/rubric-regions/3703801-cernigivsina-otrimala-cotiri-skilni-avtobusi-vid-francii.html</text:a>
</text:p>
      <!--NEWS-->
      <text:h text:style-name="P10" text:outline-level="1">
<text:span text:style-name="T4">
Zelensky与葡萄牙议会的负责人会面</text:span>
</text:h>
      <text:p text:style-name="P4">
作者: Ukrinform (Person)</text:p>
      <text:p text:style-name="P4">
出版商: Укринформ (Organization)</text:p>
      <text:p text:style-name="P4">
出版时间: 2023-05-02T19:30:00+03:00</text:p>
      <text:p text:style-name="P4">
修改时间: 2023-05-02T19:30:00+03:00</text:p>
      <text:p text:style-name="P4">
描述: 总统沃迪米尔·泽伦斯基（Volodymyr Zelensky）与葡萄牙的议会主席Augushta Santush Silva在乌克兰融入欧盟的道路上互动，以及对七月北约北约峰会的期望，乌克兰捍卫者的需求和和平的公式。  - 乌克林。</text:p>
      <text:p text:style-name="P4">
图片: ["<text:a xlink:type="simple" xlink:href="https://static.ukrinform.com/photos/2023_05/thumb_files/630_360_1683044484-120.jpeg" text:style-name="Internet_20_link" text:visited-style-name="Visited_20_Internet_20_Link">
630_360_16830...</text:a>
", "<text:a xlink:type="simple" xlink:href="https://static.ukrinform.com/photos/2023_05/1683044483-947.jpeg" text:style-name="Internet_20_link" text:visited-style-name="Visited_20_Internet_20_Link">
1683044483-94...</text:a>
", "<text:a xlink:type="simple" xlink:href="https://static.ukrinform.com/photos/2023_05/1683044489-612.jpeg" text:style-name="Internet_20_link" text:visited-style-name="Visited_20_Internet_20_Link">
1683044489-61...</text:a>
"]</text:p>
      <text:p text:style-name="P4">
标签: ['Парламент', 'Португалія', 'Зеленський']</text:p>
      <text:p text:style-name="P4">
类型: Article</text:p>
      <!--METADATA-->
      <text:p text:style-name="P4">
<draw:frame draw:style-name="fr1" draw:name="Image169" text:anchor-type="as-char" svg:width="6.9236in" svg:height="3.956343in" draw:z-index="0">
<draw:image xlink:href="../Images/yкринформ/2023-05-02T19-30-00-03-00/630_360_1683044484-120.jpeg" xlink:type="simple" xlink:show="embed" xlink:actuate="onLoad" draw:mime-type="image/jpeg"/>
</draw:frame>
总统洛德米尔·泽伦斯基(Lordimir Zelensky)与葡萄牙奥古斯通议会主席讨论了乌克兰七月的乌克兰捍卫者和格式的需求，乌克兰国家融入欧盟托尔吉的国家之间的互动。</text:p>
      <text:p text:style-name="P4">
这是在基辅在基辅的一次会议上进行了讨论的，乌克林福姆报告与<text:a xlink:type="simple" xlink:href="https://www.president.gov.ua/news/prezident-ukrayini-proviv-zustrich-iz-golovoyu-parlamentu-po-82589" text:style-name="Internet_20_link" text:visited-style-name="Visited_20_Internet_20_Link">
</text:a>
 .</text:p>
      <text:p text:style-name="P4">
<draw:frame draw:style-name="fr1" draw:name="Image170" text:anchor-type="as-char" svg:width="6.9236in" svg:height="4.617948in" draw:z-index="0">
<draw:image xlink:href="../Images/yкринформ/2023-05-02T19-30-00-03-00/1683044483-947.jpeg" xlink:type="simple" xlink:show="embed" xlink:actuate="onLoad" draw:mime-type="image/jpeg"/>
</draw:frame>
总统感谢葡萄牙自全面入侵俄罗斯联邦以来的乌克兰饮酒的决定和实际步骤。 特别是，确定了支持的重要性(https://www.ukrinform.ua/tag-portugalia)决定授予我们国家的成员，欧洲 - 大西洋课程的候选人的地位以及武装部队的加强。</text:p>
      <text:p text:style-name="P4">
<draw:frame draw:style-name="fr1" draw:name="Image171" text:anchor-type="as-char" svg:width="6.9236in" svg:height="4.617948in" draw:z-index="0">
<draw:image xlink:href="../Images/yкринформ/2023-05-02T19-30-00-03-00/1683044489-612.jpeg" xlink:type="simple" xlink:show="embed" xlink:actuate="onLoad" draw:mime-type="image/jpeg"/>
</draw:frame>
Zelensky还感谢葡萄牙的合作伙伴表示感谢，要给予成千上万的乌克兰人，这些乌克兰人被迫寻求救助这片土地。</text:p>
      <text:p text:style-name="P4">
“最重要的是，我要感谢您的社会，借助行动和议会，它团结起来支持乌克兰和乌克兰人。 这是乌克兰信仰的非常重要的信号。”他说。</text:p>
      <text:p text:style-name="P4">
_ <text:span text:style-name="T4">
 视频 </text:span>
： <text:a xlink:type="simple" xlink:href="https://t.me/V_Zelenskiy_official/6090" text:style-name="Internet_20_link" text:visited-style-name="Visited_20_Internet_20_Link">
</text:a>
_</text:p>
      <text:p text:style-name="P4">
总统与葡萄牙议会主席讨论了耶金·乌克兰和葡萄牙在乌克兰融入欧洲联盟的道路上的相互作用。</text:p>
      <text:p text:style-name="P4">
国家元首强调了在本年度结束进入欧盟的谈判开始的重要性。</text:p>
      <text:p text:style-name="P4">
<text:span text:style-name="T4">
另请阅读：</text:span>
 <text:a xlink:type="simple" xlink:href="https://www.ukrinform.ua/rubric-ato/3699135-portugalia-peredast-ukraini-pat-bronemasin.html" text:style-name="Internet_20_link" text:visited-style-name="Visited_20_Internet_20_Link">
<text:span text:style-name="T4">
葡萄牙</text:span>
</text:a>
Zevalensky强调说：“这将是乌克兰社会和乌克兰国防贩子的强大动力，他们一直阻止侵略者超过14个月。”</text:p>
      <text:p text:style-name="P4">
总统还概述了乌克兰对北约维尔纽斯峰会的期望，尤其是关于为其在该联盟的国家会员时期的有效安全保证机制的创建机制。</text:p>
      <text:p text:style-name="P4">
特别注意实施乌克兰和平公式。 总统参加了葡萄牙对我国和平倡议，尤其是联合国的支持。</text:p>
      <text:p text:style-name="P4">
他说：“乌克兰有兴趣吸引和平世界中广泛的国家。”他表示希望葡萄牙能够支持乌克兰准备这次峰会的努力。Zelensky感谢对葡萄牙的安全支持，包括转移豹子坦克2。他在准备反对意见的情况下告知葡萄牙议会的代表团有关乌克兰捍卫者的主要需求。 总统表示希望政府和议会 - 珀索利亚能够做出必要的决定，以增强乌克兰捍卫者在最前沿的能力。</text:p>
      <text:p text:style-name="P4">
会议强调建立乌克兰国家与葡萄牙共和国命名政治对话，并在不久的将来讨论高水平的高水平。</text:p>
      <text:p text:style-name="P4">
<text:span text:style-name="T5">
foto：总统办公室</text:span>
</text:p>
      <text:p text:style-name="P4">
News Source: <text:a xlink:type="simple" xlink:href="https://www.ukrinform.ua/rubric-polytics/3703804-zelenskij-zustrivsa-z-golovou-parlamentu-portugalii.html" text:style-name="Internet_20_link" text:visited-style-name="Visited_20_Internet_20_Link">
https://www.ukrinform.ua/rubric-polytics/3703804-zelenskij-zustrivsa-z-golovou-parlamentu-portugalii.html</text:a>
</text:p>
      <!--NEWS-->
      <text:h text:style-name="P10" text:outline-level="1">
<text:span text:style-name="T4">
政府改善了被囚禁的军事人员注册的命令</text:span>
</text:h>
      <text:p text:style-name="P4">
作者: Ukrinform (Person)</text:p>
      <text:p text:style-name="P4">
出版商: Укринформ (Organization)</text:p>
      <text:p text:style-name="P4">
出版时间: 2023-05-02T19:31:16+03:00</text:p>
      <text:p text:style-name="P4">
修改时间: 2023-05-02T19:31:16+03:00</text:p>
      <text:p text:style-name="P4">
描述: 部长的内阁已经改变了由于对乌克兰的武装侵略或中立国家的武装侵略而导致的自由场所的登记程序。  - 乌克林。</text:p>
      <text:p text:style-name="P4">
图片: ["<text:a xlink:type="simple" xlink:href="https://static.ukrinform.com/photos/2022_01/thumb_files/630_360_1643092726-230.jpg" text:style-name="Internet_20_link" text:visited-style-name="Visited_20_Internet_20_Link">
630_360_16430...</text:a>
"]</text:p>
      <text:p text:style-name="P4">
标签: ['Кабмін', 'Полонені', 'Війна з росією']</text:p>
      <text:p text:style-name="P4">
类型: Article</text:p>
      <!--METADATA-->
      <text:p text:style-name="P4">
<draw:frame draw:style-name="fr1" draw:name="Image172" text:anchor-type="as-char" svg:width="6.9236in" svg:height="3.956343in" draw:z-index="0">
<draw:image xlink:href="../Images/yкринформ/2023-05-02T19-31-16-03-00/630_360_1643092726-230.jpg" xlink:type="simple" xlink:show="embed" xlink:actuate="onLoad" draw:mime-type="image/jpeg"/>
</draw:frame>
部长的内阁修改了由于对乌克兰的武装侵略或单位拘留而导致的非弗里德姆人住院证书的程序。</text:p>
      <text:p text:style-name="P4">
正如乌克林福姆报道的那样，这已经报道了<text:a xlink:type="simple" xlink:href="https://minre.gov.ua/2023/05/02/uryad-udoskonalyv-poryadok-oformlennya-dovidok-pro-perebuvannya-vijskovosluzhbovcziv-u-poloni/" text:style-name="Internet_20_link" text:visited-style-name="Visited_20_Internet_20_Link">
</text:a>
。</text:p>
      <text:p text:style-name="P4">
分辨率的相应项目由重返社会部制备。 据他介绍，国家信息局可能会求助于部队机构，根据要求，并为此获得囚禁证书(https://www.ukrinform.ua/tag-minoboroni)，执法机构，委托武装部队的部队，其他合法的军事形成或乌克兰的部队安全和防御机构。</text:p>
      <text:p text:style-name="P4">
这些修正案将确保遵守乌克兰法律“保护个人数据”的要求，以及对捍卫者及其护士的社会和法律保护。</text:p>
      <text:p text:style-name="P4">
<text:span text:style-name="T4">
另请阅读：</text:span>
 <text:a xlink:type="simple" xlink:href="https://www.ukrinform.ua/rubric-ato/3703194-obmin-polonenimi-vsih-na-vsih-vidbuvatimetsa-poetapno-koordstab.html" text:style-name="Internet_20_link" text:visited-style-name="Visited_20_Internet_20_Link">
<text:span text:style-name="T4">
坐标</text:span>
</text:a>
据报道，在囚禁中，这位军人的住院证书包括提交给支票委员会的强制性文件清单，以确定由于对乌克兰的武装侵略而剥夺了自由的事实。</text:p>
      <text:p text:style-name="P4">
如果委员会成立，相关的决策俘虏和/或其家人的成员有权获得1万名HRYVNIA的国家财政援助。</text:p>
      <text:p text:style-name="P4">
News Source: <text:a xlink:type="simple" xlink:href="https://www.ukrinform.ua/rubric-society/3703803-urad-udoskonaliv-poradok-oformlenna-dovidok-pro-perebuvanna-vijskovih-u-poloni.html" text:style-name="Internet_20_link" text:visited-style-name="Visited_20_Internet_20_Link">
https://www.ukrinform.ua/rubric-society/3703803-urad-udoskonaliv-poradok-oformlenna-dovidok-pro-perebuvanna-vijskovih-u-poloni.html</text:a>
</text:p>
      <!--NEWS-->
      <text:h text:style-name="P10" text:outline-level="1">
<text:span text:style-name="T4">
财政部已将t票送给了120亿个</text:span>
</text:h>
      <text:p text:style-name="P4">
作者: Ukrinform (Person)</text:p>
      <text:p text:style-name="P4">
出版商: Укринформ (Organization)</text:p>
      <text:p text:style-name="P4">
出版时间: 2023-05-02T19:38:12+03:00</text:p>
      <text:p text:style-name="P4">
修改时间: 2023-05-02T19:38:12+03:00</text:p>
      <text:p text:style-name="P4">
描述: 2023年5月2日，财政部在拍卖中，用于安置国内贷款债券（t -bills），在州预算中吸引了UAH 120.12亿美元。  - 乌克林。</text:p>
      <text:p text:style-name="P4">
图片: ["<text:a xlink:type="simple" xlink:href="https://static.ukrinform.com/photos/2023_01/thumb_files/630_360_1673594754-631.jpg" text:style-name="Internet_20_link" text:visited-style-name="Visited_20_Internet_20_Link">
630_360_16735...</text:a>
", "<text:a xlink:type="simple" xlink:href="https://static.ukrinform.com/photos/2023_05/1683045424-628.jpg" text:style-name="Internet_20_link" text:visited-style-name="Visited_20_Internet_20_Link">
1683045424-62...</text:a>
"]</text:p>
      <text:p text:style-name="P4">
标签: ['Аукціон', 'Мінфін', 'Облігації']</text:p>
      <text:p text:style-name="P4">
类型: Article</text:p>
      <!--METADATA-->
      <text:p text:style-name="P4">
<draw:frame draw:style-name="fr1" draw:name="Image173" text:anchor-type="as-char" svg:width="6.9236in" svg:height="3.956343in" draw:z-index="0">
<draw:image xlink:href="../Images/yкринформ/2023-05-02T19-38-12-03-00/630_360_1673594754-631.jpg" xlink:type="simple" xlink:show="embed" xlink:actuate="onLoad" draw:mime-type="image/jpeg"/>
</draw:frame>
财政部于2023年5月2日在拍卖会上进行内部国家贷款(毛巾)它在州预算中吸引了1201.2亿UAH。</text:p>
      <text:p text:style-name="P4">
根据乌克林福姆的说法，该部在[]报告中的新闻服务(https://www.facebook.com/minfin.gov.ua/posts/pfbid0gcpGaTfiGqgb3pSPXB8b8Qcf4RHLrSoyFSEP1krdp8HBYufXmBp76S33VAVkL6yYl).</text:p>
      <text:p text:style-name="P4">
"Сьогодні Міністерство фінансів України розмістило військові облігації на сумупонад 12 млрд грн в еквіваленті", - йдеться у повідомленні.</text:p>
      <text:p text:style-name="P4">
Міністерство фінансів запропонувало <text:a xlink:type="simple" xlink:href="https://www.ukrinform.ua/tag-investicii" text:style-name="Internet_20_link" text:visited-style-name="Visited_20_Internet_20_Link">
 </text:a>
Hryvnia债券：UAH 1.11亿，达到18.5％，在1年内还款； UAH 44.50亿，为19.69％，在2年内还款； UAH 3.117亿，占19.75％，在2。8年内还款。</text:p>
      <text:p text:style-name="P4">
<draw:frame draw:style-name="fr1" draw:name="Image174" text:anchor-type="as-char" svg:width="6.9236in" svg:height="6.9236in" draw:z-index="0">
<draw:image xlink:href="../Images/yкринформ/2023-05-02T19-38-12-03-00/1683045424-628.jpg" xlink:type="simple" xlink:show="embed" xlink:actuate="onLoad" draw:mime-type="image/jpeg"/>
</draw:frame>
此外，它的一年提供了1.18亿美元的T票，为4.85％。</text:p>
      <text:p text:style-name="P4">
正如乌克林福姆报道的那样，从出售内部贷款的全面战争开始。(毛巾)拍卖<text:a xlink:type="simple" xlink:href="https://www.ukrinform.ua/rubric-economy/3703528-za-cas-povnomasstabnoi-vijni-urad-zaluciv-vid-prodazu-ovdp-majze-429-milardiv.html" text:style-name="Internet_20_link" text:visited-style-name="Visited_20_Internet_20_Link">
</text:a>
。</text:p>
      <text:p text:style-name="P4">
<text:span text:style-name="T4">
另请阅读：</text:span>
 <text:a xlink:type="simple" xlink:href="https://www.ukrinform.ua/rubric-economy/3703766-minfin-deficit-derzbudzetu-za-cotiri-misaci-majze-253-milardi.html" text:style-name="Internet_20_link" text:visited-style-name="Visited_20_Internet_20_Link">
<text:span text:style-name="T4">
财务部</text:span>
</text:a>
与俄罗斯的侵略有关，乌克兰政府已决定从军事债券毕业，最高为4000亿UAH。 自3月1日以来，财政部一直在每个星期二进行AIVS作者。</text:p>
      <text:p text:style-name="P4">
News Source: <text:a xlink:type="simple" xlink:href="https://www.ukrinform.ua/rubric-economy/3703806-minfin-rozmistiv-ovdp-se-na-12-milardiv.html" text:style-name="Internet_20_link" text:visited-style-name="Visited_20_Internet_20_Link">
https://www.ukrinform.ua/rubric-economy/3703806-minfin-rozmistiv-ovdp-se-na-12-milardiv.html</text:a>
</text:p>
      <!--NEWS-->
      <text:h text:style-name="P10" text:outline-level="1">
<text:span text:style-name="T4">
在河口</text:span>
</text:h>
      <text:p text:style-name="P4">
作者: Ukrinform (Person)</text:p>
      <text:p text:style-name="P4">
出版商: Укринформ (Organization)</text:p>
      <text:p text:style-name="P4">
出版时间: 2023-05-02T19:43:00+03:00</text:p>
      <text:p text:style-name="P4">
修改时间: 2023-05-02T19:43:00+03:00</text:p>
      <text:p text:style-name="P4">
描述: 在Bakhmut Liman-Kupyan方向之后，它仍然是战斗活动的第二个，敌人使用常规武装部队。  - 乌克林。</text:p>
      <text:p text:style-name="P4">
图片: ["<text:a xlink:type="simple" xlink:href="https://static.ukrinform.com/photos/2023_05/thumb_files/630_360_1683045290-741.jpg" text:style-name="Internet_20_link" text:visited-style-name="Visited_20_Internet_20_Link">
630_360_16830...</text:a>
"]</text:p>
      <text:p text:style-name="P4">
标签: ['Бахмут', 'Лиман', 'Війна з росією', 'Єдині новини']</text:p>
      <text:p text:style-name="P4">
类型: Article</text:p>
      <!--METADATA-->
      <text:p text:style-name="P4">
<draw:frame draw:style-name="fr1" draw:name="Image175" text:anchor-type="as-char" svg:width="6.9236in" svg:height="3.956343in" draw:z-index="0">
<draw:image xlink:href="../Images/yкринформ/2023-05-02T19-43-00-03-00/630_360_1683045290-741.jpg" xlink:type="simple" xlink:show="embed" xlink:actuate="onLoad" draw:mime-type="image/jpeg"/>
</draw:frame>
巴赫穆特河口后的库皮亚方向仍然是敌对行动活动的第二个，敌人使用常规武装部队。</text:p>
      <text:p text:style-name="P4">
东方紧急城市的发言人谢尔盖·奇尔维蒂(Sergey Cherevaty)在唯一的新闻中说了这一点。(https://armyinform.com.ua/2023/05/02/na-lymansko-kupyanskomu-napryamku-vorog-zdebilshogo-vykorystovuye-regulyarni-zbrojni-syly-rf-sergij-cherevatyj/).</text:p>
      <text:p text:style-name="P4">
Оцінюючи дії противника на цьому проміжку фронту, офіцер, зокрема, наголосив,що на відміну від Бахмута тут здебільшого ворог використовує регулярні збройнісили <text:a xlink:type="simple" xlink:href="https://www.ukrinform.ua/tag-rosia" text:style-name="Internet_20_link" text:visited-style-name="Visited_20_Internet_20_Link">
 </text:a>
包括机载，机械化和坦克单位。</text:p>
      <text:p text:style-name="P4">
“他们的行动策略与瓦格纳人不同。“尽管大多数常规单位都是从动员完成的，但他们会更加谨慎，不要陷入毫无意义的风暴，并且或多或少地试图维持的基础知识军事科学，”  - 发言人说。</text:p>
      <text:p text:style-name="P4">
<text:span text:style-name="T4">
另请阅读：</text:span>
 <text:a xlink:type="simple" xlink:href="https://www.ukrinform.ua/rubric-ato/3703303-sturmuvati-zagarbnikiv-v-urbanizovanij-miscevosti-dosit-skladno-naev.html" text:style-name="Internet_20_link" text:visited-style-name="Visited_20_Internet_20_Link">
</text:a>
Cherevaty还报道说，在过去的24小时中，敌人已经四次接管了该命令，从所有类型的炮兵武器中进行了450多次乌克兰阵地。 敌人在活力中的损失是29名悬停者丧生，80多人受伤。</text:p>
      <text:p text:style-name="P4">
如报道<text:a xlink:type="simple" xlink:href="https://www.ukrinform.ua/rubric-ato/3703122-pvk-vagner-zalisaetsa-golovnou-udarnou-silou-rosian-u-bahmuti-cerevatij.html" text:style-name="Internet_20_link" text:visited-style-name="Visited_20_Internet_20_Link">
</text:a>
，纳巴穆特方向正在与25.6万俄罗斯士兵作战。 瓦格纳·佩克(Wagner PEC)仍然是巴赫穆特(Bakhmut)俄罗斯的主要冲击力，但由于其他部队的损失很大。</text:p>
      <text:p text:style-name="P4">
<text:span text:style-name="T5">
foto：陆军inforfor.com.ua</text:span>
</text:p>
      <text:p text:style-name="P4">
News Source: <text:a xlink:type="simple" xlink:href="https://www.ukrinform.ua/rubric-ato/3703807-na-limanskokupanskomu-napramku-vorog-die-obaclivise-i-ne-jde-na-sturm-cerevatij.html" text:style-name="Internet_20_link" text:visited-style-name="Visited_20_Internet_20_Link">
https://www.ukrinform.ua/rubric-ato/3703807-na-limanskokupanskomu-napramku-vorog-die-obaclivise-i-ne-jde-na-sturm-cerevatij.html</text:a>
</text:p>
      <!--NEWS-->
      <text:h text:style-name="P10" text:outline-level="1">
<text:span text:style-name="T4">
苏丹的军事团体于5月4日至11日休战</text:span>
</text:h>
      <text:p text:style-name="P4">
作者: Ukrinform (Person)</text:p>
      <text:p text:style-name="P4">
出版商: Укринформ (Organization)</text:p>
      <text:p text:style-name="P4">
出版时间: 2023-05-02T19:46:02+03:00</text:p>
      <text:p text:style-name="P4">
修改时间: 2023-05-02T19:46:02+03:00</text:p>
      <text:p text:style-name="P4">
描述: 苏丹周二交战的军事团体同意了5月4日至5月11日的七日停火。  - 乌克林。</text:p>
      <text:p text:style-name="P4">
图片: ["<text:a xlink:type="simple" xlink:href="https://static.ukrinform.com/photos/2023_04/thumb_files/630_360_1681626756-721.jpg" text:style-name="Internet_20_link" text:visited-style-name="Visited_20_Internet_20_Link">
630_360_16816...</text:a>
"]</text:p>
      <text:p text:style-name="P4">
标签: ["Перемир'я", 'Судан', 'Військові']</text:p>
      <text:p text:style-name="P4">
类型: Article</text:p>
      <!--METADATA-->
      <text:p text:style-name="P4">
<draw:frame draw:style-name="fr1" draw:name="Image176" text:anchor-type="as-char" svg:width="6.9236in" svg:height="3.956343in" draw:z-index="0">
<draw:image xlink:href="../Images/yкринформ/2023-05-02T19-46-02-03-00/630_360_1681626756-721.jpg" xlink:type="simple" xlink:show="embed" xlink:actuate="onLoad" draw:mime-type="image/jpeg"/>
</draw:frame>
苏丹的Voychuchi团体同意5月4日至5月11日原则上的七日大火供应。</text:p>
      <text:p text:style-name="P4">
正如乌克林福姆报道的那样，它报告了<text:a xlink:type="simple" xlink:href="https://www.reuters.com/world/africa/sudan-conflict-drives-100000-over-border-amid-crumbling-ceasefires-2023-05-02/" text:style-name="Internet_20_link" text:visited-style-name="Visited_20_Internet_20_Link">
</text:a>
。</text:p>
      <text:p text:style-name="P4">
南苏丹的当局表示，休战将从周四开始，因为在卡尔塔姆地区的空袭和射击侵犯了最后一条线<text:a xlink:type="simple" xlink:href="https://www.ukrinform.ua/tag-peremira" text:style-name="Internet_20_link" text:visited-style-name="Visited_20_Internet_20_Link">
</text:a>
。</text:p>
      <text:p text:style-name="P4">
南苏丹外交部的声明提出在冲突中发挥调解作用，他的总统萨尔瓦基尔(Salvakiir)强调了更长的停战和任命大使和平谈判的重要性，这双方都同意。</text:p>
      <text:p text:style-name="P4">
<text:span text:style-name="T4">
另请阅读：</text:span>
 <text:a xlink:type="simple" xlink:href="https://www.ukrinform.ua/rubric-society/3703167-ukrainski-rozvidniki-rozkrili-detali-ratuvalnoi-specoperacii-v-sudani.html" text:style-name="Internet_20_link" text:visited-style-name="Visited_20_Internet_20_Link">
<text:span text:style-name="T4">
苏丹</text:span>
</text:a>
注意到，总司令之间对此协议的信任(RSF)据穆罕默德·哈姆丹(Mohammed Hamdan)将军怀疑，鉴于大规模违反了持续了24至72小时的初步协议。</text:p>
      <text:p text:style-name="P4">
埃及总统阿卜杜勒·法塔塔(Abdel-Fattta As-Sisi)表示，开罗将支持苏丹在交战分数之间的对话，但这将是“推销员，以免干扰他们的内部事务”。</text:p>
      <text:p text:style-name="P4">
<text:span text:style-name="T4">
另请阅读：</text:span>
 <text:a xlink:type="simple" xlink:href="https://www.ukrinform.ua/rubric-world/3703195-vsesvitna-prodovolca-programa-ponovlue-dialnist-u-sudani.html" text:style-name="Internet_20_link" text:visited-style-name="Visited_20_Internet_20_Link">
<text:span text:style-name="T4">
苏丹</text:span>
</text:a>
正如乌克林福姆报道的那样，联合国警告说<text:a xlink:type="simple" xlink:href="https://www.ukrinform.ua/rubric-world/3703570-kilkist-bizenciv-iz-sudanu-moze-zrosti-do-800-tisac-oon.html" text:style-name="Internet_20_link" text:visited-style-name="Visited_20_Internet_20_Link">
</text:a>
。</text:p>
      <text:p text:style-name="P4">
<text:span text:style-name="T5">
foto：aa</text:span>
</text:p>
      <text:p text:style-name="P4">
News Source: <text:a xlink:type="simple" xlink:href="https://www.ukrinform.ua/rubric-world/3703808-vijskovi-ugrupovanna-sudanu-pogodili-peremira-z-4-po-11-travna.html" text:style-name="Internet_20_link" text:visited-style-name="Visited_20_Internet_20_Link">
https://www.ukrinform.ua/rubric-world/3703808-vijskovi-ugrupovanna-sudanu-pogodili-peremira-z-4-po-11-travna.html</text:a>
</text:p>
      <!--NEWS-->
      <text:h text:style-name="P10" text:outline-level="1">
<text:span text:style-name="T4">
开始了Podkast的童话故事和有关Mariupol的故事</text:span>
</text:h>
      <text:p text:style-name="P4">
作者: Ukrinform (Person)</text:p>
      <text:p text:style-name="P4">
出版商: Укринформ (Organization)</text:p>
      <text:p text:style-name="P4">
出版时间: 2023-05-02T19:50:00+03:00</text:p>
      <text:p text:style-name="P4">
修改时间: 2023-05-02T19:50:00+03:00</text:p>
      <text:p text:style-name="P4">
描述: Mariupol Alevtyn Shvetsova的一名记者创建了一系列有关她的家乡的故事 - “海洋：玛丽奥波尔的故事”。 多亏了Sebto Media Act，它们现在以播客的形式提供。  - 乌克林。</text:p>
      <text:p text:style-name="P4">
图片: ["<text:a xlink:type="simple" xlink:href="https://static.ukrinform.com/photos/2017_06/thumb_files/630_360_1497333430-2412.jpg" text:style-name="Internet_20_link" text:visited-style-name="Visited_20_Internet_20_Link">
630_360_14973...</text:a>
", "<text:a xlink:type="simple" xlink:href="https://static.ukrinform.com/photos/2023_05/1683046053-659.jpeg" text:style-name="Internet_20_link" text:visited-style-name="Visited_20_Internet_20_Link">
1683046053-65...</text:a>
"]</text:p>
      <text:p text:style-name="P4">
标签: ['Діти', 'Література', 'Маріуполь', 'Казка', 'Подкаст']</text:p>
      <text:p text:style-name="P4">
类型: Article</text:p>
      <!--METADATA-->
      <text:p text:style-name="P4">
<draw:frame draw:style-name="fr1" draw:name="Image177" text:anchor-type="as-char" svg:width="6.9236in" svg:height="3.956343in" draw:z-index="0">
<draw:image xlink:href="../Images/yкринформ/2023-05-02T19-50-00-03-00/630_360_1497333430-2412.jpg" xlink:type="simple" xlink:show="embed" xlink:actuate="onLoad" draw:mime-type="image/jpeg"/>
</draw:frame>
Mariupol Alevtyn Shvetsova的一名记者创建了一系列有关亲爱的“海洋：玛丽奥波尔的故事”的故事。 多亏了Sebto媒体电器，现在可以以播客的形式访问。</text:p>
      <text:p text:style-name="P4">
关于它在[]中报告(https://t.me/mariupolrada/13978)乌克林福姆报道，市议会的新闻服务。</text:p>
      <text:p text:style-name="P4">
<draw:frame draw:style-name="fr1" draw:name="Image178" text:anchor-type="as-char" svg:width="6.9236in" svg:height="6.9236in" draw:z-index="0">
<draw:image xlink:href="../Images/yкринформ/2023-05-02T19-50-00-03-00/1683046053-659.jpeg" xlink:type="simple" xlink:show="embed" xlink:actuate="onLoad" draw:mime-type="image/jpeg"/>
</draw:frame>
Alevina说：“播客现在非常受欢迎，但是对于初中和中学的孩子来说，他们的选择非常有限。我的儿子是曼德里夫卡(Book-Mandrivka)的狂热者，这已诱使制作有关玛丽奥波(Mariupol)的童话故事。”</text:p>
      <text:p text:style-name="P4">
值得注意的是，一系列故事“海洋语言：童话故事<text:a xlink:type="simple" xlink:href="https://www.ukrinform.ua/tag-mariupol" text:style-name="Internet_20_link" text:visited-style-name="Visited_20_Internet_20_Link">
</text:a>
“作者写着并发表了五个故事。</text:p>
      <text:p text:style-name="P4">
<text:span text:style-name="T4">
另请阅读：</text:span>
 <text:a xlink:type="simple" xlink:href="https://www.ukrinform.ua/rubric-culture/3687628-vijsov-drukom-blokadnij-sodennik-mariupolskoi-zurnalistki-nadii-suhorukovoi.html" text:style-name="Internet_20_link" text:visited-style-name="Visited_20_Internet_20_Link">
</text:a>
第一个童话故事是关于帕斯卡和马丁·马丁的海藻。</text:p>
      <text:p text:style-name="P4">
正如乌克林福姆(Ukrinform)报道的，在乌克兰国家历史博物馆<text:a xlink:type="simple" xlink:href="https://www.ukrinform.ua/rubric-culture/3697594-na-vistavci-u-kievi-mozna-pobaciti-zrujnovani-pamatki-mariupola.html" text:style-name="Internet_20_link" text:visited-style-name="Visited_20_Internet_20_Link">
</text:a>
，其中呈现了玛丽奥波(Mariupol)的布置纪念碑的形象。 30多个立场聚集了玛丽upol的最重要的建筑古迹，其原始形式和现在，在破坏后。</text:p>
      <text:p text:style-name="P4">
News Source: <text:a xlink:type="simple" xlink:href="https://www.ukrinform.ua/rubric-culture/3703811-startuvav-podkast-iz-kazkami-ta-istoriami-pro-mariupol.html" text:style-name="Internet_20_link" text:visited-style-name="Visited_20_Internet_20_Link">
https://www.ukrinform.ua/rubric-culture/3703811-startuvav-podkast-iz-kazkami-ta-istoriami-pro-mariupol.html</text:a>
</text:p>
      <!--NEWS-->
      <text:h text:style-name="P10" text:outline-level="1">
<text:span text:style-name="T4">
禁止俄罗斯鱼类和木材：理事会要求世界扩大制裁</text:span>
</text:h>
      <text:p text:style-name="P4">
作者: Ukrinform (Person)</text:p>
      <text:p text:style-name="P4">
出版商: Укринформ (Organization)</text:p>
      <text:p text:style-name="P4">
出版时间: 2023-05-02T19:56:00+03:00</text:p>
      <text:p text:style-name="P4">
修改时间: 2023-05-02T19:56:00+03:00</text:p>
      <text:p text:style-name="P4">
描述: 乌克兰的Verkhovna Rada敦促世界社区考虑从俄罗斯联合会和白俄罗斯共和国以及俄罗斯的鱼类和海鲜制定木材的购买，进口和过境。  - 乌克林。</text:p>
      <text:p text:style-name="P4">
图片: ["<text:a xlink:type="simple" xlink:href="https://static.ukrinform.com/photos/2021_02/thumb_files/630_360_1612524590-210.jpg" text:style-name="Internet_20_link" text:visited-style-name="Visited_20_Internet_20_Link">
630_360_16125...</text:a>
"]</text:p>
      <text:p text:style-name="P4">
标签: ['Антиросійські санкції', 'Риба', 'Деревина', 'Війна з росією']</text:p>
      <text:p text:style-name="P4">
类型: Article</text:p>
      <!--METADATA-->
      <text:p text:style-name="P4">
<draw:frame draw:style-name="fr1" draw:name="Image179" text:anchor-type="as-char" svg:width="6.9236in" svg:height="3.956343in" draw:z-index="0">
<draw:image xlink:href="../Images/yкринформ/2023-05-02T19-56-00-03-00/630_360_1612524590-210.jpg" xlink:type="simple" xlink:show="embed" xlink:actuate="onLoad" draw:mime-type="image/jpeg"/>
</draw:frame>
乌克兰的Verkhovnarad呼吁世界社区考虑从俄罗斯塔拉普利卡·白俄罗斯联合会以及俄罗斯鱼类和海鲜的木材安装，进口和过境。</text:p>
      <text:p text:style-name="P4">
根据数据卡数据，<text:a xlink:type="simple" xlink:href="https://itd.rada.gov.ua/billInfo/Bills/Card/41090" text:style-name="Internet_20_link" text:visited-style-name="Visited_20_Internet_20_Link">
</text:a>
乌克兰批准的报道。</text:p>
      <text:p text:style-name="P4">
因此，Verkhovna RadA向欧洲委员会，欧洲议会，RADA欧盟，世界贸易，政府和议会 - 外国国的组织组织提出诉讼，并提议考虑建立禁令，<text:a xlink:type="simple" xlink:href="https://www.ukrinform.ua/tag-import" text:style-name="Internet_20_link" text:visited-style-name="Visited_20_Internet_20_Link">
</text:a>
以及根据海关法规44、47、47、48和94的木材和所有木材生产的过境，按照俄罗斯联合会和白俄罗斯共和国的货物的描述和编码制度，包括由俄罗斯联合会和白俄罗斯共和国的编码，包括由货物编码的制度，包括由那些制作的。第三国的铁和白俄罗斯原材料。</text:p>
      <text:p text:style-name="P4">
此外，乌克兰议会敦促考虑安装Group03的所有类型的鱼类和海鲜的存储，进口和过境，并按照协调的编码系统的统一描述制度，从俄罗斯联邦，包括第三国生产的原材料和产品。</text:p>
      <text:p text:style-name="P4">
乌克兰的Verkhovna Rada还要求禁止销售，供应，转让，出口，出口，向俄罗斯和白俄罗斯租赁其组件的设备，用于伐木，加工，收获，收获，加工以及鱼类和海鲜的加工以及禁止此类此类此类零件设备。</text:p>
      <text:p text:style-name="P4">
<text:span text:style-name="T4">
另请阅读：</text:span>
 <text:a xlink:type="simple" xlink:href="https://www.ukrinform.ua/rubric-world/3703787-premerka-litvi-treba-zrobiti-vse-abi-rosia-ne-obhodila-sankcii.html" text:style-name="Internet_20_link" text:visited-style-name="Visited_20_Internet_20_Link">
<text:span text:style-name="T4">
制裁</text:span>
</text:a>
同时，乌克兰议会呼吁拒绝以俄罗斯联合会(尤其(海洋管理员，硕士学位).</text:p>
      <text:p text:style-name="P4">
Як повідомлялося, раніше Верховна Рада України закликала парламенти всіхіноземних держав, Європейського парламенту та Міжнародного агентства з атомноїенергії <text:a xlink:type="simple" xlink:href="https://www.ukrinform.ua/rubric-economy/3703705-vr-zaklikae-svit-zaprovaditi-sankcii-proti-rosatomu.html" text:style-name="Internet_20_link" text:visited-style-name="Visited_20_Internet_20_Link">
 </text:a>
并采取措施减少核能领域与俄罗斯联邦的合作。</text:p>
      <text:p text:style-name="P4">
News Source: <text:a xlink:type="simple" xlink:href="https://www.ukrinform.ua/rubric-economy/3703814-zaborona-na-ribu-i-derevinu-z-rosii-rada-zaklikae-svit-rozsiriti-sankcii.html" text:style-name="Internet_20_link" text:visited-style-name="Visited_20_Internet_20_Link">
https://www.ukrinform.ua/rubric-economy/3703814-zaborona-na-ribu-i-derevinu-z-rosii-rada-zaklikae-svit-rozsiriti-sankcii.html</text:a>
</text:p>
      <!--NEWS-->
      <text:h text:style-name="P10" text:outline-level="1">
<text:span text:style-name="T4">
马德里WTA锦标赛半决赛中的Koskokuk响应</text:span>
</text:h>
      <text:p text:style-name="P4">
作者: Ukrinform (Person)</text:p>
      <text:p text:style-name="P4">
出版商: Укринформ (Organization)</text:p>
      <text:p text:style-name="P4">
出版时间: 2023-05-02T19:57:04+03:00</text:p>
      <text:p text:style-name="P4">
修改时间: 2023-05-02T19:57:04+03:00</text:p>
      <text:p text:style-name="P4">
描述: 乌克兰罗马尼亚二人组Marta Kostyuk-Elena-Gabriel Ruse在马德里（西班牙）的WTA 1000享有声望的土壤锦标赛的半决赛中得知了竞争对手。  - 乌克林。</text:p>
      <text:p text:style-name="P4">
图片: ["<text:a xlink:type="simple" xlink:href="https://static.ukrinform.com/photos/2023_04/thumb_files/630_360_1682758839-532.jpg" text:style-name="Internet_20_link" text:visited-style-name="Visited_20_Internet_20_Link">
630_360_16827...</text:a>
"]</text:p>
      <text:p text:style-name="P4">
标签: ['Теніс', 'Марта Костюк']</text:p>
      <text:p text:style-name="P4">
类型: Article</text:p>
      <!--METADATA-->
      <text:p text:style-name="P4">
<draw:frame draw:style-name="fr1" draw:name="Image180" text:anchor-type="as-char" svg:width="6.9236in" svg:height="3.956343in" draw:z-index="0">
<draw:image xlink:href="../Images/yкринформ/2023-05-02T19-57-04-03-00/630_360_1682758839-532.jpg" xlink:type="simple" xlink:show="embed" xlink:actuate="onLoad" draw:mime-type="image/jpeg"/>
</draw:frame>
乌克兰罗马尼亚二人组Marta Kostyuk-Elena-Gabriel Rusa从马德里的WTA 1000的享有声望的土壤锦标赛的半决赛中获悉(西班牙).</text:p>
      <text:p text:style-name="P4">
За вихід у фінал змагань Костюк та Русе зустрінеться з лідером «посіву»американською парою Джессіка Пегула - Корі Гауфф, яка у трьох сетах обігралаГабріелу Дабровскі з Канади та бразильянку Луїзу Стефані - 6:4, 3:6, 10:5,передає Укрінформ.</text:p>
      <text:p text:style-name="P4">
<text:span text:style-name="T4">
Читайте також:</text:span>
 <text:a xlink:type="simple" xlink:href="https://www.ukrinform.ua/rubric-sports/3703586-kostuk-vijsla-do-pivfinalu-turniru-wta-v-madridi-u-parnomu-rozradi.html" text:style-name="Internet_20_link" text:visited-style-name="Visited_20_Internet_20_Link">
 </text:a>
Kostyuk/rusa比赛 -  Zakiyivskyi Time计划于5月5日以14.00的时间定于5月5日。</text:p>
      <text:p text:style-name="P4">
照片：btu.org.ua。</text:p>
      <text:p text:style-name="P4">
News Source: <text:a xlink:type="simple" xlink:href="https://www.ukrinform.ua/rubric-sports/3703815-stali-vidomi-supernici-kostuk-u-pivfinali-turniru-wta-v-madridi.html" text:style-name="Internet_20_link" text:visited-style-name="Visited_20_Internet_20_Link">
https://www.ukrinform.ua/rubric-sports/3703815-stali-vidomi-supernici-kostuk-u-pivfinali-turniru-wta-v-madridi.html</text:a>
</text:p>
      <!--NEWS-->
      <text:h text:style-name="P10" text:outline-level="1">
<text:span text:style-name="T4">
在顿涅茨克（Donetsk），一个有五个孩子的家庭，父亲在炮击期间被杀</text:span>
</text:h>
      <text:p text:style-name="P4">
作者: Ukrinform (Person)</text:p>
      <text:p text:style-name="P4">
出版商: Укринформ (Organization)</text:p>
      <text:p text:style-name="P4">
出版时间: 2023-05-02T19:58:00+03:00</text:p>
      <text:p text:style-name="P4">
修改时间: 2023-05-02T19:58:00+03:00</text:p>
      <text:p text:style-name="P4">
描述: 警方从顿涅茨克地区的前线村庄Yampil村撤离，一个有五个孩子的家庭，父亲在敌对的炮击中死亡。  - 乌克林。</text:p>
      <text:p text:style-name="P4">
图片: ["<text:a xlink:type="simple" xlink:href="https://static.ukrinform.com/photos/2023_05/thumb_files/630_360_1683046673-618.jpg" text:style-name="Internet_20_link" text:visited-style-name="Visited_20_Internet_20_Link">
630_360_16830...</text:a>
", "<text:a xlink:type="simple" xlink:href="https://static.ukrinform.com/photos/2023_05/1683046673-986.jpg" text:style-name="Internet_20_link" text:visited-style-name="Visited_20_Internet_20_Link">
1683046673-98...</text:a>
", "<text:a xlink:type="simple" xlink:href="https://static.ukrinform.com/photos/2023_05/1683046674-727.jpg" text:style-name="Internet_20_link" text:visited-style-name="Visited_20_Internet_20_Link">
1683046674-72...</text:a>
"]</text:p>
      <text:p text:style-name="P4">
标签: ['Діти', 'Донеччина', 'Евакуація', 'Обстріл', 'Війна з росією']</text:p>
      <text:p text:style-name="P4">
类型: Article</text:p>
      <!--METADATA-->
      <text:p text:style-name="P4">
<draw:frame draw:style-name="fr1" draw:name="Image181" text:anchor-type="as-char" svg:width="6.9236in" svg:height="3.956343in" draw:z-index="0">
<draw:image xlink:href="../Images/yкринформ/2023-05-02T19-58-00-03-00/630_360_1683046673-618.jpg" xlink:type="simple" xlink:show="embed" xlink:actuate="onLoad" draw:mime-type="image/jpeg"/>
</draw:frame>
警方从顿涅茨克地区的前线村庄Yampil村撤离，这是一个五个孩子的家庭，父亲在敌对的炮击中死亡。</text:p>
      <text:p text:style-name="P4">
根据乌克林福姆(Ukrinform)的说法，顿涅茨克地区警察局的报道。</text:p>
      <text:p text:style-name="P4">
<draw:frame draw:style-name="fr1" draw:name="Image182" text:anchor-type="as-char" svg:width="6.9236in" svg:height="4.686251in" draw:z-index="0">
<draw:image xlink:href="../Images/yкринформ/2023-05-02T19-58-00-03-00/1683046673-986.jpg" xlink:type="simple" xlink:show="embed" xlink:actuate="onLoad" draw:mime-type="image/jpeg"/>
</draw:frame>
释放的Yampil半年由俄罗斯人控制，现在到达前线为10公里。 警方指出，炮击并没有停在这里：两天前，两名妇女受伤。 其中一个在去医院的路上。</text:p>
      <text:p text:style-name="P4">
<draw:frame draw:style-name="fr1" draw:name="Image183" text:anchor-type="as-char" svg:width="6.9236in" svg:height="4.615733in" draw:z-index="0">
<draw:image xlink:href="../Images/yкринформ/2023-05-02T19-58-00-03-00/1683046674-727.jpg" xlink:type="simple" xlink:show="embed" xlink:actuate="onLoad" draw:mime-type="image/jpeg"/>
</draw:frame>
在该村的居民中，要求警察撤离，这是一个39岁的五个孩子的母亲。 他们的父亲在秋天被两条路被杀。</text:p>
      <text:p text:style-name="P4">
总共有十个人正在等待执法人员的规定地方。 成年人拥有装甲运输“白人天使”的孩子，他们拥有社区警察的副本。</text:p>
      <text:p text:style-name="P4">
<text:span text:style-name="T4">
另请阅读：</text:span>
 <text:a xlink:type="simple" xlink:href="https://www.ukrinform.ua/rubric-regions/3703630-na-dnipropetrovsini-organizuvali-19-evakuacijnih-rejsiv.html" text:style-name="Internet_20_link" text:visited-style-name="Visited_20_Internet_20_Link">
<text:span text:style-name="T4">
疏散</text:span>
</text:a>
撤离者被带到利曼。 随后，这些家庭去了乌克兰部长的内阁特征。</text:p>
      <text:p text:style-name="P4">
正如乌克林福姆报道的那样，包括六个孩子在内的219名居民在龙斯基利曼社区的一线村庄。</text:p>
      <text:p text:style-name="P4">
_foto：Donetsk的警察</text:p>
      <text:p text:style-name="P4">
News Source: <text:a xlink:type="simple" xlink:href="https://www.ukrinform.ua/rubric-regions/3703817-na-doneccini-evakuuvali-rodinu-z-patma-ditmi-batko-akih-zaginuv-pid-cas-obstrilu.html" text:style-name="Internet_20_link" text:visited-style-name="Visited_20_Internet_20_Link">
https://www.ukrinform.ua/rubric-regions/3703817-na-doneccini-evakuuvali-rodinu-z-patma-ditmi-batko-akih-zaginuv-pid-cas-obstrilu.html</text:a>
</text:p>
      <!--NEWS-->
      <text:h text:style-name="P10" text:outline-level="1">
<text:span text:style-name="T4">
可以在5月7日之前纠正多动教测试错误</text:span>
</text:h>
      <text:p text:style-name="P4">
作者: Ukrinform (Person)</text:p>
      <text:p text:style-name="P4">
出版商: Укринформ (Organization)</text:p>
      <text:p text:style-name="P4">
出版时间: 2023-05-02T20:03:00+03:00</text:p>
      <text:p text:style-name="P4">
修改时间: 2023-05-02T20:03:00+03:00</text:p>
      <text:p text:style-name="P4">
描述: 全国多级测试的27万参与者收到了成功的注册通知，5月7日之前需要纠正7,000个。  - 乌克林。</text:p>
      <text:p text:style-name="P4">
图片: ["<text:a xlink:type="simple" xlink:href="https://static.ukrinform.com/photos/2023_02/thumb_files/630_360_1676289586-337.jpg" text:style-name="Internet_20_link" text:visited-style-name="Visited_20_Internet_20_Link">
630_360_16762...</text:a>
"]</text:p>
      <text:p text:style-name="P4">
标签: ['Вступна кампанія', 'Абітурієнти', 'Мультипредметний тест', 'Єдині новини']</text:p>
      <text:p text:style-name="P4">
类型: Article</text:p>
      <!--METADATA-->
      <text:p text:style-name="P4">
<draw:frame draw:style-name="fr1" draw:name="Image184" text:anchor-type="as-char" svg:width="6.9236in" svg:height="3.956343in" draw:z-index="0">
<draw:image xlink:href="../Images/yкринформ/2023-05-02T20-03-00-03-00/630_360_1676289586-337.jpg" xlink:type="simple" xlink:show="embed" xlink:actuate="onLoad" draw:mime-type="image/jpeg"/>
</draw:frame>
全国多季度测试的270千分之一 - 收到了明显的注册通知，到5月7日，还有7000个需要纠正错误的需求。</text:p>
      <text:p text:style-name="P4">
乌克林福姆报道，乌克兰教育教育质量评估中心瓦库伦科(Vakulenko)的主任在Teleterna“ Unified News”中讲述了这一点。</text:p>
      <text:p text:style-name="P4">
“去年，注册了214,000 <text:a xlink:type="simple" xlink:href="https://www.ukrinform.ua/tag-vstupna-kampania" text:style-name="Internet_20_link" text:visited-style-name="Visited_20_Internet_20_Link">
</text:a>
，今年，我们已经拥有超过2.76亿个个人电缆，近27万参与者收到了一份成功注册的报告。”她说。</text:p>
      <text:p text:style-name="P4">
据她说，将近7000名参与者收到了有关注册过程中执行错误但未得到纠正的信息。</text:p>
      <text:p text:style-name="P4">
Vakulenko强调：“我们要求参与者在5月7日之前纠正这些错误，否则我们将被认为是未注册的错误，我们将被迫向他们展示。”</text:p>
      <text:p text:style-name="P4">
<text:span text:style-name="T4">
另请阅读：</text:span>
 <text:a xlink:type="simple" xlink:href="https://www.ukrinform.ua/rubric-society/3702907-mon-problem-z-ukrainskimi-dokumentami-pro-osvitu-ne-bulo-u-zodnij-z-krain-es.html" text:style-name="Internet_20_link" text:visited-style-name="Visited_20_Internet_20_Link">
</text:a>
UCEA负责人还说，可以在32个国家 /地区颁发国外NMT，其中超过26,000名参与者已经在那里注册。</text:p>
      <text:p text:style-name="P4">
据乌克林福姆报道，参加今年的国家音乐测试的注册始于4月3日，将持续到5月3日。</text:p>
      <text:p text:style-name="P4">
<text:span text:style-name="T5">
foto：Unplash</text:span>
</text:p>
      <text:p text:style-name="P4">
News Source: <text:a xlink:type="simple" xlink:href="https://www.ukrinform.ua/rubric-society/3703818-pomilki-pri-reestracii-na-multipredmetnij-test-mozna-vipraviti-do-7-travna.html" text:style-name="Internet_20_link" text:visited-style-name="Visited_20_Internet_20_Link">
https://www.ukrinform.ua/rubric-society/3703818-pomilki-pri-reestracii-na-multipredmetnij-test-mozna-vipraviti-do-7-travna.html</text:a>
</text:p>
      <!--NEWS-->
      <text:h text:style-name="P10" text:outline-level="1">
<text:span text:style-name="T4">
摩拉维斯基回应了波兰大使在莫斯科的威胁</text:span>
</text:h>
      <text:p text:style-name="P4">
作者: Ukrinform (Person)</text:p>
      <text:p text:style-name="P4">
出版商: Укринформ (Organization)</text:p>
      <text:p text:style-name="P4">
出版时间: 2023-05-02T20:04:32+03:00</text:p>
      <text:p text:style-name="P4">
修改时间: 2023-05-02T20:04:32+03:00</text:p>
      <text:p text:style-name="P4">
描述: 波兰大使在莫斯科的威胁应受到重视，但重要的是不要被吓倒。  - 乌克林。</text:p>
      <text:p text:style-name="P4">
图片: ["<text:a xlink:type="simple" xlink:href="https://static.ukrinform.com/photos/2022_11/thumb_files/630_360_1668540078-906.jpg" text:style-name="Internet_20_link" text:visited-style-name="Visited_20_Internet_20_Link">
630_360_16685...</text:a>
"]</text:p>
      <text:p text:style-name="P4">
标签: ['Польща', 'Посол', 'росія', 'Моравецький', 'Погрози']</text:p>
      <text:p text:style-name="P4">
类型: Article</text:p>
      <!--METADATA-->
      <text:p text:style-name="P4">
<draw:frame draw:style-name="fr1" draw:name="Image185" text:anchor-type="as-char" svg:width="6.9236in" svg:height="3.956343in" draw:z-index="0">
<draw:image xlink:href="../Images/yкринформ/2023-05-02T20-04-32-03-00/630_360_1668540078-906.jpg" xlink:type="simple" xlink:show="embed" xlink:actuate="onLoad" draw:mime-type="image/jpeg"/>
</draw:frame>
波兰驻莫斯科大使的俄罗斯威胁应受到重视，但要受到威胁很重要。</text:p>
      <text:p text:style-name="P4">
波兰政府Mateusz Moravetsky的负责人说，这是在回答记者的问题时访问维尔纽斯的问题时指出的。</text:p>
      <text:p text:style-name="P4">
“外面的所有威胁<text:a xlink:type="simple" xlink:href="https://www.ukrinform.ua/tag-rosia" text:style-name="Internet_20_link" text:visited-style-name="Visited_20_Internet_20_Link">
</text:a>
有必要认真对待，但重要的是不要让自己受到威胁。”摩拉维茨基说。</text:p>
      <text:p text:style-name="P4">
他指出，波兰驻莫斯科大使正在“困难条件”工作。 根据其话语，俄罗斯展示了“勒索，威胁，试图强行决策”的真实面孔。”</text:p>
      <text:p text:style-name="P4">
如你所知， <text:a xlink:type="simple" xlink:href="https://www.ukrinform.ua/rubric-world/3703109-u-varsavi-vidreaguvali-na-slova-kolisnogo-ditacogo-ombudsmena-rf-pro-vbivstvo-polskogo-posla.html" text:style-name="Internet_20_link" text:visited-style-name="Visited_20_Internet_20_Link">
</text:a>
而且，在俄罗斯脱口秀节目中，这对波兰在俄罗斯的地址表示了威胁，并呼吁根据地区会议保证外交官的安全。</text:p>
      <text:p text:style-name="P4">
<text:span text:style-name="T4">
另请阅读：</text:span>
 <text:a xlink:type="simple" xlink:href="https://www.ukrinform.ua/rubric-world/3701379-u-polsi-znajsli-ulamki-vijskovogo-obekta-zmi-pisut-pro-raketu-iz-napisami-rosijskou.html" text:style-name="Internet_20_link" text:visited-style-name="Visited_20_Internet_20_Link">
<text:span text:style-name="T4">
波兰</text:span>
 <text:span text:style-name="T4">
 </text:span>
找到<text:span text:style-name="T4">
 </text:span>
纹理<text:span text:style-name="T4">
 </text:span>
军事<text:span text:style-name="T4">
<text:span text:style-name="T5">
* ect </text:span>
* </text:span>
 <text:span text:style-name="T4">
 </text:span>
媒体<text:span text:style-name="T4">
 </text:span>
 <text:span text:style-name="T4">
 </text:span>
写作<text:span text:style-name="T4">
 </text:span>
 <text:span text:style-name="T4">
 </text:span>
<text:span text:style-name="T5">
 </text:span>
<text:span text:style-name="T5">
 </text:span>
<text:span text:style-name="T5">
 </text:span>
<text:span text:style-name="T5">
 </text:span>
<text:span text:style-name="T5">
火箭</text:span>
<text:span text:style-name="T5">
 </text:span>
<text:span text:style-name="T5">
由铭文</text:span>
<text:span text:style-name="T5">
 </text:span>
<text:span text:style-name="T5">
 </text:span>
<text:span text:style-name="T5">
由俄语</text:span>
*</text:a>
早些时候，阿斯塔霍夫(Astakhov)在俄罗斯州立电视频道的广播中，表示谋杀大使“可能是国际法框架内”。 他值得注意的是，去年五月在华沙被倒入了俄罗斯大使驻华沙维尔犬安德里夫的红色液体。 因此，他感到惊讶的是，为什么在莫斯科没有发现RP UMPSWA的大使。</text:p>
      <text:p text:style-name="P4">
波兰总统马丁·普希达赫(Martin Pshidach)领导下的国际政策局负责人说<text:a xlink:type="simple" xlink:href="https://www.ukrinform.ua/rubric-world/3703511-polsa-poki-ne-mae-namiru-vidklikati-diplomativ-z-rosii.html" text:style-name="Internet_20_link" text:visited-style-name="Visited_20_Internet_20_Link">
</text:a>
。 由于他们在俄罗斯的逗留，对莫斯科正在发生的事情有了更好的了解。</text:p>
      <text:p text:style-name="P4">
News Source: <text:a xlink:type="simple" xlink:href="https://www.ukrinform.ua/rubric-world/3703819-moraveckij-vidreaguvav-na-pogrozi-polskomu-poslu-v-moskvi.html" text:style-name="Internet_20_link" text:visited-style-name="Visited_20_Internet_20_Link">
https://www.ukrinform.ua/rubric-world/3703819-moraveckij-vidreaguvav-na-pogrozi-polskomu-poslu-v-moskvi.html</text:a>
</text:p>
      <!--NEWS-->
      <text:h text:style-name="P10" text:outline-level="1">
<text:span text:style-name="T4">
理事会通过了当地自治机构的服务法律</text:span>
</text:h>
      <text:p text:style-name="P4">
作者: Ukrinform (Person)</text:p>
      <text:p text:style-name="P4">
出版商: Укринформ (Organization)</text:p>
      <text:p text:style-name="P4">
出版时间: 2023-05-02T20:10:00+03:00</text:p>
      <text:p text:style-name="P4">
修改时间: 2023-05-02T20:10:00+03:00</text:p>
      <text:p text:style-name="P4">
描述: Verkhovna Rada通过当地自治机构采用了服务法律。  - 乌克林。</text:p>
      <text:p text:style-name="P4">
图片: ["<text:a xlink:type="simple" xlink:href="https://static.ukrinform.com/photos/2019_05/thumb_files/630_360_1559148328-156.jpg" text:style-name="Internet_20_link" text:visited-style-name="Visited_20_Internet_20_Link">
630_360_15591...</text:a>
"]</text:p>
      <text:p text:style-name="P4">
标签: ['Закон', 'Верховна Рада', 'Місцеве самоврядування']</text:p>
      <text:p text:style-name="P4">
类型: Article</text:p>
      <!--METADATA-->
      <text:p text:style-name="P4">
<draw:frame draw:style-name="fr1" draw:name="Image186" text:anchor-type="as-char" svg:width="6.9236in" svg:height="3.956343in" draw:z-index="0">
<draw:image xlink:href="../Images/yкринформ/2023-05-02T20-10-00-03-00/630_360_1559148328-156.jpg" xlink:type="simple" xlink:show="embed" xlink:actuate="onLoad" draw:mime-type="image/jpeg"/>
</draw:frame>
Verkhovnarad通过当地自治机构采用了服务法律。</text:p>
      <text:p text:style-name="P4">
来自议会派系“声音”的国会议员Yaroslav Zheleznya在[]中报道(https://t.me/yzheleznyak/3988)，报道乌克林福姆。 Vintochtochow为了采用立法法<text:a xlink:type="simple" xlink:href="https://itd.rada.gov.ua/billInfo/Bills/Card/38738" text:style-name="Internet_20_link" text:visited-style-name="Visited_20_Internet_20_Link">
</text:a>
263个国际代表投票。</text:p>
      <text:p text:style-name="P4">
法律的目的是建立地方政府服务的新法律和组织原则，作为专业和政治公正的活动，改善公民的实施机制<text:a xlink:type="simple" xlink:href="https://www.ukrinform.ua/tag-ukraina" text:style-name="Internet_20_link" text:visited-style-name="Visited_20_Internet_20_Link">
</text:a>
平等获得当地自治沃尔甘人服务的权利，澄清当地自治机构中职位的分类，这将改善当地自治官员报酬的条件，并使要求符合要求法律以及新的行政和领土机构制度。</text:p>
      <text:p text:style-name="P4">
该文件尤其是关于地方政府雇员地位的区别的更改。</text:p>
      <text:p text:style-name="P4">
此外，法律还建立了政治公正部分的原则，并保存其宪法选举权。</text:p>
      <text:p text:style-name="P4">
它还提供了为职位的开放竞赛的订购，除其他外，竞争的发布及其行为的宣布及其行为的结果是通过单个公共服务的空缺。</text:p>
      <text:p text:style-name="P4">
计划更新竞争委员会的成立顺序，以介绍员工工作及其专业发展结果的年度评估。</text:p>
      <text:p text:style-name="P4">
<text:span text:style-name="T4">
另请阅读：</text:span>
 <text:a xlink:type="simple" xlink:href="https://www.ukrinform.ua/rubric-regions/3703310-ukrainci-zmozut-obirati-proekti-rozvitku-vlasnih-gromad-cerez-diu.html" text:style-name="Internet_20_link" text:visited-style-name="Visited_20_Internet_20_Link">
</text:a>
此外，还将确定员工职业发展的机制，将建立薪水以及员工对活动的纪律责任。</text:p>
      <text:p text:style-name="P4">
预计法律的实施将对当地自行政府的官员，候选人的占领工具产生积极影响，以接受有效的管理决策。</text:p>
      <text:p text:style-name="P4">
News Source: <text:a xlink:type="simple" xlink:href="https://www.ukrinform.ua/rubric-polytics/3703822-rada-uhvalila-zakon-pro-sluzbu-v-organah-miscevogo-samovraduvanna.html" text:style-name="Internet_20_link" text:visited-style-name="Visited_20_Internet_20_Link">
https://www.ukrinform.ua/rubric-polytics/3703822-rada-uhvalila-zakon-pro-sluzbu-v-organah-miscevogo-samovraduvanna.html</text:a>
</text:p>
      <!--NEWS-->
      <text:h text:style-name="P10" text:outline-level="1">
<text:span text:style-name="T4">
PCC将决定5月的过渡到新日历-Epiphany</text:span>
</text:h>
      <text:p text:style-name="P4">
作者: Ukrinform (Person)</text:p>
      <text:p text:style-name="P4">
出版商: Укринформ (Organization)</text:p>
      <text:p text:style-name="P4">
出版时间: 2023-05-02T20:20:33+03:00</text:p>
      <text:p text:style-name="P4">
修改时间: 2023-05-02T20:20:33+03:00</text:p>
      <text:p text:style-name="P4">
描述: 乌克兰大都会Epiphanius的东正教教堂负责人报告说，教堂日历上的决定将于5月在主教大教堂期间作出。  - 乌克林。</text:p>
      <text:p text:style-name="P4">
图片: ["<text:a xlink:type="simple" xlink:href="https://static.ukrinform.com/photos/2021_09/thumb_files/630_360_1631014057-553.jpg" text:style-name="Internet_20_link" text:visited-style-name="Visited_20_Internet_20_Link">
630_360_16310...</text:a>
"]</text:p>
      <text:p text:style-name="P4">
标签: ['Релігія', 'УГКЦ', 'Календар', 'Епіфаній', 'Православна церква України']</text:p>
      <text:p text:style-name="P4">
类型: Article</text:p>
      <!--METADATA-->
      <text:p text:style-name="P4">
<draw:frame draw:style-name="fr1" draw:name="Image187" text:anchor-type="as-char" svg:width="6.9236in" svg:height="3.956343in" draw:z-index="0">
<draw:image xlink:href="../Images/yкринформ/2023-05-02T20-20-33-03-00/630_360_1631014057-553.jpg" xlink:type="simple" xlink:show="embed" xlink:actuate="onLoad" draw:mime-type="image/jpeg"/>
</draw:frame>
乌克兰东正教教堂的负责人大都会Epiphanius报告说，他们将在五月的主教主教期间在教堂日历上发行。</text:p>
      <text:p text:style-name="P4">
层次在一次采访中说了这一点<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text:span text:style-name="T4">
，</text:span>
报告乌克林福姆。</text:p>
      <text:p text:style-name="P4">
5月，主教将举行主教大教堂，在那里讨论这个问题。</text:p>
      <text:p text:style-name="P4">
“这项改革的实施将首先允许您在固定假期的逐渐流离失所的未来中移至更准确的日历。尽管以这种方式仍然存在一些困难，但我坚信我们将与他们解决。上帝的帮助。”  - 说<text:a xlink:type="simple" xlink:href="https://www.ukrinform.ua/tag-epifanij" text:style-name="Internet_20_link" text:visited-style-name="Visited_20_Internet_20_Link">
</text:a>
。</text:p>
      <text:p text:style-name="P4">
据他介绍，PCU已经准备提出适当的改革，并作为教区居民的某些教会文学的最高版本。 同时，大都会芬妮强调，日历问题与正统的愿景无关，而正统的愿景没有变化。</text:p>
      <text:p text:style-name="P4">
<text:span text:style-name="T4">
另请阅读：</text:span>
 <text:a xlink:type="simple" xlink:href="https://www.ukrinform.ua/rubric-society/3695616-zodna-politsila-ne-matime-u-pcu-akois-vinatkovoi-ta-kontroluucoi-roli-epifanij.html" text:style-name="Internet_20_link" text:visited-style-name="Visited_20_Internet_20_Link">
<text:span text:style-name="T4">
 Epiphany </text:span>
</text:a>
他还报告说，自从俄罗斯对DOPC的全面入侵开始以来，就有一千多个教区加入，大约在此之前的几年。</text:p>
      <text:p text:style-name="P4">
Epiphany总结说：“这就是现在的2000多个。这一过程正在进行中，该消息不断收到，在一个或另一个地区，下一个社区决定加入乌克兰东正教教堂。”</text:p>
      <text:p text:style-name="P4">
News Source: <text:a xlink:type="simple" xlink:href="https://www.ukrinform.ua/rubric-society/3703824-pcu-viznacitsa-z-perehodom-na-novij-kalendar-u-travni-epifanij.html" text:style-name="Internet_20_link" text:visited-style-name="Visited_20_Internet_20_Link">
https://www.ukrinform.ua/rubric-society/3703824-pcu-viznacitsa-z-perehodom-na-novij-kalendar-u-travni-epifanij.html</text:a>
</text:p>
      <!--NEWS-->
      <text:h text:style-name="P10" text:outline-level="1">
<text:span text:style-name="T4">
乌克兰正在为俄罗斯联邦准备大型制裁套餐-Zelensky</text:span>
</text:h>
      <text:p text:style-name="P4">
作者: Ukrinform (Person)</text:p>
      <text:p text:style-name="P4">
出版商: Укринформ (Organization)</text:p>
      <text:p text:style-name="P4">
出版时间: 2023-05-02T20:26:00+03:00</text:p>
      <text:p text:style-name="P4">
修改时间: 2023-05-02T20:26:00+03:00</text:p>
      <text:p text:style-name="P4">
描述: 我们仔细监视俄罗斯如何试图规避制裁，修复每个这样的方向，与合作伙伴合作以阻止它。  - 乌克林。</text:p>
      <text:p text:style-name="P4">
图片: ["<text:a xlink:type="simple" xlink:href="https://static.ukrinform.com/photos/2023_01/thumb_files/630_360_1673074506-731.jpeg" text:style-name="Internet_20_link" text:visited-style-name="Visited_20_Internet_20_Link">
630_360_16730...</text:a>
"]</text:p>
      <text:p text:style-name="P4">
标签: ['Антиросійські санкції', 'ЗСУ', 'Зеленський', 'Війна з росією']</text:p>
      <text:p text:style-name="P4">
类型: Article</text:p>
      <!--METADATA-->
      <text:p text:style-name="P4">
<draw:frame draw:style-name="fr1" draw:name="Image188" text:anchor-type="as-char" svg:width="6.9236in" svg:height="3.956343in" draw:z-index="0">
<draw:image xlink:href="../Images/yкринформ/2023-05-02T20-26-00-03-00/630_360_1673074506-731.jpeg" xlink:type="simple" xlink:show="embed" xlink:actuate="onLoad" draw:mime-type="image/jpeg"/>
</draw:frame>
我们将关心俄罗斯如何试图规避制裁，解决每个这样的愿望，与合作伙伴合作以阻止它。</text:p>
      <text:p text:style-name="P4">
沃迪米尔总统Zelenskyy在晚上说了这一点<text:a xlink:type="simple" xlink:href="https://www.facebook.com/zelenskiy.official/videos/6040158496037914" text:style-name="Internet_20_link" text:visited-style-name="Visited_20_Internet_20_Link">
</text:a>
，报道乌克林福姆。</text:p>
      <text:p text:style-name="P4">
<text:span text:style-name="T5">
viso：<text:a xlink:type="simple" xlink:href="https://t.me/V_Zelenskiy_official/6093" text:style-name="Internet_20_link" text:visited-style-name="Visited_20_Internet_20_Link">
</text:a>
</text:span>
</text:p>
      <text:p text:style-name="P4">
<text:span text:style-name="T4">
我希望健康，亲爱的乌克兰人!</text:span>
</text:p>
      <text:p text:style-name="P4">
今天的简短报告。</text:p>
      <text:p text:style-name="P4">
<text:span text:style-name="T4">
第一个</text:span>
是一个军事办公室。 这是与主要指挥官一起进行辩护的特殊工作。 显然，这是一项封闭的工作，其细节并未公开。 但是，除了利率外，军事办公室还定期致力于同步我们最重要的防御和积极行动。</text:p>
      <text:p text:style-name="P4">
<text:span text:style-name="T4">
第二</text:span>
  - 制裁。 他举行了一次有关加强制裁政权的会议 - 其他，乌克兰人，并与合作伙伴共同。</text:p>
      <text:p text:style-name="P4">
我们仔细监视恐怖分子国家如何试图规避制裁，解决每个这样的方向，我们与合作伙伴合作以阻止。 我们准备一个大制裁包。 解决方案很快。</text:p>
      <text:p text:style-name="P4">
<text:span text:style-name="T4">
第三</text:span>
  - 国际活动。 今年5月和接下来的几个月将在国际飞机上放弃乌克兰。 将有很多谈判，国际措施将加强我们的防御。 我们工作的一切。 计划本周和不久的将来有一些会议。</text:p>
      <text:p text:style-name="P4">
<text:span text:style-name="T4">
第四</text:span>
  - 与政府主管举行了一次会议。 协调，培训。 我们为乌克兰的发展做好了概念安全解决方案，即战争之后的基础设施。 我们还为计划的国际会议做准备，以重建乌克兰和合作伙伴的相应谈判。</text:p>
      <text:p text:style-name="P4">
<text:span text:style-name="T4">
第五</text:span>
是当今的国际会议和对话。</text:p>
      <text:p text:style-name="P4">
他会见了以议会为首的葡萄牙议会代表团。</text:p>
      <text:p text:style-name="P4">
他感谢我们国家和人民的支持。 谈话的主题是一个发芽，但最主要的是它使我们团结起来……这是所有 - 欧洲人，稳定的安全，因此这是欧洲和欧洲 - 大西洋社区的进一步发展和加强。 在这种情况下，我注意到北约峰会于7月在维尔纽斯举行的合作伙伴峰会上期望的邪恶。<text:span text:style-name="T4">
感谢世界上支持乌克兰的每个人!</text:span>
</text:p>
      <text:p text:style-name="P4">
<text:span text:style-name="T4">
荣耀对我们所有士兵的荣耀</text:span>
现在正在为我们国家，战场和战斗任务中战斗的人!</text:p>
      <text:p text:style-name="P4">
今天，我尤其要注意到第77个独立的Airmobile和第93个独立的机械化机组人员的士兵为Bakhmut方向辩护。 <text:span text:style-name="T4">
 感谢你们!</text:span>
</text:p>
      <text:p text:style-name="P4">
<text:span text:style-name="T4">
荣耀到乌克兰!</text:span>
</text:p>
      <text:p text:style-name="P4">
_foto：op _</text:p>
      <text:p text:style-name="P4">
News Source: <text:a xlink:type="simple" xlink:href="https://www.ukrinform.ua/rubric-polytics/3703827-ukraina-gotue-velikij-sankcijnij-paket-dla-rf-zelenskij.html" text:style-name="Internet_20_link" text:visited-style-name="Visited_20_Internet_20_Link">
https://www.ukrinform.ua/rubric-polytics/3703827-ukraina-gotue-velikij-sankcijnij-paket-dla-rf-zelenskij.html</text:a>
</text:p>
      <!--NEWS-->
      <text:h text:style-name="P10" text:outline-level="1">
<text:span text:style-name="T4">
支持受害者，因为帕夫拉格拉德上的火箭中风分配了900万</text:span>
</text:h>
      <text:p text:style-name="P4">
作者: Ukrinform (Person)</text:p>
      <text:p text:style-name="P4">
出版商: Укринформ (Organization)</text:p>
      <text:p text:style-name="P4">
出版时间: 2023-05-02T20:37:38+03:00</text:p>
      <text:p text:style-name="P4">
修改时间: 2023-05-02T20:37:38+03:00</text:p>
      <text:p text:style-name="P4">
描述: 为了支持Pavlograd的居民，由于前一天发生的导弹罢工而受伤，该导弹从区域和城市预算中分配了900万UAH。  - 乌克林。</text:p>
      <text:p text:style-name="P4">
图片: ["<text:a xlink:type="simple" xlink:href="https://static.ukrinform.com/photos/2023_05/thumb_files/630_360_1683032290-501.jpg" text:style-name="Internet_20_link" text:visited-style-name="Visited_20_Internet_20_Link">
630_360_16830...</text:a>
"]</text:p>
      <text:p text:style-name="P4">
标签: ['Гроші', 'Павлоград', 'допомога', 'Війна з росією', 'Ракетний удар']</text:p>
      <text:p text:style-name="P4">
类型: Article</text:p>
      <!--METADATA-->
      <text:p text:style-name="P4">
<draw:frame draw:style-name="fr1" draw:name="Image189" text:anchor-type="as-char" svg:width="6.9236in" svg:height="3.956343in" draw:z-index="0">
<draw:image xlink:href="../Images/yкринформ/2023-05-02T20-37-38-03-00/630_360_1683032290-501.jpg" xlink:type="simple" xlink:show="embed" xlink:actuate="onLoad" draw:mime-type="image/jpeg"/>
</draw:frame>
在前一天，饮酒受到火箭中风影响的帕夫拉格勒居民从区域和城市预算中分配了900万UAH。</text:p>
      <text:p text:style-name="P4">
关于<text:a xlink:type="simple" xlink:href="https://t.me/dnipropetrovskaODA/4416" text:style-name="Internet_20_link" text:visited-style-name="Visited_20_Internet_20_Link">
</text:a>
乌克林福姆报道，请告知酋长 - 帕特罗夫斯克·奥瓦·谢尔盖·利萨克(Ova S​​ergei Lisak)。</text:p>
      <text:p text:style-name="P4">
“在帕夫拉格勒(Pavlograd)中对火箭罢工受害者的援助是一个问题1.它正在控制乌克兰总统<text:a xlink:type="simple" xlink:href="https://www.ukrinform.ua/tag-zelenskij" text:style-name="Internet_20_link" text:visited-style-name="Visited_20_Internet_20_Link">
</text:a>
。 从区域预算中，出售了300万UAH为Pavlograds的财政支持。 会议上的曼城代表又分配了600万，”  - 写道。</text:p>
      <text:p text:style-name="P4">
这些资金将满足人们的优先需求。 值得注意的是，该市报告了24座高层建筑和80个私人遗产。 住宅的所有者可以替换损坏的窗户和门或保护屋顶免受雨水的侵害。</text:p>
      <text:p text:style-name="P4">
<text:span text:style-name="T4">
另请阅读：</text:span>
 <text:a xlink:type="simple" xlink:href="https://www.ukrinform.ua/rubric-regions/3703679-raketnij-udar-po-pavlogradu-vlada-sprostovue-informaciu-roszmi-pro-himicnu-nebezpeku.html" text:style-name="Internet_20_link" text:visited-style-name="Visited_20_Internet_20_Link">
<text:span text:style-name="T4">
 pavlograd </text:span>
</text:a>
据报道，由于火箭袭击，有6人受伤，其中6人受伤。 目前有两名妇女在医院，其他妇女则被治疗。</text:p>
      <text:p text:style-name="P4">
News Source: <text:a xlink:type="simple" xlink:href="https://www.ukrinform.ua/rubric-regions/3703829-na-pidtrimku-postrazdalih-vnaslidok-raketnogo-udaru-po-pavlogradu-vidilili-9-miljoniv.html" text:style-name="Internet_20_link" text:visited-style-name="Visited_20_Internet_20_Link">
https://www.ukrinform.ua/rubric-regions/3703829-na-pidtrimku-postrazdalih-vnaslidok-raketnogo-udaru-po-pavlogradu-vidilili-9-miljoniv.html</text:a>
</text:p>
      <!--NEWS-->
      <text:h text:style-name="P10" text:outline-level="1">
<text:span text:style-name="T4">
在被占领的克里米亚，民事记者丹尼洛维奇的案件被送回了一审法院</text:span>
</text:h>
      <text:p text:style-name="P4">
作者: Ukrinform (Person)</text:p>
      <text:p text:style-name="P4">
出版商: Укринформ (Organization)</text:p>
      <text:p text:style-name="P4">
出版时间: 2023-05-02T20:40:00+03:00</text:p>
      <text:p text:style-name="P4">
修改时间: 2023-05-02T20:40:00+03:00</text:p>
      <text:p text:style-name="P4">
描述: 在民事记者伊琳娜·丹尼洛维奇（Irina Danilovich）暂时占领的克里米亚中，非法拘留的案件被送回了初审的“法院”。  - 乌克林。</text:p>
      <text:p text:style-name="P4">
图片: ["<text:a xlink:type="simple" xlink:href="https://static.ukrinform.com/photos/2022_11/thumb_files/630_360_1669133315-391.png" text:style-name="Internet_20_link" text:visited-style-name="Visited_20_Internet_20_Link">
630_360_16691...</text:a>
"]</text:p>
      <text:p text:style-name="P4">
标签: ['Окупація Криму', 'Суд', 'Журналіст']</text:p>
      <text:p text:style-name="P4">
类型: Article</text:p>
      <!--METADATA-->
      <text:p text:style-name="P4">
<draw:frame draw:style-name="fr1" draw:name="Image190" text:anchor-type="as-char" svg:width="6.9236in" svg:height="3.956343in" draw:z-index="0">
<draw:image xlink:href="../Images/yкринформ/2023-05-02T20-40-00-03-00/630_360_1669133315-391.png" xlink:type="simple" xlink:show="embed" xlink:actuate="onLoad" draw:mime-type="image/png"/>
</draw:frame>
Danilovich的民事记者被送回了临时占领的克里米亚的第一例“法院”。</text:p>
      <text:p text:style-name="P4">
这是由人权项目的报告<text:a xlink:type="simple" xlink:href="https://crimean-process.org/verhovnyj-sud-vernul-delo-grazhdanskoj-zhurnalistki-iriny-danilovich-dlya-ustraneniya-narushenij/" text:style-name="Internet_20_link" text:visited-style-name="Visited_20_Internet_20_Link">
</text:a>
，报道乌克林福姆。</text:p>
      <text:p text:style-name="P4">
值得注意的是，“最高法院” <text:a xlink:type="simple" xlink:href="https://www.ukrinform.ua/tag-krim" text:style-name="Internet_20_link" text:visited-style-name="Visited_20_Internet_20_Link">
</text:a>
他考虑了对伊琳娜·丹尼洛维奇(Irina Danilovich)的法院法院法院法院的判决。</text:p>
      <text:p text:style-name="P4">
“由于被告没有通过材料完成对案件的审议，因此法官小组的审议决定将案件归还给初审的“法院”。”</text:p>
      <text:p text:style-name="P4">
值得注意的是，“法院听证会”是开放的。 伊琳娜·丹尼洛维奇(Irina Danilovich)尽管健康状况不佳，但仍被分娩。</text:p>
      <text:p text:style-name="P4">
<text:span text:style-name="T4">
另请阅读：</text:span>
 <text:a xlink:type="simple" xlink:href="https://www.ukrinform.ua/rubric-crimea/3688064-12-rokiv-kolonii-za-spigunstvo-okupanti-vidhili-apelaciu-na-virok-krimcaninu-stecenku.html" text:style-name="Internet_20_link" text:visited-style-name="Visited_20_Internet_20_Link">
</text:a>
“它的辩护引起了上诉实例的注意，违反了《刑法》。 但是，法院仅引起人们的注意，即出于健康原因，不可能熟悉法院会议的终结。”克里米亚进程说。</text:p>
      <text:p text:style-name="P4">
正如乌克林福姆报道的，伊琳娜·丹尼洛维奇(Irina Danilovich(https://www.ukrinform.ua/rubric-crimea/3701630-rosijski-turemniki-u-krimu-ne-nadaut-meddopomogu-danilovic-pisla-pripinenna-goloduvanna.html)。</text:p>
      <text:p text:style-name="P4">
伊琳娜·丹尼洛维奇(Irina Danilovich)指出，听力障碍，耳朵里听到了永久性的铃铛，这会造成她无法忍受的折磨。 她强调，在Zimferolopol前审判中心搬到Feodosia的“法院”期间，她的病情恶化。 该名女子有一个干燥的饥饿，她停了下来，因为她被保证要进行检查。</text:p>
      <text:p text:style-name="P4">
<text:span text:style-name="T4">
另请阅读：</text:span>
 <text:a xlink:type="simple" xlink:href="https://www.ukrinform.ua/rubric-crimea/3697432-u-radi-evropi-zaavlaut-pro-cislenni-porusennah-prav-krimskih-tatar-na-okupovanomu-pivostrovi.html" text:style-name="Internet_20_link" text:visited-style-name="Visited_20_Internet_20_Link">
</text:a>
2022年12月28日，克里米亚的占领者<text:a xlink:type="simple" xlink:href="https://www.ukrinform.ua/rubric-crimea/3642340-u-krimu-gromadansku-zurnalistku-danilovic-zasudili-do-semi-rokiv-kolonii.html" text:style-name="Internet_20_link" text:visited-style-name="Visited_20_Internet_20_Link">
</text:a>
在普通政权的殖民地任命了七年的时间，据称穿着爆炸装置的卢布为5万卢布。</text:p>
      <text:p text:style-name="P4">
News Source: <text:a xlink:type="simple" xlink:href="https://www.ukrinform.ua/rubric-crimea/3703830-v-okupovanomu-krimu-spravu-zurnalistki-danilovic-povernuli-u-sud-persoi-instancii.html" text:style-name="Internet_20_link" text:visited-style-name="Visited_20_Internet_20_Link">
https://www.ukrinform.ua/rubric-crimea/3703830-v-okupovanomu-krimu-spravu-zurnalistki-danilovic-povernuli-u-sud-persoi-instancii.html</text:a>
</text:p>
      <!--NEWS-->
      <text:h text:style-name="P10" text:outline-level="1">
<text:span text:style-name="T4">
在奥德萨地区，乌克兰军队被炸毁</text:span>
</text:h>
      <text:p text:style-name="P4">
作者: Ukrinform (Person)</text:p>
      <text:p text:style-name="P4">
出版商: Укринформ (Organization)</text:p>
      <text:p text:style-name="P4">
出版时间: 2023-05-02T20:44:00+03:00</text:p>
      <text:p text:style-name="P4">
修改时间: 2023-05-02T20:44:00+03:00</text:p>
      <text:p text:style-name="P4">
描述: 在敖德萨地区，国防部队对海矿进行了受控的破坏。  - 乌克林。</text:p>
      <text:p text:style-name="P4">
图片: ["<text:a xlink:type="simple" xlink:href="https://static.ukrinform.com/photos/2022_07/thumb_files/630_360_1656724619-463.jpg" text:style-name="Internet_20_link" text:visited-style-name="Visited_20_Internet_20_Link">
630_360_16567...</text:a>
"]</text:p>
      <text:p text:style-name="P4">
标签: ['Міна', 'Одещина', 'Військові', 'Море']</text:p>
      <text:p text:style-name="P4">
类型: Article</text:p>
      <!--METADATA-->
      <text:p text:style-name="P4">
<draw:frame draw:style-name="fr1" draw:name="Image191" text:anchor-type="as-char" svg:width="6.9236in" svg:height="3.956343in" draw:z-index="0">
<draw:image xlink:href="../Images/yкринформ/2023-05-02T20-44-00-03-00/630_360_1656724619-463.jpg" xlink:type="simple" xlink:show="embed" xlink:actuate="onLoad" draw:mime-type="image/jpeg"/>
</draw:frame>
在敖德萨地区，国防力量对海矿进行了受控的破坏。</text:p>
      <text:p text:style-name="P4">
乌克林福姆(Ukrinform(https://t.me/Bratchuk_Sergey/37242)。</text:p>
      <text:p text:style-name="P4">
“敖德萨。 受控的破坏海事<text:a xlink:type="simple" xlink:href="https://www.ukrinform.ua/tag-mina" text:style-name="Internet_20_link" text:visited-style-name="Visited_20_Internet_20_Link">
</text:a>
国防军的代表。 感谢您的工作!细节 - 稍后，”他写道。</text:p>
      <text:p text:style-name="P4">
<text:span text:style-name="T4">
另请阅读：</text:span>
 <text:a xlink:type="simple" xlink:href="https://www.ukrinform.ua/rubric-regions/3698197-ziteliv-odesini-poperedili-pro-minnu-nebezpeku-v-cornomu-mori.html" text:style-name="Internet_20_link" text:visited-style-name="Visited_20_Internet_20_Link">
<text:span text:style-name="T4">
敖德萨</text:span>
</text:a>
如报道<text:a xlink:type="simple" xlink:href="https://www.ukrinform.ua/rubric-regions/3703587-odeske-uzberezza-bude-zakritim-dla-vidpocivalnikiv-ova.html" text:style-name="Internet_20_link" text:visited-style-name="Visited_20_Internet_20_Link">
</text:a>
，敖德萨和今年该地区的度假胜地将不会再出现。</text:p>
      <text:p text:style-name="P4">
News Source: <text:a xlink:type="simple" xlink:href="https://www.ukrinform.ua/rubric-regions/3703832-na-odesini-ukrainski-vijskovi-pidirvali-morsku-minu.html" text:style-name="Internet_20_link" text:visited-style-name="Visited_20_Internet_20_Link">
https://www.ukrinform.ua/rubric-regions/3703832-na-odesini-ukrainski-vijskovi-pidirvali-morsku-minu.html</text:a>
</text:p>
      <!--NEWS-->
      <text:h text:style-name="P10" text:outline-level="1">
<text:span text:style-name="T4">
敌人四次在尼科波地区开火，发生了破坏</text:span>
</text:h>
      <text:p text:style-name="P4">
作者: Ukrinform (Person)</text:p>
      <text:p text:style-name="P4">
出版商: Укринформ (Organization)</text:p>
      <text:p text:style-name="P4">
出版时间: 2023-05-02T20:45:00+03:00</text:p>
      <text:p text:style-name="P4">
修改时间: 2023-05-02T20:45:00+03:00</text:p>
      <text:p text:style-name="P4">
描述: 白天，来自炮兵的俄罗斯军队四次向尼科波尔区的社区开火。 无人机也袭击了。  - 乌克林。</text:p>
      <text:p text:style-name="P4">
图片: ["<text:a xlink:type="simple" xlink:href="https://static.ukrinform.com/photos/2023_05/thumb_files/630_360_1683049813-837.jpg" text:style-name="Internet_20_link" text:visited-style-name="Visited_20_Internet_20_Link">
630_360_16830...</text:a>
", "<text:a xlink:type="simple" xlink:href="https://static.ukrinform.com/photos/2023_05/1683049813-931.jpg" text:style-name="Internet_20_link" text:visited-style-name="Visited_20_Internet_20_Link">
1683049813-93...</text:a>
", "<text:a xlink:type="simple" xlink:href="https://static.ukrinform.com/photos/2023_05/1683049812-828.jpg" text:style-name="Internet_20_link" text:visited-style-name="Visited_20_Internet_20_Link">
1683049812-82...</text:a>
", "<text:a xlink:type="simple" xlink:href="https://static.ukrinform.com/photos/2023_05/1683049812-891.jpg" text:style-name="Internet_20_link" text:visited-style-name="Visited_20_Internet_20_Link">
1683049812-89...</text:a>
", "<text:a xlink:type="simple" xlink:href="https://static.ukrinform.com/photos/2023_05/1683049812-234.jpg" text:style-name="Internet_20_link" text:visited-style-name="Visited_20_Internet_20_Link">
1683049812-23...</text:a>
"]</text:p>
      <text:p text:style-name="P4">
标签: ['Дніпропетровщина', 'Нікополь', 'Обстріл', 'Війна з росією']</text:p>
      <text:p text:style-name="P4">
类型: Article</text:p>
      <!--METADATA-->
      <text:p text:style-name="P4">
<draw:frame draw:style-name="fr1" draw:name="Image192" text:anchor-type="as-char" svg:width="6.9236in" svg:height="3.956343in" draw:z-index="0">
<draw:image xlink:href="../Images/yкринформ/2023-05-02T20-45-00-03-00/630_360_1683049813-837.jpg" xlink:type="simple" xlink:show="embed" xlink:actuate="onLoad" draw:mime-type="image/jpeg"/>
</draw:frame>
白天，来自炮兵的俄罗斯军队四次向Unikopol区的社区开火。 无人机也袭击了。</text:p>
      <text:p text:style-name="P4">
关于<text:a xlink:type="simple" xlink:href="https://t.me/mykola_lukashuk/4364" text:style-name="Internet_20_link" text:visited-style-name="Visited_20_Internet_20_Link">
</text:a>
乌克林福姆报道，通知首席Properpetrovsk区域委员会Mykola Lukashuk。</text:p>
      <text:p text:style-name="P4">
“俄罗斯人整天都对尼科波尔区进行了恐怖袭击。(https://www.ukrinform.ua/tag-obstril)根据Chervonohrigor，Pokrovskaya，Manganese社区和Nikopol本身的说法，”该帖子写道。</text:p>
      <text:p text:style-name="P4">
<draw:frame draw:style-name="fr1" draw:name="Image193" text:anchor-type="as-char" svg:width="6.9236in" svg:height="5.780657in" draw:z-index="0">
<draw:image xlink:href="../Images/yкринформ/2023-05-02T20-45-00-03-00/1683049813-931.jpg" xlink:type="simple" xlink:show="embed" xlink:actuate="onLoad" draw:mime-type="image/jpeg"/>
</draw:frame>
此外，入侵者还指挥了锰社区的无人机。</text:p>
      <text:p text:style-name="P4">
<draw:frame draw:style-name="fr1" draw:name="Image194" text:anchor-type="as-char" svg:width="6.9236in" svg:height="4.747611in" draw:z-index="0">
<draw:image xlink:href="../Images/yкринформ/2023-05-02T20-45-00-03-00/1683049812-828.jpg" xlink:type="simple" xlink:show="embed" xlink:actuate="onLoad" draw:mime-type="image/jpeg"/>
</draw:frame>
袭击的结果是，一座五座建筑，三个私人住宅，一个附属建筑，行政大楼肿胀。 后果仍被澄清。</text:p>
      <text:p text:style-name="P4">
<draw:frame draw:style-name="fr1" draw:name="Image195" text:anchor-type="as-char" svg:width="6.9236in" svg:height="5.57185in" draw:z-index="0">
<draw:image xlink:href="../Images/yкринформ/2023-05-02T20-45-00-03-00/1683049812-891.jpg" xlink:type="simple" xlink:show="embed" xlink:actuate="onLoad" draw:mime-type="image/jpeg"/>
</draw:frame>
值得注意的是，人们没有受伤。</text:p>
      <text:p text:style-name="P4">
<draw:frame draw:style-name="fr1" draw:name="Image196" text:anchor-type="as-char" svg:width="6.9236in" svg:height="5.50591in" draw:z-index="0">
<draw:image xlink:href="../Images/yкринформ/2023-05-02T20-45-00-03-00/1683049812-234.jpg" xlink:type="simple" xlink:show="embed" xlink:actuate="onLoad" draw:mime-type="image/jpeg"/>
</draw:frame>
<text:span text:style-name="T4">
另请阅读：</text:span>
 <text:a xlink:type="simple" xlink:href="https://www.ukrinform.ua/rubric-ato/3703794-vorog-nastupae-na-cotiroh-napramkah-najzapeklisi-boi-za-bahmut-i-marinku.html" text:style-name="Internet_20_link" text:visited-style-name="Visited_20_Internet_20_Link">
</text:a>
据报道，支持<text:a xlink:type="simple" xlink:href="https://www.ukrinform.ua/rubric-regions/3703829-na-pidtrimku-postrazdalih-vnaslidok-raketnogo-udaru-po-pavlogradu-vidilili-9-miljoniv.html" text:style-name="Internet_20_link" text:visited-style-name="Visited_20_Internet_20_Link">
</text:a>
。</text:p>
      <text:p text:style-name="P4">
<text:span text:style-name="T5">
foto：mykola lukashuk / telegram</text:span>
</text:p>
      <text:p text:style-name="P4">
News Source: <text:a xlink:type="simple" xlink:href="https://www.ukrinform.ua/rubric-ato/3703836-vorog-cotiri-razi-obstrilav-nikopolsinu-e-rujnuvanna.html" text:style-name="Internet_20_link" text:visited-style-name="Visited_20_Internet_20_Link">
https://www.ukrinform.ua/rubric-ato/3703836-vorog-cotiri-razi-obstrilav-nikopolsinu-e-rujnuvanna.html</text:a>
</text:p>
      <!--NEWS-->
      <text:h text:style-name="P10" text:outline-level="1">
<text:span text:style-name="T4">
“海关签证”：在七个月内，发出了近45万份公交声明</text:span>
</text:h>
      <text:p text:style-name="P4">
作者: Ukrinform (Person)</text:p>
      <text:p text:style-name="P4">
出版商: Укринформ (Organization)</text:p>
      <text:p text:style-name="P4">
出版时间: 2023-05-02T20:47:00+03:00</text:p>
      <text:p text:style-name="P4">
修改时间: 2023-05-02T20:47:00+03:00</text:p>
      <text:p text:style-name="P4">
描述: 在2022年10月1日，《公交公约公约》（NCTS）的规定提出了4,474,000份公交声明。  - 乌克林。</text:p>
      <text:p text:style-name="P4">
图片: ["<text:a xlink:type="simple" xlink:href="https://static.ukrinform.com/photos/2021_07/thumb_files/630_360_1627390958-468.jpeg" text:style-name="Internet_20_link" text:visited-style-name="Visited_20_Internet_20_Link">
630_360_16273...</text:a>
", "<text:a xlink:type="simple" xlink:href="https://static.ukrinform.com/photos/2023_05/1683049714-702.jpg" text:style-name="Internet_20_link" text:visited-style-name="Visited_20_Internet_20_Link">
1683049714-70...</text:a>
"]</text:p>
      <text:p text:style-name="P4">
标签: ['Мінфін', 'Митний безвіз']</text:p>
      <text:p text:style-name="P4">
类型: Article</text:p>
      <!--METADATA-->
      <text:p text:style-name="P4">
<draw:frame draw:style-name="fr1" draw:name="Image197" text:anchor-type="as-char" svg:width="6.9236in" svg:height="3.956343in" draw:z-index="0">
<draw:image xlink:href="../Images/yкринформ/2023-05-02T20-47-00-03-00/630_360_1627390958-468.jpeg" xlink:type="simple" xlink:show="embed" xlink:actuate="onLoad" draw:mime-type="image/jpeg"/>
</draw:frame>
从2022年10月1日开始，《公约公约公约公约规定》(新的计算机运输系统，NCTS)，44.44千。 运输声明。</text:p>
      <text:p text:style-name="P4">
正如乌克林福姆报道的那样，它报告了<text:a xlink:type="simple" xlink:href="https://www.mof.gov.ua/uk/news/mitnii_bezviz_v_tsifrakh_blizko_45_tis_tranzitnikh_deklaratsii_za_7_misiatsiv_mizhnarodnogo_zastosuvannia_ncts-3985" text:style-name="Internet_20_link" text:visited-style-name="Visited_20_Internet_20_Link">
</text:a>
.</text:p>
      <text:p text:style-name="P4">
"З початку міжнародного застосування NCTS 1 жовтня 2022 року оформлено 4 474тис. транзитних декларацій. За ці 7 місяців «митного безвізу» по 1 198деклараціях спільного транзиту товари були успішно доставлені до митницьпризначення на <text:a xlink:type="simple" xlink:href="https://www.ukrinform.ua/tag-mitnica" text:style-name="Internet_20_link" text:visited-style-name="Visited_20_Internet_20_Link">
 </text:a>
乌克兰的领土”， - 信息。</text:p>
      <text:p text:style-name="P4">
<draw:frame draw:style-name="fr1" draw:name="Image198" text:anchor-type="as-char" svg:width="6.9236in" svg:height="6.9236in" draw:z-index="0">
<draw:image xlink:href="../Images/yкринформ/2023-05-02T20-47-00-03-00/1683049714-702.jpg" xlink:type="simple" xlink:show="embed" xlink:actuate="onLoad" draw:mime-type="image/jpeg"/>
</draw:frame>
值得注意的是，今年4月发布了287项此类声明。</text:p>
      <text:p text:style-name="P4">
上个月，乌克兰总共完成了1 372名肇事者。 这几乎是2023年3月的两倍。 此外，连续观察到这种动态两个月。 乌克兰的总运动在7个月内达到3 276。</text:p>
      <text:p text:style-name="P4">
<text:span text:style-name="T4">
另请阅读：</text:span>
 <text:a xlink:type="simple" xlink:href="https://www.ukrinform.ua/rubric-economy/3703719-ecergu-zapuskaut-na-16-punktah-propusku-v-zahidnomu-napramku-smigal.html" text:style-name="Internet_20_link" text:visited-style-name="Visited_20_Internet_20_Link">
<text:span text:style-name="T4">
 shmigal </text:span>
</text:a>
正如乌克林福姆(Ukrinform(NCT). «Митний безвіз» - це більшшвидке переміщення товарів між країнами Європейського регіону, меншебюрократії на митниці, менше можливостей для зловживань, обмін даними зсусідніми митницями фактично в режимі реального часу. Це один із ключовихнапрямків розбудови в Україні зручної та прозорої митниці.</text:p>
      <text:p text:style-name="P4">
News Source: <text:a xlink:type="simple" xlink:href="https://www.ukrinform.ua/rubric-economy/3703833-mitnij-bezviz-za-sim-misaciv-oformili-majze-45-tisaci-tranzitnih-deklaracij.html" text:style-name="Internet_20_link" text:visited-style-name="Visited_20_Internet_20_Link">
https://www.ukrinform.ua/rubric-economy/3703833-mitnij-bezviz-za-sim-misaciv-oformili-majze-45-tisaci-tranzitnih-deklaracij.html</text:a>
</text:p>
      <!--NEWS-->
      <text:h text:style-name="P10" text:outline-level="1">
<text:span text:style-name="T4">
在乌克兰，将13种独特的琥珀样品引入了宝石历史基金会</text:span>
</text:h>
      <text:p text:style-name="P4">
作者: Ukrinform (Person)</text:p>
      <text:p text:style-name="P4">
出版商: Укринформ (Organization)</text:p>
      <text:p text:style-name="P4">
出版时间: 2023-05-02T20:50:00+03:00</text:p>
      <text:p text:style-name="P4">
修改时间: 2023-05-02T20:50:00+03:00</text:p>
      <text:p text:style-name="P4">
描述: 乌克兰部长的内阁在2023年5月2日的一次会议上采用了一项决议，“关于乌克兰贵金属和珍贵石头的历史基金会的有机形成宝石（独特的琥珀色材料）的列入”。  - 乌克林。</text:p>
      <text:p text:style-name="P4">
图片: ["<text:a xlink:type="simple" xlink:href="https://static.ukrinform.com/photos/2021_03/thumb_files/630_360_1615827287-628.jpg" text:style-name="Internet_20_link" text:visited-style-name="Visited_20_Internet_20_Link">
630_360_16158...</text:a>
"]</text:p>
      <text:p text:style-name="P4">
标签: ['Бурштин', 'Уряд']</text:p>
      <text:p text:style-name="P4">
类型: Article</text:p>
      <!--METADATA-->
      <text:p text:style-name="P4">
<draw:frame draw:style-name="fr1" draw:name="Image199" text:anchor-type="as-char" svg:width="6.9236in" svg:height="3.940361in" draw:z-index="0">
<draw:image xlink:href="../Images/yкринформ/2023-05-02T20-50-00-03-00/630_360_1615827287-628.jpg" xlink:type="simple" xlink:show="embed" xlink:actuate="onLoad" draw:mime-type="image/jpeg"/>
</draw:frame>
在2023年5月2日的一次会议上，乌克兰部长的内阁通过了房间的法令(琥珀色材料)致乌克兰的贵金属和珍贵石头的历史基金。”</text:p>
      <text:p text:style-name="P4">
根据乌克林福姆的说法，财政部报告的新闻服务<text:a xlink:type="simple" xlink:href="https://www.mof.gov.ua/uk/news/uriad_zarakhuvav_13_unikalnikh_zrazkiv_burshtinu_do_istorichnogo_fondu_dorogotsinnikh_metaliv_i_dorogotsinnogo_kaminnia_ukraini-3986" text:style-name="Internet_20_link" text:visited-style-name="Visited_20_Internet_20_Link">
</text:a>
据注意，该法令调节使用的使用，控制有机源形成的髋关节石头(琥珀色材料).</text:p>
      <text:p text:style-name="P4">
Це рішення дозволить надалі зберегти у власності держави 13 унікальних зразківбурштину та формувати цілісну наукову колекцію, яку буде зараховано доІсторичного фонду дорогоцінних металів і дорогоцінного каміння України ізвизначенням Державного гемологічного центру України місцем їх зберігання.</text:p>
      <text:p text:style-name="P4">
Водночас це надасть змогу для Державного гемологічного центру Українирозпочати експонування унікальних зразків <text:a xlink:type="simple" xlink:href="https://www.ukrinform.ua/tag-burstin" text:style-name="Internet_20_link" text:visited-style-name="Visited_20_Internet_20_Link">
 </text:a>
，对宝石进行科学研究，并告知科学界，这将促进乌克兰的国际形象。</text:p>
      <text:p text:style-name="P4">
<text:span text:style-name="T4">
另请阅读：</text:span>
 <text:a xlink:type="simple" xlink:href="https://www.ukrinform.ua/rubric-regions/3683025-legalnij-vidobutok-burstinu-na-rivnensini-za-tri-roki-zris-u-15-raziv.html" text:style-name="Internet_20_link" text:visited-style-name="Visited_20_Internet_20_Link">
<text:span text:style-name="T4">
 amber </text:span>
</text:a>
史前基金琥珀色宝石的独特样品的这种注册发生在独立乌克兰时代的第二个。 样品的估计值的总价值为730万。</text:p>
      <text:p text:style-name="P4">
据报道，贵金属和珍贵石头乌克兰的历史基金是国家基金“贵金属基金和乌克兰珍贵凸轮”的一部分。 该机构属于乌克兰财政部管理领域，并提供了贵金属，宝石，宝石，宝石和半宝石的购买，接受，会计，存储和销售。</text:p>
      <text:p text:style-name="P4">
News Source: <text:a xlink:type="simple" xlink:href="https://www.ukrinform.ua/rubric-economy/3703834-v-ukraini-13-unikalnih-zrazkiv-burstinu-vnesli-do-istoricnogo-fondu-dorogocinnogo-kaminna.html" text:style-name="Internet_20_link" text:visited-style-name="Visited_20_Internet_20_Link">
https://www.ukrinform.ua/rubric-economy/3703834-v-ukraini-13-unikalnih-zrazkiv-burstinu-vnesli-do-istoricnogo-fondu-dorogocinnogo-kaminna.html</text:a>
</text:p>
      <!--NEWS-->
      <text:h text:style-name="P10" text:outline-level="1">
<text:span text:style-name="T4">
欧盟委员会禁止从乌克兰进口单个农产品</text:span>
</text:h>
      <text:p text:style-name="P4">
作者: Ukrinform (Person)</text:p>
      <text:p text:style-name="P4">
出版商: Укринформ (Organization)</text:p>
      <text:p text:style-name="P4">
出版时间: 2023-05-02T20:52:00+03:00</text:p>
      <text:p text:style-name="P4">
修改时间: 2023-05-02T20:52:00+03:00</text:p>
      <text:p text:style-name="P4">
描述: 欧盟委员会已正式宣布对乌克兰进口的“独家和临时”预防措施，该措施将乌克兰农业用品限制在5个欧盟国家。  - 乌克林。</text:p>
      <text:p text:style-name="P4">
图片: ["<text:a xlink:type="simple" xlink:href="https://static.ukrinform.com/photos/2022_06/thumb_files/630_360_1655013510-201.jpg" text:style-name="Internet_20_link" text:visited-style-name="Visited_20_Internet_20_Link">
630_360_16550...</text:a>
"]</text:p>
      <text:p text:style-name="P4">
标签: ['Єврокомісія', 'Імпорт', 'Агропродукція']</text:p>
      <text:p text:style-name="P4">
类型: Article</text:p>
      <!--METADATA-->
      <text:p text:style-name="P4">
<draw:frame draw:style-name="fr1" draw:name="Image200" text:anchor-type="as-char" svg:width="6.9236in" svg:height="3.956343in" draw:z-index="0">
<draw:image xlink:href="../Images/yкринформ/2023-05-02T20-52-00-03-00/630_360_1655013510-201.jpg" xlink:type="simple" xlink:show="embed" xlink:actuate="onLoad" draw:mime-type="image/jpeg"/>
</draw:frame>
今天，欧盟委员会已正式宣布对乌克兰进口的“独家塔蒂玛”进行预防措施，这将乌克兰生产的农业商品的通过限制了5个国家。</text:p>
      <text:p text:style-name="P4">
根据乌克林福姆的说法，此类信息今天发布于<text:a xlink:type="simple" xlink:href="https://ec.europa.eu/commission/presscorner/detail/en/IP_23_2562" text:style-name="Internet_20_link" text:visited-style-name="Visited_20_Internet_20_Link">
</text:a>
。</text:p>
      <text:p text:style-name="P4">
“欧洲委员会今天批准了排他性和临时预防措施<text:a xlink:type="simple" xlink:href="https://www.ukrinform.ua/tag-import" text:style-name="Internet_20_link" text:visited-style-name="Visited_20_Internet_20_Link">
</text:a>
乌克兰的产品数量有限，根据有关自动贸易措施的监管规则规定的独家保护措施。 新闻说，必须采取此类措施，以指与严重的物流“狭窄的地方”有关的特殊情况，这在五个成员国中被认为。</text:p>
      <text:p text:style-name="P4">
如前所述，预防措施仅与四种农产品 - 谷物，玉米，菜籽和种子来自乌克兰。 这些措施还旨在消除在保加利亚，匈牙利，波兰，罗马尼亚和斯洛伐克的这些商品运输的物流并发症的存在。 这些措施将于5月2日生效，并将有效期至2023年6月5日。</text:p>
      <text:p text:style-name="P4">
在此期间，除了上述五个“边境”成员国之外，欧盟所有国家 /地区可能会继续免费出售小麦，玉米，菜籽和葵花籽。 上述货物将继续通过COI-MERS国家通过第三国或欧盟领土的普通洗涤过境程序过渡。</text:p>
      <text:p text:style-name="P4">
同时，保加利亚，匈牙利，波兰和斯洛伐克同意取消其针对小麦，玉米，菜籽种子或任何其他来自乌克兰的产品的单面措施。</text:p>
      <text:p text:style-name="P4">
该文件写道：“在回应农民在上述成员国中的关注，即欧盟苏西达乌克兰，这些措施得到了弥撒未证实的侵略造成的挑战。”如果这种独家情况将奏效，欧洲委员会准备继续采取预防措施。</text:p>
      <text:p text:style-name="P4">
<text:span text:style-name="T4">
另请阅读：</text:span>
 <text:a xlink:type="simple" xlink:href="https://www.ukrinform.ua/rubric-economy/3700730-krizu-agrarnogo-importu-slid-virisuvati-na-zasadah-solidarnosti-z-ukrainou-rada-es.html" text:style-name="Internet_20_link" text:visited-style-name="Visited_20_Internet_20_Link">
</text:a>
欧盟委员会还准备根据上述更新的Avtonoma贸易指标的规则，以其他“敏感”产品对欧盟市场的情况进行评估，这是欧洲委员会提出的。</text:p>
      <text:p text:style-name="P4">
早些时候，五个欧盟国家已向欧洲委员会报告，以对乌克兰的“过度”农业出口提出保护措施，这影响了市场状况，这会导致价值下降，从而影响邻国农民的利益。</text:p>
      <text:p text:style-name="P4">
News Source: <text:a xlink:type="simple" xlink:href="https://www.ukrinform.ua/rubric-economy/3703840-evrokomisia-zaboronila-import-okremih-agroproduktiv-z-ukraini.html" text:style-name="Internet_20_link" text:visited-style-name="Visited_20_Internet_20_Link">
https://www.ukrinform.ua/rubric-economy/3703840-evrokomisia-zaboronila-import-okremih-agroproduktiv-z-ukraini.html</text:a>
</text:p>
      <!--NEWS-->
      <text:h text:style-name="P10" text:outline-level="1">
<text:span text:style-name="T4">
Tkachenko宣布了MKIP委员会在Pochaiv Lavra的工作</text:span>
</text:h>
      <text:p text:style-name="P4">
作者: Ukrinform (Person)</text:p>
      <text:p text:style-name="P4">
出版商: Укринформ (Organization)</text:p>
      <text:p text:style-name="P4">
出版时间: 2023-05-02T20:57:04+03:00</text:p>
      <text:p text:style-name="P4">
修改时间: 2023-05-02T20:57:04+03:00</text:p>
      <text:p text:style-name="P4">
描述: 文化和信息政策政策审计委员会将很快开始检查包括Pochaiv Lavra在内的Kremenetsky Reserve的工作。  - 乌克林。</text:p>
      <text:p text:style-name="P4">
图片: ["<text:a xlink:type="simple" xlink:href="https://static.ukrinform.com/photos/2023_03/thumb_files/630_360_1677827870-133.jpg" text:style-name="Internet_20_link" text:visited-style-name="Visited_20_Internet_20_Link">
630_360_16778...</text:a>
"]</text:p>
      <text:p text:style-name="P4">
标签: ['Ткаченко', 'УПЦ МП', 'Почаївська Лавра', 'МКІП ']</text:p>
      <text:p text:style-name="P4">
类型: Article</text:p>
      <!--METADATA-->
      <text:p text:style-name="P4">
<draw:frame draw:style-name="fr1" draw:name="Image201" text:anchor-type="as-char" svg:width="6.9236in" svg:height="3.956343in" draw:z-index="0">
<draw:image xlink:href="../Images/yкринформ/2023-05-02T20-57-04-03-00/630_360_1677827870-133.jpg" xlink:type="simple" xlink:show="embed" xlink:actuate="onLoad" draw:mime-type="image/jpeg"/>
</draw:frame>
文化和信息政策政策审计委员会由克雷梅内茨基保护区(Kremenetsky Reserve)(包括Pochaiv Lalavra)居住。</text:p>
      <text:p text:style-name="P4">
文化和信息政策部长亚历山大·特卡肯科夫(Alexander Tkachenkov)的“统一新闻”的广播告诉了这一点。</text:p>
      <text:p text:style-name="P4">
“我们假设矿业学校的审计委员会将在不久的将来开始，以检查Kremenetsky Reserve和Pochaiv Lavra的工作。此后，我们将准备告知您其他信息。”(https://www.ukrinform.ua/tag-tkacenko)。</text:p>
      <text:p text:style-name="P4">
<text:span text:style-name="T4">
另请阅读：</text:span>
 <text:a xlink:type="simple" xlink:href="https://www.ukrinform.ua/rubric-society/3703699-komisia-mkip-peredala-u-koristuvanna-16-korpusiv-kievopecerskoi-lavri-u-zadovilnomu-stani.html" text:style-name="Internet_20_link" text:visited-style-name="Visited_20_Internet_20_Link">
<text:span text:style-name="T4">
 lavra </text:span>
</text:a>
同时，部长提醒MKIP委员会继续对基辅 - 佩奇斯克·拉夫拉(Kiev-Pechersk Lavra)领土的对象进行调查，以将其归还给国家管理层。</text:p>
      <text:p text:style-name="P4">
根据Tkachenko的说法，此过程从UOC修道院的理解的角度起到了改善(MP).</text:p>
      <text:p text:style-name="P4">
<text:span text:style-name="T4">
Читайте також:</text:span>
 <text:a xlink:type="simple" xlink:href="https://www.ukrinform.ua/rubric-society/3702042-ogolosili-pidozru-poslusniku-pocaivskoi-lavri-akij-vipravdovuvav-rosijsku-agresiu.html" text:style-name="Internet_20_link" text:visited-style-name="Visited_20_Internet_20_Link">
 </text:a>
根据乌克林福姆的说法，国家预备役“基夫 - 佩奇斯克·拉维拉”宣布终止租赁与莫斯科的乌克兰东正教教堂，从2023年3月29日开始，但长期以来，不知名的人从内部和内部和内部和内部和劳雷尔店关闭了。阻碍了委员会的开始。</text:p>
      <text:p text:style-name="P4">
4月29日，MKIP接受与转让委员会主席国家医疗保护区“ Kyiv-Pechersk Lavra” Maryana Tominin告知委员会<text:a xlink:type="simple" xlink:href="https://www.ukrinform.ua/rubric-society/3702506-komisia-mkip-obstezila-11-iz-79-korpusiv-na-teritorii-kievopecerskoi-lavri.html" text:style-name="Internet_20_link" text:visited-style-name="Visited_20_Internet_20_Link">
</text:a>
在Lavra领土上。</text:p>
      <text:p text:style-name="P4">
<text:span text:style-name="T5">
foto：wikipedia</text:span>
</text:p>
      <text:p text:style-name="P4">
News Source: <text:a xlink:type="simple" xlink:href="https://www.ukrinform.ua/rubric-society/3703838-tkacenko-anonsuvav-robotu-komisii-mkip-u-pocaivskij-lavri.html" text:style-name="Internet_20_link" text:visited-style-name="Visited_20_Internet_20_Link">
https://www.ukrinform.ua/rubric-society/3703838-tkacenko-anonsuvav-robotu-komisii-mkip-u-pocaivskij-lavri.html</text:a>
</text:p>
      <!--NEWS-->
      <text:h text:style-name="P10" text:outline-level="1">
<text:span text:style-name="T4">
Epiphanius看不到可能与UOC MP关联的点</text:span>
</text:h>
      <text:p text:style-name="P4">
作者: Ukrinform (Person)</text:p>
      <text:p text:style-name="P4">
出版商: Укринформ (Organization)</text:p>
      <text:p text:style-name="P4">
出版时间: 2023-05-02T21:04:03+03:00</text:p>
      <text:p text:style-name="P4">
修改时间: 2023-05-02T21:04:03+03:00</text:p>
      <text:p text:style-name="P4">
描述: 乌克兰大都会Epiphanius东正教教堂的负责人没有看到与UOC -MP代表合并的意义。  - 乌克林。</text:p>
      <text:p text:style-name="P4">
图片: ["<text:a xlink:type="simple" xlink:href="https://static.ukrinform.com/photos/2023_01/thumb_files/630_360_1673007223-146.jpeg" text:style-name="Internet_20_link" text:visited-style-name="Visited_20_Internet_20_Link">
630_360_16730...</text:a>
"]</text:p>
      <text:p text:style-name="P4">
标签: ['УПЦ МП', 'Агресія РФ', 'росія', 'РПЦ', 'Епіфаній', 'Православна церква України']</text:p>
      <text:p text:style-name="P4">
类型: Article</text:p>
      <!--METADATA-->
      <text:p text:style-name="P4">
<draw:frame draw:style-name="fr1" draw:name="Image202" text:anchor-type="as-char" svg:width="6.9236in" svg:height="3.956343in" draw:z-index="0">
<draw:image xlink:href="../Images/yкринформ/2023-05-02T21-04-03-03-00/630_360_1673007223-146.jpeg" xlink:type="simple" xlink:show="embed" xlink:actuate="onLoad" draw:mime-type="image/jpeg"/>
</draw:frame>
乌克兰大都会Epiphanius东正教教堂的负责人没有看到与UOC -MP代表相关的含义。</text:p>
      <text:p text:style-name="P4">
Epiphanius在一次采访中说<text:a xlink:type="simple" xlink:href="https://gazeta.ua/articles/opinions-journal/_rishennya-schodo-cerkovnogo-kalendarya-vinesut-u-travni/1142349" text:style-name="Internet_20_link" text:visited-style-name="Visited_20_Internet_20_Link">
</text:a>
 <text:a xlink:type="simple" xlink:href="https://gazeta.ua/articles/opinions-journal/_rishennya-schodo-cerkovnogo-kalendarya-vinesut-u-travni/1142349" text:style-name="Internet_20_link" text:visited-style-name="Visited_20_Internet_20_Link">
</text:a>
，报道乌克林福姆。</text:p>
      <text:p text:style-name="P4">
“谈论可能与那些将其从中脱颖而出的人谈论可能的关联是没有意义的，因为它具有绝对独特的价值观和优先事项。从这个意义上讲，没有意义。我们不需要我们等级的合作者，他们讨厌所有人-Ukrainian或那些甚至是由俄罗斯侵略造成的恐怖的人，他们没有睁开眼睛，也没有成为重新评估莫斯科父权制的逗留的动力。与此同时，我们敞开了对于那些真诚地为上帝和他们的乌克兰人民服务的人来说，而不仅仅是掩盖了法利赛人，而是各种毫无意义的理由“俄罗斯措施”， - 说<text:a xlink:type="simple" xlink:href="https://www.ukrinform.ua/tag-epifanij" text:style-name="Internet_20_link" text:visited-style-name="Visited_20_Internet_20_Link">
</text:a>
。</text:p>
      <text:p text:style-name="P4">
他还指出，基辅拉夫拉(Kiev Lavra)等神社的回归取决于​​当局的决心。</text:p>
      <text:p text:style-name="P4">
<text:span text:style-name="T4">
另请阅读：</text:span>
 <text:a xlink:type="simple" xlink:href="https://www.ukrinform.ua/rubric-society/3690008-viselenna-upc-mp-iz-kievopecerskoi-lavri-moze-trivati-misacami-ekspert.html" text:style-name="Internet_20_link" text:visited-style-name="Visited_20_Internet_20_Link">
</text:a>
“这些神社也属于乌克兰和乌克兰人民。但是，他们仍然更喜欢使用那些真正不喜欢这个人的人。因为我们的语言和文化不喜欢知道，也不想知道我们的真实历史与克里姆林宫的一致性享有我们的陈述和教会独立的权利。这些人何时以及如何以及如何停止在我们的神社上寄生，取决于乌克兰当局及其在这个真正重要的国家中的决心。”</text:p>
      <text:p text:style-name="P4">
<text:span text:style-name="T4">
另请阅读：</text:span>
 <text:a xlink:type="simple" xlink:href="https://www.ukrinform.ua/rubric-society/3703838-tkacenko-anonsuvav-robotu-komisii-mkip-u-pocaivskij-lavri.html" text:style-name="Internet_20_link" text:visited-style-name="Visited_20_Internet_20_Link">
<text:span text:style-name="T4">
 tkachenko </text:span>
</text:a>
正如乌克林福姆报道的<text:a xlink:type="simple" xlink:href="https://www.ukrinform.ua/rubric-society/3703824-pcu-viznacitsa-z-perehodom-na-novij-kalendar-u-travni-epifanij.html" text:style-name="Internet_20_link" text:visited-style-name="Visited_20_Internet_20_Link">
</text:a>
随着五月份的新日历过渡。  照片：顿悟，Facebook</text:p>
      <text:p text:style-name="P4">
News Source: <text:a xlink:type="simple" xlink:href="https://www.ukrinform.ua/rubric-society/3703841-epifanij-ne-bacit-sensu-v-mozlivomu-obednanni-z-upc-mp.html" text:style-name="Internet_20_link" text:visited-style-name="Visited_20_Internet_20_Link">
https://www.ukrinform.ua/rubric-society/3703841-epifanij-ne-bacit-sensu-v-mozlivomu-obednanni-z-upc-mp.html</text:a>
</text:p>
      <!--NEWS-->
      <text:h text:style-name="P10" text:outline-level="1">
<text:span text:style-name="T4">
Zelensky：会有许多谈判和国际活动将加强我们的防御</text:span>
</text:h>
      <text:p text:style-name="P4">
作者: Ukrinform (Person)</text:p>
      <text:p text:style-name="P4">
出版商: Укринформ (Organization)</text:p>
      <text:p text:style-name="P4">
出版时间: 2023-05-02T21:11:00+03:00</text:p>
      <text:p text:style-name="P4">
修改时间: 2023-05-02T21:11:00+03:00</text:p>
      <text:p text:style-name="P4">
描述: Volodymyr Zelensky表示，May和接下来的几个月将是乌克兰在国际飞机上的活跃时期。  - 乌克林。</text:p>
      <text:p text:style-name="P4">
图片: ["<text:a xlink:type="simple" xlink:href="https://static.ukrinform.com/photos/2023_04/thumb_files/630_360_1682522773-211.jpeg" text:style-name="Internet_20_link" text:visited-style-name="Visited_20_Internet_20_Link">
630_360_16825...</text:a>
"]</text:p>
      <text:p text:style-name="P4">
标签: ['Переговори', 'Україна', 'Зеленський', 'Війна з росією']</text:p>
      <text:p text:style-name="P4">
类型: Article</text:p>
      <!--METADATA-->
      <text:p text:style-name="P4">
<draw:frame draw:style-name="fr1" draw:name="Image203" text:anchor-type="as-char" svg:width="6.9236in" svg:height="3.956343in" draw:z-index="0">
<draw:image xlink:href="../Images/yкринформ/2023-05-02T21-11-00-03-00/630_360_1682522773-211.jpeg" xlink:type="simple" xlink:show="embed" xlink:actuate="onLoad" draw:mime-type="image/jpeg"/>
</draw:frame>
Volodymyrzelensky表示，梅和接下来的几个月将是乌克兰在国际飞机上的活跃时期。</text:p>
      <text:p text:style-name="P4">
乌克兰总统在<text:a xlink:type="simple" xlink:href="https://www.youtube.com/watch" text:style-name="Internet_20_link" text:visited-style-name="Visited_20_Internet_20_Link">
</text:a>
，报道乌克林福姆</text:p>
      <text:p text:style-name="P4">
他说：“五月和接下来的几个月，乌克兰在国际飞机上将非常活跃。将进行许多谈判，国际措施将采取我们的辩护。我们正在努力。”</text:p>
      <text:p text:style-name="P4">
<text:span text:style-name="T5">
viso：<text:a xlink:type="simple" xlink:href="https://t.me/OP_UA/9387" text:style-name="Internet_20_link" text:visited-style-name="Visited_20_Internet_20_Link">
</text:a>
</text:span>
</text:p>
      <text:p text:style-name="P4">
总统还说，他曾与演讲者会见葡萄牙议会代表团。</text:p>
      <text:p text:style-name="P4">
“他感谢我们的国家和人民的支持。谈话的主题是一个发芽，但最主要的是使我们团结起来……这是所有欧洲人的安全，稳定，因此，这是越来越多的欧洲和欧洲 - 大西洋社区的发展和加强。我们在7月在维尔纽斯举行的合作伙伴峰会，北约峰会等待着什么，”(https://www.ukrinform.ua/tag-zelenskij)。</text:p>
      <text:p text:style-name="P4">
<text:span text:style-name="T4">
另请阅读：</text:span>
 <text:a xlink:type="simple" xlink:href="https://www.ukrinform.ua/rubric-ato/3703827-ukraina-gotue-velikij-sankcijnij-paket-dla-rf-zelenskij.html" text:style-name="Internet_20_link" text:visited-style-name="Visited_20_Internet_20_Link">
<text:span text:style-name="T4">
 Zelensky </text:span>
</text:a>
此外，今天与非洲联盟主席，科莫罗斯主席进行了对话。</text:p>
      <text:p text:style-name="P4">
“重要的对话和重要的共同理解。他感谢对焦点的支持，尤其是在联合国。被邀请加入和平公式的实现，并保证乌克兰准备可靠地保证粮食安全。我们正在竭尽所能为了消除对敌人对我们的人民和我们所有伴侣的侵略的任何伤害，”国家元首宣布。</text:p>
      <text:p text:style-name="P4">
据报道，Volodymyr Zelenskyy感谢葡萄牙的安全支持，包括豹子2。他希望他希望该国政府能够做出必要的决定，以增强在最前沿的乌克兰捍卫者的恢复。</text:p>
      <text:p text:style-name="P4">
_foto：op _</text:p>
      <text:p text:style-name="P4">
News Source: <text:a xlink:type="simple" xlink:href="https://www.ukrinform.ua/rubric-polytics/3703847-zelenskij-bude-bagato-peregovoriv-i-miznarodnih-zahodiv-aki-posilat-nasu-oboronu.html" text:style-name="Internet_20_link" text:visited-style-name="Visited_20_Internet_20_Link">
https://www.ukrinform.ua/rubric-polytics/3703847-zelenskij-bude-bagato-peregovoriv-i-miznarodnih-zahodiv-aki-posilat-nasu-oboronu.html</text:a>
</text:p>
      <!--NEWS-->
      <text:h text:style-name="P10" text:outline-level="1">
<text:span text:style-name="T4">
在西班牙，卡通“ Mavka。 森林歌曲»卷起了超过321 500欧元的第一周</text:span>
</text:h>
      <text:p text:style-name="P4">
作者: Ukrinform (Person)</text:p>
      <text:p text:style-name="P4">
出版商: Укринформ (Organization)</text:p>
      <text:p text:style-name="P4">
出版时间: 2023-05-02T21:14:00+03:00</text:p>
      <text:p text:style-name="P4">
修改时间: 2023-05-02T21:14:00+03:00</text:p>
      <text:p text:style-name="P4">
描述: 在西班牙，乌克兰卡通“马夫卡”。 电影租赁的第一周收集了321 684欧元的森林歌曲”，该动画被包括在西班牙最成功的西班牙租赁电影中的前五名中。  - 乌克林。</text:p>
      <text:p text:style-name="P4">
图片: ["<text:a xlink:type="simple" xlink:href="https://static.ukrinform.com/photos/2023_02/thumb_files/630_360_1677507670-869.jpg" text:style-name="Internet_20_link" text:visited-style-name="Visited_20_Internet_20_Link">
630_360_16775...</text:a>
", "<text:a xlink:type="simple" xlink:href="https://static.ukrinform.com/photos/2023_05/1683051154-733.jpg" text:style-name="Internet_20_link" text:visited-style-name="Visited_20_Internet_20_Link">
1683051154-73...</text:a>
"]</text:p>
      <text:p text:style-name="P4">
标签: ['Іспанія', 'Кіно', 'Леся Українка', 'Мультфільм']</text:p>
      <text:p text:style-name="P4">
类型: Article</text:p>
      <!--METADATA-->
      <text:p text:style-name="P4">
<draw:frame draw:style-name="fr1" draw:name="Image204" text:anchor-type="as-char" svg:width="6.9236in" svg:height="3.956343in" draw:z-index="0">
<draw:image xlink:href="../Images/yкринформ/2023-05-02T21-14-00-03-00/630_360_1677507670-869.jpg" xlink:type="simple" xlink:show="embed" xlink:actuate="onLoad" draw:mime-type="image/jpeg"/>
</draw:frame>
在西班牙，乌克兰卡通“马夫卡”。 森林歌曲”在第一周，电影租赁321 684欧元，该动画被包括在周末最成功的电影租赁电影中。</text:p>
      <text:p text:style-name="P4">
根据乌克兰的乌克兰国家，乌克兰国家机构在<text:a xlink:type="simple" xlink:href="https://www.facebook.com/ukrainefilmagency/posts/pfbid02rxNthtGFb3QY9dYsmejJS7dbWW76wzcZ1JV6Us21rvX8auBdFXbCK2BNntGbu3Vel" text:style-name="Internet_20_link" text:visited-style-name="Visited_20_Internet_20_Link">
</text:a>
.</text:p>
      <text:p text:style-name="P4">
<draw:frame draw:style-name="fr1" draw:name="Image205" text:anchor-type="as-char" svg:width="6.9236in" svg:height="6.9236in" draw:z-index="0">
<draw:image xlink:href="../Images/yкринформ/2023-05-02T21-14-00-03-00/1683051154-733.jpg" xlink:type="simple" xlink:show="embed" xlink:actuate="onLoad" draw:mime-type="image/jpeg"/>
</draw:frame>
“在西班牙的Mavka电影院的第一周<text:a xlink:type="simple" xlink:href="https://www.ukrinform.ua/tag-kino" text:style-name="Internet_20_link" text:visited-style-name="Visited_20_Internet_20_Link">
</text:a>
购买了50票064张门票，Casserolers赚了321欧元684欧元。由于这些结果，“ Mavka”在周末又是西班牙租金的前五部成功的五部电影，因此获得了新的释放的第二位置，从而获得了新的发行。第一个时间 -  fatum和odgli。</text:p>
      <text:p text:style-name="P4">
动画电影是在乌克兰国家机构的支持下制作的，美国国际发展机构(美国国际开发署乌克兰 - 美国国际开发署乌克兰).</text:p>
      <text:p text:style-name="P4">
Кінотеатральну дистрибуцію в Україні здійснюють FILM.UA Distribution таKinomania Film Distribution. Генеральним медіапартнером проєкту виступає канал“1+1”.</text:p>
      <text:p text:style-name="P4">
Як повідомляв Укрінформ, анімаційна <text:a xlink:type="simple" xlink:href="https://www.ukrinform.ua/rubric-culture/3700669-multfilm-mavka-lisova-pisna-pokazut-ukrainskou-na-velikih-ekranah-ssa-i-kanadi.html" text:style-name="Internet_20_link" text:visited-style-name="Visited_20_Internet_20_Link">
 </text:a>
5月，将是乌克兰在加拿大Sesat的大银幕上。</text:p>
      <text:p text:style-name="P4">
<text:span text:style-name="T5">
foto：usfa.gov.ua</text:span>
</text:p>
      <text:p text:style-name="P4">
News Source: <text:a xlink:type="simple" xlink:href="https://www.ukrinform.ua/rubric-culture/3703846-v-ispanii-multfilm-mavka-lisova-pisna-za-persij-tizden-prokatu-zibrav-ponad-3215-tisaci.html" text:style-name="Internet_20_link" text:visited-style-name="Visited_20_Internet_20_Link">
https://www.ukrinform.ua/rubric-culture/3703846-v-ispanii-multfilm-mavka-lisova-pisna-za-persij-tizden-prokatu-zibrav-ponad-3215-tisaci.html</text:a>
</text:p>
      <!--NEWS-->
      <text:h text:style-name="P10" text:outline-level="1">
<text:span text:style-name="T4">
在乌干达，一名士兵杀死了一名部长，该部长守卫</text:span>
</text:h>
      <text:p text:style-name="P4">
作者: Ukrinform (Person)</text:p>
      <text:p text:style-name="P4">
出版商: Укринформ (Organization)</text:p>
      <text:p text:style-name="P4">
出版时间: 2023-05-02T21:19:00+03:00</text:p>
      <text:p text:style-name="P4">
修改时间: 2023-05-02T21:19:00+03:00</text:p>
      <text:p text:style-name="P4">
描述: 乌干达国民军的士兵射杀了他守卫的高级官员。  - 乌克林。</text:p>
      <text:p text:style-name="P4">
图片: ["<text:a xlink:type="simple" xlink:href="https://static.ukrinform.com/photos/2023_05/thumb_files/630_360_1683051433-851.jpg" text:style-name="Internet_20_link" text:visited-style-name="Visited_20_Internet_20_Link">
630_360_16830...</text:a>
"]</text:p>
      <text:p text:style-name="P4">
标签: ['Військові', 'Вбивство', 'Уганда', 'охорона']</text:p>
      <text:p text:style-name="P4">
类型: Article</text:p>
      <!--METADATA-->
      <text:p text:style-name="P4">
<draw:frame draw:style-name="fr1" draw:name="Image206" text:anchor-type="as-char" svg:width="6.9236in" svg:height="3.956343in" draw:z-index="0">
<draw:image xlink:href="../Images/yкринформ/2023-05-02T21-19-00-03-00/630_360_1683051433-851.jpg" xlink:type="simple" xlink:show="embed" xlink:actuate="onLoad" draw:mime-type="image/jpeg"/>
</draw:frame>
士兵国民军射击了他守卫的一名高级士兵。</text:p>
      <text:p text:style-name="P4">
正如乌克林福姆报道的那样，它报告了<text:a xlink:type="simple" xlink:href="https://www.bbc.com/news/world-africa-65454213" text:style-name="Internet_20_link" text:visited-style-name="Visited_20_Internet_20_Link">
</text:a>
。</text:p>
      <text:p text:style-name="P4">
退休上校，性别兼劳工部长查尔斯·奥科洛·安戈尔(Charles Ocello Angol)是<text:a xlink:type="simple" xlink:href="https://www.ukrinform.ua/tag-vbivstvo" text:style-name="Internet_20_link" text:visited-style-name="Visited_20_Internet_20_Link">
</text:a>
星期二早上在你家。</text:p>
      <text:p text:style-name="P4">
目前尚不清楚士兵和上校的纠纷是。 尚未确立个性的萨莫尔特(Samoldat)自杀了。</text:p>
      <text:p text:style-name="P4">
根据其中一位目击者的说法，在指示武器，士兵并在空中开火之前。 场景中的第一批消息表明，几个人可能会受伤。</text:p>
      <text:p text:style-name="P4">
安哥尔上校是一名高级政府官员，此前曾担任国防部副部长。</text:p>
      <text:p text:style-name="P4">
<text:span text:style-name="T4">
另请阅读：</text:span>
 <text:a xlink:type="simple" xlink:href="https://www.ukrinform.ua/rubric-world/3703734-lider-kenijskogo-kultu-postav-pered-sudom-cerez-smert-100-sektantiv.html" text:style-name="Internet_20_link" text:visited-style-name="Visited_20_Internet_20_Link">
<text:span text:style-name="T4">
 </text:span>
 <text:span text:style-name="T4">
 </text:span>
 <text:span text:style-name="T4">
法院</text:span>
</text:a>
乌干达议会议长在早上会议上的简短申请中证实了安格尔上校的死亡。</text:p>
      <text:p text:style-name="P4">
如报道<text:a xlink:type="simple" xlink:href="https://www.ukrinform.ua/rubric-world/3702070-u-burkinafaso-vnaslidok-napadu-na-vijskovij-zagin-zaginuli-33-soldati.html" text:style-name="Internet_20_link" text:visited-style-name="Visited_20_Internet_20_Link">
</text:a>
33名士兵在军事哨所的一个军事哨所被杀。</text:p>
      <text:p text:style-name="P4">
<text:span text:style-name="T5">
foto：alamy</text:span>
</text:p>
      <text:p text:style-name="P4">
News Source: <text:a xlink:type="simple" xlink:href="https://www.ukrinform.ua/rubric-world/3703848-v-ugandi-soldat-ubiv-ministra-akogo-ohoronav.html" text:style-name="Internet_20_link" text:visited-style-name="Visited_20_Internet_20_Link">
https://www.ukrinform.ua/rubric-world/3703848-v-ugandi-soldat-ubiv-ministra-akogo-ohoronav.html</text:a>
</text:p>
      <!--NEWS-->
      <text:h text:style-name="P10" text:outline-level="1">
<text:span text:style-name="T4">
理事会通过了有关高等教育质量保证的法律</text:span>
</text:h>
      <text:p text:style-name="P4">
作者: Ukrinform (Person)</text:p>
      <text:p text:style-name="P4">
出版商: Укринформ (Organization)</text:p>
      <text:p text:style-name="P4">
出版时间: 2023-05-02T21:28:00+03:00</text:p>
      <text:p text:style-name="P4">
修改时间: 2023-05-02T21:28:00+03:00</text:p>
      <text:p text:style-name="P4">
描述: Verkhovna Rada已批准对一些法律的更改，以提高高等教育质量保证的机制。  - 乌克林。</text:p>
      <text:p text:style-name="P4">
图片: ["<text:a xlink:type="simple" xlink:href="https://static.ukrinform.com/photos/2023_01/thumb_files/630_360_1673282829-815.jpeg" text:style-name="Internet_20_link" text:visited-style-name="Visited_20_Internet_20_Link">
630_360_16732...</text:a>
"]</text:p>
      <text:p text:style-name="P4">
标签: ['Закон', 'Верховна Рада', 'Освіта у вишах України ']</text:p>
      <text:p text:style-name="P4">
类型: Article</text:p>
      <!--METADATA-->
      <text:p text:style-name="P4">
<draw:frame draw:style-name="fr1" draw:name="Image207" text:anchor-type="as-char" svg:width="6.9236in" svg:height="3.956343in" draw:z-index="0">
<draw:image xlink:href="../Images/yкринформ/2023-05-02T21-28-00-03-00/630_360_1673282829-815.jpeg" xlink:type="simple" xlink:show="embed" xlink:actuate="onLoad" draw:mime-type="image/jpeg"/>
</draw:frame>
Verkhovnarad采用了一些法律的更改，以提高高等教育质量的机制。</text:p>
      <text:p text:style-name="P4">
来自议会派系“声音”的国会议员Yaroslav Zheleznya在[]中报道(http://t.me/yzheleznyak/3988)，报道乌克林福姆。</text:p>
      <text:p text:style-name="P4">
他规定，为了采用《关于乌克兰一些关于高等教育质量保证的法律修正案的法律》。( <text:a xlink:type="simple" xlink:href="http://itd.rada.gov.ua/billInfo/Bills/Card/40579" text:style-name="Internet_20_link" text:visited-style-name="Visited_20_Internet_20_Link">
</text:a>
 )277代表投票。</text:p>
      <text:p text:style-name="P4">
法律的目的是提高高等教育质量保证的机制。</text:p>
      <text:p text:style-name="P4">
该文件修改了乌克兰“高等教育”，“教育”，“预防腐败”，“公务员”的法律。</text:p>
      <text:p text:style-name="P4">
此外，阐明了国家高等教育质量机构组成的组成的程序，并确定了该机构的结构。特别是，它必须满足欧洲的要求，尤其是在欧洲的要求中，尤其是在上诉室的功能。</text:p>
      <text:p text:style-name="P4">
<text:span text:style-name="T4">
另请阅读：</text:span>
 <text:a xlink:type="simple" xlink:href="https://www.ukrinform.ua/rubric-polytics/3703822-rada-uhvalila-zakon-pro-sluzbu-v-organah-miscevogo-samovraduvanna.html" text:style-name="Internet_20_link" text:visited-style-name="Visited_20_Internet_20_Link">
</text:a>
该法律还规定了邮政监视的引入 - 机构的评估，该评估已决定认证，执行建议和/或遵守符合认证和/或遵守认证和/或遵守认证的标准和/或遵守规定最大标准。</text:p>
      <text:p text:style-name="P4">
预计法律提供的更改将通过对当前立法的规定进行系统的改革，以提高提供高等教育质量的机制，并考虑到该领域最佳欧洲实践的基本方面教育与科学。</text:p>
      <text:p text:style-name="P4">
_foto：op _</text:p>
      <text:p text:style-name="P4">
News Source: <text:a xlink:type="simple" xlink:href="https://www.ukrinform.ua/rubric-society/3703852-rada-uhvalila-zakon-sodo-zabezpecenna-akosti-visoi-osviti.html" text:style-name="Internet_20_link" text:visited-style-name="Visited_20_Internet_20_Link">
https://www.ukrinform.ua/rubric-society/3703852-rada-uhvalila-zakon-sodo-zabezpecenna-akosti-visoi-osviti.html</text:a>
</text:p>
      <!--NEWS-->
      <text:h text:style-name="P10" text:outline-level="1">
<text:span text:style-name="T4">
在东部阵线上，敌人将努力集中在俘虏巴赫穆特和马林卡 - 国防部</text:span>
</text:h>
      <text:p text:style-name="P4">
作者: Ukrinform (Person)</text:p>
      <text:p text:style-name="P4">
出版商: Укринформ (Organization)</text:p>
      <text:p text:style-name="P4">
出版时间: 2023-05-02T21:33:00+03:00</text:p>
      <text:p text:style-name="P4">
修改时间: 2023-05-02T21:33:00+03:00</text:p>
      <text:p text:style-name="P4">
描述: 敌人在巴赫穆特（Bakhmut）和马林卡（Marinka）捕获这些定居点附近集中精力。  - 乌克林。</text:p>
      <text:p text:style-name="P4">
图片: ["<text:a xlink:type="simple" xlink:href="https://static.ukrinform.com/photos/2022_08/thumb_files/630_360_1659680502-569.jpg" text:style-name="Internet_20_link" text:visited-style-name="Visited_20_Internet_20_Link">
630_360_16596...</text:a>
"]</text:p>
      <text:p text:style-name="P4">
标签: ['Бахмут', "Мар'їнка", 'Війна з росією', 'Ганна Маляр', 'Єдині новини']</text:p>
      <text:p text:style-name="P4">
类型: Article</text:p>
      <!--METADATA-->
      <text:p text:style-name="P4">
<draw:frame draw:style-name="fr1" draw:name="Image208" text:anchor-type="as-char" svg:width="6.9236in" svg:height="3.956343in" draw:z-index="0">
<draw:image xlink:href="../Images/yкринформ/2023-05-02T21-33-00-03-00/630_360_1659680502-569.jpg" xlink:type="simple" xlink:show="embed" xlink:actuate="onLoad" draw:mime-type="image/jpeg"/>
</draw:frame>
敌人将其基本努力集中在巴赫穆特(Bakhmut)和马林卡(Marinka)附近，以捕获这些定居点。</text:p>
      <text:p text:style-name="P4">
在国家电话“统一新闻”的播放中，乌克林福姆向乌克兰安娜·马里亚尔国防部长的拉兹托尔报道了<text:a xlink:type="simple" xlink:href="https://armyinform.com.ua/2023/05/02/na-shidnomu-fronti-vorog-konczentruye-osnovni-zusyllya-na-zahoplenni-bahmuta-ta-maryinky-ganna-malyar/" text:style-name="Internet_20_link" text:visited-style-name="Visited_20_Internet_20_Link">
</text:a>
。</text:p>
      <text:p text:style-name="P4">
根据她的说法，在这方面，乌克兰国防军的力量应该对此做出回应，并且为了回应，他们的主要力量集中在这个行业上，以阻止敌人，而不允许他意识到自己的计划。</text:p>
      <text:p text:style-name="P4">
“现在有非常激烈的战斗。如果您分析纳扎拉兹的状况，主要重点(https://www.ukrinform.ua/tag-rosijski-vijskovi)制作的是捕获多层建筑物和结构。 通过这种方式，他们试图破坏我们的立场。 敌人在叙利亚时期使用了这种战术。 他不能以另一种方式战斗，因为在街头战斗中发射。”画家说。</text:p>
      <text:p text:style-name="P4">
乌克兰国防部副部长还指出，除了采取成功的行动外，乌克兰国防部队还对进攻进行了攻击。</text:p>
      <text:p text:style-name="P4">
“一般而言，战争是一种持续的运动和动态。因此，谈论那里的某些结果，当然，我们失去了一些职位。因此，我们有一些立场，我们会推动敌人。我们一直在控制我们的居民，“画家强调。</text:p>
      <text:p text:style-name="P4">
<text:span text:style-name="T4">
另请阅读：</text:span>
 <text:a xlink:type="simple" xlink:href="https://www.ukrinform.ua/rubric-ato/3703807-na-limanskokupanskomu-napramku-vorog-die-obaclivise-i-ne-jde-na-sturm-cerevatij.html" text:style-name="Internet_20_link" text:visited-style-name="Visited_20_Internet_20_Link">
<text:span text:style-name="T4">
樱桃</text:span>
</text:a>
如报道<text:a xlink:type="simple" xlink:href="https://www.ukrinform.ua/rubric-ato/3703794-vorog-nastupae-na-cotiroh-napramkah-najzapeklisi-boi-za-bahmut-i-marinku.html" text:style-name="Internet_20_link" text:visited-style-name="Visited_20_Internet_20_Link">
</text:a>
，在巴赫穆特(Bakhmut)的方向上，俄罗斯军队继续采取进攻行动。 Bakhmut的战斗正在进行中。</text:p>
      <text:p text:style-name="P4">
News Source: <text:a xlink:type="simple" xlink:href="https://www.ukrinform.ua/rubric-ato/3703854-na-shidnomu-fronti-vorog-koncentrue-zusilla-na-zahoplenni-bahmuta-ta-marinki-minoboroni.html" text:style-name="Internet_20_link" text:visited-style-name="Visited_20_Internet_20_Link">
https://www.ukrinform.ua/rubric-ato/3703854-na-shidnomu-fronti-vorog-koncentrue-zusilla-na-zahoplenni-bahmuta-ta-marinki-minoboroni.html</text:a>
</text:p>
      <!--NEWS-->
      <text:h text:style-name="P10" text:outline-level="1">
<text:span text:style-name="T4">
乌克兰足球英超联赛第24轮的比赛将于5月3-4日举行</text:span>
</text:h>
      <text:p text:style-name="P4">
作者: Ukrinform (Person)</text:p>
      <text:p text:style-name="P4">
出版商: Укринформ (Organization)</text:p>
      <text:p text:style-name="P4">
出版时间: 2023-05-02T21:37:00+03:00</text:p>
      <text:p text:style-name="P4">
修改时间: 2023-05-02T21:37:00+03:00</text:p>
      <text:p text:style-name="P4">
描述: 5月3日至4日，乌克兰在英超联赛球队（UPL）中获得足球冠军，将举办下一轮第24轮的管道。  - 乌克林。</text:p>
      <text:p text:style-name="P4">
图片: ["<text:a xlink:type="simple" xlink:href="https://static.ukrinform.com/photos/2017_12/thumb_files/630_360_1513842861-1324.jpg" text:style-name="Internet_20_link" text:visited-style-name="Visited_20_Internet_20_Link">
630_360_15138...</text:a>
"]</text:p>
      <text:p text:style-name="P4">
标签: ['Футбол', "Прем'єр-ліга"]</text:p>
      <text:p text:style-name="P4">
类型: Article</text:p>
      <!--METADATA-->
      <text:p text:style-name="P4">
<draw:frame draw:style-name="fr1" draw:name="Image209" text:anchor-type="as-char" svg:width="6.9236in" svg:height="3.956343in" draw:z-index="0">
<draw:image xlink:href="../Images/yкринформ/2023-05-02T21-37-00-03-00/630_360_1513842861-1324.jpg" xlink:type="simple" xlink:show="embed" xlink:actuate="onLoad" draw:mime-type="image/jpeg"/>
</draw:frame>
英超球队中的乌克兰足球学校(UPL)5月3日至4日，下一个第24轮的管道将通过。</text:p>
      <text:p text:style-name="P4">
据报道，乌克林福姆报道，第一个13.00的比赛将开始比赛，塔萨卡尔路径“矿山”，“ dnipro-1”和哈尔基夫“金属主义者”之间的顿涅茨克“沙克塔尔”之间的比赛。</text:p>
      <text:p text:style-name="P4">
5月3日，星期三，利沃夫和亚历山大也将参加(14.00)，卢甘斯克“ Zorya”和Rivne“ Veres”(15.00)，敖德萨·切尔诺曼(Odessa Chernomorets)和科瓦利维斯基(Kovalivsky Kolos)(15.00).</text:p>
      <text:p text:style-name="P4">
Програму туру в четвер, 4 травня, завершать поєдинки «Інгульця» із Петрового зкриворізьким «Кривбасом» (13.00)，Kharkiv Metalist 1925与LVIV运动(13.00)，Poltava Vorskla与Dynamo Kyiv(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Shakhtar领先UPL积分榜，其中有56分(23场比赛后)，下一个-dnipro -1-41(22)，Zorya -49(23)，«dynamo»-44(23)，亚历山大-34(22)，克里夫巴斯-31(23)，Vorskla -30(23)，“巨像” -30(23)...</text:p>
      <text:p text:style-name="P4">
News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维也纳将在乌克兰维也纳电影院展示有关乌克兰俄罗斯犯罪的纪录片</text:span>
</text:h>
      <text:p text:style-name="P4">
作者: Ukrinform (Person)</text:p>
      <text:p text:style-name="P4">
出版商: Укринформ (Organization)</text:p>
      <text:p text:style-name="P4">
出版时间: 2023-05-02T21:39:00+03:00</text:p>
      <text:p text:style-name="P4">
修改时间: 2023-05-02T21:39:00+03:00</text:p>
      <text:p text:style-name="P4">
描述: Schikaneler Kino Vienna电影院将于周三在俄罗斯战争罪中特别展示乌克兰纪录片。  - 乌克林。</text:p>
      <text:p text:style-name="P4">
图片: ["<text:a xlink:type="simple" xlink:href="https://static.ukrinform.com/photos/2021_08/thumb_files/630_360_1630171870-547.jpeg" text:style-name="Internet_20_link" text:visited-style-name="Visited_20_Internet_20_Link">
630_360_16301...</text:a>
"]</text:p>
      <text:p text:style-name="P4">
标签: ['Відень', 'Кінотеатр', 'Документальне кіно', 'Війна з росією']</text:p>
      <text:p text:style-name="P4">
类型: Article</text:p>
      <!--METADATA-->
      <text:p text:style-name="P4">
<draw:frame draw:style-name="fr1" draw:name="Image210" text:anchor-type="as-char" svg:width="6.9236in" svg:height="3.956343in" draw:z-index="0">
<draw:image xlink:href="../Images/yкринформ/2023-05-02T21-39-00-03-00/630_360_1630171870-547.jpeg" xlink:type="simple" xlink:show="embed" xlink:actuate="onLoad" draw:mime-type="image/jpeg"/>
</draw:frame>
Schikaneler Kino Cinema将于周三举办有关俄罗斯战争罪的特别节目纪录片。</text:p>
      <text:p text:style-name="P4">
正如乌克林福姆报道的那样，据报道<text:a xlink:type="simple" xlink:href="https://www.iwm.at/documenting-ukraine/news/ukrainian-documentaries-at-schikaneder-kino" text:style-name="Internet_20_link" text:visited-style-name="Visited_20_Internet_20_Link">
</text:a>
奥地利科学研究所(IWM).</text:p>
      <text:p text:style-name="P4">
"3 травня о 20:15 Інститут наук про людину (IWM)和“乌克兰证明”项目(计算项目：乌克兰作证)将展示一部特别的节目纪录片<text:a xlink:type="simple" xlink:href="https://www.ukrinform.ua/tag-kino" text:style-name="Internet_20_link" text:visited-style-name="Visited_20_Internet_20_Link">
</text:a>
在Schikaneler Kino Cinema与这个人类世界 - 国际纪录片《人权电影节》合作的俄罗斯战争罪。”</text:p>
      <text:p text:style-name="P4">
观众将能够在电影院看到以下磁带：</text:p>
      <text:p text:style-name="P4">
“Chernihiv。03.03.2022”  - 在俄罗斯轰炸之后，当地人季刊说，他们是如何生存并失去了附近的。</text:p>
      <text:p text:style-name="P4">
“我一生中最糟糕的日子。浆果”  - 在一个小村庄里，俄罗斯军队被囚禁在贾比的浆果的一个学校地下室中。</text:p>
      <text:p text:style-name="P4">
“ KramatorskStation。Katya”是一个12岁女孩的故事，她在唐内茨克地区的Kramatorsk火车站的俄罗斯导弹炮击中失去了母亲。</text:p>
      <text:p text:style-name="P4">
“我的爸爸”是一部电影，讲述了三个被驱逐到俄罗斯的玛丽波尔的孩子几乎没有被俄罗斯家庭收养的逃脱。</text:p>
      <text:p text:style-name="P4">
医院医院 - 关于医院在尼古拉地区Snihurivka俄罗斯占领条件下的工作的录音带。</text:p>
      <text:p text:style-name="P4">
“失落的天堂。维克多·玛尼亚克(Victor Marunyak)”  - 被占领的村庄帕拉·兹伯里夫卡(Stara Zburiivka Nakherson)地区的负责人维克多·玛丽尼亚克(Viktor Marunyak)向俄罗斯囚禁中的酷刑讲述，此后他被迫离开。</text:p>
      <text:p text:style-name="P4">
<text:span text:style-name="T4">
另请阅读：</text:span>
 <text:a xlink:type="simple" xlink:href="https://www.ukrinform.ua/rubric-culture/3702362-film-evrodonbas-pokazut-na-najbilsomu-u-pivnicnij-americi-festivali-dokumentalnogo-kino.html" text:style-name="Internet_20_link" text:visited-style-name="Visited_20_Internet_20_Link">
<text:span text:style-name="T4">
纪录片</text:span>
</text:a>
演出结束后，将与乌克兰记者和作家，估算项目的共同创始人纳塔利亚·汉尼克(Natalia Humeniuk)进行讨论，他专门研究冲突。</text:p>
      <text:p text:style-name="P4">
正如乌克林福姆(Ukrinform)报道的那样，乌克兰导演爱丽丝·科瓦伦科(Alice Kovalenko)的电影“我们不会成为”在Crossing Europe Filmfestival Linz Vavstival节上获得了奖项。</text:p>
      <text:p text:style-name="P4">
<text:span text:style-name="T5">
foto：credo</text:span>
</text:p>
      <text:p text:style-name="P4">
News Source: <text:a xlink:type="simple" xlink:href="https://www.ukrinform.ua/rubric-culture/3703856-u-kinoteatri-vidna-pokazut-dokumentalni-filmi-pro-voenni-zlocini-rf-v-ukraini.html" text:style-name="Internet_20_link" text:visited-style-name="Visited_20_Internet_20_Link">
https://www.ukrinform.ua/rubric-culture/3703856-u-kinoteatri-vidna-pokazut-dokumentalni-filmi-pro-voenni-zlocini-rf-v-ukraini.html</text:a>
</text:p>
      <!--NEWS-->
      <text:h text:style-name="P10" text:outline-level="1">
<text:span text:style-name="T4">
根据辛菲波尔附近的入侵者，发生了爆炸 - 媒体</text:span>
</text:h>
      <text:p text:style-name="P4">
作者: Ukrinform (Person)</text:p>
      <text:p text:style-name="P4">
出版商: Укринформ (Organization)</text:p>
      <text:p text:style-name="P4">
出版时间: 2023-05-02T21:40:00+03:00</text:p>
      <text:p text:style-name="P4">
修改时间: 2023-05-02T21:40:00+03:00</text:p>
      <text:p text:style-name="P4">
描述: 在边防部队附近的边防部队的前训练基地发生了爆炸。  - 乌克林。</text:p>
      <text:p text:style-name="P4">
图片: ["<text:a xlink:type="simple" xlink:href="https://static.ukrinform.com/photos/2022_12/thumb_files/630_360_1669987737-966.jpg" text:style-name="Internet_20_link" text:visited-style-name="Visited_20_Internet_20_Link">
630_360_16699...</text:a>
", "<text:a xlink:type="simple" xlink:href="https://static.ukrinform.com/photos/2023_05/1683052682-121.jpg" text:style-name="Internet_20_link" text:visited-style-name="Visited_20_Internet_20_Link">
1683052682-12...</text:a>
", "<text:a xlink:type="simple" xlink:href="https://static.ukrinform.com/photos/2023_05/1683052682-905.jpg" text:style-name="Internet_20_link" text:visited-style-name="Visited_20_Internet_20_Link">
1683052682-90...</text:a>
"]</text:p>
      <text:p text:style-name="P4">
标签: ['Крим', 'Прикордонники', 'Вибух', 'Російські військові']</text:p>
      <text:p text:style-name="P4">
类型: Article</text:p>
      <!--METADATA-->
      <text:p text:style-name="P4">
<draw:frame draw:style-name="fr1" draw:name="Image211" text:anchor-type="as-char" svg:width="6.9236in" svg:height="3.956343in" draw:z-index="0">
<draw:image xlink:href="../Images/yкринформ/2023-05-02T21-40-00-03-00/630_360_1669987737-966.jpg" xlink:type="simple" xlink:show="embed" xlink:actuate="onLoad" draw:mime-type="image/jpeg"/>
</draw:frame>
被占领的辛菲洛尔机场附近的边防部队的周围训练基地发生了爆炸。</text:p>
      <text:p text:style-name="P4">
关于它在[]中报告(http://t.me/radiosvoboda/40221)电台自由，据报道乌克林福姆报道。</text:p>
      <text:p text:style-name="P4">
“根据已发表的照片，您可以在爆炸的地方Geolok：它是距离辛弗罗尔机场几公里的贾巴纳克·比恩(Jabanak Beam)地区的贾巴纳克·比恩(Jabanak Beam)地区的传说和训练基地，”  - 据报道。</text:p>
      <text:p text:style-name="P4">
<draw:frame draw:style-name="fr1" draw:name="Image212" text:anchor-type="as-char" svg:width="6.9236in" svg:height="7.152931in" draw:z-index="0">
<draw:image xlink:href="../Images/yкринформ/2023-05-02T21-40-00-03-00/1683052682-121.jpg" xlink:type="simple" xlink:show="embed" xlink:actuate="onLoad" draw:mime-type="image/jpeg"/>
</draw:frame>
最初，俄罗斯电报频道写了有关声音的文章<text:a xlink:type="simple" xlink:href="https://www.ukrinform.ua/tag-vibuh" text:style-name="Internet_20_link" text:visited-style-name="Visited_20_Internet_20_Link">
</text:a>
在塞瓦斯托波尔。 但是自由无线电肯定，这是关于纳夫罗洛尔郡俄罗斯边境军队的基地。</text:p>
      <text:p text:style-name="P4">
<draw:frame draw:style-name="fr1" draw:name="Image213" text:anchor-type="as-char" svg:width="6.9236in" svg:height="3.883237in" draw:z-index="0">
<draw:image xlink:href="../Images/yкринформ/2023-05-02T21-40-00-03-00/1683052682-905.jpg" xlink:type="simple" xlink:show="embed" xlink:actuate="onLoad" draw:mime-type="image/jpeg"/>
</draw:frame>
<text:span text:style-name="T4">
另请阅读：</text:span>
 <text:a xlink:type="simple" xlink:href="https://www.ukrinform.ua/rubric-ato/3702904-v-melitopoli-prolunav-vibuh-v-goteli-u-akomu-bazuvalis-okupanti-andrusenko.html" text:style-name="Internet_20_link" text:visited-style-name="Visited_20_Internet_20_Link">
<text:span text:style-name="T4">
 melitopo </text:span>
</text:a>
作为 <text:a xlink:type="simple" xlink:href="http://www.ukrinform.ua/rubric-crimea/3703652-vid-pocatku-roku-v-okupovanomu-krimu-zafiksuvali-ponad-30-vibuhiv-eksperti.html" text:style-name="Internet_20_link" text:visited-style-name="Visited_20_Internet_20_Link">
 </text:a>
，从2023年初开始，克里米亚暂时记录了不同地区的30多次爆炸。</text:p>
      <text:p text:style-name="P4">
News Source: <text:a xlink:type="simple" xlink:href="https://www.ukrinform.ua/rubric-crimea/3703859-na-bazi-zagarbnikiv-poblizu-simferopola-stavsa-vibuh-zmi.html" text:style-name="Internet_20_link" text:visited-style-name="Visited_20_Internet_20_Link">
https://www.ukrinform.ua/rubric-crimea/3703859-na-bazi-zagarbnikiv-poblizu-simferopola-stavsa-vibuh-zmi.html</text:a>
</text:p>
      <!--NEWS-->
      <text:h text:style-name="P10" text:outline-level="1">
<text:span text:style-name="T4">
BP在第一读中采用了有关广告市场改革的法案</text:span>
</text:h>
      <text:p text:style-name="P4">
作者: Ukrinform (Person)</text:p>
      <text:p text:style-name="P4">
出版商: Укринформ (Organization)</text:p>
      <text:p text:style-name="P4">
出版时间: 2023-05-02T21:53:00+03:00</text:p>
      <text:p text:style-name="P4">
修改时间: 2023-05-02T21:53:00+03:00</text:p>
      <text:p text:style-name="P4">
描述: Verkhovna Rada在第一读法案中获得了批准，该法案在乌克兰国家立法中实施了欧盟在视听广告领域的某些规定。  - 乌克林。</text:p>
      <text:p text:style-name="P4">
图片: ["<text:a xlink:type="simple" xlink:href="https://static.ukrinform.com/photos/2019_12/thumb_files/630_360_1576709528-502.jpg" text:style-name="Internet_20_link" text:visited-style-name="Visited_20_Internet_20_Link">
630_360_15767...</text:a>
"]</text:p>
      <text:p text:style-name="P4">
标签: ['Реклама', 'Ткаченко', 'Законопроєкт', 'Верховна Рада']</text:p>
      <text:p text:style-name="P4">
类型: Article</text:p>
      <!--METADATA-->
      <text:p text:style-name="P4">
<draw:frame draw:style-name="fr1" draw:name="Image214" text:anchor-type="as-char" svg:width="6.9236in" svg:height="3.956343in" draw:z-index="0">
<draw:image xlink:href="../Images/yкринформ/2023-05-02T21-53-00-03-00/630_360_1576709528-502.jpg" xlink:type="simple" xlink:show="embed" xlink:actuate="onLoad" draw:mime-type="image/jpeg"/>
</draw:frame>
Verkhovnarad在第一读法案中采用了，该法案在Visevisal广告领域中实施了欧盟收购的某些规定，成为乌克兰的民族名称。</text:p>
      <text:p text:style-name="P4">
关于这位文化和信息政策部长Oleksandr Tkachenko将通知<text:a xlink:type="simple" xlink:href="https://t.me/otkachenkokyiv/3495" text:style-name="Internet_20_link" text:visited-style-name="Visited_20_Internet_20_Link">
</text:a>
，报道乌克林福姆。</text:p>
      <text:p text:style-name="P4">
“今天，Verkhovna Rada批准了320票的宪法多数欧洲的主要融合之一<text:a xlink:type="simple" xlink:href="https://www.ukrinform.ua/tag-zakon" text:style-name="Internet_20_link" text:visited-style-name="Visited_20_Internet_20_Link">
</text:a>
第9206号，乌克兰欧盟收购广告。”部长说。</text:p>
      <text:p text:style-name="P4">
根据Tkachenko的说法，该文件是对“ Promadia”法律的补充，在整个采用后，它将弥合欧盟在乌克兰的视听服务的所有要求。</text:p>
      <text:p text:style-name="P4">
该法案特别规定了“产品plaus”的术语和法规的引入，建立了广告被认为是从属于乌克兰管辖权的标准，禁止乌克兰侵略者居民的任何广告以及禁止广告歧视和/或图像的禁令。</text:p>
      <text:p text:style-name="P4">
关键规定还允许在社交广告中展示武器，简化中断规则(除了SES和纪录片)，新闻节目和儿童计划(每30分钟不超过一次)智能音频和视听媒体的广告配额增加到20％，该广告的时间间隔从6:00到18:00，从18:00到24:00。</text:p>
      <text:p text:style-name="P4">
<text:span text:style-name="T4">
另请阅读：</text:span>
 <text:a xlink:type="simple" xlink:href="https://www.ukrinform.ua/rubric-ato/3696776-youtube-dozvolae-rozmisuvati-video-aki-reklamuut-pvk-vagner-sunday-times.html" text:style-name="Internet_20_link" text:visited-style-name="Visited_20_Internet_20_Link">
<text:span text:style-name="T4">
广告</text:span>
</text:a>
除其他事项外，广告代码范​​围内的自我调节和共同调节(规则)创建和传播广告，包括酒精饮料，以减少其对儿童的影响。</text:p>
      <text:p text:style-name="P4">
Mkip Head补充说：“我感谢国会议员在乌克兰欧洲未来之前对优势的重要法律的团结和决定性的支持。”</text:p>
      <text:p text:style-name="P4">
据报道，采用广告法是欧洲委员会的七个博士建议之一，乌克兰必须实现这一目标才能加入欧盟。</text:p>
      <text:p text:style-name="P4">
News Source: <text:a xlink:type="simple" xlink:href="https://www.ukrinform.ua/rubric-society/3703861-vr-u-persomu-citanni-uhvalila-zakonoproekt-pro-reformu-na-rinku-reklami.html" text:style-name="Internet_20_link" text:visited-style-name="Visited_20_Internet_20_Link">
https://www.ukrinform.ua/rubric-society/3703861-vr-u-persomu-citanni-uhvalila-zakonoproekt-pro-reformu-na-rinku-reklami.html</text:a>
</text:p>
      <!--NEWS-->
      <text:h text:style-name="P10" text:outline-level="1">
<text:span text:style-name="T4">
居民可以拿俄罗斯护照来保持生命 - 达尼洛夫</text:span>
</text:h>
      <text:p text:style-name="P4">
作者: Ukrinform (Person)</text:p>
      <text:p text:style-name="P4">
出版商: Укринформ (Organization)</text:p>
      <text:p text:style-name="P4">
出版时间: 2023-05-02T21:59:00+03:00</text:p>
      <text:p text:style-name="P4">
修改时间: 2023-05-02T21:59:00+03:00</text:p>
      <text:p text:style-name="P4">
描述: NSDC秘书Alexei Danilov建议临时领土的居民拿起俄罗斯护照，以避免对生命的危险。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Окупація', 'Паспорт', 'Данілов', 'Війна з росією', 'Єдині новини']</text:p>
      <text:p text:style-name="P4">
类型: Article</text:p>
      <!--METADATA-->
      <text:p text:style-name="P4">
<draw:frame draw:style-name="fr1" draw:name="Image215" text:anchor-type="as-char" svg:width="6.9236in" svg:height="3.956343in" draw:z-index="0">
<draw:image xlink:href="../Images/yкринформ/2023-05-02T21-59-00-03-00/630_360_1680783783-785.jpg" xlink:type="simple" xlink:show="embed" xlink:actuate="onLoad" draw:mime-type="image/jpeg"/>
</draw:frame>
秘书的Oleksiy Danilov建议临时捕获领土的居民，兄弟会护照，以避免对生命的危险。</text:p>
      <text:p text:style-name="P4">
Danilov报道说，这是关于唯一新闻的广播。</text:p>
      <text:p text:style-name="P4">
“对于一个人来说，最有价值的事情是她的生活。 而且，如果危险受到威胁，如果您能够谋生，那么一个人应该为自己做出艰难的决定，但在任何情况下都必须生存。”他强调。</text:p>
      <text:p text:style-name="P4">
根据NSDC秘书的说法，这不是乌克兰公民的内gui，他们发现自己在领土上，并且非常需要国家发展。</text:p>
      <text:p text:style-name="P4">
同时 <text:a xlink:type="simple" xlink:href="https://www.ukrinform.ua/tag-danilov" text:style-name="Internet_20_link" text:visited-style-name="Visited_20_Internet_20_Link">
</text:a>
他警告说，与与占领者一起工作的人有所不同，他帮助他们并表演他们的脸：“我们将能够在解放我们的领土后准确地理解 - 在某些生活环境中。”</text:p>
      <text:p text:style-name="P4">
<text:span text:style-name="T4">
另请阅读：</text:span>
 <text:a xlink:type="simple" xlink:href="https://www.ukrinform.ua/rubric-ato/3699915-rosia-rozdae-svoi-pasporti-na-okupovanih-teritoriah-sob-pokazati-vtorgnenna-ak-uspih-rozvidka-britanii.html" text:style-name="Internet_20_link" text:visited-style-name="Visited_20_Internet_20_Link">
<text:span text:style-name="T4">
护照</text:span>
</text:a>
正如乌克林福姆报道的那样，Verkhovna Rada的人权Dmitrylubinets的专员说，正在to的乌克兰人保存生命的保护<text:a xlink:type="simple" xlink:href="http://www.ukrinform.ua/rubric-society/3702838-lubinec-radit-ukraincam-na-okupovanih-teritoriah-brati-pasport-rf-zaradi-zberezenna-zitta.html" text:style-name="Internet_20_link" text:visited-style-name="Visited_20_Internet_20_Link">
</text:a>
或以任何方式离开此类领土。</text:p>
      <text:p text:style-name="P4">
反过来，Viceremier-临时占领领土的重返社会部长Irina Vereshchuk建议俄罗斯护照的居民从那里离开。</text:p>
      <text:p text:style-name="P4">
News Source: <text:a xlink:type="simple" xlink:href="https://www.ukrinform.ua/rubric-society/3703864-ziteli-tot-mozut-brati-rosijski-pasporti-abi-zberegti-sobi-zitta-danilov.html" text:style-name="Internet_20_link" text:visited-style-name="Visited_20_Internet_20_Link">
https://www.ukrinform.ua/rubric-society/3703864-ziteli-tot-mozut-brati-rosijski-pasporti-abi-zberegti-sobi-zitta-danilov.html</text:a>
</text:p>
      <!--NEWS-->
      <text:h text:style-name="P10" text:outline-level="1">
<text:span text:style-name="T4">
在布莱恩斯克地区，两天内第二次炸毁了轨道 - 货运火车从轨道上降落</text:span>
</text:h>
      <text:p text:style-name="P4">
作者: Ukrinform (Person)</text:p>
      <text:p text:style-name="P4">
出版商: Укринформ (Organization)</text:p>
      <text:p text:style-name="P4">
出版时间: 2023-05-02T22:03:00+03:00</text:p>
      <text:p text:style-name="P4">
修改时间: 2023-05-02T22:03:00+03:00</text:p>
      <text:p text:style-name="P4">
描述: 俄罗斯联邦布莱恩斯克地区的州长亚历山大·博戈马兹（Alexander Bogomaz）表示，爆炸装置在Snezhetskaya车站附近起作用，导致机车和货车。  - 乌克林。</text:p>
      <text:p text:style-name="P4">
图片: ["<text:a xlink:type="simple" xlink:href="https://static.ukrinform.com/photos/2018_05/thumb_files/630_360_1525342645-9660.jpg" text:style-name="Internet_20_link" text:visited-style-name="Visited_20_Internet_20_Link">
630_360_15253...</text:a>
"]</text:p>
      <text:p text:style-name="P4">
标签: ['Вибух', 'Залізниця', 'росія']</text:p>
      <text:p text:style-name="P4">
类型: Article</text:p>
      <!--METADATA-->
      <text:p text:style-name="P4">
<draw:frame draw:style-name="fr1" draw:name="Image216" text:anchor-type="as-char" svg:width="6.9236in" svg:height="3.956343in" draw:z-index="0">
<draw:image xlink:href="../Images/yкринформ/2023-05-02T22-03-00-03-00/630_360_1525342645-9660.jpg" xlink:type="simple" xlink:show="embed" xlink:actuate="onLoad" draw:mime-type="image/jpeg"/>
</draw:frame>
俄罗斯联邦布莱恩斯克地区的州长亚历山大·博戈马兹(Alexander Bogomaz)表示，爆炸装置在车站附近有效，导致铁路和货车。</text:p>
      <text:p text:style-name="P4">
这在[]中报道了(https://t.me/avbogomaz/2476)，报道乌克林福姆。</text:p>
      <text:p text:style-name="P4">
“在火车站的区域，Snezhetska的爆炸装置是一种未指定的爆炸装置。 没有受害者。 由于铁轨的事件降临了<text:a xlink:type="simple" xlink:href="https://www.ukrinform.ua/tag-potag" text:style-name="Internet_20_link" text:visited-style-name="Visited_20_Internet_20_Link">
</text:a>
还有几辆货车的货物仓库。 所有手术服务当场工作。” Bogomaz写道。</text:p>
      <text:p text:style-name="P4">
之后 <text:a xlink:type="simple" xlink:href="https://t.me/rbc_news/73226" text:style-name="Internet_20_link" text:visited-style-name="Visited_20_Internet_20_Link">
</text:a>
澄清了该信息 - 事故发生是Snezhetskaya-白色海岸，导致20辆轨道。 该火车站上的机芯被悬挂。 据报道，没有开放式燃烧​​，但是两个火群以及火和两辆恢复性火车被送往现场。</text:p>
      <text:p text:style-name="P4">
<text:span text:style-name="T4">
另请阅读：</text:span>
 <text:a xlink:type="simple" xlink:href="https://www.ukrinform.ua/rubric-crimea/3703859-na-bazi-zagarbnikiv-poblizu-simferopola-stavsa-vibuh-zmi.html" text:style-name="Internet_20_link" text:visited-style-name="Visited_20_Internet_20_Link">
<text:span text:style-name="T4">
爆炸</text:span>
</text:a>
正如周一报道的那样，根据爆炸后的初步数据，在干燥的干燥轨道上，在布莱恩斯克地区的轨道上，<text:a xlink:type="simple" xlink:href="https://www.ukrinform.ua/rubric-world/3703058-u-rf-zijsov-z-rejok-poizd-iz-naftoproduktami-jmovirno-cerez-pidriv-kolii.html" text:style-name="Internet_20_link" text:visited-style-name="Visited_20_Internet_20_Link">
</text:a>
。 它装有非生产和木材。 大约8辆货车被倾覆。 大火是由于大火而发生的。</text:p>
      <text:p text:style-name="P4">
News Source: <text:a xlink:type="simple" xlink:href="https://www.ukrinform.ua/rubric-world/3703863-u-branskij-oblasti-vdruge-za-dvi-dobi-pidirvali-zaliznicni-kolii-z-rejok-zijsov-vantaznij-potag.html" text:style-name="Internet_20_link" text:visited-style-name="Visited_20_Internet_20_Link">
https://www.ukrinform.ua/rubric-world/3703863-u-branskij-oblasti-vdruge-za-dvi-dobi-pidirvali-zaliznicni-kolii-z-rejok-zijsov-vantaznij-potag.html</text:a>
</text:p>
      <!--NEWS-->
      <text:h text:style-name="P10" text:outline-level="1">
<text:span text:style-name="T4">
网络空间以及战场上的俄罗斯联邦试图攻击平民基础设施 - 国家安全服务</text:span>
</text:h>
      <text:p text:style-name="P4">
作者: Ukrinform (Person)</text:p>
      <text:p text:style-name="P4">
出版商: Укринформ (Organization)</text:p>
      <text:p text:style-name="P4">
出版时间: 2023-05-02T22:10:00+03:00</text:p>
      <text:p text:style-name="P4">
修改时间: 2023-05-02T22:10:00+03:00</text:p>
      <text:p text:style-name="P4">
描述: 乌克兰证书的政府响应团队-UA监视了80多个黑客团体的活动，其中大多数是俄罗斯联邦的团体，而90％的成员是俄罗斯军队。  - 乌克林。</text:p>
      <text:p text:style-name="P4">
图片: ["<text:a xlink:type="simple" xlink:href="https://static.ukrinform.com/photos/2022_09/thumb_files/630_360_1662202935-829.jpg" text:style-name="Internet_20_link" text:visited-style-name="Visited_20_Internet_20_Link">
630_360_16622...</text:a>
"]</text:p>
      <text:p text:style-name="P4">
标签: ['Інфраструктура', 'Кібератака', 'Хакери', 'Війна з росією']</text:p>
      <text:p text:style-name="P4">
类型: Article</text:p>
      <!--METADATA-->
      <text:p text:style-name="P4">
<draw:frame draw:style-name="fr1" draw:name="Image217" text:anchor-type="as-char" svg:width="6.9236in" svg:height="3.956343in" draw:z-index="0">
<draw:image xlink:href="../Images/yкринформ/2023-05-02T22-10-00-03-00/630_360_1662202935-829.jpg" xlink:type="simple" xlink:show="embed" xlink:actuate="onLoad" draw:mime-type="image/jpeg"/>
</draw:frame>
政府对乌克兰证书 - 乌瓦克克(Uavacece)活动的计算机紧急情况的指挥官超过80个黑客团体，其中大多数是俄罗斯联邦的乌格鲁(Ugrue)，其成员中有90％是俄罗斯人。</text:p>
      <text:p text:style-name="P4">
乌克林福姆报道，国家秘书处发言人弗拉基米尔·康德拉沙夫(Vladimir Kondrashov)在Eviritelvagraphon“统一新闻”中说。</text:p>
      <text:p text:style-name="P4">
“攻击从何而来？ CERT-UA的政府响应小组紧急紧急紧急紧急紧急紧急情况，该紧急紧急紧急紧急情况通过防止，检测和反应[]来手动防止<text:a xlink:type="simple" xlink:href="https://www.ukrinform.ua/tag-kiberataka" text:style-name="Internet_20_link" text:visited-style-name="Visited_20_Internet_20_Link">
</text:a>
，网络含量，监控80多个组的活动，其中大多数是俄罗斯联邦的黑客 - 邦，而这类黑客团体中有90％是俄罗斯军队。 也就是说，我们看到网络空间中的俄罗斯与传统战场上的策略相同，也就是说，是攻击平民基础设施的策略。”他说。</text:p>
      <text:p text:style-name="P4">
昆德拉舍夫指出，在今年的头四个月中，只有手工制作的团队证书被反映并处理了700个网络林德，其中三分之一是对当局的攻击。 是的，他指出，有151次袭击和网络犯，其中54次是当局。 这是对安全和国防部队的攻击的2.5倍。</text:p>
      <text:p text:style-name="P4">
国家安全局还告知4月会自动感受到2400万个网络攻击，其中2300万扫描。</text:p>
      <text:p text:style-name="P4">
康德拉沙夫强调，尽管特定部门的攻击数量有所减少，但这些攻击及其强度的系统，复杂性仍然很高，主要目标是民事基础设施，商业机构，当局和每个公民。</text:p>
      <text:p text:style-name="P4">
他还强调，在大多数情况下，他们的战略目标没有达到。</text:p>
      <text:p text:style-name="P4">
国家安全局说：“我们的系统正在运行的一个例子，是我们稳定的一个例子和反对敌人的能力。”</text:p>
      <text:p text:style-name="P4">
<text:span text:style-name="T4">
另请阅读：</text:span>
 <text:a xlink:type="simple" xlink:href="https://www.ukrinform.ua/rubric-technology/3702479-derzspeczvazku-poperedzae-pro-kiberataku-fejkovimi-onovlennami-operacijnoi-sistemi.html" text:style-name="Internet_20_link" text:visited-style-name="Visited_20_Internet_20_Link">
</text:a>
同时，康德拉沙夫(Kondrashov)补充说，乌克兰的可持续性得到了国际伙伴关系的确保。如报道<text:a xlink:type="simple" xlink:href="https://www.ukrinform.ua/rubric-technology/3691554-kabmin-zatverdiv-poradok-reaguvanna-na-kiberincidenti-ta-kiberataki.html" text:style-name="Internet_20_link" text:visited-style-name="Visited_20_Internet_20_Link">
</text:a>
，部长的内阁批准了对网络收入和网络攻击的响应顺序。</text:p>
      <text:p text:style-name="P4">
News Source: <text:a xlink:type="simple" xlink:href="https://www.ukrinform.ua/rubric-technology/3703865-rf-u-kiberprostori-ak-i-na-poli-bou-namagaetsa-atakuvati-civilnu-infrastrukturu-derzspeczvazku.html" text:style-name="Internet_20_link" text:visited-style-name="Visited_20_Internet_20_Link">
https://www.ukrinform.ua/rubric-technology/3703865-rf-u-kiberprostori-ak-i-na-poli-bou-namagaetsa-atakuvati-civilnu-infrastrukturu-derzspeczvazku.html</text:a>
</text:p>
      <!--NEWS-->
      <text:h text:style-name="P10" text:outline-level="1">
<text:span text:style-name="T4">
欧洲委员会明天将提出生产乌克兰弹药的法案</text:span>
</text:h>
      <text:p text:style-name="P4">
作者: Ukrinform (Person)</text:p>
      <text:p text:style-name="P4">
出版商: Укринформ (Organization)</text:p>
      <text:p text:style-name="P4">
出版时间: 2023-05-02T22:14:00+03:00</text:p>
      <text:p text:style-name="P4">
修改时间: 2023-05-02T22:14:00+03:00</text:p>
      <text:p text:style-name="P4">
描述: 欧洲委员会打算明天批准一份旨在加速炮兵弹药生产的文件，以快速回应乌克兰的需求并填补欧盟国家的武器库。  - 乌克林。</text:p>
      <text:p text:style-name="P4">
图片: ["<text:a xlink:type="simple" xlink:href="https://static.ukrinform.com/photos/2023_04/thumb_files/630_360_1682729651-392.jpg" text:style-name="Internet_20_link" text:visited-style-name="Visited_20_Internet_20_Link">
630_360_16827...</text:a>
"]</text:p>
      <text:p text:style-name="P4">
标签: ['Єврокомісія', 'Боєприпаси', 'Фон дер Ляєн', 'Війна з росією']</text:p>
      <text:p text:style-name="P4">
类型: Article</text:p>
      <!--METADATA-->
      <text:p text:style-name="P4">
<draw:frame draw:style-name="fr1" draw:name="Image218" text:anchor-type="as-char" svg:width="6.9236in" svg:height="3.949857in" draw:z-index="0">
<draw:image xlink:href="../Images/yкринформ/2023-05-02T22-14-00-03-00/630_360_1682729651-392.jpg" xlink:type="simple" xlink:show="embed" xlink:actuate="onLoad" draw:mime-type="image/jpeg"/>
</draw:frame>
欧盟委员会打算明天采用一份文件，以加速炮兵弹药的生产，以快速回应乌克兰的需求并填补欧盟国家的武器库。</text:p>
      <text:p text:style-name="P4">
正如乌克林福姆报道的那样，关于<text:a xlink:type="simple" xlink:href="http://twitter.com/vonderleyen/status/1653435924875825155" text:style-name="Internet_20_link" text:visited-style-name="Visited_20_Internet_20_Link">
</text:a>
Ursula der Lyen报道了欧洲委员会主席。</text:p>
      <text:p text:style-name="P4">
“我很高兴与布拉格捷克共和国帕维尔的总统会面。 感谢捷克共和国对乌克兰的稳定支持。 我们紧急增加了弹药的生产，顺序和交付。 这就是为什么欧盟委员会将提出该法案以支持弹药生产的原因。” EC负责人写道。</text:p>
      <text:p text:style-name="Quotations">

<text:p text:style-name="P4">
很高兴与[&gt;
]见面(https://twitter.com/prezidentpavel?ref_src=twsrc%5Etfw)在布拉格。 &gt;
&gt;
我感谢他对乌克兰的坚定支持。 &gt;
&gt;
我们需要紧急加强生产，采购，交付&gt;
弹药。 &gt;
&gt;
这就是为什么<text:a xlink:type="simple" xlink:href="https://twitter.com/EU_Commission" text:style-name="Internet_20_link" text:visited-style-name="Visited_20_Internet_20_Link">
</text:a>
&gt;
明天将介绍该法案以支持弹药生产。 <text:a xlink:type="simple" xlink:href="https://t.co/irJzLKIIog" text:style-name="Internet_20_link" text:visited-style-name="Visited_20_Internet_20_Link">
&gt;
</text:a>
&gt;
&gt;
  -  Ursula von der Leyen(@vonderleyen) <text:a xlink:type="simple" xlink:href="https://twitter.com/vonderleyen/status/1653435924875825155" text:style-name="Internet_20_link" text:visited-style-name="Visited_20_Internet_20_Link">
&gt;
 </text:a>
据报道，欧盟国家同意提供一项政治决定，全年为乌克兰百万富翁提供支持，以支持我国自卫反对俄罗斯侵略的能力。</text:p>

</text:p>
      <text:p text:style-name="P4">
<text:span text:style-name="T4">
另请阅读：</text:span>
 <text:a xlink:type="simple" xlink:href="https://www.ukrinform.ua/rubric-ato/3703387-u-serpni-ukraina-pocne-otrimuvati-boepripasi-do-ustanovok-gepard-solc.html" text:style-name="Internet_20_link" text:visited-style-name="Visited_20_Internet_20_Link">
<text:span text:style-name="T4">
弹药</text:span>
</text:a>
这样的决定的实施涉及三种方式的组合。</text:p>
      <text:p text:style-name="P4">
首先是分配10亿欧元以赔偿国家<text:a xlink:type="simple" xlink:href="https://www.ukrinform.ua/tag-evrosouz" text:style-name="Internet_20_link" text:visited-style-name="Visited_20_Internet_20_Link">
</text:a>
Zarmy仓库已经可用的弹药的供应。 第二个是将另外10亿欧元用于联合意愿弹药，该弹药将用于补充乌克兰成员的武器库，并继续为乌克兰提供供应。 第三种方式为欧洲国防工业的能力提高了有望提高，以应对欧盟及其国家在俄罗斯对乌克兰的激进战争而在欧盟及其国家之前出现的安全和国防挑战。</text:p>
      <text:p text:style-name="P4">
News Source: <text:a xlink:type="simple" xlink:href="https://www.ukrinform.ua/rubric-ato/3703867-evrokomisia-zavtra-predstavit-akt-z-pidtrimki-virobnictva-boepripasiv-dla-ukraini.html" text:style-name="Internet_20_link" text:visited-style-name="Visited_20_Internet_20_Link">
https://www.ukrinform.ua/rubric-ato/3703867-evrokomisia-zavtra-predstavit-akt-z-pidtrimki-virobnictva-boepripasiv-dla-ukraini.html</text:a>
</text:p>
      <!--NEWS-->
      <text:h text:style-name="P10" text:outline-level="1">
<text:span text:style-name="T4">
摩尔多瓦的表情被指控犯有机场特许权</text:span>
</text:h>
      <text:p text:style-name="P4">
作者: Ukrinform (Person)</text:p>
      <text:p text:style-name="P4">
出版商: Укринформ (Organization)</text:p>
      <text:p text:style-name="P4">
出版时间: 2023-05-02T22:18:00+03:00</text:p>
      <text:p text:style-name="P4">
修改时间: 2023-05-02T22:18:00+03:00</text:p>
      <text:p text:style-name="P4">
描述: 摩尔多瓦·尤里·莱恩克（Moldova Yuri Lyanke）的前总理被指控通过特许经营权滥用权力，该特许权将对该国的主要机场的控制权转移到了移民的商人。  - 乌克林。</text:p>
      <text:p text:style-name="P4">
图片: ["<text:a xlink:type="simple" xlink:href="https://static.ukrinform.com/photos/2023_05/thumb_files/630_360_1683055078-567.jpg" text:style-name="Internet_20_link" text:visited-style-name="Visited_20_Internet_20_Link">
630_360_16830...</text:a>
"]</text:p>
      <text:p text:style-name="P4">
标签: ['Аеропорт', 'Молдова', "Прем'єр", 'Концесія']</text:p>
      <text:p text:style-name="P4">
类型: Article</text:p>
      <!--METADATA-->
      <text:p text:style-name="P4">
<draw:frame draw:style-name="fr1" draw:name="Image219" text:anchor-type="as-char" svg:width="6.9236in" svg:height="3.956343in" draw:z-index="0">
<draw:image xlink:href="../Images/yкринформ/2023-05-02T22-18-00-03-00/630_360_1683055078-567.jpg" xlink:type="simple" xlink:show="embed" xlink:actuate="onLoad" draw:mime-type="image/jpeg"/>
</draw:frame>
前摩尔多瓦·尤里·莱恩克(Moldova Yuri Lyanke)的前前司机被控滥用权力，该权力已传达了该国主要机场商人的控制权。</text:p>
      <text:p text:style-name="P4">
正如乌克林福姆报道的那样，它报告了<text:a xlink:type="simple" xlink:href="https://www.reuters.com/world/europe/moldovan-ex-prime-minister-charged-over-airport-concession-2023-05-02/" text:style-name="Internet_20_link" text:visited-style-name="Visited_20_Internet_20_Link">
</text:a>
。</text:p>
      <text:p text:style-name="P4">
反腐败检察官办公室的负责人Veronica Dagalin <text:a xlink:type="simple" xlink:href="https://www.ukrinform.ua/tag-moldova" text:style-name="Internet_20_link" text:visited-style-name="Visited_20_Internet_20_Link">
</text:a>
，她说，前经济部长和其他六名前官员也提出了类似的刑事案件，她说，该案件被转移到法院。</text:p>
      <text:p text:style-name="P4">
她在奇西诺摩尔多瓦首都新闻发布会上说：“所有被告都不认识自己有罪。”</text:p>
      <text:p text:style-name="P4">
As it was reported, the 2013 concession was controlled by the Kishinovsky International Airport for a 49-year-old term of a company related to Ibiznesman's politician Ilan Shorom, who fled Moldova in 2019 after the election of the Sandu President.</text:p>
      <text:p text:style-name="P4">
<text:span text:style-name="T4">
另请阅读：</text:span>
 <text:a xlink:type="simple" xlink:href="https://www.ukrinform.ua/rubric-world/3703021-u-moldovi-zatrimali-vicegolovu-prorosijskoi-partii-sor-tauber.html" text:style-name="Internet_20_link" text:visited-style-name="Visited_20_Internet_20_Link">
</text:a>
去年11月，上诉法院裁定该管制应返回州。</text:p>
      <text:p text:style-name="P4">
News Source: <text:a xlink:type="simple" xlink:href="https://www.ukrinform.ua/rubric-world/3703868-ekspremeru-moldovi-visunuli-zvinuvacenna-cerez-koncesiu-aeroportu.html" text:style-name="Internet_20_link" text:visited-style-name="Visited_20_Internet_20_Link">
https://www.ukrinform.ua/rubric-world/3703868-ekspremeru-moldovi-visunuli-zvinuvacenna-cerez-koncesiu-aeroportu.html</text:a>
</text:p>
      <!--NEWS-->
      <text:h text:style-name="P10" text:outline-level="1">
<text:span text:style-name="T4">
敌人向苏米地区和切尔尼希夫地区的另外四个定居点开了炮兵和迫击炮。</text:span>
</text:h>
      <text:p text:style-name="P4">
作者: Ukrinform (Person)</text:p>
      <text:p text:style-name="P4">
出版商: Укринформ (Organization)</text:p>
      <text:p text:style-name="P4">
出版时间: 2023-05-02T22:23:00+03:00</text:p>
      <text:p text:style-name="P4">
修改时间: 2023-05-02T22:23:00+03:00</text:p>
      <text:p text:style-name="P4">
描述: 下午，俄罗斯军队于5月2日向炮兵和迫击炮射击，切尔尼希夫和苏米地区的四个定居点总共进行了40多次命中。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220" text:anchor-type="as-char" svg:width="6.9236in" svg:height="3.956343in" draw:z-index="0">
<draw:image xlink:href="../Images/yкринформ/2023-05-02T22-23-00-03-00/630_360_1667124180-530.jpg" xlink:type="simple" xlink:show="embed" xlink:actuate="onLoad" draw:mime-type="image/jpeg"/>
</draw:frame>
下午，卢斯基卡(Ruskivska)于5月2日从5月2日起，从切尼夫(Chernihiv)和苏米(Sumy)地区的炮兵和迫击炮定居点开除，总共进行了40次命中。</text:p>
      <text:p text:style-name="P4">
根据乌克林福姆的说法，[<text:a xlink:type="simple" xlink:href="https://t.me/ok_pivnich1/2248" text:style-name="Internet_20_link" text:visited-style-name="Visited_20_Internet_20_Link">
</text:a>
。</text:p>
      <text:p text:style-name="P4">
特别是，从15:25到15:45八<text:a xlink:type="simple" xlink:href="https://www.ukrinform.ua/tag-obstril" text:style-name="Internet_20_link" text:visited-style-name="Visited_20_Internet_20_Link">
</text:a>
，可能是从Zalivniy Chernyhiv地区的弹簧大炮。</text:p>
      <text:p text:style-name="P4">
从16:50到17:10在同一定居点的地区，有超过八分之八，可能带有相同的武器。 敌对的炮击陷入了农场建筑和一间住宅。</text:p>
      <text:p text:style-name="P4">
根据命令，房屋被大火摧毁。 受害者的信息来了。</text:p>
      <text:p text:style-name="P4">
从15:05到16:05在Znob-Trubchevsk Sumy地区的地区，这是16次命中的入侵者，也许也来自枪管炮兵。</text:p>
      <text:p text:style-name="P4">
<text:span text:style-name="T4">
另请阅读：</text:span>
 <text:a xlink:type="simple" xlink:href="https://www.ukrinform.ua/rubric-ato/3703614-zagarbniki-vdarili-z-artilerii-po-prikordonnomu-mistu-na-sumsini.html" text:style-name="Internet_20_link" text:visited-style-name="Visited_20_Internet_20_Link">
<text:span text:style-name="T4">
 sumshchyn </text:span>
</text:a>
从20:35到20:40，该地区的两次命中率可能是相同的武器，从20:05到20：35-7击中，可能是Shalyigin地区的Mortar120 mm口径。</text:p>
      <text:p text:style-name="P4">
没有关于当地群体损失或对平民基础设施损失的信息。</text:p>
      <text:p text:style-name="P4">
如报道<text:a xlink:type="simple" xlink:href="https://www.ukrinform.ua/rubric-ato/3703437-rosijska-armia-vnoci-ta-zranku-obstriluvala-prikordonna-cernigivsini-j-sumsini.html" text:style-name="Internet_20_link" text:visited-style-name="Visited_20_Internet_20_Link">
</text:a>
，5月2日，俄罗斯军队袭击了Semenivka，Mountain，Krasny Khutir，Buda-Vorobiivskaya，Mykolaivka，建筑和Sumy地区的定居点。</text:p>
      <text:p text:style-name="P4">
News Source: <text:a xlink:type="simple" xlink:href="https://www.ukrinform.ua/rubric-ato/3703869-vorog-obstrilav-z-artilerii-ta-minometiv-se-cotiri-naseleni-punkti-sumsini-i-cernigivsini.html" text:style-name="Internet_20_link" text:visited-style-name="Visited_20_Internet_20_Link">
https://www.ukrinform.ua/rubric-ato/3703869-vorog-obstrilav-z-artilerii-ta-minometiv-se-cotiri-naseleni-punkti-sumsini-i-cernigivsini.html</text:a>
</text:p>
      <!--NEWS-->
      <text:h text:style-name="P10" text:outline-level="1">
<text:span text:style-name="T4">
西甲：巴塞罗那最少击败奥萨森</text:span>
</text:h>
      <text:p text:style-name="P4">
作者: Ukrinform (Person)</text:p>
      <text:p text:style-name="P4">
出版商: Укринформ (Organization)</text:p>
      <text:p text:style-name="P4">
出版时间: 2023-05-02T22:32:28+03:00</text:p>
      <text:p text:style-name="P4">
修改时间: 2023-05-02T22:32:28+03:00</text:p>
      <text:p text:style-name="P4">
描述: 巴塞罗那球员在西班牙冠军的精英赛第33轮中击败了奥萨苏尼。  - 乌克林。</text:p>
      <text:p text:style-name="P4">
图片: ["<text:a xlink:type="simple" xlink:href="https://static.ukrinform.com/photos/2023_05/thumb_files/630_360_1683055842-158.jpg" text:style-name="Internet_20_link" text:visited-style-name="Visited_20_Internet_20_Link">
630_360_16830...</text:a>
"]</text:p>
      <text:p text:style-name="P4">
标签: ['Барселона', 'Футбол']</text:p>
      <text:p text:style-name="P4">
类型: Article</text:p>
      <!--METADATA-->
      <text:p text:style-name="P4">
<draw:frame draw:style-name="fr1" draw:name="Image221" text:anchor-type="as-char" svg:width="6.9236in" svg:height="3.956343in" draw:z-index="0">
<draw:image xlink:href="../Images/yкринформ/2023-05-02T22-32-28-03-00/630_360_1683055842-158.jpg" xlink:type="simple" xlink:show="embed" xlink:actuate="onLoad" draw:mime-type="image/jpeg"/>
</draw:frame>
巴塞罗那球员在西班牙精英分区体系的第33轮中击败了奥萨苏尼。</text:p>
      <text:p text:style-name="P4">
据报道，在巴塞罗那诺坎普营地的战斗以1：0的成绩结束，以1：0的成绩结束。</text:p>
      <text:p text:style-name="P4">
加泰罗尼亚人的成功被带到了科霍迪·阿尔巴(Khordi Alba)的后卫，后者在第85分钟得到了法国德正的协助。</text:p>
      <text:p text:style-name="P4">
在第27分钟，霍格·埃兰多(Horge Errando)被撤职后，客人留在少数派中(延迟对手).</text:p>
      <text:p text:style-name="P4">
<text:span text:style-name="T4">
Читайте також:</text:span>
 <text:a xlink:type="simple" xlink:href="https://www.ukrinform.ua/rubric-sports/3703377-asist-cigankova-dopomig-zironi-obigrati-sevilu-v-matci-la-ligi.html" text:style-name="Internet_20_link" text:visited-style-name="Visited_20_Internet_20_Link">
 </text:a>
巴塞罗那得到82分，并继续在拉利加的积分榜上领先。 第二个是“真实的”(68). «Вершкові» сьогодні на Reale Arena у Сан-Себастьяні зустрічаються з місцевим «Реал Сосьєдадом» (58)Primera的位置是什么。 第三位由马德里竞技队保留(66)卡迪斯明天将与谁反对。</text:p>
      <text:p text:style-name="P4">
照片：法新社。</text:p>
      <text:p text:style-name="P4">
News Source: <text:a xlink:type="simple" xlink:href="https://www.ukrinform.ua/rubric-sports/3703871-la-liga-barselona-u-bilsosti-minimalno-obigrala-osasunu.html" text:style-name="Internet_20_link" text:visited-style-name="Visited_20_Internet_20_Link">
https://www.ukrinform.ua/rubric-sports/3703871-la-liga-barselona-u-bilsosti-minimalno-obigrala-osasunu.html</text:a>
</text:p>
      <!--NEWS-->
      <text:h text:style-name="P10" text:outline-level="1">
<text:span text:style-name="T4">
白宫：我们很高兴听到演讲者麦卡锡的话来支持乌克兰</text:span>
</text:h>
      <text:p text:style-name="P4">
作者: Ukrinform (Person)</text:p>
      <text:p text:style-name="P4">
出版商: Укринформ (Organization)</text:p>
      <text:p text:style-name="P4">
出版时间: 2023-05-02T22:35:00+03:00</text:p>
      <text:p text:style-name="P4">
修改时间: 2023-05-02T22:35:00+03:00</text:p>
      <text:p text:style-name="P4">
描述: 贝登政府欢迎共和党众议院凯文·麦卡锡（Kevin McCarthy）的议长，他需要对乌克兰进行更多的大规模支持。  - 乌克林。</text:p>
      <text:p text:style-name="P4">
图片: ["<text:a xlink:type="simple" xlink:href="https://static.ukrinform.com/photos/2023_05/thumb_files/630_360_1683037313-390.jpg" text:style-name="Internet_20_link" text:visited-style-name="Visited_20_Internet_20_Link">
630_360_16830...</text:a>
"]</text:p>
      <text:p text:style-name="P4">
标签: ['Конгрес США', 'Білий дім', 'Війна з росією']</text:p>
      <text:p text:style-name="P4">
类型: Article</text:p>
      <!--METADATA-->
      <text:p text:style-name="P4">
<draw:frame draw:style-name="fr1" draw:name="Image222" text:anchor-type="as-char" svg:width="6.9236in" svg:height="3.956343in" draw:z-index="0">
<draw:image xlink:href="../Images/yкринформ/2023-05-02T22-35-00-03-00/630_360_1683037313-390.jpg" xlink:type="simple" xlink:show="embed" xlink:actuate="onLoad" draw:mime-type="image/jpeg"/>
</draw:frame>
贝登政府欢迎共和党人梅克温·麦卡锡(Mekewin McCarthy)的议长，他需要对乌克兰进行更多的大规模支持。</text:p>
      <text:p text:style-name="P4">
因此，乌克利福通讯员报告说，国会下议院的发言人是国会下议院的讲话。</text:p>
      <text:p text:style-name="P4">
“我们很高兴听到发言人麦卡锡同意继续乌克兰的支持至关重要。 很高兴听到他拒绝了由俄罗斯州媒体分发的宣传，”她说。</text:p>
      <text:p text:style-name="P4">
白宫代表提醒，最后一年贝登总统联合了世界，以支持反对俄罗斯侵略的乌克兰。 和广泛的两党支持<text:a xlink:type="simple" xlink:href="https://www.ukrinform.ua/tag-kongres-ssa" text:style-name="Internet_20_link" text:visited-style-name="Visited_20_Internet_20_Link">
</text:a>
，这是至关重要的。</text:p>
      <text:p text:style-name="P4">
让·普里尔(Jean Prier)强调说：“重要的是，这一点必须继续下去，我们绝对很高兴从麦卡锡的春天听到这一点。”</text:p>
      <text:p text:style-name="P4">
<text:span text:style-name="T4">
另请阅读：</text:span>
 <text:a xlink:type="simple" xlink:href="https://www.ukrinform.ua/rubric-ato/3703379-bilij-dim-anonsuvav-novij-paket-vijskovoi-dopomogi-ukraini.html" text:style-name="Internet_20_link" text:visited-style-name="Visited_20_Internet_20_Link">
<text:span text:style-name="T4">
白色</text:span>
 <text:span text:style-name="T4">
 </text:span>
 home **</text:a>
正如乌克林福姆报道的那样，前一天，在访问以色列的前一天，美国的发言人拯救了共和党人凯文·麦卡锡(Kevin McCarthy)，以回应俄罗斯新闻记者一词<text:a xlink:type="simple" xlink:href="http://www.ukrinform.ua/rubric-polytics/3703722-spiker-palati-predstavnikiv-ssa-zaklikav-rosiu-piti-z-ukraini.html" text:style-name="Internet_20_link" text:visited-style-name="Visited_20_Internet_20_Link">
</text:a>
麦卡锡还谴责莫斯科“谋杀(乌克兰 - 编辑。)儿童»Tadystani来自共和党的一些成员，他们在美国向乌克兰提供进一步的援助。</text:p>
      <text:p text:style-name="P4">
_foto：汤姆·威廉姆斯/CQ-Rall Call，Inc，通过Getty Images _</text:p>
      <text:p text:style-name="P4">
News Source: <text:a xlink:type="simple" xlink:href="https://www.ukrinform.ua/rubric-polytics/3703872-bilij-dim-mi-radi-pocuti-vid-spikera-makkarti-slova-na-pidtrimku-ukraini.html" text:style-name="Internet_20_link" text:visited-style-name="Visited_20_Internet_20_Link">
https://www.ukrinform.ua/rubric-polytics/3703872-bilij-dim-mi-radi-pocuti-vid-spikera-makkarti-slova-na-pidtrimku-ukraini.html</text:a>
</text:p>
      <!--NEWS-->
      <text:h text:style-name="P10" text:outline-level="1">
<text:span text:style-name="T4">
俄罗斯军队在赫尔森地区开了两个定居点，死亡和受伤</text:span>
</text:h>
      <text:p text:style-name="P4">
作者: Ukrinform (Person)</text:p>
      <text:p text:style-name="P4">
出版商: Укринформ (Organization)</text:p>
      <text:p text:style-name="P4">
出版时间: 2023-05-02T22:43:00+03:00</text:p>
      <text:p text:style-name="P4">
修改时间: 2023-05-02T22:43:00+03:00</text:p>
      <text:p text:style-name="P4">
描述: 5月2日晚上，俄罗斯入侵者袭击了哥萨克和​​德尼普罗夫斯克·赫森地区的村庄。  - 乌克林。</text:p>
      <text:p text:style-name="P4">
图片: ["<text:a xlink:type="simple" xlink:href="https://static.ukrinform.com/photos/2023_04/thumb_files/630_360_1680878030-989.jpg" text:style-name="Internet_20_link" text:visited-style-name="Visited_20_Internet_20_Link">
630_360_16808...</text:a>
"]</text:p>
      <text:p text:style-name="P4">
标签: ['Херсонщина', 'Обстріл', 'Поранені', 'Загибель', 'Війна з росією']</text:p>
      <text:p text:style-name="P4">
类型: Article</text:p>
      <!--METADATA-->
      <text:p text:style-name="P4">
<draw:frame draw:style-name="fr1" draw:name="Image223" text:anchor-type="as-char" svg:width="6.9236in" svg:height="3.956343in" draw:z-index="0">
<draw:image xlink:href="../Images/yкринформ/2023-05-02T22-43-00-03-00/630_360_1680878030-989.jpg" xlink:type="simple" xlink:show="embed" xlink:actuate="onLoad" draw:mime-type="image/jpeg"/>
</draw:frame>
5月2日晚上，俄罗斯夜晚在5月2日的哥萨克和德尼普罗夫斯科埃奇森地区袭击。</text:p>
      <text:p text:style-name="P4">
乌克林福姆(Ukrinform(http://t.me/khersonskaODA/5531)。</text:p>
      <text:p text:style-name="P4">
根据OVA的说法，一名66岁的男子因敌对的外壳而在Kozatkoye Novokakhovsky社区的村庄被杀。</text:p>
      <text:p text:style-name="P4">
由于俄罗斯炮兵在Dniep​​er Belozersk <text:a xlink:type="simple" xlink:href="https://www.ukrinform.ua/tag-tergromada" text:style-name="Internet_20_link" text:visited-style-name="Visited_20_Internet_20_Link">
</text:a>
一名78岁的妇女受伤。后果在严重的情况下住院。</text:p>
      <text:p text:style-name="P4">
正如乌克林福姆报道的那样，5月2日晚上，俄罗斯的赫尔森地区<text:a xlink:type="simple" xlink:href="http://www.ukrinform.ua/rubric-ato/3703773-rosiani-obstrilali-selo-na-hersonsini-poranenij-pidlitok.html" text:style-name="Internet_20_link" text:visited-style-name="Visited_20_Internet_20_Link">
</text:a>
Beryslav社区，伤害了这名少年。</text:p>
      <text:p text:style-name="P4">
较早的入侵者<text:a xlink:type="simple" xlink:href="http://www.ukrinform.ua/rubric-ato/3703627-na-hersonsini-kilkist-zagiblih-cerez-vorozij-obstril-zrosla-do-troh-ludej.html" text:style-name="Internet_20_link" text:visited-style-name="Visited_20_Internet_20_Link">
</text:a>
遭受敌意的袭击，该地区的三名居民被杀，又暴露了五人。</text:p>
      <text:p text:style-name="P4">
News Source: <text:a xlink:type="simple" xlink:href="https://www.ukrinform.ua/rubric-ato/3703873-vijska-rf-obstrilali-dva-selisa-na-hersonsini-e-zagiblij-i-poranena.html" text:style-name="Internet_20_link" text:visited-style-name="Visited_20_Internet_20_Link">
https://www.ukrinform.ua/rubric-ato/3703873-vijska-rf-obstrilali-dva-selisa-na-hersonsini-e-zagiblij-i-poranena.html</text:a>
</text:p>
      <!--NEWS-->
      <text:h text:style-name="P10" text:outline-level="1">
<text:span text:style-name="T4">
五角大楼证实他将继续协助乌克兰</text:span>
</text:h>
      <text:p text:style-name="P4">
作者: Ukrinform (Person)</text:p>
      <text:p text:style-name="P4">
出版商: Укринформ (Organization)</text:p>
      <text:p text:style-name="P4">
出版时间: 2023-05-02T23:01:00+03:00</text:p>
      <text:p text:style-name="P4">
修改时间: 2023-05-02T23:01:00+03:00</text:p>
      <text:p text:style-name="P4">
描述: 美国打算将新的军事援助分配给乌克兰，并不断与我国的领导人联系，以确定武装部队最相关的需求。  - 乌克林。</text:p>
      <text:p text:style-name="P4">
图片: ["<text:a xlink:type="simple" xlink:href="https://static.ukrinform.com/photos/2016_07/thumb_files/630_360_1467320804-6747.jpg" text:style-name="Internet_20_link" text:visited-style-name="Visited_20_Internet_20_Link">
630_360_14673...</text:a>
"]</text:p>
      <text:p text:style-name="P4">
标签: ['Пентагон', 'США', 'Зброя', 'допомога', 'Війна з росією']</text:p>
      <text:p text:style-name="P4">
类型: Article</text:p>
      <!--METADATA-->
      <text:p text:style-name="P4">
<draw:frame draw:style-name="fr1" draw:name="Image224" text:anchor-type="as-char" svg:width="6.9236in" svg:height="3.956343in" draw:z-index="0">
<draw:image xlink:href="../Images/yкринформ/2023-05-02T23-01-00-03-00/630_360_1467320804-6747.jpg" xlink:type="simple" xlink:show="embed" xlink:actuate="onLoad" draw:mime-type="image/jpeg"/>
</draw:frame>
这些联系旨在将新的军事援助分配给乌克兰，并干扰与我国的领导人不断接触，以确定武装部队最相关的需求。</text:p>
      <text:p text:style-name="P4">
乌克林福姆通讯员据报道，五角大楼发言人帕特里克·赖德将军在一份简报中指出，这是在此简报上所说的。</text:p>
      <text:p text:style-name="P4">
美国国防机构对乌克兰武装部队的准备措施回答：“我们将继续在安全领域支持乌克兰的安全领域。”</text:p>
      <text:p text:style-name="P4">
莱德指出，他不会在过程的细节上，但没有指定何时宣布下一批。 但是，将军指出<text:a xlink:type="simple" xlink:href="https://www.ukrinform.ua/tag-ssa" text:style-name="Internet_20_link" text:visited-style-name="Visited_20_Internet_20_Link">
</text:a>
从一开始，他们与乌克兰领导人以及盟友和合作伙伴紧密合作，以确定乌克兰需要什么来保护主权并返回占领者：商店。</text:p>
      <text:p text:style-name="P4">
<text:span text:style-name="T4">
另请阅读：</text:span>
 <text:a xlink:type="simple" xlink:href="https://www.ukrinform.ua/rubric-ato/3701774-zbroa-dla-ukraini-stati-cogo-tizna-obgovorat-z-partnerami-priskorenna-postacan.html" text:style-name="Internet_20_link" text:visited-style-name="Visited_20_Internet_20_Link">
</text:a>
正如乌克林福姆(Ukrinform(http://www.ukrinform.ua/rubric-ato/3703379-bilij-dim-anonsuvav-novij-paket-vijskovoi-dopomogi-ukraini.html)。 他还报告说，美国已经授予了几乎100％的军事援助的授予。</text:p>
      <text:p text:style-name="P4">
News Source: <text:a xlink:type="simple" xlink:href="https://www.ukrinform.ua/rubric-ato/3703876-pentagon-pidtverdiv-so-prodovzit-nadavati-dopomogu-ukraini.html" text:style-name="Internet_20_link" text:visited-style-name="Visited_20_Internet_20_Link">
https://www.ukrinform.ua/rubric-ato/3703876-pentagon-pidtverdiv-so-prodovzit-nadavati-dopomogu-ukraini.html</text:a>
</text:p>
      <!--NEWS-->
      <text:h text:style-name="P10" text:outline-level="1">
<text:span text:style-name="T4">
总统授予63名军事</text:span>
</text:h>
      <text:p text:style-name="P4">
作者: Ukrinform (Person)</text:p>
      <text:p text:style-name="P4">
出版商: Укринформ (Organization)</text:p>
      <text:p text:style-name="P4">
出版时间: 2023-05-02T23:15:00+03:00</text:p>
      <text:p text:style-name="P4">
修改时间: 2023-05-02T23:15:00+03:00</text:p>
      <text:p text:style-name="P4">
描述: 沃迪米尔总统Zelenskyy庆祝了63名乌克兰州立奖的捍卫者。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Нагорода', 'Військові', 'Зеленський']</text:p>
      <text:p text:style-name="P4">
类型: Article</text:p>
      <!--METADATA-->
      <text:p text:style-name="P4">
<draw:frame draw:style-name="fr1" draw:name="Image225" text:anchor-type="as-char" svg:width="6.9236in" svg:height="3.956343in" draw:z-index="0">
<draw:image xlink:href="../Images/yкринформ/2023-05-02T23-15-00-03-00/630_360_1671115306-366.jpeg" xlink:type="simple" xlink:show="embed" xlink:actuate="onLoad" draw:mime-type="image/jpeg"/>
</draw:frame>
总统洛奇·泽伦斯基(Lodge Zelensky)庆祝了63名乌克兰州立奖的捍卫者。</text:p>
      <text:p text:style-name="P4">
根据乌克林福姆的说法，相应的法令<text:a xlink:type="simple" xlink:href="https://www.president.gov.ua/documents/2602023-46661" text:style-name="Internet_20_link" text:visited-style-name="Visited_20_Internet_20_Link">
</text:a>
张贴在州现场。</text:p>
      <text:p text:style-name="P4">
根据该文件，为个人勇气，乌克兰的国家保护和领土完整是在军事义务的无私表现[]中揭示的<text:a xlink:type="simple" xlink:href="https://www.ukrinform.ua/tag-nagoroda" text:style-name="Internet_20_link" text:visited-style-name="Visited_20_Internet_20_Link">
</text:a>
乌克兰军事服役的勇气和奖牌。</text:p>
      <text:p text:style-name="P4">
<text:span text:style-name="T4">
另请阅读：</text:span>
 <text:a xlink:type="simple" xlink:href="https://www.ukrinform.ua/rubric-society/3702747-prezident-nagorodiv-pocesnou-vidznakou-za-muznist-ta-vidvagu-tri-prikordonni-zagoni.html" text:style-name="Internet_20_link" text:visited-style-name="Visited_20_Internet_20_Link">
<text:span text:style-name="T4">
授予</text:span>
</text:a>
如报道<text:a xlink:type="simple" xlink:href="https://www.ukrinform.ua/rubric-ato/3703566-zelenskij-nagorodiv-292-bijciv-189-z-nih-posmertno.html" text:style-name="Internet_20_link" text:visited-style-name="Visited_20_Internet_20_Link">
</text:a>
，从5月1日起，总统授予了292名军人，其中189名 - 死后。</text:p>
      <text:p text:style-name="P4">
_foto：op _</text:p>
      <text:p text:style-name="P4">
News Source: <text:a xlink:type="simple" xlink:href="https://www.ukrinform.ua/rubric-ato/3703877-prezident-nagorodiv-63-vijskovih.html" text:style-name="Internet_20_link" text:visited-style-name="Visited_20_Internet_20_Link">
https://www.ukrinform.ua/rubric-ato/3703877-prezident-nagorodiv-63-vijskovih.html</text:a>
</text:p>
      <!--NEWS-->
      <text:h text:style-name="P10" text:outline-level="1">
<text:span text:style-name="T4">
普京，卢卡申科和其他独裁者没有被邀请参加查尔斯三世的加冕典礼 - 媒体</text:span>
</text:h>
      <text:p text:style-name="P4">
作者: Ukrinform (Person)</text:p>
      <text:p text:style-name="P4">
出版商: Укринформ (Organization)</text:p>
      <text:p text:style-name="P4">
出版时间: 2023-05-02T23:34:00+03:00</text:p>
      <text:p text:style-name="P4">
修改时间: 2023-05-02T23:34:00+03:00</text:p>
      <text:p text:style-name="P4">
描述: 英国和北爱尔兰的英国没有邀请几个国家领导人的查尔斯三世的加冕典礼，这些仪式由包括俄罗斯和白俄罗斯在内的专制和独裁政权主导。  - 乌克林。</text:p>
      <text:p text:style-name="P4">
图片: ["<text:a xlink:type="simple" xlink:href="https://static.ukrinform.com/photos/2023_05/thumb_files/630_360_1683059723-687.png" text:style-name="Internet_20_link" text:visited-style-name="Visited_20_Internet_20_Link">
630_360_16830...</text:a>
"]</text:p>
      <text:p text:style-name="P4">
标签: ['Британія', 'лукашенко', 'путін', 'Чарльз ІІІ', 'Коронація']</text:p>
      <text:p text:style-name="P4">
类型: Article</text:p>
      <!--METADATA-->
      <text:p text:style-name="P4">
<draw:frame draw:style-name="fr1" draw:name="Image226" text:anchor-type="as-char" svg:width="6.9236in" svg:height="3.956343in" draw:z-index="0">
<draw:image xlink:href="../Images/yкринформ/2023-05-02T23-34-00-03-00/630_360_1683059723-687.png" xlink:type="simple" xlink:show="embed" xlink:actuate="onLoad" draw:mime-type="image/png"/>
</draw:frame>
英国和北爱尔兰并未邀请查尔斯三世仪式前往几个州的领导人，这些仪式由包括俄罗斯和白俄罗斯在内的威权主义政治政权主导。</text:p>
      <text:p text:style-name="P4">
关于它报告<text:a xlink:type="simple" xlink:href="http://www.reuters.com/world/russia-belarus-iran-myanmar-not-invited-king-charles-coronation-uk-source-2023-05-02/" text:style-name="Internet_20_link" text:visited-style-name="Visited_20_Internet_20_Link">
</text:a>
乌克林福姆报道，意识到知识渊博的来源。</text:p>
      <text:p text:style-name="P4">
该出版物说：“英国尚未向查尔斯国王加冕典礼主持人，白俄罗斯，伊朗，缅甸，叙利亚，阿富汗和委内瑞拉发出邀请。”</text:p>
      <text:p text:style-name="P4">
同时，邀请了英国与英国建立完全外交关系的国家元​​首，以及伊萨莫尔地区财产的代表。</text:p>
      <text:p text:style-name="P4">
还可以澄清的是，邀请是通过高级列出的[]发送的(https://www.ukrinform.ua/tag-diplomati)朝鲜和尼加拉瓜将是这些州的负责人。</text:p>
      <text:p text:style-name="P4">
<text:span text:style-name="T4">
另请阅读：</text:span>
 <text:a xlink:type="simple" xlink:href="https://www.ukrinform.ua/rubric-world/3696686-u-koronacii-carlza-iii-vizmut-ucast-sist-tisac-vijskovosluzbovciv.html" text:style-name="Internet_20_link" text:visited-style-name="Visited_20_Internet_20_Link">
<text:span text:style-name="T4">
皇冠</text:span>
</text:a>
正如乌克林福姆报道的外交大臣<text:a xlink:type="simple" xlink:href="http://www.ukrinform.ua/rubric-polytics/3703568-ukrainu-na-koronacii-carlza-iii-predstavlatime-delegacia-visokogo-rivna-kuleba.html" text:style-name="Internet_20_link" text:visited-style-name="Visited_20_Internet_20_Link">
</text:a>
在查尔斯三世的加冕典礼上将提出一个备受尊敬的乌克兰代表团。</text:p>
      <text:p text:style-name="P4">
庄严的仪式定于5月6日星期六在伦敦的威斯敏斯特能力上举行。</text:p>
      <text:p text:style-name="P4">
News Source: <text:a xlink:type="simple" xlink:href="https://www.ukrinform.ua/rubric-world/3703882-putina-lukasenka-ta-insih-diktatoriv-ne-zaprosili-na-koronaciu-carlza-iii-zmi.html" text:style-name="Internet_20_link" text:visited-style-name="Visited_20_Internet_20_Link">
https://www.ukrinform.ua/rubric-world/3703882-putina-lukasenka-ta-insih-diktatoriv-ne-zaprosili-na-koronaciu-carlza-iii-zmi.html</text:a>
</text:p>
      <!--NEWS-->
      <text:h text:style-name="P10" text:outline-level="1">
<text:span text:style-name="T4">
伊尔马克会见了乌克兰和外国记者</text:span>
</text:h>
      <text:p text:style-name="P4">
作者: Ukrinform (Person)</text:p>
      <text:p text:style-name="P4">
出版商: Укринформ (Organization)</text:p>
      <text:p text:style-name="P4">
出版时间: 2023-05-02T23:52:00+03:00</text:p>
      <text:p text:style-name="P4">
修改时间: 2023-05-02T23:52:00+03:00</text:p>
      <text:p text:style-name="P4">
描述: 总统办公室负责人安德里·伊尔马克（Andriy Yermak）会见了乌克兰和外国媒体的代表。  - 乌克林。</text:p>
      <text:p text:style-name="P4">
图片: ["<text:a xlink:type="simple" xlink:href="https://static.ukrinform.com/photos/2023_05/thumb_files/630_360_1683060645-674.jpeg" text:style-name="Internet_20_link" text:visited-style-name="Visited_20_Internet_20_Link">
630_360_16830...</text:a>
", "<text:a xlink:type="simple" xlink:href="https://static.ukrinform.com/photos/2023_05/1683060645-425.jpeg" text:style-name="Internet_20_link" text:visited-style-name="Visited_20_Internet_20_Link">
1683060645-42...</text:a>
", "<text:a xlink:type="simple" xlink:href="https://static.ukrinform.com/photos/2023_05/1683060645-818.jpeg" text:style-name="Internet_20_link" text:visited-style-name="Visited_20_Internet_20_Link">
1683060645-81...</text:a>
"]</text:p>
      <text:p text:style-name="P4">
标签: ['ЗМІ', 'Журналіст', 'Єрмак', 'Офіс Президента', 'Жовква']</text:p>
      <text:p text:style-name="P4">
类型: Article</text:p>
      <!--METADATA-->
      <text:p text:style-name="P4">
<draw:frame draw:style-name="fr1" draw:name="Image227" text:anchor-type="as-char" svg:width="6.9236in" svg:height="3.956343in" draw:z-index="0">
<draw:image xlink:href="../Images/yкринформ/2023-05-02T23-52-00-03-00/630_360_1683060645-674.jpeg" xlink:type="simple" xlink:show="embed" xlink:actuate="onLoad" draw:mime-type="image/jpeg"/>
</draw:frame>
总统主管Andriy Yermak会见了乌克兰和外国媒体的代表。</text:p>
      <text:p text:style-name="P4">
该活动还由Op Igor Zhovkva的副主管参加，并报告了乌克林福姆。(https://www.president.gov.ua/news/mi-hochemo-otrimati-politichnij-signal-yakij-uzhe-sogodni-ch-82597)。</text:p>
      <text:p text:style-name="P4">
关键主题是讨论战略安全问题，例如与乌克兰加入北约的国际合作伙伴，中级安全保证，对我们的州的军事技术和人道主义支持，等等。</text:p>
      <text:p text:style-name="P4">
根据耶尔马克(Yermak)的说法，乌克兰预计，北约有明确的信号在维尔纽斯峰会上为自己的成员提供支持。 同时，他指出了在整个期间提供有效的安全保证的重要性，该期间在整个集成之前。</text:p>
      <text:p text:style-name="P4">
<draw:frame draw:style-name="fr1" draw:name="Image228" text:anchor-type="as-char" svg:width="6.9236in" svg:height="4.604691in" draw:z-index="0">
<draw:image xlink:href="../Images/yкринформ/2023-05-02T23-52-00-03-00/1683060645-425.jpeg" xlink:type="simple" xlink:show="embed" xlink:actuate="onLoad" draw:mime-type="image/jpeg"/>
</draw:frame>
“我们看到了使这些保证真正保证的机会，他们必须在[]中发挥乌克兰的产出。(https://www.ukrinform.ua/tag-nato)。 我们还希望保持一个政治信号，该信号将显然可以巩固乌克兰今天的未来，并且将没有回程。 OPE说，只会有时间问题。</text:p>
      <text:p text:style-name="P4">
他补充说，乌克兰正在竭尽全力，单独工作，并找到适当的论点来消除我们国家加入联盟的任何非替代杂志。</text:p>
      <text:p text:style-name="P4">
<draw:frame draw:style-name="fr1" draw:name="Image229" text:anchor-type="as-char" svg:width="6.9236in" svg:height="4.604691in" draw:z-index="0">
<draw:image xlink:href="../Images/yкринформ/2023-05-02T23-52-00-03-00/1683060645-818.jpeg" xlink:type="simple" xlink:show="embed" xlink:actuate="onLoad" draw:mime-type="image/jpeg"/>
</draw:frame>
如前所述，对话的一个重要话题也进一步增加了对俄罗斯的经济压力。 最近提出的McFola-Makasancial Plan 2.0组提供了一系列措施，这些措施将能够影响侵略国并降低其军事潜力。 在这种情况下，它主要是关于吸引七国集团国家。</text:p>
      <text:p text:style-name="P4">
总统办公室的负责人也向全球南方的对话以及他们参与实施乌克兰式的方形方面表示希望，由弗拉基米尔·泽伦斯基(Vladimir Zelensky)总统提出。</text:p>
      <text:p text:style-name="P4">
<text:span text:style-name="T4">
另请阅读：</text:span>
 <text:a xlink:type="simple" xlink:href="https://www.ukrinform.ua/rubric-polytics/3703660-ukraina-v-nato-e-najkrasim-sposobom-svidse-zaversiti-vijnu-ermak.html" text:style-name="Internet_20_link" text:visited-style-name="Visited_20_Internet_20_Link">
<text:span text:style-name="T4">
 ermak </text:span>
</text:a>
会议还讨论了谷物协议的实施。 特别注意乌克兰人被囚禁的解放。_foto：op _</text:p>
      <text:p text:style-name="P4">
News Source: <text:a xlink:type="simple" xlink:href="https://www.ukrinform.ua/rubric-polytics/3703883-ermak-zustrivsa-z-ukrainskimi-j-inozemnimi-zurnalistami.html" text:style-name="Internet_20_link" text:visited-style-name="Visited_20_Internet_20_Link">
https://www.ukrinform.ua/rubric-polytics/3703883-ermak-zustrivsa-z-ukrainskimi-j-inozemnimi-zurnalistami.html</text:a>
</text:p>
      <!--NEWS-->
      <text:h text:style-name="P10" text:outline-level="1">
<text:span text:style-name="T4">
APL：与Zinchenko的“阿森纳”击败了“切尔西”</text:span>
</text:h>
      <text:p text:style-name="P4">
作者: Ukrinform (Person)</text:p>
      <text:p text:style-name="P4">
出版商: Укринформ (Organization)</text:p>
      <text:p text:style-name="P4">
出版时间: 2023-05-02T23:57:00+03:00</text:p>
      <text:p text:style-name="P4">
修改时间: 2023-05-02T23:57:00+03:00</text:p>
      <text:p text:style-name="P4">
描述: 英超联赛（APL）的足球锦标赛第34轮比赛。  - 乌克林。</text:p>
      <text:p text:style-name="P4">
图片: ["<text:a xlink:type="simple" xlink:href="https://static.ukrinform.com/photos/2023_05/thumb_files/630_360_1683061044-641.jpg" text:style-name="Internet_20_link" text:visited-style-name="Visited_20_Internet_20_Link">
630_360_16830...</text:a>
"]</text:p>
      <text:p text:style-name="P4">
标签: ['Арсенал', 'Челсі', 'Футбол', 'Зінченко', 'АПЛ']</text:p>
      <text:p text:style-name="P4">
类型: Article</text:p>
      <!--METADATA-->
      <text:p text:style-name="P4">
<draw:frame draw:style-name="fr1" draw:name="Image230" text:anchor-type="as-char" svg:width="6.9236in" svg:height="3.956343in" draw:z-index="0">
<draw:image xlink:href="../Images/yкринформ/2023-05-02T23-57-00-03-00/630_360_1683061044-641.jpg" xlink:type="simple" xlink:show="embed" xlink:actuate="onLoad" draw:mime-type="image/jpeg"/>
</draw:frame>
旺利乌斯超级联赛(超级联赛)第34轮足球学者的比赛正在进行中。</text:p>
      <text:p text:style-name="P4">
乌克林福姆报道，在伦敦的家庭竞技场“酋长国山炎”的阿森纳迫使切尔西屈服-3：1，打断了他的4场比赛，没有胜利。</text:p>
      <text:p text:style-name="P4">
组成18和31分钟的马丁·埃德戈尔(Martin Edegor)和加布里埃尔·扎祖斯(Gabriel Zhazus)由业主的所有者出名。(34). У складі гостей авторомголу став Чуквунонсо Мадуеке (65)乌克兰的后卫Oleksandr Zinchenko在阿森纳开始时出去，在第73分钟让苏格兰Cyran Tirney让位。</text:p>
      <text:p text:style-name="P4">
切尔西前锋米哈伊尔·穆德里克(Mikhail Mudryk)反过来取代了英格兰·拉基姆·斯特林(Rakhim Sterling)攻击者的第71分钟。</text:p>
      <text:p text:style-name="P4">
<text:span text:style-name="T4">
另请阅读：</text:span>
 <text:a xlink:type="simple" xlink:href="https://www.ukrinform.ua/rubric-sports/3703380-apl-everton-z-mikolenkom-unik-porazki-u-lesteri.html" text:style-name="Internet_20_link" text:visited-style-name="Visited_20_Internet_20_Link">
<text:span text:style-name="T4">
 apl </text:span>
</text:a>
在阿森纳的资产中 -  78分在积分榜上恢复了领导者。 第二个是“曼城”(76)，少两场比赛。 5月3日，“当地人”将由伦敦西海举办。</text:p>
      <text:p text:style-name="P4">
照片：法新社。</text:p>
      <text:p text:style-name="P4">
News Source: <text:a xlink:type="simple" xlink:href="https://www.ukrinform.ua/rubric-sports/3703884-apl-arsenal-iz-zincenkom-peregrav-celsi-mudrika.html" text:style-name="Internet_20_link" text:visited-style-name="Visited_20_Internet_20_Link">
https://www.ukrinform.ua/rubric-sports/3703884-apl-arsenal-iz-zincenkom-peregrav-celsi-mudrika.html</text:a>
</text:p>
      <!--NEWS-->
      <text:h text:style-name="P10" text:outline-level="1">
<text:span text:style-name="T4">
与被俘虏的海军陆战队家人的会面发生在协调总部</text:span>
</text:h>
      <text:p text:style-name="P4">
作者: ['АРМІЯINFORM']</text:p>
      <text:p text:style-name="P4">
时间: 2023-05-02T26:00:00-04:00</text:p>
      <text:p text:style-name="P4">
描述: 在协调的总部，Zustinich与Rodinov Sodonikh Orchestravi 36-її...与乌克兰2022的战争，与乌克兰的最新新闻，《与乌克兰的新闻》《与乌克兰2022》的战争，今天，乌克兰和俄罗斯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1_16-56-30.jpg" text:style-name="Internet_20_link" text:visited-style-name="Visited_20_Internet_20_Link">
photo_2023-05-01_16-56-30.jpg</text:a>
']</text:p>
      <text:p text:style-name="P4">
标签: ['STOPRUSSIA', 'АГРЕСІЯ РФ', 'ВІЙНА', 'КООРДИНАЦІЙНИЙ ШТАБ З ПИТАНЬ ПОВОДЖЕННЯ З ВІЙСЬКОВОПОЛОНЕНИМИ']</text:p>
      <text:p text:style-name="P4">
类别: News</text:p>
      <!--METADATA-->
      <text:p text:style-name="P4">
<draw:frame draw:style-name="fr1" draw:name="Image231" text:anchor-type="as-char" svg:width="6.9236in" svg:height="5.1927in" draw:z-index="0">
<draw:image xlink:href="../Images/AРМІЯINFORM/2023-05-02T26-00-00-04-00/photo_2023-05-01_16-56-30.jpg" xlink:type="simple" xlink:show="embed" xlink:actuate="onLoad" draw:mime-type="image/jpeg"/>
</draw:frame>
协调总部会见了第36个单独的海洋步兵旅的管弦乐队的家属，以米哈伊尔·比利恩斯基(Mikhail Bilynsky)的名字命名。</text:p>
      <text:p text:style-name="P4">
协调总部，国家警察，乌克兰安全局的代表和Verkhovna权利委员会专员办公室回答了问题。</text:p>
      <text:p text:style-name="P4">
关于它<text:a xlink:type="simple" xlink:href="https://t.me/Koord_shtab/937" text:style-name="Internet_20_link" text:visited-style-name="Visited_20_Internet_20_Link">
报告</text:a>
与战俘问题协调总部。</text:p>
      <text:p text:style-name="P4">
“他们讨论了我们的捍卫者和捍卫者的健康状况。 没有适当的医疗服务，许多人被囚禁了一年多。 乌克兰正在竭尽所能将他们归还回家，并使侵略者国家保证必要的条件。 但不幸的是，这不仅取决于乌克兰，”演讲说。</text:p>
      <text:p text:style-name="P4">
值得注意的是，总部代表说，在与马里波利亚撤离期间，红十字会的国际委员会对我们的辩护人进行了调查，但俄罗斯尚未确认许多官员。 但是，对于ICRC国际社会来说，这是我们人民奴役和违反其释放协议的证据。</text:p>
      <text:p text:style-name="P4">
亲戚还对是否可以重新选择DNA感兴趣。</text:p>
      <ul>
        <li>
有时首先选择DNA。 但是这样的案件是孤立的，”警察代表。</li>
      </ul>
      <text:p text:style-name="P4">
此外，在维克霍夫纳人权局长办公室的代表中，他们正在命名如何在国际一级提高酷刑问题，以及将我们的囚犯留在俄罗斯的不当条件。</text:p>
      <text:p text:style-name="P4">
News Source: <text:a xlink:type="simple" xlink:href="https://armyinform.com.ua/2023/05/02/u-koordynaczijnomu-shtabi-vidbulasya-zustrich-z-rodynamy-polonenyh-morskyh-pihotyncziv/" text:style-name="Internet_20_link" text:visited-style-name="Visited_20_Internet_20_Link">
https://armyinform.com.ua/2023/05/02/u-koordynaczijnomu-shtabi-vidbulasya-zustrich-z-rodynamy-polonenyh-morskyh-pihotyncziv/</text:a>
</text:p>
      <!--NEWS-->
      <text:h text:style-name="P10" text:outline-level="1">
<text:span text:style-name="T4">
谴责哈尔基夫（Kharkiv），他赋予敌人空气防御</text:span>
</text:h>
      <text:p text:style-name="P4">
作者: ['АРМІЯINFORM']</text:p>
      <text:p text:style-name="P4">
时间: 2023-05-02T27:00:00-04:00</text:p>
      <text:p text:style-name="P4">
描述: 检察官是由法院，米斯·哈科夫（Mist Kharkov）的最高Saltyvskiy区提起的……一场...与乌克兰2022年的战争，与乌克兰的最新新闻，今天与乌克兰的新闻战争，今天与乌克兰2022年的新闻战争，乌克兰和俄罗斯和俄罗斯和俄罗斯与俄罗斯与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1_16-31-19.jpg" text:style-name="Internet_20_link" text:visited-style-name="Visited_20_Internet_20_Link">
photo_2023-05-01_16-31-19.jpg</text:a>
']</text:p>
      <text:p text:style-name="P4">
标签: ['STOPRUSSIA', 'АГРЕСІЯ РФ', 'ВТОРГНЕННЯ РФ', 'ОФІС ГЕНЕРАЛЬНОГО ПРОКУРОРА']</text:p>
      <text:p text:style-name="P4">
类别: News</text:p>
      <!--METADATA-->
      <text:p text:style-name="P4">
<draw:frame draw:style-name="fr1" draw:name="Image232" text:anchor-type="as-char" svg:width="6.9236in" svg:height="4.61393in" draw:z-index="0">
<draw:image xlink:href="../Images/AРМІЯINFORM/2023-05-02T27-00-00-04-00/photo_2023-05-01_16-31-19.jpg" xlink:type="simple" xlink:show="embed" xlink:actuate="onLoad" draw:mime-type="image/jpeg"/>
</draw:frame>
法庭上的检察官证明，哈尔基夫萨尔托夫区的居民是俄罗斯军方炮击最受影响的地区之一，纠正了敌人的火灾。</text:p>
      <text:p text:style-name="P4">
关于它<text:a xlink:type="simple" xlink:href="https://armyinform.com.ua/C:/Users/User/Desktop/%D0%97%D0%B0%D1%81%D1%83%D0%B4%D0%B6%D0%B5%D0%BD%D0%BE%20%D1%85%D0%B0%D1%80%D0%BA%D1%96%D0%B2%E2%80%99%D1%8F%D0%BD%D0%B8%D0%BD%D0%B0,%20%D1%8F%D0%BA%D0%B8%D0%B9%20%D0%B7%D0%B4%D0%B0%D0%B2%D0%B0%D0%B2%20%D0%B2%D0%BE%D1%80%D0%BE%D0%B3%D1%83%20%D0%BF%D0%BE%D0%B7%D0%B8%D1%86%D1%96%D1%97%20%D0%9F%D0%9F%D0%9E" text:style-name="Internet_20_link" text:visited-style-name="Visited_20_Internet_20_Link">
报告</text:a>
检察长办公室。</text:p>
      <text:p text:style-name="P4">
“ 2022年6月，在一个社交网络中，一个人以自己的评论显示了AFU空军国防军在哈尔基夫的确切地位。 该男子出版了禁止信息后，俄罗斯军方将这些地点暴露了五次。 在听证会上，哈尔基夫居民解释说，他确实在社交网络上发表了评论，但不认识这一主要内容。 据称，以这种方式被定罪试图防止证据。”消息写道。</text:p>
      <text:p text:style-name="P4">
在检察官的支持下，哈尔基夫地区检察官办公室的检察官发现该人有罪(艺术的第2部分。 乌克兰刑法的114-2).</text:p>
      <text:p text:style-name="P4">
Його засуджено до 5 років позбавлення волі.</text:p>
      <text:p text:style-name="P4">
News Source: <text:a xlink:type="simple" xlink:href="https://armyinform.com.ua/2023/05/02/zasudzheno-harkivyanyna-yakyj-zdavav-vorogu-pozycziyi-ppo/" text:style-name="Internet_20_link" text:visited-style-name="Visited_20_Internet_20_Link">
https://armyinform.com.ua/2023/05/02/zasudzheno-harkivyanyna-yakyj-zdavav-vorogu-pozycziyi-ppo/</text:a>
</text:p>
      <!--NEWS-->
      <text:h text:style-name="P10" text:outline-level="1">
<text:span text:style-name="T4">
占用者抱怨单位中筹集强制筹款 - 古尔的拦截</text:span>
</text:h>
      <text:p text:style-name="P4">
作者: ['АРМІЯINFORM']</text:p>
      <text:p text:style-name="P4">
时间: 2023-05-02T28:00:00-04:00</text:p>
      <text:p text:style-name="P4">
描述: https://youtu.be/n0dupusjus vissikovy的俄罗斯联合会，在不必要的遗愿中漫游...与乌克兰2022年的战争，与乌克兰的最新新闻，与乌克兰的新闻，与乌克兰2022年的新闻战争，与乌克兰和俄罗斯的2022年与乌克兰战争，以及与俄罗斯和俄罗斯的战争他们说，乌克兰在2022年将在不久的将来与乌克兰战争，他们说，今天与乌克兰的战争，今天的乌克兰新闻，乌克兰新闻，乌克兰媒体在俄罗斯的乌克兰媒体</text:p>
      <text:p text:style-name="P4">
图片: []</text:p>
      <text:p text:style-name="P4">
标签: ['STOPRUSSIA', 'АГРЕСІЯ РФ', 'ВТОРГНЕННЯ РФ', 'ГУР ПЕРЕХОПЛЕННЯ']</text:p>
      <text:p text:style-name="P4">
类别: News</text:p>
      <!--METADATA-->
      <text:p text:style-name="P4">
军事俄罗斯联邦抱怨管理层的行为不令人满意，并从下属人员那里收集了资金，以进一步用于个人目的。</text:p>
      <text:p text:style-name="P4">
关于它<text:a xlink:type="simple" xlink:href="https://gur.gov.ua/content/snachala-po-5000-obshchaka-potom-zarplatu-podnialy-po-20000-obshchaka-chto-to-takoho-bl-d-mutyl-po-20-s-kazhdoho.html" text:style-name="Internet_20_link" text:visited-style-name="Visited_20_Internet_20_Link">
报告</text:a>
Gur Mou。</text:p>
      <text:p text:style-name="P4">
“首先，有5000个普通资金，然后以20,000个普通基金筹集了薪水，bl*d，谋杀，每一个。”  - 工资单。</text:p>
      <text:p text:style-name="P4">
News Source: <text:a xlink:type="simple" xlink:href="https://armyinform.com.ua/2023/05/02/okupant-skarzhytsya-na-prymusovyj-zbir-koshtiv-u-pidrozdili-perehoplennya-gur/" text:style-name="Internet_20_link" text:visited-style-name="Visited_20_Internet_20_Link">
https://armyinform.com.ua/2023/05/02/okupant-skarzhytsya-na-prymusovyj-zbir-koshtiv-u-pidrozdili-perehoplennya-gur/</text:a>
</text:p>
      <!--NEWS-->
      <text:h text:style-name="P10" text:outline-level="1">
<text:span text:style-name="T4">
“白天使”提供了托恩斯基利曼社区额叶村庄的所有居民的面包</text:span>
</text:h>
      <text:p text:style-name="P4">
作者: ['АРМІЯINFORM']</text:p>
      <text:p text:style-name="P4">
时间: 2023-05-02T29:00:00-04:00</text:p>
      <text:p text:style-name="P4">
描述: Sklodnya Specialspage Politsis是Limanskoye的Prazuu，向人们交付给Trokh的人...与乌克兰2022年的战争，与乌克兰的最新新闻，今天与乌克兰的新闻战争，今天与乌克兰2022年的新闻战争，乌克兰和俄罗斯之间的战争是否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photo_2023-05-01_16-47-14.jpg" text:style-name="Internet_20_link" text:visited-style-name="Visited_20_Internet_20_Link">
photo_2023-05-01_16-47-14.jpg</text:a>
', '<text:a xlink:type="simple" xlink:href="https://armyinform.com.ua/wp-content/uploads/2023/05/photo_2023-05-01_16-47-15-150x150.jpg" text:style-name="Internet_20_link" text:visited-style-name="Visited_20_Internet_20_Link">
photo_2023-05-01_16-47-15-150x150.jpg</text:a>
', '<text:a xlink:type="simple" xlink:href="https://armyinform.com.ua/wp-content/uploads/2023/05/photo_2023-05-01_16-47-16-150x150.jpg" text:style-name="Internet_20_link" text:visited-style-name="Visited_20_Internet_20_Link">
photo_2023-05-01_16-47-16-150x150.jpg</text:a>
', '<text:a xlink:type="simple" xlink:href="https://armyinform.com.ua/wp-content/uploads/2023/05/photo_2023-05-01_16-47-17-150x150.jpg" text:style-name="Internet_20_link" text:visited-style-name="Visited_20_Internet_20_Link">
photo_2023-05-01_16-47-17-150x150.jpg</text:a>
', '<text:a xlink:type="simple" xlink:href="https://armyinform.com.ua/wp-content/uploads/2023/05/photo_2023-05-01_16-47-18-150x150.jpg" text:style-name="Internet_20_link" text:visited-style-name="Visited_20_Internet_20_Link">
photo_2023-05-01_16-47-18-150x150.jpg</text:a>
']</text:p>
      <text:p text:style-name="P4">
标签: ['STOPRUSSIA', 'АГРЕСІЯ РФ', 'ВТОРГНЕННЯ РФ', 'НАЦІОНАЛЬНА ПОЛІЦІЯ']</text:p>
      <text:p text:style-name="P4">
类别: News</text:p>
      <!--METADATA-->
      <text:p text:style-name="P4">
<draw:frame draw:style-name="fr1" draw:name="Image233" text:anchor-type="as-char" svg:width="6.9236in" svg:height="4.806132in" draw:z-index="0">
<draw:image xlink:href="../Images/AРМІЯINFORM/2023-05-02T29-00-00-04-00/photo_2023-05-01_16-47-14.jpg" xlink:type="simple" xlink:show="embed" xlink:actuate="onLoad" draw:mime-type="image/jpeg"/>
</draw:frame>
每天，一名朝着莱曼(Lyman)指导工作的警官向人们提供三吨人道主义援助。 每次飞行都是战斗，因为它是敌人在“白人天使”的汽车上猎杀的。</text:p>
      <text:p text:style-name="P4">
今天，托尔基有219人，其中6个人。 面对一天的炮击，居民的一切都是必要的。 最近的一个庇护所完全摧毁了私人房屋，但居民没有受伤 - 因为他们及时被撤离。</text:p>
      <text:p text:style-name="P4">
<text:a xlink:type="simple" xlink:href="https://armyinform.com.ua/wp-content/uploads/2023/05/photo_2023-05-01_16-47-15.jpg" text:style-name="Internet_20_link" text:visited-style-name="Visited_20_Internet_20_Link">
!(Images/AРМІЯINFORM/2023-05-02T29-00-00-04-00/photo_2023-05-01_16-47-15-150x150.jpg)</text:a>
</text:p>
      <text:p text:style-name="P4">
<text:a xlink:type="simple" xlink:href="https://armyinform.com.ua/wp-content/uploads/2023/05/photo_2023-05-01_16-47-16.jpg" text:style-name="Internet_20_link" text:visited-style-name="Visited_20_Internet_20_Link">
<draw:frame draw:style-name="fr1" draw:name="Image234" text:anchor-type="as-char" svg:width="6.9236in" svg:height="6.9236in" draw:z-index="0">
<draw:image xlink:href="../Images/AРМІЯINFORM/2023-05-02T29-00-00-04-00/photo_2023-05-01_16-47-16-150x150.jpg" xlink:type="simple" xlink:show="embed" xlink:actuate="onLoad" draw:mime-type="image/jpeg"/>
</draw:frame>
</text:a>
</text:p>
      <text:p text:style-name="P4">
<text:a xlink:type="simple" xlink:href="https://armyinform.com.ua/wp-content/uploads/2023/05/photo_2023-05-01_16-47-17.jpg" text:style-name="Internet_20_link" text:visited-style-name="Visited_20_Internet_20_Link">
<draw:frame draw:style-name="fr1" draw:name="Image235" text:anchor-type="as-char" svg:width="6.9236in" svg:height="6.9236in" draw:z-index="0">
<draw:image xlink:href="../Images/AРМІЯINFORM/2023-05-02T29-00-00-04-00/photo_2023-05-01_16-47-17-150x150.jpg" xlink:type="simple" xlink:show="embed" xlink:actuate="onLoad" draw:mime-type="image/jpeg"/>
</draw:frame>
</text:a>
</text:p>
      <text:p text:style-name="P4">
<text:a xlink:type="simple" xlink:href="https://armyinform.com.ua/wp-content/uploads/2023/05/photo_2023-05-01_16-47-18.jpg" text:style-name="Internet_20_link" text:visited-style-name="Visited_20_Internet_20_Link">
<draw:frame draw:style-name="fr1" draw:name="Image236" text:anchor-type="as-char" svg:width="6.9236in" svg:height="6.9236in" draw:z-index="0">
<draw:image xlink:href="../Images/AРМІЯINFORM/2023-05-02T29-00-00-04-00/photo_2023-05-01_16-47-18-150x150.jpg" xlink:type="simple" xlink:show="embed" xlink:actuate="onLoad" draw:mime-type="image/jpeg"/>
</draw:frame>
</text:a>
 - 到死了的家庭是最难的。 是的，在炮击中被杀死。 她的年迈母亲几乎看见，原来是在屋子里...我们邻居告知穷人，我们把孤独的地方带到了一个更安全的地方，她会小心”，”船员“白天使”。</text:p>
      <text:p text:style-name="P4">
<text:span text:style-name="T4">
资料来源：</text:span>
 <text:a xlink:type="simple" xlink:href="https://t.me/UA_National_Police/11363" text:style-name="Internet_20_link" text:visited-style-name="Visited_20_Internet_20_Link">
乌克兰国家警察</text:a>
</text:p>
      <text:p text:style-name="P4">
News Source: <text:a xlink:type="simple" xlink:href="https://armyinform.com.ua/2023/05/02/bili-yangoly-zabezpechyly-hlibom-vsih-meshkancziv-pryfrontovogo-sela-torske-lymanskoyi-gromady/" text:style-name="Internet_20_link" text:visited-style-name="Visited_20_Internet_20_Link">
https://armyinform.com.ua/2023/05/02/bili-yangoly-zabezpechyly-hlibom-vsih-meshkancziv-pryfrontovogo-sela-torske-lymanskoyi-gromady/</text:a>
</text:p>
      <!--NEWS-->
      <text:h text:style-name="P10" text:outline-level="1">
<text:span text:style-name="T4">
我们开发创新和网络安全：乌克兰和日本签署了合作备忘录</text:span>
</text:h>
      <text:p text:style-name="P4">
作者: ['АРМІЯINFORM']</text:p>
      <text:p text:style-name="P4">
时间: 2023-05-02T30:00:00-04:00</text:p>
      <text:p text:style-name="P4">
描述: 乌克兰人，日本人，他们在数字化转型技术领域就对Spiobitnitnitzer进行了回家。...与乌克兰2022年的战争，与乌克兰与乌克兰的最新新闻，今天与乌克兰2022年的新闻战争，今天将在乌克兰和俄罗斯和俄罗斯和俄罗斯和俄罗斯和俄罗斯和俄罗斯之间发动战争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4/yaponiya.jpg" text:style-name="Internet_20_link" text:visited-style-name="Visited_20_Internet_20_Link">
yaponiya.jpg</text:a>
']</text:p>
      <text:p text:style-name="P4">
标签: ['КІБЕРБЕЗПЕКА', 'МЕМОРАНДУМ ПРО СПІВПРАЦЮ', 'ЦИФРОВИЙ РОЗВИТОК', 'ЯПОНІЯ']</text:p>
      <text:p text:style-name="P4">
类别: News</text:p>
      <!--METADATA-->
      <text:p text:style-name="P4">
<draw:frame draw:style-name="fr1" draw:name="Image237" text:anchor-type="as-char" svg:width="6.9236in" svg:height="3.954686in" draw:z-index="0">
<draw:image xlink:href="../Images/AРМІЯINFORM/2023-05-02T30-00-00-04-00/yaponiya.jpg" xlink:type="simple" xlink:show="embed" xlink:actuate="onLoad" draw:mime-type="image/jpeg"/>
</draw:frame>
乌克兰和日本已经在数字化转型领域达成了合作。 乌克兰数字化转型部首次进入了日本数字化塔米尼斯特省的国家秘书处，这是演讲的三方备忘录。 这是国家之间强大的数字工作的开始。 关于它<text:a xlink:type="simple" xlink:href="https://www.rada.gov.ua/news/news_kom/235884.html" text:style-name="Internet_20_link" text:visited-style-name="Visited_20_Internet_20_Link">
报告</text:a>
乌克兰Verkhovna Rada的新闻服务。</text:p>
      <text:p text:style-name="P4">
该文件奠定了在网络防御领域的合作基础，创新的发展，并可以建立在电子治理和IT行业发展方面的经验交流。</text:p>
      <text:p text:style-name="P4">
备忘录的签名是在Viceremieria Innovation的在线会议上进行的，乌克兰乌克兰米哈伊尔·费多罗夫(Mikhail Mikhail Fedorov)的数字声明的教育，科学和技术规模的发展，国家秘密负责人。</text:p>
      <text:p text:style-name="P4">
日本是世界钦佩的创新国家。 现在，日本正在积极改变国家部门，那里有州注册，推出了我的号码卡 - 一种塑料芯片，可让您在接收州服务并在线缴纳税款时快速验证自己的个性。</text:p>
      <text:p text:style-name="P4">
作为备忘录的一部分，乌克兰将与日本同事分享如何实施数字变化并进行流程重新设计的经验。 就日本而言，日本将帮助乌克兰发展创新并增加网络防御。</text:p>
      <text:p text:style-name="P4">
日本 - 乌克兰的关系具有很大的潜力，我们国家之间数字范围的交换对双方都将有用。 感谢日本法规和数字化大臣塔罗牌·科诺(Tarot Kono)的强大伙伴关系和支持。</text:p>
      <text:p text:style-name="P4">
News Source: <text:a xlink:type="simple" xlink:href="https://armyinform.com.ua/2023/05/02/rozvyvayemo-innovacziyi-ta-kiberbezpeku-ukrayina-ta-yaponiya-pidpysaly-memorandum-pro-spivpraczyu/" text:style-name="Internet_20_link" text:visited-style-name="Visited_20_Internet_20_Link">
https://armyinform.com.ua/2023/05/02/rozvyvayemo-innovacziyi-ta-kiberbezpeku-ukrayina-ta-yaponiya-pidpysaly-memorandum-pro-spivpraczyu/</text:a>
</text:p>
      <!--NEWS-->
      <text:h text:style-name="P10" text:outline-level="1">
<text:span text:style-name="T4">
协调辩护囚犯的总部</text:span>
</text:h>
      <text:p text:style-name="P4">
作者: ['АРМІЯINFORM']</text:p>
      <text:p text:style-name="P4">
时间: 2023-05-02T31:00:00-04:00</text:p>
      <text:p text:style-name="P4">
描述: 在过去的Pastylikh过去，Robokhchi Zustych代表了协调的总部...与乌克兰2022年的战争，与乌克兰的战争是今天的最新消息，今天与乌克兰2022年的新闻战争，今天将在乌克兰和俄罗斯之间发生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344724399_964895854530242_2104904536871258011_n.jpg" text:style-name="Internet_20_link" text:visited-style-name="Visited_20_Internet_20_Link">
344724399_964895854530242_2104904536871258011_n.jpg</text:a>
']</text:p>
      <text:p text:style-name="P4">
标签: ['GLOBSEC', 'КООРДИНАЦІЙНИЙ ШТАБ З ПИТАНЬ ПОВОДЖЕННЯ З ВІЙСЬКОВОПОЛОНЕНИМИ']</text:p>
      <text:p text:style-name="P4">
类别: News</text:p>
      <!--METADATA-->
      <text:p text:style-name="P4">
<draw:frame draw:style-name="fr1" draw:name="Image238" text:anchor-type="as-char" svg:width="6.9236in" svg:height="5.1927in" draw:z-index="0">
<draw:image xlink:href="../Images/AРМІЯINFORM/2023-05-02T31-00-00-04-00/344724399_964895854530242_2104904536871258011_n.jpg" xlink:type="simple" xlink:show="embed" xlink:actuate="onLoad" draw:mime-type="image/jpeg"/>
</draw:frame>
上周末，举行了与Globsec协调员的代表的工作会议。 它是位于斯洛伐克布拉迪斯拉瓦(Bratislava)的非党派非政府组织。 主要事件之一是年度Bratratislav全球安全论坛(全球安全)，发生在2005年。 关于它<text:a xlink:type="simple" xlink:href="https://www.facebook.com/koordshtab/posts/pfbid04snikBee81sx1RK4UrQjg9xmcDd8hS6Y1VwpSzTEa5VeTFJFkbobDDn8bCLKNDKGl" text:style-name="Internet_20_link" text:visited-style-name="Visited_20_Internet_20_Link">
报告</text:a>
在战俘上协调总部。</text:p>
      <text:p text:style-name="P4">
全球代表团的参与者尤其是克罗地亚Kolina Grabar-Kitarovich的第四任总统，提出了一种方法，用于在战俘管理方面的工作。 西部地区协调中心在LVIV的工作也进行了翻新。</text:p>
      <text:p text:style-name="P4">
该中心是协调总部的四个区域分支机构之一，该分支机构将为家庭辩护人和捍卫者的法律，咨询，程序和心理援助提供信息，这些人和被困在特殊情况下被囚禁或消失的捍卫者。</text:p>
      <text:p text:style-name="P4">
作为访问的一部分，有一次监视了俄罗斯人的营地。</text:p>
      <text:p text:style-name="P4">
Globsec的使命证实了一个事实，即侵略者国家遵守国际人道主义法的要求。</text:p>
      <text:p text:style-name="P4">
协调和Globsec的代表已达成了与维护战俘权的命令的进一步密切合作，该囚犯由侵略者国家持有。</text:p>
      <text:p text:style-name="P4">
“我们将继续与国际组织的参与进行密切合作，以确保俄罗斯海报对国际人道主义法的要求满足，”  - 协调总部的代表尤里·塔兰索克(Yuri Taranyuk)表示。</text:p>
      <text:p text:style-name="P4">
除Kolina Grabar-Kitarovich外，这次旅行还由协调Igor Sibiga的代表和Kiev Office Globsec Globsec Yulia Osmolovskaya进行。</text:p>
      <text:p text:style-name="P4">
News Source: <text:a xlink:type="simple" xlink:href="https://armyinform.com.ua/2023/05/02/koordynaczijnyj-shtab-z-pytan-povodzhennya-z-vijskovopolonenym-proviv-vyyiznu-zustrich-z-predstavnykamy-globsec/" text:style-name="Internet_20_link" text:visited-style-name="Visited_20_Internet_20_Link">
https://armyinform.com.ua/2023/05/02/koordynaczijnyj-shtab-z-pytan-povodzhennya-z-vijskovopolonenym-proviv-vyyiznu-zustrich-z-predstavnykamy-globsec/</text:a>
</text:p>
      <!--NEWS-->
      <text:h text:style-name="P10" text:outline-level="1">
<text:span text:style-name="T4">
俄罗斯媒体的当天叙述：“我们的主要任务：击败所有敌人”</text:span>
</text:h>
      <text:p text:style-name="P4">
作者: ['АРМІЯINFORM']</text:p>
      <text:p text:style-name="P4">
时间: 2023-05-02T32:00:00-04:00</text:p>
      <text:p text:style-name="P4">
描述: 关于ophy -format的中心中心。 “塔基·奥斯特罗伊（Taki Ostss -osts -osts）想要……与乌克兰2022年的战争，与乌克兰的战争是今天的最新消息，今天与乌克兰2022年的战争是今天的最后一场，乌克兰和俄罗斯之间的战争是否会发生战争，何时战争，何时战争，这是一场战争他们说，随着乌克兰将在2022年，他们将在不久的将来与乌克兰战争，他们说，今天与乌克兰的战争，今天的乌克兰新闻，乌克兰新闻，乌克兰媒体在俄罗斯的乌克兰媒体</text:p>
      <text:p text:style-name="P4">
图片: ['<text:a xlink:type="simple" xlink:href="https://armyinform.com.ua/wp-content/uploads/2023/05/344744725_891171878640389_4775936853541655306_n.jpg" text:style-name="Internet_20_link" text:visited-style-name="Visited_20_Internet_20_Link">
344744725_891171878640389_4775936853541655306_n.jpg</text:a>
']</text:p>
      <text:p text:style-name="P4">
标签: ['STOPRUSSIA', 'АГРЕСІЯ РФ', 'ВІЙНА', 'ВТОРГНЕННЯ РФ', 'РОСІЙСЬКІ ФЕЙКИ', 'ЦЕНТР ПРОТИДІЇ ДЕЗІНФОРМАЦІЇ']</text:p>
      <text:p text:style-name="P4">
类别: News</text:p>
      <!--METADATA-->
      <text:p text:style-name="P4">
<draw:frame draw:style-name="fr1" draw:name="Image239" text:anchor-type="as-char" svg:width="6.9236in" svg:height="6.9236in" draw:z-index="0">
<draw:image xlink:href="../Images/AРМІЯINFORM/2023-05-02T32-00-00-04-00/344744725_891171878640389_4775936853541655306_n.jpg" xlink:type="simple" xlink:show="embed" xlink:actuate="onLoad" draw:mime-type="image/jpeg"/>
</draw:frame>
关于它<text:a xlink:type="simple" xlink:href="https://www.facebook.com/protydiyadezinformatsiyi.cpd/posts/pfbid05Whg8gkTuhu9hK5ALbCuLDJowSkrCdnZN87osqQTA7YynsXmnotUK8czg6PGA7Nyl" text:style-name="Internet_20_link" text:visited-style-name="Visited_20_Internet_20_Link">
报告</text:a>
打击错误信息中心。</text:p>
      <text:p text:style-name="P4">
“通过这种方式，俄罗斯的领导人希望证明与乌克兰塔纳格斯的战争是合理的，以恐吓我们的西方伙伴，他们帮助乌克兰聚集侵略者。 这样的陈述使俄罗斯的真实意图并没有掩盖其帝国的野心。 俄罗斯联邦的目的不是沃纳塔克继续在国际舞台上宣布的和平，而是尽可能多地夺取领土。”</text:p>
      <text:p text:style-name="P4">
还指出，俄罗斯联邦的“备用”总统表示，俄罗斯应该“归还其所有土地并永远保护其人民”。</text:p>
      <text:p text:style-name="P4">
News Source: <text:a xlink:type="simple" xlink:href="https://armyinform.com.ua/2023/05/02/naratyv-dnya-vid-rosijskyh-zmi-nashe-golovne-zavdannya-zavdaty-porazky-vsim-vorogam/" text:style-name="Internet_20_link" text:visited-style-name="Visited_20_Internet_20_Link">
https://armyinform.com.ua/2023/05/02/naratyv-dnya-vid-rosijskyh-zmi-nashe-golovne-zavdannya-zavdaty-porazky-vsim-vorogam/</text:a>
</text:p>
      <!--NEWS-->
      <text:h text:style-name="P10" text:outline-level="1">
<text:span text:style-name="T4">
国防军的航空在入侵者的位置遭到七次打击，并摧毁了无人机“ Orlan-10”</text:span>
</text:h>
      <text:p text:style-name="P4">
作者: ['АРМІЯINFORM']</text:p>
      <text:p text:style-name="P4">
时间: 2023-05-02T34:00:00-04:00</text:p>
      <text:p text:style-name="P4">
描述: 关于ZSU的总部。 “为Doba辩护的Aviacii部队已经嵌套了……与乌克兰2022的战争，与乌克兰的战争是今天的最新消息，今天与乌克兰2022年的新闻战争今天，乌克兰和俄罗斯之间的战争将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19/12/bpla-orlan.jpg" text:style-name="Internet_20_link" text:visited-style-name="Visited_20_Internet_20_Link">
bpla-orlan.jpg</text:a>
']</text:p>
      <text:p text:style-name="P4">
标签: ['STOPRUSSIA', 'АГРЕСІЯ РФ', 'ВІЙНА', 'ВТОРГНЕННЯ РФ']</text:p>
      <text:p text:style-name="P4">
类别: News</text:p>
      <!--METADATA-->
      <text:p text:style-name="P4">
<draw:frame draw:style-name="fr1" draw:name="Image240" text:anchor-type="as-char" svg:width="6.9236in" svg:height="4.615733in" draw:z-index="0">
<draw:image xlink:href="../Images/AРМІЯINFORM/2023-05-02T34-00-00-04-00/bpla-orlan.jpg" xlink:type="simple" xlink:show="embed" xlink:actuate="onLoad" draw:mime-type="image/jpeg"/>
</draw:frame>
说明性照片<text:span text:style-name="T4">
🔥俄罗斯入侵的情况</text:span>
</text:p>
      <text:p text:style-name="P4">
关于这个<text:a xlink:type="simple" xlink:href="https://www.facebook.com/GeneralStaff.ua/posts/pfbid0Hzf2BQXZunWt9wWL1sp4aDfsxVv6KNY7Snhh5FH1xztGAyGGTFhZN42GMg8yGgAXl" text:style-name="Internet_20_link" text:visited-style-name="Visited_20_Internet_20_Link">
报告</text:a>
武装部队的e派总部。</text:p>
      <text:p text:style-name="P4">
“每天国防军的航空摧毁了3枚俄罗斯防空导弹系统，在敌人人员集中的领域进行了7次节拍。 消息读到，敌人的侦察无人机类型“ Orlan-10”也被杀死。</text:p>
      <text:p text:style-name="P4">
值得注意的是，在白天，导弹和炮兵的单位是管理的uziLpint，6个武器和军事设备集中的区域，2个弹药仓库以及1个敌人的燃料和润滑剂的组成。</text:p>
      <text:p text:style-name="P4">
News Source: <text:a xlink:type="simple" xlink:href="https://armyinform.com.ua/2023/05/02/aviacziya-syl-oborony-zavdala-sim-udariv-po-pozycziyah-okupantiv-ta-znyshhyla-bpla-orlan-10/" text:style-name="Internet_20_link" text:visited-style-name="Visited_20_Internet_20_Link">
https://armyinform.com.ua/2023/05/02/aviacziya-syl-oborony-zavdala-sim-udariv-po-pozycziyah-okupantiv-ta-znyshhyla-bpla-orlan-10/</text:a>
</text:p>
      <!--NEWS-->
      <text:h text:style-name="P10" text:outline-level="1">
<text:span text:style-name="T4">
占领者加强反情报和警察政权</text:span>
</text:h>
      <text:p text:style-name="P4">
作者: ['АРМІЯINFORM']</text:p>
      <text:p text:style-name="P4">
时间: 2023-05-02T35:00:00-04:00</text:p>
      <text:p text:style-name="P4">
描述: 关于ZSU的总部。 “罗西斯克（Rosiskis）proppantis ...与乌克兰2022年的战争，与乌克兰的最新新闻战争，今天与乌克兰2022年的新闻战争，乌克兰和俄罗斯之间将发生战争无论是否会，无论是否会在不久的将来与乌克兰的战争，这是与乌克兰的战争，今天与乌克兰的战争，乌克兰新闻，乌克兰的新闻，乌克兰媒体在俄罗斯的乌克兰新闻</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 'ВІЙНА', 'ТОТ']</text:p>
      <text:p text:style-name="P4">
类别: News</text:p>
      <!--METADATA-->
      <text:p text:style-name="P4">
<draw:frame draw:style-name="fr1" draw:name="Image241" text:anchor-type="as-char" svg:width="6.9236in" svg:height="5.140773in" draw:z-index="0">
<draw:image xlink:href="../Images/AРМІЯINFORM/2023-05-02T35-00-00-04-00/okupanty.jpg" xlink:type="simple" xlink:show="embed" xlink:actuate="onLoad" draw:mime-type="image/jpeg"/>
</draw:frame>
说明性照片<text:span text:style-name="T4">
🔥俄罗斯入侵的情况</text:span>
</text:p>
      <text:p text:style-name="P4">
关于这个<text:a xlink:type="simple" xlink:href="https://www.facebook.com/GeneralStaff.ua/posts/pfbid0Hzf2BQXZunWt9wWL1sp4aDfsxVv6KNY7Snhh5FH1xztGAyGGTFhZN42GMg8yGgAXl" text:style-name="Internet_20_link" text:visited-style-name="Visited_20_Internet_20_Link">
报告</text:a>
武装部队的e派总部。</text:p>
      <text:p text:style-name="P4">
“俄罗斯入侵者加强了Zaporizhzhia地区领土的反情报和警察政权。 尤其是，在道路定居点，Reshetilovka，Konstantinovka和Chumatsk，这是对平民禁令的入侵者，没有当地的注册，”该消息写道。</text:p>
      <text:p text:style-name="P4">
值得注意的是，与乌克兰国家经营者的吮吸交流不同，俄罗斯运营商的蜂窝传达存在重大问题。 俄罗斯占领部队的当地指挥是由乌克兰武装部队绘制的失败结果来解释的。</text:p>
      <text:p text:style-name="P4">
News Source: <text:a xlink:type="simple" xlink:href="https://armyinform.com.ua/2023/05/02/okupanty-posylyuyut-kontrrozviduvalnyj-ta-policzejskyj-rezhymy-na-tot/" text:style-name="Internet_20_link" text:visited-style-name="Visited_20_Internet_20_Link">
https://armyinform.com.ua/2023/05/02/okupanty-posylyuyut-kontrrozviduvalnyj-ta-policzejskyj-rezhymy-na-tot/</text:a>
</text:p>
      <!--NEWS-->
      <text:h text:style-name="P10" text:outline-level="1">
<text:span text:style-name="T4">
国防军在利马，巴赫穆特，阿夫迪夫和玛丽斯基的指示中击退了41次攻击</text:span>
</text:h>
      <text:p text:style-name="P4">
作者: ['АРМІЯINFORM']</text:p>
      <text:p text:style-name="P4">
时间: 2023-05-02T36:00:00-04:00</text:p>
      <text:p text:style-name="P4">
描述: 关于ZSU的总部。 “皮亚斯（Pias of Zoserviti Basic）的巅峰……与乌克兰2022年的战争，与乌克兰的战争是今天的最新消息，与乌克兰2022的战争是今天的最后一场，将在乌克兰和俄罗斯之间发生战争，何时会发生战争在2022年与乌克兰成为一场战争，是否将是。是否将是。是否在不久的将来与乌克兰的战争表示，今天与乌克兰的战争，今天的乌克兰新闻，乌克兰的新闻，乌克兰媒体上的乌克兰新闻</text:p>
      <text:p text:style-name="P4">
图片: ['<text:a xlink:type="simple" xlink:href="https://armyinform.com.ua/wp-content/uploads/2023/04/zsu.jpg" text:style-name="Internet_20_link" text:visited-style-name="Visited_20_Internet_20_Link">
zsu.jpg</text:a>
']</text:p>
      <text:p text:style-name="P4">
标签: ['STOPRUSSIA', 'АГРЕСІЯ РФ', 'ВІЙНА', 'ВТОРГНЕННЯ РФ']</text:p>
      <text:p text:style-name="P4">
类别: News</text:p>
      <!--METADATA-->
      <text:p text:style-name="P4">
<draw:frame draw:style-name="fr1" draw:name="Image242" text:anchor-type="as-char" svg:width="6.9236in" svg:height="3.894525in" draw:z-index="0">
<draw:image xlink:href="../Images/AРМІЯINFORM/2023-05-02T36-00-00-04-00/zsu.jpg" xlink:type="simple" xlink:show="embed" xlink:actuate="onLoad" draw:mime-type="image/jpeg"/>
</draw:frame>
<text:span text:style-name="T4">
🔥俄罗斯入侵的情况</text:span>
</text:p>
      <text:p text:style-name="P4">
关于它<text:a xlink:type="simple" xlink:href="https://www.facebook.com/GeneralStaff.ua/posts/pfbid0Hzf2BQXZunWt9wWL1sp4aDfsxVv6KNY7Snhh5FH1xztGAyGGTFhZN42GMg8yGgAXl" text:style-name="Internet_20_link" text:visited-style-name="Visited_20_Internet_20_Link">
报告</text:a>
武装部队的总人员。</text:p>
      <text:p text:style-name="P4">
“占领者继续专注于利曼，巴赫穆特，阿维迪夫和玛丽斯基的领导攻击者的指示 - 已经反映了41次敌方攻击。 巴赫穆特·塔玛林卡(Bakhmut Tamarinka)仍然是战斗的中心，我们的勇士们继续防守。”信息写道。</text:p>
      <text:p text:style-name="P4">
值得注意的是，在巴赫穆特方向上，敌人继续领导下一个。 巴赫穆特的战斗正在进行中。 此外，在白天，沃多策的进攻行动的敌人朝着定居点方向。 Bakhmut和White Mountain。 来自敌人的炮击受害者，奥里克霍沃 - 瓦西利夫卡，诺沃马卡，格里戈里夫卡，巴赫穆特，chrome，time，ivanivske，ivanivske，konstantinovka，diliyivka，diliyivka和南部顿涅茨克地区。</text:p>
      <text:p text:style-name="P4">
在Avdeevsky的方向上，敌人在Severene和Pervomaisko居住的出版物领域采取了进攻行动，没有成功。 他击中了Avdiivka。</text:p>
      <text:p text:style-name="P4">
在海洋方向上，敌人继续攻击国防军的立场。</text:p>
      <text:p text:style-name="P4">
News Source: <text:a xlink:type="simple" xlink:href="https://armyinform.com.ua/2023/05/02/syly-oborony-vidbyly-41-ataku-na-lymanskomu-bahmutskomu-avdiyivskomu-ta-maryinskomu-napryamkah/" text:style-name="Internet_20_link" text:visited-style-name="Visited_20_Internet_20_Link">
https://armyinform.com.ua/2023/05/02/syly-oborony-vidbyly-41-ataku-na-lymanskomu-bahmutskomu-avdiyivskomu-ta-maryinskomu-napryamkah/</text:a>
</text:p>
      <!--NEWS-->
      <text:h text:style-name="P10" text:outline-level="1">
<text:span text:style-name="T4">
乌克兰防守者每天消除了近500名入侵者，摧毁了9名艺术家</text:span>
</text:h>
      <text:p text:style-name="P4">
作者: ['АРМІЯINFORM']</text:p>
      <text:p text:style-name="P4">
时间: 2023-05-02T37:00:00-04:00</text:p>
      <text:p text:style-name="P4">
描述: Zagalni Boyov，将敌人于02.24.22至02.05.23 Orintovo成为：...与乌克兰2022年的战争，与乌克兰与乌克兰的最新新闻，今天与乌克兰2022年的新闻战争，今天上次与乌克兰战争，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f27dc02c-a2f6-46a3-a34b-986dc80bf142-scaled.jpg" text:style-name="Internet_20_link" text:visited-style-name="Visited_20_Internet_20_Link">
f27dc02c-a2f6-46a3-a34b-986dc80bf142-scaled.jpg</text:a>
']</text:p>
      <text:p text:style-name="P4">
标签: ['STOPRUSSIA', 'АГРЕСІЯ РФ', 'ВТОРГНЕННЯ РФ', 'ВТРАТИ ВОРОГА', 'ГШ ЗСУ']</text:p>
      <text:p text:style-name="P4">
类别: News</text:p>
      <!--METADATA-->
      <text:p text:style-name="P4">
<draw:frame draw:style-name="fr1" draw:name="Image243" text:anchor-type="as-char" svg:width="6.9236in" svg:height="6.987066in" draw:z-index="0">
<draw:image xlink:href="../Images/AРМІЯINFORM/2023-05-02T37-00-00-04-00/f27dc02c-a2f6-46a3-a34b-986dc80bf142-scaled.jpg" xlink:type="simple" xlink:show="embed" xlink:actuate="onLoad" draw:mime-type="image/jpeg"/>
</draw:frame>
从24.02.22到02.05.23的敌人的总损失将定向：</text:p>
      <text:p text:style-name="P4">
<text:span text:style-name="T4">
<text:span text:style-name="T5">
人员 -  </text:span>
* 191420(+460)淘汰的人</text:span>
<text:span text:style-name="T5">
坦克 -  </text:span>
<text:span text:style-name="T5">
 3701(+1)</text:span>
<text:span text:style-name="T4">
战斗装甲车 -  </text:span>
 7193(+1)<text:span text:style-name="T4">
<text:span text:style-name="T5">
炮兵系统 -  </text:span>
<text:span text:style-name="T5">
 2930(+9)</text:span>
 </text:span>
 rszv- <text:span text:style-name="T4">
 544(0)</text:span>
<text:span text:style-name="T5">
防空 -  </text:span>
<text:span text:style-name="T5">
 298(+3)</text:span>
<text:span text:style-name="T4">
飞机 -  </text:span>
 308(0)<text:span text:style-name="T4">
<text:span text:style-name="T5">
直升机 -  </text:span>
* 294(0)</text:span>
<text:span text:style-name="T5">
无人机手术战术水平 -  </text:span>
<text:span text:style-name="T5">
 2477(+1)</text:span>
<text:span text:style-name="T4">
有翼的导弹 -  </text:span>
 947(+15)<text:span text:style-name="T4">
<text:span text:style-name="T5">
船 /船 -  </text:span>
* 18(0)</text:span>
<text:span text:style-name="T5">
汽车设备和坦克 -  </text:span>
<text:span text:style-name="T5">
 5851(+6)</text:span>
<text:span text:style-name="T4">
特殊设备 -  </text:span>
 360(+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2.05.23。</text:p>
      <text:p text:style-name="P4">
News Source: <text:a xlink:type="simple" xlink:href="https://armyinform.com.ua/2023/05/02/ukrayinski-zahysnyky-za-dobu-likviduvaly-majzhe-500-okupantiv-znyshhyly-9-artsystem/" text:style-name="Internet_20_link" text:visited-style-name="Visited_20_Internet_20_Link">
https://armyinform.com.ua/2023/05/02/ukrayinski-zahysnyky-za-dobu-likviduvaly-majzhe-500-okupantiv-znyshhyly-9-artsystem/</text:a>
</text:p>
      <!--NEWS-->
      <text:h text:style-name="P10" text:outline-level="1">
<text:span text:style-name="T4">
Alexei Reznikov与冰岛外交部长进行了电话交谈 - 感谢他的支持</text:span>
</text:h>
      <text:p text:style-name="P4">
作者: ['АРМІЯINFORM']</text:p>
      <text:p text:style-name="P4">
时间: 2023-05-02T38:00:00-04:00</text:p>
      <text:p text:style-name="P4">
描述: Ministra防御乌克兰Oleksiy Reznikov Proviv向Kelezmov Zminist Zavrannny ...与乌克兰2022年的战争，与乌克兰的最新新闻，今天与乌克兰的新闻，今天与乌克兰2022年的战争，今天将与乌克兰和俄罗斯之间的战争以及乌克兰战争，当他们说，在2022年，无论是否有一年，是否会在不久的将来与乌克兰进行战争</text:p>
      <text:p text:style-name="P4">
图片: ['<text:a xlink:type="simple" xlink:href="https://armyinform.com.ua/wp-content/uploads/2023/05/ukraine_iceland.jpg" text:style-name="Internet_20_link" text:visited-style-name="Visited_20_Internet_20_Link">
ukraine_iceland.jpg</text:a>
']</text:p>
      <text:p text:style-name="P4">
标签: ['STOPRUSSIA', 'ІСЛАНДІЯ', 'ОЛЕКСІЙ РЕЗНІКОВ', 'СВІТ ПІДТРИМУЄ УКРАЇНУ']</text:p>
      <text:p text:style-name="P4">
类别: News</text:p>
      <!--METADATA-->
      <text:p text:style-name="P4">
<draw:frame draw:style-name="fr1" draw:name="Image244" text:anchor-type="as-char" svg:width="6.9236in" svg:height="3.894525in" draw:z-index="0">
<draw:image xlink:href="../Images/AРМІЯINFORM/2023-05-02T38-00-00-04-00/ukraine_iceland.jpg" xlink:type="simple" xlink:show="embed" xlink:actuate="onLoad" draw:mime-type="image/jpeg"/>
</draw:frame>
国防部长Oleksiy Reznikov与法律和国际合作部进行了电话交谈，目的是开发冰岛Derrodis Kolbrrrun Reicfjord Hilfadotth。</text:p>
      <text:p text:style-name="P4">
乌克兰国防部的负责人<text:a xlink:type="simple" xlink:href="https://twitter.com/oleksiireznikov/status/1653025687073181696" text:style-name="Internet_20_link" text:visited-style-name="Visited_20_Internet_20_Link">
报告</text:a>
UTWITTER。</text:p>
      <text:p text:style-name="P4">
“他对冰岛在乌克兰的支持下的强大立场表示感谢。 谢谢托兰德(Toland)，这与乌克兰保持在一起，” Alexei Reznikov说。</text:p>
      <text:p text:style-name="P4">
我们将提醒，2023年3月14日，乌克兰沃罗迪米尔·Zelensky总统在基辅<text:a xlink:type="simple" xlink:href="https://armyinform.com.ua/2023/03/14/prezydent-ukrayiny-zustrivsya-z-premyer-ministrom-islandiyi/" text:style-name="Internet_20_link" text:visited-style-name="Visited_20_Internet_20_Link">
已进行</text:a>
与冰岛总理Katrinayakobsdottir会面。 在接待期间<text:a xlink:type="simple" xlink:href="https://armyinform.com.ua/2023/03/14/prezydent-ukrayiny-ta-premyer-ministr-islandiyi-pidpysaly-spilnu-deklaracziyu/" text:style-name="Internet_20_link" text:visited-style-name="Visited_20_Internet_20_Link">
签名</text:a>
联合声明记录了双边议程的所有关键问题的联合愿景。</text:p>
      <text:p text:style-name="P4">
News Source: <text:a xlink:type="simple" xlink:href="https://armyinform.com.ua/2023/05/02/oleksij-reznikov-mav-telefonnu-rozmovu-z-ministrom-zakordonnyh-sprav-islandiyi-podyakuvav-za-pidtrymku/" text:style-name="Internet_20_link" text:visited-style-name="Visited_20_Internet_20_Link">
https://armyinform.com.ua/2023/05/02/oleksij-reznikov-mav-telefonnu-rozmovu-z-ministrom-zakordonnyh-sprav-islandiyi-podyakuvav-za-pidtrymku/</text:a>
</text:p>
      <!--NEWS-->
      <text:h text:style-name="P10" text:outline-level="1">
<text:span text:style-name="T4">
在乌克兰沉默的时刻</text:span>
</text:h>
      <text:p text:style-name="P4">
作者: ['АРМІЯINFORM']</text:p>
      <text:p text:style-name="P4">
时间: 2023-05-02T3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5" text:anchor-type="as-char" svg:width="6.9236in" svg:height="3.895992in" draw:z-index="0">
<draw:image xlink:href="../Images/AРМІЯINFORM/2023-05-02T3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02/v-ukrayini-hvylyna-movchannya/" text:style-name="Internet_20_link" text:visited-style-name="Visited_20_Internet_20_Link">
https://armyinform.com.ua/2023/05/02/v-ukrayini-hvylyna-movchannya/</text:a>
</text:p>
      <!--NEWS-->
      <text:h text:style-name="P10" text:outline-level="1">
<text:span text:style-name="T4">
乌克兰在对抗网络攻击和俄罗斯联邦的信息侵略方面已获得优势-NSDC</text:span>
</text:h>
      <text:p text:style-name="P4">
作者: ['АРМІЯINFORM']</text:p>
      <text:p text:style-name="P4">
时间: 2023-05-02T40:00:00-04:00</text:p>
      <text:p text:style-name="P4">
描述: Chornomorsky地区论坛的Pid Hour Valnentorvikov计划...与乌克兰2022年的战争，与乌克兰的最新新闻战争，今天与乌克兰2022年的新闻战争，乌克兰和俄罗斯之间的战争以及与俄罗斯之间的战争，以及与战争之间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5/whatsapp-image-2023-05-01-at-16.41.31-3-e1683006836132.jpeg" text:style-name="Internet_20_link" text:visited-style-name="Visited_20_Internet_20_Link">
whatsapp-image-2023-05-01-at-16.41.31-3-e1683006836132.jpeg</text:a>
']</text:p>
      <text:p text:style-name="P4">
标签: ['YES', 'ЄВРОПЕЙСЬКИЙ ЦЕНТР ДОСЛІДЖЕНЬ ПРОБЛЕМ БЕЗПЕКИ', 'КІБЕРЗАГРОЗИ', 'РНБО УКРАЇНИ']</text:p>
      <text:p text:style-name="P4">
类别: News</text:p>
      <!--METADATA-->
      <text:p text:style-name="P4">
<draw:frame draw:style-name="fr1" draw:name="Image246" text:anchor-type="as-char" svg:width="6.9236in" svg:height="4.185262in" draw:z-index="0">
<draw:image xlink:href="../Images/AРМІЯINFORM/2023-05-02T40-00-00-04-00/whatsapp-image-2023-05-01-at-16.41.31-3-e1683006836132.jpeg" xlink:type="simple" xlink:show="embed" xlink:actuate="onLoad" draw:mime-type="image/jpeg"/>
</draw:frame>
在欧洲安全计划的黑海地区论坛毕业生。 J. Marshall的活动参与者讨论了乌克兰加入欧盟的障碍的定义和中和。 特别注意俄罗斯联邦的混合影响，特别是在信息领域和欧洲一体化计划中。</text:p>
      <text:p text:style-name="P4">
关于它<text:a xlink:type="simple" xlink:href="https://www.rnbo.gov.ua/ua/Diialnist/6302.html" text:style-name="Internet_20_link" text:visited-style-name="Visited_20_Internet_20_Link">
报告</text:a>
乌克兰的国家安全和防御。</text:p>
      <text:p text:style-name="P4">
该论坛是指支持欧盟黑海地区加入的重要性，保加利亚和罗马尼亚在获得欧盟会员资格期间面临的经验和挑战，乌克兰，摩尔多瓦和乔治亚州的成就和问题问题欧洲一体化。 还考虑了俄罗斯联邦进行的混合机构，以防止实施欧洲一体化以及黑海地区国家的经验来抵消主题呼吁。</text:p>
      <text:p text:style-name="P4">
乌克兰方面在抵消信息方面有着成功的经验，这些信息在武术和发展国家可持续性条件下对俄罗斯联邦的结局。纳塔利娅·塔卡丘克(Natalia Tkachuk)，领导者的网络者和俄罗斯联邦的信息侵略。</text:p>
      <text:p text:style-name="P4">
她还强调，乌克兰在进入EMP加入的旅程中取得了巨大的成功，并感谢欧洲合作伙伴的支持。 “欧盟的欧盟成员不仅适合乌克兰。 这将有助于加强欧洲的集体安全，尤其是在俄罗斯侵略的反作用方面。”服务负责人强调。</text:p>
      <text:p text:style-name="P4">
摩尔多瓦·多林(Moldova Dorin)总理，美国驻德国摩尔多瓦玛格丽特·尤布尔(Moldova Margret Yubber)大使，美国大使，乌克兰，摩尔多瓦，罗马尼亚，罗马尼亚，保加利亚，佐治亚州，德国，德国，德国的国家代表，美国大使，摩尔多德·肯特·洛格斯登大使也参加了该论坛。</text:p>
      <text:p text:style-name="P4">
News Source: <text:a xlink:type="simple" xlink:href="https://armyinform.com.ua/2023/05/02/ukrayina-zdobula-perevagu-u-protystoyanni-kiberatakam-ta-informaczijnij-agresiyi-rf-rnbo/" text:style-name="Internet_20_link" text:visited-style-name="Visited_20_Internet_20_Link">
https://armyinform.com.ua/2023/05/02/ukrayina-zdobula-perevagu-u-protystoyanni-kiberatakam-ta-informaczijnij-agresiyi-rf-rnbo/</text:a>
</text:p>
      <!--NEWS-->
      <text:h text:style-name="P10" text:outline-level="1">
<text:span text:style-name="T4">
北约北约成员：国务院遵守开放政策</text:span>
</text:h>
      <text:p text:style-name="P4">
作者: ['АРМІЯINFORM']</text:p>
      <text:p text:style-name="P4">
时间: 2023-05-02T41:00:00-04:00</text:p>
      <text:p text:style-name="P4">
描述: 美国哨兵的主权部将对门的门的一半进行解雇……与乌克兰2022年的战争，与乌克兰与乌克兰的最新新闻，今天与乌克兰2022年的新闻战争，今天上次与乌克兰进行战争，乌克兰之间是否会发生战争和俄罗斯，当乌克兰与乌克兰与2022年的乌克兰在不久的将来会与乌克兰发生战争，他们说，与乌克兰的战争今天，乌克兰的新闻，乌克兰的新闻，乌克兰媒体在俄罗斯的乌克兰新闻</text:p>
      <text:p text:style-name="P4">
图片: ['<text:a xlink:type="simple" xlink:href="https://armyinform.com.ua/wp-content/uploads/2022/12/czczcznato.jpg" text:style-name="Internet_20_link" text:visited-style-name="Visited_20_Internet_20_Link">
czczcznato.jpg</text:a>
']</text:p>
      <text:p text:style-name="P4">
标签: ['АГРЕСІЯ РФ', 'ДЕРЖДЕП', 'ДОПОМОГА ПАРТНЕРІВ', 'НАТО', 'СВІТ ПІДТРИМУЄ УКРАЇНУ', 'США']</text:p>
      <text:p text:style-name="P4">
类别: News</text:p>
      <!--METADATA-->
      <text:p text:style-name="P4">
<draw:frame draw:style-name="fr1" draw:name="Image247" text:anchor-type="as-char" svg:width="6.9236in" svg:height="4.340623in" draw:z-index="0">
<draw:image xlink:href="../Images/AРМІЯINFORM/2023-05-02T41-00-00-04-00/czczcznato.jpg" xlink:type="simple" xlink:show="embed" xlink:actuate="onLoad" draw:mime-type="image/jpeg"/>
</draw:frame>
美利坚合众国国务院遵守北约可能的会员资格的公开门政策。</text:p>
      <text:p text:style-name="P4">
在紧迫的<text:a xlink:type="simple" xlink:href="https://www.state.gov/briefings/department-press-briefing-may-1-2023/" text:style-name="Internet_20_link" text:visited-style-name="Visited_20_Internet_20_Link">
报告</text:a>
美国国务院VedanPatatel。</text:p>
      <text:p text:style-name="P4">
“我们支持北约开门政策。 显然是(<text:span text:style-name="T5">
乌克兰成员北约</text:span>
 _ <text:span text:style-name="T5">
- ed .</text:span>
) - 集体决定，它必须制作所有字母。 我们现在关注的是支持我们的乌克兰合作伙伴解决他们目前与之接触的挑战，AHI是俄罗斯的巨大侵略，俄罗斯对平民和能源基础设施的攻击。” Vedant Patel说。</text:p>
      <text:p text:style-name="P4">
回想北大西洋联盟的峰会<text:a xlink:type="simple" xlink:href="https://armyinform.com.ua/2022/11/09/nastupnyj-samit-nato-vidbudetsya-vlitku-2023-roku-v-lytvi/" text:style-name="Internet_20_link" text:visited-style-name="Visited_20_Internet_20_Link">
将发生</text:a>
2023年7月11日至12日在维尔纽斯。(https://armyinform.com.ua/2023/02/15/pozycziya-nato-shhodo-ukrayiny-ne-zminylasya-vona-stane-chlenom-alyansu-yens-stoltenberg/)Blocushchev乌克兰的立场没有改变，乌克兰的胜利是任何[讨论]的先决条件(https://armyinform.com.ua/2023/04/05/peremoga-ukrayiny-ye-peredumovoyu-dlya-bud-yakoyi-dyskusiyi-shhodo-majbutnogo-chlenstva-v-nato-yens-stoltenberg/)关于未来的北约会员资格。</text:p>
      <text:p text:style-name="P4">
News Source: <text:a xlink:type="simple" xlink:href="https://armyinform.com.ua/2023/05/02/chlenstvo-ukrayiny-v-nato-derzhdep-dotrymuyetsya-polityky-vidkrytyh-dverej/" text:style-name="Internet_20_link" text:visited-style-name="Visited_20_Internet_20_Link">
https://armyinform.com.ua/2023/05/02/chlenstvo-ukrayiny-v-nato-derzhdep-dotrymuyetsya-polityky-vidkrytyh-dverej/</text:a>
</text:p>
      <!--NEWS-->
      <text:h text:style-name="P10" text:outline-level="1">
<text:span text:style-name="T4">
到了晚上，俄罗斯联邦的军队从迫击炮和炮桶中向苏米地区和切尔尼希夫地区的边界开火</text:span>
</text:h>
      <text:p text:style-name="P4">
作者: ['АРМІЯINFORM']</text:p>
      <text:p text:style-name="P4">
时间: 2023-05-02T42:00:00-04:00</text:p>
      <text:p text:style-name="P4">
描述: vnochi 2:00 1 pm在08:00 2 PROPENNA ROSICHIKICII -VICHINIKY CHOTIRI RAZI ...与乌克兰2022年的战争，与乌克兰与乌克兰的最新新闻，与乌克兰2022年的新闻战争，乌克兰2022年乌克兰和俄罗斯以及俄罗斯以及俄罗斯以及俄罗斯以及俄罗斯以及俄罗斯以及俄罗斯以及俄罗斯以及俄罗斯以及俄罗斯以及俄罗斯以及以及俄罗斯，俄罗斯，俄罗斯和俄罗斯在2022年与乌克兰的战争将与否，将在不久的将来与乌克兰发生战争，与乌克兰的战争，今天的乌克兰新闻，乌克兰的新闻，乌克兰媒体的乌克兰新闻</text:p>
      <text:p text:style-name="P4">
图片: ['<text:a xlink:type="simple" xlink:href="https://armyinform.com.ua/wp-content/uploads/2023/05/501379058ae50fdafa91a200e502c1df_l.jpg" text:style-name="Internet_20_link" text:visited-style-name="Visited_20_Internet_20_Link">
501379058ae50fdafa91a200e502c1df_l.jpg</text:a>
']</text:p>
      <text:p text:style-name="P4">
标签: ['АГРЕСІЯ РФ', 'ВТОРГНЕННЯ РФ', 'ОБСТРІЛИ ПРИКОРДОННЯ', 'СУМЩИНА', 'ЧЕРНІГІВЩИНА']</text:p>
      <text:p text:style-name="P4">
类别: News</text:p>
      <!--METADATA-->
      <text:p text:style-name="P4">
<draw:frame draw:style-name="fr1" draw:name="Image248" text:anchor-type="as-char" svg:width="6.9236in" svg:height="4.286862in" draw:z-index="0">
<draw:image xlink:href="../Images/AРМІЯINFORM/2023-05-02T42-00-00-04-00/501379058ae50fdafa91a200e502c1df_l.jpg" xlink:type="simple" xlink:show="embed" xlink:actuate="onLoad" draw:mime-type="image/jpeg"/>
</draw:frame>
说明性照片</text:p>
      <text:p text:style-name="P4">
5月1日至5月2日22:00的晚上，俄罗斯占领部队在切尼希夫和苏米地区的边界开火。</text:p>
      <text:p text:style-name="P4">
关于它<text:a xlink:type="simple" xlink:href="https://t.me/ok_pivnich1/2220" text:style-name="Internet_20_link" text:visited-style-name="Visited_20_Internet_20_Link">
报告</text:a>
操作命令“北”。</text:p>
      <text:p text:style-name="P4">
在Sumy地区：</text:p>
      <text:p text:style-name="P4">
·大约在22:51，记录了4个教区，可能来自炮兵的理解，对Sosnivka定居点的理解。</text:p>
      <text:p text:style-name="P4">
·从22:35到22:37，在Vintotor的区域人口中，有2个教区，可能是一个120毫米的砂浆。</text:p>
      <text:p text:style-name="P4">
·从06:18到06:32 3旅行，大概是在里夫纳(Rivne)居住的池中的120毫米迫击炮。</text:p>
      <text:p text:style-name="P4">
从06:00到06:30，在切尔尼希夫地区，有7个教区，可能是炮兵，在穆拉维亚定居点。</text:p>
      <text:p text:style-name="P4">
当地人口的损失或对平民基础设施的损失没有损失。</text:p>
      <text:p text:style-name="P4">
News Source: <text:a xlink:type="simple" xlink:href="https://armyinform.com.ua/2023/05/02/vnochi-armiya-rf-obstrilyala-prykordonnya-sumshhyny-i-chernigivshhyny-z-minometiv-ta-stvolnoyi-artyleriyi/" text:style-name="Internet_20_link" text:visited-style-name="Visited_20_Internet_20_Link">
https://armyinform.com.ua/2023/05/02/vnochi-armiya-rf-obstrilyala-prykordonnya-sumshhyny-i-chernigivshhyny-z-minometiv-ta-stvolnoyi-artyleriyi/</text:a>
</text:p>
      <!--NEWS-->
      <text:h text:style-name="P10" text:outline-level="1">
<text:span text:style-name="T4">
波兰总统：乌克兰在欧盟的会员资格是波兰在欧盟总统任期的主要优先事项之一</text:span>
</text:h>
      <text:p text:style-name="P4">
作者: ['АРМІЯINFORM']</text:p>
      <text:p text:style-name="P4">
时间: 2023-05-02T43:00:00-04:00</text:p>
      <text:p text:style-name="P4">
描述: 对于波兰语，在Pisdgotovka Republiki的背景下，只有Izitnikhi ...与乌克兰2022年的战争，与乌克兰的战争是今天的最新消息，今天与乌克兰2022年的新闻战争，乌克兰之间的战争会在乌克兰之间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5/duda-1.jpg" text:style-name="Internet_20_link" text:visited-style-name="Visited_20_Internet_20_Link">
duda-1.jpg</text:a>
']</text:p>
      <text:p text:style-name="P4">
标签: ['STOPRUSSIA', 'АГРЕСІЯ РФ', 'ПРЕЗИДЕНТ ПОЛЬЩІ АНДЖЕЙ ДУДА', 'СВІТ ПІДТРИМУЄ УКРАЇНУ']</text:p>
      <text:p text:style-name="P4">
类别: News</text:p>
      <!--METADATA-->
      <text:p text:style-name="P4">
<draw:frame draw:style-name="fr1" draw:name="Image249" text:anchor-type="as-char" svg:width="6.9236in" svg:height="3.894525in" draw:z-index="0">
<draw:image xlink:href="../Images/AРМІЯINFORM/2023-05-02T43-00-00-04-00/duda-1.jpg" xlink:type="simple" xlink:show="embed" xlink:actuate="onLoad" draw:mime-type="image/jpeg"/>
</draw:frame>
对于波兰来说，在欧盟理事会准备共和党主席准备的背景下，优先领域之一是乌克兰在欧盟中的成员和下午的重建。</text:p>
      <text:p text:style-name="P4">
这是在波兰加入欧盟成立19周年之际<text:a xlink:type="simple" xlink:href="https://www.prezydent.pl/aktualnosci/wydarzenia/andrzej-duda-jestesmy-uczestnikami-wielkiej-europejskiej-wolnosci,67708" text:style-name="Internet_20_link" text:visited-style-name="Visited_20_Internet_20_Link">
陈述</text:a>
波兰杜达总统。</text:p>
      <text:p text:style-name="P4">
此外，波兰领导人还提出了一个加强欧洲 - 大西洋关系的一个方向。</text:p>
      <text:p text:style-name="P4">
安德烈·杜达(Andrzej Duda)强调：“与美国的合作至关重要。”</text:p>
      <text:p text:style-name="P4">
波兰总统强调，对他来说，一个基本假设之一是对长期以来一直在等待欧盟明星可能性的国家的开放政策。</text:p>
      <text:p text:style-name="P4">
回想一下，波兰在欧盟理事会总统任期的未来定于2025年上半年。</text:p>
      <text:p text:style-name="P4">
News Source: <text:a xlink:type="simple" xlink:href="https://armyinform.com.ua/2023/05/02/prezydent-polshhi-chlenstvo-ukrayiny-v-yevrosoyuzi-odyn-iz-golovnyh-priorytetiv-golovuvannya-polshhi-v-yes/" text:style-name="Internet_20_link" text:visited-style-name="Visited_20_Internet_20_Link">
https://armyinform.com.ua/2023/05/02/prezydent-polshhi-chlenstvo-ukrayiny-v-yevrosoyuzi-odyn-iz-golovnyh-priorytetiv-golovuvannya-polshhi-v-yes/</text:a>
</text:p>
      <!--NEWS-->
      <text:h text:style-name="P10" text:outline-level="1">
<text:span text:style-name="T4">
每天有600多个爆炸性物品被中和Sess的烟火技术</text:span>
</text:h>
      <text:p text:style-name="P4">
作者: ['АРМІЯINFORM']</text:p>
      <text:p text:style-name="P4">
时间: 2023-05-02T44:00:00-04:00</text:p>
      <text:p text:style-name="P4">
描述: 借出了1次伤害，武士技术，乌克兰乌克罗兹尼服务部的持有...与乌克兰2022年的战争，与乌克兰与乌克兰的最新新闻，今天与乌克兰2022年的新闻战争，乌克兰与乌克兰的新闻战争，乌克兰和俄罗斯之间以及俄罗斯和俄罗斯之间的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2/rozminuvannya.jpg" text:style-name="Internet_20_link" text:visited-style-name="Visited_20_Internet_20_Link">
rozminuvannya.jpg</text:a>
', '<text:a xlink:type="simple" xlink:href="https://armyinform.com.ua/wp-content/uploads/2023/05/a757ab64-77ca-4b79-ba65-819ed6a7257f.jpg" text:style-name="Internet_20_link" text:visited-style-name="Visited_20_Internet_20_Link">
a757ab64-77ca-4b79-ba65-819ed6a7257f.jpg</text:a>
']</text:p>
      <text:p text:style-name="P4">
标签: ['АГРЕСІЯ РФ', 'ВТОРГНЕННЯ РФ', 'ДСНС УКРАЇНИ', 'РОЗМІНУВАННЯ']</text:p>
      <text:p text:style-name="P4">
类别: News</text:p>
      <!--METADATA-->
      <text:p text:style-name="P4">
<draw:frame draw:style-name="fr1" draw:name="Image250" text:anchor-type="as-char" svg:width="6.9236in" svg:height="3.89773in" draw:z-index="0">
<draw:image xlink:href="../Images/AРМІЯINFORM/2023-05-02T44-00-00-04-00/rozminuvannya.jpg" xlink:type="simple" xlink:show="embed" xlink:actuate="onLoad" draw:mime-type="image/jpeg"/>
</draw:frame>
说明性照片</text:p>
      <text:p text:style-name="P4">
在5月1日<text:span text:style-name="T4">
的最后一天，州紧急服务服务的烟火单位</text:span>
 153次**参与了任务的完成。</text:p>
      <text:p text:style-name="P4">
关于它_ <text:a xlink:type="simple" xlink:href="https://dsns.gov.ua/uk/news/nadzvicaini-podiyi/informaciia-shhodo-diialnosti-pirotexnicnix-pidrozdiliv-dsns-107" text:style-name="Internet_20_link" text:visited-style-name="Visited_20_Internet_20_Link">
报告</text:a>
_苏联乌克兰。</text:p>
      <text:p text:style-name="P4">
<text:span text:style-name="T4">
 647 </text:span>
<text:span text:style-name="T4">
爆炸</text:span>
 <text:span text:style-name="T4">
项目发现，扣押和处置的烟火单元。</text:span>
检查了(清除)面积<text:span text:style-name="T4">
 144公顷</text:span>
。</text:p>
      <text:p text:style-name="P4">
最常见的烟火单元工作：在Kharkiv地区17 487次，基辅地区-7556，Donetsk地区-5014，Mykolaiv地区-4711，Chernihiv -4545 -4545，Kherson -Kherson -4516，Sumy -1909- 1909年，委托地区-1909，Cherkasy地区-1085。</text:p>
      <text:p text:style-name="P4">
背景：从乌克兰SES的俄罗斯乌克兰烟火联合会的大规模侵略开始，乌克兰SES的烟火单位就参与了<text:span text:style-name="T4">
 53 210次</text:span>
，以执行魔鬼的任务。 处置<text:span text:style-name="T4">
 353 404熄灭对象</text:span>
，包括<text:span text:style-name="T4">
 2217航空</text:span>
。 检查(清除)面积<text:span text:style-name="T4">
 83 894公顷</text:span>
。</text:p>
      <text:p text:style-name="P4">
总共剩下174,000平方米。 潜在危险领土的公里，占该州总面积的30％。</text:p>
      <text:p text:style-name="P4">
<draw:frame draw:style-name="fr1" draw:name="Image251" text:anchor-type="as-char" svg:width="6.9236in" svg:height="5.804039in" draw:z-index="0">
<draw:image xlink:href="../Images/AРМІЯINFORM/2023-05-02T44-00-00-04-00/a757ab64-77ca-4b79-ba65-819ed6a7257f.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02/za-dobu-pirotehniky-dsns-zneshkodyly-ponad-600-vybuhonebezpechnyh-predmetiv-3/" text:style-name="Internet_20_link" text:visited-style-name="Visited_20_Internet_20_Link">
https://armyinform.com.ua/2023/05/02/za-dobu-pirotehniky-dsns-zneshkodyly-ponad-600-vybuhonebezpechnyh-predmetiv-3/</text:a>
</text:p>
      <!--NEWS-->
      <text:h text:style-name="P10" text:outline-level="1">
<text:span text:style-name="T4">
已经工作了一个失踪人员的登记册</text:span>
</text:h>
      <text:p text:style-name="P4">
作者: ['АРМІЯINFORM']</text:p>
      <text:p text:style-name="P4">
时间: 2023-05-02T45:00:00-04:00</text:p>
      <text:p text:style-name="P4">
描述: 在Minstniky，乌克兰的手偶然发现了Osist Osb，这是缺乏生命的Zesilich ...与2022年与乌克兰的战争，与乌克兰与乌克兰的最新新闻的战争，《与乌克兰2022年的新闻战》是今天的最后一场，是今天的最后一场，是今天的最后一场。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4/znykli-bezvisty.jpg" text:style-name="Internet_20_link" text:visited-style-name="Visited_20_Internet_20_Link">
znykli-bezvisty.jpg</text:a>
']</text:p>
      <text:p text:style-name="P4">
标签: ['БЕЗВІСТИ ЗНИКЛІ', 'ЄДИНИЙ РЕЄСТР ЗНИКЛИХ БЕЗВІСТИ', 'МВС УКРАЇНИ']</text:p>
      <text:p text:style-name="P4">
类别: News</text:p>
      <!--METADATA-->
      <text:p text:style-name="P4">
<draw:frame draw:style-name="fr1" draw:name="Image252" text:anchor-type="as-char" svg:width="6.9236in" svg:height="4.288165in" draw:z-index="0">
<draw:image xlink:href="../Images/AРМІЯINFORM/2023-05-02T45-00-00-04-00/znykli-bezvisty.jpg" xlink:type="simple" xlink:show="embed" xlink:actuate="onLoad" draw:mime-type="image/jpeg"/>
</draw:frame>
在乌克兰内政部，在特殊情况下启动了一个人的单一登记册。 专业人士失踪人员的亲戚已经可以从注册表中寻求摘录。</text:p>
      <text:p text:style-name="P4">
关于它<text:a xlink:type="simple" xlink:href="https://www.kmu.gov.ua/news/u-mvs-zapratsiuvav-iedynyi-reiestr-osib-znyklykh-bezvisty-za-osoblyvykh-obstavyn-leonid-tymchenko" text:style-name="Internet_20_link" text:visited-style-name="Visited_20_Internet_20_Link">
报告</text:a>
政府门户。</text:p>
      <text:p text:style-name="P4">
由于大规模入侵俄罗斯进入乌克兰成千上万的人失踪了。 发现了其中的绝大多数。 但是，由于敌对行动，大约有23,000人被同样的人确认，这被认为被特殊情况的消失所遗漏了。</text:p>
      <text:p text:style-name="P4">
统一登记册的摘录将由乌克兰教育和科学部信息部的代表提供。 要获取文件，您需要联系内政部(将卷发送到弗吉尼亚州基夫的地址。 Bogomolets，10，乌克兰内政部或在E -Box上<text:a xlink:type="simple" xlink:href="https://armyinform.com.ua/cdn-cgi/l/email-protection" text:style-name="Internet_20_link" text:visited-style-name="Visited_20_Internet_20_Link">
[电子邮件保护]</text:a>
)借助文件和副本，证明了要求人的人以及与失踪人员的亲和力。</text:p>
      <text:p text:style-name="P4">
“此注册表是一个完全安全的数据库。 并将获得处方官员的处方：乌克兰内政部的雇员，国家警察的雇员和信息部的专员办公室代表。记录卡是根据提交的申请形成的由失踪前警察的亲属。 乌克兰列昂尼德·蒂姆琴科(Leonid Timchenko)内政部副部长说：“每个人的验证直接由失踪办公室进行。”</text:p>
      <text:p text:style-name="P4">
News Source: <text:a xlink:type="simple" xlink:href="https://armyinform.com.ua/2023/05/02/zapraczyuvav-yedynyj-reyestr-znyklyh-bezvisty-osib/" text:style-name="Internet_20_link" text:visited-style-name="Visited_20_Internet_20_Link">
https://armyinform.com.ua/2023/05/02/zapraczyuvav-yedynyj-reyestr-znyklyh-bezvisty-osib/</text:a>
</text:p>
      <!--NEWS-->
      <text:h text:style-name="P10" text:outline-level="1">
<text:span text:style-name="T4">
在巴赫穆特方向做出了许多必要的决定 - 亚历山大·赛尔斯基</text:span>
</text:h>
      <text:p text:style-name="P4">
作者: ['АРМІЯINFORM']</text:p>
      <text:p text:style-name="P4">
时间: 2023-05-02T46:00:00-04:00</text:p>
      <text:p text:style-name="P4">
描述: Scidary Ugro-Wicheck将军上校Oleksandr Sirsky上校的指挥官在巴赫穆蒂...与乌克兰2022年的战争，与乌克兰的最新新闻战争，今天与乌克兰2022年的新闻战争，今天将与乌克兰和俄罗斯之间的战争以及俄罗斯和俄罗斯之间的战争他们说，乌克兰在2022年是否会有一年的时间，在不久的将来是否会与乌克兰进行战争</text:p>
      <text:p text:style-name="P4">
图片: ['<text:a xlink:type="simple" xlink:href="https://armyinform.com.ua/wp-content/uploads/2023/03/syrskyj_01-e1679558385743.jpg" text:style-name="Internet_20_link" text:visited-style-name="Visited_20_Internet_20_Link">
syrskyj_01-e1679558385743.jpg</text:a>
']</text:p>
      <text:p text:style-name="P4">
标签: ['STOPRUSSIA', 'АГРЕСІЯ РФ', 'БАХМУТСЬКИЙ НАПРЯМОК', 'ВТОРГНЕННЯ РФ', 'ГЕНЕРАЛ-ПОЛКОВНИК ОЛЕКСАНДР СИРСЬКИЙ']</text:p>
      <text:p text:style-name="P4">
类别: News</text:p>
      <!--METADATA-->
      <text:p text:style-name="P4">
<draw:frame draw:style-name="fr1" draw:name="Image253" text:anchor-type="as-char" svg:width="6.9236in" svg:height="3.686817in" draw:z-index="0">
<draw:image xlink:href="../Images/AРМІЯINFORM/2023-05-02T46-00-00-04-00/syrskyj_01-e1679558385743.jpg" xlink:type="simple" xlink:show="embed" xlink:actuate="onLoad" draw:mime-type="image/jpeg"/>
</draw:frame>
说明性照片</text:p>
      <text:p text:style-name="P4">
东部部队的指挥官亚历山大·西尔斯基·乌巴赫穆蒂(Alexander Syrsky Ubakhmuti)与指挥官一起做出了许多必要的决定，旨在做出有效的防御和最大化敌人的损失。</text:p>
      <text:p text:style-name="P4">
亚历山大·西尔斯基上校在[电报]中说明了这一点(http://t.me/osirskiy/57).</text:p>
      <text:p text:style-name="P4">
«Поспілкувалися із захисниками східного фронту. В центрі уваги постійно маютьбути люди, від солдата до комбрига. Ніхто не має залишитись осторонь, оскількисаме завдяки їхній самовідданості та професіоналізму Бахмут тримається», —наголосив він.</text:p>
      <text:p text:style-name="P4">
Наші командири і воїни, як зазначив генерал-полковник Олександр Сирський, — цегерої сучасності, які щодня вщент розбивають плани ворога.</text:p>
      <text:p text:style-name="P4">
News Source: <text:a xlink:type="simple" xlink:href="https://armyinform.com.ua/2023/05/02/uhvalyly-nyzku-neobhidnyh-rishen-dlya-efektyvnoyi-oborony-na-bahmutskomu-napryamku-oleksandr-syrskyj/" text:style-name="Internet_20_link" text:visited-style-name="Visited_20_Internet_20_Link">
https://armyinform.com.ua/2023/05/02/uhvalyly-nyzku-neobhidnyh-rishen-dlya-efektyvnoyi-oborony-na-bahmutskomu-napryamku-oleksandr-syrskyj/</text:a>
</text:p>
      <!--NEWS-->
      <text:h text:style-name="P10" text:outline-level="1">
<text:span text:style-name="T4">
白天，救援人员还剩300次以消除敌人的炮击</text:span>
</text:h>
      <text:p text:style-name="P4">
作者: ['АРМІЯINFORM']</text:p>
      <text:p text:style-name="P4">
时间: 2023-05-02T47:00:00-04:00</text:p>
      <text:p text:style-name="P4">
描述: 最后一次受伤，乌克兰Zvazvichahi的持有。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3/operatyvno-dsns.jpeg" text:style-name="Internet_20_link" text:visited-style-name="Visited_20_Internet_20_Link">
operatyvno-dsns.jpeg</text:a>
']</text:p>
      <text:p text:style-name="P4">
标签: ['STOPRUSSIA', 'АГРЕСІЯ РФ', 'ВТОРГНЕННЯ РФ', 'ДСНС УКРАЇНИ', 'ОБСТРІЛИ ІНФРАСТРУКТУРИ']</text:p>
      <text:p text:style-name="P4">
类别: News</text:p>
      <!--METADATA-->
      <text:p text:style-name="P4">
<draw:frame draw:style-name="fr1" draw:name="Image254" text:anchor-type="as-char" svg:width="6.9236in" svg:height="3.889116in" draw:z-index="0">
<draw:image xlink:href="../Images/AРМІЯINFORM/2023-05-02T47-00-00-04-00/operatyvno-dsns.jpeg" xlink:type="simple" xlink:show="embed" xlink:actuate="onLoad" draw:mime-type="image/jpeg"/>
</draw:frame>
在5月1日<text:span text:style-name="T4">
的最后一天，</text:span>
乌克兰公务员不确定情况的划分<text:span text:style-name="T4">
使269次出发</text:span>
消除了定居点和基础设施的居民的后果。 消除了9次大火。 为330人提供了心理援助。</text:p>
      <text:p text:style-name="P4">
这在[消息]中说明了(https://dsns.gov.ua/uk/news/nadzvicaini-podiyi/operativna-informaciia-dsns-shhodo-naslidkiv-vedennia-boiovix-dii-rosiiskoiu-federacijeiu-143)乌克兰的SES。</text:p>
      <text:p text:style-name="P4">
自战争开始以来，已经有92,069次出发，以消除炮击后果，1437次大火已被清算，4029人被救出，提供了心理援助212 169。</text:p>
      <text:p text:style-name="P4">
News Source: <text:a xlink:type="simple" xlink:href="https://armyinform.com.ua/2023/05/02/za-dobu-ryatuvalnyky-majzhe-300-raziv-vyyizhdzhaly-na-likvidacziyu-naslidkiv-vorozhyh-obstriliv/" text:style-name="Internet_20_link" text:visited-style-name="Visited_20_Internet_20_Link">
https://armyinform.com.ua/2023/05/02/za-dobu-ryatuvalnyky-majzhe-300-raziv-vyyizhdzhaly-na-likvidacziyu-naslidkiv-vorozhyh-obstriliv/</text:a>
</text:p>
      <!--NEWS-->
      <text:h text:style-name="P10" text:outline-level="1">
<text:span text:style-name="T4">
圆桌会议“乌克兰和乌克兰人在第二次世界大战中取得胜利的贡献”</text:span>
</text:h>
      <text:p text:style-name="P4">
作者: ['АРМІЯINFORM']</text:p>
      <text:p text:style-name="P4">
时间: 2023-05-02T48:00:00-04:00</text:p>
      <text:p text:style-name="P4">
描述: https://www.youtube.com/watch?v=gq4cvr2nlrq＆nbsp;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MILITARY MEDIA CENTER']</text:p>
      <text:p text:style-name="P4">
类别: News</text:p>
      <!--METADATA-->
      <text:p text:style-name="P4">
News Source: <text:a xlink:type="simple" xlink:href="https://armyinform.com.ua/2023/05/02/kruglyj-stil-vnesok-ukrayiny-ta-ukrayincziv-u-peremogu-v-ii-svitovij-vijni/" text:style-name="Internet_20_link" text:visited-style-name="Visited_20_Internet_20_Link">
https://armyinform.com.ua/2023/05/02/kruglyj-stil-vnesok-ukrayiny-ta-ukrayincziv-u-peremogu-v-ii-svitovij-vijni/</text:a>
</text:p>
      <!--NEWS-->
      <text:h text:style-name="P10" text:outline-level="1">
<text:span text:style-name="T4">
波兰有兴趣以俄罗斯的侵略驱逐乌克兰-Andrzej Duda</text:span>
</text:h>
      <text:p text:style-name="P4">
作者: ['АРМІЯINFORM']</text:p>
      <text:p text:style-name="P4">
时间: 2023-05-02T49:00:00-04:00</text:p>
      <text:p text:style-name="P4">
描述: polishi pervlika，Yaki Poleg，那就是Abi Ukrainian将Vidsich送给Rosiyko ...与2022年乌克兰的战争，与乌克兰的战争是今天的最新新闻，这是与乌克兰2022年的新闻，今天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duda-2.jpg" text:style-name="Internet_20_link" text:visited-style-name="Visited_20_Internet_20_Link">
duda-2.jpg</text:a>
']</text:p>
      <text:p text:style-name="P4">
标签: ['STOPRUSSIA', 'ВІЙСЬКОВА ДОПОМОГА', 'ВТОРГНЕННЯ РФ', 'ПРЕЗИДЕНТ ПОЛЬЩІ АНДЖЕЙ ДУДА']</text:p>
      <text:p text:style-name="P4">
类别: News</text:p>
      <!--METADATA-->
      <text:p text:style-name="P4">
<draw:frame draw:style-name="fr1" draw:name="Image255" text:anchor-type="as-char" svg:width="6.9236in" svg:height="3.894525in" draw:z-index="0">
<draw:image xlink:href="../Images/AРМІЯINFORM/2023-05-02T49-00-00-04-00/duda-2.jpg" xlink:type="simple" xlink:show="embed" xlink:actuate="onLoad" draw:mime-type="image/jpeg"/>
</draw:frame>
波兰正在追求乌克兰给乌克兰提供各自侵略者的兴趣。</text:p>
      <text:p text:style-name="P4">
因此<text:a xlink:type="simple" xlink:href="https://twitter.com/prezydentpl/status/1653103045469773824" text:style-name="Internet_20_link" text:visited-style-name="Visited_20_Internet_20_Link">
强调</text:a>
波兰总统安德烈·杜达(Andrzej Duda)。</text:p>
      <text:p text:style-name="P4">
“这就是为什么我们做出决定(<text:span text:style-name="T5">
wire Nation Nation _ -Ed .</text:span>
)军事援助。 我们已经表现出良好的邻居，这要归功于波兰人的特殊手势，我们在国际竞技场获得了权威。”波兰领导人强调。</text:p>
      <text:p text:style-name="P4">
我们将提醒，在乌克兰沃迪米尔·泽伦斯基(Volodymyr Zelensky)的正式访问中，华沙波兰总统安德烈·杜达(Andrzej Duda)(https://armyinform.com.ua/2023/04/05/andzhej-duda-polshha-nadaye-ukrayini-vijskovu-pidtrymku-ta-mobilizuye-soyuznykiv-robyty-te-zh-same/)它为乌克兰提供了军事支持，并动员了盟友也这样做。</text:p>
      <text:p text:style-name="P4">
News Source: <text:a xlink:type="simple" xlink:href="https://armyinform.com.ua/2023/05/02/polshha-zaczikavlena-v-tomu-aby-ukrayina-dala-vidsich-rosijskij-agresiyi-andzhej-duda/" text:style-name="Internet_20_link" text:visited-style-name="Visited_20_Internet_20_Link">
https://armyinform.com.ua/2023/05/02/polshha-zaczikavlena-v-tomu-aby-ukrayina-dala-vidsich-rosijskij-agresiyi-andzhej-duda/</text:a>
</text:p>
      <!--NEWS-->
      <text:h text:style-name="P10" text:outline-level="1">
<text:span text:style-name="T4">
提供健康度假服务人员的程序：澄清</text:span>
</text:h>
      <text:p text:style-name="P4">
作者: ['АРМІЯINFORM']</text:p>
      <text:p text:style-name="P4">
时间: 2023-05-02T50:00:00-04:00</text:p>
      <text:p text:style-name="P4">
描述: odrimanni vidboskovskovskov pid小时的权利我将成为Chitko voznashna ...与乌克兰2022年的战争，与乌克兰的最新新闻，今天与乌克兰的新闻，今天与乌克兰2022年的《新闻战》，乌克兰和俄罗斯之间的战争以及何时与乌克兰的战争他们说，乌克兰在2022年是否会有一年的时间，在不久的将来是否会与乌克兰进行战争</text:p>
      <text:p text:style-name="P4">
图片: ['<text:a xlink:type="simple" xlink:href="https://armyinform.com.ua/wp-content/uploads/2023/05/photo_5370758786224079735_y.jpg" text:style-name="Internet_20_link" text:visited-style-name="Visited_20_Internet_20_Link">
photo_5370758786224079735_y.jpg</text:a>
']</text:p>
      <text:p text:style-name="P4">
标签: ['ВТОРГНЕННЯ РФ', 'СОЦЗАХИСТ ПІД ЧАС ВІЙНИ']</text:p>
      <text:p text:style-name="P4">
类别: News</text:p>
      <!--METADATA-->
      <text:p text:style-name="P4">
<draw:frame draw:style-name="fr1" draw:name="Image256" text:anchor-type="as-char" svg:width="6.9236in" svg:height="4.824884in" draw:z-index="0">
<draw:image xlink:href="../Images/AРМІЯINFORM/2023-05-02T50-00-00-04-00/photo_5370758786224079735_y.jpg" xlink:type="simple" xlink:show="embed" xlink:actuate="onLoad" draw:mime-type="image/jpeg"/>
</draw:frame>
《法律》第101条清楚地定义了军事人员在戒严令中接受假期的权利“ <text:a xlink:type="simple" xlink:href="https://zakon.rada.gov.ua/laws/show/2011-12#Text" text:style-name="Internet_20_link" text:visited-style-name="Visited_20_Internet_20_Link">
关于军事军人及其家人的社会和法律保护</text:a>
”。</text:p>
      <text:p text:style-name="P4">
根据本[法律]第101条第101条(https://zakon.rada.gov.ua/laws/show/2011-12#Text)，与一名服务员的托运有关，根据偶尔的医疗委员会的结束，他获得了保存货币和财政支持的休假。 <text:span text:style-name="T4">
在医疗机构中持续停留兵役的总时间和患有该疾病疾病的疾病治疗的休假时间不应连续4个月。</text:span>
</text:p>
      <text:p text:style-name="P4">
基于[段18]所做的更改(https://zakon.rada.gov.ua/laws/show/2011-12#n176)第10条<text:span text:style-name="T4">
 1 </text:span>
 <text:a xlink:type="simple" xlink:href="https://zakon.rada.gov.ua/laws/show/2011-12#Text" text:style-name="Internet_20_link" text:visited-style-name="Visited_20_Internet_20_Link">
法律</text:a>
，在军事人员戒得法期间的一个好时期可能会给年度基本假期，以及在家庭场所休假，并出于其他有效的理由，并保存在乌克兰旅行到度假地点和返回地点，但没有更多战争结束的两天。**</text:p>
      <text:p text:style-name="P4">
同时，根据[乌克兰武装部队军事医学检查的锡]](https://zakon.rada.gov.ua/laws/show/z1109-08#Text)，仅通过军事医疗委员会的决议向军人提供治疗后的卫生假。</text:p>
      <text:p text:style-name="P4">
由于健康原因，在住院治疗之后，即将完成不少于30个日历日的时间以完全恢复功能和绩效时，就可以在住院治疗后支付VLK对休假的需求的解决方案。</text:p>
      <text:p text:style-name="P4">
根据VLK的解决方案，可以延长健康假期，并为适当的医疗证词 - 重新延长30个 - 钟伦达天。</text:p>
      <text:p text:style-name="P4">
在VLK会议的书籍和VLK证书中记录了VLK在延长卫生假的情况下的解决方案，并在提供了第一个卫生的基础上。 它是由主席，委员会成员签署的(不低于)，委员会部长，签名用密封固定。·一名服务员向直接指挥官提交报告(给老板)，，，，</text:p>
      <text:p text:style-name="P4">
·指挥官(头)将报告发送给总部，以供w/h的指挥官考虑</text:p>
      <text:p text:style-name="P4">
·指挥官决定放假。</text:p>
      <text:p text:style-name="P4">
如果在健康假期后，服务员无法继续执行职责，则他或她对VLK进行检查以确定兵役的适合度。</text:p>
      <text:p text:style-name="P4">
根据[关于乌克兰武装部队武装部队通过武装部队的法规]](https://zakon.rada.gov.ua/laws/show/231/2022#Text)日期为11.04.2022，<text:span text:style-name="T4">
严重受伤后的治疗(通过解决方案)军事医疗委员会至少可以将军事委员会交给军人至少10个日历日，而无需考虑到休假地点所需的时间：</text:span>
</text:p>
      <text:p text:style-name="P4">
·最高官员的军人占领了乌克兰的乌克兰军械库部队的总司令 - 司令 - 司令官；</text:p>
      <text:p text:style-name="P4">
·担任指挥官职务的官员 - 乌克兰武装部队的指挥官，军事司令部指挥官；</text:p>
      <text:p text:style-name="P4">
·担任指挥官职位的军官军人(上司)军事部队，第1和2号船 - 军团的指挥官，等同于官员及以上；</text:p>
      <text:p text:style-name="P4">
·其他军人 - 军团指挥官的直接酋长(旅)，等同于官员。</text:p>
      <text:p text:style-name="P4">
重要的是要在到达休假后，必须注册军人，并且在处置时 - 要以[驻军和警卫服务章程所确定的方式退出会计(https://zakon.rada.gov.ua/laws/show/550-14).</text:p>
      <text:p text:style-name="P4">
<text:span text:style-name="T5">
Підготувала Леся Медведенко</text:span>
</text:p>
      <text:p text:style-name="P4">
News Source: <text:a xlink:type="simple" xlink:href="https://armyinform.com.ua/2023/05/02/poryadok-nadannya-vijskovosluzhbovczyam-vidpustky-za-stanom-zdorovya-rozyasnennya/" text:style-name="Internet_20_link" text:visited-style-name="Visited_20_Internet_20_Link">
https://armyinform.com.ua/2023/05/02/poryadok-nadannya-vijskovosluzhbovczyam-vidpustky-za-stanom-zdorovya-rozyasnennya/</text:a>
</text:p>
      <!--NEWS-->
      <text:h text:style-name="P10" text:outline-level="1">
<text:span text:style-name="T4">
由于敌人的炮击，有85个基础设施对象受到影响</text:span>
</text:h>
      <text:p text:style-name="P4">
作者: ['АРМІЯINFORM']</text:p>
      <text:p text:style-name="P4">
时间: 2023-05-02T51: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ebe76a30-b7f6-4430-8364-3541a3476890.jpg" text:style-name="Internet_20_link" text:visited-style-name="Visited_20_Internet_20_Link">
ebe76a30-b7f6-4430-8364-3541a3476890.jpg</text:a>
']</text:p>
      <text:p text:style-name="P4">
标签: ['STOPRUSSIA', 'АГРЕСІЯ РФ', 'ВТОРГНЕННЯ РФ', 'ОБСТРІЛИ ІНФРАСТРУКТУРИ']</text:p>
      <text:p text:style-name="P4">
类别: News</text:p>
      <!--METADATA-->
      <text:p text:style-name="P4">
<draw:frame draw:style-name="fr1" draw:name="Image257" text:anchor-type="as-char" svg:width="6.9236in" svg:height="5.013404in" draw:z-index="0">
<draw:image xlink:href="../Images/AРМІЯINFORM/2023-05-02T51-00-00-04-00/ebe76a30-b7f6-4430-8364-3541a3476890.jpg" xlink:type="simple" xlink:show="embed" xlink:actuate="onLoad" draw:mime-type="image/jpeg"/>
</draw:frame>
在最后一天，俄罗斯军队向乌克兰9个地区的领土开火。</text:p>
      <text:p text:style-name="P4">
关于它<text:a xlink:type="simple" xlink:href="https://t.me/militarymediacenter/1827" text:style-name="Internet_20_link" text:visited-style-name="Visited_20_Internet_20_Link">
报告</text:a>
军事媒体中心。</text:p>
      <text:p text:style-name="P4">
通常，不同类型的武器(砂浆，坦克，炮兵，OTRC，SCR，无人机，战术航空)开除了108个定居点，确认了85个基础设施对象。</text:p>
      <text:p text:style-name="P4">
根据初步信息，1名平民被杀，14人受伤。</text:p>
      <text:p text:style-name="P4">
News Source: <text:a xlink:type="simple" xlink:href="https://armyinform.com.ua/2023/05/02/vnaslidok-obstriliv-rosarmiyeyu-urazheno-85-obyektiv-infrastruktury/" text:style-name="Internet_20_link" text:visited-style-name="Visited_20_Internet_20_Link">
https://armyinform.com.ua/2023/05/02/vnaslidok-obstriliv-rosarmiyeyu-urazheno-85-obyektiv-infrastruktury/</text:a>
</text:p>
      <!--NEWS-->
      <text:h text:style-name="P10" text:outline-level="1">
<text:span text:style-name="T4">
乌克兰总统：我们的州已经证明它能够赢得胜利</text:span>
</text:h>
      <text:p text:style-name="P4">
作者: ['АРМІЯINFORM']</text:p>
      <text:p text:style-name="P4">
时间: 2023-05-02T52:00:00-04:00</text:p>
      <text:p text:style-name="P4">
描述: 乌克兰人带来的，他们可以用他的土地vid penpopant zvilnity。 与乌克兰与乌克兰的战争宣布为总统...与乌克兰的战争是今天的最新消息，与乌克兰2022年的战争是今天的最后一场，乌克兰和俄罗斯和俄罗斯之间以及何时，当时， 2022年与乌克兰与乌克兰的战争都将是，无论是否会发生，无论是否会发生，无论是否会发生战争，在不久的将来都会与乌克兰进行战争，这是与乌克兰的战争，今天的乌克兰新闻，乌克兰媒体上的乌克兰新闻在俄罗斯</text:p>
      <text:p text:style-name="P4">
图片: ['<text:a xlink:type="simple" xlink:href="https://armyinform.com.ua/wp-content/uploads/2023/05/photo_5370778006202730301_y.jpg" text:style-name="Internet_20_link" text:visited-style-name="Visited_20_Internet_20_Link">
photo_5370778006202730301_y.jpg</text:a>
', '<text:a xlink:type="simple" xlink:href="https://armyinform.com.ua/wp-content/uploads/2023/05/photo_5370778006202730298_y-150x150.jpg" text:style-name="Internet_20_link" text:visited-style-name="Visited_20_Internet_20_Link">
photo_5370778006202730298_y-150x150.jpg</text:a>
', '<text:a xlink:type="simple" xlink:href="https://armyinform.com.ua/wp-content/uploads/2023/05/photo_5370778006202730297_y-150x150.jpg" text:style-name="Internet_20_link" text:visited-style-name="Visited_20_Internet_20_Link">
photo_5370778006202730297_y-150x150.jpg</text:a>
', '<text:a xlink:type="simple" xlink:href="https://armyinform.com.ua/wp-content/uploads/2023/05/photo_5370778006202730295_y-150x150.jpg" text:style-name="Internet_20_link" text:visited-style-name="Visited_20_Internet_20_Link">
photo_5370778006202730295_y-150x150.jpg</text:a>
', '<text:a xlink:type="simple" xlink:href="https://armyinform.com.ua/wp-content/uploads/2023/05/photo_5370778006202730299_y-150x150.jpg" text:style-name="Internet_20_link" text:visited-style-name="Visited_20_Internet_20_Link">
photo_5370778006202730299_y-150x150.jpg</text:a>
']</text:p>
      <text:p text:style-name="P4">
标签: ['STOPRUSSIA', 'АГРЕСІЯ РФ', 'ВОЛОДИМИР ЗЕЛЕНСЬКИЙ', 'ВТОРГНЕННЯ РФ']</text:p>
      <text:p text:style-name="P4">
类别: News</text:p>
      <!--METADATA-->
      <text:p text:style-name="P4">
<draw:frame draw:style-name="fr1" draw:name="Image258" text:anchor-type="as-char" svg:width="6.9236in" svg:height="4.621503in" draw:z-index="0">
<draw:image xlink:href="../Images/AРМІЯINFORM/2023-05-02T52-00-00-04-00/photo_5370778006202730301_y.jpg" xlink:type="simple" xlink:show="embed" xlink:actuate="onLoad" draw:mime-type="image/jpeg"/>
</draw:frame>
乌克兰人证明，他们可以将土地从占用者中解放出来。</text:p>
      <text:p text:style-name="P4">
这是由乌克兰沃迪米尔·泽伦斯基总统在<text:a xlink:type="simple" xlink:href="https://t.me/V_Zelenskiy_official/6089" text:style-name="Internet_20_link" text:visited-style-name="Visited_20_Internet_20_Link">
电报</text:a>
.</text:p>
      <text:p text:style-name="P4">
«Усі, хто забезпечує деокупацію, довели, що разом із синьо-жовтим прапоромповертається нормальне життя для кожної людини й кожної родини», — наголосивглава держави.</text:p>
      <text:p text:style-name="P4">
Наша мета, зазначає Володимир Зеленський, це — повернути таке життя всійУкраїні, всім тим районам, які поки що тимчасово перебувають в окупації.</text:p>
      <text:p text:style-name="P4">
<text:a xlink:type="simple" xlink:href="https://armyinform.com.ua/wp-content/uploads/2023/05/photo_5370778006202730298_y.jpg" text:style-name="Internet_20_link" text:visited-style-name="Visited_20_Internet_20_Link">
<draw:frame draw:style-name="fr1" draw:name="Image259" text:anchor-type="as-char" svg:width="6.9236in" svg:height="6.9236in" draw:z-index="0">
<draw:image xlink:href="../Images/AРМІЯINFORM/2023-05-02T52-00-00-04-00/photo_5370778006202730298_y-150x150.jpg" xlink:type="simple" xlink:show="embed" xlink:actuate="onLoad" draw:mime-type="image/jpeg"/>
</draw:frame>
</text:a>
</text:p>
      <text:p text:style-name="P4">
<text:a xlink:type="simple" xlink:href="https://armyinform.com.ua/wp-content/uploads/2023/05/photo_5370778006202730297_y.jpg" text:style-name="Internet_20_link" text:visited-style-name="Visited_20_Internet_20_Link">
<draw:frame draw:style-name="fr1" draw:name="Image260" text:anchor-type="as-char" svg:width="6.9236in" svg:height="6.9236in" draw:z-index="0">
<draw:image xlink:href="../Images/AРМІЯINFORM/2023-05-02T52-00-00-04-00/photo_5370778006202730297_y-150x150.jpg" xlink:type="simple" xlink:show="embed" xlink:actuate="onLoad" draw:mime-type="image/jpeg"/>
</draw:frame>
</text:a>
</text:p>
      <text:p text:style-name="P4">
<text:a xlink:type="simple" xlink:href="https://armyinform.com.ua/wp-content/uploads/2023/05/photo_5370778006202730295_y.jpg" text:style-name="Internet_20_link" text:visited-style-name="Visited_20_Internet_20_Link">
<draw:frame draw:style-name="fr1" draw:name="Image261" text:anchor-type="as-char" svg:width="6.9236in" svg:height="6.9236in" draw:z-index="0">
<draw:image xlink:href="../Images/AРМІЯINFORM/2023-05-02T52-00-00-04-00/photo_5370778006202730295_y-150x150.jpg" xlink:type="simple" xlink:show="embed" xlink:actuate="onLoad" draw:mime-type="image/jpeg"/>
</draw:frame>
</text:a>
</text:p>
      <text:p text:style-name="P4">
<text:a xlink:type="simple" xlink:href="https://armyinform.com.ua/wp-content/uploads/2023/05/photo_5370778006202730299_y.jpg" text:style-name="Internet_20_link" text:visited-style-name="Visited_20_Internet_20_Link">
<draw:frame draw:style-name="fr1" draw:name="Image262" text:anchor-type="as-char" svg:width="6.9236in" svg:height="6.9236in" draw:z-index="0">
<draw:image xlink:href="../Images/AРМІЯINFORM/2023-05-02T52-00-00-04-00/photo_5370778006202730299_y-150x150.jpg" xlink:type="simple" xlink:show="embed" xlink:actuate="onLoad" draw:mime-type="image/jpeg"/>
</draw:frame>
</text:a>
</text:p>
      <text:p text:style-name="P4">
News Source: <text:a xlink:type="simple" xlink:href="https://armyinform.com.ua/2023/05/02/prezydent-ukrayiny-nasha-derzhava-vzhe-dovela-shho-vmiye-peremagaty/" text:style-name="Internet_20_link" text:visited-style-name="Visited_20_Internet_20_Link">
https://armyinform.com.ua/2023/05/02/prezydent-ukrayiny-nasha-derzhava-vzhe-dovela-shho-vmiye-peremagaty/</text:a>
</text:p>
      <!--NEWS-->
      <text:h text:style-name="P10" text:outline-level="1">
<text:span text:style-name="T4">
乌克兰检察长办公室：已记录了8.4万次军事犯罪</text:span>
</text:h>
      <text:p text:style-name="P4">
作者: ['АРМІЯINFORM']</text:p>
      <text:p text:style-name="P4">
时间: 2023-05-02T5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1-9.jpg" text:style-name="Internet_20_link" text:visited-style-name="Visited_20_Internet_20_Link">
1-9.jpg</text:a>
', '<text:a xlink:type="simple" xlink:href="https://armyinform.com.ua/wp-content/uploads/2023/05/2-10.jpg" text:style-name="Internet_20_link" text:visited-style-name="Visited_20_Internet_20_Link">
2-10.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63" text:anchor-type="as-char" svg:width="6.9236in" svg:height="4.447316in" draw:z-index="0">
<draw:image xlink:href="../Images/AРМІЯINFORM/2023-05-02T53-00-00-04-00/1-9.jpg" xlink:type="simple" xlink:show="embed" xlink:actuate="onLoad" draw:mime-type="image/jpeg"/>
</draw:frame>
乌克兰检察长办公室<text:a xlink:type="simple" xlink:href="https://t.me/pgo_gov_ua/11749" text:style-name="Internet_20_link" text:visited-style-name="Visited_20_Internet_20_Link">
报告</text:a>
关于在俄罗斯联邦对乌克兰的大规模侵略期间犯下的犯罪犯罪。</text:p>
      <text:p text:style-name="P4">
<text:span text:style-name="T4">
截至5月2日</text:span>
注册：</text:p>
      <ul>
        <li>
84 055军事犯罪， * 17 140针对乌克兰国家安全的罪行。</li>
      </ul>
      <text:p text:style-name="P4">
此外，根据少年检察官的官方数据，<text:span text:style-name="T4">
 1438名因俄罗斯侵略而成为</text:span>
，其中：</text:p>
      <ul>
        <li>
478-儿童被杀， * 960-儿童因严重程度不同。</li>
      </ul>
      <text:p text:style-name="P4">
该部门强调，这些数字不是最终的，因为在暂时占据的有形领土上的积极战斗场所的安装中继续进行工作。</text:p>
      <text:p text:style-name="P4">
<draw:frame draw:style-name="fr1" draw:name="Image264" text:anchor-type="as-char" svg:width="6.9236in" svg:height="4.447316in" draw:z-index="0">
<draw:image xlink:href="../Images/AРМІЯINFORM/2023-05-02T53-00-00-04-00/2-10.jpg" xlink:type="simple" xlink:show="embed" xlink:actuate="onLoad" draw:mime-type="image/jpeg"/>
</draw:frame>
</text:p>
      <text:p text:style-name="P4">
News Source: <text:a xlink:type="simple" xlink:href="https://armyinform.com.ua/2023/05/02/ofis-genprokurora-ukrayiny-zadokumentovano-ponad-84-tysyachi-voyennyh-zlochyniv/" text:style-name="Internet_20_link" text:visited-style-name="Visited_20_Internet_20_Link">
https://armyinform.com.ua/2023/05/02/ofis-genprokurora-ukrayiny-zadokumentovano-ponad-84-tysyachi-voyennyh-zlochyniv/</text:a>
</text:p>
      <!--NEWS-->
      <text:h text:style-name="P10" text:outline-level="1">
<text:span text:style-name="T4">
随着军事乐团的参与，音乐会“艺术炮兵”。 在一起胜利！”</text:span>
</text:h>
      <text:p text:style-name="P4">
作者: ['Яна Задубінна']</text:p>
      <text:p text:style-name="P4">
时间: 2023-05-02T54:00:00-04:00</text:p>
      <text:p text:style-name="P4">
描述: Pershinitka的Zyadovanniki，乌克兰土地的chat不休，vid rashissy ...与乌克兰2022年的战争，与乌克兰的最新新闻，今天与乌克兰的《新闻战争》，今天与乌克兰2022年上次与乌克兰战争，乌克兰和俄罗斯之间的战争将会发生战争他们在2022年与乌克兰有一年</text:p>
      <text:p text:style-name="P4">
图片: ['<text:a xlink:type="simple" xlink:href="https://armyinform.com.ua/wp-content/uploads/2023/05/golovna-4.jpg" text:style-name="Internet_20_link" text:visited-style-name="Visited_20_Internet_20_Link">
golovna-4.jpg</text:a>
', '<text:a xlink:type="simple" xlink:href="https://armyinform.com.ua/wp-content/uploads/2023/05/foto-1-150x150.jpg" text:style-name="Internet_20_link" text:visited-style-name="Visited_20_Internet_20_Link">
foto-1-150x150.jpg</text:a>
', '<text:a xlink:type="simple" xlink:href="https://armyinform.com.ua/wp-content/uploads/2023/05/foto-2-150x150.jpg" text:style-name="Internet_20_link" text:visited-style-name="Visited_20_Internet_20_Link">
foto-2-150x150.jpg</text:a>
', '<text:a xlink:type="simple" xlink:href="https://armyinform.com.ua/wp-content/uploads/2023/05/foto-3-150x150.jpg" text:style-name="Internet_20_link" text:visited-style-name="Visited_20_Internet_20_Link">
foto-3-150x150.jpg</text:a>
', '<text:a xlink:type="simple" xlink:href="https://armyinform.com.ua/wp-content/uploads/2023/05/maczyuk.jpg" text:style-name="Internet_20_link" text:visited-style-name="Visited_20_Internet_20_Link">
maczyuk.jpg</text:a>
', '<text:a xlink:type="simple" xlink:href="https://armyinform.com.ua/wp-content/uploads/2023/05/foto-4-150x150.jpg" text:style-name="Internet_20_link" text:visited-style-name="Visited_20_Internet_20_Link">
foto-4-150x150.jpg</text:a>
', '<text:a xlink:type="simple" xlink:href="https://armyinform.com.ua/wp-content/uploads/2023/05/foto-6-150x150.jpg" text:style-name="Internet_20_link" text:visited-style-name="Visited_20_Internet_20_Link">
foto-6-150x150.jpg</text:a>
', '<text:a xlink:type="simple" xlink:href="https://armyinform.com.ua/wp-content/uploads/2023/05/foto5-150x150.jpg" text:style-name="Internet_20_link" text:visited-style-name="Visited_20_Internet_20_Link">
foto5-150x150.jpg</text:a>
']</text:p>
      <text:p text:style-name="P4">
标签: []</text:p>
      <text:p text:style-name="P4">
类别: News</text:p>
      <!--METADATA-->
      <text:p text:style-name="P4">
<draw:frame draw:style-name="fr1" draw:name="Image265" text:anchor-type="as-char" svg:width="6.9236in" svg:height="4.609964in" draw:z-index="0">
<draw:image xlink:href="../Images/AРМІЯINFORM/2023-05-02T54-00-00-04-00/golovna-4.jpg" xlink:type="simple" xlink:show="embed" xlink:actuate="onLoad" draw:mime-type="image/jpeg"/>
</draw:frame>
在乌克兰岛乌克兰地区的乌克兰土地开始，在Mykolaiv地区的乌克兰土地开始时，巡回赛“ Art Artillery”。</text:p>
      <text:p text:style-name="P4">
<text:a xlink:type="simple" xlink:href="https://armyinform.com.ua/wp-content/uploads/2023/05/foto-1.jpg" text:style-name="Internet_20_link" text:visited-style-name="Visited_20_Internet_20_Link">
!(Images/AРМІЯINFORM/2023-05-02T54-00-00-04-00/foto-1-150x150.jpg)</text:a>
</text:p>
      <text:p text:style-name="P4">
<text:a xlink:type="simple" xlink:href="https://armyinform.com.ua/wp-content/uploads/2023/05/foto-2.jpg" text:style-name="Internet_20_link" text:visited-style-name="Visited_20_Internet_20_Link">
<draw:frame draw:style-name="fr1" draw:name="Image266" text:anchor-type="as-char" svg:width="6.9236in" svg:height="6.9236in" draw:z-index="0">
<draw:image xlink:href="../Images/AРМІЯINFORM/2023-05-02T54-00-00-04-00/foto-2-150x150.jpg" xlink:type="simple" xlink:show="embed" xlink:actuate="onLoad" draw:mime-type="image/jpeg"/>
</draw:frame>
</text:a>
</text:p>
      <text:p text:style-name="P4">
<text:a xlink:type="simple" xlink:href="https://armyinform.com.ua/wp-content/uploads/2023/05/foto-3.jpg" text:style-name="Internet_20_link" text:visited-style-name="Visited_20_Internet_20_Link">
<draw:frame draw:style-name="fr1" draw:name="Image267" text:anchor-type="as-char" svg:width="6.9236in" svg:height="6.9236in" draw:z-index="0">
<draw:image xlink:href="../Images/AРМІЯINFORM/2023-05-02T54-00-00-04-00/foto-3-150x150.jpg" xlink:type="simple" xlink:show="embed" xlink:actuate="onLoad" draw:mime-type="image/jpeg"/>
</draw:frame>
</text:a>
活动的组织涉及一个单独的炮兵旅的军事乐队以及地区宫殿。 这种创造性的合作展示了军队和人民的统一，以一种独特的方法 - 胜利。</text:p>
      <ul>
        <li>
乌克兰人在俄罗斯联邦的武装侵略和道德衰落的社会痕迹中幸存下来。 这就是为什么我们决定释放我们最了解的大气 - 组织音乐会的原因。 我们的国家并不徒劳地被公认为是专家，至于我，这首歌在最困难的时刻有所帮助，说明了一个单独的炮兵旅的主管Vitaliy Matsyuk专业。</li>
      </ul>
      <text:p text:style-name="P4">
<draw:frame draw:style-name="fr1" draw:name="Image268" text:anchor-type="as-char" svg:width="6.9236in" svg:height="5.423487in" draw:z-index="0">
<draw:image xlink:href="../Images/AРМІЯINFORM/2023-05-02T54-00-00-04-00/maczyuk.jpg" xlink:type="simple" xlink:show="embed" xlink:actuate="onLoad" draw:mime-type="image/jpeg"/>
</draw:frame>
音乐会节目曲目的基础是乌克兰流行歌曲。 音乐会节目的照顾是歌曲的表演，这成为乌克兰人民反对轻率入侵的斗争的一种象征：“哦，卢齐奇尔文·卡利纳..”，“这个梦，这个梦想”，“俄罗斯船”，去...嘿，同性恋。</text:p>
      <ul>
        <li>
这些热门歌曲称为公众最大的反馈：人们唱歌，起床，甚至跳舞。 对我来说，这是非常预期的，因为有这些歌曲，乌克兰人与一定时期的战争有关，而《记忆中的歌曲》的组织和情感不能使乌克兰冷漠的公民变得无动于衷。</li>
      </ul>
      <text:p text:style-name="P4">
<text:a xlink:type="simple" xlink:href="https://armyinform.com.ua/wp-content/uploads/2023/05/foto-4.jpg" text:style-name="Internet_20_link" text:visited-style-name="Visited_20_Internet_20_Link">
!(Images/AРМІЯINFORM/2023-05-02T54-00-00-04-00/foto-4-150x150.jpg)</text:a>
</text:p>
      <text:p text:style-name="P4">
<text:a xlink:type="simple" xlink:href="https://armyinform.com.ua/wp-content/uploads/2023/05/foto-6.jpg" text:style-name="Internet_20_link" text:visited-style-name="Visited_20_Internet_20_Link">
<draw:frame draw:style-name="fr1" draw:name="Image269" text:anchor-type="as-char" svg:width="6.9236in" svg:height="6.9236in" draw:z-index="0">
<draw:image xlink:href="../Images/AРМІЯINFORM/2023-05-02T54-00-00-04-00/foto-6-150x150.jpg" xlink:type="simple" xlink:show="embed" xlink:actuate="onLoad" draw:mime-type="image/jpeg"/>
</draw:frame>
</text:a>
</text:p>
      <text:p text:style-name="P4">
此外，在音乐会节目中，演出了法国歌手拉里法比安(Larifabian)和英国乐队Deep Purple的曲目中的音乐作品，了解乌克兰文化的欧洲根源。</text:p>
      <text:p text:style-name="P4">
这不是军事乐团参加的第一项倡议。 在尼古拉瓦特街头举行的大规模入侵行为音乐会开始时，音乐家提高了乌克兰捍卫者的士气，并因人民的永久单位而筋疲力尽。</text:p>
      <text:p text:style-name="P4">
总的来说，在巡回演出中，计划与尼古拉耶夫地区的Isellas 15个不同城市的音乐会一起访问，包括Voznesensk，Novy Bug和Pervomaisk.2背后的定居点，更多。</text:p>
      <text:p text:style-name="P4">
News Source: <text:a xlink:type="simple" xlink:href="https://armyinform.com.ua/2023/05/02/za-uchastyu-vijskovogo-orkestru-startuvav-konczertnyj-tur-mysteczka-artyleriya-razom-do-peremogy/" text:style-name="Internet_20_link" text:visited-style-name="Visited_20_Internet_20_Link">
https://armyinform.com.ua/2023/05/02/za-uchastyu-vijskovogo-orkestru-startuvav-konczertnyj-tur-mysteczka-artyleriya-razom-do-peremogy/</text:a>
</text:p>
      <!--NEWS-->
      <text:h text:style-name="P10" text:outline-level="1">
<text:span text:style-name="T4">
前“唐·哥萨克”被怀疑与利斯坎克的占领政府合作</text:span>
</text:h>
      <text:p text:style-name="P4">
作者: ['АРМІЯINFORM']</text:p>
      <text:p text:style-name="P4">
时间: 2023-05-02T55:00:00-04:00</text:p>
      <text:p text:style-name="P4">
描述: 在Lipni 2022 Roku Meshkanets Lisichanska上，他鼓励Spvpracyuvati以弗拉多的薪水...与乌克兰2022年的战争，与乌克兰与乌克兰的最新新闻，《与乌克兰2022年的新闻战争》，今天与乌克兰的2022年作战，乌克兰和俄罗斯之间的战争将在，他们在2022年与乌克兰与乌克兰的战争，无论是否将在不久</text:p>
      <text:p text:style-name="P4">
图片: ['<text:a xlink:type="simple" xlink:href="https://armyinform.com.ua/wp-content/uploads/2023/05/lysychansk.jpg" text:style-name="Internet_20_link" text:visited-style-name="Visited_20_Internet_20_Link">
lysychansk.jpg</text:a>
']</text:p>
      <text:p text:style-name="P4">
标签: ['STOPRUSSIA', 'АГРЕСІЯ РФ', 'КОЛАБОРАНТ', 'ОФІС ГЕНЕРАЛЬНОГО ПРОКУРОРА УКРАЇНИ']</text:p>
      <text:p text:style-name="P4">
类别: News</text:p>
      <!--METADATA-->
      <text:p text:style-name="P4">
<draw:frame draw:style-name="fr1" draw:name="Image270" text:anchor-type="as-char" svg:width="6.9236in" svg:height="3.894525in" draw:z-index="0">
<draw:image xlink:href="../Images/AРМІЯINFORM/2023-05-02T55-00-00-04-00/lysychansk.jpg" xlink:type="simple" xlink:show="embed" xlink:actuate="onLoad" draw:mime-type="image/jpeg"/>
</draw:frame>
2022年7月，Lysychanskaya的居民开始与侵略者国家的职业当局合作。 他自愿占据了所谓的“住房和公共服务部负责人Lisichansk LNR”的立场。</text:p>
      <text:p text:style-name="P4">
关于它<text:a xlink:type="simple" xlink:href="https://gp.gov.ua/ua/posts/povidomleno-pro-pidozru-kolisnyomu-donskomu-kozaku-yakii-ocoliv-upravlinnya-v-okupaciinii-administraciyi-lisicanska" text:style-name="Internet_20_link" text:visited-style-name="Visited_20_Internet_20_Link">
报告</text:a>
乌克兰检察长办公室的新闻服务。</text:p>
      <text:p text:style-name="P4">
该男子控制住房和公共服务领域的状况，该领域由城市的敌人俘虏，管理下属部门并协调他们的工作。</text:p>
      <text:p text:style-name="P4">
参与的人 - 非法武装部队的前参与者“唐军队的哥萨克卫队。 柏拉多夫。” 此前，他在6个月的监禁中被判处12年徒刑。 所有这些时间都隐藏在So称为“ LNR”的领土上。</text:p>
      <text:p text:style-name="P4">
该男子在2014年临时占领Lisichansk期间被判处许多犯罪。 已经确定，从五月到七月，他是巴赫穆特(Bakhmut)方向的城市检查站。</text:p>
      <text:p text:style-name="P4">
该组织的被定罪和其他成员因违反“宵禁”或醉酒而拘留了当地人口。 他们将人们留在前Lysychansky肉类加工厂的场所，并强迫他们的体力劳动。</text:p>
      <text:p text:style-name="P4">
非法武装部队的参与者在武装部队乌克兰的位置发射了小武器和手榴弹发射器。</text:p>
      <text:p text:style-name="P4">
据报道，利斯坎斯克的居民涉嫌合作。</text:p>
      <text:p text:style-name="P4">
News Source: <text:a xlink:type="simple" xlink:href="https://armyinform.com.ua/2023/05/02/kolyshnomu-donskomu-kozaku-ogolosheno-pidozru-za-spivpraczyu-z-okupaczijnoyu-administracziyeyu-v-lysychansku/" text:style-name="Internet_20_link" text:visited-style-name="Visited_20_Internet_20_Link">
https://armyinform.com.ua/2023/05/02/kolyshnomu-donskomu-kozaku-ogolosheno-pidozru-za-spivpraczyu-z-okupaczijnoyu-administracziyeyu-v-lysychansku/</text:a>
</text:p>
      <!--NEWS-->
      <text:h text:style-name="P10" text:outline-level="1">
<text:span text:style-name="T4">
乌克兰军方的囚禁只有国防部正式确认</text:span>
</text:h>
      <text:p text:style-name="P4">
作者: ['АРМІЯINFORM']</text:p>
      <text:p text:style-name="P4">
时间: 2023-05-02T56:00:00-04:00</text:p>
      <text:p text:style-name="P4">
描述: 在协调的总部，在线Zustinch是Nerdin Zakhisnikiv S ...与乌克兰2022年的战争，与乌克兰与乌克兰的最新消息，今天与乌克兰的新闻，今天与乌克兰的新闻战争，今天将在乌克兰和俄罗斯和俄罗斯和战争之间发动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ksh3.jpg" text:style-name="Internet_20_link" text:visited-style-name="Visited_20_Internet_20_Link">
ksh3.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71" text:anchor-type="as-char" svg:width="6.9236in" svg:height="4.823441in" draw:z-index="0">
<draw:image xlink:href="../Images/AРМІЯINFORM/2023-05-02T56-00-00-04-00/ksh3.jpg" xlink:type="simple" xlink:show="embed" xlink:actuate="onLoad" draw:mime-type="image/jpeg"/>
</draw:frame>
协调总部举行了与基辅地区一名军事部门的捍卫者家属进行在线会议，在此期间，协调总部的代表强调，俄罗斯一方应正式认识到乌克兰军人的沃伦，并确保遵守《统治规则》法律，由国际人道主义法则规定。</text:p>
      <text:p text:style-name="P4">
关于它<text:a xlink:type="simple" xlink:href="https://t.me/Koord_shtab/939" text:style-name="Internet_20_link" text:visited-style-name="Visited_20_Internet_20_Link">
报告</text:a>
与战俘问题协调总部。</text:p>
      <text:p text:style-name="P4">
这尤其适用于通过退化的维护，医疗和沟通条件。 侵略者国家被释放，病重，病重，平民，妇女和儿童，没有任何条件。</text:p>
      <text:p text:style-name="P4">
员工代表提请注意以下事实：军事部门中的会计分类服务员可能与国家信息局捍卫者的统一登记册中的会计不同。 对于新信息，照片或视频材料，一封信，相应的囚禁证据 - 服务员的会计类别可能会发生变化。这些信息另外表明辩护人是被囚禁的，该信息不是正式的。</text:p>
      <text:p text:style-name="P4">
值得注意的是，红十字国际委员会没有确认波罗夫尼亚军人，这种确认只能由俄罗斯联邦国防部正式提供。</text:p>
      <text:p text:style-name="P4">
会议讨论了被囚禁，提供心理援助并与家人合作后，康复和恢复健康军人的问题。</text:p>
      <text:p text:style-name="P4">
News Source: <text:a xlink:type="simple" xlink:href="https://armyinform.com.ua/2023/05/02/poranenyh-vazhkohvoryh-czyvilnyh-zhinok-i-ditej-rf-povynna-vidpustyty-koordynaczijnyj-shtab/" text:style-name="Internet_20_link" text:visited-style-name="Visited_20_Internet_20_Link">
https://armyinform.com.ua/2023/05/02/poranenyh-vazhkohvoryh-czyvilnyh-zhinok-i-ditej-rf-povynna-vidpustyty-koordynaczijnyj-shtab/</text:a>
</text:p>
      <!--NEWS-->
      <text:h text:style-name="P10" text:outline-level="1">
<text:span text:style-name="T4">
超过20个“口径”：俄罗斯联合会在黑海中拥有火箭架，另外四个 - 在地中海</text:span>
</text:h>
      <text:p text:style-name="P4">
作者: ['АРМІЯINFORM']</text:p>
      <text:p text:style-name="P4">
时间: 2023-05-02T57:00:00-04:00</text:p>
      <text:p text:style-name="P4">
描述: Boyal Cherguvanni的Chorny Morg的旅行者众所周知是8艘浇注船，...与乌克兰2022年的战争，与乌克兰的最新新闻，《与乌克兰新闻》，与乌克兰的新闻战争2022年，今天将在乌克兰之间进行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0/630_360_1447753045-4415-korabli-rf.jpg" text:style-name="Internet_20_link" text:visited-style-name="Visited_20_Internet_20_Link">
630_360_1447753045-4415-korabli-rf.jpg</text:a>
']</text:p>
      <text:p text:style-name="P4">
标签: ['STOPRUSSIA', 'АГРЕСІЯ РФ', 'ВМС ЗС УКРАЇНИ', 'ВТОРГНЕННЯ РФ']</text:p>
      <text:p text:style-name="P4">
类别: News</text:p>
      <!--METADATA-->
      <text:p text:style-name="P4">
<draw:frame draw:style-name="fr1" draw:name="Image272" text:anchor-type="as-char" svg:width="6.9236in" svg:height="3.956343in" draw:z-index="0">
<draw:image xlink:href="../Images/AРМІЯINFORM/2023-05-02T57-00-00-04-00/630_360_1447753045-4415-korabli-rf.jpg" xlink:type="simple" xlink:show="embed" xlink:actuate="onLoad" draw:mime-type="image/jpeg"/>
</draw:frame>
截至5月2日，黑海有8艘敌对的船只，其中1架口径有翼导弹的载体，最多可达4枚火箭。</text:p>
      <text:p text:style-name="P4">
关于它<text:a xlink:type="simple" xlink:href="https://t.me/ukrainian_navy/2947" text:style-name="Internet_20_link" text:visited-style-name="Visited_20_Internet_20_Link">
报告</text:a>
乌克兰武装部队海军的指挥。</text:p>
      <text:p text:style-name="P4">
在亚齐夫的海洋-1艘敌船； 在地中海中，战斗婚姻中最多有4艘敌方船只，其中包括1枚载波导弹，总计高达16枚火箭。</text:p>
      <text:p text:style-name="P4">
在白天，为了俄罗斯联邦的利益，凯希·耶尼卡尔海峡的通过：</text:p>
      <text:p text:style-name="P4">
<text:span text:style-name="T5">
到Azov Sea -13艘船，其中4艘从Bosphorus海峡移动； </text:span>
到黑海-34艘船，其中11只在Bosphorus的方向上继续运动。</text:p>
      <text:p text:style-name="P4">
俄罗斯联邦继续违反《 1974年海洋保护人类生命的国际公约》。(Solas)通过关闭自动识别系统(AIS)，纳粹船只在亚佐夫海。</text:p>
      <text:p text:style-name="P4">
News Source: <text:a xlink:type="simple" xlink:href="https://armyinform.com.ua/2023/05/02/ponad-20-kalibriv-rf-utrymuye-raketonosij-u-chornomu-mori-shhe-chotyry-u-seredzemnomu/" text:style-name="Internet_20_link" text:visited-style-name="Visited_20_Internet_20_Link">
https://armyinform.com.ua/2023/05/02/ponad-20-kalibriv-rf-utrymuye-raketonosij-u-chornomu-mori-shhe-chotyry-u-seredzemnomu/</text:a>
</text:p>
      <!--NEWS-->
      <text:h text:style-name="P10" text:outline-level="1">
<text:span text:style-name="T4">
前亚科维奇（Yanukovych</text:span>
</text:h>
      <text:p text:style-name="P4">
作者: ['АРМІЯINFORM']</text:p>
      <text:p text:style-name="P4">
时间: 2023-05-02T58:00:00-04:00</text:p>
      <text:p text:style-name="P4">
描述: Zibrazov的Slidchi服务是Zibrazov的基地，Yaki的Kolishnyoye Topposadovsya的船只...与乌克兰2022年的战争，与乌克兰的最新新闻，今天与乌克兰2022年与乌克兰的新闻进行战争，今天将在乌克兰和俄罗斯之间进行战争，乌克兰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АГРЕСІЯ РФ', 'ВТОРГНЕННЯ РФ', 'КОЛАБОРАНТИ', 'ОФІС ГЕНЕРАЛЬНОГО ПРОКУРОРА УКРАЇНИ', 'СБУ']</text:p>
      <text:p text:style-name="P4">
类别: News</text:p>
      <!--METADATA-->
      <text:p text:style-name="P4">
<draw:frame draw:style-name="fr1" draw:name="Image273" text:anchor-type="as-char" svg:width="6.9236in" svg:height="4.367194in" draw:z-index="0">
<draw:image xlink:href="../Images/AРМІЯINFORM/2023-05-02T58-00-00-04-00/a8879da467f5ef3186c59aa101cecbce_id76321_1300x820_141_650x410.jpg" xlink:type="simple" xlink:show="embed" xlink:actuate="onLoad" draw:mime-type="image/jpeg"/>
</draw:frame>
说明性照片</text:p>
      <text:p text:style-name="P4">
安全调查人员收集了另一个福利托普部门的证据，该部门正在侵略国领土上躲藏起来。</text:p>
      <text:p text:style-name="P4">
我们谈论的是Vyacheslav Zvvsky，他是逃亡总统保护维克多·亚努科维奇(Viktor Yanukovych)的前负责人。</text:p>
      <text:p text:style-name="P4">
在被杰森(Kherson)占领和尼古拉(Nikolaev)地区的一部分之后，他协助了克里姆林宫政权传播的火花，并抑制了抵抗运动的运动。</text:p>
      <text:p text:style-name="P4">
根据调查，去年7月，他的儿子出现在Zavvsky上。</text:p>
      <text:p text:style-name="P4">
然后，他呼吁父亲协助俄罗斯卡勒斯(Carlers)确定当地的乌克兰爱国者，包括武装部队武装部队的ATOI参与者。</text:p>
      <text:p text:style-name="P4">
为此，Zavvsky与MIA和国家安全服务局在临时加热的Kherson地区创建的两个熟人联系了一个儿子。</text:p>
      <text:p text:style-name="P4">
随后，他们将个人数据传达给俄罗斯入侵者，并为绑架人民做出了贡献。</text:p>
      <text:p text:style-name="P4">
Zavvsky还建议侵略者国家的军事部队与国防军作战的策略。</text:p>
      <text:p text:style-name="P4">
根据收集的证据，安全部门的安全服务通知参与宣传侵略国家的人。</text:p>
      <text:p text:style-name="P4">
正在进行复杂的措施负责。</text:p>
      <text:p text:style-name="P4">
调查是在总检察官办公室的程序指导下进行的。</text:p>
      <text:p text:style-name="P4">
<text:span text:style-name="T4">
来源：</text:span>
 <text:a xlink:type="simple" xlink:href="https://ssu.gov.ua/novyny/sbu-povidomyla-pro-pidozru-kolyshnomu-kerivnyku-okhorony-yanukovycha" text:style-name="Internet_20_link" text:visited-style-name="Visited_20_Internet_20_Link">
<text:span text:style-name="T5">
sbu</text:span>
</text:a>
</text:p>
      <text:p text:style-name="P4">
News Source: <text:a xlink:type="simple" xlink:href="https://armyinform.com.ua/2023/05/02/povidomleno-pro-pidozru-kolyshnomu-kerivnyku-ohorony-yanukovycha-za-dopomogu-okupantam-na-hersonshhyni/" text:style-name="Internet_20_link" text:visited-style-name="Visited_20_Internet_20_Link">
https://armyinform.com.ua/2023/05/02/povidomleno-pro-pidozru-kolyshnomu-kerivnyku-ohorony-yanukovycha-za-dopomogu-okupantam-na-hersonshhyni/</text:a>
</text:p>
      <!--NEWS-->
      <text:h text:style-name="P10" text:outline-level="1">
<text:span text:style-name="T4">
Alexei Reznikov：俄罗斯联邦可以以人为灾难的借口表达另一个“善意姿态”</text:span>
</text:h>
      <text:p text:style-name="P4">
作者: ['АРМІЯINFORM']</text:p>
      <text:p text:style-name="P4">
时间: 2023-05-02T59:00:00-04:00</text:p>
      <text:p text:style-name="P4">
描述: 乌克兰Oleksiy Reznikov的降货量通过俄罗斯联邦战役的一半的存款，可以是……与乌克兰2022年战争，与乌克兰的最新新闻，今天与乌克兰2022年与乌克兰的战争，今天与乌克兰2022年的战争，乌克兰会在乌克兰之间发生战争和俄罗斯，当战争是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5f6a4713.jpg" text:style-name="Internet_20_link" text:visited-style-name="Visited_20_Internet_20_Link">
5f6a4713.jpg</text:a>
']</text:p>
      <text:p text:style-name="P4">
标签: ['STOPRUSSIA', 'АГРЕСІЯ РФ', 'ВТОРГНЕННЯ РФ', 'ОЛЕКСІЙ РЕЗНІКОВ']</text:p>
      <text:p text:style-name="P4">
类别: News</text:p>
      <!--METADATA-->
      <text:p text:style-name="P4">
<draw:frame draw:style-name="fr1" draw:name="Image274" text:anchor-type="as-char" svg:width="6.9236in" svg:height="4.615733in" draw:z-index="0">
<draw:image xlink:href="../Images/AРМІЯINFORM/2023-05-02T59-00-00-04-00/5f6a4713.jpg" xlink:type="simple" xlink:show="embed" xlink:actuate="onLoad" draw:mime-type="image/jpeg"/>
</draw:frame>
Oleksireznikov</text:p>
      <text:p text:style-name="P4">
乌克兰国防部长Alexei Reznikov认为，由于在Bourf Field上失败，可以以人为灾难的借口在他国家的领土上表达了另一种“善意姿态”。</text:p>
      <text:p text:style-name="P4">
如<text:a xlink:type="simple" xlink:href="https://interfax.com.ua/news/general/907512.html" text:style-name="Internet_20_link" text:visited-style-name="Visited_20_Internet_20_Link">
告诉</text:a>
在接受克里姆林宫的乌克兰部乌克兰部的采访时，寻找可能的情况，乌克兰军队的下一次成功如何在其社会化中得到合理。</text:p>
      <ul>
        <li>
如果您已经观察到有关俄罗斯资源的许多公开陈述，则可以看到这些短语已经被听到：Alexei Reznikov强调。 “如果乌克兰军队的另一个成功，这是绝对期望的，对他们来说，您需要了解如何“卖”内部，如何将其送给人民？” 他们被期望的预期过热：基辅三天，在三个星期内“”。 尽管俄罗斯联邦的宣传效果很好，但是每当一切都更加困难时。”</li>
      </ul>
      <text:p text:style-name="P4">
国防部负责人还建议，由于某些灾难性的证据，将会有一个“善意的姿态”。</text:p>
      <ul>
        <li>
这不是我的预测，而是推理，但是如果它们出现在问题的剧本中，一个严重的灾难性物种，即俄罗斯的巨大灾难性物种，我仍然并不感到惊讶。 例如，电厂，水力发电厂，NPP会发生一些事情，人口将有风险，这需要政府注意的数量，包括士兵在内的资源积累。 因此，他们似乎可以向人们解释为什么在乌克兰积极战斗。 也就是说，他们必须在俄罗斯气味的一些灾难中表达“善意的姿态”。</li>
      </ul>
      <text:p text:style-name="P4">
News Source: <text:a xlink:type="simple" xlink:href="https://armyinform.com.ua/2023/05/02/oleksij-reznikov-rf-mozhe-ozvuchyty-chergovyj-zhest-dobroyi-voli-pid-pryvodom-tehnogennoyi-katastrofy/" text:style-name="Internet_20_link" text:visited-style-name="Visited_20_Internet_20_Link">
https://armyinform.com.ua/2023/05/02/oleksij-reznikov-rf-mozhe-ozvuchyty-chergovyj-zhest-dobroyi-voli-pid-pryvodom-tehnogennoyi-katastrofy/</text:a>
</text:p>
      <!--NEWS-->
      <text:h text:style-name="P10" text:outline-level="1">
<text:span text:style-name="T4">
在Kharkiv，该指数将由侵略者国家效忠判断</text:span>
</text:h>
      <text:p text:style-name="P4">
作者: ['АРМІЯINFORM']</text:p>
      <text:p text:style-name="P4">
时间: 2023-05-02T60:00:00-04:00</text:p>
      <text:p text:style-name="P4">
描述: Kharkivska地区检察官办公室偷偷偷偷摸摸地指控Stosomno Kolishnyoye ...与2022年与乌克兰的战争，与乌克兰的最新新闻战争，与乌克兰的新闻，与乌克兰的新闻战争，2022年的新闻战争是今天的最后一场战争，乌克兰和俄罗斯之间的战争将是一场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img-4990.jpg" text:style-name="Internet_20_link" text:visited-style-name="Visited_20_Internet_20_Link">
img-4990.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75" text:anchor-type="as-char" svg:width="6.9236in" svg:height="7.229392in" draw:z-index="0">
<draw:image xlink:href="../Images/AРМІЯINFORM/2023-05-02T60-00-00-04-00/img-4990.jpg" xlink:type="simple" xlink:show="embed" xlink:actuate="onLoad" draw:mime-type="image/jpeg"/>
</draw:frame>
哈尔基夫地区检察官办公室向州背叛地区的巡逻警察响应检查员提出了起诉书。</text:p>
      <text:p text:style-name="P4">
审前调查发现，在占领伊齐门的占领期间，当时是国家警察的活跃雇员，被敌人侧向移动。</text:p>
      <text:p text:style-name="P4">
他巡逻了这座城市，使入侵者感到安全。 之后，他想鞠躬，以支持侵略者国家的代表。</text:p>
      <text:p text:style-name="P4">
被告与俄罗斯军方一起到达了其中一名警察的住所。 他们进行了“搜索”，在此期间，他们是非法的枪支和执法人员的其他个人财产。</text:p>
      <text:p text:style-name="P4">
随后，被告“雇用”到“ Polytsia#2(部署。 葡萄干)SO被称为“ Kharkov地区的UGA”。 他接受了“名词polycycs和delalynes -native -native -native -native -native -native -native -native -native -native -native”的伪造。</text:p>
      <text:p text:style-name="P4">
审前调查是由位于Poltava的DBR的调查人员进行的，运营支持 -  DBR的雇员，HE-乌克兰国家警察局的Kharkiv部门 - 乌克兰国家警察局和Kharkiv地区的SBU办公室。</text:p>
      <text:p text:style-name="P4">
注意：根据艺术。 62乌克兰宪法是一个​​人被认为是不请求犯罪的人，并且在法律上证明其内gui并被法院起诉确立后，不能受到刑事惩罚。</text:p>
      <text:p text:style-name="P4">
<text:span text:style-name="T4">
资料来源：</text:span>
 <text:a xlink:type="simple" xlink:href="https://www.gp.gov.ua/ua/posts/u-xarkovi-suditimut-shhe-odnogo-ekspoliciyanta-yakii-prisyagnuv-na-virnist-derzavi-agresoru" text:style-name="Internet_20_link" text:visited-style-name="Visited_20_Internet_20_Link">
_乌克兰检察长_的_PICE</text:a>
</text:p>
      <text:p text:style-name="P4">
News Source: <text:a xlink:type="simple" xlink:href="https://armyinform.com.ua/2023/05/02/u-harkovi-sudytymut-ekspolicziyanta-yakyj-prysyagnuv-na-virnist-derzhavi-agresoru/" text:style-name="Internet_20_link" text:visited-style-name="Visited_20_Internet_20_Link">
https://armyinform.com.ua/2023/05/02/u-harkovi-sudytymut-ekspolicziyanta-yakyj-prysyagnuv-na-virnist-derzhavi-agresoru/</text:a>
</text:p>
      <!--NEWS-->
      <text:h text:style-name="P10" text:outline-level="1">
<text:span text:style-name="T4">
俄罗斯联邦的当​​前侵略是苏维埃政权未解决第二次世界大战的结果</text:span>
</text:h>
      <text:p text:style-name="P4">
作者: ['АРМІЯINFORM']</text:p>
      <text:p text:style-name="P4">
时间: 2023-05-02T61:00:00-04:00</text:p>
      <text:p text:style-name="P4">
描述: 关于医生，通过说Istorchny，Spirobelnik博士对Doslizneni的中心，Itoria Zsu ...与乌克兰2022年的战争，与乌克兰的最新新闻，今天与乌克兰2022年的新闻战争，乌克兰之间的战争将在乌克兰之间发生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02_13-26-39.jpg" text:style-name="Internet_20_link" text:visited-style-name="Visited_20_Internet_20_Link">
photo_2023-05-02_13-26-39.jpg</text:a>
']</text:p>
      <text:p text:style-name="P4">
标签: ['MILITARY MEDIA CENTER', 'STOPRUSSIA', 'АГРЕСІЯ РФ', 'ВТОРГНЕННЯ РФ']</text:p>
      <text:p text:style-name="P4">
类别: News</text:p>
      <!--METADATA-->
      <text:p text:style-name="P4">
<draw:frame draw:style-name="fr1" draw:name="Image276" text:anchor-type="as-char" svg:width="6.9236in" svg:height="4.477261in" draw:z-index="0">
<draw:image xlink:href="../Images/AРМІЯINFORM/2023-05-02T61-00-00-04-00/photo_2023-05-02_13-26-39.jpg" xlink:type="simple" xlink:show="embed" xlink:actuate="onLoad" draw:mime-type="image/jpeg"/>
</draw:frame>
关于它<text:a xlink:type="simple" xlink:href="https://t.me/militarymediacenter/1830" text:style-name="Internet_20_link" text:visited-style-name="Visited_20_Internet_20_Link">
陈述</text:a>
历史博士，军事历史中心的雇员伊万·帕特里亚克(Ivan Patryak)在军事媒体中心。</text:p>
      <text:p text:style-name="P4">
据他说，对于乌克兰而言，第二次世界大战未完成，因为乌克兰国家的问题没有被传播，邪恶没有受到惩罚。</text:p>
      <text:p text:style-name="P4">
在这个话题的圆桌会议上：“乌克兰和乌克兰人对伊斯维托战争的胜利：我们仍然教导的历史教训”伊万·帕特里亚克(Ivan Patrylyak但是另一个 - 俄罗斯布尔什维克主义 - 没有受到惩罚。”</text:p>
      <text:p text:style-name="P4">
据历史学家称，取而代之的是俄罗斯布尔什维克政权是获奖者之一，“现在，我们在第二次世界大战中遭受了俄罗斯布尔什维克的这种不受欢迎的后果。”</text:p>
      <text:p text:style-name="P4">
伊万帕特里亚克说：“因为俄罗斯人认为不可动作是世界的弱点，所以他们首先可以重复侵略和犯罪。”</text:p>
      <text:p text:style-name="P4">
“两个已经解决了第二次世界大战的国家是纳粹帝国联盟。 但是绞刑架上是一个国家的领导人，领导国家在国际组织的温暖椅子上发现自己。”</text:p>
      <text:p text:style-name="P4">
伊万·帕特里亚克(Ivan Patrylyak)说：“现在我们有一个后果是俄罗斯主持联合国安理会。”</text:p>
      <text:p text:style-name="P4">
“也就是说，我们看到第二次世界大战对当今事件的影响是什么。”</text:p>
      <text:p text:style-name="P4">
News Source: <text:a xlink:type="simple" xlink:href="https://armyinform.com.ua/2023/05/02/nynishnya-agresiya-rf-ye-naslidkom-nepokarannya-radyanskogo-rezhymu-za-rozvyazannya-ii-svitovoyi-vijny/" text:style-name="Internet_20_link" text:visited-style-name="Visited_20_Internet_20_Link">
https://armyinform.com.ua/2023/05/02/nynishnya-agresiya-rf-ye-naslidkom-nepokarannya-radyanskogo-rezhymu-za-rozvyazannya-ii-svitovoyi-vijny/</text:a>
</text:p>
      <!--NEWS-->
      <text:h text:style-name="P10" text:outline-level="1">
<text:span text:style-name="T4">
在斯拉夫扬斯克“引用”俄罗斯导弹的敌方线人被拘留</text:span>
</text:h>
      <text:p text:style-name="P4">
作者: ['АРМІЯINFORM']</text:p>
      <text:p text:style-name="P4">
时间: 2023-05-02T62:00:00-04:00</text:p>
      <text:p text:style-name="P4">
描述: 一名游泳运动员的Vikrika Shchelnik Pid小时的反柜台 -  Zakhrikhi在Offrontovikh举行的Zakhrikhi ...与乌克兰2022年的战争，与乌克兰的最新新闻，与乌克兰的新闻，与乌克兰2022年的新闻战争，今天，乌克兰和俄罗斯和俄罗斯和俄罗斯之间的战争将会发生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标签: ['STOPRUSSIA', 'АГРЕСІЯ РФ', 'ВТОРГНЕННЯ РФ', 'СБУ']</text:p>
      <text:p text:style-name="P4">
类别: News</text:p>
      <!--METADATA-->
      <text:p text:style-name="P4">
<draw:frame draw:style-name="fr1" draw:name="Image277" text:anchor-type="as-char" svg:width="6.9236in" svg:height="3.555362in" draw:z-index="0">
<draw:image xlink:href="../Images/AРМІЯINFORM/2023-05-02T62-00-00-04-00/232191481_149444590648295_3523033550936501027_n.jpg" xlink:type="simple" xlink:show="embed" xlink:actuate="onLoad" draw:mime-type="image/jpeg"/>
</draw:frame>
说明性照片</text:p>
      <text:p text:style-name="P4">
在顿涅茨克地区原始地区的反衡量措施中，另一个侵略者的同事暴露在暴露。 袭击者是斯洛伐克斯克的失业居民，他为入侵者收集了有关部署城市国防部队的情报。</text:p>
      <text:p text:style-name="P4">
首先，该人试图确定临时基地的地位以及武装部队的诉讼以及参与纳巴穆特方向的国民卫队。</text:p>
      <text:p text:style-name="P4">
在侦察信息的情况下，俄罗斯入侵者计划使用它来准备乌克兰军队位置的火箭袭击。</text:p>
      <text:p text:style-name="P4">
但是，SBU工作人员拘留了敌方线人，从而防止将封闭信息传输给侵略者。 根据调查，该恶劣的因素与“国际DNR国际警察指挥团的副指挥官”中断了“联系”。 旅行的人绕过地形，并隐藏了乌克兰捍卫者的位置。 然后，他通过一个俄罗斯社交网络传输了信息。</text:p>
      <text:p text:style-name="P4">
在占领集团的协助下，敌人向他的同事们承诺，在占领这座城市的情况下，他的同事钱和“高地位”。</text:p>
      <text:p text:style-name="P4">
根据收集的证据，安全局调查人员告知被拘留的宣传。</text:p>
      <text:p text:style-name="P4">
攻击者目前正在拘留中。 正在进行调查以确定犯罪的所有情况。</text:p>
      <text:p text:style-name="P4">
<text:span text:style-name="T4">
来源：</text:span>
 <text:a xlink:type="simple" xlink:href="https://ssu.gov.ua/novyny/sbu-zatrymala-vorozhoho-informatora-yakyi-navodyv-rosiiski-rakety-na-sloviansk" text:style-name="Internet_20_link" text:visited-style-name="Visited_20_Internet_20_Link">
<text:span text:style-name="T5">
sbu</text:span>
</text:a>
</text:p>
      <text:p text:style-name="P4">
News Source: <text:a xlink:type="simple" xlink:href="https://armyinform.com.ua/2023/05/02/zatrymano-vorozhogo-informatora-yakyj-navodyv-rosijski-rakety-na-slovyansk/" text:style-name="Internet_20_link" text:visited-style-name="Visited_20_Internet_20_Link">
https://armyinform.com.ua/2023/05/02/zatrymano-vorozhogo-informatora-yakyj-navodyv-rosijski-rakety-na-slovyansk/</text:a>
</text:p>
      <!--NEWS-->
      <text:h text:style-name="P10" text:outline-level="1">
<text:span text:style-name="T4">
边界大火：在苏米地区，房屋，教育和基础设施被摧毁</text:span>
</text:h>
      <text:p text:style-name="P4">
作者: ['АРМІЯINFORM']</text:p>
      <text:p text:style-name="P4">
时间: 2023-05-02T63:00:00-04:00</text:p>
      <text:p text:style-name="P4">
描述: Syogodnis，2草药，12:00 Rosiskis permatoptskiskiskiskiynis visyska vykhgov，他们进行了完善...与乌克兰2022年的战争，与乌克兰的最新新闻战争，与乌克兰2022年的新闻新闻，与乌克兰和俄罗斯和俄罗斯的战争，以及乌克兰的战争，乌克兰和乌克兰战争，乌克兰战争，他们说，在2022年，是否会在不久的将来与乌克兰进行战争</text:p>
      <text:p text:style-name="P4">
图片: ['<text:a xlink:type="simple" xlink:href="https://armyinform.com.ua/wp-content/uploads/2023/05/37428426-448c-495a-8ec3-fa1393fa2082.jpg" text:style-name="Internet_20_link" text:visited-style-name="Visited_20_Internet_20_Link">
37428426-448c-495a-8ec3-fa1393fa2082.jpg</text:a>
']</text:p>
      <text:p text:style-name="P4">
标签: ['ОБСТРІЛИ ПРИКОРДОННЯ', 'ОК «ПІВНІЧ»', 'СУМЩИНА', 'ЧЕРНІГІВЩИНА']</text:p>
      <text:p text:style-name="P4">
类别: News</text:p>
      <!--METADATA-->
      <text:p text:style-name="P4">
<draw:frame draw:style-name="fr1" draw:name="Image278" text:anchor-type="as-char" svg:width="6.9236in" svg:height="3.11562in" draw:z-index="0">
<draw:image xlink:href="../Images/AРМІЯINFORM/2023-05-02T63-00-00-04-00/37428426-448c-495a-8ec3-fa1393fa2082.jpg" xlink:type="simple" xlink:show="embed" xlink:actuate="onLoad" draw:mime-type="image/jpeg"/>
</draw:frame>
今天，截至12:00，俄罗斯占领部队再次发射了切尔尼希夫和苏米地区的边界。 Sumy地区的炮击损害了教育和基础设施机构。</text:p>
      <text:p text:style-name="P4">
关于它<text:a xlink:type="simple" xlink:href="https://t.me/ok_pivnich1/2240" text:style-name="Internet_20_link" text:visited-style-name="Visited_20_Internet_20_Link">
报告</text:a>
操作命令“北”。</text:p>
      <text:p text:style-name="P4">
在Chernihiv地区：</text:p>
      <text:p text:style-name="P4">
<text:span text:style-name="T5">
从06:50到07:10发生了18次爆炸：Arkhipivka定居地区的9个教区和Leonivka定居地区的9个教区； </text:span>
从08:40到08:58记录了3次旅行，大概是在Mykolaivka定居下的120毫米的迫击炮。 <text:span text:style-name="T5">
从09:50到10:05，在定居点Gasichivka地区有5个教区，可能来自Sau。 </text:span>
从10:45到11:05记录了10个教区，可能是在脸红的定居点的120毫米的迫击炮中。 *从10:40到10:55 3记录了可能与SAU一起记录到NP地区。 Gasichivka。</text:p>
      <text:p text:style-name="P4">
没有关于当地群体损失或对平民基础设施损失的信息。</text:p>
      <text:p text:style-name="P4">
在11:20至11:40的Sumy地区，记录了中间建筑中心的19个教区。 根据炮击，建立，基础设施，两个私人房屋和公寓楼的损失遭到破坏。 有关受害者的信息没有收到。</text:p>
      <text:p text:style-name="P4">
News Source: <text:a xlink:type="simple" xlink:href="https://armyinform.com.ua/2023/05/02/obstrily-prykordonnya-na-sumshhyni-zrujnovani-budynky-zaklad-osvity-ta-infrastruktury/" text:style-name="Internet_20_link" text:visited-style-name="Visited_20_Internet_20_Link">
https://armyinform.com.ua/2023/05/02/obstrily-prykordonnya-na-sumshhyni-zrujnovani-budynky-zaklad-osvity-ta-infrastruktury/</text:a>
</text:p>
      <!--NEWS-->
      <text:h text:style-name="P10" text:outline-level="1">
<text:span text:style-name="T4">
在基辅开始测试以色列收到的早期警报系统</text:span>
</text:h>
      <text:p text:style-name="P4">
作者: ['АРМІЯINFORM']</text:p>
      <text:p text:style-name="P4">
时间: 2023-05-02T64:00:00-04:00</text:p>
      <text:p text:style-name="P4">
描述: 在猕猴桃，对早期信仰体系的测试，Yaku Izrajal Virishiv，与乌克兰2022年的战争，与乌克兰的战争，今天的最新消息，与乌克兰2022年的战争，将在乌克兰和俄罗斯和俄罗斯以及俄罗斯以及俄罗斯以及俄罗斯之间的最后一场战争中与乌克兰与乌克兰的战争将是不可行</text:p>
      <text:p text:style-name="P4">
图片: ['<text:a xlink:type="simple" xlink:href="https://armyinform.com.ua/wp-content/uploads/2023/05/warning.jpg" text:style-name="Internet_20_link" text:visited-style-name="Visited_20_Internet_20_Link">
warning.jpg</text:a>
']</text:p>
      <text:p text:style-name="P4">
标签: ['STOPRUSSIA', 'АГРЕСІЯ РФ', 'ВТОРГНЕННЯ РФ', 'ІЗРАЇЛЬ', 'ОЛЕНA КОНДРАТЮК', 'СИСТЕМИ ОПОВІЩЕННЯ']</text:p>
      <text:p text:style-name="P4">
类别: News</text:p>
      <!--METADATA-->
      <text:p text:style-name="P4">
<draw:frame draw:style-name="fr1" draw:name="Image279" text:anchor-type="as-char" svg:width="6.9236in" svg:height="3.894525in" draw:z-index="0">
<draw:image xlink:href="../Images/AРМІЯINFORM/2023-05-02T64-00-00-04-00/warning.jpg" xlink:type="simple" xlink:show="embed" xlink:actuate="onLoad" draw:mime-type="image/jpeg"/>
</draw:frame>
在基辅，开始了一个早期的警报测试系统，该系统已安排转移到乌克兰。</text:p>
      <text:p text:style-name="P4">
这是基于与首席执行官的会面(https://www.facebook.com/100068146218289/posts/pfbid0Hfer8uZgY8EHjxY4Emo7Y2ZHrJpQmHX6qybB3fsfWTnchTE1dsTNZXfXfnrPzRyZl/)乌克兰Olena Kondratyuk的Verkhovna Rada副主席。</text:p>
      <text:p text:style-name="P4">
Olena Kondratyuk说：“我们已经讨论了国家之间的合作，特别是以色列决定将其转移到乌克兰的早期警报系统的紧急情况开始。今天，它正在基辅进行测试。”</text:p>
      <text:p text:style-name="P4">
此外，她报告说，以色列支持乌克兰的主权和领土，并且不认识俄罗斯联邦吞并乌克兰领土。</text:p>
      <text:p text:style-name="P4">
乌克兰副总监说：“乌克兰感谢以色列在国际组织中的持续支持，投票支持相关的联合国决议，并积极参与人道主义项目和倡议的实施。”</text:p>
      <text:p text:style-name="P4">
News Source: <text:a xlink:type="simple" xlink:href="https://armyinform.com.ua/2023/05/02/u-kyyevi-rozpochaly-testuvaty-systemy-rannogo-opovishhennya-otrymani-vid-izrayilyu/" text:style-name="Internet_20_link" text:visited-style-name="Visited_20_Internet_20_Link">
https://armyinform.com.ua/2023/05/02/u-kyyevi-rozpochaly-testuvaty-systemy-rannogo-opovishhennya-otrymani-vid-izrayilyu/</text:a>
</text:p>
      <!--NEWS-->
      <text:h text:style-name="P10" text:outline-level="1">
<text:span text:style-name="T4">
8守卫是成立的，并将在国防军的指挥下。</text:span>
</text:h>
      <text:p text:style-name="P4">
作者: ['АРМІЯINFORM']</text:p>
      <text:p text:style-name="P4">
时间: 2023-05-02T65:00:00-04:00</text:p>
      <text:p text:style-name="P4">
描述: Visim Brigage以同样的方式“守卫巢穴”。 示意性的后卫Scho Scho ...与乌克兰2022年的战争，与乌克兰的战争是今天的最新消息，今天与乌克兰的新闻战2022今天的最后一场战争，将在乌克兰和俄罗斯之间发动战争，何时会发生战争，何时会有， 2022年与乌克兰的战争，无论是，无论是，无论是，无论是，无论是否会在不久的将来都与乌克兰的战争，这是与乌克兰的战争，今天与乌克兰的战争，乌克兰新闻，乌克兰媒体在乌克兰媒体上的战争俄语</text:p>
      <text:p text:style-name="P4">
图片: ['<text:a xlink:type="simple" xlink:href="https://armyinform.com.ua/wp-content/uploads/2023/05/63dc21ad790cc.png" text:style-name="Internet_20_link" text:visited-style-name="Visited_20_Internet_20_Link">
63dc21ad790cc.png</text:a>
']</text:p>
      <text:p text:style-name="P4">
标签: ['АГРЕСІЯ РФ', 'ВТОРГНЕННЯ РФ', 'ГВАРДІЯ НАСТУПУ', 'ІГОР КЛИМЕНКО', 'МВС', 'СИЛИ ОБОРОНИ']</text:p>
      <text:p text:style-name="P4">
类别: News</text:p>
      <!--METADATA-->
      <text:p text:style-name="P4">
<draw:frame draw:style-name="fr1" draw:name="Image280" text:anchor-type="as-char" svg:width="6.9236in" svg:height="4.32725in" draw:z-index="0">
<draw:image xlink:href="../Images/AРМІЯINFORM/2023-05-02T65-00-00-04-00/63dc21ad790cc.png" xlink:type="simple" xlink:show="embed" xlink:actuate="onLoad" draw:mime-type="image/png"/>
</draw:frame>
进攻卫队的八个旅已经完全成立。 最近，警卫队充满了另一个旅 - 宪章。</text:p>
      <text:p text:style-name="P4">
关于它<text:a xlink:type="simple" xlink:href="https://mvs.gov.ua/uk/news/igor-klimenko-vid-koznogo-viiskovogo-zalezit-uspisnist-operaciyi-na-tomu-ci-insomu-napriamku" text:style-name="Internet_20_link" text:visited-style-name="Visited_20_Internet_20_Link">
报告</text:a>
乌克兰内政的媒体服务。</text:p>
      <text:p text:style-name="P4">
“我们将有已经成立的旅，他们将通过适当的训练 - 是2-3周，并且同时组建了其他单位。这些旅的任务是与该旅进行相关的进攻攻击他说。</text:p>
      <text:p text:style-name="P4">
他还强调，在袭击中去志愿者的人的角色在将来反对犯罪方面会很重要。</text:p>
      <text:p text:style-name="P4">
“我们教它。 因为从每个旅中，每个单位，每个军事人员和警察都将取决于行动在同一方向上的成功，”伊戈尔·克里姆伦科(Igor Klimenko)说。</text:p>
      <text:p text:style-name="P4">
内政部负责人说，进攻守卫的某些单位是从头开始形成的，有些已经是基于当前的，首先是形成的结构，首先是后勤：</text:p>
      <text:p text:style-name="P4">
“在这种情况下，有敌对经验的军人和警察精确地形成了成功的成功。 这些人只是在教志愿者 - 首先来拉布里德的年轻人。 同样，经验丰富的战士是未来战斗联系的指挥官。”</text:p>
      <text:p text:style-name="P4">
Igor Klimenko强调，很难教指挥官 - 这始终是很长一段时间，他仅限于我们，因此该部门在评估敌对行动和管理单位的经验方面押注工人。</text:p>
      <text:p text:style-name="P4">
News Source: <text:a xlink:type="simple" xlink:href="https://armyinform.com.ua/2023/05/02/8-brygad-gvardiyi-nastupu-sformovani-i-nadijdut-pid-komanduvannya-syl-oborony/" text:style-name="Internet_20_link" text:visited-style-name="Visited_20_Internet_20_Link">
https://armyinform.com.ua/2023/05/02/8-brygad-gvardiyi-nastupu-sformovani-i-nadijdut-pid-komanduvannya-syl-oborony/</text:a>
</text:p>
      <!--NEWS-->
      <text:h text:style-name="P10" text:outline-level="1">
<text:span text:style-name="T4">
新西兰讲师正在准备乌克兰捍卫者保护该国免受俄罗斯侵略</text:span>
</text:h>
      <text:p text:style-name="P4">
作者: ['АРМІЯINFORM']</text:p>
      <text:p text:style-name="P4">
时间: 2023-05-02T66:00:00-04:00</text:p>
      <text:p text:style-name="P4">
描述: Kosokopalfesvani izhstroy的Bagatonatziyonnaya opeis的框架...与乌克兰2022年的战争，与乌克兰的最新新闻，与乌克兰的新闻战争，与乌克兰2022年的新闻战争，今天是乌克兰和乌克兰和俄罗斯和俄罗斯的战争，将是一场战争。他们说，与乌克兰的战争将在2022年不在2022年，他们会在不久的将来与乌克兰发生战争，他们说，今天与乌克兰的战争，今天的乌克兰新闻，乌克兰新闻，乌克兰媒体在俄罗斯的乌克兰新闻</text:p>
      <text:p text:style-name="P4">
图片: ['<text:a xlink:type="simple" xlink:href="https://armyinform.com.ua/wp-content/uploads/2023/05/1-11.jpg" text:style-name="Internet_20_link" text:visited-style-name="Visited_20_Internet_20_Link">
1-11.jpg</text:a>
', '<text:a xlink:type="simple" xlink:href="https://armyinform.com.ua/wp-content/uploads/2023/05/3-12-150x150.jpg" text:style-name="Internet_20_link" text:visited-style-name="Visited_20_Internet_20_Link">
3-12-150x150.jpg</text:a>
', '<text:a xlink:type="simple" xlink:href="https://armyinform.com.ua/wp-content/uploads/2023/05/2-13-150x150.jpg" text:style-name="Internet_20_link" text:visited-style-name="Visited_20_Internet_20_Link">
2-13-150x150.jpg</text:a>
', '<text:a xlink:type="simple" xlink:href="https://armyinform.com.ua/wp-content/uploads/2023/05/4-10-150x150.jpg" text:style-name="Internet_20_link" text:visited-style-name="Visited_20_Internet_20_Link">
4-10-150x150.jpg</text:a>
']</text:p>
      <text:p text:style-name="P4">
标签: ['STOPRUSSIA', 'АГРЕСІЯ РФ', 'ВТОРГНЕННЯ РФ', 'ГШ ЗСУ', 'НОВОЗЕЛАНДСЬКІ ІНСТРУКТОРИ']</text:p>
      <text:p text:style-name="P4">
类别: News</text:p>
      <!--METADATA-->
      <text:p text:style-name="P4">
<draw:frame draw:style-name="fr1" draw:name="Image281" text:anchor-type="as-char" svg:width="6.9236in" svg:height="4.615733in" draw:z-index="0">
<draw:image xlink:href="../Images/AРМІЯINFORM/2023-05-02T66-00-00-04-00/1-11.jpg" xlink:type="simple" xlink:show="embed" xlink:actuate="onLoad" draw:mime-type="image/jpeg"/>
</draw:frame>
在跨国教育行动的框架内，新西兰国防军的高素质军事讲师有助于将乌克兰的武装力量的积极进取的人转变为有能力的士兵，教导他们对生存和有效战斗必要的情报。</text:p>
      <text:p text:style-name="P4">
关于它<text:a xlink:type="simple" xlink:href="https://www.facebook.com/GeneralStaff.ua/posts/pfbid02v75z8wwCkdkipt3DroU23zvoXgdKHiYACvKQcyzwfTURxR69bZKv9gDu3WD8Q2dZl" text:style-name="Internet_20_link" text:visited-style-name="Visited_20_Internet_20_Link">
报告</text:a>
乌克兰武装部队的总参谋部。</text:p>
      <text:p text:style-name="P4">
大自然在英国的国防军将毗邻乌克兰新兵，例如武器处理，射击，战场上的急救，以及在不同条件下询问和防御行动。</text:p>
      <text:p text:style-name="P4">
“乌克兰人民在战争的12个月以上幸存，破坏和俄罗斯的消费入侵的困难。 新西兰的军事人员在英国和欧洲工作，这是国际社会委员会支持乌克兰自卫的努力的一部分。 我们的支持包括情报，后勤，自由军援助的运输以及为炮兵准备和步兵准备的团队。</text:p>
      <text:p text:style-name="P4">
我们将提醒，2022年8月15日，政府和新西兰部队正式报告说，他们决定“实施重大部署。</text:p>
      <text:p text:style-name="P4">
<text:a xlink:type="simple" xlink:href="https://armyinform.com.ua/wp-content/uploads/2023/05/3-12.jpg" text:style-name="Internet_20_link" text:visited-style-name="Visited_20_Internet_20_Link">
!(Images/AРМІЯINFORM/2023-05-02T66-00-00-04-00/3-12-150x150.jpg)</text:a>
</text:p>
      <text:p text:style-name="P4">
<text:a xlink:type="simple" xlink:href="https://armyinform.com.ua/wp-content/uploads/2023/05/2-13.jpg" text:style-name="Internet_20_link" text:visited-style-name="Visited_20_Internet_20_Link">
<draw:frame draw:style-name="fr1" draw:name="Image282" text:anchor-type="as-char" svg:width="6.9236in" svg:height="6.9236in" draw:z-index="0">
<draw:image xlink:href="../Images/AРМІЯINFORM/2023-05-02T66-00-00-04-00/2-13-150x150.jpg" xlink:type="simple" xlink:show="embed" xlink:actuate="onLoad" draw:mime-type="image/jpeg"/>
</draw:frame>
</text:a>
</text:p>
      <text:p text:style-name="P4">
<text:a xlink:type="simple" xlink:href="https://armyinform.com.ua/wp-content/uploads/2023/05/4-10.jpg" text:style-name="Internet_20_link" text:visited-style-name="Visited_20_Internet_20_Link">
<draw:frame draw:style-name="fr1" draw:name="Image283" text:anchor-type="as-char" svg:width="6.9236in" svg:height="6.9236in" draw:z-index="0">
<draw:image xlink:href="../Images/AРМІЯINFORM/2023-05-02T66-00-00-04-00/4-10-150x150.jpg" xlink:type="simple" xlink:show="embed" xlink:actuate="onLoad" draw:mime-type="image/jpeg"/>
</draw:frame>
</text:a>
“新西兰清楚地指出，当乌克兰的祖国免受坦率的侵害侵害俄罗斯的不合理的入侵时，我们将继续对乌克兰的法规作出回应，”  - 引用西兰总理贾辛德·阿德(Jasind Ardn)的话。新西兰外交部长南海亚·马哈塔(Nanhaya Mahuta)表示，为乌克兰提供额外的支持，使新西兰的奥特罗阿(Aotearoa aotearoa)能够基于方向保护国际体系的战略利益：“这是对我们的价值观和我们独立外交政策的证明。 我们在促进国际反应中的永久作用支持乌克兰对其领土完整性和主权的保护。”</text:p>
      <text:p text:style-name="P4">
新西兰元帅航空凯文·肖特(Kevin Short)的国防军指挥官 - 主持人说，在英国武装部队向新西兰国防军的武装部队邀请后，新西兰部长的内阁决定被采用。参加步兵培训计划的聚会：“我很高兴对这种部署进行了部署，尤其是对陆军，特别是对于军队。因为这使我们的一些人民能够做出进一步的巨大贡献，因为我们回应了一个亲密的伴侣。 我们的贡献已经在以前的努力中提供了帮助，并且这一决定继续帮助乌克兰，因为它受到了不合理的对俄罗斯的坦率入侵的保护。 部署是对我们作为军事力量的专业精神的高度伙伴的很好证词。”</text:p>
      <text:p text:style-name="P4">
News Source: <text:a xlink:type="simple" xlink:href="https://armyinform.com.ua/2023/05/02/novozelandski-instruktory-gotuyut-ukrayinskyh-zahysnykiv-zahyshhaty-krayinu-vid-agresiyi-rf/" text:style-name="Internet_20_link" text:visited-style-name="Visited_20_Internet_20_Link">
https://armyinform.com.ua/2023/05/02/novozelandski-instruktory-gotuyut-ukrayinskyh-zahysnykiv-zahyshhaty-krayinu-vid-agresiyi-rf/</text:a>
</text:p>
      <!--NEWS-->
      <text:h text:style-name="P10" text:outline-level="1">
<text:span text:style-name="T4">
敌人不断改变他的战术-Yuri Ignat</text:span>
</text:h>
      <text:p text:style-name="P4">
作者: ['Вячеслав Діордієв']</text:p>
      <text:p text:style-name="P4">
时间: 2023-05-02T67:00:00-04:00</text:p>
      <text:p text:style-name="P4">
描述: 关于在埃菲里电视台马拉松“єIni新闻” Rospovyv Rechnik Commandanny ...与乌克兰2022年的战争，与乌克兰的最新新闻，今天与乌克兰的新闻战争，今天上次与乌克兰的新闻战争，乌克兰和俄罗斯之间的战争是否会发生，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0/yurij-ignat-telemarafon.jpg" text:style-name="Internet_20_link" text:visited-style-name="Visited_20_Internet_20_Link">
yurij-ignat-telemarafon.jpg</text:a>
']</text:p>
      <text:p text:style-name="P4">
标签: ['ВТОРГНЕННЯ РФ', 'ЄДИНІ НОВИНИ', 'ПС ЗСУ', 'РАКЕТНИЙ ОБСТРІЛ', 'ЮРІЙ ІГНАТ']</text:p>
      <text:p text:style-name="P4">
类别: News</text:p>
      <!--METADATA-->
      <text:p text:style-name="P4">
<draw:frame draw:style-name="fr1" draw:name="Image284" text:anchor-type="as-char" svg:width="6.9236in" svg:height="3.847652in" draw:z-index="0">
<draw:image xlink:href="../Images/AРМІЯINFORM/2023-05-02T67-00-00-04-00/yurij-ignat-telemarafon.jpg" xlink:type="simple" xlink:show="embed" xlink:actuate="onLoad" draw:mime-type="image/jpeg"/>
</draw:frame>
Yuri Ignat。 视频屏幕截图</text:p>
      <text:p text:style-name="P4">
关于它在空中<text:a xlink:type="simple" xlink:href="https://www.youtube.com/watch" text:style-name="Internet_20_link" text:visited-style-name="Visited_20_Internet_20_Link">
电视马拉松</text:a>
空军空军尤里伊·伊格纳特(Yuriy Ignat)告诉“唯一的消息”。</text:p>
      <text:p text:style-name="P4">
据他说，如果在秋天和冬季，敌人在我们的燃料和能源部门的设施上吹了大规模冰可，使用大量的远程和高精度的有翼的导弹，请尝试使用武器为大多数优先对象。</text:p>
      <ul>
        <li>
实际上，俄罗斯人无法以相同的规模继续维护。 因此，相同的空中导弹101，X-555和“口径”将试图在武器样本中治愈，这些武器来我们进行伴侣的进攻和亲爱的行动。 而且，毫无疑问，敌人很可能会继续居住在燃料和能源部门中，这取决于乌克兰的生命以及乌克兰国防部队的保护水平，“乌克兰上校”强调。</li>
      </ul>
      <text:p text:style-name="P4">
乌克兰武装部队空军的发言人还强调，由于旨在击中偏远导弹中风的手镯，俄罗斯所有者使用武器，该武器位于前线超过一百公里的前线。</text:p>
      <ul>
        <li>
对我们来说，另一个危险的挑战是使用誓言的俄罗斯人使用提到的托管航空炸弹，有必要有效伪造。 敌人会定期将这些炸弹扔进我们的领土，生产正在增加。 因此，我们需要加强长期的防空防御，并希望尽快获得积极的表达，以获得多功能的现代西方战斗机，其存在将增强我们国家的防御，并反映渴望去的愿望靠近乌克兰领空。</li>
      </ul>
      <text:p text:style-name="P4">
News Source: <text:a xlink:type="simple" xlink:href="https://armyinform.com.ua/2023/05/02/protyvnyk-postijno-zminyuye-svoyu-taktyku-yurij-ignat/" text:style-name="Internet_20_link" text:visited-style-name="Visited_20_Internet_20_Link">
https://armyinform.com.ua/2023/05/02/protyvnyk-postijno-zminyuye-svoyu-taktyku-yurij-ignat/</text:a>
</text:p>
      <!--NEWS-->
      <text:h text:style-name="P10" text:outline-level="1">
<text:span text:style-name="T4">
乌克兰捍卫者在Invictus游戏中的优先级是康复组成部分</text:span>
</text:h>
      <text:p text:style-name="P4">
作者: ['АРМІЯINFORM']</text:p>
      <text:p text:style-name="P4">
时间: 2023-05-02T68:00:00-04:00</text:p>
      <text:p text:style-name="P4">
描述: 美国国家Sbirnenas的主教练在Invictus Games-2023-Olena Yanovska ...与乌克兰2022年的战争，与乌克兰与乌克兰的最新新闻，今天与乌克兰的新闻，乌克兰2022年上次与乌克兰的新闻战争，乌克兰和俄罗斯和俄罗斯和俄罗斯之间以及俄罗斯和俄罗斯之间的战争，与乌克兰的战争将是不久的</text:p>
      <text:p text:style-name="P4">
图片: ['<text:a xlink:type="simple" xlink:href="https://armyinform.com.ua/wp-content/uploads/2023/03/invictus-games.jpg" text:style-name="Internet_20_link" text:visited-style-name="Visited_20_Internet_20_Link">
invictus-games.jpg</text:a>
']</text:p>
      <text:p text:style-name="P4">
标签: ['INVICTUS GAMES', 'INVICTUS GAMES-2023', 'МІНВЕТЕРАНІВ', 'РЕАБІЛІТАЦІЯ']</text:p>
      <text:p text:style-name="P4">
类别: News</text:p>
      <!--METADATA-->
      <text:p text:style-name="P4">
<draw:frame draw:style-name="fr1" draw:name="Image285" text:anchor-type="as-char" svg:width="6.9236in" svg:height="4.615733in" draw:z-index="0">
<draw:image xlink:href="../Images/AРМІЯINFORM/2023-05-02T68-00-00-04-00/invictus-games.jpg" xlink:type="simple" xlink:show="embed" xlink:actuate="onLoad" draw:mime-type="image/jpeg"/>
</draw:frame>
Invictus游戏。 说明性照片</text:p>
      <text:p text:style-name="P4">
Invictus Games-2023 Olenaanovskaya国家队的总教练在参与者的康复重点是非唱片比赛的主要选择标准。</text:p>
      <text:p text:style-name="P4">
关于它<text:a xlink:type="simple" xlink:href="https://mva.gov.ua/ua/news/olena-yanovska-prioritetom-v-uchasti-ukrayinskih-zahisnikiv-i-zahisnic-v-invictus-games-ye-ne-sportivni-rezultati-reabilitacijna-skladova" text:style-name="Internet_20_link" text:visited-style-name="Visited_20_Internet_20_Link">
报告</text:a>
乌克兰退伍军人部。</text:p>
      <text:p text:style-name="P4">
“今年我们有更多的新移民。 大多数参与者首先参加了无名的比赛，从未参加过体育运动。 主管团队将确定获胜者。 重要选择的40％是一个人的康复部分。 25％ - 参与者的动机，他想在所选运动中发展多少，另外25％是体育行为的伦理。 只有10％是运动组成部分。 也就是说，根据游戏规则，体育成果并不是乌克兰士兵参加InvictusGames的优先事项，” Olena Yanovskaya说。</text:p>
      <text:p text:style-name="P4">
据她说，尽管受伤的伤口不同并支持兄弟，但LVIV的所有国家选拔参与者都在参加比赛。</text:p>
      <text:p text:style-name="P4">
总教练强调说：“我们正在积极发展和扩大我们的资深社区Invictusgames。”</text:p>
      <text:p text:style-name="P4">
回想一下，4月29日至30日在利维夫<text:a xlink:type="simple" xlink:href="https://armyinform.com.ua/2023/05/01/u-lvovi-vidbuvsya-vidbir-do-naczionalnoyi-zbirnoyi-invictus-games/" text:style-name="Internet_20_link" text:visited-style-name="Visited_20_Internet_20_Link">
发生</text:a>
所有 - 乌克兰比赛的比赛成为杜塞尔多夫国际比赛国际比赛的选拔。 该活动一直是最大的一次：乌克兰的223名捍卫者和捍卫者 - 遭受敌对行动的退伍军人和军人的退伍军人，参加了9种自适应运动。</text:p>
      <text:p text:style-name="P4">
News Source: <text:a xlink:type="simple" xlink:href="https://armyinform.com.ua/2023/05/02/priorytetom-uchasti-ukrayinskyh-zahysnykiv-v-invictus-games-ye-reabilitaczijna-skladova/" text:style-name="Internet_20_link" text:visited-style-name="Visited_20_Internet_20_Link">
https://armyinform.com.ua/2023/05/02/priorytetom-uchasti-ukrayinskyh-zahysnykiv-v-invictus-games-ye-reabilitaczijna-skladova/</text:a>
</text:p>
      <!--NEWS-->
      <text:h text:style-name="P10" text:outline-level="1">
<text:span text:style-name="T4">
中国首次支持联合国被称为侵略者的联合国决议</text:span>
</text:h>
      <text:p text:style-name="P4">
作者: ['АРМІЯINFORM']</text:p>
      <text:p text:style-name="P4">
时间: 2023-05-02T69:00:00-04:00</text:p>
      <text:p text:style-name="P4">
描述: 中国Upersheus投票赞成联合国阿斯银将军的决议，延迟的Bulo称为...与乌克兰2022年的战争，与乌克兰与乌克兰的最新新闻，今天与乌克兰2022年的新闻战争，乌克兰和俄罗斯之间以及俄罗斯之间的战争，何时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223816_un_gettyimages_new_960x380_0.png" text:style-name="Internet_20_link" text:visited-style-name="Visited_20_Internet_20_Link">
223816_un_gettyimages_new_960x380_0.png</text:a>
']</text:p>
      <text:p text:style-name="P4">
标签: ['STOPRUSSIA', 'АГРЕСІЯ РФ', 'ВТОРГНЕННЯ РФ', 'КИТАЙ', 'ООН']</text:p>
      <text:p text:style-name="P4">
类别: News</text:p>
      <!--METADATA-->
      <text:p text:style-name="P4">
<draw:frame draw:style-name="fr1" draw:name="Image286" text:anchor-type="as-char" svg:width="6.9236in" svg:height="3.606042in" draw:z-index="0">
<draw:image xlink:href="../Images/AРМІЯINFORM/2023-05-02T69-00-00-04-00/223816_un_gettyimages_new_960x380_0.png" xlink:type="simple" xlink:show="embed" xlink:actuate="onLoad" draw:mime-type="image/png"/>
</draw:frame>
中国首先投票赞成联合国大会决议，俄罗斯是侵略者。 在这种投票的早期，中国反对或维持。</text:p>
      <text:p text:style-name="P4">
关于它<text:a xlink:type="simple" xlink:href="https://twitter.com/SergiyKyslytsya/status/1651336381577191424" text:style-name="Internet_20_link" text:visited-style-name="Visited_20_Internet_20_Link">
报告</text:a>
乌克兰的永久代表是联合国谢尔盖·基斯利特(Sergey Kyslytsia)。</text:p>
      <text:p text:style-name="P4">
“大会以122票和5票对联合国和欧洲委员会批准了该决议。 取消对乌克兰侵略的尝试是在联合国大会中。”他写道。</text:p>
      <text:p text:style-name="P4">
除了中国，<text:a xlink:type="simple" xlink:href="https://www.facebook.com/verkhovna.rada.ukraine/posts/pfbid0ZqDrx3bxRptd4g4qbspnwtLuzpsgfc6XigyxP9FQ9jsrSS7tEC1jn1qq2wiVf7QFl" text:style-name="Internet_20_link" text:visited-style-name="Visited_20_Internet_20_Link">
指出</text:a>
在乌克兰的Verkhovna Rada中，该文件还得到了其他几个国家的批准，这些国家对俄罗斯友好，包括哈萨克斯坦和亚美尼亚以及印度塔巴西尔。</text:p>
      <text:p text:style-name="P4">
News Source: <text:a xlink:type="simple" xlink:href="https://armyinform.com.ua/2023/05/02/kytaj-vpershe-pidtrymav-rezolyucziyu-oon-v-yakij-rosiyu-nazvano-agresorom/" text:style-name="Internet_20_link" text:visited-style-name="Visited_20_Internet_20_Link">
https://armyinform.com.ua/2023/05/02/kytaj-vpershe-pidtrymav-rezolyucziyu-oon-v-yakij-rosiyu-nazvano-agresorom/</text:a>
</text:p>
      <!--NEWS-->
      <text:h text:style-name="P10" text:outline-level="1">
<text:span text:style-name="T4">
边界炮击：在Sumy地区和Chernihiv的4小时内，听到了50多起爆炸声</text:span>
</text:h>
      <text:p text:style-name="P4">
作者: ['АРМІЯINFORM']</text:p>
      <text:p text:style-name="P4">
时间: 2023-05-02T70:00:00-04:00</text:p>
      <text:p text:style-name="P4">
描述: syogodnis，2位旅行者，z 12：00至16:00 rosiyskt付款-bi -bishop 6次庇护...与乌克兰2022年的战争，与乌克兰与乌克兰的最新新闻，与乌克兰的新闻，乌克兰2022年的最新新闻，今天，将在今天，将在那里成为乌克兰与俄罗斯之间的战争，以及2022年与乌克兰的战争将是与乌克兰的战争，是否会在不久的将来与乌克兰进行战争，与乌克兰的战争，乌克兰今天的新闻，乌克兰的新闻，乌克兰媒体的乌克兰新闻</text:p>
      <text:p text:style-name="P4">
图片: ['<text:a xlink:type="simple" xlink:href="https://armyinform.com.ua/wp-content/uploads/2023/05/c89bc187-c713-4b40-9bdc-b6dcda312c74.jpg" text:style-name="Internet_20_link" text:visited-style-name="Visited_20_Internet_20_Link">
c89bc187-c713-4b40-9bdc-b6dcda312c74.jpg</text:a>
']</text:p>
      <text:p text:style-name="P4">
标签: ['АГРЕСІЯ РФ', 'ВТОРГНЕННЯ РФ', 'ОБСТРІЛИ ПРИКОРДОННЯ', 'СУМЩИНА', 'ЧЕРНІГІВЩИНА']</text:p>
      <text:p text:style-name="P4">
类别: News</text:p>
      <!--METADATA-->
      <text:p text:style-name="P4">
<draw:frame draw:style-name="fr1" draw:name="Image287" text:anchor-type="as-char" svg:width="6.9236in" svg:height="5.1927in" draw:z-index="0">
<draw:image xlink:href="../Images/AРМІЯINFORM/2023-05-02T70-00-00-04-00/c89bc187-c713-4b40-9bdc-b6dcda312c74.jpg" xlink:type="simple" xlink:show="embed" xlink:actuate="onLoad" draw:mime-type="image/jpeg"/>
</draw:frame>
今天，5月2日，从12:00到下午4:00，俄罗斯占领部队竖起了Chernihiv和Sumy地区边界的6倍。</text:p>
      <text:p text:style-name="P4">
关于它<text:a xlink:type="simple" xlink:href="https://www.facebook.com/kommander.nord/posts/pfbid02CG7N54TfbYv9Q3dhiuJp7bkFz5yfdHwQHq7UfQYEFEjmpa8wkTGQ8W75ZNgCqsWXl" text:style-name="Internet_20_link" text:visited-style-name="Visited_20_Internet_20_Link">
报告</text:a>
操作命令“北”。</text:p>
      <text:p text:style-name="P4">
从12:20到13:05 10教区可能是从炮兵中记录的：4个在定居点Krasny Khutir地区，在Buda-Vorobiivska定居点的6个地区。</text:p>
      <text:p text:style-name="P4">
从13:48到13:55，有21次到达，大概是从RSSV到定居的RSSV。 大火是大火的结果。 在提出的数据中，两个当地人受伤。 该信息已指定。</text:p>
      <text:p text:style-name="P4">
从13:30到13:50，有9个教区，可能来自炮兵，通往山区的道路。</text:p>
      <text:p text:style-name="P4">
从13:55到14:05记录了3个教区，可能来自吉尔斯克定居点的炮兵。 私人房屋被损坏，造成大火。 澄清了有关受害者的信息。</text:p>
      <text:p text:style-name="P4">
从14:40到15:00，有2次旅行，大概是来自米尔达夫卡地区遭受的120毫米的迫击炮。</text:p>
      <text:p text:style-name="P4">
从15:10到15:40，记录了8个教区，可能来自炮兵的泵工。</text:p>
      <text:p text:style-name="P4">
没有关于当地群体损失或对平民基础设施损失的信息。</text:p>
      <text:p text:style-name="P4">
News Source: <text:a xlink:type="simple" xlink:href="https://armyinform.com.ua/2023/05/02/obstrily-prykordonnya-za-4-godyny-na-sumshhyni-i-chernigivshhyni-prolunalo-ponad-50-vybuhiv/" text:style-name="Internet_20_link" text:visited-style-name="Visited_20_Internet_20_Link">
https://armyinform.com.ua/2023/05/02/obstrily-prykordonnya-za-4-godyny-na-sumshhyni-i-chernigivshhyni-prolunalo-ponad-50-vybuhiv/</text:a>
</text:p>
      <!--NEWS-->
      <text:h text:style-name="P10" text:outline-level="1">
<text:span text:style-name="T4">
敌人为了分散注意力并用尽我们的防空系统而使用虚假目标-Yuri Ignat</text:span>
</text:h>
      <text:p text:style-name="P4">
作者: ['Вячеслав Діордієв']</text:p>
      <text:p text:style-name="P4">
时间: 2023-05-02T71:00:00-04:00</text:p>
      <text:p text:style-name="P4">
描述: Vidpovlychi关于桶的遗愿vikoristanni Rosisyans所谓的Hibliy Zislya ...与2022年与乌克兰的战争，与乌克兰的最新新闻，《与乌克兰2022年的新闻战争》，今天上次与乌克兰的新闻战争，乌克兰和俄罗斯和俄罗斯和俄罗斯之间以及俄罗斯和俄罗斯之间的战争将会，他们在2022年与乌克兰与乌克兰的战争，无论是否将在不久</text:p>
      <text:p text:style-name="P4">
图片: ['<text:a xlink:type="simple" xlink:href="https://armyinform.com.ua/wp-content/uploads/2022/11/yurij-ignat-1.jpg" text:style-name="Internet_20_link" text:visited-style-name="Visited_20_Internet_20_Link">
yurij-ignat-1.jpg</text:a>
']</text:p>
      <text:p text:style-name="P4">
标签: ['БПЛА', 'ВТОРГНЕННЯ РФ', 'ЄДИНІ НОВИНИ', 'ППО ЗСУ', 'РАКЕТНИЙ ОБСТРІЛ', 'ЮРІЙ ІГНАТ']</text:p>
      <text:p text:style-name="P4">
类别: News</text:p>
      <!--METADATA-->
      <text:p text:style-name="P4">
<draw:frame draw:style-name="fr1" draw:name="Image288" text:anchor-type="as-char" svg:width="6.9236in" svg:height="4.361868in" draw:z-index="0">
<draw:image xlink:href="../Images/AРМІЯINFORM/2023-05-02T71-00-00-04-00/yurij-ignat-1.jpg" xlink:type="simple" xlink:show="embed" xlink:actuate="onLoad" draw:mime-type="image/jpeg"/>
</draw:frame>
乌克兰空军的尤里·伊格纳修斯空军上校。</text:p>
      <text:p text:style-name="P4">
回答主持人关于以廉价无人驾驶汽车的形式使用俄罗斯人使用的俄罗斯人的问题，空军空军空军yuriy ignat(https://www.youtube.com/watch?v=WY8sDvZdWEA)唯一的消息强调了这样的案件发生，但是无论如何，如果敌人的目标是空气，我们必须立即做出回应并将其击倒。</text:p>
      <ul>
        <li>
当然，建议使用这种廉价的无人机使用相同的便宜病变，而不是相同的防空导弹，在俄罗斯航空出现时，要耗资数百万塔夫凯(Tavkai)，以保护国家领空和更强大的情况敌对火灾损害的手段。 是的，为了分散我们的防空系统的关注和耗尽，敌人使用了虚假的进球和导弹X-55，这可以没有战斗部分。 但是在不知情的情况下，那里有一部分的战斗部分，我们无权冒险，不得不摧毁敌人的空中目标。”</li>
      </ul>
      <text:p text:style-name="P4">
该官员说，为了更有效地做到这一点，乌克兰的二氧化硅需要更现代的工具，武器和导弹。</text:p>
      <text:p text:style-name="P4">
特别是，在这种情况下，乌克兰空军司令部发言人指出，最近收到了德国生产Iris-T世界上另一个最佳的空对空综合体，他认为这无疑将加强我们的防空系统。</text:p>
      <text:p text:style-name="P4">
News Source: <text:a xlink:type="simple" xlink:href="https://armyinform.com.ua/2023/05/02/vorog-vykorystovuye-hybni-czili-zadlya-rozoseredzhuvannya-uvagy-ta-vysnazhuvannya-nashoyi-systemy-ppo-yurij-ignat/" text:style-name="Internet_20_link" text:visited-style-name="Visited_20_Internet_20_Link">
https://armyinform.com.ua/2023/05/02/vorog-vykorystovuye-hybni-czili-zadlya-rozoseredzhuvannya-uvagy-ta-vysnazhuvannya-nashoyi-systemy-ppo-yurij-ignat/</text:a>
</text:p>
      <!--NEWS-->
      <text:h text:style-name="P10" text:outline-level="1">
<text:span text:style-name="T4">
理事会支持拜基夫纳国家军事公墓的建设</text:span>
</text:h>
      <text:p text:style-name="P4">
作者: ['АРМІЯINFORM']</text:p>
      <text:p text:style-name="P4">
时间: 2023-05-02T72:00:00-04:00</text:p>
      <text:p text:style-name="P4">
描述: Verkhovna Rada赞扬了“关于Zmin在乌克兰Schodo Kodo Kodo的法律中引入Zmin的法律...与2022年与乌克兰的战争，与乌克兰的战争今天与乌克兰的最新新闻，与乌克兰的新闻战争，乌克兰2022年的新闻战争，今天将有一场战争，将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5/kladovyshhe.jpg" text:style-name="Internet_20_link" text:visited-style-name="Visited_20_Internet_20_Link">
kladovyshhe.jpg</text:a>
']</text:p>
      <text:p text:style-name="P4">
标签: ['БИКІВНЯ', 'ВЕРХОВНА РАДА УКРАЇНИ', 'НАЦІОНАЛЬНЕ ВІЙСЬКОВЕ КЛАДОВИЩЕ']</text:p>
      <text:p text:style-name="P4">
类别: News</text:p>
      <!--METADATA-->
      <text:p text:style-name="P4">
<draw:frame draw:style-name="fr1" draw:name="Image289" text:anchor-type="as-char" svg:width="6.9236in" svg:height="4.351365in" draw:z-index="0">
<draw:image xlink:href="../Images/AРМІЯINFORM/2023-05-02T72-00-00-04-00/kladovyshhe.jpg" xlink:type="simple" xlink:show="embed" xlink:actuate="onLoad" draw:mime-type="image/jpeg"/>
</draw:frame>
Verkhovna Rada采用了“关于确保安置国家军事纪念馆公墓的乌克兰法律修正案”的法律。(<text:a xlink:type="simple" xlink:href="https://itd.rada.gov.ua/billInfo/Bills/Card/41814" text:style-name="Internet_20_link" text:visited-style-name="Visited_20_Internet_20_Link">
№9240</text:a>
).Його планують розташувати на Броварському проспекті у Києві.</text:p>
      <text:p text:style-name="P4">
Про це<text:a xlink:type="simple" xlink:href="https://www.facebook.com/stefanchuk.official/posts/pfbid0undZuvHTHjTHqFhbcqipxPc3VGgABhCAN4nFzjcDstUJWinfQ5WurK36WCkjYSwpl" text:style-name="Internet_20_link" text:visited-style-name="Visited_20_Internet_20_Link">
повідомив</text:a>
乌克兰·鲁斯兰·斯特凡库克(Ukraine Ruslan Stefanchuk)的Verkhovna Rada主席。</text:p>
      <text:p text:style-name="P4">
“他们改变了建造基辅军事纪念公墓的土地的目的。 对于墓地，建议在比基尼斯基森林中拆除100公顷土地。”他告知。</text:p>
      <text:p text:style-name="P4">
News Source: <text:a xlink:type="simple" xlink:href="https://armyinform.com.ua/2023/05/02/rada-pidtrymala-budivnycztvo-naczionalnogo-vijskovogo-kladovyshha-u-bykivni/" text:style-name="Internet_20_link" text:visited-style-name="Visited_20_Internet_20_Link">
https://armyinform.com.ua/2023/05/02/rada-pidtrymala-budivnycztvo-naczionalnogo-vijskovogo-kladovyshha-u-bykivni/</text:a>
</text:p>
      <!--NEWS-->
      <text:h text:style-name="P10" text:outline-level="1">
<text:span text:style-name="T4">
俄罗斯人正在与吉尼斯（Guinness）记录，以设置巴赫穆特（Bakhmut）的捕获日期-Sergey Cherevaty</text:span>
</text:h>
      <text:p text:style-name="P4">
作者: ['Вячеслав Діордієв']</text:p>
      <text:p text:style-name="P4">
时间: 2023-05-02T73:00:00-04:00</text:p>
      <text:p text:style-name="P4">
描述: Yak在电视马拉松“є迪尼新闻” Rechnik的PID小时吹牛时期...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bahmut-4.jpg" text:style-name="Internet_20_link" text:visited-style-name="Visited_20_Internet_20_Link">
bahmut-4.jpg</text:a>
']</text:p>
      <text:p text:style-name="P4">
标签: ['БАХМУТ', 'ВТОРГНЕННЯ РФ', 'ЄДИНІ НОВИНИ', 'СЕРГІЙ ЧЕРЕВАТИЙ']</text:p>
      <text:p text:style-name="P4">
类别: News</text:p>
      <!--METADATA-->
      <text:p text:style-name="P4">
<draw:frame draw:style-name="fr1" draw:name="Image290" text:anchor-type="as-char" svg:width="6.9236in" svg:height="3.894525in" draw:z-index="0">
<draw:image xlink:href="../Images/AРМІЯINFORM/2023-05-02T73-00-00-04-00/bahmut-4.jpg" xlink:type="simple" xlink:show="embed" xlink:actuate="onLoad" draw:mime-type="image/jpeg"/>
</draw:frame>
正如他在[电视马拉松]中强调的那样(https://www.youtube.com/watch?v=WY8sDvZdWEA)乌克兰·谢尔盖(Sergey Cherevaty)武装部队东部武装部队的发言人的“唯一新闻”，在巴赫穆特(Bakhmut)的方向上，与侵略者和防守乌克兰的力量保持着斗争，继续保持辩护。</text:p>
      <ul>
        <li>
但这并不意味着我们一直在防守。 如果有机会在没有大量损失的风险的情况下采取反性行动，我们会根据Zaya的情况而毫无失败更多， -  Sergei Cherevaty上校说。</li>
      </ul>
      <text:p text:style-name="P4">
据乌克兰武装部队东部分组的发言人说，这一事实是，瓦格纳·佩克(Wagner PEC)的战争连续数个月连续数月无法占领巴赫穆特(Bakhmut)城市多个月，这一事实雄辩地证明了这一事实，这一事实雄心勃勃地证明了这一事实。策略是在这个方向上使用的。乌克兰完全证明了自己的合理性。 陆军总司令亚历山大·西尔斯基(Alexander Sirsky)的司令的不断存在为改善巴赫穆特捍卫者与军人的举重精神之间的互动组织做出了贡献。</text:p>
      <text:p text:style-name="P4">
Sergiycheriev回答了关于建立Bakhmut新日期的Kremliv当局的信息的问题，Sergiycheriev回忆说，最初，敌人计划在7月抓住这座城市。乌克兰的捍卫者。 至于建立捕获巴赫穆特的日期，俄罗斯人被喂给吉尼斯记录。</text:p>
      <text:p text:style-name="P4">
在谈到前线的情况时，该官员还强调，在巴赫穆特方向的最后一个令人震惊的情况下，乌克兰捍卫者摧毁了106名入侵者，另有127名登记者受伤。 此外，白天与敌人有17次战斗，我们位置的敌人炮击数量为348次。</text:p>
      <text:p text:style-name="P4">
News Source: <text:a xlink:type="simple" xlink:href="https://armyinform.com.ua/2023/05/02/rosiyany-nablyzhayutsya-do-rekordu-ginnesa-shhodo-vstanovlennya-dat-iz-zahoplennya-bahmuta-sergij-cherevatyj/" text:style-name="Internet_20_link" text:visited-style-name="Visited_20_Internet_20_Link">
https://armyinform.com.ua/2023/05/02/rosiyany-nablyzhayutsya-do-rekordu-ginnesa-shhodo-vstanovlennya-dat-iz-zahoplennya-bahmuta-sergij-cherevatyj/</text:a>
</text:p>
      <!--NEWS-->
      <text:h text:style-name="P10" text:outline-level="1">
<text:span text:style-name="T4">
在乌克兰继续戒严与动员</text:span>
</text:h>
      <text:p text:style-name="P4">
作者: ['АРМІЯINFORM']</text:p>
      <text:p text:style-name="P4">
时间: 2023-05-02T74:00:00-04:00</text:p>
      <text:p text:style-name="P4">
描述: Syogodnis，2位草药家，代表们投票赞成对Winnoye村的粉碎...与乌克兰2022年的战争，与乌克兰的最新新闻，今天与乌克兰的新闻战争，乌克兰2022年的《新闻战》，今天将发生乌克兰和乌克兰之间的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06/zsu.jpg" text:style-name="Internet_20_link" text:visited-style-name="Visited_20_Internet_20_Link">
zsu.jpg</text:a>
']</text:p>
      <text:p text:style-name="P4">
标签: ['ВОЄННИЙ СТАН', 'ВРУ', 'ЗАГАЛЬНА МОБІЛІЗАЦІЯ']</text:p>
      <text:p text:style-name="P4">
类别: News</text:p>
      <!--METADATA-->
      <text:p text:style-name="P4">
<draw:frame draw:style-name="fr1" draw:name="Image291" text:anchor-type="as-char" svg:width="6.9236in" svg:height="4.615733in" draw:z-index="0">
<draw:image xlink:href="../Images/AРМІЯINFORM/2023-05-02T74-00-00-04-00/zsu.jpg" xlink:type="simple" xlink:show="embed" xlink:actuate="onLoad" draw:mime-type="image/jpeg"/>
</draw:frame>
今天，5月2日，代表们投票决定继续戒得法和一般动员。</text:p>
      <text:p text:style-name="P4">
关于它<text:a xlink:type="simple" xlink:href="https://www.facebook.com/verkhovna.rada.ukraine/posts/pfbid02zdX31xZddDYW6z8BxwUtzPQsWR5ZunAYi1mM93NdJHMZ6knfkciDtWsikk1H8X9tl" text:style-name="Internet_20_link" text:visited-style-name="Visited_20_Internet_20_Link">
报告</text:a>
乌克兰的Verkhovna Rada。</text:p>
      <text:p text:style-name="P4">
根据法律#<text:a xlink:type="simple" xlink:href="https://itd.rada.gov.ua/billInfo/Bills/Card/41864" text:style-name="Internet_20_link" text:visited-style-name="Visited_20_Internet_20_Link">
9259</text:a>
和№<text:a xlink:type="simple" xlink:href="https://itd.rada.gov.ua/billInfo/Bills/Card/41865" text:style-name="Internet_20_link" text:visited-style-name="Visited_20_Internet_20_Link">
9260</text:a>
军方的行动是乌克兰，一般动员延长了90天。</text:p>
      <text:p text:style-name="P4">
这是俄罗斯对乌克兰的大规模侵略以来的第五次，当时武术和整体动员在该国。</text:p>
      <text:p text:style-name="P4">
法律的实施将有助于实施旨在实施旨在对俄罗斯联邦对乌克兰的武装侵略的适当措施。</text:p>
      <text:p text:style-name="P4">
News Source: <text:a xlink:type="simple" xlink:href="https://armyinform.com.ua/2023/05/02/v-ukrayini-prodovzhyly-voyennyj-stan-i-mobilizacziyu/" text:style-name="Internet_20_link" text:visited-style-name="Visited_20_Internet_20_Link">
https://armyinform.com.ua/2023/05/02/v-ukrayini-prodovzhyly-voyennyj-stan-i-mobilizacziyu/</text:a>
</text:p>
      <!--NEWS-->
      <text:h text:style-name="P10" text:outline-level="1">
<text:span text:style-name="T4">
正式：Verkhovna Rada承认俄罗斯的政治政权“轻率”</text:span>
</text:h>
      <text:p text:style-name="P4">
作者: ['АРМІЯINFORM']</text:p>
      <text:p text:style-name="P4">
时间: 2023-05-02T75:00:00-04:00</text:p>
      <text:p text:style-name="P4">
描述: Verkhovna Rada称赞了俄罗斯牛ashism的可行政权的制作，以及与2022年与乌克兰的战争，与乌克兰的战争是今天的最新消息，今天与乌克兰2022年的新闻战争，今天会有一场乌克兰与俄罗斯之间的战争以及2022年与乌克兰的战争将在不久的将来与乌克兰发生战争</text:p>
      <text:p text:style-name="P4">
图片: ['<text:a xlink:type="simple" xlink:href="https://armyinform.com.ua/wp-content/uploads/2023/05/rashyzm.jpg" text:style-name="Internet_20_link" text:visited-style-name="Visited_20_Internet_20_Link">
rashyzm.jpg</text:a>
']</text:p>
      <text:p text:style-name="P4">
标签: ['STOPRUSSIA', 'АГРЕСІЯ РФ', 'ВЕРХОВНА РАДА', 'ВТОРГНЕННЯ РФ', 'РУСЛАН СТЕФАНЧУК']</text:p>
      <text:p text:style-name="P4">
类别: News</text:p>
      <!--METADATA-->
      <text:p text:style-name="P4">
<draw:frame draw:style-name="fr1" draw:name="Image292" text:anchor-type="as-char" svg:width="6.9236in" svg:height="3.894525in" draw:z-index="0">
<draw:image xlink:href="../Images/AРМІЯINFORM/2023-05-02T75-00-00-04-00/rashyzm.jpg" xlink:type="simple" xlink:show="embed" xlink:actuate="onLoad" draw:mime-type="image/jpeg"/>
</draw:frame>
Verkhovna Rada采用了一项决议，将俄罗斯的政治政权定义为“轻率”，并谴责俄罗斯政权的意识形态基础和社会实践，称它们为极权主义和人类 - 危险。</text:p>
      <text:p text:style-name="P4">
关于它<text:a xlink:type="simple" xlink:href="https://www.facebook.com/stefanchuk.official/posts/pfbid0undZuvHTHjTHqFhbcqipxPc3VGgABhCAN4nFzjcDstUJWinfQ5WurK36WCkjYSwpl" text:style-name="Internet_20_link" text:visited-style-name="Visited_20_Internet_20_Link">
报告</text:a>
乌克兰·鲁斯兰·斯特凡库克(Ukraine Ruslan Stefanchuk)的Verkhovna Rada主席。</text:p>
      <text:p text:style-name="P4">
“(<text:span text:style-name="T5">
conatrotact _ </text:span>
 -order._)<text:a xlink:type="simple" xlink:href="https://itd.rada.gov.ua/billInfo/Bills/Card/41531" text:style-name="Internet_20_link" text:visited-style-name="Visited_20_Internet_20_Link">
9101</text:a>
 - 他们批准了乌克兰的声明“关于俄罗斯联盟中现有的升天政治制度的定义，并谴责其极权主义和洛德尼维斯尼的意识形态原则和社会实践”，Ruslan Stefanchuk说。</text:p>
      <text:p text:style-name="P4">
如说明中所述，该决议的目的是接受乌克兰的Verkhovna Rada“关于俄罗斯联合会现有政治制度的定义，作为对其意识形态原则的轻率和谴责，导致了军事犯罪和军事犯罪和委员会乌克兰人民的种族灭绝是俄罗斯的政治政权联合会的侵犯，并谴责其意识形态基础和社会实践的极权主义和卢多纳。</text:p>
      <text:p text:style-name="P4">
该声明本身旨在鼓励国际社会对当前的政治制度联合会的谴责。</text:p>
      <text:p text:style-name="P4">
News Source: <text:a xlink:type="simple" xlink:href="https://armyinform.com.ua/2023/05/02/oficzijno-verhovna-rada-vyznala-politychnyj-rezhym-u-rosiyi-rashyzmom/" text:style-name="Internet_20_link" text:visited-style-name="Visited_20_Internet_20_Link">
https://armyinform.com.ua/2023/05/02/oficzijno-verhovna-rada-vyznala-politychnyj-rezhym-u-rosiyi-rashyzmom/</text:a>
</text:p>
      <!--NEWS-->
      <text:h text:style-name="P10" text:outline-level="1">
<text:span text:style-name="T4">
试图将非法出口到伊朗发动机到军事运输飞机已停止</text:span>
</text:h>
      <text:p text:style-name="P4">
作者: ['АРМІЯINFORM']</text:p>
      <text:p text:style-name="P4">
时间: 2023-05-02T76:00:00-04:00</text:p>
      <text:p text:style-name="P4">
描述: bezpeki服务ZabbiSla非法Vivezenn用于Inter -ugliyan avisaaTsihi ...与乌克兰的战争，2022年与乌克兰的战争，今天与乌克兰的最新新闻，与乌克兰2022年的新闻战争，今天上次与乌克兰进行战争，乌克兰和俄罗斯之间的战争是否会与乌克兰进行战争他们说，在2022年，是否会在不久的将来与乌克兰发生战争</text:p>
      <text:p text:style-name="P4">
图片: ['<text:a xlink:type="simple" xlink:href="https://armyinform.com.ua/wp-content/uploads/2023/05/5f3358b24b8b3cd20478691982be7444.jpeg" text:style-name="Internet_20_link" text:visited-style-name="Visited_20_Internet_20_Link">
5f3358b24b8b3cd20478691982be7444.jpeg</text:a>
']</text:p>
      <text:p text:style-name="P4">
标签: ['STOPRUSSIA', 'АГРЕСІЯ РФ', 'ВТОРГНЕННЯ РФ', 'СБУ']</text:p>
      <text:p text:style-name="P4">
类别: News</text:p>
      <!--METADATA-->
      <text:p text:style-name="P4">
<draw:frame draw:style-name="fr1" draw:name="Image293" text:anchor-type="as-char" svg:width="6.9236in" svg:height="4.615733in" draw:z-index="0">
<draw:image xlink:href="../Images/AРМІЯINFORM/2023-05-02T76-00-00-04-00/5f3358b24b8b3cd20478691982be7444.jpeg" xlink:type="simple" xlink:show="embed" xlink:actuate="onLoad" draw:mime-type="image/jpeg"/>
</draw:frame>
安全部门阻止了在乌克兰以外的IVIATION组件以外的非法出口，受到州出口控制。</text:p>
      <text:p text:style-name="P4">
在全面的措施中，在DNIEPER中暴露了两名企业家，他们试图将两架涡轮反应性的D-36飞机发动机运送到伊朗。</text:p>
      <text:p text:style-name="P4">
已经确定，计划以40万美元的价格将乌克兰产品出售给外国人。</text:p>
      <text:p text:style-name="P4">
“客户”计划使用纳粹传输飞机AN-74的适当高科技设备。</text:p>
      <text:p text:style-name="P4">
为了掩盖犯罪活动，攻击者希望以主要气体的幌子拿出乌克兰的飞机发动机。 关于货运声明的信息不正确。</text:p>
      <text:p text:style-name="P4">
但是，SBU的工作人员及时暴露了设备并将其封锁。</text:p>
      <text:p text:style-name="P4">
根据调查，“计划”的组织者是DNIEPER公司的两个所有者，该公司专门从事货运运输到中东和非洲国家。</text:p>
      <text:p text:style-name="P4">
根据运营信息，他们试图非法出口国外的发动机以前是在一家国家拥有的企业清算期间被盗的。</text:p>
      <text:p text:style-name="P4">
经销商计划对这些单位进行“化妆品”维修，并在其工作文件中进行进一步销售。</text:p>
      <text:p text:style-name="P4">
攻击者将空中生产保留在企业领土上的机库中。 执法人员在相关人员的工作地点搜查中发现了Sametam。</text:p>
      <text:p text:style-name="P4">
目前，已删除引擎进行检查。 之后，它将为乌克兰的国防和工业综合体的需求而解决。</text:p>
      <text:p text:style-name="P4">
在SBU调查人员违反了受国家出口管制的国际货物转让命令中发起的刑事诉讼框架内，正在进行调查以建立所有情况并起诉肇事者。</text:p>
      <text:p text:style-name="P4">
Zaporizhzhia地区的SBU工作人员在区域检察官办公室的程序领导下采取了公开罪行的措施。</text:p>
      <text:p text:style-name="P4">
<text:span text:style-name="T4">
来源：</text:span>
 <text:a xlink:type="simple" xlink:href="https://ssu.gov.ua/novyny/sbu-zapobihla-nelehalnomu-vyvezenniu-v-iran-dvyhuniv-do-viiskovotransportnykh-litakiv" text:style-name="Internet_20_link" text:visited-style-name="Visited_20_Internet_20_Link">
<text:span text:style-name="T5">
sbu</text:span>
</text:a>
</text:p>
      <text:p text:style-name="P4">
News Source: <text:a xlink:type="simple" xlink:href="https://armyinform.com.ua/2023/05/02/zupynena-sproba-nelegalnogo-vyvezennya-v-iran-dvyguniv-do-vijskovo-transportnyh-litakiv/" text:style-name="Internet_20_link" text:visited-style-name="Visited_20_Internet_20_Link">
https://armyinform.com.ua/2023/05/02/zupynena-sproba-nelegalnogo-vyvezennya-v-iran-dvyguniv-do-vijskovo-transportnyh-litakiv/</text:a>
</text:p>
      <!--NEWS-->
      <text:h text:style-name="P10" text:outline-level="1">
<text:span text:style-name="T4">
在哈尔基夫（Kharkiv）提出了一个名为Sirko的乌克兰无人机</text:span>
</text:h>
      <text:p text:style-name="P4">
作者: ['Оксана Іванець']</text:p>
      <text:p text:style-name="P4">
时间: 2023-05-02T77:00:00-04:00</text:p>
      <text:p text:style-name="P4">
描述:  -  Sirko UAV的Nashi Piprinity的Pershe创意 - 战术Litako Tape Tapary Tip ...与乌克兰2022年战争，与乌克兰的最新新闻，今天与乌克兰的新闻战争，乌克兰2022年最后一次战争，乌克兰和俄罗斯之间的战争将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olovna-5.jpg" text:style-name="Internet_20_link" text:visited-style-name="Visited_20_Internet_20_Link">
golovna-5.jpg</text:a>
', '<text:a xlink:type="simple" xlink:href="https://armyinform.com.ua/wp-content/uploads/2023/05/1-12.jpg" text:style-name="Internet_20_link" text:visited-style-name="Visited_20_Internet_20_Link">
1-12.jpg</text:a>
', '<text:a xlink:type="simple" xlink:href="https://armyinform.com.ua/wp-content/uploads/2023/05/2-14-150x150.jpg" text:style-name="Internet_20_link" text:visited-style-name="Visited_20_Internet_20_Link">
2-14-150x150.jpg</text:a>
', '<text:a xlink:type="simple" xlink:href="https://armyinform.com.ua/wp-content/uploads/2023/05/3-13-150x150.jpg" text:style-name="Internet_20_link" text:visited-style-name="Visited_20_Internet_20_Link">
3-13-150x150.jpg</text:a>
', '<text:a xlink:type="simple" xlink:href="https://armyinform.com.ua/wp-content/uploads/2023/05/4-11-150x150.jpg" text:style-name="Internet_20_link" text:visited-style-name="Visited_20_Internet_20_Link">
4-11-150x150.jpg</text:a>
', '<text:a xlink:type="simple" xlink:href="https://armyinform.com.ua/wp-content/uploads/2023/05/5-4-150x150.jpg" text:style-name="Internet_20_link" text:visited-style-name="Visited_20_Internet_20_Link">
5-4-150x150.jpg</text:a>
', '<text:a xlink:type="simple" xlink:href="https://armyinform.com.ua/wp-content/uploads/2023/05/6-5-150x150.jpg" text:style-name="Internet_20_link" text:visited-style-name="Visited_20_Internet_20_Link">
6-5-150x150.jpg</text:a>
', '<text:a xlink:type="simple" xlink:href="https://armyinform.com.ua/wp-content/uploads/2023/05/7-4.jpg" text:style-name="Internet_20_link" text:visited-style-name="Visited_20_Internet_20_Link">
7-4.jpg</text:a>
']</text:p>
      <text:p text:style-name="P4">
标签: ['АГРЕСІЯ РФ', 'ВТОРГНЕННЯ РФ', 'ОВТ', 'ОЗБРОЄННЯ ТА ТЕХНІКА']</text:p>
      <text:p text:style-name="P4">
类别: News</text:p>
      <!--METADATA-->
      <text:p text:style-name="P4">
<draw:frame draw:style-name="fr1" draw:name="Image294" text:anchor-type="as-char" svg:width="6.9236in" svg:height="4.615733in" draw:z-index="0">
<draw:image xlink:href="../Images/AРМІЯINFORM/2023-05-02T77-00-00-04-00/golovna-5.jpg" xlink:type="simple" xlink:show="embed" xlink:actuate="onLoad" draw:mime-type="image/jpeg"/>
</draw:frame>
 - 我们的Sirko无人机企业的第一个创作是具有固定翼的战术侦察类型。 他可以收集侦察信息，为操作员提供长达30公里的运营商的永久视频，即50公里的Vafline模式，-says Skyssist，Skyssist，Skyssist，Skyssist Scientific and Production Company Company LLC主管董事会主席。</text:p>
      <text:p text:style-name="P4">
<draw:frame draw:style-name="fr1" draw:name="Image295" text:anchor-type="as-char" svg:width="6.9236in" svg:height="4.615733in" draw:z-index="0">
<draw:image xlink:href="../Images/AРМІЯINFORM/2023-05-02T77-00-00-04-00/1-12.jpg" xlink:type="simple" xlink:show="embed" xlink:actuate="onLoad" draw:mime-type="image/jpeg"/>
</draw:frame>
据制造商称，Sirko无人机是由铸造外壳制成的，也就是说，此功能允许组织在输送机上组装设备以提供大量生产的过程。</text:p>
      <ul>
        <li>
我们每月最多可以收集1000千名无人机。 同时，通过适当的融资，我们可以扩展我们的生产设施，因为冲压技术使您每天可以制作约200个方面。 没有车站的非车站的成本为3,000美元。 Krynichko说，借助地面站，取决于完成 - 最高$ 9,000。</li>
      </ul>
      <text:p text:style-name="P4">
Sirko的翅膀大小为93厘米，它被认为是超灯，因为它只会导致1.37公斤。 电池充电足以克服约1000米的高度至130-140公里的距离。 在空气中，这种织物最多可达一个半小时，具体取决于天气 - 例如，旋转风正在减少。</text:p>
      <text:p text:style-name="P4">
<text:a xlink:type="simple" xlink:href="https://armyinform.com.ua/wp-content/uploads/2023/05/2-14.jpg" text:style-name="Internet_20_link" text:visited-style-name="Visited_20_Internet_20_Link">
!(Images/AРМІЯINFORM/2023-05-02T77-00-00-04-00/2-14-150x150.jpg)</text:a>
</text:p>
      <text:p text:style-name="P4">
<text:a xlink:type="simple" xlink:href="https://armyinform.com.ua/wp-content/uploads/2023/05/3-13.jpg" text:style-name="Internet_20_link" text:visited-style-name="Visited_20_Internet_20_Link">
<draw:frame draw:style-name="fr1" draw:name="Image296" text:anchor-type="as-char" svg:width="6.9236in" svg:height="6.9236in" draw:z-index="0">
<draw:image xlink:href="../Images/AРМІЯINFORM/2023-05-02T77-00-00-04-00/3-13-150x150.jpg" xlink:type="simple" xlink:show="embed" xlink:actuate="onLoad" draw:mime-type="image/jpeg"/>
</draw:frame>
</text:a>
</text:p>
      <text:p text:style-name="P4">
<text:a xlink:type="simple" xlink:href="https://armyinform.com.ua/wp-content/uploads/2023/05/4-11.jpg" text:style-name="Internet_20_link" text:visited-style-name="Visited_20_Internet_20_Link">
<draw:frame draw:style-name="fr1" draw:name="Image297" text:anchor-type="as-char" svg:width="6.9236in" svg:height="6.9236in" draw:z-index="0">
<draw:image xlink:href="../Images/AРМІЯINFORM/2023-05-02T77-00-00-04-00/4-11-150x150.jpg" xlink:type="simple" xlink:show="embed" xlink:actuate="onLoad" draw:mime-type="image/jpeg"/>
</draw:frame>
</text:a>
无人机上安装了四个4K摄像机。 通过可持续的连接，无人机以在线模式在运营商上证明了视频。</text:p>
      <ul>
        <li>
也就是说，操作员可以立即决定在线方面的进一步措施或将信息传输到相关单位， - 监督委员会负责人分享了无人机的微妙之处。</li>
      </ul>
      <text:p text:style-name="P4">
<text:a xlink:type="simple" xlink:href="https://armyinform.com.ua/wp-content/uploads/2023/05/5-4.jpg" text:style-name="Internet_20_link" text:visited-style-name="Visited_20_Internet_20_Link">
!(Images/AРМІЯINFORM/2023-05-02T77-00-00-04-00/5-4-150x150.jpg)</text:a>
</text:p>
      <text:p text:style-name="P4">
<text:a xlink:type="simple" xlink:href="https://armyinform.com.ua/wp-content/uploads/2023/05/6-5.jpg" text:style-name="Internet_20_link" text:visited-style-name="Visited_20_Internet_20_Link">
<draw:frame draw:style-name="fr1" draw:name="Image298" text:anchor-type="as-char" svg:width="6.9236in" svg:height="6.9236in" draw:z-index="0">
<draw:image xlink:href="../Images/AРМІЯINFORM/2023-05-02T77-00-00-04-00/6-5-150x150.jpg" xlink:type="simple" xlink:show="embed" xlink:actuate="onLoad" draw:mime-type="image/jpeg"/>
</draw:frame>
</text:a>
</text:p>
      <text:p text:style-name="P4">
根据设计师的说法，飞机本身是由聚合物材料制成的，这是完全透明的 - 在无线电沉默的模式下，敌人的电子斗争手段没有被视为鸟类。</text:p>
      <text:p text:style-name="P4">
它将Sirko与其他著名的无人机品牌区分开来，其操作员可以从庇护所中获得它的事实，例如，Dugout，将天线和桅杆放在人类位置。</text:p>
      <text:p text:style-name="P4">
<draw:frame draw:style-name="fr1" draw:name="Image299" text:anchor-type="as-char" svg:width="6.660156in" svg:height="10.0in" draw:z-index="0">
<draw:image xlink:href="../Images/AРМІЯINFORM/2023-05-02T77-00-00-04-00/7-4.jpg" xlink:type="simple" xlink:show="embed" xlink:actuate="onLoad" draw:mime-type="image/jpeg"/>
</draw:frame>
 - 例如，仅手动控制所有无人机Mavic已知。 敌人可以修复其上的Pultication发出无线电波。 也就是说，在地形上留在地形时的安全大会可能很短，无人机的飞行也将是短暂的。 Krynichko解释说，我们建筑群的结构扩展了操作员的工作，并可以在Rebuper记录车站的工作并向其方向开火的情况下挽救他的生命。</text:p>
      <text:p text:style-name="P4">
根据制造商的说法，您可以掌握Sirko无人机的控制权两到三个星期。 运营商学院直接正在生产中。</text:p>
      <text:p text:style-name="P4">
根据Igor Krynichko的说法，该企业目前处于供应这些综合体的国家协议签名阶段，尤其是国防的变化。</text:p>
      <text:p text:style-name="P4">
此外，Sirko UAV开发人员宣布了他最小的兄弟的介绍 - 乌克兰生产的新型冲击无人机。</text:p>
      <text:p text:style-name="P4">
<text:span text:style-name="T5">
opto作者</text:span>
</text:p>
      <text:p text:style-name="P4">
News Source: <text:a xlink:type="simple" xlink:href="https://armyinform.com.ua/2023/05/02/u-harkovi-prezentuvaly-pershyj-ukrayinskyj-bpla-pid-nazvoyu-sirko/" text:style-name="Internet_20_link" text:visited-style-name="Visited_20_Internet_20_Link">
https://armyinform.com.ua/2023/05/02/u-harkovi-prezentuvaly-pershyj-ukrayinskyj-bpla-pid-nazvoyu-sirko/</text:a>
</text:p>
      <!--NEWS-->
      <text:h text:style-name="P10" text:outline-level="1">
<text:span text:style-name="T4">
军事医生从波兰收到现代设备</text:span>
</text:h>
      <text:p text:style-name="P4">
作者: ['Олександр Колесник']</text:p>
      <text:p text:style-name="P4">
时间: 2023-05-02T78:00:00-04:00</text:p>
      <text:p text:style-name="P4">
描述: 在Dnipropetrovsk地区，其中一名福音被转移到Medichena aparagrat Vid的消费中...与乌克兰2022年的战争，与乌克兰的最新新闻，今天与乌克兰2022年的新闻战争，今天，乌克兰和俄罗斯与俄罗斯和俄罗斯之间的战争将会，当他们在2022年与乌克兰的战争是否一年，他们是否会在不久的将来与乌克兰进行战争，他们说，今天与乌克兰的战争，今天的乌克兰新闻，乌克兰媒体的乌克兰媒体新闻</text:p>
      <text:p text:style-name="P4">
图片: ['<text:a xlink:type="simple" xlink:href="https://armyinform.com.ua/wp-content/uploads/2023/05/gumanitarna_dopomoga_dnipro.jpg" text:style-name="Internet_20_link" text:visited-style-name="Visited_20_Internet_20_Link">
gumanitarna_dopomoga_dnipro.jpg</text:a>
']</text:p>
      <text:p text:style-name="P4">
标签: ['АГРЕСІЯ РФ', 'ВТОРГНЕННЯ РФ', 'ДНІПРОПЕТРОВСЬКА ОБЛАСТЬ']</text:p>
      <text:p text:style-name="P4">
类别: News</text:p>
      <!--METADATA-->
      <text:p text:style-name="P4">
<draw:frame draw:style-name="fr1" draw:name="Image300" text:anchor-type="as-char" svg:width="6.9236in" svg:height="4.627273in" draw:z-index="0">
<draw:image xlink:href="../Images/AРМІЯINFORM/2023-05-02T78-00-00-04-00/gumanitarna_dopomoga_dnipro.jpg" xlink:type="simple" xlink:show="embed" xlink:actuate="onLoad" draw:mime-type="image/jpeg"/>
</draw:frame>
在Dnipropetrovsk，其中一家军事医院从波兰Mateusz Moravtsky的总理移交了现代医疗设备。</text:p>
      <text:p text:style-name="P4">
正如Dnipropetrovsk区域委员会所报道的那样，为了提供质量和及时的医疗服务，军事医院接收了发电机，超声和ECG设备，操作台，有氧运动员，IVL设备，骨科委员会，骨科委员会，医疗和战术急救套件。</text:p>
      <text:p text:style-name="P4">
注意到，这不再是该地区从Provsk合作伙伴那里获得的急救。</text:p>
      <ul>
        <li>
波兰的支持有多强大，不必说话。 Dnipropetrovsk区域委员会Mykola Lukashuk负责人说，多亏了新设备，医院将能够挽救更多的生命。</li>
      </ul>
      <text:p text:style-name="P4">
据波兰总理贾斯克·杜特凯维奇(Jacek Dutkevich)的助手说，我们正在使生活更加复杂，这是最高的价值。</text:p>
      <ul>
        <li>
我们了解战争期间医疗的质量的重要性。我们很高兴能提供帮助，我们将继续做到这一点。</li>
      </ul>
      <text:p text:style-name="P4">
同样在这一天，军事医生也获得了证书的荣誉。</text:p>
      <text:p text:style-name="P4">
News Source: <text:a xlink:type="simple" xlink:href="https://armyinform.com.ua/2023/05/02/vijskovi-medyky-otrymaly-suchasnu-aparaturu-vid-polshhi/" text:style-name="Internet_20_link" text:visited-style-name="Visited_20_Internet_20_Link">
https://armyinform.com.ua/2023/05/02/vijskovi-medyky-otrymaly-suchasnu-aparaturu-vid-polshhi/</text:a>
</text:p>
      <!--NEWS-->
      <text:h text:style-name="P10" text:outline-level="1">
<text:span text:style-name="T4">
在利马 - 古普兰的方向上，敌人主要使用俄罗斯联邦 - 塞尔维亚人的常规武装部队</text:span>
</text:h>
      <text:p text:style-name="P4">
作者: ['Вячеслав Діордієв']</text:p>
      <text:p text:style-name="P4">
时间: 2023-05-02T79:00:00-04:00</text:p>
      <text:p text:style-name="P4">
描述: Scidary Uishiska Stroskaly Sergiya Crevatya，Pislla ...与乌克兰2022年的战争，与乌克兰与乌克兰的最新新闻，今天与乌克兰2022年的新闻战争，今天上次与乌克兰战争的战争的背后，将在乌克兰和俄罗斯之间发生战争与乌克兰与乌克兰的战争将是不可行</text:p>
      <text:p text:style-name="P4">
图片: ['<text:a xlink:type="simple" xlink:href="https://armyinform.com.ua/wp-content/uploads/2023/05/cherevatyj-1.jpg" text:style-name="Internet_20_link" text:visited-style-name="Visited_20_Internet_20_Link">
cherevatyj-1.jpg</text:a>
']</text:p>
      <text:p text:style-name="P4">
标签: ['STOPRUSSIA', 'АГРЕСІЯ РФ', 'ВТОРГНЕННЯ РФ', 'СЕРГІЙ ЧЕРЕВАТИЙ', 'ТЕЛЕМАРАФОН "ЄДИНІ НОВИНИ"']</text:p>
      <text:p text:style-name="P4">
类别: News</text:p>
      <!--METADATA-->
      <text:p text:style-name="P4">
<draw:frame draw:style-name="fr1" draw:name="Image301" text:anchor-type="as-char" svg:width="6.9236in" svg:height="4.611226in" draw:z-index="0">
<draw:image xlink:href="../Images/AРМІЯINFORM/2023-05-02T79-00-00-04-00/cherevatyj-1.jpg" xlink:type="simple" xlink:show="embed" xlink:actuate="onLoad" draw:mime-type="image/jpeg"/>
</draw:frame>
乌克兰·塞尔盖(Sergey Cherevatov)的东部武装部队的发言人说，在巴赫穆特·莱曼·库皮安(Bakhmut Lyman-Kupyan)的方向之后，在某个责任工作区域中战斗仍然是对战斗的第二个关注点。(https://www.youtube.com/watch?v=WY8sDvZdWEA)“唯一的消息。”</text:p>
      <text:p text:style-name="P4">
特别是在评估敌人在正面的行动中，特别是强调，与巴赫穆特不同，在这里，敌人在大多数情况下都使用了RF区域力量，其中包括机载机械化的塔塔尼克部队。</text:p>
      <ul>
        <li>
行动的策略与同一“瓦格纳”不同。 尽管事实上，在大多数情况下，普通单位是从动员中完成的，但他们更加小心，不要陷入毫无意义的风暴，或多或少地试图遵守军事科学的基础知识，这是东部发言人乌克兰武装部队团体。</li>
      </ul>
      <text:p text:style-name="P4">
Sergei Cherevaty上校还报道说，在过去的24小时中，敌人诉诸袭击行动，对我们在婚礼类型的炮兵武器的立场进行了450多次炮击。 敌人在活着的硅利瓦29名入侵者中丧生，80多人受伤。</text:p>
      <text:p text:style-name="P4">
News Source: <text:a xlink:type="simple" xlink:href="https://armyinform.com.ua/2023/05/02/na-lymansko-kupyanskomu-napryamku-vorog-zdebilshogo-vykorystovuye-regulyarni-zbrojni-syly-rf-sergij-cherevatyj/" text:style-name="Internet_20_link" text:visited-style-name="Visited_20_Internet_20_Link">
https://armyinform.com.ua/2023/05/02/na-lymansko-kupyanskomu-napryamku-vorog-zdebilshogo-vykorystovuye-regulyarni-zbrojni-syly-rf-sergij-cherevatyj/</text:a>
</text:p>
      <!--NEWS-->
      <text:h text:style-name="P10" text:outline-level="1">
<text:span text:style-name="T4">
乌克兰“风暴”和“闪电”仍在前进-Cyril Budanov</text:span>
</text:h>
      <text:p text:style-name="P4">
作者: ['АРМІЯINFORM']</text:p>
      <text:p text:style-name="P4">
时间: 2023-05-02T80: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20230502-03-e1683037525800.jpeg" text:style-name="Internet_20_link" text:visited-style-name="Visited_20_Internet_20_Link">
20230502-03-e1683037525800.jpeg</text:a>
']</text:p>
      <text:p text:style-name="P4">
标签: ['STOPRUSSIA', 'АГРЕСІЯ РФ', 'ВТОРГНЕННЯ РФ', 'ГУР МО УКРАЇНИ']</text:p>
      <text:p text:style-name="P4">
类别: News</text:p>
      <!--METADATA-->
      <text:p text:style-name="P4">
<draw:frame draw:style-name="fr1" draw:name="Image302" text:anchor-type="as-char" svg:width="6.9236in" svg:height="7.203341in" draw:z-index="0">
<draw:image xlink:href="../Images/AРМІЯINFORM/2023-05-02T80-00-00-04-00/20230502-03-e1683037525800.jpeg" xlink:type="simple" xlink:show="embed" xlink:actuate="onLoad" draw:mime-type="image/jpeg"/>
</draw:frame>
乌克兰国防部智力部主要局长，基里尔·布达诺夫少将与克罗地亚第四任总统举行了一次会议(2015-2020)Colincard Grabar-Kitarovich，他现在正在访问我们的州。</text:p>
      <text:p text:style-name="P4">
关于它<text:a xlink:type="simple" xlink:href="https://gur.gov.ua/content/nachalnyk-holovnoho-upravlinnia-rozvidky-ministerstva-oborony-ukrainy-proviv-zustrich-z-chetvertoiu-prezydentkoiu-khorvatii-kolindoiu-hrabar-kytarovych.html" text:style-name="Internet_20_link" text:visited-style-name="Visited_20_Internet_20_Link">
报告</text:a>
Gur Mou。</text:p>
      <text:p text:style-name="P4">
在会议期间，布达马诺夫(Budanov)和格拉伯·卡托维奇(Grabar-Kitarovich)在1991年至1995年讨论了克罗地亚战争的经历，尤其是魔鬼的过程和追求对人类犯罪的人的追求。</text:p>
      <text:p text:style-name="P4">
乌克兰基里尔·布达诺夫(Kirill Budanov)军事情报负责人感谢乌克兰人在侵略者中对乌克兰人的富有成果的对话和支持。</text:p>
      <text:p text:style-name="P4">
古尔·基洛布达诺夫(Gur Kirilobudanov)负责人说，“乌克兰“风暴”和“闪电”仍在领先。</text:p>
      <text:p text:style-name="P4">
News Source: <text:a xlink:type="simple" xlink:href="https://armyinform.com.ua/2023/05/02/ukrayinski-burya-i-blyskavka-shhe-poperedu-kyrylo-budanov/" text:style-name="Internet_20_link" text:visited-style-name="Visited_20_Internet_20_Link">
https://armyinform.com.ua/2023/05/02/ukrayinski-burya-i-blyskavka-shhe-poperedu-kyrylo-budanov/</text:a>
</text:p>
      <!--NEWS-->
      <text:h text:style-name="P10" text:outline-level="1">
<text:span text:style-name="T4">
俄罗斯联邦武装部队总参谋长被定罪，他煽动乌克兰公民宣布背叛</text:span>
</text:h>
      <text:p text:style-name="P4">
作者: ['АРМІЯINFORM']</text:p>
      <text:p text:style-name="P4">
时间: 2023-05-02T81:00:00-04:00</text:p>
      <text:p text:style-name="P4">
描述: 对于Publnoye指控的Piditrimanni，总检察官办公室，办公室法院...与乌克兰2022年的战争，与乌克兰与乌克兰的最新新闻，今天与乌克兰2022年的新闻战争，今天将有一个乌克兰与俄罗斯之间的战争以及2022年与乌克兰的战争将在2022年发生，他们是否会在不久的将来与乌克兰进行战争，他们说，与乌克兰与乌克兰的战争，今天，乌克兰的新闻，乌克兰新闻，乌克兰新闻俄罗斯的乌克兰媒体</text:p>
      <text:p text:style-name="P4">
图片: ['<text:a xlink:type="simple" xlink:href="https://armyinform.com.ua/wp-content/uploads/2023/05/photo_2023-05-02_17-32-17.jpg" text:style-name="Internet_20_link" text:visited-style-name="Visited_20_Internet_20_Link">
photo_2023-05-02_17-32-17.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03" text:anchor-type="as-char" svg:width="6.9236in" svg:height="5.993241in" draw:z-index="0">
<draw:image xlink:href="../Images/AРМІЯINFORM/2023-05-02T81-00-00-04-00/photo_2023-05-02_17-32-17.jpg" xlink:type="simple" xlink:show="embed" xlink:actuate="onLoad" draw:mime-type="image/jpeg"/>
</draw:frame>
为了支持检察长办公室的检察官，第316情报中心的第三行动部官(AT/H 09920-3)迫切有罪犯国背叛。</text:p>
      <text:p text:style-name="P4">
根据特别审判的结果，他在被没收所有可用财产的6个月监禁中被判处13年徒刑。</text:p>
      <text:p text:style-name="P4">
检方党充分证明，他被州情报中心的一名参谋长被判犯有乌克兰武装部队武装部队的武装部队，乌克兰武装部队的武装部队是国家背叛。 也就是说，要提出提出损害乌克兰国防能力的提议。</text:p>
      <text:p text:style-name="P4">
预审调查是由乌克兰的安全局进行的。</text:p>
      <text:p text:style-name="P4">
<text:span text:style-name="T4">
资料来源：</text:span>
 <text:a xlink:type="simple" xlink:href="https://www.gp.gov.ua/ua/posts/zasudzeno-oficera-generalnogo-stabu-zs-rf-yakii-pidburyuvav-gromadyanina-ukrayini-do-derzavnoyi-zradi" text:style-name="Internet_20_link" text:visited-style-name="Visited_20_Internet_20_Link">
_乌克兰检察长_的_PICE</text:a>
</text:p>
      <text:p text:style-name="P4">
News Source: <text:a xlink:type="simple" xlink:href="https://armyinform.com.ua/2023/05/02/zasudzheno-oficzera-generalnogo-shtabu-zs-rf-yakyj-pidburyuvav-gromadyanyna-ukrayiny-do-derzhavnoyi-zrady/" text:style-name="Internet_20_link" text:visited-style-name="Visited_20_Internet_20_Link">
https://armyinform.com.ua/2023/05/02/zasudzheno-oficzera-generalnogo-shtabu-zs-rf-yakyj-pidburyuvav-gromadyanyna-ukrayiny-do-derzhavnoyi-zrady/</text:a>
</text:p>
      <!--NEWS-->
      <text:h text:style-name="P10" text:outline-level="1">
<text:span text:style-name="T4">
敌人造成了3枚导弹和30次航空罢工</text:span>
</text:h>
      <text:p text:style-name="P4">
作者: ['АРМІЯINFORM']</text:p>
      <text:p text:style-name="P4">
时间: 2023-05-02T82:00:00-04:00</text:p>
      <text:p text:style-name="P4">
描述: 特里夫（Triv）在兹布罗安（Zbroan）侵略的第三次侵略性的罗西斯科（Rosiysko）的琐事特里兹（Tridzit）...与乌克兰2022年的战争，与乌克兰的最新新闻，今天与乌克兰的新闻战争，今天与乌克兰2022年的新闻战争，乌克兰和俄罗斯与俄罗斯之间以及俄罗斯与俄罗斯之间的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su-35-chb.jpg" text:style-name="Internet_20_link" text:visited-style-name="Visited_20_Internet_20_Link">
su-35-chb.jpg</text:a>
']</text:p>
      <text:p text:style-name="P4">
标签: ['STOPRUSSIA', 'АГРЕСІЯ РФ', 'ВТОРГНЕННЯ РФ', 'ГШ ЗСУ']</text:p>
      <text:p text:style-name="P4">
类别: News</text:p>
      <!--METADATA-->
      <text:p text:style-name="P4">
<draw:frame draw:style-name="fr1" draw:name="Image304" text:anchor-type="as-char" svg:width="6.9236in" svg:height="3.894525in" draw:z-index="0">
<draw:image xlink:href="../Images/AРМІЯINFORM/2023-05-02T82-00-00-04-00/su-35-chb.jpg" xlink:type="simple" xlink:show="embed" xlink:actuate="onLoad" draw:mime-type="image/jpeg"/>
</draw:frame>
Su-35飞机的发射器。 说明性图像<text:span text:style-name="T4">
🔥俄罗斯条件上的情况</text:span>
</text:p>
      <text:p text:style-name="P4">
俄罗斯对乌克兰联邦的大规模武装侵略的四百三十三天正在进行中。</text:p>
      <text:p text:style-name="P4">
如今，敌人在我们无ISSALENE部队的位置造成了3枚导弹，30次航空罢工，并炮击了大约8枚火箭发射器。 平民中有受伤，私人住宅和其他平民基础设施被摧毁。</text:p>
      <text:p text:style-name="P4">
整个乌克兰的火箭和航空罢工的可能性很高。</text:p>
      <text:p text:style-name="P4">
<text:span text:style-name="T4">
来源：</text:span>
 _ <text:a xlink:type="simple" xlink:href="https://www.facebook.com/GeneralStaff.ua/posts/pfbid0BLVLamnVCTA168MqaTmw67aD3boUy9DqSwR2jJ7zbzuUseacSmR9bhGuZ7j6WpSWl" text:style-name="Internet_20_link" text:visited-style-name="Visited_20_Internet_20_Link">
GSZSU</text:a>
_</text:p>
      <text:p text:style-name="P4">
News Source: <text:a xlink:type="simple" xlink:href="https://armyinform.com.ua/2023/05/02/protyvnyk-zavdav-3-raketnyh-ta-30-aviaczijnyh-udariv/" text:style-name="Internet_20_link" text:visited-style-name="Visited_20_Internet_20_Link">
https://armyinform.com.ua/2023/05/02/protyvnyk-zavdav-3-raketnyh-ta-30-aviaczijnyh-udariv/</text:a>
</text:p>
      <!--NEWS-->
      <text:h text:style-name="P10" text:outline-level="1">
<text:span text:style-name="T4">
敌人专注于利马，巴赫穆特，阿夫迪夫和玛丽斯基的主要努力</text:span>
</text:h>
      <text:p text:style-name="P4">
作者: ['АРМІЯINFORM']</text:p>
      <text:p text:style-name="P4">
时间: 2023-05-02T83:00:00-04:00</text:p>
      <text:p text:style-name="P4">
描述: 乌克兰国防力量的pidrodrils沸腾了bilsh y牛20次袭击...与乌克兰2022年的战争，与乌克兰的最新新闻，今天与乌克兰的新闻战争，今天与乌克兰的新闻战争，乌克兰和俄罗斯之间将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09/bahmut1.jpg" text:style-name="Internet_20_link" text:visited-style-name="Visited_20_Internet_20_Link">
bahmut1.jpg</text:a>
']</text:p>
      <text:p text:style-name="P4">
标签: ['STOPRUSSIA', 'АГРЕСІЯ РФ', 'ВТОРГНЕННЯ РФ', 'ГШ ЗСУ']</text:p>
      <text:p text:style-name="P4">
类别: News</text:p>
      <!--METADATA-->
      <text:p text:style-name="P4">
<draw:frame draw:style-name="fr1" draw:name="Image305" text:anchor-type="as-char" svg:width="6.9236in" svg:height="3.894525in" draw:z-index="0">
<draw:image xlink:href="../Images/AРМІЯINFORM/2023-05-02T83-00-00-04-00/bahmut1.jpg" xlink:type="simple" xlink:show="embed" xlink:actuate="onLoad" draw:mime-type="image/jpeg"/>
</draw:frame>
说明性照片<text:span text:style-name="T4">
🔥俄罗斯入侵的情况</text:span>
</text:p>
      <text:p text:style-name="P4">
白天反映了对前线这些区域的20多次攻击。 巴赫穆塔·马林卡(Bakhmutta Marinka)最激烈的战斗仍在继续，我们的战士稳步防守。</text:p>
      <text:p text:style-name="P4">
在沃尔森和波利斯亚的指示中，没有揭示出敌人进攻群体的迹象。 在白俄罗斯共和国的领土上，进一步解释了俄罗斯联邦武装部队的确定部队。</text:p>
      <text:p text:style-name="P4">
在Siversky和Slobozhansky的指示中，敌人在与库尔斯克·塔布尔戈罗德地区的布莱恩斯克乌克兰地区保留了军事冒险。 白天，他制作了炮兵和迫击炮 - 定居点Gasichivka，Yeline，Bleshnya，Karpovichi，Timonovichi，Timonovichi，Leonivka，Chernihiv Oblast的蚂蚁； Znob-Novgorod，Ural，Mid-Budda，Kucherivka，Rivne，占卜，Volfine，Mykolaivka，Sumy地区的Miropillya以及兽医，Alder，Alder，Gatyshche，Gatyshche，Vovchansk，Svetikhonov Nakarkarkakarkivshchyna。</text:p>
      <text:p text:style-name="P4">
在库皮斯克的方向上，敌人没有执行进攻行动。 敌人的炮兵侵蚀炮击遭到了克拉斯恩(Krasne)，菲戈洛夫卡(Fygolovka)，诺莫林斯克(Novomlinsk)，莱曼(Novomlinsk)，莱曼(Lyman First)，库皮斯克(Kupyansk)，基斯利维卡(Kislivka)，淀粉，布雷斯特，哈尔基夫地区。</text:p>
      <text:p text:style-name="P4">
在河口的方向上，敌人朝着迪布罗瓦(Dibrova)的方向进行了不成功的进攻行动。 卢甘斯克地区的Makeevka，Bigorivka，Verkhnamyanskoye颇有争议的Donetsk地区，是炮弹的。</text:p>
      <text:p text:style-name="P4">
在巴赫穆特(Bakhmut)的方向上，敌人继续采取进攻行动。 巴赫穆特市继续。 此外，在白天，敌人在伊万诺夫斯克和谓词的定居点方向上进行了连续的连续行动。 Vasyukivka，Orikhovo-vasylivka，Novomarka，Grigorivka，Chrome，Bakhmut，Bakhmut，Ivanivske，Yar，Konstantinovka，Prefetion，Diliyivka和Southern Donetsk地区受伤。</text:p>
      <text:p text:style-name="P4">
在Avdeevsky的方向上，敌人在Perevomay地区进行了不成功的进攻行动。 他在Novokalinovo，Avdiivka，Severene，Tonenko，Karlovka，Netaylovo和Pervomaisk Donetsk地区的定居点开火。</text:p>
      <text:p text:style-name="P4">
在海洋的方向上，白天，敌人的袭击反映了我们的捍卫者。 敌人的炮击是Donetsk地区的Valllylivnoorivka，St. George，Marinka，Pobeda和Novomikhailivka。<text:span text:style-name="T4">
来源：</text:span>
 _ <text:a xlink:type="simple" xlink:href="https://www.facebook.com/GeneralStaff.ua/posts/pfbid0BLVLamnVCTA168MqaTmw67aD3boUy9DqSwR2jJ7zbzuUseacSmR9bhGuZ7j6WpSWl" text:style-name="Internet_20_link" text:visited-style-name="Visited_20_Internet_20_Link">
GSZSU</text:a>
_</text:p>
      <text:p text:style-name="P4">
News Source: <text:a xlink:type="simple" xlink:href="https://armyinform.com.ua/2023/05/02/vorog-zoseredyv-osnovni-zusyllya-na-lymanskomu-bahmutskomu-avdiyivskomu-ta-maryinskomu-napryamkah/" text:style-name="Internet_20_link" text:visited-style-name="Visited_20_Internet_20_Link">
https://armyinform.com.ua/2023/05/02/vorog-zoseredyv-osnovni-zusyllya-na-lymanskomu-bahmutskomu-avdiyivskomu-ta-maryinskomu-napryamkah/</text:a>
</text:p>
      <!--NEWS-->
      <text:h text:style-name="P10" text:outline-level="1">
<text:span text:style-name="T4">
历史上第一次：乌克兰总统会见了联盟主席</text:span>
</text:h>
      <text:p text:style-name="P4">
作者: ['АРМІЯINFORM']</text:p>
      <text:p text:style-name="P4">
时间: 2023-05-02T84:00:00-04:00</text:p>
      <text:p text:style-name="P4">
描述: 乌克兰总统弗拉基米尔·泽伦斯基·佩斯霍米（Vladimir Zelensky pershomi）在伊斯托利亚·维德诺斯（Istoriya Vidnosyn）与乌克兰战争，与乌克兰的战争，今天与乌克兰的最新新闻，今天与乌克兰的新闻战争，今天与乌克兰的新闻战争，今天与乌克兰之间的战争，乌克兰和俄罗斯之间的战争，以及与乌克兰之间的战争他们说，在2022年，无论是否有一年，是否会在不久的将来与乌克兰进行战争</text:p>
      <text:p text:style-name="P4">
图片: ['<text:a xlink:type="simple" xlink:href="https://armyinform.com.ua/wp-content/uploads/2023/05/photo_2023-05-02_19-16-15.jpg" text:style-name="Internet_20_link" text:visited-style-name="Visited_20_Internet_20_Link">
photo_2023-05-02_19-16-15.jpg</text:a>
']</text:p>
      <text:p text:style-name="P4">
标签: ['STOPRUSSIA', 'АГРЕСІЯ РФ', 'ВТОРГНЕННЯ РФ']</text:p>
      <text:p text:style-name="P4">
类别: News</text:p>
      <!--METADATA-->
      <text:p text:style-name="P4">
<draw:frame draw:style-name="fr1" draw:name="Image306" text:anchor-type="as-char" svg:width="6.9236in" svg:height="4.603112in" draw:z-index="0">
<draw:image xlink:href="../Images/AРМІЯINFORM/2023-05-02T84-00-00-04-00/photo_2023-05-02_19-16-15.jpg" xlink:type="simple" xlink:show="embed" xlink:actuate="onLoad" draw:mime-type="image/jpeg"/>
</draw:frame>
乌克兰弗拉基米尔·泽伦斯基(Ukraine Vladimir Zelensky)的总统在与美国群岛联盟(Azali Asumani)联合会主席的历史上首次欢欣鼓舞。</text:p>
      <ul>
        <li>
congratulated the colleague on the election of the head of the African Union. 他指出，乌克兰人关心与非洲合作的发展，并准备保证世界的粮食安全。</li>
      </ul>
      <text:p text:style-name="P4">
国家元首还感谢这位同事在联合国和其他地点的原则性和支持。 他邀请加入乌克兰和平公式的实施。</text:p>
      <text:p text:style-name="P4">
资料来源：<text:a xlink:type="simple" xlink:href="https://t.me/V_Zelenskiy_official/6091" text:style-name="Internet_20_link" text:visited-style-name="Visited_20_Internet_20_Link">
乌克兰总统</text:a>
</text:p>
      <text:p text:style-name="P4">
News Source: <text:a xlink:type="simple" xlink:href="https://armyinform.com.ua/2023/05/02/vpershe-v-istoriyi-prezydent-ukrayiny-zustrivsya-z-prezydentom-soyuzu-komorskyh-ostroviv/" text:style-name="Internet_20_link" text:visited-style-name="Visited_20_Internet_20_Link">
https://armyinform.com.ua/2023/05/02/vpershe-v-istoriyi-prezydent-ukrayiny-zustrivsya-z-prezydentom-soyuzu-komorskyh-ostroviv/</text:a>
</text:p>
      <!--NEWS-->
      <text:h text:style-name="P10" text:outline-level="1">
<text:span text:style-name="T4">
敌人用Zaporizhzhya和Kherson的指示开了大量定居点</text:span>
</text:h>
      <text:p text:style-name="P4">
作者: ['АРМІЯINFORM']</text:p>
      <text:p text:style-name="P4">
时间: 2023-05-02T85:00:00-04:00</text:p>
      <text:p text:style-name="P4">
描述: 在Kherson -Tom的后面，敌人将越过防御能力。 在...与乌克兰2022年的战争，与乌克兰的最新新闻战争，与乌克兰的新闻战争，2022年的新闻战争，今天的最后一次战争将在乌克兰和俄罗斯之间发动战争，当2022年与乌克兰的战争将是他们说，在不久的将来与乌克兰发动了战争</text:p>
      <text:p text:style-name="P4">
图片: ['<text:a xlink:type="simple" xlink:href="https://armyinform.com.ua/wp-content/uploads/2022/10/2022-10-06-7-raketnyh-udariv-po-zaporizhzhyu.jpg" text:style-name="Internet_20_link" text:visited-style-name="Visited_20_Internet_20_Link">
2022-10-06-7-raketnyh-udariv-po-zaporizhzhyu.jpg</text:a>
']</text:p>
      <text:p text:style-name="P4">
标签: ['STOPRUSSIA', 'АГРЕСІЯ РФ', 'ВТОРГНЕННЯ РФ', 'ГШ ЗСУ']</text:p>
      <text:p text:style-name="P4">
类别: News</text:p>
      <!--METADATA-->
      <text:p text:style-name="P4">
<draw:frame draw:style-name="fr1" draw:name="Image307" text:anchor-type="as-char" svg:width="6.9236in" svg:height="5.221548in" draw:z-index="0">
<draw:image xlink:href="../Images/AРМІЯINFORM/2023-05-02T85-00-00-04-00/2022-10-06-7-raketnyh-udariv-po-zaporizhzhyu.jpg" xlink:type="simple" xlink:show="embed" xlink:actuate="onLoad" draw:mime-type="image/jpeg"/>
</draw:frame>
说明性照片<text:span text:style-name="T4">
🔥俄罗斯入侵的情况</text:span>
</text:p>
      <text:p text:style-name="P4">
在Zaporizhzhya和Kherson的指示中，敌人继续进行防御。 同时，在白天，他解雇了30多个与战斗线接壤的定居点。 其中 -  Novosilkadonetsk地区Vremivka； Gulyaipole，White，Mala Tokmachka，Novodanylivka，Novoandriivka和Kamianske Zaporizhhya地区； Dnipropetrovsk的Nikopol； 金色的光束，达坎尼，卡赫卡里夫卡，维塞尔，利维夫，伊万尼夫卡，mykilsk，安东尼诺夫卡，德尼普罗夫斯克，赫尔森地区的基佐米斯和城市。</text:p>
      <text:p text:style-name="P4">
<text:span text:style-name="T4">
来源：</text:span>
 _ <text:a xlink:type="simple" xlink:href="https://www.facebook.com/GeneralStaff.ua/posts/pfbid0BLVLamnVCTA168MqaTmw67aD3boUy9DqSwR2jJ7zbzuUseacSmR9bhGuZ7j6WpSWl" text:style-name="Internet_20_link" text:visited-style-name="Visited_20_Internet_20_Link">
GSZSU</text:a>
_</text:p>
      <text:p text:style-name="P4">
News Source: <text:a xlink:type="simple" xlink:href="https://armyinform.com.ua/2023/05/02/vorog-masovo-obstrilyuye-naseleni-punkty-na-zaporizkomu-ta-hersonskomu-napryamkah/" text:style-name="Internet_20_link" text:visited-style-name="Visited_20_Internet_20_Link">
https://armyinform.com.ua/2023/05/02/vorog-masovo-obstrilyuye-naseleni-punkty-na-zaporizkomu-ta-hersonskomu-napryamkah/</text:a>
</text:p>
      <!--NEWS-->
      <text:h text:style-name="P10" text:outline-level="1">
<text:span text:style-name="T4">
安娜·马利亚（Anna Malyar）：受伤的人无法执行战斗任务，并将带给指挥官的人将被任命为其他职位</text:span>
</text:h>
      <text:p text:style-name="P4">
作者: ['АРМІЯINFORM']</text:p>
      <text:p text:style-name="P4">
时间: 2023-05-02T86:00:00-04:00</text:p>
      <text:p text:style-name="P4">
描述: 维娜（Viina）为一切做出了贡献，她在ZSU中为伟大的图森尼（Tutsennya）发挥作用。 关于TSE Intercessor ...与乌克兰2022年的战争，与乌克兰的最新消息，今天与乌克兰的新闻战争，今天的最后一场战争，今天的最后一次战争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5/2022042816251143.jpg" text:style-name="Internet_20_link" text:visited-style-name="Visited_20_Internet_20_Link">
2022042816251143.jpg</text:a>
']</text:p>
      <text:p text:style-name="P4">
标签: ['STOPRUSSIA', 'АГРЕСІЯ РФ', 'ВТОРГНЕННЯ РФ', 'ГАННА МАЛЯР']</text:p>
      <text:p text:style-name="P4">
类别: News</text:p>
      <!--METADATA-->
      <text:p text:style-name="P4">
<draw:frame draw:style-name="fr1" draw:name="Image308" text:anchor-type="as-char" svg:width="6.9236in" svg:height="5.059554in" draw:z-index="0">
<draw:image xlink:href="../Images/AРМІЯINFORM/2023-05-02T86-00-00-04-00/2022042816251143.jpg" xlink:type="simple" xlink:show="embed" xlink:actuate="onLoad" draw:mime-type="image/jpeg"/>
</draw:frame>
说明性照片</text:p>
      <text:p text:style-name="P4">
这场战争使武装部队在武装部队中运作的一切变得复杂。</text:p>
      <text:p text:style-name="P4">
关于乌克兰国防部副部长安娜·马里亚尔<text:a xlink:type="simple" xlink:href="https://www.facebook.com/ganna.maliar/posts/pfbid0VzepEF6NFWv5fm8HRGtRjLbDV1gPAgfqttrhAVQkySuA3Q2idm2Vmbvgxp8XNqhXl" text:style-name="Internet_20_link" text:visited-style-name="Visited_20_Internet_20_Link">
写道</text:a>
在Facebook上。</text:p>
      <ul>
        <li>
很明显。 第一任务是战斗。 此外，已经出现了新的挑战和他们现在正在寻找的解决方案，因为早些时候尚未提出这种经验。 实际上，在这里，标准程序 - 任命一名受伤的治疗后，他能够在战争期间占领战斗指挥官。 因为完整的战争决定了它的条件。 受伤的人无法完成战斗任务，并被带到指挥官的指挥官到其他职位! - 安娜·马利亚(安娜·马利亚(Anna Malyar))说。</li>
      </ul>
      <text:p text:style-name="P4">
武装部队的空缺是任命中受伤的人数的十倍。</text:p>
      <text:p text:style-name="P4">
该问题已经知道，它已经与乌克兰国防部和武装部队的工作组合作。</text:p>
      <text:p text:style-name="P4">
正在准备武装部队总司令的相应命令 - 这应该是那些正在等待任命的人的问题。 还为国防部和立法的402命令准备了自然的变化。</text:p>
      <text:p text:style-name="P4">
将有一些特定的解决方案实施。</text:p>
      <text:p text:style-name="P4">
News Source: <text:a xlink:type="simple" xlink:href="https://armyinform.com.ua/2023/05/02/ganna-malyar-poranenyh-yaki-ne-mozhut-vykonuvaty-bojovi-zavdannya-i-vyvedeni-v-rozporyadzhennya-komandyriv-budut-pryznachaty-na-inshi-posady/" text:style-name="Internet_20_link" text:visited-style-name="Visited_20_Internet_20_Link">
https://armyinform.com.ua/2023/05/02/ganna-malyar-poranenyh-yaki-ne-mozhut-vykonuvaty-bojovi-zavdannya-i-vyvedeni-v-rozporyadzhennya-komandyriv-budut-pryznachaty-na-inshi-posady/</text:a>
</text:p>
      <!--NEWS-->
      <text:h text:style-name="P10" text:outline-level="1">
<text:span text:style-name="T4">
国家元首与葡萄牙Augushta Santush Silva的议会主席会面</text:span>
</text:h>
      <text:p text:style-name="P4">
作者: ['АРМІЯINFORM']</text:p>
      <text:p text:style-name="P4">
时间: 2023-05-02T87:00:00-04:00</text:p>
      <text:p text:style-name="P4">
描述: 乌克兰总统弗拉基米尔·泽伦斯基（Vladimir Zelensky）与葡萄牙国会议会的负责人讨论了与乌克兰2022年的战争，与乌克兰的最新新闻，《与乌克兰的新闻》《与乌克兰2022》的战争最后一次，将在今天，乌克兰和俄罗斯和俄罗斯和俄罗斯和俄罗斯和俄罗斯和俄罗斯和俄罗斯之间的战争将会他们说，当2022年与乌克兰的战争在2022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bez-imeni.png" text:style-name="Internet_20_link" text:visited-style-name="Visited_20_Internet_20_Link">
bez-imeni.png</text:a>
']</text:p>
      <text:p text:style-name="P4">
标签: ['STOPRUSSIA', 'АГРЕСІЯ РФ', 'ВОЛОДИМИР ЗЕЛЕНСЬКИЙ', 'ВТОРГНЕННЯ РФ', 'СВІТ ПІДТРИМУЄ УКРАЇНУ']</text:p>
      <text:p text:style-name="P4">
类别: News</text:p>
      <!--METADATA-->
      <text:p text:style-name="P4">
<draw:frame draw:style-name="fr1" draw:name="Image309" text:anchor-type="as-char" svg:width="6.9236in" svg:height="3.756053in" draw:z-index="0">
<draw:image xlink:href="../Images/AРМІЯINFORM/2023-05-02T87-00-00-04-00/bez-imeni.png" xlink:type="simple" xlink:show="embed" xlink:actuate="onLoad" draw:mime-type="image/png"/>
</draw:frame>
乌克兰弗拉基米尔·泽伦斯基总裁<text:a xlink:type="simple" xlink:href="https://t.me/V_Zelenskiy_official/6090" text:style-name="Internet_20_link" text:visited-style-name="Visited_20_Internet_20_Link">
讨论</text:a>
桑图什·席尔瓦(Santush Silva)由桑图什·席尔瓦(Santush Silva)主席，奥古斯塔(Augushta)，互动在乌克兰 - 欧洲联盟和北约的乌克兰融合道路上，以及乌克兰捍卫者的主要需求。</text:p>
      <ul>
        <li>
关于今年年底加入欧盟的谈判开始，这将是乌克兰社会和乌克兰捍卫者的强大刺激，他们已经阻止了侵略者超过14个月。 我们希望葡萄牙政府和议会将做出必要的决定，以增强乌克兰国防工人在前沿的能力。</li>
      </ul>
      <text:p text:style-name="P4">
国家元首还要感谢国会和葡萄牙政府自全面入侵和葡萄牙社会以来乌克兰的支持，以及葡萄牙社会，由于政府和议会的行动，该协会团结起来支持该协会我们的国家。 这是乌克兰信仰的非常重要的信号。</text:p>
      <text:p text:style-name="P4">
News Source: <text:a xlink:type="simple" xlink:href="https://armyinform.com.ua/2023/05/02/glava-derzhavy-proviv-zustrich-iz-golovoyu-parlamentu-portugaliyi-augushtu-santushem-silvoyu/" text:style-name="Internet_20_link" text:visited-style-name="Visited_20_Internet_20_Link">
https://armyinform.com.ua/2023/05/02/glava-derzhavy-proviv-zustrich-iz-golovoyu-parlamentu-portugaliyi-augushtu-santushem-silvoyu/</text:a>
</text:p>
      <!--NEWS-->
      <text:h text:style-name="P10" text:outline-level="1">
<text:span text:style-name="T4">
在东方阵线，敌人将主要努力集中在俘虏巴赫穆特和马林卡 - 安娜·马利亚</text:span>
</text:h>
      <text:p text:style-name="P4">
作者: ['Вячеслав Діордієв']</text:p>
      <text:p text:style-name="P4">
时间: 2023-05-02T88:00:00-04:00</text:p>
      <text:p text:style-name="P4">
描述: 关于Efir TVSiyny的日程安排方面的运营状况...与乌克兰2022年的战争，与乌克兰的最新新闻，今天与乌克兰的新闻，乌克兰2022年的战争，乌克兰和俄罗斯之间的战争以及俄罗斯之间的战争以及何时，何时与乌克兰进行战争他们说，乌克兰在2022年将是与乌克兰的战争</text:p>
      <text:p text:style-name="P4">
图片: ['<text:a xlink:type="simple" xlink:href="https://armyinform.com.ua/wp-content/uploads/2023/05/malyar-ganna-1.jpg" text:style-name="Internet_20_link" text:visited-style-name="Visited_20_Internet_20_Link">
malyar-ganna-1.jpg</text:a>
']</text:p>
      <text:p text:style-name="P4">
标签: ['STOPRUSSIA', 'АГРЕСІЯ РФ', 'ГАННА МАЛЯР', 'ТЕЛЕМАРАФОН "ЄДИНІ НОВИНИ"']</text:p>
      <text:p text:style-name="P4">
类别: News</text:p>
      <!--METADATA-->
      <text:p text:style-name="P4">
<draw:frame draw:style-name="fr1" draw:name="Image310" text:anchor-type="as-char" svg:width="6.9236in" svg:height="5.532059in" draw:z-index="0">
<draw:image xlink:href="../Images/AРМІЯINFORM/2023-05-02T88-00-00-04-00/malyar-ganna-1.jpg" xlink:type="simple" xlink:show="embed" xlink:actuate="onLoad" draw:mime-type="image/jpeg"/>
</draw:frame>
谈论空中东部阵线的运营状况<text:a xlink:type="simple" xlink:href="https://www.youtube.com/watch" text:style-name="Internet_20_link" text:visited-style-name="Visited_20_Internet_20_Link">
电视马拉松</text:a>
乌克兰国防部副部长安娜·马利亚尔(Anna Malyar)副部长“ Unin”强调，敌人将其基本努力集中在巴赫穆特(Bakhmut)和马林卡(Marinka)附近，以抓住定居点。</text:p>
      <text:p text:style-name="P4">
根据她的说法，在这方面，乌克兰国防军的力量应该对此做出回应，并作为回应将其主要力量集中在前线，以阻止敌人，而不允许他意识到自己的计划。</text:p>
      <text:p text:style-name="P4">
“那里有非常激烈的战斗。 而且，如果您用纳扎拉兹(Nazaraz)的状态分析情况，那么俄罗斯侵略者的主要重点是捕获许多存储建筑和结构。 通过这种方式，他们试图破坏我们的立场。 这种战术已经在适当的时候使用了敌人。 以另一种方式，他无法战斗，因为他在街头斗争中输给我们 - 称为安娜·马利亚(Anna Malyar)。</text:p>
      <text:p text:style-name="P4">
乌克兰国防副部长还表示，除了采取成功的行动外，乌克兰国防部队还进行了进攻。</text:p>
      <text:p text:style-name="P4">
“一般而言，战争是一种不断的运动和动态。 因此，谈论那里的一些结果还为时过早。 我们失去了一些位置。因此，我们有一些位置我们推动敌人。 安娜·马里亚尔(Anna Malyar)说，在东方阵线上有重点，但是到目前为止，我们一直在控制我们的居民。</text:p>
      <text:p text:style-name="P4">
News Source: <text:a xlink:type="simple" xlink:href="https://armyinform.com.ua/2023/05/02/na-shidnomu-fronti-vorog-konczentruye-osnovni-zusyllya-na-zahoplenni-bahmuta-ta-maryinky-ganna-malyar/" text:style-name="Internet_20_link" text:visited-style-name="Visited_20_Internet_20_Link">
https://armyinform.com.ua/2023/05/02/na-shidnomu-fronti-vorog-konczentruye-osnovni-zusyllya-na-zahoplenni-bahmuta-ta-maryinky-ganna-malyar/</text:a>
</text:p>
      <!--NEWS-->
      <text:h text:style-name="P10" text:outline-level="1">
<text:span text:style-name="T4">
Alexei Reznikov与芬兰国防部长进行了电话交谈</text:span>
</text:h>
      <text:p text:style-name="P4">
作者: ['АРМІЯINFORM']</text:p>
      <text:p text:style-name="P4">
时间: 2023-05-02T89:00:00-04:00</text:p>
      <text:p text:style-name="P4">
描述: Minstro对乌克兰Oleksiy Reznikov的防御，同时在-s -astrom对Fisnland的防御...与乌克兰2022年的战争，与乌克兰的最新新闻，今天与乌克兰的新闻，今天与乌克兰的新闻战争，今天上次与乌克兰的新闻战争，乌克兰和俄罗斯和俄罗斯之间的战争将会发生，乌克兰和俄罗斯之间的战争将会，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标签: ['STOPRUSSIA', 'АГРЕСІЯ РФ', 'МІНІСТР ОБОРОНИ УКРАЇНИ ОЛЕКСІЙ РЕЗНІКОВ']</text:p>
      <text:p text:style-name="P4">
类别: News</text:p>
      <!--METADATA-->
      <text:p text:style-name="P4">
<draw:frame draw:style-name="fr1" draw:name="Image311" text:anchor-type="as-char" svg:width="6.9236in" svg:height="4.808056in" draw:z-index="0">
<draw:image xlink:href="../Images/AРМІЯINFORM/2023-05-02T89-00-00-04-00/342766690_1074355996857011_2143908671959222673_n.jpg" xlink:type="simple" xlink:show="embed" xlink:actuate="onLoad" draw:mime-type="image/jpeg"/>
</draw:frame>
Alexei Reznikov。 照片：媒介 - 乌克兰</text:p>
      <text:p text:style-name="P4">
乌克兰Oleksiy Reznikov国防部长与芬兰国防部长一起讨论了战场上的局势。</text:p>
      <text:p text:style-name="P4">
Alexei Reznikov <text:a xlink:type="simple" xlink:href="https://twitter.com/oleksiireznikov/status/1653410423369003010" text:style-name="Internet_20_link" text:visited-style-name="Visited_20_Internet_20_Link">
写</text:a>
在您的推文中。</text:p>
      <ul>
        <li>
我很高兴与芬兰国防部长Anti Kaykconen进行沟通。我在战场上有局势。 他写道，芬兰共和国是我们对俄罗斯侵略共同胜利的可靠联盟。</li>
      </ul>
      <text:p text:style-name="P4">
News Source: <text:a xlink:type="simple" xlink:href="https://armyinform.com.ua/2023/05/02/oleksij-reznikov-proviv-telefonnu-rozmovu-z-ministrom-oborony-finlyandiyi/" text:style-name="Internet_20_link" text:visited-style-name="Visited_20_Internet_20_Link">
https://armyinform.com.ua/2023/05/02/oleksij-reznikov-proviv-telefonnu-rozmovu-z-ministrom-oborony-finlyandiyi/</text:a>
</text:p>
      <!--NEWS-->
      <text:h text:style-name="P10" text:outline-level="1">
<text:span text:style-name="T4">
面对战争的主动阶段，不可能准确计算损失-Anna Malyar</text:span>
</text:h>
      <text:p text:style-name="P4">
作者: ['Вячеслав Діордієв']</text:p>
      <text:p text:style-name="P4">
时间: 2023-05-02T90:00:00-04:00</text:p>
      <text:p text:style-name="P4">
描述: vidpovlychi在Teleziziyny Marathon“єIniNews” Shtoo的Pid小时的前庭上的Vidpovlychi ...与乌克兰2022年的战争，与乌克兰与乌克兰的最新新闻，与乌克兰2022年的新闻战争，今天昨天与乌克兰的新闻战争，将于今天进行战争，将在今天之间发动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5/osnovna-1.jpg" text:style-name="Internet_20_link" text:visited-style-name="Visited_20_Internet_20_Link">
osnovna-1.jpg</text:a>
']</text:p>
      <text:p text:style-name="P4">
标签: ['STOPRUSSIA', 'АГРЕСІЯ РФ', 'ГАННА МАЛЯР', 'ТЕЛЕМАРАФОН "ЄДИНІ НОВИНИ"']</text:p>
      <text:p text:style-name="P4">
类别: News</text:p>
      <!--METADATA-->
      <text:p text:style-name="P4">
<draw:frame draw:style-name="fr1" draw:name="Image312" text:anchor-type="as-char" svg:width="6.9236in" svg:height="5.1927in" draw:z-index="0">
<draw:image xlink:href="../Images/AРМІЯINFORM/2023-05-02T90-00-00-04-00/osnovna-1.jpg" xlink:type="simple" xlink:show="embed" xlink:actuate="onLoad" draw:mime-type="image/jpeg"/>
</draw:frame>
在[电视马拉松]期间回答主要问题(https://www.youtube.com/watch?v=WY8sDvZdWEA)据美国合作伙伴称，在过去的五个月中，俄罗斯人的“唯一新闻”据此，俄罗斯人已经达到了数千多个，乌克兰国防部安娜·马利亚(Anna Malyar)强调，他们或多或少是足够，但同样不太准确，因为在战争阶段的条件下进行这种计算是不可能的。</text:p>
      <ul>
        <li>
通常，双方损失的数字都是不同的。 如果我们谈论俄罗斯人，他们的报告中的此类数据每天都会发布乌克兰武装部队的总人员。重要的是要意识到，在这个数字中进行这种计数的人投入了这一数字。 他们也意味着只死了还是受伤？ 毕竟，受伤的语言也属于损失，因为他们要么返回系统，要么在治疗后很长一段时间后返回那里。</li>
      </ul>
      <text:p text:style-name="P4">
根据乌克兰国防部副部长的说法，在采取积极的战斗行动的条件下，很难在意义上计算损失。 尤其是这样的困难是，在战斗中应该执行其他任务的指挥官。 只有在战斗结束后才能完成。</text:p>
      <ul>
        <li>
但再次，计算的准确性取决于许多因素。 特别是，从是否找到尸体，可以识别它们，以及它们属于什么类别 - 死者还是失踪？ 此外，在某些情况下，人员可以找到人员。 但是在这样的条件下，计数仍然是近似的，因为我们知道有条件地说，同一坦克中有很多人，即安娜·马利亚(Anna Malyar)。</li>
      </ul>
      <text:p text:style-name="P4">
News Source: <text:a xlink:type="simple" xlink:href="https://armyinform.com.ua/2023/05/02/v-umovah-aktyvnoyi-fazy-vijny-nemozhlyvo-zdijsnyty-tochnyj-pidrahunok-vtrat-ganna-malyar/" text:style-name="Internet_20_link" text:visited-style-name="Visited_20_Internet_20_Link">
https://armyinform.com.ua/2023/05/02/v-umovah-aktyvnoyi-fazy-vijny-nemozhlyvo-zdijsnyty-tochnyj-pidrahunok-vtrat-ganna-malyar/</text:a>
</text:p>
      <!--NEWS-->
      <text:h text:style-name="P10" text:outline-level="1">
<text:span text:style-name="T4">
乌克兰的Verkhovna Rada呼吁其他国家对“ Rosatom”施加制裁</text:span>
</text:h>
      <text:p text:style-name="P4">
作者: ['АРМІЯINFORM']</text:p>
      <text:p text:style-name="P4">
时间: 2023-05-02T91:00:00-04:00</text:p>
      <text:p text:style-name="P4">
描述: Verkhovna对乌克兰2受伤感到高兴2023 RUB。 该项目收到了最高的“至高无上”的项目...与乌克兰2022年的战争，与乌克兰的战争是今天的最新消息，今天与乌克兰的新闻战2022年《今天的最后一场战争》，乌克兰与乌克兰之间的战争是否会发生战争俄罗斯，当2022年与乌克兰的战争将在不久的将来与乌克兰发生战争，他们说，今天与乌克兰的战争，今天的乌克兰新闻，乌克兰新闻，乌克兰媒体在俄罗斯的乌克兰新闻</text:p>
      <text:p text:style-name="P4">
图片: ['<text:a xlink:type="simple" xlink:href="https://armyinform.com.ua/wp-content/uploads/2023/05/227144_sanction-rf_gettyimages.png" text:style-name="Internet_20_link" text:visited-style-name="Visited_20_Internet_20_Link">
227144_sanction-rf_gettyimages.png</text:a>
']</text:p>
      <text:p text:style-name="P4">
标签: ['STOPRUSSIA', 'АГРЕСІЯ РФ', 'АНТИРОСІЙСЬКІ САНКЦІЇ', 'ВЕРХОВА РАДА УКРАЇНИ', 'ВТОРГНЕННЯ РФ']</text:p>
      <text:p text:style-name="P4">
类别: News</text:p>
      <!--METADATA-->
      <text:p text:style-name="P4">
<draw:frame draw:style-name="fr1" draw:name="Image313" text:anchor-type="as-char" svg:width="6.9236in" svg:height="3.606042in" draw:z-index="0">
<draw:image xlink:href="../Images/AРМІЯINFORM/2023-05-02T91-00-00-04-00/227144_sanction-rf_gettyimages.png" xlink:type="simple" xlink:show="embed" xlink:actuate="onLoad" draw:mime-type="image/png"/>
</draw:frame>
说明性照片</text:p>
      <text:p text:style-name="P4">
2023年5月2日，乌克兰的Verkhovna Rada。 采用了“关于乌克兰的苏维勒委员会对所有外国议会，欧洲议会和国际原子能局强加俄罗斯国家原子能“罗斯托姆”的批准俄罗斯州立公司的上诉，并引入了国际原子能局演讲以减少核电领域与俄罗斯联邦的合作(登记。 №9060从23.02.2023).</text:p>
      <text:p text:style-name="P4">
Прийняття проекту Постанови Верховної Ради України «Про Звернення ВерховноїРади України до парламентів усіх іноземних держав, Європейського парламенту таМіжнародного агентства з атомної енергії щодо накладення санкцій на російськудержавну корпорацію з атомної енергії «росатом» та запровадження заходів длязменшення співпраці з російською федерацією в сфері ядерної енергетики»,внесеного народними депутатами України, обґрунтоване необхідністю приверненняуваги світової спільноти до ядерного терору, який вчиняє росія, ігноруючи своїзобов’язання в сфері ядерної енергетики.</text:p>
      <text:p text:style-name="P4">
Прийняття Постанови та відповідного Звернення сприятиме об'єднанню зусильсвітової спільноти і міжнародних організацій для запровадження системи заходівз метою припинення ядерного терору рф шляхом запровадження санкцій та іншихкомплексних заходів для посилення ядерної безпеки у світі, обмеження співпраціз російською федерацією у відповідній сфері та відповідно прибутків, якіспрямовуються на фінансування збройної агресії.</text:p>
      <text:p text:style-name="P4">
<text:span text:style-name="T4">
Джерело:</text:span>
 <text:span text:style-name="T5">
<text:a xlink:type="simple" xlink:href="https://www.rada.gov.ua/news/razom/236008.html" text:style-name="Internet_20_link" text:visited-style-name="Visited_20_Internet_20_Link">
Верховна РадаУкраїни</text:a>
</text:span>
</text:p>
      <text:p text:style-name="P4">
News Source: <text:a xlink:type="simple" xlink:href="https://armyinform.com.ua/2023/05/02/verhovna-rada-ukrayiny-zaklykala-inshi-krayiny-naklasty-sankcziyi-na-rosatom/" text:style-name="Internet_20_link" text:visited-style-name="Visited_20_Internet_20_Link">
https://armyinform.com.ua/2023/05/02/verhovna-rada-ukrayiny-zaklykala-inshi-krayiny-naklasty-sankcziyi-na-rosatom/</text:a>
</text:p>
      <!--NEWS-->
      <text:h text:style-name="P10" text:outline-level="1">
<text:span text:style-name="T4">
政府改善了被囚禁的军人住院证书的注册顺序</text:span>
</text:h>
      <text:p text:style-name="P4">
作者: ['АРМІЯINFORM']</text:p>
      <text:p text:style-name="P4">
时间: 2023-05-02T92:00:00-04:00</text:p>
      <text:p text:style-name="P4">
描述: ZMISNI被介绍给装饰的Dovis of Dovisok关于放弃OSES之外的Mixi缺乏自由的命令...与乌克兰2022年的战争，与乌克兰的战争是今天的最新新闻，这是与乌克兰2022年的新闻战争，这是2022年的新闻战争。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5/photo.jpg" text:style-name="Internet_20_link" text:visited-style-name="Visited_20_Internet_20_Link">
photo.jpg</text:a>
']</text:p>
      <text:p text:style-name="P4">
标签: ['STOPRUSSIA', 'АГРЕСІЯ РФ', 'ВТОРГНЕННЯ РФ', 'СОЦІАЛЬНИЙ ЗАХИСТ ПІД ЧАС ВІЙНИ']</text:p>
      <text:p text:style-name="P4">
类别: News</text:p>
      <!--METADATA-->
      <text:p text:style-name="P4">
<draw:frame draw:style-name="fr1" draw:name="Image314" text:anchor-type="as-char" svg:width="6.9236in" svg:height="6.9236in" draw:z-index="0">
<draw:image xlink:href="../Images/AРМІЯINFORM/2023-05-02T92-00-00-04-00/photo.jpg" xlink:type="simple" xlink:show="embed" xlink:actuate="onLoad" draw:mime-type="image/jpeg"/>
</draw:frame>
说明性照片</text:p>
      <text:p text:style-name="P4">
由于对乌克兰的武装侵略或单位交汇处，已对在未承担的地方进行注册的程序进行了修订。 相关的决议草案准备了最小的重新融合。</text:p>
      <text:p text:style-name="P4">
该文件规定，国家信息局可以向预审部门申请此类请求证书并符合该人的利益，并被释放。 即 - 对于国防部，执法机构，武装部队部队的指挥官，其他法律与乌克兰的安全和国防部队的机构或国防部的机构。</text:p>
      <text:p text:style-name="P4">
因此，将确保乌克兰法律“保护个人数据”的要求。 还有 - 捍卫者及其贵族的社会和法律保护。</text:p>
      <text:p text:style-name="P4">
回想一下，该证书包含在强制性文件列表中(更多军人)这是向重返社会部的委员会提交的，以确立由于反对乌克兰的武装侵略而剥夺自由人的事实。</text:p>
      <text:p text:style-name="P4">
在相关决定的情况下，该人和/或其家人有权以100,000的UAH金额申请财政援助。</text:p>
      <text:p text:style-name="P4">
<text:span text:style-name="T4">
来源：</text:span>
 <text:a xlink:type="simple" xlink:href="https://www.kmu.gov.ua/news/uriad-udoskonalyv-poriadok-oformlennia-dovidok-pro-perebuvannia-viiskovosluzhbovtsiv-u-poloni" text:style-name="Internet_20_link" text:visited-style-name="Visited_20_Internet_20_Link">
<text:span text:style-name="T5">
asor portal</text:span>
</text:a>
</text:p>
      <text:p text:style-name="P4">
News Source: <text:a xlink:type="simple" xlink:href="https://armyinform.com.ua/2023/05/02/uryad-udoskonalyv-poryadok-oformlennya-dovidok-pro-perebuvannya-vijskovosluzhbovcziv-u-poloni/" text:style-name="Internet_20_link" text:visited-style-name="Visited_20_Internet_20_Link">
https://armyinform.com.ua/2023/05/02/uryad-udoskonalyv-poryadok-oformlennya-dovidok-pro-perebuvannya-vijskovosluzhbovcziv-u-poloni/</text:a>
</text:p>
      <!--NEWS-->
      <text:h text:style-name="P10" text:outline-level="1">
<text:span text:style-name="T4">
我们已经迈出了巨大的一步来改善军事医疗委员会的工作 -</text:span>
</text:h>
      <text:p text:style-name="P4">
作者: ['АРМІЯINFORM']</text:p>
      <text:p text:style-name="P4">
时间: 2023-05-02T93:00:00-04:00</text:p>
      <text:p text:style-name="P4">
描述: 牛被电视《马文》（Maraphon）的“新颖性”堆积在国防防御的捍卫者捍卫者……与乌克兰2022年的战争中，今天与乌克兰的最新新闻，今天与乌克兰2022年的新闻战争，今天将有乌克兰与俄罗斯之间的战争，以及2022年与乌克兰的战争，这将是与否，他们会在不久的将来与乌克兰发生战争，他们说，与乌克兰的战争，今天的乌克兰新闻，乌克兰的新闻，乌克兰媒体的新闻俄语</text:p>
      <text:p text:style-name="P4">
图片: ['<text:a xlink:type="simple" xlink:href="https://armyinform.com.ua/wp-content/uploads/2023/05/5f9a6329-e1679059638218-1.jpg" text:style-name="Internet_20_link" text:visited-style-name="Visited_20_Internet_20_Link">
5f9a6329-e1679059638218-1.jpg</text:a>
']</text:p>
      <text:p text:style-name="P4">
标签: ['ГАННА МАЛЯР', 'ТЕЛЕМАРАФОН "ЄДИНІ НОВИНИ"']</text:p>
      <text:p text:style-name="P4">
类别: News</text:p>
      <!--METADATA-->
      <text:p text:style-name="P4">
<draw:frame draw:style-name="fr1" draw:name="Image315" text:anchor-type="as-char" svg:width="6.9236in" svg:height="6.070971in" draw:z-index="0">
<draw:image xlink:href="../Images/AРМІЯINFORM/2023-05-02T93-00-00-04-00/5f9a6329-e1679059638218-1.jpg" xlink:type="simple" xlink:show="embed" xlink:actuate="onLoad" draw:mime-type="image/jpeg"/>
</draw:frame>
正如她在[电视马拉松]中强调的那样(https://www.youtube.com/watch?v=WY8sDvZdWEA)乌克兰安娜·马里亚(Anna Malyar)国防部副部长的“唯一新闻”是在机器人和医疗委员会中出现的问题，与大规模武装侵略俄罗斯对乌克兰的武装侵略有关。</text:p>
      <text:p text:style-name="P4">
根据她的说法，该系统是朝着这个方向构建的，不再是Moglav的重担，因此有必要将相应的相应更改投入使用。</text:p>
      <ul>
        <li>
即使在2014  -  2015年之前，该系统仍然可以与现有的系统和适当的纸质文档管理一起使用。 但是，遍布俄罗斯的俄罗斯入侵是不可能的，很明显，有必要改变VLK工作的方法。 为了让您理解 - 军事医疗委员会不仅通过那些受到刑事诉讼开幕的人受伤和拜访的士兵，他们强调了未经授权的战斗立场，也强调了乌克兰国防部长。</li>
      </ul>
      <text:p text:style-name="P4">
安娜·马里亚尔(Anna Malyar)还说，代表国防部主管Alexei Reznikov负责军事医院在那里创作的工作。</text:p>
      <ul>
        <li>
在某个地方，我没有看到队列，那里有队列。 与军人交谈时，我们得出的结论是，可以组织解决有关VLK工作的一些问题问题。 其他问题需要立法层面的法律。 从这个意义上讲，可以指出的是，如今，乌克兰人民代表在二读中投票决定了更改重要法律的变化，这些法律简化了纸质文件的流通和VLK的一般自行处理。 因此，已经采取了改善机器人和医疗委员会的巨大一步，即安娜·马利亚(Anna Malyar)。</li>
      </ul>
      <text:p text:style-name="P4">
此外，根据国内国防部副负责人的说法，VLK委员会还在基本的医疗机构中创建了。 以及国防部与卫生部Taminista部一起，在VLK工作中朝着数字化和逐步实施电子文档管理的方向。</text:p>
      <text:p text:style-name="P4">
News Source: <text:a xlink:type="simple" xlink:href="https://armyinform.com.ua/2023/05/02/namy-vzhe-zrobleno-velycheznyj-krok-shhodo-pokrashhennya-roboty-vijskovo-likarskyh-komisij-ganna-malyar/" text:style-name="Internet_20_link" text:visited-style-name="Visited_20_Internet_20_Link">
https://armyinform.com.ua/2023/05/02/namy-vzhe-zrobleno-velycheznyj-krok-shhodo-pokrashhennya-roboty-vijskovo-likarskyh-komisij-ganna-malyar/</text:a>
</text:p>
      <!--NEWS-->
      <text:h text:style-name="P10" text:outline-level="1">
<text:span text:style-name="T4">
在Cherkasy地区，儿童被教了军事事务</text:span>
</text:h>
      <text:p text:style-name="P4">
作者: ['Ігор Березинський']</text:p>
      <text:p text:style-name="P4">
时间: 2023-05-02T94:00:00-04:00</text:p>
      <text:p text:style-name="P4">
描述: Viiskovovoskovsky Cherkasy区域TCC TCE TCE SPU忙于老年人的Zy学校...与乌克兰2022年的战争，与乌克兰与乌克兰的最新消息，今天与乌克兰2022年的新闻战争，今天，乌克兰和俄罗斯之间的战争是否会发生，以及何时，以及何时，何时，何时，，当时，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01-3.jpg" text:style-name="Internet_20_link" text:visited-style-name="Visited_20_Internet_20_Link">
01-3.jpg</text:a>
', '<text:a xlink:type="simple" xlink:href="https://armyinform.com.ua/wp-content/uploads/2023/05/02-150x150.jpeg" text:style-name="Internet_20_link" text:visited-style-name="Visited_20_Internet_20_Link">
02-150x150.jpeg</text:a>
', '<text:a xlink:type="simple" xlink:href="https://armyinform.com.ua/wp-content/uploads/2023/05/03-150x150.jpeg" text:style-name="Internet_20_link" text:visited-style-name="Visited_20_Internet_20_Link">
03-150x150.jpeg</text:a>
', '<text:a xlink:type="simple" xlink:href="https://armyinform.com.ua/wp-content/uploads/2023/05/04-2-150x150.jpg" text:style-name="Internet_20_link" text:visited-style-name="Visited_20_Internet_20_Link">
04-2-150x150.jpg</text:a>
', '<text:a xlink:type="simple" xlink:href="https://armyinform.com.ua/wp-content/uploads/2023/05/05-2-150x150.jpg" text:style-name="Internet_20_link" text:visited-style-name="Visited_20_Internet_20_Link">
05-2-150x150.jpg</text:a>
', '<text:a xlink:type="simple" xlink:href="https://armyinform.com.ua/wp-content/uploads/2023/05/06-1-150x150.jpg" text:style-name="Internet_20_link" text:visited-style-name="Visited_20_Internet_20_Link">
06-1-150x150.jpg</text:a>
', '<text:a xlink:type="simple" xlink:href="https://armyinform.com.ua/wp-content/uploads/2023/05/07-150x150.jpg" text:style-name="Internet_20_link" text:visited-style-name="Visited_20_Internet_20_Link">
07-150x150.jpg</text:a>
', '<text:a xlink:type="simple" xlink:href="https://armyinform.com.ua/wp-content/uploads/2023/05/08-150x150.jpg" text:style-name="Internet_20_link" text:visited-style-name="Visited_20_Internet_20_Link">
08-150x150.jpg</text:a>
', '<text:a xlink:type="simple" xlink:href="https://armyinform.com.ua/wp-content/uploads/2023/05/09-150x150.jpg" text:style-name="Internet_20_link" text:visited-style-name="Visited_20_Internet_20_Link">
09-150x150.jpg</text:a>
', '<text:a xlink:type="simple" xlink:href="https://armyinform.com.ua/wp-content/uploads/2023/05/10-4-150x150.jpg" text:style-name="Internet_20_link" text:visited-style-name="Visited_20_Internet_20_Link">
10-4-150x150.jpg</text:a>
']</text:p>
      <text:p text:style-name="P4">
标签: ['STOPRUSSIA', 'АГРЕСІЯ РФ', 'ВТОРГНЕННЯ РФ', 'УКРАЇНСЬКИЙ НАРОД НЕПЕРЕМОЖНИЙ']</text:p>
      <text:p text:style-name="P4">
类别: News</text:p>
      <!--METADATA-->
      <text:p text:style-name="P4">
<draw:frame draw:style-name="fr1" draw:name="Image316" text:anchor-type="as-char" svg:width="6.9236in" svg:height="5.1927in" draw:z-index="0">
<draw:image xlink:href="../Images/AРМІЯINFORM/2023-05-02T94-00-00-04-00/01-3.jpg" xlink:type="simple" xlink:show="embed" xlink:actuate="onLoad" draw:mime-type="image/jpeg"/>
</draw:frame>
Cherkasy地区税法和合资企业的军人在高中剪刀上进行了课程。 这种措施是年轻人军事爱教育和对兵役认识的不可或缺的一部分。</text:p>
      <text:p text:style-name="P4">
作为课程的一部分，军方向学生展示了各种类型的武器，并讲述了其目的和使用。 同时，他们就战术医学的基础知识进行了预科课程，在那里他们被教导要为战场上的受伤者提供首次人工帮助。</text:p>
      <text:p text:style-name="P4">
<text:a xlink:type="simple" xlink:href="https://armyinform.com.ua/wp-content/uploads/2023/05/02.jpeg" text:style-name="Internet_20_link" text:visited-style-name="Visited_20_Internet_20_Link">
!(Images/AРМІЯINFORM/2023-05-02T94-00-00-04-00/02-150x150.jpeg)</text:a>
</text:p>
      <text:p text:style-name="P4">
<text:a xlink:type="simple" xlink:href="https://armyinform.com.ua/wp-content/uploads/2023/05/03.jpeg" text:style-name="Internet_20_link" text:visited-style-name="Visited_20_Internet_20_Link">
<draw:frame draw:style-name="fr1" draw:name="Image317" text:anchor-type="as-char" svg:width="6.9236in" svg:height="6.9236in" draw:z-index="0">
<draw:image xlink:href="../Images/AРМІЯINFORM/2023-05-02T94-00-00-04-00/03-150x150.jpeg" xlink:type="simple" xlink:show="embed" xlink:actuate="onLoad" draw:mime-type="image/jpeg"/>
</draw:frame>
</text:a>
</text:p>
      <text:p text:style-name="P4">
<text:a xlink:type="simple" xlink:href="https://armyinform.com.ua/wp-content/uploads/2023/05/04-2.jpg" text:style-name="Internet_20_link" text:visited-style-name="Visited_20_Internet_20_Link">
<draw:frame draw:style-name="fr1" draw:name="Image318" text:anchor-type="as-char" svg:width="6.9236in" svg:height="6.9236in" draw:z-index="0">
<draw:image xlink:href="../Images/AРМІЯINFORM/2023-05-02T94-00-00-04-00/04-2-150x150.jpg" xlink:type="simple" xlink:show="embed" xlink:actuate="onLoad" draw:mime-type="image/jpeg"/>
</draw:frame>
</text:a>
</text:p>
      <text:p text:style-name="P4">
<text:a xlink:type="simple" xlink:href="https://armyinform.com.ua/wp-content/uploads/2023/05/05-2.jpg" text:style-name="Internet_20_link" text:visited-style-name="Visited_20_Internet_20_Link">
<draw:frame draw:style-name="fr1" draw:name="Image319" text:anchor-type="as-char" svg:width="6.9236in" svg:height="6.9236in" draw:z-index="0">
<draw:image xlink:href="../Images/AРМІЯINFORM/2023-05-02T94-00-00-04-00/05-2-150x150.jpg" xlink:type="simple" xlink:show="embed" xlink:actuate="onLoad" draw:mime-type="image/jpeg"/>
</draw:frame>
</text:a>
</text:p>
      <text:p text:style-name="P4">
<text:a xlink:type="simple" xlink:href="https://armyinform.com.ua/wp-content/uploads/2023/05/06-1-scaled.jpg" text:style-name="Internet_20_link" text:visited-style-name="Visited_20_Internet_20_Link">
<draw:frame draw:style-name="fr1" draw:name="Image320" text:anchor-type="as-char" svg:width="6.9236in" svg:height="6.9236in" draw:z-index="0">
<draw:image xlink:href="../Images/AРМІЯINFORM/2023-05-02T94-00-00-04-00/06-1-150x150.jpg" xlink:type="simple" xlink:show="embed" xlink:actuate="onLoad" draw:mime-type="image/jpeg"/>
</draw:frame>
</text:a>
 - 在战争条件下，值得拥有学校生存技巧。 其中一所学校的校长说，由于乌克兰已成为受爆炸装置受污染的领土数量的世界领导人之一，这也引起了我的安全性。</text:p>
      <text:p text:style-name="P4">
对具有战斗无人机的学生特别感兴趣，例如情报，震惊和无人机 - 卡米卡德兹。</text:p>
      <ul>
        <li>
          <text:p text:style-name="P4">
高中生需要了解不同类型的无人机，他们的能力以及在不同情况下的使用规则。</text:p>
        </li>
        <li>
          <text:p text:style-name="P4">
我真的很喜欢这个事件。 许多人认为将来可以在实践中使用。 我们需要了解军队的艰难工作，该陆军将在和平领土上获得和平，这是学生10班10级股票。</text:p>
        </li>
      </ul>
      <text:p text:style-name="P4">
<text:a xlink:type="simple" xlink:href="https://armyinform.com.ua/wp-content/uploads/2023/05/07.jpg" text:style-name="Internet_20_link" text:visited-style-name="Visited_20_Internet_20_Link">
!(Images/AРМІЯINFORM/2023-05-02T94-00-00-04-00/07-150x150.jpg)</text:a>
</text:p>
      <text:p text:style-name="P4">
<text:a xlink:type="simple" xlink:href="https://armyinform.com.ua/wp-content/uploads/2023/05/08.jpg" text:style-name="Internet_20_link" text:visited-style-name="Visited_20_Internet_20_Link">
<draw:frame draw:style-name="fr1" draw:name="Image321" text:anchor-type="as-char" svg:width="6.9236in" svg:height="6.9236in" draw:z-index="0">
<draw:image xlink:href="../Images/AРМІЯINFORM/2023-05-02T94-00-00-04-00/08-150x150.jpg" xlink:type="simple" xlink:show="embed" xlink:actuate="onLoad" draw:mime-type="image/jpeg"/>
</draw:frame>
</text:a>
</text:p>
      <text:p text:style-name="P4">
<text:a xlink:type="simple" xlink:href="https://armyinform.com.ua/wp-content/uploads/2023/05/09.jpg" text:style-name="Internet_20_link" text:visited-style-name="Visited_20_Internet_20_Link">
<draw:frame draw:style-name="fr1" draw:name="Image322" text:anchor-type="as-char" svg:width="6.9236in" svg:height="6.9236in" draw:z-index="0">
<draw:image xlink:href="../Images/AРМІЯINFORM/2023-05-02T94-00-00-04-00/09-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323" text:anchor-type="as-char" svg:width="6.9236in" svg:height="6.9236in" draw:z-index="0">
<draw:image xlink:href="../Images/AРМІЯINFORM/2023-05-02T94-00-00-04-00/10-4-150x150.jpg" xlink:type="simple" xlink:show="embed" xlink:actuate="onLoad" draw:mime-type="image/jpeg"/>
</draw:frame>
</text:a>
</text:p>
      <text:p text:style-name="P4">
<text:span text:style-name="T5">
foto alina krivoshey</text:span>
</text:p>
      <text:p text:style-name="P4">
News Source: <text:a xlink:type="simple" xlink:href="https://armyinform.com.ua/2023/05/02/na-cherkashhyni-ditej-navchaly-vijskovij-spravi/" text:style-name="Internet_20_link" text:visited-style-name="Visited_20_Internet_20_Link">
https://armyinform.com.ua/2023/05/02/na-cherkashhyni-ditej-navchaly-vijskovij-spravi/</text:a>
</text:p>
      <!--NEWS-->
      <text:h text:style-name="P10" text:outline-level="1">
<text:span text:style-name="T4">
俄罗斯人使用斯大林主义的“人民移民”方法，担心我们的公民抵抗 - 安娜·马利尔（Anna Malyar）</text:span>
</text:h>
      <text:p text:style-name="P4">
作者: ['Вячеслав Діордієв']</text:p>
      <text:p text:style-name="P4">
时间: 2023-05-02T95:00:00-04:00</text:p>
      <text:p text:style-name="P4">
描述: 在蒂姆加索沃（Timchasovo Perpovals）上的乌克兰·甘尼·马拉尔（Timchasovo Perpovals）的乌克兰乌克兰·甘尼·马拉尔（Ukraine Ganni Marlar）的言语背后...与乌克兰2022年的战争，与乌克兰的战争是今天的最新新闻，《与乌克兰2022年的新闻战》是今天的最后一场，将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5/malyar-ganna-1.jpg" text:style-name="Internet_20_link" text:visited-style-name="Visited_20_Internet_20_Link">
malyar-ganna-1.jpg</text:a>
']</text:p>
      <text:p text:style-name="P4">
标签: ['STOPRUSSIA', 'АГРЕСІЯ РФ', 'ВТОРГНЕННЯ РФ', 'ГАННА МАЛЯР', 'ТЕЛЕМАРАФОН "ЄДИНІ НОВИНИ"']</text:p>
      <text:p text:style-name="P4">
类别: News</text:p>
      <!--METADATA-->
      <text:p text:style-name="P4">
<draw:frame draw:style-name="fr1" draw:name="Image324" text:anchor-type="as-char" svg:width="6.9236in" svg:height="5.532059in" draw:z-index="0">
<draw:image xlink:href="../Images/AРМІЯINFORM/2023-05-02T95-00-00-04-00/malyar-ganna-1.jpg" xlink:type="simple" xlink:show="embed" xlink:actuate="onLoad" draw:mime-type="image/jpeg"/>
</draw:frame>
据乌克兰安娜·马利亚(Anna Malyar)国防部副部长称，敌人害怕在乌克兰临时提到的乌克兰地区，我们人民的统一和公平的领土，因此使用野生斯大林的“重新安置人民”的方法。 她在空中报告<text:a xlink:type="simple" xlink:href="https://www.youtube.com/watch" text:style-name="Internet_20_link" text:visited-style-name="Visited_20_Internet_20_Link">
电视马拉松</text:a>
“唯一的消息。”</text:p>
      <text:p text:style-name="P4">
根据安娜·马利亚(Anna Malyar)的说法，这样一来，入侵者会尝试使我们的种族组成模糊。</text:p>
      <ul>
        <li>
因此，在21世纪，它听起来很疯狂。 但是，作为苏联的克马尼奇·斯大林，俄罗斯将把乌克兰人与某些族裔混合在一起。 为此，他们迫使来自侵略者不同地区的人们将其移位到乌克兰暂时占领的领土上。”国防部长说。</li>
      </ul>
      <text:p text:style-name="P4">
根据安娜·马利亚(Anna Malyar)的说法，曾被武装侵略的受害者的同一种族组成的人们总是容易统一和抵抗。 为了防止这一点，要分享敌人，并将乌克兰人与族裔代表混合在一起。</text:p>
      <ul>
        <li>
之前，我们只听说过祖母塔迪德斯(Tadidus)的历史和故事，他们居住在斯大林时代。 这是我们悲惨的理解，但我们不记得今天可能会发生什么。 但是，除了旨在压制我们的人民并迫使他们工作的绝对不可接受的方法外，他们还采取了这种狂野的方法来加强帝国， - 总结了安娜·马里亚尔(Anna Malyar)。</li>
      </ul>
      <text:p text:style-name="P4">
News Source: <text:a xlink:type="simple" xlink:href="https://armyinform.com.ua/2023/05/02/na-tymchasovo-okupovanyh-terytoriyah-ukrayiny-rosiyany-zastosovuyut-stalinskyj-metod-pereselennya-narodiv-poboyuyuchys-oporu-z-boku-nashyh-gromadyan-ganna-malyar/" text:style-name="Internet_20_link" text:visited-style-name="Visited_20_Internet_20_Link">
https://armyinform.com.ua/2023/05/02/na-tymchasovo-okupovanyh-terytoriyah-ukrayiny-rosiyany-zastosovuyut-stalinskyj-metod-pereselennya-narodiv-poboyuyuchys-oporu-z-boku-nashyh-gromadyan-ganna-malyar/</text:a>
</text:p>
      <!--NEWS-->
      <text:h text:style-name="P10" text:outline-level="1">
<text:span text:style-name="T4">
我们正在准备一个大规模制裁套餐，这一决定很快 - 乌克兰总裁</text:span>
</text:h>
      <text:p text:style-name="P4">
作者: ['АРМІЯINFORM']</text:p>
      <text:p text:style-name="P4">
时间: 2023-05-02T96:00:00-04:00</text:p>
      <text:p text:style-name="P4">
描述: 我很健康，乌克兰人！ 关于Syogodnishi日的矮星。 Pershe -...与乌克兰2022年的战争，与乌克兰的最新新闻战争，与乌克兰的新闻战争，2022年，今天的最后一次战争将在乌克兰和俄罗斯之间发生战争，当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3/05/29ed516f76ce690a44dcf53b001e3e82_1683046422_extra_large.jpeg" text:style-name="Internet_20_link" text:visited-style-name="Visited_20_Internet_20_Link">
29ed516f76ce690a44dcf53b001e3e82_1683046422_extra_large.jpeg</text:a>
']</text:p>
      <text:p text:style-name="P4">
标签: ['STOPRUSSIA', 'АГРЕСІЯ РФ', 'ВІДЕОЗВЕРНЕННЯ ПРЕЗИДЕНТА УКРАЇНИ', 'ВОЛОДИМИР ЗЕЛЕНСЬКИЙ', 'ВТОРГНЕННЯ РФ']</text:p>
      <text:p text:style-name="P4">
类别: News</text:p>
      <!--METADATA-->
      <text:p text:style-name="P4">
<draw:frame draw:style-name="fr1" draw:name="Image325" text:anchor-type="as-char" svg:width="6.9236in" svg:height="3.888755in" draw:z-index="0">
<draw:image xlink:href="../Images/AРМІЯINFORM/2023-05-02T96-00-00-04-00/29ed516f76ce690a44dcf53b001e3e82_1683046422_extra_large.jpeg" xlink:type="simple" xlink:show="embed" xlink:actuate="onLoad" draw:mime-type="image/jpeg"/>
</draw:frame>
<text:span text:style-name="T4">
 <text:span text:style-name="T5">
我希望健康，亲爱的乌克兰人!</text:span>
 </text:span>
</text:p>
      <text:p text:style-name="P4">
今天的简短报告。</text:p>
      <text:p text:style-name="P4">
第一个是军事办公室。 这是与主要指挥官一起进行辩护的特殊工作。 显然，这是一项封闭的工作，其细节并未公开。 但是，除了利率外，军事办公室还定期致力于同步我们最重要的防御和积极行动。</text:p>
      <text:p text:style-name="P4">
第二个是制裁。 他举行了一次有关加强制裁政权的会议，包括我们的乌克兰人和与合作伙伴共同。</text:p>
      <text:p text:style-name="P4">
我们仔细监视恐怖分子国家如何试图规避制裁，解决每个这样的方向，我们与合作伙伴合作以阻止。 我们准备一个大制裁包。 解决方案很快。</text:p>
      <text:p text:style-name="P4">
第三个是国际活动。 今年5月和接下来的几个月将在国际飞机上放弃乌克兰。 将有很多谈判，国际措施将加强我们的防御。 我们工作的一切。 计划本周和不久的将来有一些会议。</text:p>
      <text:p text:style-name="P4">
第四-与政府shmigal主管举行了一次会议。 协调，培训。 我们为乌克兰的发展做好了概念安全解决方案，即战争之后的基础设施。 我们还为计划的国际会议做准备，以重建乌克兰和合作伙伴的相应谈判。</text:p>
      <text:p text:style-name="P4">
第五是今天的国际会议和对话。</text:p>
      <text:p text:style-name="P4">
他会见了以议会为首的葡萄牙议会代表团。</text:p>
      <text:p text:style-name="P4">
他感谢我们国家和人民的支持。 谈话的主题是一个发芽，但最主要的是它使我们团结起来……这是所有 - 欧洲人，稳定的安全，因此这是欧洲和欧洲 - 大西洋社区的进一步发展和加强。 在这种情况下，我注意到北约峰会于7月在维尔纽斯举行的合作伙伴峰会上期望的邪恶。</text:p>
      <text:p text:style-name="P4">
他今天与非洲联盟主席，科莫基科斯特罗夫的主席进行了交谈。 重要的对话和重要的共同理解。 感谢全球网站的支持，特别是在联合国。 他邀请他加入和平公式的实现，并确保乌克兰准备可靠地保证粮食安全。 我们会尽力消除对我们的人民和所有伴侣的发芽侵略的任何伤害。</text:p>
      <text:p text:style-name="P4">
感谢世界上支持乌克兰的每个人!今天，我尤其要注意到第77个独立的飞行器和第93个单独的机械旅的士兵，他们捍卫了巴赫穆特方向。 真的吗!感谢你们!</text:p>
      <text:p text:style-name="P4">
<text:span text:style-name="T4">
 <text:span text:style-name="T5">
荣耀与乌克兰!</text:span>
 </text:span>
</text:p>
      <text:p text:style-name="P4">
News Source: <text:a xlink:type="simple" xlink:href="https://armyinform.com.ua/2023/05/02/gotuyemo-velykyj-sankczijnyj-paket-rishennya-vzhe-nezabarom-prezydenta-ukrayiny/" text:style-name="Internet_20_link" text:visited-style-name="Visited_20_Internet_20_Link">
https://armyinform.com.ua/2023/05/02/gotuyemo-velykyj-sankczijnyj-paket-rishennya-vzhe-nezabarom-prezydenta-ukrayiny/</text:a>
</text:p>
      <!--NEWS-->
      <text:h text:style-name="P10" text:outline-level="1">
<text:span text:style-name="T4">
第二次世界大战期间乌克兰的直接损失约为700万人</text:span>
</text:h>
      <text:p text:style-name="P4">
作者: ['АРМІЯINFORM']</text:p>
      <text:p text:style-name="P4">
时间: 2023-05-02T97:00:00-04:00</text:p>
      <text:p text:style-name="P4">
描述: 关于TSE，艾托亚亚国家博物馆国家博物馆总董事的代祷...与乌克兰2022年的战争，与乌克兰的最新新闻，今天与乌克兰的新闻，乌克兰2022年最后一次战争，乌克兰与俄罗斯之间的战争是否会发生战争他们说，当2022年与乌克兰的战争将在不久的将来与乌克兰发生战争时，他们说，与乌克兰的战争，乌克兰的新闻今天，乌克兰的新闻，乌克兰媒体在俄罗斯的乌克兰新闻</text:p>
      <text:p text:style-name="P4">
图片: ['<text:a xlink:type="simple" xlink:href="https://armyinform.com.ua/wp-content/uploads/2023/05/630_360_1624356699-465.jpg" text:style-name="Internet_20_link" text:visited-style-name="Visited_20_Internet_20_Link">
630_360_1624356699-465.jpg</text:a>
', '<text:a xlink:type="simple" xlink:href="https://armyinform.com.ua/wp-content/uploads/2023/05/2efda004-d91c-4a1d-a7d8-25246f52a269-150x150.jpg" text:style-name="Internet_20_link" text:visited-style-name="Visited_20_Internet_20_Link">
2efda004-d91c-4a1d-a7d8-25246f52a269-150x150.jpg</text:a>
', '<text:a xlink:type="simple" xlink:href="https://armyinform.com.ua/wp-content/uploads/2023/05/6f21eaf2-c5f5-49ee-9745-a3b6e39d8c65-150x150.jpg" text:style-name="Internet_20_link" text:visited-style-name="Visited_20_Internet_20_Link">
6f21eaf2-c5f5-49ee-9745-a3b6e39d8c65-150x150.jpg</text:a>
']</text:p>
      <text:p text:style-name="P4">
标签: ['MILITARY MEDIA CENTER', 'STOPRUSSIA', 'ЛЮДМИЛА РИБЧЕНКО']</text:p>
      <text:p text:style-name="P4">
类别: News</text:p>
      <!--METADATA-->
      <text:p text:style-name="P4">
<draw:frame draw:style-name="fr1" draw:name="Image326" text:anchor-type="as-char" svg:width="6.9236in" svg:height="3.956343in" draw:z-index="0">
<draw:image xlink:href="../Images/AРМІЯINFORM/2023-05-02T97-00-00-04-00/630_360_1624356699-465.jpg" xlink:type="simple" xlink:show="embed" xlink:actuate="onLoad" draw:mime-type="image/jpeg"/>
</draw:frame>
照片说明性</text:p>
      <text:p text:style-name="P4">
第二次世界大战lyudmila rybchenko在圆桌会议上，乌克兰国家历史博物馆副局长召回了这一点媒体中心。</text:p>
      <ul>
        <li>
大约700万人从乌克兰领土动员到红军队伍，每秒被杀。 Lyudmila Rybchenko说：“今天，我们的博物馆包含了证实来自乌克兰的300万人损失的文件。”</li>
      </ul>
      <text:p text:style-name="P4">
平民的伤亡人数估计约有400万人。</text:p>
      <ul>
        <li>
总共，人口损失-1300万8.5万人没有考虑Zakarpattya和Crimea。 达到战前人口(4100万)这位科学家强调，乌克兰必须恢复19年。</li>
      </ul>
      <text:p text:style-name="P4">
<text:a xlink:type="simple" xlink:href="https://armyinform.com.ua/wp-content/uploads/2023/05/2efda004-d91c-4a1d-a7d8-25246f52a269.jpg" text:style-name="Internet_20_link" text:visited-style-name="Visited_20_Internet_20_Link">
!(Images/AРМІЯINFORM/2023-05-02T97-00-00-04-00/2efda004-d91c-4a1d-a7d8-25246f52a269-150x150.jpg)</text:a>
</text:p>
      <text:p text:style-name="P4">
<text:a xlink:type="simple" xlink:href="https://armyinform.com.ua/wp-content/uploads/2023/05/6f21eaf2-c5f5-49ee-9745-a3b6e39d8c65.jpg" text:style-name="Internet_20_link" text:visited-style-name="Visited_20_Internet_20_Link">
<draw:frame draw:style-name="fr1" draw:name="Image327" text:anchor-type="as-char" svg:width="6.9236in" svg:height="6.9236in" draw:z-index="0">
<draw:image xlink:href="../Images/AРМІЯINFORM/2023-05-02T97-00-00-04-00/6f21eaf2-c5f5-49ee-9745-a3b6e39d8c65-150x150.jpg" xlink:type="simple" xlink:show="embed" xlink:actuate="onLoad" draw:mime-type="image/jpeg"/>
</draw:frame>
</text:a>
据她说，乌克兰领土上没有城市，占战争前人口的60％以上。 因此，在基辅(Kyiv)中，从90万中，敖德萨(Odessa)(来自60万人的敖德萨)，大约20万人，在dnipropetrovsk中 - 从五十百万 -  1万居民。</text:p>
      <ul>
        <li>
也值得增加战争损失，这无疑是斯大林战争在战争中的战争的结果-Lyudmila Rybchenko强调。  - 不久前，他们开始探索1946  -  1947年的饥荒。 迄今为止，我们在约100万人死亡的人数中运作。</li>
      </ul>
      <text:p text:style-name="P4">
圆桌会议得到了乌克兰人世界大会的协助。</text:p>
      <text:p text:style-name="P4">
<text:span text:style-name="T4">
资料来源：</text:span>
 _ <text:a xlink:type="simple" xlink:href="https://armyinform.com.ua/reformator/script%20async%20src=%22https:/telegram.org/js/telegram-widget.js" text:style-name="Internet_20_link" text:visited-style-name="Visited_20_Internet_20_Link">
军事媒体中心</text:a>
_</text:p>
      <text:p text:style-name="P4">
News Source: <text:a xlink:type="simple" xlink:href="https://armyinform.com.ua/2023/05/02/pryami-vtraty-ukrayiny-pid-chas-ii-svitovoyi-vijny-sklaly-blyzko-7-mln-osib/" text:style-name="Internet_20_link" text:visited-style-name="Visited_20_Internet_20_Link">
https://armyinform.com.ua/2023/05/02/pryami-vtraty-ukrayiny-pid-chas-ii-svitovoyi-vijny-sklaly-blyzko-7-mln-osib/</text:a>
</text:p>
      <!--NEWS-->
      <text:h text:style-name="P10" text:outline-level="1">
<text:span text:style-name="T4">
改为武装部队法规，以改善戒严令的待遇</text:span>
</text:h>
      <text:p text:style-name="P4">
作者: ['АРМІЯINFORM']</text:p>
      <text:p text:style-name="P4">
时间: 2023-05-02T98:00:00-04:00</text:p>
      <text:p text:style-name="P4">
描述: Verkhovna对乌克兰2受伤感到高兴2023 RUB。 我收到了另一个关于法律法律法律...与乌克兰2022年的战争，与乌克兰的战争是今天的最新消息，今天与乌克兰2022的战争是今天的最后一场，乌克兰和俄罗斯之间的战争是否会发生战争当他们与乌克兰的战争将在2022年与乌克兰的战争时，他们说，在不久的将来，将与乌克兰发生战争，他们说，与乌克兰的战争，今天的乌克兰新闻，乌克兰的新闻，乌克兰媒体在俄罗斯的乌克兰新闻</text:p>
      <text:p text:style-name="P4">
图片: ['<text:a xlink:type="simple" xlink:href="https://armyinform.com.ua/wp-content/uploads/2023/05/image.webp" text:style-name="Internet_20_link" text:visited-style-name="Visited_20_Internet_20_Link">
image.webp</text:a>
']</text:p>
      <text:p text:style-name="P4">
标签: ['STOPRUSSIA', 'АГРЕСІЯ РФ', 'ВЕРХОВНА РАДА УКРАЇНИ', 'СТАТУТ ЗБРОЙНИХ СИЛ УКРАЇНИ']</text:p>
      <text:p text:style-name="P4">
类别: News</text:p>
      <!--METADATA-->
      <text:p text:style-name="P4">
<draw:frame draw:style-name="fr1" draw:name="Image328" text:anchor-type="as-char" svg:width="6.9236in" svg:height="9.231467in" draw:z-index="0">
<draw:image xlink:href="../ConvertedIMGs/AРМІЯINFORM/2023-05-02T98-00-00-04-00/image.png" xlink:type="simple" xlink:show="embed" xlink:actuate="onLoad" draw:mime-type="image/png"/>
</draw:frame>
2023年5月2日，乌克兰的Verkhovna Rada。 在二读中通过，通常是《武装解决方案内部服务法规》的修正案，以改善戒严令中的文件注册和对军事人员的待遇(注册№<text:a xlink:type="simple" xlink:href="https://ips.ligazakon.net/document/view/JI09021I" text:style-name="Internet_20_link" text:visited-style-name="Visited_20_Internet_20_Link">
9158</text:a>
).</text:p>
      <text:p text:style-name="P4">
Прийнятий Закон удосконалює питання оформлення військовослужбовцям довідки прообставини травми (伤口，受伤，伤害)作为适当调查的结果(官方或特别)，没有其行为，并改善了军事部门和医疗机构之间医疗和其他文件的注册和转诊问题。</text:p>
      <text:p text:style-name="P4">
<text:span text:style-name="T4">
资料来源：</text:span>
 <text:a xlink:type="simple" xlink:href="https://www.rada.gov.ua/news/razom/236000.html" text:style-name="Internet_20_link" text:visited-style-name="Visited_20_Internet_20_Link">
_ _乌克兰的Severkhvna rada _</text:a>
</text:p>
      <text:p text:style-name="P4">
News Source: <text:a xlink:type="simple" xlink:href="https://armyinform.com.ua/2023/05/02/vneseni-zmini-do-statutu-zsu-shhodo-udoskonalennya-pytan-likuvannya-vijskovosluzhbovcziv-pid-chas-diyi-voyennogo-stanu/" text:style-name="Internet_20_link" text:visited-style-name="Visited_20_Internet_20_Link">
https://armyinform.com.ua/2023/05/02/vneseni-zmini-do-statutu-zsu-shhodo-udoskonalennya-pytan-likuvannya-vijskovosluzhbovcziv-pid-chas-diyi-voyennogo-stanu/</text:a>
</text:p>
      <!--NEWS-->
      <text:h text:style-name="P10" text:outline-level="1">
<text:span text:style-name="T4">
短的。 战争。 第433天</text:span>
</text:h>
      <text:p text:style-name="P4">
作者: ['АРМІЯINFORM']</text:p>
      <text:p text:style-name="P4">
时间: 2023-05-02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ТОРГНЕННЯ РФ', 'ГШ ЗСУ']</text:p>
      <text:p text:style-name="P4">
类别: News</text:p>
      <!--METADATA-->
      <text:p text:style-name="P4">
News Source: <text:a xlink:type="simple" xlink:href="https://armyinform.com.ua/2023/05/02/korotko-vijna-den-433/" text:style-name="Internet_20_link" text:visited-style-name="Visited_20_Internet_20_Link">
https://armyinform.com.ua/2023/05/02/korotko-vijna-den-433/</text:a>
</text:p>
      <!--NEWS-->
      <text:h text:style-name="P10" text:outline-level="1">
<text:span text:style-name="T4">
在基辅地区和首都有防空</text:span>
</text:h>
      <text:p text:style-name="P4">
作者: Ukrinform (Person)</text:p>
      <text:p text:style-name="P4">
出版商: Укринформ (Organization)</text:p>
      <text:p text:style-name="P4">
出版时间: 2023-05-03T-31:52:00+03:00</text:p>
      <text:p text:style-name="P4">
修改时间: 2023-05-03T00:52:00+03:00</text:p>
      <text:p text:style-name="P4">
描述: 在基辅地区的空气焦虑期间，空中国防军工作。  - 乌克林。</text:p>
      <text:p text:style-name="P4">
图片: ["<text:a xlink:type="simple" xlink:href="https://static.ukrinform.com/photos/2022_03/thumb_files/630_360_1646577157-576.jpg" text:style-name="Internet_20_link" text:visited-style-name="Visited_20_Internet_20_Link">
630_360_16465...</text:a>
"]</text:p>
      <text:p text:style-name="P4">
标签: ['Київ', 'Київщина', 'Війна з росією', 'ППО', 'Дрон-камікадзе']</text:p>
      <text:p text:style-name="P4">
类型: Article</text:p>
      <!--METADATA-->
      <text:p text:style-name="P4">
<draw:frame draw:style-name="fr1" draw:name="Image329" text:anchor-type="as-char" svg:width="6.9236in" svg:height="3.956343in" draw:z-index="0">
<draw:image xlink:href="../Images/yкринформ/2023-05-03T-31-52-00-03-00/630_360_1646577157-576.jpg" xlink:type="simple" xlink:show="embed" xlink:actuate="onLoad" draw:mime-type="image/jpeg"/>
</draw:frame>
在基辅地区的空气焦虑期间，空中国防军工作。</text:p>
      <text:p text:style-name="P4">
关于<text:a xlink:type="simple" xlink:href="https://t.me/s/kyivoda" text:style-name="Internet_20_link" text:visited-style-name="Visited_20_Internet_20_Link">
</text:a>
报告说，基辅OVA报告了乌克林福姆。</text:p>
      <text:p text:style-name="P4">
“基辅地区!防空有效，”邮报写道。</text:p>
      <text:p text:style-name="P4">
OVA呼吁公民留在庇护所或其他安全的升级位置<text:a xlink:type="simple" xlink:href="https://www.ukrinform.ua/tag-povitrana-trivoga" text:style-name="Internet_20_link" text:visited-style-name="Visited_20_Internet_20_Link">
</text:a>
。</text:p>
      <text:p text:style-name="P4">
关于防空的工作也<text:a xlink:type="simple" xlink:href="https://t.me/s/VA_Kyiv" text:style-name="Internet_20_link" text:visited-style-name="Visited_20_Internet_20_Link">
</text:a>
基辅市军事管理，要求公民维持和平。</text:p>
      <text:p text:style-name="P4">
<text:span text:style-name="T4">
另请阅读：</text:span>
 <text:a xlink:type="simple" xlink:href="https://www.ukrinform.ua/rubric-ato/3702974-na-hmelniccini-vnoci-pracuvala-ppo.html" text:style-name="Internet_20_link" text:visited-style-name="Visited_20_Internet_20_Link">
<text:span text:style-name="T4">
防空</text:span>
</text:a>
据报道，在首都和基辅地区宣布了绑定的空气警报，并可能袭击打击乐器的无人机。</text:p>
      <text:p text:style-name="P4">
News Source: <text:a xlink:type="simple" xlink:href="https://www.ukrinform.ua/rubric-ato/3703887-na-kiivsini-pracue-ppo.html" text:style-name="Internet_20_link" text:visited-style-name="Visited_20_Internet_20_Link">
https://www.ukrinform.ua/rubric-ato/3703887-na-kiivsini-pracue-ppo.html</text:a>
</text:p>
      <!--NEWS-->
      <text:h text:style-name="P10" text:outline-level="1">
<text:span text:style-name="T4">
在乌克兰 - 从2°到21°，主要是没有沉淀</text:span>
</text:h>
      <text:p text:style-name="P4">
作者: Ukrinform (Person)</text:p>
      <text:p text:style-name="P4">
出版商: Укринформ (Organization)</text:p>
      <text:p text:style-name="P4">
出版时间: 2023-05-03T-33:44:00+03:00</text:p>
      <text:p text:style-name="P4">
修改时间: 2023-05-03T00:44:00+03:00</text:p>
      <text:p text:style-name="P4">
描述: 在乌克兰，5月3日，降水可能只有西部和个别北部地区，晚上2-7°的温度，下午16-21°。  - 乌克林。</text:p>
      <text:p text:style-name="P4">
图片: ["<text:a xlink:type="simple" xlink:href="https://static.ukrinform.com/photos/2022_05/thumb_files/630_360_1652121027-407.jpeg" text:style-name="Internet_20_link" text:visited-style-name="Visited_20_Internet_20_Link">
630_360_16521...</text:a>
"]</text:p>
      <text:p text:style-name="P4">
标签: ['Погода', 'Тепло', 'Прогноз']</text:p>
      <text:p text:style-name="P4">
类型: Article</text:p>
      <!--METADATA-->
      <text:p text:style-name="P4">
<draw:frame draw:style-name="fr1" draw:name="Image330" text:anchor-type="as-char" svg:width="6.9236in" svg:height="3.956343in" draw:z-index="0">
<draw:image xlink:href="../Images/yкринформ/2023-05-03T-33-44-00-03-00/630_360_1652121027-407.jpeg" xlink:type="simple" xlink:show="embed" xlink:actuate="onLoad" draw:mime-type="image/jpeg"/>
</draw:frame>
在乌克兰，5月3日，降水可能只有西部和个别北部地区，晚上2-7°的温度，下午16-21°。</text:p>
      <text:p text:style-name="P4">
乌克兰形式在乌克兰水文气象学中心报道。</text:p>
      <text:p text:style-name="P4">
“晚上在里文(Rivne)的沃恩(Volyn)，下午在西部和Zhytomyr地区，赫马马诺(Khmamarno)带有清理，在较短的雨水中降雨，雷暴；在其余部分(在西部医院过渡到西北医院)，5-10 m/s。 晚上的温度在2-7°温暖，第16-21°，在大多数西部地区，晚上4-9°，下午12-17°(在晚上0-5°温暖的喀尔巴阡山脉高地，下午8-13°)“， - 证词读。</text:p>
      <text:p text:style-name="P4">
在基辅和该地区，预计周三不会降水。 南风，5-10 m/s。 晚上的丑陋温度在5-7°热，白天大约20°，在夜间2-7°的基辅地区，下午16-21°。</text:p>
      <text:p text:style-name="P4">
根据预测，5月4日，在西部和北部地区，除东南部外，小雨，雷暴还将通过；在其余的领土上没有降水。 5月4日，南部时髦地区南部的风，5月5日在全国大部分地区，北腹部北部，3-8 m/s。 晚上4-9°的温度在该国南部和东南部，最高12°(5月5日在2-7°热的西北地区); 在白天西方(除了跨汽车人)5月5日，在北部地区，在大多数中央地区11-16°，其余地区15-20°，乌克兰的南部和东部至23°。</text:p>
      <text:p text:style-name="P4">
<text:span text:style-name="T4">
另请阅读：</text:span>
 <text:a xlink:type="simple" xlink:href="https://www.ukrinform.ua/rubric-kyiv/3703460-u-kievi-riven-vodi-v-dnipri-za-dobu-majze-ne-zminivsa.html" text:style-name="Internet_20_link" text:visited-style-name="Visited_20_Internet_20_Link">
</text:a>
在基辅和5月4日至5日，预计小雨(5月4日晚上). Вітер північний та північно-східний, 3-8 м/с. У столиці температуравночі 7-9°, вдень 12-14° на Київщині вночі 4-9° тепла, вдень 11-16°.</text:p>
      <text:p text:style-name="P4">
Синоптики на вихідні в Україні опадів не прогнозують, лише у Карпатськомурегіоні 7 травня пройде короткочасний дощ.</text:p>
      <text:p text:style-name="P4">
Температура у південних та південно-східних областях вночі 6-11°, вдень13-18°; на решті території вночі 1-7° <text:a xlink:type="simple" xlink:href="https://www.ukrinform.ua/tag-teplo" text:style-name="Internet_20_link" text:visited-style-name="Visited_20_Internet_20_Link">
 </text:a>
，在霜冻0-3°的土壤上，下午8-14°，在跨速度15-20°。</text:p>
      <text:p text:style-name="P4">
在基辅和该地区，5月6日至7日，降水不会预期。 在3-5°的资本温度中，下午10-12°，在夜间1-6°热的基辅地区，在土壤底部0-3°； 下午8-13°。</text:p>
      <text:p text:style-name="P4">
News Source: <text:a xlink:type="simple" xlink:href="https://www.ukrinform.ua/rubric-regions/3703638-v-ukraini-zavtra-vid-2-do-21-tepla-perevazno-bez-opadiv.html" text:style-name="Internet_20_link" text:visited-style-name="Visited_20_Internet_20_Link">
https://www.ukrinform.ua/rubric-regions/3703638-v-ukraini-zavtra-vid-2-do-21-tepla-perevazno-bez-opadiv.html</text:a>
</text:p>
      <!--NEWS-->
      <text:h text:style-name="P10" text:outline-level="1">
<text:span text:style-name="T4">
尽管战斗激烈，但乌克兰前线的情况仍然是静态的-Pentagon</text:span>
</text:h>
      <text:p text:style-name="P4">
作者: Ukrinform (Person)</text:p>
      <text:p text:style-name="P4">
出版商: Укринформ (Organization)</text:p>
      <text:p text:style-name="P4">
出版时间: 2023-05-03T-35:32:00+03:00</text:p>
      <text:p text:style-name="P4">
修改时间: 2023-05-03T00:32:00+03:00</text:p>
      <text:p text:style-name="P4">
描述: 乌克兰部队继续反映俄罗斯入侵者的袭击并带领激烈的战斗，尤其是在巴赫穆特方向上，但总的来说，当双方无法控制重大新领土时，前线的情况是静态的。  - 乌克林。</text:p>
      <text:p text:style-name="P4">
图片: ["<text:a xlink:type="simple" xlink:href="https://static.ukrinform.com/photos/2022_10/thumb_files/630_360_1665090731-591.jpg" text:style-name="Internet_20_link" text:visited-style-name="Visited_20_Internet_20_Link">
630_360_16650...</text:a>
"]</text:p>
      <text:p text:style-name="P4">
标签: ['Бахмут', 'Пентагон', 'Україна', 'Війна з росією']</text:p>
      <text:p text:style-name="P4">
类型: Article</text:p>
      <!--METADATA-->
      <text:p text:style-name="P4">
<draw:frame draw:style-name="fr1" draw:name="Image331" text:anchor-type="as-char" svg:width="6.9236in" svg:height="3.956343in" draw:z-index="0">
<draw:image xlink:href="../Images/yкринформ/2023-05-03T-35-32-00-03-00/630_360_1665090731-591.jpg" xlink:type="simple" xlink:show="embed" xlink:actuate="onLoad" draw:mime-type="image/jpeg"/>
</draw:frame>
乌克兰部队继续反映俄罗斯入侵者的袭击，并在绝大多数的战斗中，尤其是在巴赫穆特方向上，但总的来说，当双方没有获得对重大领土的控制权时，正面的情况是静态的。</text:p>
      <text:p text:style-name="P4">
这是在五角大楼的一名紧迫发言人中说的，父权制将军报告了他自己的乌克林福称记者。</text:p>
      <text:p text:style-name="P4">
美国国防部说：“总的来说，我们继续观看巴赫穆特的激烈战斗。”</text:p>
      <text:p text:style-name="P4">
据他说，虽然一段时间以前，该地区的健康状况却有所减弱。</text:p>
      <text:p text:style-name="P4">
将军还表征整个乌克兰的局势，还表明了凹痕<text:a xlink:type="simple" xlink:href="https://www.ukrinform.ua/tag-rosia" text:style-name="Internet_20_link" text:visited-style-name="Visited_20_Internet_20_Link">
</text:a>
用乌克兰平民基础设施的火箭弹和无人机攻击，“不幸的是，这并不是新事物”。</text:p>
      <text:p text:style-name="P4">
<text:span text:style-name="T4">
另请阅读：</text:span>
 <text:a xlink:type="simple" xlink:href="https://www.ukrinform.ua/rubric-ato/3703876-pentagon-pidtverdiv-so-prodovzit-nadavati-dopomogu-ukraini.html" text:style-name="Internet_20_link" text:visited-style-name="Visited_20_Internet_20_Link">
<text:span text:style-name="T4">
五角大楼</text:span>
</text:a>
同时，他说：“基本上，沿着前线，情况偏见保持静态。”</text:p>
      <text:p text:style-name="P4">
如报道<text:a xlink:type="simple" xlink:href="https://www.ukrinform.ua/rubric-ato/3703794-vorog-nastupae-na-cotiroh-napramkah-najzapeklisi-boi-za-bahmut-i-marinku.html" text:style-name="Internet_20_link" text:visited-style-name="Visited_20_Internet_20_Link">
</text:a>
根据亚足联的说法，俄罗斯联邦继续在利马，巴赫穆特，阿夫迪夫和玛丽斯基的方向继续进攻行动。 在最后一天，这些领域这些地区的国防部队的部队反映了20次攻击。</text:p>
      <text:p text:style-name="P4">
News Source: <text:a xlink:type="simple" xlink:href="https://www.ukrinform.ua/rubric-ato/3703880-popri-zapekli-boi-situacia-na-fronti-v-ukraini-zalisaetsa-staticnou-pentagon.html" text:style-name="Internet_20_link" text:visited-style-name="Visited_20_Internet_20_Link">
https://www.ukrinform.ua/rubric-ato/3703880-popri-zapekli-boi-situacia-na-fronti-v-ukraini-zalisaetsa-staticnou-pentagon.html</text:a>
</text:p>
      <!--NEWS-->
      <text:h text:style-name="P10" text:outline-level="1">
<text:span text:style-name="T4">
在基辅和该地区 - 空气警报</text:span>
</text:h>
      <text:p text:style-name="P4">
作者: Ukrinform (Person)</text:p>
      <text:p text:style-name="P4">
出版商: Укринформ (Organization)</text:p>
      <text:p text:style-name="P4">
出版时间: 2023-05-03T-37:16:00+03:00</text:p>
      <text:p text:style-name="P4">
修改时间: 2023-05-03T00:16:00+03:00</text:p>
      <text:p text:style-name="P4">
描述: 由于打击乐器的可能袭击，在首都和基辅地区宣布了空气警报。</text:p>
      <ul>
        <li>
I的，。: </li>
      </ul>
      <text:p text:style-name="P4">
图片: ["<text:a xlink:type="simple" xlink:href="https://static.ukrinform.com/photos/2022_02/thumb_files/630_360_1645871571-868.jpg" text:style-name="Internet_20_link" text:visited-style-name="Visited_20_Internet_20_Link">
630_360_16458...</text:a>
"]</text:p>
      <text:p text:style-name="P4">
标签: ['Київ', 'Київщина', 'Війна з росією', 'Повітряна тривога', 'Дрон-камікадзе']</text:p>
      <text:p text:style-name="P4">
类型: Article</text:p>
      <!--METADATA-->
      <text:p text:style-name="P4">
<draw:frame draw:style-name="fr1" draw:name="Image332" text:anchor-type="as-char" svg:width="6.9236in" svg:height="3.956343in" draw:z-index="0">
<draw:image xlink:href="../Images/yкринформ/2023-05-03T-37-16-00-03-00/630_360_1645871571-868.jpg" xlink:type="simple" xlink:show="embed" xlink:actuate="onLoad" draw:mime-type="image/jpeg"/>
</draw:frame>
基辅地区的首都由于绳索无人机的可能攻击而宣布了空气警报。</text:p>
      <text:p text:style-name="P4">
这是Kyiv []的报道(https://t.me/s/VA_Kyiv)和基辅<text:a xlink:type="simple" xlink:href="https://t.me/s/kyivoda" text:style-name="Internet_20_link" text:visited-style-name="Visited_20_Internet_20_Link">
</text:a>
乌克林福姆报道，军事行政部门。</text:p>
      <text:p text:style-name="P4">
公民被要求去庇护所。</text:p>
      <text:p text:style-name="P4">
总统办公室主管Andriy Yermak <text:a xlink:type="simple" xlink:href="https://t.me/s/ermaka2022" text:style-name="Internet_20_link" text:visited-style-name="Visited_20_Internet_20_Link">
</text:a>
降低焦虑的宽容。 他很快报道了防空的工作。</text:p>
      <text:p text:style-name="P4">
<text:span text:style-name="T4">
另请阅读：</text:span>
 <text:a xlink:type="simple" xlink:href="https://www.ukrinform.ua/rubric-kyiv/3702925-nad-kievom-ppo-znisila-vsi-vorozi-raketi-ta-droni-ocilnik-kmva.html" text:style-name="Internet_20_link" text:visited-style-name="Visited_20_Internet_20_Link">
</text:a>
根据初步信息，该警报与无人驾驶方向的无人机-Kamikadze发射有关。</text:p>
      <text:p text:style-name="P4">
News Source: <text:a xlink:type="simple" xlink:href="https://www.ukrinform.ua/rubric-ato/3703886-u-kievi-ta-oblasti-povitrana-trivoga.html" text:style-name="Internet_20_link" text:visited-style-name="Visited_20_Internet_20_Link">
https://www.ukrinform.ua/rubric-ato/3703886-u-kievi-ta-oblasti-povitrana-trivoga.html</text:a>
</text:p>
      <!--NEWS-->
      <text:h text:style-name="P10" text:outline-level="1">
<text:span text:style-name="T4">
以色列航空对火箭射击袭击加沙行业</text:span>
</text:h>
      <text:p text:style-name="P4">
作者: Ukrinform (Person)</text:p>
      <text:p text:style-name="P4">
出版商: Укринформ (Organization)</text:p>
      <text:p text:style-name="P4">
出版时间: 2023-05-03T-39:09:00+03:00</text:p>
      <text:p text:style-name="P4">
修改时间: 2023-05-03T00:09:00+03:00</text:p>
      <text:p text:style-name="P4">
描述: 以色列国防军（Tsakhal）进行了军事空中行动，使加沙地区的视线从火箭飞往以色列领土，周二从那里飞往以色列领土。  - 乌克林。</text:p>
      <text:p text:style-name="P4">
图片: ["<text:a xlink:type="simple" xlink:href="https://static.ukrinform.com/photos/2015_12/thumb_files/630_360_1450664167-8541.jpg" text:style-name="Internet_20_link" text:visited-style-name="Visited_20_Internet_20_Link">
630_360_14506...</text:a>
"]</text:p>
      <text:p text:style-name="P4">
标签: ['Авіація', 'Ізраїль', 'Обстріл', 'Сектор Гази']</text:p>
      <text:p text:style-name="P4">
类型: Article</text:p>
      <!--METADATA-->
      <text:p text:style-name="P4">
<draw:frame draw:style-name="fr1" draw:name="Image333" text:anchor-type="as-char" svg:width="6.9236in" svg:height="3.956343in" draw:z-index="0">
<draw:image xlink:href="../Images/yкринформ/2023-05-03T-39-09-00-03-00/630_360_1450664167-8541.jpg" xlink:type="simple" xlink:show="embed" xlink:actuate="onLoad" draw:mime-type="image/jpeg"/>
</draw:frame>
以色列国防军(优雅的)进行军事行动，引起了加沙地区的中风，火箭队周二从该地区飞往以色列领土。</text:p>
      <text:p text:style-name="P4">
关于它报告<text:a xlink:type="simple" xlink:href="http://www.cnn.com/2023/05/02/middleeast/israel-gaza-strip-idf-intl/index.html" text:style-name="Internet_20_link" text:visited-style-name="Visited_20_Internet_20_Link">
</text:a>
据报道，关于以色列军方。</text:p>
      <text:p text:style-name="P4">
该报告写道：“以色列国防军沙赫尔袭击了加沙地区。”</text:p>
      <text:p text:style-name="P4">
值得注意的是，在他的<text:a xlink:type="simple" xlink:href="http://www.idf.il/en/articles/hafatzot/05-2023/three-rockets-were-launched-from-gaza-toward-israeli-territory/" text:style-name="Internet_20_link" text:visited-style-name="Visited_20_Internet_20_Link">
</text:a>
Tahal正式宣布了加沙行业发射的发射。 一个人被一组防空拦截，其余的落在空旷地区。</text:p>
      <text:p text:style-name="P4">
<text:span text:style-name="T4">
另请阅读：</text:span>
 <text:a xlink:type="simple" xlink:href="https://www.ukrinform.ua/rubric-world/3703737-izrail-zaavlae-so-sektor-gazi-vipustiv-po-jogo-teritorii-22-raketi-e-postrazdali.html" text:style-name="Internet_20_link" text:visited-style-name="Visited_20_Internet_20_Link">
<text:span text:style-name="T4">
以色列</text:span>
</text:a>
正如乌克林福姆报道的<text:a xlink:type="simple" xlink:href="https://www.ukrinform.ua/rubric-world/3703651-izrail-zavdav-udaru-po-sirii-zaginuv-vijskovij-reuters.html" text:style-name="Internet_20_link" text:visited-style-name="Visited_20_Internet_20_Link">
</text:a>
一名军人在肇事者中丧生，又有7人受伤。</text:p>
      <text:p text:style-name="P4">
<text:span text:style-name="T5">
照片说明性</text:span>
</text:p>
      <text:p text:style-name="P4">
News Source: <text:a xlink:type="simple" xlink:href="https://www.ukrinform.ua/rubric-world/3703885-aviacia-izrailu-zavdae-udariv-po-sektoru-gazi-u-vidpovid-na-raketnij-obstril.html" text:style-name="Internet_20_link" text:visited-style-name="Visited_20_Internet_20_Link">
https://www.ukrinform.ua/rubric-world/3703885-aviacia-izrailu-zavdae-udariv-po-sektoru-gazi-u-vidpovid-na-raketnij-obstril.html</text:a>
</text:p>
      <!--NEWS-->
      <text:h text:style-name="P10" text:outline-level="1">
<text:span text:style-name="T4">
以色列航空对火箭射击袭击加沙行业</text:span>
</text:h>
      <text:p text:style-name="P4">
作者: Ukrinform (Person)</text:p>
      <text:p text:style-name="P4">
出版商: Укринформ (Organization)</text:p>
      <text:p text:style-name="P4">
出版时间: 2023-05-03T00:09:00+03:00</text:p>
      <text:p text:style-name="P4">
修改时间: 2023-05-03T00:09:00+03:00</text:p>
      <text:p text:style-name="P4">
描述: 以色列国防军（Tsakhal）进行了军事空中行动，使加沙地区的视线从火箭飞往以色列领土，周二从那里飞往以色列领土。  - 乌克林。</text:p>
      <text:p text:style-name="P4">
图片: ["<text:a xlink:type="simple" xlink:href="https://static.ukrinform.com/photos/2015_12/thumb_files/630_360_1450664167-8541.jpg" text:style-name="Internet_20_link" text:visited-style-name="Visited_20_Internet_20_Link">
630_360_14506...</text:a>
"]</text:p>
      <text:p text:style-name="P4">
标签: ['Авіація', 'Ізраїль', 'Обстріл', 'Сектор Гази']</text:p>
      <text:p text:style-name="P4">
类型: Article</text:p>
      <!--METADATA-->
      <text:p text:style-name="P4">
<draw:frame draw:style-name="fr1" draw:name="Image334" text:anchor-type="as-char" svg:width="6.9236in" svg:height="3.956343in" draw:z-index="0">
<draw:image xlink:href="../Images/yкринформ/2023-05-03T00-09-00-03-00/630_360_1450664167-8541.jpg" xlink:type="simple" xlink:show="embed" xlink:actuate="onLoad" draw:mime-type="image/jpeg"/>
</draw:frame>
以色列国防军(优雅的)进行军事行动，引起了加沙地区的中风，火箭队周二从该地区飞往以色列领土。</text:p>
      <text:p text:style-name="P4">
关于它报告<text:a xlink:type="simple" xlink:href="http://www.cnn.com/2023/05/02/middleeast/israel-gaza-strip-idf-intl/index.html" text:style-name="Internet_20_link" text:visited-style-name="Visited_20_Internet_20_Link">
</text:a>
据报道，关于以色列军方。</text:p>
      <text:p text:style-name="P4">
该报告写道：“以色列国防军沙赫尔袭击了加沙地区。”</text:p>
      <text:p text:style-name="P4">
值得注意的是，在他的<text:a xlink:type="simple" xlink:href="http://www.idf.il/en/articles/hafatzot/05-2023/three-rockets-were-launched-from-gaza-toward-israeli-territory/" text:style-name="Internet_20_link" text:visited-style-name="Visited_20_Internet_20_Link">
</text:a>
Tahal正式宣布了加沙行业发射的发射。 一个人被一组防空拦截，其余的落在空旷地区。</text:p>
      <text:p text:style-name="P4">
<text:span text:style-name="T4">
另请阅读：</text:span>
 <text:a xlink:type="simple" xlink:href="https://www.ukrinform.ua/rubric-world/3703737-izrail-zaavlae-so-sektor-gazi-vipustiv-po-jogo-teritorii-22-raketi-e-postrazdali.html" text:style-name="Internet_20_link" text:visited-style-name="Visited_20_Internet_20_Link">
<text:span text:style-name="T4">
以色列</text:span>
</text:a>
正如乌克林福姆报道的<text:a xlink:type="simple" xlink:href="https://www.ukrinform.ua/rubric-world/3703651-izrail-zavdav-udaru-po-sirii-zaginuv-vijskovij-reuters.html" text:style-name="Internet_20_link" text:visited-style-name="Visited_20_Internet_20_Link">
</text:a>
一名军人在肇事者中丧生，又有7人受伤。</text:p>
      <text:p text:style-name="P4">
<text:span text:style-name="T5">
照片说明性</text:span>
</text:p>
      <text:p text:style-name="P4">
News Source: <text:a xlink:type="simple" xlink:href="https://www.ukrinform.ua/rubric-world/3703885-aviacia-izrailu-zavdae-udariv-po-sektoru-gazi-u-vidpovid-na-raketnij-obstril.html" text:style-name="Internet_20_link" text:visited-style-name="Visited_20_Internet_20_Link">
https://www.ukrinform.ua/rubric-world/3703885-aviacia-izrailu-zavdae-udariv-po-sektoru-gazi-u-vidpovid-na-raketnij-obstril.html</text:a>
</text:p>
      <!--NEWS-->
      <text:h text:style-name="P10" text:outline-level="1">
<text:span text:style-name="T4">
在基辅和该地区 - 空气警报</text:span>
</text:h>
      <text:p text:style-name="P4">
作者: Ukrinform (Person)</text:p>
      <text:p text:style-name="P4">
出版商: Укринформ (Organization)</text:p>
      <text:p text:style-name="P4">
出版时间: 2023-05-03T00:16:00+03:00</text:p>
      <text:p text:style-name="P4">
修改时间: 2023-05-03T00:16:00+03:00</text:p>
      <text:p text:style-name="P4">
描述: 由于打击乐器的可能袭击，在首都和基辅地区宣布了空气警报。</text:p>
      <ul>
        <li>
I的，。: </li>
      </ul>
      <text:p text:style-name="P4">
图片: ["<text:a xlink:type="simple" xlink:href="https://static.ukrinform.com/photos/2022_02/thumb_files/630_360_1645871571-868.jpg" text:style-name="Internet_20_link" text:visited-style-name="Visited_20_Internet_20_Link">
630_360_16458...</text:a>
"]</text:p>
      <text:p text:style-name="P4">
标签: ['Київ', 'Київщина', 'Війна з росією', 'Повітряна тривога', 'Дрон-камікадзе']</text:p>
      <text:p text:style-name="P4">
类型: Article</text:p>
      <!--METADATA-->
      <text:p text:style-name="P4">
<draw:frame draw:style-name="fr1" draw:name="Image335" text:anchor-type="as-char" svg:width="6.9236in" svg:height="3.956343in" draw:z-index="0">
<draw:image xlink:href="../Images/yкринформ/2023-05-03T00-16-00-03-00/630_360_1645871571-868.jpg" xlink:type="simple" xlink:show="embed" xlink:actuate="onLoad" draw:mime-type="image/jpeg"/>
</draw:frame>
基辅地区的首都由于绳索无人机的可能攻击而宣布了空气警报。</text:p>
      <text:p text:style-name="P4">
这是Kyiv []的报道(https://t.me/s/VA_Kyiv)和基辅<text:a xlink:type="simple" xlink:href="https://t.me/s/kyivoda" text:style-name="Internet_20_link" text:visited-style-name="Visited_20_Internet_20_Link">
</text:a>
乌克林福姆报道，军事行政部门。</text:p>
      <text:p text:style-name="P4">
公民被要求去庇护所。</text:p>
      <text:p text:style-name="P4">
总统办公室主管Andriy Yermak <text:a xlink:type="simple" xlink:href="https://t.me/s/ermaka2022" text:style-name="Internet_20_link" text:visited-style-name="Visited_20_Internet_20_Link">
</text:a>
降低焦虑的宽容。 他很快报道了防空的工作。</text:p>
      <text:p text:style-name="P4">
<text:span text:style-name="T4">
另请阅读：</text:span>
 <text:a xlink:type="simple" xlink:href="https://www.ukrinform.ua/rubric-kyiv/3702925-nad-kievom-ppo-znisila-vsi-vorozi-raketi-ta-droni-ocilnik-kmva.html" text:style-name="Internet_20_link" text:visited-style-name="Visited_20_Internet_20_Link">
</text:a>
根据初步信息，该警报与无人驾驶方向的无人机-Kamikadze发射有关。</text:p>
      <text:p text:style-name="P4">
News Source: <text:a xlink:type="simple" xlink:href="https://www.ukrinform.ua/rubric-ato/3703886-u-kievi-ta-oblasti-povitrana-trivoga.html" text:style-name="Internet_20_link" text:visited-style-name="Visited_20_Internet_20_Link">
https://www.ukrinform.ua/rubric-ato/3703886-u-kievi-ta-oblasti-povitrana-trivoga.html</text:a>
</text:p>
      <!--NEWS-->
      <text:h text:style-name="P10" text:outline-level="1">
<text:span text:style-name="T4">
尽管战斗激烈，但乌克兰前线的情况仍然是静态的-Pentagon</text:span>
</text:h>
      <text:p text:style-name="P4">
作者: Ukrinform (Person)</text:p>
      <text:p text:style-name="P4">
出版商: Укринформ (Organization)</text:p>
      <text:p text:style-name="P4">
出版时间: 2023-05-03T00:32:00+03:00</text:p>
      <text:p text:style-name="P4">
修改时间: 2023-05-03T00:32:00+03:00</text:p>
      <text:p text:style-name="P4">
描述: 乌克兰部队继续反映俄罗斯入侵者的袭击并带领激烈的战斗，尤其是在巴赫穆特方向上，但总的来说，当双方无法控制重大新领土时，前线的情况是静态的。  - 乌克林。</text:p>
      <text:p text:style-name="P4">
图片: ["<text:a xlink:type="simple" xlink:href="https://static.ukrinform.com/photos/2022_10/thumb_files/630_360_1665090731-591.jpg" text:style-name="Internet_20_link" text:visited-style-name="Visited_20_Internet_20_Link">
630_360_16650...</text:a>
"]</text:p>
      <text:p text:style-name="P4">
标签: ['Бахмут', 'Пентагон', 'Україна', 'Війна з росією']</text:p>
      <text:p text:style-name="P4">
类型: Article</text:p>
      <!--METADATA-->
      <text:p text:style-name="P4">
<draw:frame draw:style-name="fr1" draw:name="Image336" text:anchor-type="as-char" svg:width="6.9236in" svg:height="3.956343in" draw:z-index="0">
<draw:image xlink:href="../Images/yкринформ/2023-05-03T00-32-00-03-00/630_360_1665090731-591.jpg" xlink:type="simple" xlink:show="embed" xlink:actuate="onLoad" draw:mime-type="image/jpeg"/>
</draw:frame>
乌克兰人继续反映俄罗斯入侵者的袭击并进行了激烈的战斗，尤其是在巴赫穆特方向上，但总的来说，当双方无法控制重大新的成文时，沿线的情况是静态的。</text:p>
      <text:p text:style-name="P4">
这是在五角大楼的一名紧迫发言人中说的，父权制将军报告了他自己的乌克林福称记者。</text:p>
      <text:p text:style-name="P4">
美国国防部说：“总的来说，我们继续观看巴赫穆特的激烈战斗。”</text:p>
      <text:p text:style-name="P4">
据他说，虽然一段时间以前，该地区的健康状况却有所减弱。</text:p>
      <text:p text:style-name="P4">
将军还表征整个乌克兰的局势，还表明了凹痕<text:a xlink:type="simple" xlink:href="https://www.ukrinform.ua/tag-rosia" text:style-name="Internet_20_link" text:visited-style-name="Visited_20_Internet_20_Link">
</text:a>
用乌克兰平民基础设施的火箭弹和无人机攻击，“不幸的是，这并不是新事物”。</text:p>
      <text:p text:style-name="P4">
<text:span text:style-name="T4">
另请阅读：</text:span>
 <text:a xlink:type="simple" xlink:href="https://www.ukrinform.ua/rubric-ato/3703876-pentagon-pidtverdiv-so-prodovzit-nadavati-dopomogu-ukraini.html" text:style-name="Internet_20_link" text:visited-style-name="Visited_20_Internet_20_Link">
<text:span text:style-name="T4">
五角大楼</text:span>
</text:a>
同时，他说：“基本上，沿着前线，情况偏见保持静态。”</text:p>
      <text:p text:style-name="P4">
如报道<text:a xlink:type="simple" xlink:href="https://www.ukrinform.ua/rubric-ato/3703794-vorog-nastupae-na-cotiroh-napramkah-najzapeklisi-boi-za-bahmut-i-marinku.html" text:style-name="Internet_20_link" text:visited-style-name="Visited_20_Internet_20_Link">
</text:a>
根据亚足联的说法，俄罗斯联邦继续在利马，巴赫穆特，阿夫迪夫和玛丽斯基的方向继续进攻行动。 在最后一天，这些领域这些地区的国防部队的部队反映了20次攻击。</text:p>
      <text:p text:style-name="P4">
News Source: <text:a xlink:type="simple" xlink:href="https://www.ukrinform.ua/rubric-ato/3703880-popri-zapekli-boi-situacia-na-fronti-v-ukraini-zalisaetsa-staticnou-pentagon.html" text:style-name="Internet_20_link" text:visited-style-name="Visited_20_Internet_20_Link">
https://www.ukrinform.ua/rubric-ato/3703880-popri-zapekli-boi-situacia-na-fronti-v-ukraini-zalisaetsa-staticnou-pentagon.html</text:a>
</text:p>
      <!--NEWS-->
      <text:h text:style-name="P10" text:outline-level="1">
<text:span text:style-name="T4">
在乌克兰 - 从2°到21°，主要是没有沉淀</text:span>
</text:h>
      <text:p text:style-name="P4">
作者: Ukrinform (Person)</text:p>
      <text:p text:style-name="P4">
出版商: Укринформ (Organization)</text:p>
      <text:p text:style-name="P4">
出版时间: 2023-05-03T00:44:00+03:00</text:p>
      <text:p text:style-name="P4">
修改时间: 2023-05-03T00:44:00+03:00</text:p>
      <text:p text:style-name="P4">
描述: 在乌克兰，5月3日，降水可能只有西部和个别北部地区，晚上2-7°的温度，下午16-21°。  - 乌克林。</text:p>
      <text:p text:style-name="P4">
图片: ["<text:a xlink:type="simple" xlink:href="https://static.ukrinform.com/photos/2022_05/thumb_files/630_360_1652121027-407.jpeg" text:style-name="Internet_20_link" text:visited-style-name="Visited_20_Internet_20_Link">
630_360_16521...</text:a>
"]</text:p>
      <text:p text:style-name="P4">
标签: ['Погода', 'Тепло', 'Прогноз']</text:p>
      <text:p text:style-name="P4">
类型: Article</text:p>
      <!--METADATA-->
      <text:p text:style-name="P4">
<draw:frame draw:style-name="fr1" draw:name="Image337" text:anchor-type="as-char" svg:width="6.9236in" svg:height="3.956343in" draw:z-index="0">
<draw:image xlink:href="../Images/yкринформ/2023-05-03T00-44-00-03-00/630_360_1652121027-407.jpeg" xlink:type="simple" xlink:show="embed" xlink:actuate="onLoad" draw:mime-type="image/jpeg"/>
</draw:frame>
在5月3日，在乌克兰，降水可能仅在西部和个别北部地区，晚上2-7°的温度，下午16-21°。</text:p>
      <text:p text:style-name="P4">
乌克兰形式在乌克兰水文气象学中心报道。</text:p>
      <text:p text:style-name="P4">
“晚上在里文(Rivne)的沃恩(Volyn)，下午在西部和Zhytomyr地区，赫马马诺(Khmamarno)带有清理，在较短的雨水中降雨，雷暴；在其余部分(在西部医院过渡到西北医院)，5-10 m/s。 晚上的温度在2-7°温暖，第16-21°，在大多数西部地区，晚上4-9°，下午12-17°(在晚上0-5°温暖的喀尔巴阡山脉高地，下午8-13°)“， - 证词读。</text:p>
      <text:p text:style-name="P4">
在基辅和该地区，预计周三不会降水。 南风，5-10 m/s。 晚上的丑陋温度在5-7°热，白天大约20°，在夜间2-7°的基辅地区，下午16-21°。</text:p>
      <text:p text:style-name="P4">
根据预测，5月4日，在西部和北部地区，除东南部外，小雨，雷暴还将通过；在其余的领土上没有降水。 5月4日，南部时髦地区南部的风，5月5日在全国大部分地区，北腹部北部，3-8 m/s。 晚上4-9°的温度在该国南部和东南部，最高12°(5月5日在2-7°热的西北地区); 在白天西方(除了跨汽车人)5月5日，在北部地区，在大多数中央地区11-16°，其余地区15-20°，乌克兰的南部和东部至23°。</text:p>
      <text:p text:style-name="P4">
<text:span text:style-name="T4">
另请阅读：</text:span>
 <text:a xlink:type="simple" xlink:href="https://www.ukrinform.ua/rubric-kyiv/3703460-u-kievi-riven-vodi-v-dnipri-za-dobu-majze-ne-zminivsa.html" text:style-name="Internet_20_link" text:visited-style-name="Visited_20_Internet_20_Link">
</text:a>
在基辅和5月4日至5日，预计小雨(5月4日晚上). Вітер північний та північно-східний, 3-8 м/с. У столиці температуравночі 7-9°, вдень 12-14° на Київщині вночі 4-9° тепла, вдень 11-16°.</text:p>
      <text:p text:style-name="P4">
Синоптики на вихідні в Україні опадів не прогнозують, лише у Карпатськомурегіоні 7 травня пройде короткочасний дощ.</text:p>
      <text:p text:style-name="P4">
Температура у південних та південно-східних областях вночі 6-11°, вдень13-18°; на решті території вночі 1-7° <text:a xlink:type="simple" xlink:href="https://www.ukrinform.ua/tag-teplo" text:style-name="Internet_20_link" text:visited-style-name="Visited_20_Internet_20_Link">
 </text:a>
，在霜冻0-3°的土壤上，下午8-14°，在跨速度15-20°。</text:p>
      <text:p text:style-name="P4">
在基辅和该地区，5月6日至7日，降水不会预期。 在3-5°的资本温度中，下午10-12°，在夜间1-6°热的基辅地区，在土壤底部0-3°； 下午8-13°。</text:p>
      <text:p text:style-name="P4">
News Source: <text:a xlink:type="simple" xlink:href="https://www.ukrinform.ua/rubric-regions/3703638-v-ukraini-zavtra-vid-2-do-21-tepla-perevazno-bez-opadiv.html" text:style-name="Internet_20_link" text:visited-style-name="Visited_20_Internet_20_Link">
https://www.ukrinform.ua/rubric-regions/3703638-v-ukraini-zavtra-vid-2-do-21-tepla-perevazno-bez-opadiv.html</text:a>
</text:p>
      <!--NEWS-->
      <text:h text:style-name="P10" text:outline-level="1">
<text:span text:style-name="T4">
在基辅地区和首都有防空</text:span>
</text:h>
      <text:p text:style-name="P4">
作者: Ukrinform (Person)</text:p>
      <text:p text:style-name="P4">
出版商: Укринформ (Organization)</text:p>
      <text:p text:style-name="P4">
出版时间: 2023-05-03T00:52:00+03:00</text:p>
      <text:p text:style-name="P4">
修改时间: 2023-05-03T00:52:00+03:00</text:p>
      <text:p text:style-name="P4">
描述: 在基辅地区的空气焦虑期间，空中国防军工作。  - 乌克林。</text:p>
      <text:p text:style-name="P4">
图片: ["<text:a xlink:type="simple" xlink:href="https://static.ukrinform.com/photos/2022_03/thumb_files/630_360_1646577157-576.jpg" text:style-name="Internet_20_link" text:visited-style-name="Visited_20_Internet_20_Link">
630_360_16465...</text:a>
"]</text:p>
      <text:p text:style-name="P4">
标签: ['Київ', 'Київщина', 'Війна з росією', 'ППО', 'Дрон-камікадзе']</text:p>
      <text:p text:style-name="P4">
类型: Article</text:p>
      <!--METADATA-->
      <text:p text:style-name="P4">
<draw:frame draw:style-name="fr1" draw:name="Image338" text:anchor-type="as-char" svg:width="6.9236in" svg:height="3.956343in" draw:z-index="0">
<draw:image xlink:href="../Images/yкринформ/2023-05-03T00-52-00-03-00/630_360_1646577157-576.jpg" xlink:type="simple" xlink:show="embed" xlink:actuate="onLoad" draw:mime-type="image/jpeg"/>
</draw:frame>
在基辅地区的空气焦虑期间，空中国防军工作。</text:p>
      <text:p text:style-name="P4">
关于<text:a xlink:type="simple" xlink:href="https://t.me/s/kyivoda" text:style-name="Internet_20_link" text:visited-style-name="Visited_20_Internet_20_Link">
</text:a>
报告说，基辅OVA报告了乌克林福姆。</text:p>
      <text:p text:style-name="P4">
“基辅地区!防空有效，”邮报写道。</text:p>
      <text:p text:style-name="P4">
OVA呼吁公民留在庇护所或其他安全的升级位置<text:a xlink:type="simple" xlink:href="https://www.ukrinform.ua/tag-povitrana-trivoga" text:style-name="Internet_20_link" text:visited-style-name="Visited_20_Internet_20_Link">
</text:a>
。</text:p>
      <text:p text:style-name="P4">
关于防空的工作也<text:a xlink:type="simple" xlink:href="https://t.me/s/VA_Kyiv" text:style-name="Internet_20_link" text:visited-style-name="Visited_20_Internet_20_Link">
</text:a>
基辅市军事管理，要求公民维持和平。</text:p>
      <text:p text:style-name="P4">
<text:span text:style-name="T4">
另请阅读：</text:span>
 <text:a xlink:type="simple" xlink:href="https://www.ukrinform.ua/rubric-ato/3702974-na-hmelniccini-vnoci-pracuvala-ppo.html" text:style-name="Internet_20_link" text:visited-style-name="Visited_20_Internet_20_Link">
<text:span text:style-name="T4">
防空</text:span>
</text:a>
据报道，在首都和基辅地区宣布了绑定的空气警报，并可能袭击打击乐器的无人机。</text:p>
      <text:p text:style-name="P4">
News Source: <text:a xlink:type="simple" xlink:href="https://www.ukrinform.ua/rubric-ato/3703887-na-kiivsini-pracue-ppo.html" text:style-name="Internet_20_link" text:visited-style-name="Visited_20_Internet_20_Link">
https://www.ukrinform.ua/rubric-ato/3703887-na-kiivsini-pracue-ppo.html</text:a>
</text:p>
      <!--NEWS-->
      <text:h text:style-name="P10" text:outline-level="1">
<text:span text:style-name="T4">
乌克兰总统对克里米亚自治共和国的代表讨论了半岛的青年政策</text:span>
</text:h>
      <text:p text:style-name="P4">
作者: ['АРМІЯINFORM']</text:p>
      <text:p text:style-name="P4">
时间: 2023-05-03T99:00:00-04:00</text:p>
      <text:p text:style-name="P4">
描述: 良好的主权半半需要良好的蛇形飞机。 MAJA ...与乌克兰2022年的战争，与乌克兰的最新新闻，今天与乌克兰的新闻战争，今天的最后一场战争，今天将在乌克兰和俄罗斯之间发生战争，当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标签: ['STOPRUSSIA', 'АГРЕСІЯ РФ', 'АР КРИМ', 'ВТОРГНЕННЯ РФ', 'ТАМІЛА ТАШЕВА']</text:p>
      <text:p text:style-name="P4">
类别: News</text:p>
      <!--METADATA-->
      <text:p text:style-name="P4">
<draw:frame draw:style-name="fr1" draw:name="Image339" text:anchor-type="as-char" svg:width="6.9236in" svg:height="3.11562in" draw:z-index="0">
<draw:image xlink:href="../Images/AРМІЯINFORM/2023-05-03T99-00-00-04-00/344735566_546360710760660_5047061695975222334_n.jpg" xlink:type="simple" xlink:show="embed" xlink:actuate="onLoad" draw:mime-type="image/jpeg"/>
</draw:frame>
良好的政府政策需要良好，有意义的计划。 它是为了发展乌克兰总统的永久代表，泰米尔·塔什瓦西(Tamil Tashevasi)与公共和公共部门的代表。 Tabolagi朋友聚集在一张桌子上，详细讨论了克里米亚半岛的未来青年政策。</text:p>
      <text:p text:style-name="P4">
关于它<text:a xlink:type="simple" xlink:href="https://www.facebook.com/tamila.tasheva/posts/pfbid02r26oTAAGBxXp5PppuLLxMPJZyZFmaCzeTbJvsJLAQz3HXZamcNxTVNPdPQoFDeYHl" text:style-name="Internet_20_link" text:visited-style-name="Visited_20_Internet_20_Link">
报告</text:a>
乌克兰总统的永久代表到泰米尔·塔沙夫(Tamil Tashev)。</text:p>
      <text:p text:style-name="P4">
“我们的会议持续了两个多小时，为此我们设法概述了未来的工作：吸引了青年中心发展的投资，学生交流计划的组织 - 内部和 - 年轻人的流动性 - 培训只有未来的专家，建议，准备未来的教学。为了恢复教育机构的活动，”她强调。</text:p>
      <text:p text:style-name="P4">
乌克兰青年和体育副部长玛丽娜·帕帕彭科(Marina Papapenko)分享了一种兴趣，即青年政策应该参与乌克兰土著人民代表的年轻人，因为它将能够满足克里米亚的独特要求。</text:p>
      <text:p text:style-name="P4">
我们还讨论了那些我们已经必须积极地传达来自乌克兰受控领土的普通乌克兰人以及我们州的公民中的普通乌克兰人，他们必须在这些年来的这些年中生存。 这是一个重要的问题，作为一个民间社会 - 我们必须达到协同作用。</text:p>
      <text:p text:style-name="P4">
“他们已经与同事一起决定，该代理将根据讨论的结果做好准备，规定阅读和提交建议，并计划下一个在Deookupowtokrime中进一步研究青年政策愿景的工作。</text:p>
      <text:p text:style-name="P4">
我认为这是最终导致未来决定的动力，但也是一位政治家，我们将导演乌克兰一半的重新融入。” Tamila Tasheva说。</text:p>
      <text:p text:style-name="P4">
我们将继续为主要目标而努力 - 克里米亚的占领及其重新融入!</text:p>
      <text:p text:style-name="P4">
News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